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69mm"/>
    </style:style>
    <style:style style:name="co2" style:family="table-column">
      <style:table-column-properties fo:break-before="auto" style:column-width="26.5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vca" table:style-name="ta1">
        <table:shapes>
          <draw:frame draw:z-index="0" draw:style-name="gr1" draw:text-style-name="P1" svg:width="316.22mm" svg:height="227.62mm" svg:x="333.27mm" svg:y="52.34mm">
            <loext:p draw:notify-on-update-of-ranges="vca.I2:vca.I25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number-columns-repeated="9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V(mid)</text:p>
          </table:table-cell>
          <table:table-cell table:style-name="Default"/>
          <table:table-cell office:value-type="float" office:value="65536" calcext:value-type="float">
            <text:p>65536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,00E+00</text:p>
          </table:table-cell>
          <table:table-cell office:value-type="float" office:value="-0.001257981" calcext:value-type="float">
            <text:p>-1,26E-03</text:p>
          </table:table-cell>
          <table:table-cell table:formula="of:=[.A2]" office:value-type="float" office:value="0" calcext:value-type="float">
            <text:p>0,00E+00</text:p>
          </table:table-cell>
          <table:table-cell table:formula="of:=([.B1031]+[.B2])/[.$D$1]" office:value-type="float" office:value="0.0000521126406707764" calcext:value-type="float">
            <text:p>5,21126406707764E-05</text:p>
          </table:table-cell>
          <table:table-cell table:style-name="ce1" table:formula="of:=[.B2]" office:value-type="float" office:value="-0.001257981" calcext:value-type="float">
            <text:p>-1,26E-03</text:p>
          </table:table-cell>
          <table:table-cell table:formula="of:==VLOOKUP([.E2];[.$B$2:.$C$1031];2)" office:value-type="float" office:value="0.00000199999999495049" calcext:value-type="float">
            <text:p>0,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[.G2]/[.$G$257]*65535)" office:value-type="float" office:value="0" calcext:value-type="float">
            <text:p>0</text:p>
          </table:table-cell>
          <table:table-cell table:formula="of:=([.I2]+[.I3])/2" office:value-type="float" office:value="7092.5" calcext:value-type="float">
            <text:p>7092,5</text:p>
          </table:table-cell>
          <table:table-cell table:formula="of:=(-1687120 - 18687100*[.H2] - 298094*[.H2]^2 + 2066740*[.H2]^3 + 63576.1*[.H2]^4 + 40.8516*[.H2]^5 - 0.0373487*[.H2]^6) / (-775.977 - 754.663*[.H2] + 168.022*[.H2]^2 + 54.4337*[.H2]^3 + [.H2]^4)" office:value-type="float" office:value="2174.1881524839" calcext:value-type="float">
            <text:p>2174,1881524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199999999495049" calcext:value-type="float">
            <text:p>2,00E-06</text:p>
          </table:table-cell>
          <table:table-cell office:value-type="float" office:value="-0.001257981" calcext:value-type="float">
            <text:p>-1,26E-03</text:p>
          </table:table-cell>
          <table:table-cell table:formula="of:=[.A3]" office:value-type="float" office:value="0.00000199999999495049" calcext:value-type="float">
            <text:p>2,00E-06</text:p>
          </table:table-cell>
          <table:table-cell/>
          <table:table-cell table:formula="of:=[.E2]+[.$D$2]" office:value-type="float" office:value="-0.00120586835932922" calcext:value-type="float">
            <text:p>-0,0012058684</text:p>
          </table:table-cell>
          <table:table-cell table:formula="of:==VLOOKUP([.E3];[.$B$2:.$C$1031];2)" office:value-type="float" office:value="0.00504446874983841" calcext:value-type="float">
            <text:p>0,0050444687</text:p>
          </table:table-cell>
          <table:table-cell table:formula="of:=ROUND([.F3]/[.$A$1031]*65535)" office:value-type="float" office:value="6612" calcext:value-type="float">
            <text:p>6612</text:p>
          </table:table-cell>
          <table:table-cell table:formula="of:=[.H2]+1" office:value-type="float" office:value="1" calcext:value-type="float">
            <text:p>1</text:p>
          </table:table-cell>
          <table:table-cell table:formula="of:=ROUND([.G3]/[.$G$257]*65535)" office:value-type="float" office:value="14185" calcext:value-type="float">
            <text:p>14185</text:p>
          </table:table-cell>
          <table:table-cell table:formula="of:=([.I3]+[.I4])/2" office:value-type="float" office:value="16862.5" calcext:value-type="float">
            <text:p>16862,5</text:p>
          </table:table-cell>
          <table:table-cell table:formula="of:=(-1687120 - 18687100*[.H3] - 298094*[.H3]^2 + 2066740*[.H3]^3 + 63576.1*[.H3]^4 + 40.8516*[.H3]^5 - 0.0373487*[.H3]^6) / (-775.977 - 754.663*[.H3] + 168.022*[.H3]^2 + 54.4337*[.H3]^3 + [.H3]^4)" office:value-type="float" office:value="14184.6540581529" calcext:value-type="float">
            <text:p>14184,6540581529</text:p>
          </table:table-cell>
          <table:table-cell table:formula="of:=ROUND([.K3])" office:value-type="float" office:value="14185" calcext:value-type="float">
            <text:p>14185</text:p>
          </table:table-cell>
        </table:table-row>
        <table:table-row table:style-name="ro1">
          <table:table-cell office:value-type="float" office:value="0.00000399999998990097" calcext:value-type="float">
            <text:p>4,00E-06</text:p>
          </table:table-cell>
          <table:table-cell office:value-type="float" office:value="-0.00125798" calcext:value-type="float">
            <text:p>-1,26E-03</text:p>
          </table:table-cell>
          <table:table-cell table:formula="of:=[.A4]" office:value-type="float" office:value="0.00000399999998990097" calcext:value-type="float">
            <text:p>4,00E-06</text:p>
          </table:table-cell>
          <table:table-cell/>
          <table:table-cell table:formula="of:=[.E3]+[.$D$2]" office:value-type="float" office:value="-0.00115375571865845" calcext:value-type="float">
            <text:p>-0,0011537557</text:p>
          </table:table-cell>
          <table:table-cell table:formula="of:==VLOOKUP([.E4];[.$B$2:.$C$1031];2)" office:value-type="float" office:value="0.0069487656248384" calcext:value-type="float">
            <text:p>0,0069487656</text:p>
          </table:table-cell>
          <table:table-cell table:formula="of:=ROUND([.F4]/[.$A$1031]*65535)" office:value-type="float" office:value="9108" calcext:value-type="float">
            <text:p>9108</text:p>
          </table:table-cell>
          <table:table-cell table:formula="of:=[.H3]+1" office:value-type="float" office:value="2" calcext:value-type="float">
            <text:p>2</text:p>
          </table:table-cell>
          <table:table-cell table:formula="of:=ROUND([.G4]/[.$G$257]*65535)" office:value-type="float" office:value="19540" calcext:value-type="float">
            <text:p>19540</text:p>
          </table:table-cell>
          <table:table-cell table:formula="of:=([.I4]+[.I5])/2" office:value-type="float" office:value="21325" calcext:value-type="float">
            <text:p>21325</text:p>
          </table:table-cell>
          <table:table-cell table:formula="of:=(-1687120 - 18687100*[.H4] - 298094*[.H4]^2 + 2066740*[.H4]^3 + 63576.1*[.H4]^4 + 40.8516*[.H4]^5 - 0.0373487*[.H4]^6) / (-775.977 - 754.663*[.H4] + 168.022*[.H4]^2 + 54.4337*[.H4]^3 + [.H4]^4)" office:value-type="float" office:value="19540.6442230086" calcext:value-type="float">
            <text:p>19540,6442230086</text:p>
          </table:table-cell>
          <table:table-cell table:formula="of:=ROUND([.K4])" office:value-type="float" office:value="19541" calcext:value-type="float">
            <text:p>19541</text:p>
          </table:table-cell>
        </table:table-row>
        <table:table-row table:style-name="ro1">
          <table:table-cell office:value-type="float" office:value="0.00000799999997980194" calcext:value-type="float">
            <text:p>8,00E-06</text:p>
          </table:table-cell>
          <table:table-cell office:value-type="float" office:value="-0.00125798" calcext:value-type="float">
            <text:p>-1,26E-03</text:p>
          </table:table-cell>
          <table:table-cell table:formula="of:=[.A5]" office:value-type="float" office:value="0.00000799999997980194" calcext:value-type="float">
            <text:p>8,00E-06</text:p>
          </table:table-cell>
          <table:table-cell/>
          <table:table-cell table:formula="of:=[.E4]+[.$D$2]" office:value-type="float" office:value="-0.00110164307798767" calcext:value-type="float">
            <text:p>-0,0011016431</text:p>
          </table:table-cell>
          <table:table-cell table:formula="of:==VLOOKUP([.E5];[.$B$2:.$C$1031];2)" office:value-type="float" office:value="0.0082182968748384" calcext:value-type="float">
            <text:p>0,0082182969</text:p>
          </table:table-cell>
          <table:table-cell table:formula="of:=ROUND([.F5]/[.$A$1031]*65535)" office:value-type="float" office:value="10772" calcext:value-type="float">
            <text:p>10772</text:p>
          </table:table-cell>
          <table:table-cell table:formula="of:=[.H4]+1" office:value-type="float" office:value="3" calcext:value-type="float">
            <text:p>3</text:p>
          </table:table-cell>
          <table:table-cell table:formula="of:=ROUND([.G5]/[.$G$257]*65535)" office:value-type="float" office:value="23110" calcext:value-type="float">
            <text:p>23110</text:p>
          </table:table-cell>
          <table:table-cell table:formula="of:=([.I5]+[.I6])/2" office:value-type="float" office:value="24346" calcext:value-type="float">
            <text:p>24346</text:p>
          </table:table-cell>
          <table:table-cell table:formula="of:=(-1687120 - 18687100*[.H5] - 298094*[.H5]^2 + 2066740*[.H5]^3 + 63576.1*[.H5]^4 + 40.8516*[.H5]^5 - 0.0373487*[.H5]^6) / (-775.977 - 754.663*[.H5] + 168.022*[.H5]^2 + 54.4337*[.H5]^3 + [.H5]^4)" office:value-type="float" office:value="23113.9448606127" calcext:value-type="float">
            <text:p>23113,9448606127</text:p>
          </table:table-cell>
          <table:table-cell table:formula="of:=ROUND([.K5])" office:value-type="float" office:value="23114" calcext:value-type="float">
            <text:p>23114</text:p>
          </table:table-cell>
        </table:table-row>
        <table:table-row table:style-name="ro1">
          <table:table-cell office:value-type="float" office:value="0.0000159999999596039" calcext:value-type="float">
            <text:p>1,60E-05</text:p>
          </table:table-cell>
          <table:table-cell office:value-type="float" office:value="-0.001257978" calcext:value-type="float">
            <text:p>-1,26E-03</text:p>
          </table:table-cell>
          <table:table-cell table:formula="of:=[.A6]" office:value-type="float" office:value="0.0000159999999596039" calcext:value-type="float">
            <text:p>1,60E-05</text:p>
          </table:table-cell>
          <table:table-cell/>
          <table:table-cell table:formula="of:=[.E5]+[.$D$2]" office:value-type="float" office:value="-0.00104953043731689" calcext:value-type="float">
            <text:p>-0,0010495304</text:p>
          </table:table-cell>
          <table:table-cell table:formula="of:==VLOOKUP([.E6];[.$B$2:.$C$1031];2)" office:value-type="float" office:value="0.00909720312483841" calcext:value-type="float">
            <text:p>0,0090972031</text:p>
          </table:table-cell>
          <table:table-cell table:formula="of:=ROUND([.F6]/[.$A$1031]*65535)" office:value-type="float" office:value="11924" calcext:value-type="float">
            <text:p>11924</text:p>
          </table:table-cell>
          <table:table-cell table:formula="of:=[.H5]+1" office:value-type="float" office:value="4" calcext:value-type="float">
            <text:p>4</text:p>
          </table:table-cell>
          <table:table-cell table:formula="of:=ROUND([.G6]/[.$G$257]*65535)" office:value-type="float" office:value="25582" calcext:value-type="float">
            <text:p>25582</text:p>
          </table:table-cell>
          <table:table-cell table:formula="of:=([.I6]+[.I7])/2" office:value-type="float" office:value="26611.5" calcext:value-type="float">
            <text:p>26611,5</text:p>
          </table:table-cell>
          <table:table-cell table:formula="of:=(-1687120 - 18687100*[.H6] - 298094*[.H6]^2 + 2066740*[.H6]^3 + 63576.1*[.H6]^4 + 40.8516*[.H6]^5 - 0.0373487*[.H6]^6) / (-775.977 - 754.663*[.H6] + 168.022*[.H6]^2 + 54.4337*[.H6]^3 + [.H6]^4)" office:value-type="float" office:value="25587.2464478842" calcext:value-type="float">
            <text:p>25587,2464478842</text:p>
          </table:table-cell>
          <table:table-cell table:formula="of:=ROUND([.K6])" office:value-type="float" office:value="25587" calcext:value-type="float">
            <text:p>25587</text:p>
          </table:table-cell>
        </table:table-row>
        <table:table-row table:style-name="ro1">
          <table:table-cell office:value-type="float" office:value="0.0000319999999192078" calcext:value-type="float">
            <text:p>3,20E-05</text:p>
          </table:table-cell>
          <table:table-cell office:value-type="float" office:value="-0.001257971" calcext:value-type="float">
            <text:p>-1,26E-03</text:p>
          </table:table-cell>
          <table:table-cell table:formula="of:=[.A7]" office:value-type="float" office:value="0.0000319999999192078" calcext:value-type="float">
            <text:p>3,20E-05</text:p>
          </table:table-cell>
          <table:table-cell/>
          <table:table-cell table:formula="of:=[.E6]+[.$D$2]" office:value-type="float" office:value="-0.000997417796646118" calcext:value-type="float">
            <text:p>-0,0009974178</text:p>
          </table:table-cell>
          <table:table-cell table:formula="of:==VLOOKUP([.E7];[.$B$2:.$C$1031];2)" office:value-type="float" office:value="0.00982962499983842" calcext:value-type="float">
            <text:p>0,009829625</text:p>
          </table:table-cell>
          <table:table-cell table:formula="of:=ROUND([.F7]/[.$A$1031]*65535)" office:value-type="float" office:value="12884" calcext:value-type="float">
            <text:p>12884</text:p>
          </table:table-cell>
          <table:table-cell table:formula="of:=[.H6]+1" office:value-type="float" office:value="5" calcext:value-type="float">
            <text:p>5</text:p>
          </table:table-cell>
          <table:table-cell table:formula="of:=ROUND([.G7]/[.$G$257]*65535)" office:value-type="float" office:value="27641" calcext:value-type="float">
            <text:p>27641</text:p>
          </table:table-cell>
          <table:table-cell table:formula="of:=([.I7]+[.I8])/2" office:value-type="float" office:value="28465" calcext:value-type="float">
            <text:p>28465</text:p>
          </table:table-cell>
          <table:table-cell table:formula="of:=(-1687120 - 18687100*[.H7] - 298094*[.H7]^2 + 2066740*[.H7]^3 + 63576.1*[.H7]^4 + 40.8516*[.H7]^5 - 0.0373487*[.H7]^6) / (-775.977 - 754.663*[.H7] + 168.022*[.H7]^2 + 54.4337*[.H7]^3 + [.H7]^4)" office:value-type="float" office:value="27629.4732357917" calcext:value-type="float">
            <text:p>27629,4732357917</text:p>
          </table:table-cell>
          <table:table-cell table:formula="of:=ROUND([.K7])" office:value-type="float" office:value="27629" calcext:value-type="float">
            <text:p>27629</text:p>
          </table:table-cell>
        </table:table-row>
        <table:table-row table:style-name="ro1">
          <table:table-cell office:value-type="float" office:value="0.0000639999998384155" calcext:value-type="float">
            <text:p>6,40E-05</text:p>
          </table:table-cell>
          <table:table-cell office:value-type="float" office:value="-0.001257946" calcext:value-type="float">
            <text:p>-1,26E-03</text:p>
          </table:table-cell>
          <table:table-cell table:formula="of:=[.A8]" office:value-type="float" office:value="0.0000639999998384155" calcext:value-type="float">
            <text:p>6,40E-05</text:p>
          </table:table-cell>
          <table:table-cell/>
          <table:table-cell table:formula="of:=[.E7]+[.$D$2]" office:value-type="float" office:value="-0.000945305155975342" calcext:value-type="float">
            <text:p>-0,0009453052</text:p>
          </table:table-cell>
          <table:table-cell table:formula="of:==VLOOKUP([.E8];[.$B$2:.$C$1031];2)" office:value-type="float" office:value="0.0104155624998384" calcext:value-type="float">
            <text:p>0,0104155625</text:p>
          </table:table-cell>
          <table:table-cell table:formula="of:=ROUND([.F8]/[.$A$1031]*65535)" office:value-type="float" office:value="13652" calcext:value-type="float">
            <text:p>13652</text:p>
          </table:table-cell>
          <table:table-cell table:formula="of:=[.H7]+1" office:value-type="float" office:value="6" calcext:value-type="float">
            <text:p>6</text:p>
          </table:table-cell>
          <table:table-cell table:formula="of:=ROUND([.G8]/[.$G$257]*65535)" office:value-type="float" office:value="29289" calcext:value-type="float">
            <text:p>29289</text:p>
          </table:table-cell>
          <table:table-cell table:formula="of:=([.I8]+[.I9])/2" office:value-type="float" office:value="30044" calcext:value-type="float">
            <text:p>30044</text:p>
          </table:table-cell>
          <table:table-cell table:formula="of:=(-1687120 - 18687100*[.H8] - 298094*[.H8]^2 + 2066740*[.H8]^3 + 63576.1*[.H8]^4 + 40.8516*[.H8]^5 - 0.0373487*[.H8]^6) / (-775.977 - 754.663*[.H8] + 168.022*[.H8]^2 + 54.4337*[.H8]^3 + [.H8]^4)" office:value-type="float" office:value="29320.9266298251" calcext:value-type="float">
            <text:p>29320,9266298251</text:p>
          </table:table-cell>
          <table:table-cell table:formula="of:=ROUND([.K8])" office:value-type="float" office:value="29321" calcext:value-type="float">
            <text:p>29321</text:p>
          </table:table-cell>
        </table:table-row>
        <table:table-row table:style-name="ro1">
          <table:table-cell office:value-type="float" office:value="0.000112828124838415" calcext:value-type="float">
            <text:p>1,13E-04</text:p>
          </table:table-cell>
          <table:table-cell office:value-type="float" office:value="-0.001257885" calcext:value-type="float">
            <text:p>-1,26E-03</text:p>
          </table:table-cell>
          <table:table-cell table:formula="of:=[.A9]" office:value-type="float" office:value="0.000112828124838415" calcext:value-type="float">
            <text:p>1,13E-04</text:p>
          </table:table-cell>
          <table:table-cell/>
          <table:table-cell table:formula="of:=[.E8]+[.$D$2]" office:value-type="float" office:value="-0.000893192515304565" calcext:value-type="float">
            <text:p>-0,0008931925</text:p>
          </table:table-cell>
          <table:table-cell table:formula="of:==VLOOKUP([.E9];[.$B$2:.$C$1031];2)" office:value-type="float" office:value="0.0109526718748384" calcext:value-type="float">
            <text:p>0,0109526719</text:p>
          </table:table-cell>
          <table:table-cell table:formula="of:=ROUND([.F9]/[.$A$1031]*65535)" office:value-type="float" office:value="14356" calcext:value-type="float">
            <text:p>14356</text:p>
          </table:table-cell>
          <table:table-cell table:formula="of:=[.H8]+1" office:value-type="float" office:value="7" calcext:value-type="float">
            <text:p>7</text:p>
          </table:table-cell>
          <table:table-cell table:formula="of:=ROUND([.G9]/[.$G$257]*65535)" office:value-type="float" office:value="30799" calcext:value-type="float">
            <text:p>30799</text:p>
          </table:table-cell>
          <table:table-cell table:formula="of:=([.I9]+[.I10])/2" office:value-type="float" office:value="31417" calcext:value-type="float">
            <text:p>31417</text:p>
          </table:table-cell>
          <table:table-cell table:formula="of:=(-1687120 - 18687100*[.H9] - 298094*[.H9]^2 + 2066740*[.H9]^3 + 63576.1*[.H9]^4 + 40.8516*[.H9]^5 - 0.0373487*[.H9]^6) / (-775.977 - 754.663*[.H9] + 168.022*[.H9]^2 + 54.4337*[.H9]^3 + [.H9]^4)" office:value-type="float" office:value="30762.7148237622" calcext:value-type="float">
            <text:p>30762,7148237622</text:p>
          </table:table-cell>
          <table:table-cell table:formula="of:=ROUND([.K9])" office:value-type="float" office:value="30763" calcext:value-type="float">
            <text:p>30763</text:p>
          </table:table-cell>
        </table:table-row>
        <table:table-row table:style-name="ro1">
          <table:table-cell office:value-type="float" office:value="0.000161656249838415" calcext:value-type="float">
            <text:p>1,62E-04</text:p>
          </table:table-cell>
          <table:table-cell office:value-type="float" office:value="-0.001257799" calcext:value-type="float">
            <text:p>-1,26E-03</text:p>
          </table:table-cell>
          <table:table-cell table:formula="of:=[.A10]" office:value-type="float" office:value="0.000161656249838415" calcext:value-type="float">
            <text:p>1,62E-04</text:p>
          </table:table-cell>
          <table:table-cell/>
          <table:table-cell table:formula="of:=[.E9]+[.$D$2]" office:value-type="float" office:value="-0.000841079874633789" calcext:value-type="float">
            <text:p>-0,0008410799</text:p>
          </table:table-cell>
          <table:table-cell table:formula="of:==VLOOKUP([.E10];[.$B$2:.$C$1031];2)" office:value-type="float" office:value="0.0113921249998385" calcext:value-type="float">
            <text:p>0,011392125</text:p>
          </table:table-cell>
          <table:table-cell table:formula="of:=ROUND([.F10]/[.$A$1031]*65535)" office:value-type="float" office:value="14932" calcext:value-type="float">
            <text:p>14932</text:p>
          </table:table-cell>
          <table:table-cell table:formula="of:=[.H9]+1" office:value-type="float" office:value="8" calcext:value-type="float">
            <text:p>8</text:p>
          </table:table-cell>
          <table:table-cell table:formula="of:=ROUND([.G10]/[.$G$257]*65535)" office:value-type="float" office:value="32035" calcext:value-type="float">
            <text:p>32035</text:p>
          </table:table-cell>
          <table:table-cell table:formula="of:=([.I10]+[.I11])/2" office:value-type="float" office:value="32584" calcext:value-type="float">
            <text:p>32584</text:p>
          </table:table-cell>
          <table:table-cell table:formula="of:=(-1687120 - 18687100*[.H10] - 298094*[.H10]^2 + 2066740*[.H10]^3 + 63576.1*[.H10]^4 + 40.8516*[.H10]^5 - 0.0373487*[.H10]^6) / (-775.977 - 754.663*[.H10] + 168.022*[.H10]^2 + 54.4337*[.H10]^3 + [.H10]^4)" office:value-type="float" office:value="32018.0381000132" calcext:value-type="float">
            <text:p>32018,0381000132</text:p>
          </table:table-cell>
          <table:table-cell table:formula="of:=ROUND([.K10])" office:value-type="float" office:value="32018" calcext:value-type="float">
            <text:p>32018</text:p>
          </table:table-cell>
        </table:table-row>
        <table:table-row table:style-name="ro1">
          <table:table-cell office:value-type="float" office:value="0.000210484374838416" calcext:value-type="float">
            <text:p>2,10E-04</text:p>
          </table:table-cell>
          <table:table-cell office:value-type="float" office:value="-0.001257689" calcext:value-type="float">
            <text:p>-1,26E-03</text:p>
          </table:table-cell>
          <table:table-cell table:formula="of:=[.A11]" office:value-type="float" office:value="0.000210484374838416" calcext:value-type="float">
            <text:p>2,10E-04</text:p>
          </table:table-cell>
          <table:table-cell/>
          <table:table-cell table:formula="of:=[.E10]+[.$D$2]" office:value-type="float" office:value="-0.000788967233963012" calcext:value-type="float">
            <text:p>-0,0007889672</text:p>
          </table:table-cell>
          <table:table-cell table:formula="of:==VLOOKUP([.E11];[.$B$2:.$C$1031];2)" office:value-type="float" office:value="0.0117827499998385" calcext:value-type="float">
            <text:p>0,01178275</text:p>
          </table:table-cell>
          <table:table-cell table:formula="of:=ROUND([.F11]/[.$A$1031]*65535)" office:value-type="float" office:value="15444" calcext:value-type="float">
            <text:p>15444</text:p>
          </table:table-cell>
          <table:table-cell table:formula="of:=[.H10]+1" office:value-type="float" office:value="9" calcext:value-type="float">
            <text:p>9</text:p>
          </table:table-cell>
          <table:table-cell table:formula="of:=ROUND([.G11]/[.$G$257]*65535)" office:value-type="float" office:value="33133" calcext:value-type="float">
            <text:p>33133</text:p>
          </table:table-cell>
          <table:table-cell table:formula="of:=([.I11]+[.I12])/2" office:value-type="float" office:value="33613.5" calcext:value-type="float">
            <text:p>33613,5</text:p>
          </table:table-cell>
          <table:table-cell table:formula="of:=(-1687120 - 18687100*[.H11] - 298094*[.H11]^2 + 2066740*[.H11]^3 + 63576.1*[.H11]^4 + 40.8516*[.H11]^5 - 0.0373487*[.H11]^6) / (-775.977 - 754.663*[.H11] + 168.022*[.H11]^2 + 54.4337*[.H11]^3 + [.H11]^4)" office:value-type="float" office:value="33129.0396866025" calcext:value-type="float">
            <text:p>33129,0396866025</text:p>
          </table:table-cell>
          <table:table-cell table:formula="of:=ROUND([.K11])" office:value-type="float" office:value="33129" calcext:value-type="float">
            <text:p>33129</text:p>
          </table:table-cell>
        </table:table-row>
        <table:table-row table:style-name="ro1">
          <table:table-cell office:value-type="float" office:value="0.000259312499838415" calcext:value-type="float">
            <text:p>2,59E-04</text:p>
          </table:table-cell>
          <table:table-cell office:value-type="float" office:value="-0.001257558" calcext:value-type="float">
            <text:p>-1,26E-03</text:p>
          </table:table-cell>
          <table:table-cell table:formula="of:=[.A12]" office:value-type="float" office:value="0.000259312499838415" calcext:value-type="float">
            <text:p>2,59E-04</text:p>
          </table:table-cell>
          <table:table-cell/>
          <table:table-cell table:formula="of:=[.E11]+[.$D$2]" office:value-type="float" office:value="-0.000736854593292236" calcext:value-type="float">
            <text:p>-0,0007368546</text:p>
          </table:table-cell>
          <table:table-cell table:formula="of:==VLOOKUP([.E12];[.$B$2:.$C$1031];2)" office:value-type="float" office:value="0.0121245468748385" calcext:value-type="float">
            <text:p>0,0121245469</text:p>
          </table:table-cell>
          <table:table-cell table:formula="of:=ROUND([.F12]/[.$A$1031]*65535)" office:value-type="float" office:value="15892" calcext:value-type="float">
            <text:p>15892</text:p>
          </table:table-cell>
          <table:table-cell table:formula="of:=[.H11]+1" office:value-type="float" office:value="10" calcext:value-type="float">
            <text:p>10</text:p>
          </table:table-cell>
          <table:table-cell table:formula="of:=ROUND([.G12]/[.$G$257]*65535)" office:value-type="float" office:value="34094" calcext:value-type="float">
            <text:p>34094</text:p>
          </table:table-cell>
          <table:table-cell table:formula="of:=([.I12]+[.I13])/2" office:value-type="float" office:value="34575" calcext:value-type="float">
            <text:p>34575</text:p>
          </table:table-cell>
          <table:table-cell table:formula="of:=(-1687120 - 18687100*[.H12] - 298094*[.H12]^2 + 2066740*[.H12]^3 + 63576.1*[.H12]^4 + 40.8516*[.H12]^5 - 0.0373487*[.H12]^6) / (-775.977 - 754.663*[.H12] + 168.022*[.H12]^2 + 54.4337*[.H12]^3 + [.H12]^4)" office:value-type="float" office:value="34125.2080234533" calcext:value-type="float">
            <text:p>34125,2080234533</text:p>
          </table:table-cell>
          <table:table-cell table:formula="of:=ROUND([.K12])" office:value-type="float" office:value="34125" calcext:value-type="float">
            <text:p>34125</text:p>
          </table:table-cell>
        </table:table-row>
        <table:table-row table:style-name="ro1">
          <table:table-cell office:value-type="float" office:value="0.000308140624838415" calcext:value-type="float">
            <text:p>3,08E-04</text:p>
          </table:table-cell>
          <table:table-cell office:value-type="float" office:value="-0.001257409" calcext:value-type="float">
            <text:p>-1,26E-03</text:p>
          </table:table-cell>
          <table:table-cell table:formula="of:=[.A13]" office:value-type="float" office:value="0.000308140624838415" calcext:value-type="float">
            <text:p>3,08E-04</text:p>
          </table:table-cell>
          <table:table-cell/>
          <table:table-cell table:formula="of:=[.E12]+[.$D$2]" office:value-type="float" office:value="-0.00068474195262146" calcext:value-type="float">
            <text:p>-0,000684742</text:p>
          </table:table-cell>
          <table:table-cell table:formula="of:==VLOOKUP([.E13];[.$B$2:.$C$1031];2)" office:value-type="float" office:value="0.0124663437498385" calcext:value-type="float">
            <text:p>0,0124663437</text:p>
          </table:table-cell>
          <table:table-cell table:formula="of:=ROUND([.F13]/[.$A$1031]*65535)" office:value-type="float" office:value="16340" calcext:value-type="float">
            <text:p>16340</text:p>
          </table:table-cell>
          <table:table-cell table:formula="of:=[.H12]+1" office:value-type="float" office:value="11" calcext:value-type="float">
            <text:p>11</text:p>
          </table:table-cell>
          <table:table-cell table:formula="of:=ROUND([.G13]/[.$G$257]*65535)" office:value-type="float" office:value="35056" calcext:value-type="float">
            <text:p>35056</text:p>
          </table:table-cell>
          <table:table-cell table:formula="of:=([.I13]+[.I14])/2" office:value-type="float" office:value="35467.5" calcext:value-type="float">
            <text:p>35467,5</text:p>
          </table:table-cell>
          <table:table-cell table:formula="of:=(-1687120 - 18687100*[.H13] - 298094*[.H13]^2 + 2066740*[.H13]^3 + 63576.1*[.H13]^4 + 40.8516*[.H13]^5 - 0.0373487*[.H13]^6) / (-775.977 - 754.663*[.H13] + 168.022*[.H13]^2 + 54.4337*[.H13]^3 + [.H13]^4)" office:value-type="float" office:value="35027.9566734628" calcext:value-type="float">
            <text:p>35027,9566734628</text:p>
          </table:table-cell>
          <table:table-cell table:formula="of:=ROUND([.K13])" office:value-type="float" office:value="35028" calcext:value-type="float">
            <text:p>35028</text:p>
          </table:table-cell>
        </table:table-row>
        <table:table-row table:style-name="ro1">
          <table:table-cell office:value-type="float" office:value="0.000356968749838415" calcext:value-type="float">
            <text:p>3,57E-04</text:p>
          </table:table-cell>
          <table:table-cell office:value-type="float" office:value="-0.001257243" calcext:value-type="float">
            <text:p>-1,26E-03</text:p>
          </table:table-cell>
          <table:table-cell table:formula="of:=[.A14]" office:value-type="float" office:value="0.000356968749838415" calcext:value-type="float">
            <text:p>3,57E-04</text:p>
          </table:table-cell>
          <table:table-cell/>
          <table:table-cell table:formula="of:=[.E13]+[.$D$2]" office:value-type="float" office:value="-0.000632629311950683" calcext:value-type="float">
            <text:p>-0,0006326293</text:p>
          </table:table-cell>
          <table:table-cell table:formula="of:==VLOOKUP([.E14];[.$B$2:.$C$1031];2)" office:value-type="float" office:value="0.0127593124998385" calcext:value-type="float">
            <text:p>0,0127593125</text:p>
          </table:table-cell>
          <table:table-cell table:formula="of:=ROUND([.F14]/[.$A$1031]*65535)" office:value-type="float" office:value="16724" calcext:value-type="float">
            <text:p>16724</text:p>
          </table:table-cell>
          <table:table-cell table:formula="of:=[.H13]+1" office:value-type="float" office:value="12" calcext:value-type="float">
            <text:p>12</text:p>
          </table:table-cell>
          <table:table-cell table:formula="of:=ROUND([.G14]/[.$G$257]*65535)" office:value-type="float" office:value="35879" calcext:value-type="float">
            <text:p>35879</text:p>
          </table:table-cell>
          <table:table-cell table:formula="of:=([.I14]+[.I15])/2" office:value-type="float" office:value="36222.5" calcext:value-type="float">
            <text:p>36222,5</text:p>
          </table:table-cell>
          <table:table-cell table:formula="of:=(-1687120 - 18687100*[.H14] - 298094*[.H14]^2 + 2066740*[.H14]^3 + 63576.1*[.H14]^4 + 40.8516*[.H14]^5 - 0.0373487*[.H14]^6) / (-775.977 - 754.663*[.H14] + 168.022*[.H14]^2 + 54.4337*[.H14]^3 + [.H14]^4)" office:value-type="float" office:value="35853.30260756" calcext:value-type="float">
            <text:p>35853,30260756</text:p>
          </table:table-cell>
          <table:table-cell table:formula="of:=ROUND([.K14])" office:value-type="float" office:value="35853" calcext:value-type="float">
            <text:p>35853</text:p>
          </table:table-cell>
        </table:table-row>
        <table:table-row table:style-name="ro1">
          <table:table-cell office:value-type="float" office:value="0.000405796874838416" calcext:value-type="float">
            <text:p>4,06E-04</text:p>
          </table:table-cell>
          <table:table-cell office:value-type="float" office:value="-0.001257061" calcext:value-type="float">
            <text:p>-1,26E-03</text:p>
          </table:table-cell>
          <table:table-cell table:formula="of:=[.A15]" office:value-type="float" office:value="0.000405796874838416" calcext:value-type="float">
            <text:p>4,06E-04</text:p>
          </table:table-cell>
          <table:table-cell/>
          <table:table-cell table:formula="of:=[.E14]+[.$D$2]" office:value-type="float" office:value="-0.000580516671279907" calcext:value-type="float">
            <text:p>-0,0005805167</text:p>
          </table:table-cell>
          <table:table-cell table:formula="of:==VLOOKUP([.E15];[.$B$2:.$C$1031];2)" office:value-type="float" office:value="0.0130034531248385" calcext:value-type="float">
            <text:p>0,0130034531</text:p>
          </table:table-cell>
          <table:table-cell table:formula="of:=ROUND([.F15]/[.$A$1031]*65535)" office:value-type="float" office:value="17044" calcext:value-type="float">
            <text:p>17044</text:p>
          </table:table-cell>
          <table:table-cell table:formula="of:=[.H14]+1" office:value-type="float" office:value="13" calcext:value-type="float">
            <text:p>13</text:p>
          </table:table-cell>
          <table:table-cell table:formula="of:=ROUND([.G15]/[.$G$257]*65535)" office:value-type="float" office:value="36566" calcext:value-type="float">
            <text:p>36566</text:p>
          </table:table-cell>
          <table:table-cell table:formula="of:=([.I15]+[.I16])/2" office:value-type="float" office:value="36909" calcext:value-type="float">
            <text:p>36909</text:p>
          </table:table-cell>
          <table:table-cell table:formula="of:=(-1687120 - 18687100*[.H15] - 298094*[.H15]^2 + 2066740*[.H15]^3 + 63576.1*[.H15]^4 + 40.8516*[.H15]^5 - 0.0373487*[.H15]^6) / (-775.977 - 754.663*[.H15] + 168.022*[.H15]^2 + 54.4337*[.H15]^3 + [.H15]^4)" office:value-type="float" office:value="36613.5208619264" calcext:value-type="float">
            <text:p>36613,5208619264</text:p>
          </table:table-cell>
          <table:table-cell table:formula="of:=ROUND([.K15])" office:value-type="float" office:value="36614" calcext:value-type="float">
            <text:p>36614</text:p>
          </table:table-cell>
        </table:table-row>
        <table:table-row table:style-name="ro1">
          <table:table-cell office:value-type="float" office:value="0.000454624999838416" calcext:value-type="float">
            <text:p>4,55E-04</text:p>
          </table:table-cell>
          <table:table-cell office:value-type="float" office:value="-0.001256867" calcext:value-type="float">
            <text:p>-1,26E-03</text:p>
          </table:table-cell>
          <table:table-cell table:formula="of:=[.A16]" office:value-type="float" office:value="0.000454624999838416" calcext:value-type="float">
            <text:p>4,55E-04</text:p>
          </table:table-cell>
          <table:table-cell/>
          <table:table-cell table:formula="of:=[.E15]+[.$D$2]" office:value-type="float" office:value="-0.00052840403060913" calcext:value-type="float">
            <text:p>-0,000528404</text:p>
          </table:table-cell>
          <table:table-cell table:formula="of:==VLOOKUP([.E16];[.$B$2:.$C$1031];2)" office:value-type="float" office:value="0.0132475937498385" calcext:value-type="float">
            <text:p>0,0132475937</text:p>
          </table:table-cell>
          <table:table-cell table:formula="of:=ROUND([.F16]/[.$A$1031]*65535)" office:value-type="float" office:value="17364" calcext:value-type="float">
            <text:p>17364</text:p>
          </table:table-cell>
          <table:table-cell table:formula="of:=[.H15]+1" office:value-type="float" office:value="14" calcext:value-type="float">
            <text:p>14</text:p>
          </table:table-cell>
          <table:table-cell table:formula="of:=ROUND([.G16]/[.$G$257]*65535)" office:value-type="float" office:value="37252" calcext:value-type="float">
            <text:p>37252</text:p>
          </table:table-cell>
          <table:table-cell table:formula="of:=([.I16]+[.I17])/2" office:value-type="float" office:value="37595.5" calcext:value-type="float">
            <text:p>37595,5</text:p>
          </table:table-cell>
          <table:table-cell table:formula="of:=(-1687120 - 18687100*[.H16] - 298094*[.H16]^2 + 2066740*[.H16]^3 + 63576.1*[.H16]^4 + 40.8516*[.H16]^5 - 0.0373487*[.H16]^6) / (-775.977 - 754.663*[.H16] + 168.022*[.H16]^2 + 54.4337*[.H16]^3 + [.H16]^4)" office:value-type="float" office:value="37318.2126229554" calcext:value-type="float">
            <text:p>37318,2126229554</text:p>
          </table:table-cell>
          <table:table-cell table:formula="of:=ROUND([.K16])" office:value-type="float" office:value="37318" calcext:value-type="float">
            <text:p>37318</text:p>
          </table:table-cell>
        </table:table-row>
        <table:table-row table:style-name="ro1">
          <table:table-cell office:value-type="float" office:value="0.000503453124838416" calcext:value-type="float">
            <text:p>5,03E-04</text:p>
          </table:table-cell>
          <table:table-cell office:value-type="float" office:value="-0.00125666" calcext:value-type="float">
            <text:p>-1,26E-03</text:p>
          </table:table-cell>
          <table:table-cell table:formula="of:=[.A17]" office:value-type="float" office:value="0.000503453124838416" calcext:value-type="float">
            <text:p>5,03E-04</text:p>
          </table:table-cell>
          <table:table-cell/>
          <table:table-cell table:formula="of:=[.E16]+[.$D$2]" office:value-type="float" office:value="-0.000476291389938354" calcext:value-type="float">
            <text:p>-0,0004762914</text:p>
          </table:table-cell>
          <table:table-cell table:formula="of:==VLOOKUP([.E17];[.$B$2:.$C$1031];2)" office:value-type="float" office:value="0.0134917343748385" calcext:value-type="float">
            <text:p>0,0134917344</text:p>
          </table:table-cell>
          <table:table-cell table:formula="of:=ROUND([.F17]/[.$A$1031]*65535)" office:value-type="float" office:value="17684" calcext:value-type="float">
            <text:p>17684</text:p>
          </table:table-cell>
          <table:table-cell table:formula="of:=[.H16]+1" office:value-type="float" office:value="15" calcext:value-type="float">
            <text:p>15</text:p>
          </table:table-cell>
          <table:table-cell table:formula="of:=ROUND([.G17]/[.$G$257]*65535)" office:value-type="float" office:value="37939" calcext:value-type="float">
            <text:p>37939</text:p>
          </table:table-cell>
          <table:table-cell table:formula="of:=([.I17]+[.I18])/2" office:value-type="float" office:value="38282" calcext:value-type="float">
            <text:p>38282</text:p>
          </table:table-cell>
          <table:table-cell table:formula="of:=(-1687120 - 18687100*[.H17] - 298094*[.H17]^2 + 2066740*[.H17]^3 + 63576.1*[.H17]^4 + 40.8516*[.H17]^5 - 0.0373487*[.H17]^6) / (-775.977 - 754.663*[.H17] + 168.022*[.H17]^2 + 54.4337*[.H17]^3 + [.H17]^4)" office:value-type="float" office:value="37975.0198284786" calcext:value-type="float">
            <text:p>37975,0198284786</text:p>
          </table:table-cell>
          <table:table-cell table:formula="of:=ROUND([.K17])" office:value-type="float" office:value="37975" calcext:value-type="float">
            <text:p>37975</text:p>
          </table:table-cell>
        </table:table-row>
        <table:table-row table:style-name="ro1">
          <table:table-cell office:value-type="float" office:value="0.000552281249838416" calcext:value-type="float">
            <text:p>5,52E-04</text:p>
          </table:table-cell>
          <table:table-cell office:value-type="float" office:value="-0.001256442" calcext:value-type="float">
            <text:p>-1,26E-03</text:p>
          </table:table-cell>
          <table:table-cell table:formula="of:=[.A18]" office:value-type="float" office:value="0.000552281249838416" calcext:value-type="float">
            <text:p>5,52E-04</text:p>
          </table:table-cell>
          <table:table-cell/>
          <table:table-cell table:formula="of:=[.E17]+[.$D$2]" office:value-type="float" office:value="-0.000424178749267578" calcext:value-type="float">
            <text:p>-0,0004241787</text:p>
          </table:table-cell>
          <table:table-cell table:formula="of:==VLOOKUP([.E18];[.$B$2:.$C$1031];2)" office:value-type="float" office:value="0.0137358749998385" calcext:value-type="float">
            <text:p>0,013735875</text:p>
          </table:table-cell>
          <table:table-cell table:formula="of:=ROUND([.F18]/[.$A$1031]*65535)" office:value-type="float" office:value="18004" calcext:value-type="float">
            <text:p>18004</text:p>
          </table:table-cell>
          <table:table-cell table:formula="of:=[.H17]+1" office:value-type="float" office:value="16" calcext:value-type="float">
            <text:p>16</text:p>
          </table:table-cell>
          <table:table-cell table:formula="of:=ROUND([.G18]/[.$G$257]*65535)" office:value-type="float" office:value="38625" calcext:value-type="float">
            <text:p>38625</text:p>
          </table:table-cell>
          <table:table-cell table:formula="of:=([.I18]+[.I19])/2" office:value-type="float" office:value="38900" calcext:value-type="float">
            <text:p>38900</text:p>
          </table:table-cell>
          <table:table-cell table:formula="of:=(-1687120 - 18687100*[.H18] - 298094*[.H18]^2 + 2066740*[.H18]^3 + 63576.1*[.H18]^4 + 40.8516*[.H18]^5 - 0.0373487*[.H18]^6) / (-775.977 - 754.663*[.H18] + 168.022*[.H18]^2 + 54.4337*[.H18]^3 + [.H18]^4)" office:value-type="float" office:value="38590.1177671417" calcext:value-type="float">
            <text:p>38590,1177671417</text:p>
          </table:table-cell>
          <table:table-cell table:formula="of:=ROUND([.K18])" office:value-type="float" office:value="38590" calcext:value-type="float">
            <text:p>38590</text:p>
          </table:table-cell>
        </table:table-row>
        <table:table-row table:style-name="ro1">
          <table:table-cell office:value-type="float" office:value="0.000601109374838416" calcext:value-type="float">
            <text:p>6,01E-04</text:p>
          </table:table-cell>
          <table:table-cell office:value-type="float" office:value="-0.001256214" calcext:value-type="float">
            <text:p>-1,26E-03</text:p>
          </table:table-cell>
          <table:table-cell table:formula="of:=[.A19]" office:value-type="float" office:value="0.000601109374838416" calcext:value-type="float">
            <text:p>6,01E-04</text:p>
          </table:table-cell>
          <table:table-cell/>
          <table:table-cell table:formula="of:=[.E18]+[.$D$2]" office:value-type="float" office:value="-0.000372066108596801" calcext:value-type="float">
            <text:p>-0,0003720661</text:p>
          </table:table-cell>
          <table:table-cell table:formula="of:==VLOOKUP([.E19];[.$B$2:.$C$1031];2)" office:value-type="float" office:value="0.0139311874998385" calcext:value-type="float">
            <text:p>0,0139311875</text:p>
          </table:table-cell>
          <table:table-cell table:formula="of:=ROUND([.F19]/[.$A$1031]*65535)" office:value-type="float" office:value="18260" calcext:value-type="float">
            <text:p>18260</text:p>
          </table:table-cell>
          <table:table-cell table:formula="of:=[.H18]+1" office:value-type="float" office:value="17" calcext:value-type="float">
            <text:p>17</text:p>
          </table:table-cell>
          <table:table-cell table:formula="of:=ROUND([.G19]/[.$G$257]*65535)" office:value-type="float" office:value="39175" calcext:value-type="float">
            <text:p>39175</text:p>
          </table:table-cell>
          <table:table-cell table:formula="of:=([.I19]+[.I20])/2" office:value-type="float" office:value="39449.5" calcext:value-type="float">
            <text:p>39449,5</text:p>
          </table:table-cell>
          <table:table-cell table:formula="of:=(-1687120 - 18687100*[.H19] - 298094*[.H19]^2 + 2066740*[.H19]^3 + 63576.1*[.H19]^4 + 40.8516*[.H19]^5 - 0.0373487*[.H19]^6) / (-775.977 - 754.663*[.H19] + 168.022*[.H19]^2 + 54.4337*[.H19]^3 + [.H19]^4)" office:value-type="float" office:value="39168.5633589071" calcext:value-type="float">
            <text:p>39168,5633589071</text:p>
          </table:table-cell>
          <table:table-cell table:formula="of:=ROUND([.K19])" office:value-type="float" office:value="39169" calcext:value-type="float">
            <text:p>39169</text:p>
          </table:table-cell>
        </table:table-row>
        <table:table-row table:style-name="ro1">
          <table:table-cell office:value-type="float" office:value="0.000649937499838416" calcext:value-type="float">
            <text:p>6,50E-04</text:p>
          </table:table-cell>
          <table:table-cell office:value-type="float" office:value="-0.001255977" calcext:value-type="float">
            <text:p>-1,26E-03</text:p>
          </table:table-cell>
          <table:table-cell table:formula="of:=[.A20]" office:value-type="float" office:value="0.000649937499838416" calcext:value-type="float">
            <text:p>6,50E-04</text:p>
          </table:table-cell>
          <table:table-cell/>
          <table:table-cell table:formula="of:=[.E19]+[.$D$2]" office:value-type="float" office:value="-0.000319953467926025" calcext:value-type="float">
            <text:p>-0,0003199535</text:p>
          </table:table-cell>
          <table:table-cell table:formula="of:==VLOOKUP([.E20];[.$B$2:.$C$1031];2)" office:value-type="float" office:value="0.0141264999998385" calcext:value-type="float">
            <text:p>0,0141265</text:p>
          </table:table-cell>
          <table:table-cell table:formula="of:=ROUND([.F20]/[.$A$1031]*65535)" office:value-type="float" office:value="18516" calcext:value-type="float">
            <text:p>18516</text:p>
          </table:table-cell>
          <table:table-cell table:formula="of:=[.H19]+1" office:value-type="float" office:value="18" calcext:value-type="float">
            <text:p>18</text:p>
          </table:table-cell>
          <table:table-cell table:formula="of:=ROUND([.G20]/[.$G$257]*65535)" office:value-type="float" office:value="39724" calcext:value-type="float">
            <text:p>39724</text:p>
          </table:table-cell>
          <table:table-cell table:formula="of:=([.I20]+[.I21])/2" office:value-type="float" office:value="39998.5" calcext:value-type="float">
            <text:p>39998,5</text:p>
          </table:table-cell>
          <table:table-cell table:formula="of:=(-1687120 - 18687100*[.H20] - 298094*[.H20]^2 + 2066740*[.H20]^3 + 63576.1*[.H20]^4 + 40.8516*[.H20]^5 - 0.0373487*[.H20]^6) / (-775.977 - 754.663*[.H20] + 168.022*[.H20]^2 + 54.4337*[.H20]^3 + [.H20]^4)" office:value-type="float" office:value="39714.5468309989" calcext:value-type="float">
            <text:p>39714,5468309989</text:p>
          </table:table-cell>
          <table:table-cell table:formula="of:=ROUND([.K20])" office:value-type="float" office:value="39715" calcext:value-type="float">
            <text:p>39715</text:p>
          </table:table-cell>
        </table:table-row>
        <table:table-row table:style-name="ro1">
          <table:table-cell office:value-type="float" office:value="0.000698765624838416" calcext:value-type="float">
            <text:p>6,99E-04</text:p>
          </table:table-cell>
          <table:table-cell office:value-type="float" office:value="-0.001255731" calcext:value-type="float">
            <text:p>-1,26E-03</text:p>
          </table:table-cell>
          <table:table-cell table:formula="of:=[.A21]" office:value-type="float" office:value="0.000698765624838416" calcext:value-type="float">
            <text:p>6,99E-04</text:p>
          </table:table-cell>
          <table:table-cell/>
          <table:table-cell table:formula="of:=[.E20]+[.$D$2]" office:value-type="float" office:value="-0.000267840827255249" calcext:value-type="float">
            <text:p>-0,0002678408</text:p>
          </table:table-cell>
          <table:table-cell table:formula="of:==VLOOKUP([.E21];[.$B$2:.$C$1031];2)" office:value-type="float" office:value="0.0143218124998385" calcext:value-type="float">
            <text:p>0,0143218125</text:p>
          </table:table-cell>
          <table:table-cell table:formula="of:=ROUND([.F21]/[.$A$1031]*65535)" office:value-type="float" office:value="18772" calcext:value-type="float">
            <text:p>18772</text:p>
          </table:table-cell>
          <table:table-cell table:formula="of:=[.H20]+1" office:value-type="float" office:value="19" calcext:value-type="float">
            <text:p>19</text:p>
          </table:table-cell>
          <table:table-cell table:formula="of:=ROUND([.G21]/[.$G$257]*65535)" office:value-type="float" office:value="40273" calcext:value-type="float">
            <text:p>40273</text:p>
          </table:table-cell>
          <table:table-cell table:formula="of:=([.I21]+[.I22])/2" office:value-type="float" office:value="40479" calcext:value-type="float">
            <text:p>40479</text:p>
          </table:table-cell>
          <table:table-cell table:formula="of:=(-1687120 - 18687100*[.H21] - 298094*[.H21]^2 + 2066740*[.H21]^3 + 63576.1*[.H21]^4 + 40.8516*[.H21]^5 - 0.0373487*[.H21]^6) / (-775.977 - 754.663*[.H21] + 168.022*[.H21]^2 + 54.4337*[.H21]^3 + [.H21]^4)" office:value-type="float" office:value="40231.577079948" calcext:value-type="float">
            <text:p>40231,577079948</text:p>
          </table:table-cell>
          <table:table-cell table:formula="of:=ROUND([.K21])" office:value-type="float" office:value="40232" calcext:value-type="float">
            <text:p>40232</text:p>
          </table:table-cell>
        </table:table-row>
        <table:table-row table:style-name="ro1">
          <table:table-cell office:value-type="float" office:value="0.000747593749838416" calcext:value-type="float">
            <text:p>7,48E-04</text:p>
          </table:table-cell>
          <table:table-cell office:value-type="float" office:value="-0.001255476" calcext:value-type="float">
            <text:p>-1,26E-03</text:p>
          </table:table-cell>
          <table:table-cell table:formula="of:=[.A22]" office:value-type="float" office:value="0.000747593749838416" calcext:value-type="float">
            <text:p>7,48E-04</text:p>
          </table:table-cell>
          <table:table-cell/>
          <table:table-cell table:formula="of:=[.E21]+[.$D$2]" office:value-type="float" office:value="-0.000215728186584472" calcext:value-type="float">
            <text:p>-0,0002157282</text:p>
          </table:table-cell>
          <table:table-cell table:formula="of:==VLOOKUP([.E22];[.$B$2:.$C$1031];2)" office:value-type="float" office:value="0.0144682968748385" calcext:value-type="float">
            <text:p>0,0144682969</text:p>
          </table:table-cell>
          <table:table-cell table:formula="of:=ROUND([.F22]/[.$A$1031]*65535)" office:value-type="float" office:value="18964" calcext:value-type="float">
            <text:p>18964</text:p>
          </table:table-cell>
          <table:table-cell table:formula="of:=[.H21]+1" office:value-type="float" office:value="20" calcext:value-type="float">
            <text:p>20</text:p>
          </table:table-cell>
          <table:table-cell table:formula="of:=ROUND([.G22]/[.$G$257]*65535)" office:value-type="float" office:value="40685" calcext:value-type="float">
            <text:p>40685</text:p>
          </table:table-cell>
          <table:table-cell table:formula="of:=([.I22]+[.I23])/2" office:value-type="float" office:value="40959.5" calcext:value-type="float">
            <text:p>40959,5</text:p>
          </table:table-cell>
          <table:table-cell table:formula="of:=(-1687120 - 18687100*[.H22] - 298094*[.H22]^2 + 2066740*[.H22]^3 + 63576.1*[.H22]^4 + 40.8516*[.H22]^5 - 0.0373487*[.H22]^6) / (-775.977 - 754.663*[.H22] + 168.022*[.H22]^2 + 54.4337*[.H22]^3 + [.H22]^4)" office:value-type="float" office:value="40722.6205037544" calcext:value-type="float">
            <text:p>40722,6205037544</text:p>
          </table:table-cell>
          <table:table-cell table:formula="of:=ROUND([.K22])" office:value-type="float" office:value="40723" calcext:value-type="float">
            <text:p>40723</text:p>
          </table:table-cell>
        </table:table-row>
        <table:table-row table:style-name="ro1">
          <table:table-cell office:value-type="float" office:value="0.000796421874838416" calcext:value-type="float">
            <text:p>7,96E-04</text:p>
          </table:table-cell>
          <table:table-cell office:value-type="float" office:value="-0.001255214" calcext:value-type="float">
            <text:p>-1,26E-03</text:p>
          </table:table-cell>
          <table:table-cell table:formula="of:=[.A23]" office:value-type="float" office:value="0.000796421874838416" calcext:value-type="float">
            <text:p>7,96E-04</text:p>
          </table:table-cell>
          <table:table-cell/>
          <table:table-cell table:formula="of:=[.E22]+[.$D$2]" office:value-type="float" office:value="-0.000163615545913696" calcext:value-type="float">
            <text:p>-0,0001636155</text:p>
          </table:table-cell>
          <table:table-cell table:formula="of:==VLOOKUP([.E23];[.$B$2:.$C$1031];2)" office:value-type="float" office:value="0.0146636093748385" calcext:value-type="float">
            <text:p>0,0146636094</text:p>
          </table:table-cell>
          <table:table-cell table:formula="of:=ROUND([.F23]/[.$A$1031]*65535)" office:value-type="float" office:value="19220" calcext:value-type="float">
            <text:p>19220</text:p>
          </table:table-cell>
          <table:table-cell table:formula="of:=[.H22]+1" office:value-type="float" office:value="21" calcext:value-type="float">
            <text:p>21</text:p>
          </table:table-cell>
          <table:table-cell table:formula="of:=ROUND([.G23]/[.$G$257]*65535)" office:value-type="float" office:value="41234" calcext:value-type="float">
            <text:p>41234</text:p>
          </table:table-cell>
          <table:table-cell table:formula="of:=([.I23]+[.I24])/2" office:value-type="float" office:value="41440" calcext:value-type="float">
            <text:p>41440</text:p>
          </table:table-cell>
          <table:table-cell table:formula="of:=(-1687120 - 18687100*[.H23] - 298094*[.H23]^2 + 2066740*[.H23]^3 + 63576.1*[.H23]^4 + 40.8516*[.H23]^5 - 0.0373487*[.H23]^6) / (-775.977 - 754.663*[.H23] + 168.022*[.H23]^2 + 54.4337*[.H23]^3 + [.H23]^4)" office:value-type="float" office:value="41190.2065497857" calcext:value-type="float">
            <text:p>41190,2065497857</text:p>
          </table:table-cell>
          <table:table-cell table:formula="of:=ROUND([.K23])" office:value-type="float" office:value="41190" calcext:value-type="float">
            <text:p>41190</text:p>
          </table:table-cell>
        </table:table-row>
        <table:table-row table:style-name="ro1">
          <table:table-cell office:value-type="float" office:value="0.000845249999838416" calcext:value-type="float">
            <text:p>8,45E-04</text:p>
          </table:table-cell>
          <table:table-cell office:value-type="float" office:value="-0.001254945" calcext:value-type="float">
            <text:p>-1,25E-03</text:p>
          </table:table-cell>
          <table:table-cell table:formula="of:=[.A24]" office:value-type="float" office:value="0.000845249999838416" calcext:value-type="float">
            <text:p>8,45E-04</text:p>
          </table:table-cell>
          <table:table-cell/>
          <table:table-cell table:formula="of:=[.E23]+[.$D$2]" office:value-type="float" office:value="-0.00011150290524292" calcext:value-type="float">
            <text:p>-0,0001115029</text:p>
          </table:table-cell>
          <table:table-cell table:formula="of:==VLOOKUP([.E24];[.$B$2:.$C$1031];2)" office:value-type="float" office:value="0.0148100937498385" calcext:value-type="float">
            <text:p>0,0148100937</text:p>
          </table:table-cell>
          <table:table-cell table:formula="of:=ROUND([.F24]/[.$A$1031]*65535)" office:value-type="float" office:value="19412" calcext:value-type="float">
            <text:p>19412</text:p>
          </table:table-cell>
          <table:table-cell table:formula="of:=[.H23]+1" office:value-type="float" office:value="22" calcext:value-type="float">
            <text:p>22</text:p>
          </table:table-cell>
          <table:table-cell table:formula="of:=ROUND([.G24]/[.$G$257]*65535)" office:value-type="float" office:value="41646" calcext:value-type="float">
            <text:p>41646</text:p>
          </table:table-cell>
          <table:table-cell table:formula="of:=([.I24]+[.I25])/2" office:value-type="float" office:value="41852" calcext:value-type="float">
            <text:p>41852</text:p>
          </table:table-cell>
          <table:table-cell table:formula="of:=(-1687120 - 18687100*[.H24] - 298094*[.H24]^2 + 2066740*[.H24]^3 + 63576.1*[.H24]^4 + 40.8516*[.H24]^5 - 0.0373487*[.H24]^6) / (-775.977 - 754.663*[.H24] + 168.022*[.H24]^2 + 54.4337*[.H24]^3 + [.H24]^4)" office:value-type="float" office:value="41636.5090417683" calcext:value-type="float">
            <text:p>41636,5090417683</text:p>
          </table:table-cell>
          <table:table-cell table:formula="of:=ROUND([.K24])" office:value-type="float" office:value="41637" calcext:value-type="float">
            <text:p>41637</text:p>
          </table:table-cell>
        </table:table-row>
        <table:table-row table:style-name="ro1">
          <table:table-cell office:value-type="float" office:value="0.000894078124838416" calcext:value-type="float">
            <text:p>8,94E-04</text:p>
          </table:table-cell>
          <table:table-cell office:value-type="float" office:value="-0.001254669" calcext:value-type="float">
            <text:p>-1,25E-03</text:p>
          </table:table-cell>
          <table:table-cell table:formula="of:=[.A25]" office:value-type="float" office:value="0.000894078124838416" calcext:value-type="float">
            <text:p>8,94E-04</text:p>
          </table:table-cell>
          <table:table-cell/>
          <table:table-cell table:formula="of:=[.E24]+[.$D$2]" office:value-type="float" office:value="-0.0000593902645721432" calcext:value-type="float">
            <text:p>-5,93902645721432E-05</text:p>
          </table:table-cell>
          <table:table-cell table:formula="of:==VLOOKUP([.E25];[.$B$2:.$C$1031];2)" office:value-type="float" office:value="0.0149565781248385" calcext:value-type="float">
            <text:p>0,0149565781</text:p>
          </table:table-cell>
          <table:table-cell table:formula="of:=ROUND([.F25]/[.$A$1031]*65535)" office:value-type="float" office:value="19604" calcext:value-type="float">
            <text:p>19604</text:p>
          </table:table-cell>
          <table:table-cell table:formula="of:=[.H24]+1" office:value-type="float" office:value="23" calcext:value-type="float">
            <text:p>23</text:p>
          </table:table-cell>
          <table:table-cell table:formula="of:=ROUND([.G25]/[.$G$257]*65535)" office:value-type="float" office:value="42058" calcext:value-type="float">
            <text:p>42058</text:p>
          </table:table-cell>
          <table:table-cell table:formula="of:=([.I25]+[.I26])/2" office:value-type="float" office:value="42264" calcext:value-type="float">
            <text:p>42264</text:p>
          </table:table-cell>
          <table:table-cell table:formula="of:=(-1687120 - 18687100*[.H25] - 298094*[.H25]^2 + 2066740*[.H25]^3 + 63576.1*[.H25]^4 + 40.8516*[.H25]^5 - 0.0373487*[.H25]^6) / (-775.977 - 754.663*[.H25] + 168.022*[.H25]^2 + 54.4337*[.H25]^3 + [.H25]^4)" office:value-type="float" office:value="42063.4096085634" calcext:value-type="float">
            <text:p>42063,4096085634</text:p>
          </table:table-cell>
          <table:table-cell table:formula="of:=ROUND([.K25])" office:value-type="float" office:value="42063" calcext:value-type="float">
            <text:p>42063</text:p>
          </table:table-cell>
        </table:table-row>
        <table:table-row table:style-name="ro1">
          <table:table-cell office:value-type="float" office:value="0.000942906249838416" calcext:value-type="float">
            <text:p>9,43E-04</text:p>
          </table:table-cell>
          <table:table-cell office:value-type="float" office:value="-0.001254386" calcext:value-type="float">
            <text:p>-1,25E-03</text:p>
          </table:table-cell>
          <table:table-cell table:formula="of:=[.A26]" office:value-type="float" office:value="0.000942906249838416" calcext:value-type="float">
            <text:p>9,43E-04</text:p>
          </table:table-cell>
          <table:table-cell/>
          <table:table-cell table:formula="of:=[.E25]+[.$D$2]" office:value-type="float" office:value="-0.00000727762390136681" calcext:value-type="float">
            <text:p>-7,27762390136681E-06</text:p>
          </table:table-cell>
          <table:table-cell table:formula="of:==VLOOKUP([.E26];[.$B$2:.$C$1031];2)" office:value-type="float" office:value="0.0151030624998385" calcext:value-type="float">
            <text:p>0,0151030625</text:p>
          </table:table-cell>
          <table:table-cell table:formula="of:=ROUND([.F26]/[.$A$1031]*65535)" office:value-type="float" office:value="19796" calcext:value-type="float">
            <text:p>19796</text:p>
          </table:table-cell>
          <table:table-cell table:formula="of:=[.H25]+1" office:value-type="float" office:value="24" calcext:value-type="float">
            <text:p>24</text:p>
          </table:table-cell>
          <table:table-cell table:formula="of:=ROUND([.G26]/[.$G$257]*65535)" office:value-type="float" office:value="42470" calcext:value-type="float">
            <text:p>42470</text:p>
          </table:table-cell>
          <table:table-cell table:formula="of:=([.I26]+[.I27])/2" office:value-type="float" office:value="42676" calcext:value-type="float">
            <text:p>42676</text:p>
          </table:table-cell>
          <table:table-cell table:formula="of:=(-1687120 - 18687100*[.H26] - 298094*[.H26]^2 + 2066740*[.H26]^3 + 63576.1*[.H26]^4 + 40.8516*[.H26]^5 - 0.0373487*[.H26]^6) / (-775.977 - 754.663*[.H26] + 168.022*[.H26]^2 + 54.4337*[.H26]^3 + [.H26]^4)" office:value-type="float" office:value="42472.5477024602" calcext:value-type="float">
            <text:p>42472,5477024602</text:p>
          </table:table-cell>
          <table:table-cell table:formula="of:=ROUND([.K26])" office:value-type="float" office:value="42473" calcext:value-type="float">
            <text:p>42473</text:p>
          </table:table-cell>
        </table:table-row>
        <table:table-row table:style-name="ro1">
          <table:table-cell office:value-type="float" office:value="0.000991734374838416" calcext:value-type="float">
            <text:p>9,92E-04</text:p>
          </table:table-cell>
          <table:table-cell office:value-type="float" office:value="-0.001254097" calcext:value-type="float">
            <text:p>-1,25E-03</text:p>
          </table:table-cell>
          <table:table-cell table:formula="of:=[.A27]" office:value-type="float" office:value="0.000991734374838416" calcext:value-type="float">
            <text:p>9,92E-04</text:p>
          </table:table-cell>
          <table:table-cell/>
          <table:table-cell table:formula="of:=[.E26]+[.$D$2]" office:value-type="float" office:value="0.0000448350167694095" calcext:value-type="float">
            <text:p>0,000044835</text:p>
          </table:table-cell>
          <table:table-cell table:formula="of:==VLOOKUP([.E27];[.$B$2:.$C$1031];2)" office:value-type="float" office:value="0.0152495468748385" calcext:value-type="float">
            <text:p>0,0152495469</text:p>
          </table:table-cell>
          <table:table-cell table:formula="of:=ROUND([.F27]/[.$A$1031]*65535)" office:value-type="float" office:value="19988" calcext:value-type="float">
            <text:p>19988</text:p>
          </table:table-cell>
          <table:table-cell table:formula="of:=[.H26]+1" office:value-type="float" office:value="25" calcext:value-type="float">
            <text:p>25</text:p>
          </table:table-cell>
          <table:table-cell table:formula="of:=ROUND([.G27]/[.$G$257]*65535)" office:value-type="float" office:value="42882" calcext:value-type="float">
            <text:p>42882</text:p>
          </table:table-cell>
          <table:table-cell table:formula="of:=([.I27]+[.I28])/2" office:value-type="float" office:value="43088" calcext:value-type="float">
            <text:p>43088</text:p>
          </table:table-cell>
          <table:table-cell table:formula="of:=(-1687120 - 18687100*[.H27] - 298094*[.H27]^2 + 2066740*[.H27]^3 + 63576.1*[.H27]^4 + 40.8516*[.H27]^5 - 0.0373487*[.H27]^6) / (-775.977 - 754.663*[.H27] + 168.022*[.H27]^2 + 54.4337*[.H27]^3 + [.H27]^4)" office:value-type="float" office:value="42865.3604423315" calcext:value-type="float">
            <text:p>42865,3604423315</text:p>
          </table:table-cell>
          <table:table-cell table:formula="of:=ROUND([.K27])" office:value-type="float" office:value="42865" calcext:value-type="float">
            <text:p>42865</text:p>
          </table:table-cell>
        </table:table-row>
        <table:table-row table:style-name="ro1">
          <table:table-cell office:value-type="float" office:value="0.00104056249983842" calcext:value-type="float">
            <text:p>1,04E-03</text:p>
          </table:table-cell>
          <table:table-cell office:value-type="float" office:value="-0.001253802" calcext:value-type="float">
            <text:p>-1,25E-03</text:p>
          </table:table-cell>
          <table:table-cell table:formula="of:=[.A28]" office:value-type="float" office:value="0.00104056249983842" calcext:value-type="float">
            <text:p>1,04E-03</text:p>
          </table:table-cell>
          <table:table-cell/>
          <table:table-cell table:formula="of:=[.E27]+[.$D$2]" office:value-type="float" office:value="0.0000969476574401859" calcext:value-type="float">
            <text:p>9,69476574401859E-05</text:p>
          </table:table-cell>
          <table:table-cell table:formula="of:==VLOOKUP([.E28];[.$B$2:.$C$1031];2)" office:value-type="float" office:value="0.0153960312498385" calcext:value-type="float">
            <text:p>0,0153960312</text:p>
          </table:table-cell>
          <table:table-cell table:formula="of:=ROUND([.F28]/[.$A$1031]*65535)" office:value-type="float" office:value="20180" calcext:value-type="float">
            <text:p>20180</text:p>
          </table:table-cell>
          <table:table-cell table:formula="of:=[.H27]+1" office:value-type="float" office:value="26" calcext:value-type="float">
            <text:p>26</text:p>
          </table:table-cell>
          <table:table-cell table:formula="of:=ROUND([.G28]/[.$G$257]*65535)" office:value-type="float" office:value="43294" calcext:value-type="float">
            <text:p>43294</text:p>
          </table:table-cell>
          <table:table-cell table:formula="of:=([.I28]+[.I29])/2" office:value-type="float" office:value="43431" calcext:value-type="float">
            <text:p>43431</text:p>
          </table:table-cell>
          <table:table-cell table:formula="of:=(-1687120 - 18687100*[.H28] - 298094*[.H28]^2 + 2066740*[.H28]^3 + 63576.1*[.H28]^4 + 40.8516*[.H28]^5 - 0.0373487*[.H28]^6) / (-775.977 - 754.663*[.H28] + 168.022*[.H28]^2 + 54.4337*[.H28]^3 + [.H28]^4)" office:value-type="float" office:value="43243.1146473021" calcext:value-type="float">
            <text:p>43243,1146473021</text:p>
          </table:table-cell>
          <table:table-cell table:formula="of:=ROUND([.K28])" office:value-type="float" office:value="43243" calcext:value-type="float">
            <text:p>43243</text:p>
          </table:table-cell>
        </table:table-row>
        <table:table-row table:style-name="ro1">
          <table:table-cell office:value-type="float" office:value="0.00108939062483842" calcext:value-type="float">
            <text:p>1,09E-03</text:p>
          </table:table-cell>
          <table:table-cell office:value-type="float" office:value="-0.001253501" calcext:value-type="float">
            <text:p>-1,25E-03</text:p>
          </table:table-cell>
          <table:table-cell table:formula="of:=[.A29]" office:value-type="float" office:value="0.00108939062483842" calcext:value-type="float">
            <text:p>1,09E-03</text:p>
          </table:table-cell>
          <table:table-cell/>
          <table:table-cell table:formula="of:=[.E28]+[.$D$2]" office:value-type="float" office:value="0.000149060298110962" calcext:value-type="float">
            <text:p>0,0001490603</text:p>
          </table:table-cell>
          <table:table-cell table:formula="of:==VLOOKUP([.E29];[.$B$2:.$C$1031];2)" office:value-type="float" office:value="0.0154936874998385" calcext:value-type="float">
            <text:p>0,0154936875</text:p>
          </table:table-cell>
          <table:table-cell table:formula="of:=ROUND([.F29]/[.$A$1031]*65535)" office:value-type="float" office:value="20308" calcext:value-type="float">
            <text:p>20308</text:p>
          </table:table-cell>
          <table:table-cell table:formula="of:=[.H28]+1" office:value-type="float" office:value="27" calcext:value-type="float">
            <text:p>27</text:p>
          </table:table-cell>
          <table:table-cell table:formula="of:=ROUND([.G29]/[.$G$257]*65535)" office:value-type="float" office:value="43568" calcext:value-type="float">
            <text:p>43568</text:p>
          </table:table-cell>
          <table:table-cell table:formula="of:=([.I29]+[.I30])/2" office:value-type="float" office:value="43774" calcext:value-type="float">
            <text:p>43774</text:p>
          </table:table-cell>
          <table:table-cell table:formula="of:=(-1687120 - 18687100*[.H29] - 298094*[.H29]^2 + 2066740*[.H29]^3 + 63576.1*[.H29]^4 + 40.8516*[.H29]^5 - 0.0373487*[.H29]^6) / (-775.977 - 754.663*[.H29] + 168.022*[.H29]^2 + 54.4337*[.H29]^3 + [.H29]^4)" office:value-type="float" office:value="43606.932813105" calcext:value-type="float">
            <text:p>43606,932813105</text:p>
          </table:table-cell>
          <table:table-cell table:formula="of:=ROUND([.K29])" office:value-type="float" office:value="43607" calcext:value-type="float">
            <text:p>43607</text:p>
          </table:table-cell>
        </table:table-row>
        <table:table-row table:style-name="ro1">
          <table:table-cell office:value-type="float" office:value="0.00113821874983842" calcext:value-type="float">
            <text:p>1,14E-03</text:p>
          </table:table-cell>
          <table:table-cell office:value-type="float" office:value="-0.001253194" calcext:value-type="float">
            <text:p>-1,25E-03</text:p>
          </table:table-cell>
          <table:table-cell table:formula="of:=[.A30]" office:value-type="float" office:value="0.00113821874983842" calcext:value-type="float">
            <text:p>1,14E-03</text:p>
          </table:table-cell>
          <table:table-cell/>
          <table:table-cell table:formula="of:=[.E29]+[.$D$2]" office:value-type="float" office:value="0.000201172938781739" calcext:value-type="float">
            <text:p>0,0002011729</text:p>
          </table:table-cell>
          <table:table-cell table:formula="of:==VLOOKUP([.E30];[.$B$2:.$C$1031];2)" office:value-type="float" office:value="0.0156401718748385" calcext:value-type="float">
            <text:p>0,0156401719</text:p>
          </table:table-cell>
          <table:table-cell table:formula="of:=ROUND([.F30]/[.$A$1031]*65535)" office:value-type="float" office:value="20500" calcext:value-type="float">
            <text:p>20500</text:p>
          </table:table-cell>
          <table:table-cell table:formula="of:=[.H29]+1" office:value-type="float" office:value="28" calcext:value-type="float">
            <text:p>28</text:p>
          </table:table-cell>
          <table:table-cell table:formula="of:=ROUND([.G30]/[.$G$257]*65535)" office:value-type="float" office:value="43980" calcext:value-type="float">
            <text:p>43980</text:p>
          </table:table-cell>
          <table:table-cell table:formula="of:=([.I30]+[.I31])/2" office:value-type="float" office:value="44117.5" calcext:value-type="float">
            <text:p>44117,5</text:p>
          </table:table-cell>
          <table:table-cell table:formula="of:=(-1687120 - 18687100*[.H30] - 298094*[.H30]^2 + 2066740*[.H30]^3 + 63576.1*[.H30]^4 + 40.8516*[.H30]^5 - 0.0373487*[.H30]^6) / (-775.977 - 754.663*[.H30] + 168.022*[.H30]^2 + 54.4337*[.H30]^3 + [.H30]^4)" office:value-type="float" office:value="43957.8143443263" calcext:value-type="float">
            <text:p>43957,8143443263</text:p>
          </table:table-cell>
          <table:table-cell table:formula="of:=ROUND([.K30])" office:value-type="float" office:value="43958" calcext:value-type="float">
            <text:p>43958</text:p>
          </table:table-cell>
        </table:table-row>
        <table:table-row table:style-name="ro1">
          <table:table-cell office:value-type="float" office:value="0.00118704687483842" calcext:value-type="float">
            <text:p>1,19E-03</text:p>
          </table:table-cell>
          <table:table-cell office:value-type="float" office:value="-0.001252881" calcext:value-type="float">
            <text:p>-1,25E-03</text:p>
          </table:table-cell>
          <table:table-cell table:formula="of:=[.A31]" office:value-type="float" office:value="0.00118704687483842" calcext:value-type="float">
            <text:p>1,19E-03</text:p>
          </table:table-cell>
          <table:table-cell/>
          <table:table-cell table:formula="of:=[.E30]+[.$D$2]" office:value-type="float" office:value="0.000253285579452515" calcext:value-type="float">
            <text:p>0,0002532856</text:p>
          </table:table-cell>
          <table:table-cell table:formula="of:==VLOOKUP([.E31];[.$B$2:.$C$1031];2)" office:value-type="float" office:value="0.0157378281248385" calcext:value-type="float">
            <text:p>0,0157378281</text:p>
          </table:table-cell>
          <table:table-cell table:formula="of:=ROUND([.F31]/[.$A$1031]*65535)" office:value-type="float" office:value="20628" calcext:value-type="float">
            <text:p>20628</text:p>
          </table:table-cell>
          <table:table-cell table:formula="of:=[.H30]+1" office:value-type="float" office:value="29" calcext:value-type="float">
            <text:p>29</text:p>
          </table:table-cell>
          <table:table-cell table:formula="of:=ROUND([.G31]/[.$G$257]*65535)" office:value-type="float" office:value="44255" calcext:value-type="float">
            <text:p>44255</text:p>
          </table:table-cell>
          <table:table-cell table:formula="of:=([.I31]+[.I32])/2" office:value-type="float" office:value="44461" calcext:value-type="float">
            <text:p>44461</text:p>
          </table:table-cell>
          <table:table-cell table:formula="of:=(-1687120 - 18687100*[.H31] - 298094*[.H31]^2 + 2066740*[.H31]^3 + 63576.1*[.H31]^4 + 40.8516*[.H31]^5 - 0.0373487*[.H31]^6) / (-775.977 - 754.663*[.H31] + 168.022*[.H31]^2 + 54.4337*[.H31]^3 + [.H31]^4)" office:value-type="float" office:value="44296.653037499" calcext:value-type="float">
            <text:p>44296,653037499</text:p>
          </table:table-cell>
          <table:table-cell table:formula="of:=ROUND([.K31])" office:value-type="float" office:value="44297" calcext:value-type="float">
            <text:p>44297</text:p>
          </table:table-cell>
        </table:table-row>
        <table:table-row table:style-name="ro1">
          <table:table-cell office:value-type="float" office:value="0.00123587499983842" calcext:value-type="float">
            <text:p>1,24E-03</text:p>
          </table:table-cell>
          <table:table-cell office:value-type="float" office:value="-0.001252563" calcext:value-type="float">
            <text:p>-1,25E-03</text:p>
          </table:table-cell>
          <table:table-cell table:formula="of:=[.A32]" office:value-type="float" office:value="0.00123587499983842" calcext:value-type="float">
            <text:p>1,24E-03</text:p>
          </table:table-cell>
          <table:table-cell/>
          <table:table-cell table:formula="of:=[.E31]+[.$D$2]" office:value-type="float" office:value="0.000305398220123291" calcext:value-type="float">
            <text:p>0,0003053982</text:p>
          </table:table-cell>
          <table:table-cell table:formula="of:==VLOOKUP([.E32];[.$B$2:.$C$1031];2)" office:value-type="float" office:value="0.0158843124998385" calcext:value-type="float">
            <text:p>0,0158843125</text:p>
          </table:table-cell>
          <table:table-cell table:formula="of:=ROUND([.F32]/[.$A$1031]*65535)" office:value-type="float" office:value="20820" calcext:value-type="float">
            <text:p>20820</text:p>
          </table:table-cell>
          <table:table-cell table:formula="of:=[.H31]+1" office:value-type="float" office:value="30" calcext:value-type="float">
            <text:p>30</text:p>
          </table:table-cell>
          <table:table-cell table:formula="of:=ROUND([.G32]/[.$G$257]*65535)" office:value-type="float" office:value="44667" calcext:value-type="float">
            <text:p>44667</text:p>
          </table:table-cell>
          <table:table-cell table:formula="of:=([.I32]+[.I33])/2" office:value-type="float" office:value="44804" calcext:value-type="float">
            <text:p>44804</text:p>
          </table:table-cell>
          <table:table-cell table:formula="of:=(-1687120 - 18687100*[.H32] - 298094*[.H32]^2 + 2066740*[.H32]^3 + 63576.1*[.H32]^4 + 40.8516*[.H32]^5 - 0.0373487*[.H32]^6) / (-775.977 - 754.663*[.H32] + 168.022*[.H32]^2 + 54.4337*[.H32]^3 + [.H32]^4)" office:value-type="float" office:value="44624.2515765017" calcext:value-type="float">
            <text:p>44624,2515765017</text:p>
          </table:table-cell>
          <table:table-cell table:formula="of:=ROUND([.K32])" office:value-type="float" office:value="44624" calcext:value-type="float">
            <text:p>44624</text:p>
          </table:table-cell>
        </table:table-row>
        <table:table-row table:style-name="ro1">
          <table:table-cell office:value-type="float" office:value="0.00128470312483842" calcext:value-type="float">
            <text:p>1,28E-03</text:p>
          </table:table-cell>
          <table:table-cell office:value-type="float" office:value="-0.001252239" calcext:value-type="float">
            <text:p>-1,25E-03</text:p>
          </table:table-cell>
          <table:table-cell table:formula="of:=[.A33]" office:value-type="float" office:value="0.00128470312483842" calcext:value-type="float">
            <text:p>1,28E-03</text:p>
          </table:table-cell>
          <table:table-cell/>
          <table:table-cell table:formula="of:=[.E32]+[.$D$2]" office:value-type="float" office:value="0.000357510860794068" calcext:value-type="float">
            <text:p>0,0003575109</text:p>
          </table:table-cell>
          <table:table-cell table:formula="of:==VLOOKUP([.E33];[.$B$2:.$C$1031];2)" office:value-type="float" office:value="0.0159819687498385" calcext:value-type="float">
            <text:p>0,0159819687</text:p>
          </table:table-cell>
          <table:table-cell table:formula="of:=ROUND([.F33]/[.$A$1031]*65535)" office:value-type="float" office:value="20948" calcext:value-type="float">
            <text:p>20948</text:p>
          </table:table-cell>
          <table:table-cell table:formula="of:=[.H32]+1" office:value-type="float" office:value="31" calcext:value-type="float">
            <text:p>31</text:p>
          </table:table-cell>
          <table:table-cell table:formula="of:=ROUND([.G33]/[.$G$257]*65535)" office:value-type="float" office:value="44941" calcext:value-type="float">
            <text:p>44941</text:p>
          </table:table-cell>
          <table:table-cell table:formula="of:=([.I33]+[.I34])/2" office:value-type="float" office:value="45078.5" calcext:value-type="float">
            <text:p>45078,5</text:p>
          </table:table-cell>
          <table:table-cell table:formula="of:=(-1687120 - 18687100*[.H33] - 298094*[.H33]^2 + 2066740*[.H33]^3 + 63576.1*[.H33]^4 + 40.8516*[.H33]^5 - 0.0373487*[.H33]^6) / (-775.977 - 754.663*[.H33] + 168.022*[.H33]^2 + 54.4337*[.H33]^3 + [.H33]^4)" office:value-type="float" office:value="44941.3336284703" calcext:value-type="float">
            <text:p>44941,3336284703</text:p>
          </table:table-cell>
          <table:table-cell table:formula="of:=ROUND([.K33])" office:value-type="float" office:value="44941" calcext:value-type="float">
            <text:p>44941</text:p>
          </table:table-cell>
        </table:table-row>
        <table:table-row table:style-name="ro1">
          <table:table-cell office:value-type="float" office:value="0.00133353124983842" calcext:value-type="float">
            <text:p>1,33E-03</text:p>
          </table:table-cell>
          <table:table-cell office:value-type="float" office:value="-0.001251909" calcext:value-type="float">
            <text:p>-1,25E-03</text:p>
          </table:table-cell>
          <table:table-cell table:formula="of:=[.A34]" office:value-type="float" office:value="0.00133353124983842" calcext:value-type="float">
            <text:p>1,33E-03</text:p>
          </table:table-cell>
          <table:table-cell/>
          <table:table-cell table:formula="of:=[.E33]+[.$D$2]" office:value-type="float" office:value="0.000409623501464844" calcext:value-type="float">
            <text:p>0,0004096235</text:p>
          </table:table-cell>
          <table:table-cell table:formula="of:==VLOOKUP([.E34];[.$B$2:.$C$1031];2)" office:value-type="float" office:value="0.0160796249998385" calcext:value-type="float">
            <text:p>0,016079625</text:p>
          </table:table-cell>
          <table:table-cell table:formula="of:=ROUND([.F34]/[.$A$1031]*65535)" office:value-type="float" office:value="21076" calcext:value-type="float">
            <text:p>21076</text:p>
          </table:table-cell>
          <table:table-cell table:formula="of:=[.H33]+1" office:value-type="float" office:value="32" calcext:value-type="float">
            <text:p>32</text:p>
          </table:table-cell>
          <table:table-cell table:formula="of:=ROUND([.G34]/[.$G$257]*65535)" office:value-type="float" office:value="45216" calcext:value-type="float">
            <text:p>45216</text:p>
          </table:table-cell>
          <table:table-cell table:formula="of:=([.I34]+[.I35])/2" office:value-type="float" office:value="45353.5" calcext:value-type="float">
            <text:p>45353,5</text:p>
          </table:table-cell>
          <table:table-cell table:formula="of:=(-1687120 - 18687100*[.H34] - 298094*[.H34]^2 + 2066740*[.H34]^3 + 63576.1*[.H34]^4 + 40.8516*[.H34]^5 - 0.0373487*[.H34]^6) / (-775.977 - 754.663*[.H34] + 168.022*[.H34]^2 + 54.4337*[.H34]^3 + [.H34]^4)" office:value-type="float" office:value="45248.5539985594" calcext:value-type="float">
            <text:p>45248,5539985594</text:p>
          </table:table-cell>
          <table:table-cell table:formula="of:=ROUND([.K34])" office:value-type="float" office:value="45249" calcext:value-type="float">
            <text:p>45249</text:p>
          </table:table-cell>
        </table:table-row>
        <table:table-row table:style-name="ro1">
          <table:table-cell office:value-type="float" office:value="0.00138235937483842" calcext:value-type="float">
            <text:p>1,38E-03</text:p>
          </table:table-cell>
          <table:table-cell office:value-type="float" office:value="-0.001251574" calcext:value-type="float">
            <text:p>-1,25E-03</text:p>
          </table:table-cell>
          <table:table-cell table:formula="of:=[.A35]" office:value-type="float" office:value="0.00138235937483842" calcext:value-type="float">
            <text:p>1,38E-03</text:p>
          </table:table-cell>
          <table:table-cell/>
          <table:table-cell table:formula="of:=[.E34]+[.$D$2]" office:value-type="float" office:value="0.00046173614213562" calcext:value-type="float">
            <text:p>0,0004617361</text:p>
          </table:table-cell>
          <table:table-cell table:formula="of:==VLOOKUP([.E35];[.$B$2:.$C$1031];2)" office:value-type="float" office:value="0.0161772812498385" calcext:value-type="float">
            <text:p>0,0161772812</text:p>
          </table:table-cell>
          <table:table-cell table:formula="of:=ROUND([.F35]/[.$A$1031]*65535)" office:value-type="float" office:value="21204" calcext:value-type="float">
            <text:p>21204</text:p>
          </table:table-cell>
          <table:table-cell table:formula="of:=[.H34]+1" office:value-type="float" office:value="33" calcext:value-type="float">
            <text:p>33</text:p>
          </table:table-cell>
          <table:table-cell table:formula="of:=ROUND([.G35]/[.$G$257]*65535)" office:value-type="float" office:value="45491" calcext:value-type="float">
            <text:p>45491</text:p>
          </table:table-cell>
          <table:table-cell table:formula="of:=([.I35]+[.I36])/2" office:value-type="float" office:value="45697" calcext:value-type="float">
            <text:p>45697</text:p>
          </table:table-cell>
          <table:table-cell table:formula="of:=(-1687120 - 18687100*[.H35] - 298094*[.H35]^2 + 2066740*[.H35]^3 + 63576.1*[.H35]^4 + 40.8516*[.H35]^5 - 0.0373487*[.H35]^6) / (-775.977 - 754.663*[.H35] + 168.022*[.H35]^2 + 54.4337*[.H35]^3 + [.H35]^4)" office:value-type="float" office:value="45546.5072036034" calcext:value-type="float">
            <text:p>45546,5072036034</text:p>
          </table:table-cell>
          <table:table-cell table:formula="of:=ROUND([.K35])" office:value-type="float" office:value="45547" calcext:value-type="float">
            <text:p>45547</text:p>
          </table:table-cell>
        </table:table-row>
        <table:table-row table:style-name="ro1">
          <table:table-cell office:value-type="float" office:value="0.00143118749983842" calcext:value-type="float">
            <text:p>1,43E-03</text:p>
          </table:table-cell>
          <table:table-cell office:value-type="float" office:value="-0.001251234" calcext:value-type="float">
            <text:p>-1,25E-03</text:p>
          </table:table-cell>
          <table:table-cell table:formula="of:=[.A36]" office:value-type="float" office:value="0.00143118749983842" calcext:value-type="float">
            <text:p>1,43E-03</text:p>
          </table:table-cell>
          <table:table-cell/>
          <table:table-cell table:formula="of:=[.E35]+[.$D$2]" office:value-type="float" office:value="0.000513848782806397" calcext:value-type="float">
            <text:p>0,0005138488</text:p>
          </table:table-cell>
          <table:table-cell table:formula="of:==VLOOKUP([.E36];[.$B$2:.$C$1031];2)" office:value-type="float" office:value="0.0163237656248385" calcext:value-type="float">
            <text:p>0,0163237656</text:p>
          </table:table-cell>
          <table:table-cell table:formula="of:=ROUND([.F36]/[.$A$1031]*65535)" office:value-type="float" office:value="21396" calcext:value-type="float">
            <text:p>21396</text:p>
          </table:table-cell>
          <table:table-cell table:formula="of:=[.H35]+1" office:value-type="float" office:value="34" calcext:value-type="float">
            <text:p>34</text:p>
          </table:table-cell>
          <table:table-cell table:formula="of:=ROUND([.G36]/[.$G$257]*65535)" office:value-type="float" office:value="45903" calcext:value-type="float">
            <text:p>45903</text:p>
          </table:table-cell>
          <table:table-cell table:formula="of:=([.I36]+[.I37])/2" office:value-type="float" office:value="46040" calcext:value-type="float">
            <text:p>46040</text:p>
          </table:table-cell>
          <table:table-cell table:formula="of:=(-1687120 - 18687100*[.H36] - 298094*[.H36]^2 + 2066740*[.H36]^3 + 63576.1*[.H36]^4 + 40.8516*[.H36]^5 - 0.0373487*[.H36]^6) / (-775.977 - 754.663*[.H36] + 168.022*[.H36]^2 + 54.4337*[.H36]^3 + [.H36]^4)" office:value-type="float" office:value="45835.7347496666" calcext:value-type="float">
            <text:p>45835,7347496666</text:p>
          </table:table-cell>
          <table:table-cell table:formula="of:=ROUND([.K36])" office:value-type="float" office:value="45836" calcext:value-type="float">
            <text:p>45836</text:p>
          </table:table-cell>
        </table:table-row>
        <table:table-row table:style-name="ro1">
          <table:table-cell office:value-type="float" office:value="0.00148001562483842" calcext:value-type="float">
            <text:p>1,48E-03</text:p>
          </table:table-cell>
          <table:table-cell office:value-type="float" office:value="-0.001250888" calcext:value-type="float">
            <text:p>-1,25E-03</text:p>
          </table:table-cell>
          <table:table-cell table:formula="of:=[.A37]" office:value-type="float" office:value="0.00148001562483842" calcext:value-type="float">
            <text:p>1,48E-03</text:p>
          </table:table-cell>
          <table:table-cell/>
          <table:table-cell table:formula="of:=[.E36]+[.$D$2]" office:value-type="float" office:value="0.000565961423477173" calcext:value-type="float">
            <text:p>0,0005659614</text:p>
          </table:table-cell>
          <table:table-cell table:formula="of:==VLOOKUP([.E37];[.$B$2:.$C$1031];2)" office:value-type="float" office:value="0.0164214218748385" calcext:value-type="float">
            <text:p>0,0164214219</text:p>
          </table:table-cell>
          <table:table-cell table:formula="of:=ROUND([.F37]/[.$A$1031]*65535)" office:value-type="float" office:value="21524" calcext:value-type="float">
            <text:p>21524</text:p>
          </table:table-cell>
          <table:table-cell table:formula="of:=[.H36]+1" office:value-type="float" office:value="35" calcext:value-type="float">
            <text:p>35</text:p>
          </table:table-cell>
          <table:table-cell table:formula="of:=ROUND([.G37]/[.$G$257]*65535)" office:value-type="float" office:value="46177" calcext:value-type="float">
            <text:p>46177</text:p>
          </table:table-cell>
          <table:table-cell table:formula="of:=([.I37]+[.I38])/2" office:value-type="float" office:value="46314.5" calcext:value-type="float">
            <text:p>46314,5</text:p>
          </table:table-cell>
          <table:table-cell table:formula="of:=(-1687120 - 18687100*[.H37] - 298094*[.H37]^2 + 2066740*[.H37]^3 + 63576.1*[.H37]^4 + 40.8516*[.H37]^5 - 0.0373487*[.H37]^6) / (-775.977 - 754.663*[.H37] + 168.022*[.H37]^2 + 54.4337*[.H37]^3 + [.H37]^4)" office:value-type="float" office:value="46116.7313406755" calcext:value-type="float">
            <text:p>46116,7313406755</text:p>
          </table:table-cell>
          <table:table-cell table:formula="of:=ROUND([.K37])" office:value-type="float" office:value="46117" calcext:value-type="float">
            <text:p>46117</text:p>
          </table:table-cell>
        </table:table-row>
        <table:table-row table:style-name="ro1">
          <table:table-cell office:value-type="float" office:value="0.00152884374983842" calcext:value-type="float">
            <text:p>1,53E-03</text:p>
          </table:table-cell>
          <table:table-cell office:value-type="float" office:value="-0.001250537" calcext:value-type="float">
            <text:p>-1,25E-03</text:p>
          </table:table-cell>
          <table:table-cell table:formula="of:=[.A38]" office:value-type="float" office:value="0.00152884374983842" calcext:value-type="float">
            <text:p>1,53E-03</text:p>
          </table:table-cell>
          <table:table-cell/>
          <table:table-cell table:formula="of:=[.E37]+[.$D$2]" office:value-type="float" office:value="0.00061807406414795" calcext:value-type="float">
            <text:p>0,0006180741</text:p>
          </table:table-cell>
          <table:table-cell table:formula="of:==VLOOKUP([.E38];[.$B$2:.$C$1031];2)" office:value-type="float" office:value="0.0165190781248385" calcext:value-type="float">
            <text:p>0,0165190781</text:p>
          </table:table-cell>
          <table:table-cell table:formula="of:=ROUND([.F38]/[.$A$1031]*65535)" office:value-type="float" office:value="21652" calcext:value-type="float">
            <text:p>21652</text:p>
          </table:table-cell>
          <table:table-cell table:formula="of:=[.H37]+1" office:value-type="float" office:value="36" calcext:value-type="float">
            <text:p>36</text:p>
          </table:table-cell>
          <table:table-cell table:formula="of:=ROUND([.G38]/[.$G$257]*65535)" office:value-type="float" office:value="46452" calcext:value-type="float">
            <text:p>46452</text:p>
          </table:table-cell>
          <table:table-cell table:formula="of:=([.I38]+[.I39])/2" office:value-type="float" office:value="46520.5" calcext:value-type="float">
            <text:p>46520,5</text:p>
          </table:table-cell>
          <table:table-cell table:formula="of:=(-1687120 - 18687100*[.H38] - 298094*[.H38]^2 + 2066740*[.H38]^3 + 63576.1*[.H38]^4 + 40.8516*[.H38]^5 - 0.0373487*[.H38]^6) / (-775.977 - 754.663*[.H38] + 168.022*[.H38]^2 + 54.4337*[.H38]^3 + [.H38]^4)" office:value-type="float" office:value="46389.9502004677" calcext:value-type="float">
            <text:p>46389,9502004677</text:p>
          </table:table-cell>
          <table:table-cell table:formula="of:=ROUND([.K38])" office:value-type="float" office:value="46390" calcext:value-type="float">
            <text:p>46390</text:p>
          </table:table-cell>
        </table:table-row>
        <table:table-row table:style-name="ro1">
          <table:table-cell office:value-type="float" office:value="0.00157767187483842" calcext:value-type="float">
            <text:p>1,58E-03</text:p>
          </table:table-cell>
          <table:table-cell office:value-type="float" office:value="-0.001250181" calcext:value-type="float">
            <text:p>-1,25E-03</text:p>
          </table:table-cell>
          <table:table-cell table:formula="of:=[.A39]" office:value-type="float" office:value="0.00157767187483842" calcext:value-type="float">
            <text:p>1,58E-03</text:p>
          </table:table-cell>
          <table:table-cell/>
          <table:table-cell table:formula="of:=[.E38]+[.$D$2]" office:value-type="float" office:value="0.000670186704818726" calcext:value-type="float">
            <text:p>0,0006701867</text:p>
          </table:table-cell>
          <table:table-cell table:formula="of:==VLOOKUP([.E39];[.$B$2:.$C$1031];2)" office:value-type="float" office:value="0.0165679062498385" calcext:value-type="float">
            <text:p>0,0165679062</text:p>
          </table:table-cell>
          <table:table-cell table:formula="of:=ROUND([.F39]/[.$A$1031]*65535)" office:value-type="float" office:value="21716" calcext:value-type="float">
            <text:p>21716</text:p>
          </table:table-cell>
          <table:table-cell table:formula="of:=[.H38]+1" office:value-type="float" office:value="37" calcext:value-type="float">
            <text:p>37</text:p>
          </table:table-cell>
          <table:table-cell table:formula="of:=ROUND([.G39]/[.$G$257]*65535)" office:value-type="float" office:value="46589" calcext:value-type="float">
            <text:p>46589</text:p>
          </table:table-cell>
          <table:table-cell table:formula="of:=([.I39]+[.I40])/2" office:value-type="float" office:value="46726.5" calcext:value-type="float">
            <text:p>46726,5</text:p>
          </table:table-cell>
          <table:table-cell table:formula="of:=(-1687120 - 18687100*[.H39] - 298094*[.H39]^2 + 2066740*[.H39]^3 + 63576.1*[.H39]^4 + 40.8516*[.H39]^5 - 0.0373487*[.H39]^6) / (-775.977 - 754.663*[.H39] + 168.022*[.H39]^2 + 54.4337*[.H39]^3 + [.H39]^4)" office:value-type="float" office:value="46655.8076555213" calcext:value-type="float">
            <text:p>46655,8076555213</text:p>
          </table:table-cell>
          <table:table-cell table:formula="of:=ROUND([.K39])" office:value-type="float" office:value="46656" calcext:value-type="float">
            <text:p>46656</text:p>
          </table:table-cell>
        </table:table-row>
        <table:table-row table:style-name="ro1">
          <table:table-cell office:value-type="float" office:value="0.00162649999983842" calcext:value-type="float">
            <text:p>1,63E-03</text:p>
          </table:table-cell>
          <table:table-cell office:value-type="float" office:value="-0.001249819" calcext:value-type="float">
            <text:p>-1,25E-03</text:p>
          </table:table-cell>
          <table:table-cell table:formula="of:=[.A40]" office:value-type="float" office:value="0.00162649999983842" calcext:value-type="float">
            <text:p>1,63E-03</text:p>
          </table:table-cell>
          <table:table-cell/>
          <table:table-cell table:formula="of:=[.E39]+[.$D$2]" office:value-type="float" office:value="0.000722299345489502" calcext:value-type="float">
            <text:p>0,0007222993</text:p>
          </table:table-cell>
          <table:table-cell table:formula="of:==VLOOKUP([.E40];[.$B$2:.$C$1031];2)" office:value-type="float" office:value="0.0166655624998385" calcext:value-type="float">
            <text:p>0,0166655625</text:p>
          </table:table-cell>
          <table:table-cell table:formula="of:=ROUND([.F40]/[.$A$1031]*65535)" office:value-type="float" office:value="21844" calcext:value-type="float">
            <text:p>21844</text:p>
          </table:table-cell>
          <table:table-cell table:formula="of:=[.H39]+1" office:value-type="float" office:value="38" calcext:value-type="float">
            <text:p>38</text:p>
          </table:table-cell>
          <table:table-cell table:formula="of:=ROUND([.G40]/[.$G$257]*65535)" office:value-type="float" office:value="46864" calcext:value-type="float">
            <text:p>46864</text:p>
          </table:table-cell>
          <table:table-cell table:formula="of:=([.I40]+[.I41])/2" office:value-type="float" office:value="47001" calcext:value-type="float">
            <text:p>47001</text:p>
          </table:table-cell>
          <table:table-cell table:formula="of:=(-1687120 - 18687100*[.H40] - 298094*[.H40]^2 + 2066740*[.H40]^3 + 63576.1*[.H40]^4 + 40.8516*[.H40]^5 - 0.0373487*[.H40]^6) / (-775.977 - 754.663*[.H40] + 168.022*[.H40]^2 + 54.4337*[.H40]^3 + [.H40]^4)" office:value-type="float" office:value="46914.6870980118" calcext:value-type="float">
            <text:p>46914,6870980118</text:p>
          </table:table-cell>
          <table:table-cell table:formula="of:=ROUND([.K40])" office:value-type="float" office:value="46915" calcext:value-type="float">
            <text:p>46915</text:p>
          </table:table-cell>
        </table:table-row>
        <table:table-row table:style-name="ro1">
          <table:table-cell office:value-type="float" office:value="0.00167532812483842" calcext:value-type="float">
            <text:p>1,68E-03</text:p>
          </table:table-cell>
          <table:table-cell office:value-type="float" office:value="-0.001249451" calcext:value-type="float">
            <text:p>-1,25E-03</text:p>
          </table:table-cell>
          <table:table-cell table:formula="of:=[.A41]" office:value-type="float" office:value="0.00167532812483842" calcext:value-type="float">
            <text:p>1,68E-03</text:p>
          </table:table-cell>
          <table:table-cell/>
          <table:table-cell table:formula="of:=[.E40]+[.$D$2]" office:value-type="float" office:value="0.000774411986160279" calcext:value-type="float">
            <text:p>0,000774412</text:p>
          </table:table-cell>
          <table:table-cell table:formula="of:==VLOOKUP([.E41];[.$B$2:.$C$1031];2)" office:value-type="float" office:value="0.0167632187498385" calcext:value-type="float">
            <text:p>0,0167632187</text:p>
          </table:table-cell>
          <table:table-cell table:formula="of:=ROUND([.F41]/[.$A$1031]*65535)" office:value-type="float" office:value="21972" calcext:value-type="float">
            <text:p>21972</text:p>
          </table:table-cell>
          <table:table-cell table:formula="of:=[.H40]+1" office:value-type="float" office:value="39" calcext:value-type="float">
            <text:p>39</text:p>
          </table:table-cell>
          <table:table-cell table:formula="of:=ROUND([.G41]/[.$G$257]*65535)" office:value-type="float" office:value="47138" calcext:value-type="float">
            <text:p>47138</text:p>
          </table:table-cell>
          <table:table-cell table:formula="of:=([.I41]+[.I42])/2" office:value-type="float" office:value="47275.5" calcext:value-type="float">
            <text:p>47275,5</text:p>
          </table:table-cell>
          <table:table-cell table:formula="of:=(-1687120 - 18687100*[.H41] - 298094*[.H41]^2 + 2066740*[.H41]^3 + 63576.1*[.H41]^4 + 40.8516*[.H41]^5 - 0.0373487*[.H41]^6) / (-775.977 - 754.663*[.H41] + 168.022*[.H41]^2 + 54.4337*[.H41]^3 + [.H41]^4)" office:value-type="float" office:value="47166.9424269653" calcext:value-type="float">
            <text:p>47166,9424269653</text:p>
          </table:table-cell>
          <table:table-cell table:formula="of:=ROUND([.K41])" office:value-type="float" office:value="47167" calcext:value-type="float">
            <text:p>47167</text:p>
          </table:table-cell>
        </table:table-row>
        <table:table-row table:style-name="ro1">
          <table:table-cell office:value-type="float" office:value="0.00172415624983842" calcext:value-type="float">
            <text:p>1,72E-03</text:p>
          </table:table-cell>
          <table:table-cell office:value-type="float" office:value="-0.001249078" calcext:value-type="float">
            <text:p>-1,25E-03</text:p>
          </table:table-cell>
          <table:table-cell table:formula="of:=[.A42]" office:value-type="float" office:value="0.00172415624983842" calcext:value-type="float">
            <text:p>1,72E-03</text:p>
          </table:table-cell>
          <table:table-cell/>
          <table:table-cell table:formula="of:=[.E41]+[.$D$2]" office:value-type="float" office:value="0.000826524626831055" calcext:value-type="float">
            <text:p>0,0008265246</text:p>
          </table:table-cell>
          <table:table-cell table:formula="of:==VLOOKUP([.E42];[.$B$2:.$C$1031];2)" office:value-type="float" office:value="0.0168608749998385" calcext:value-type="float">
            <text:p>0,016860875</text:p>
          </table:table-cell>
          <table:table-cell table:formula="of:=ROUND([.F42]/[.$A$1031]*65535)" office:value-type="float" office:value="22100" calcext:value-type="float">
            <text:p>22100</text:p>
          </table:table-cell>
          <table:table-cell table:formula="of:=[.H41]+1" office:value-type="float" office:value="40" calcext:value-type="float">
            <text:p>40</text:p>
          </table:table-cell>
          <table:table-cell table:formula="of:=ROUND([.G42]/[.$G$257]*65535)" office:value-type="float" office:value="47413" calcext:value-type="float">
            <text:p>47413</text:p>
          </table:table-cell>
          <table:table-cell table:formula="of:=([.I42]+[.I43])/2" office:value-type="float" office:value="47550.5" calcext:value-type="float">
            <text:p>47550,5</text:p>
          </table:table-cell>
          <table:table-cell table:formula="of:=(-1687120 - 18687100*[.H42] - 298094*[.H42]^2 + 2066740*[.H42]^3 + 63576.1*[.H42]^4 + 40.8516*[.H42]^5 - 0.0373487*[.H42]^6) / (-775.977 - 754.663*[.H42] + 168.022*[.H42]^2 + 54.4337*[.H42]^3 + [.H42]^4)" office:value-type="float" office:value="47412.9010478191" calcext:value-type="float">
            <text:p>47412,9010478191</text:p>
          </table:table-cell>
          <table:table-cell table:formula="of:=ROUND([.K42])" office:value-type="float" office:value="47413" calcext:value-type="float">
            <text:p>47413</text:p>
          </table:table-cell>
        </table:table-row>
        <table:table-row table:style-name="ro1">
          <table:table-cell office:value-type="float" office:value="0.00177298437483842" calcext:value-type="float">
            <text:p>1,77E-03</text:p>
          </table:table-cell>
          <table:table-cell office:value-type="float" office:value="-0.0012487" calcext:value-type="float">
            <text:p>-1,25E-03</text:p>
          </table:table-cell>
          <table:table-cell table:formula="of:=[.A43]" office:value-type="float" office:value="0.00177298437483842" calcext:value-type="float">
            <text:p>1,77E-03</text:p>
          </table:table-cell>
          <table:table-cell/>
          <table:table-cell table:formula="of:=[.E42]+[.$D$2]" office:value-type="float" office:value="0.000878637267501832" calcext:value-type="float">
            <text:p>0,0008786373</text:p>
          </table:table-cell>
          <table:table-cell table:formula="of:==VLOOKUP([.E43];[.$B$2:.$C$1031];2)" office:value-type="float" office:value="0.0169585312498385" calcext:value-type="float">
            <text:p>0,0169585312</text:p>
          </table:table-cell>
          <table:table-cell table:formula="of:=ROUND([.F43]/[.$A$1031]*65535)" office:value-type="float" office:value="22228" calcext:value-type="float">
            <text:p>22228</text:p>
          </table:table-cell>
          <table:table-cell table:formula="of:=[.H42]+1" office:value-type="float" office:value="41" calcext:value-type="float">
            <text:p>41</text:p>
          </table:table-cell>
          <table:table-cell table:formula="of:=ROUND([.G43]/[.$G$257]*65535)" office:value-type="float" office:value="47688" calcext:value-type="float">
            <text:p>47688</text:p>
          </table:table-cell>
          <table:table-cell table:formula="of:=([.I43]+[.I44])/2" office:value-type="float" office:value="47756.5" calcext:value-type="float">
            <text:p>47756,5</text:p>
          </table:table-cell>
          <table:table-cell table:formula="of:=(-1687120 - 18687100*[.H43] - 298094*[.H43]^2 + 2066740*[.H43]^3 + 63576.1*[.H43]^4 + 40.8516*[.H43]^5 - 0.0373487*[.H43]^6) / (-775.977 - 754.663*[.H43] + 168.022*[.H43]^2 + 54.4337*[.H43]^3 + [.H43]^4)" office:value-type="float" office:value="47652.866496708" calcext:value-type="float">
            <text:p>47652,866496708</text:p>
          </table:table-cell>
          <table:table-cell table:formula="of:=ROUND([.K43])" office:value-type="float" office:value="47653" calcext:value-type="float">
            <text:p>47653</text:p>
          </table:table-cell>
        </table:table-row>
        <table:table-row table:style-name="ro1">
          <table:table-cell office:value-type="float" office:value="0.00182181249983842" calcext:value-type="float">
            <text:p>1,82E-03</text:p>
          </table:table-cell>
          <table:table-cell office:value-type="float" office:value="-0.001248316" calcext:value-type="float">
            <text:p>-1,25E-03</text:p>
          </table:table-cell>
          <table:table-cell table:formula="of:=[.A44]" office:value-type="float" office:value="0.00182181249983842" calcext:value-type="float">
            <text:p>1,82E-03</text:p>
          </table:table-cell>
          <table:table-cell/>
          <table:table-cell table:formula="of:=[.E43]+[.$D$2]" office:value-type="float" office:value="0.000930749908172608" calcext:value-type="float">
            <text:p>0,0009307499</text:p>
          </table:table-cell>
          <table:table-cell table:formula="of:==VLOOKUP([.E44];[.$B$2:.$C$1031];2)" office:value-type="float" office:value="0.0170073593748385" calcext:value-type="float">
            <text:p>0,0170073594</text:p>
          </table:table-cell>
          <table:table-cell table:formula="of:=ROUND([.F44]/[.$A$1031]*65535)" office:value-type="float" office:value="22292" calcext:value-type="float">
            <text:p>22292</text:p>
          </table:table-cell>
          <table:table-cell table:formula="of:=[.H43]+1" office:value-type="float" office:value="42" calcext:value-type="float">
            <text:p>42</text:p>
          </table:table-cell>
          <table:table-cell table:formula="of:=ROUND([.G44]/[.$G$257]*65535)" office:value-type="float" office:value="47825" calcext:value-type="float">
            <text:p>47825</text:p>
          </table:table-cell>
          <table:table-cell table:formula="of:=([.I44]+[.I45])/2" office:value-type="float" office:value="47962" calcext:value-type="float">
            <text:p>47962</text:p>
          </table:table-cell>
          <table:table-cell table:formula="of:=(-1687120 - 18687100*[.H44] - 298094*[.H44]^2 + 2066740*[.H44]^3 + 63576.1*[.H44]^4 + 40.8516*[.H44]^5 - 0.0373487*[.H44]^6) / (-775.977 - 754.663*[.H44] + 168.022*[.H44]^2 + 54.4337*[.H44]^3 + [.H44]^4)" office:value-type="float" office:value="47887.1207444987" calcext:value-type="float">
            <text:p>47887,1207444987</text:p>
          </table:table-cell>
          <table:table-cell table:formula="of:=ROUND([.K44])" office:value-type="float" office:value="47887" calcext:value-type="float">
            <text:p>47887</text:p>
          </table:table-cell>
        </table:table-row>
        <table:table-row table:style-name="ro1">
          <table:table-cell office:value-type="float" office:value="0.00187064062483842" calcext:value-type="float">
            <text:p>1,87E-03</text:p>
          </table:table-cell>
          <table:table-cell office:value-type="float" office:value="-0.001247926" calcext:value-type="float">
            <text:p>-1,25E-03</text:p>
          </table:table-cell>
          <table:table-cell table:formula="of:=[.A45]" office:value-type="float" office:value="0.00187064062483842" calcext:value-type="float">
            <text:p>1,87E-03</text:p>
          </table:table-cell>
          <table:table-cell/>
          <table:table-cell table:formula="of:=[.E44]+[.$D$2]" office:value-type="float" office:value="0.000982862548843384" calcext:value-type="float">
            <text:p>0,0009828625</text:p>
          </table:table-cell>
          <table:table-cell table:formula="of:==VLOOKUP([.E45];[.$B$2:.$C$1031];2)" office:value-type="float" office:value="0.0171050156248385" calcext:value-type="float">
            <text:p>0,0171050156</text:p>
          </table:table-cell>
          <table:table-cell table:formula="of:=ROUND([.F45]/[.$A$1031]*65535)" office:value-type="float" office:value="22420" calcext:value-type="float">
            <text:p>22420</text:p>
          </table:table-cell>
          <table:table-cell table:formula="of:=[.H44]+1" office:value-type="float" office:value="43" calcext:value-type="float">
            <text:p>43</text:p>
          </table:table-cell>
          <table:table-cell table:formula="of:=ROUND([.G45]/[.$G$257]*65535)" office:value-type="float" office:value="48099" calcext:value-type="float">
            <text:p>48099</text:p>
          </table:table-cell>
          <table:table-cell table:formula="of:=([.I45]+[.I46])/2" office:value-type="float" office:value="48236.5" calcext:value-type="float">
            <text:p>48236,5</text:p>
          </table:table-cell>
          <table:table-cell table:formula="of:=(-1687120 - 18687100*[.H45] - 298094*[.H45]^2 + 2066740*[.H45]^3 + 63576.1*[.H45]^4 + 40.8516*[.H45]^5 - 0.0373487*[.H45]^6) / (-775.977 - 754.663*[.H45] + 168.022*[.H45]^2 + 54.4337*[.H45]^3 + [.H45]^4)" office:value-type="float" office:value="48115.9262264377" calcext:value-type="float">
            <text:p>48115,9262264377</text:p>
          </table:table-cell>
          <table:table-cell table:formula="of:=ROUND([.K45])" office:value-type="float" office:value="48116" calcext:value-type="float">
            <text:p>48116</text:p>
          </table:table-cell>
        </table:table-row>
        <table:table-row table:style-name="ro1">
          <table:table-cell office:value-type="float" office:value="0.00191946874983842" calcext:value-type="float">
            <text:p>1,92E-03</text:p>
          </table:table-cell>
          <table:table-cell office:value-type="float" office:value="-0.001247531" calcext:value-type="float">
            <text:p>-1,25E-03</text:p>
          </table:table-cell>
          <table:table-cell table:formula="of:=[.A46]" office:value-type="float" office:value="0.00191946874983842" calcext:value-type="float">
            <text:p>1,92E-03</text:p>
          </table:table-cell>
          <table:table-cell/>
          <table:table-cell table:formula="of:=[.E45]+[.$D$2]" office:value-type="float" office:value="0.00103497518951416" calcext:value-type="float">
            <text:p>0,0010349752</text:p>
          </table:table-cell>
          <table:table-cell table:formula="of:==VLOOKUP([.E46];[.$B$2:.$C$1031];2)" office:value-type="float" office:value="0.0172026718748385" calcext:value-type="float">
            <text:p>0,0172026719</text:p>
          </table:table-cell>
          <table:table-cell table:formula="of:=ROUND([.F46]/[.$A$1031]*65535)" office:value-type="float" office:value="22548" calcext:value-type="float">
            <text:p>22548</text:p>
          </table:table-cell>
          <table:table-cell table:formula="of:=[.H45]+1" office:value-type="float" office:value="44" calcext:value-type="float">
            <text:p>44</text:p>
          </table:table-cell>
          <table:table-cell table:formula="of:=ROUND([.G46]/[.$G$257]*65535)" office:value-type="float" office:value="48374" calcext:value-type="float">
            <text:p>48374</text:p>
          </table:table-cell>
          <table:table-cell table:formula="of:=([.I46]+[.I47])/2" office:value-type="float" office:value="48442.5" calcext:value-type="float">
            <text:p>48442,5</text:p>
          </table:table-cell>
          <table:table-cell table:formula="of:=(-1687120 - 18687100*[.H46] - 298094*[.H46]^2 + 2066740*[.H46]^3 + 63576.1*[.H46]^4 + 40.8516*[.H46]^5 - 0.0373487*[.H46]^6) / (-775.977 - 754.663*[.H46] + 168.022*[.H46]^2 + 54.4337*[.H46]^3 + [.H46]^4)" office:value-type="float" office:value="48339.5276358147" calcext:value-type="float">
            <text:p>48339,5276358147</text:p>
          </table:table-cell>
          <table:table-cell table:formula="of:=ROUND([.K46])" office:value-type="float" office:value="48340" calcext:value-type="float">
            <text:p>48340</text:p>
          </table:table-cell>
        </table:table-row>
        <table:table-row table:style-name="ro1">
          <table:table-cell office:value-type="float" office:value="0.00196829687483842" calcext:value-type="float">
            <text:p>1,97E-03</text:p>
          </table:table-cell>
          <table:table-cell office:value-type="float" office:value="-0.001247129" calcext:value-type="float">
            <text:p>-1,25E-03</text:p>
          </table:table-cell>
          <table:table-cell table:formula="of:=[.A47]" office:value-type="float" office:value="0.00196829687483842" calcext:value-type="float">
            <text:p>1,97E-03</text:p>
          </table:table-cell>
          <table:table-cell/>
          <table:table-cell table:formula="of:=[.E46]+[.$D$2]" office:value-type="float" office:value="0.00108708783018494" calcext:value-type="float">
            <text:p>0,0010870878</text:p>
          </table:table-cell>
          <table:table-cell table:formula="of:==VLOOKUP([.E47];[.$B$2:.$C$1031];2)" office:value-type="float" office:value="0.0172514999998385" calcext:value-type="float">
            <text:p>0,0172515</text:p>
          </table:table-cell>
          <table:table-cell table:formula="of:=ROUND([.F47]/[.$A$1031]*65535)" office:value-type="float" office:value="22612" calcext:value-type="float">
            <text:p>22612</text:p>
          </table:table-cell>
          <table:table-cell table:formula="of:=[.H46]+1" office:value-type="float" office:value="45" calcext:value-type="float">
            <text:p>45</text:p>
          </table:table-cell>
          <table:table-cell table:formula="of:=ROUND([.G47]/[.$G$257]*65535)" office:value-type="float" office:value="48511" calcext:value-type="float">
            <text:p>48511</text:p>
          </table:table-cell>
          <table:table-cell table:formula="of:=([.I47]+[.I48])/2" office:value-type="float" office:value="48648.5" calcext:value-type="float">
            <text:p>48648,5</text:p>
          </table:table-cell>
          <table:table-cell table:formula="of:=(-1687120 - 18687100*[.H47] - 298094*[.H47]^2 + 2066740*[.H47]^3 + 63576.1*[.H47]^4 + 40.8516*[.H47]^5 - 0.0373487*[.H47]^6) / (-775.977 - 754.663*[.H47] + 168.022*[.H47]^2 + 54.4337*[.H47]^3 + [.H47]^4)" office:value-type="float" office:value="48558.1535139284" calcext:value-type="float">
            <text:p>48558,1535139284</text:p>
          </table:table-cell>
          <table:table-cell table:formula="of:=ROUND([.K47])" office:value-type="float" office:value="48558" calcext:value-type="float">
            <text:p>48558</text:p>
          </table:table-cell>
        </table:table-row>
        <table:table-row table:style-name="ro1">
          <table:table-cell office:value-type="float" office:value="0.00201712499983842" calcext:value-type="float">
            <text:p>2,02E-03</text:p>
          </table:table-cell>
          <table:table-cell office:value-type="float" office:value="-0.001246722" calcext:value-type="float">
            <text:p>-1,25E-03</text:p>
          </table:table-cell>
          <table:table-cell table:formula="of:=[.A48]" office:value-type="float" office:value="0.00201712499983842" calcext:value-type="float">
            <text:p>2,02E-03</text:p>
          </table:table-cell>
          <table:table-cell/>
          <table:table-cell table:formula="of:=[.E47]+[.$D$2]" office:value-type="float" office:value="0.00113920047085571" calcext:value-type="float">
            <text:p>0,0011392005</text:p>
          </table:table-cell>
          <table:table-cell table:formula="of:==VLOOKUP([.E48];[.$B$2:.$C$1031];2)" office:value-type="float" office:value="0.0173491562498385" calcext:value-type="float">
            <text:p>0,0173491562</text:p>
          </table:table-cell>
          <table:table-cell table:formula="of:=ROUND([.F48]/[.$A$1031]*65535)" office:value-type="float" office:value="22740" calcext:value-type="float">
            <text:p>22740</text:p>
          </table:table-cell>
          <table:table-cell table:formula="of:=[.H47]+1" office:value-type="float" office:value="46" calcext:value-type="float">
            <text:p>46</text:p>
          </table:table-cell>
          <table:table-cell table:formula="of:=ROUND([.G48]/[.$G$257]*65535)" office:value-type="float" office:value="48786" calcext:value-type="float">
            <text:p>48786</text:p>
          </table:table-cell>
          <table:table-cell table:formula="of:=([.I48]+[.I49])/2" office:value-type="float" office:value="48854.5" calcext:value-type="float">
            <text:p>48854,5</text:p>
          </table:table-cell>
          <table:table-cell table:formula="of:=(-1687120 - 18687100*[.H48] - 298094*[.H48]^2 + 2066740*[.H48]^3 + 63576.1*[.H48]^4 + 40.8516*[.H48]^5 - 0.0373487*[.H48]^6) / (-775.977 - 754.663*[.H48] + 168.022*[.H48]^2 + 54.4337*[.H48]^3 + [.H48]^4)" office:value-type="float" office:value="48772.0176636117" calcext:value-type="float">
            <text:p>48772,0176636117</text:p>
          </table:table-cell>
          <table:table-cell table:formula="of:=ROUND([.K48])" office:value-type="float" office:value="48772" calcext:value-type="float">
            <text:p>48772</text:p>
          </table:table-cell>
        </table:table-row>
        <table:table-row table:style-name="ro1">
          <table:table-cell office:value-type="float" office:value="0.00206595312483842" calcext:value-type="float">
            <text:p>2,07E-03</text:p>
          </table:table-cell>
          <table:table-cell office:value-type="float" office:value="-0.001246309" calcext:value-type="float">
            <text:p>-1,25E-03</text:p>
          </table:table-cell>
          <table:table-cell table:formula="of:=[.A49]" office:value-type="float" office:value="0.00206595312483842" calcext:value-type="float">
            <text:p>2,07E-03</text:p>
          </table:table-cell>
          <table:table-cell/>
          <table:table-cell table:formula="of:=[.E48]+[.$D$2]" office:value-type="float" office:value="0.00119131311152649" calcext:value-type="float">
            <text:p>0,0011913131</text:p>
          </table:table-cell>
          <table:table-cell table:formula="of:==VLOOKUP([.E49];[.$B$2:.$C$1031];2)" office:value-type="float" office:value="0.0173979843748385" calcext:value-type="float">
            <text:p>0,0173979844</text:p>
          </table:table-cell>
          <table:table-cell table:formula="of:=ROUND([.F49]/[.$A$1031]*65535)" office:value-type="float" office:value="22804" calcext:value-type="float">
            <text:p>22804</text:p>
          </table:table-cell>
          <table:table-cell table:formula="of:=[.H48]+1" office:value-type="float" office:value="47" calcext:value-type="float">
            <text:p>47</text:p>
          </table:table-cell>
          <table:table-cell table:formula="of:=ROUND([.G49]/[.$G$257]*65535)" office:value-type="float" office:value="48923" calcext:value-type="float">
            <text:p>48923</text:p>
          </table:table-cell>
          <table:table-cell table:formula="of:=([.I49]+[.I50])/2" office:value-type="float" office:value="49060.5" calcext:value-type="float">
            <text:p>49060,5</text:p>
          </table:table-cell>
          <table:table-cell table:formula="of:=(-1687120 - 18687100*[.H49] - 298094*[.H49]^2 + 2066740*[.H49]^3 + 63576.1*[.H49]^4 + 40.8516*[.H49]^5 - 0.0373487*[.H49]^6) / (-775.977 - 754.663*[.H49] + 168.022*[.H49]^2 + 54.4337*[.H49]^3 + [.H49]^4)" office:value-type="float" office:value="48981.3204094151" calcext:value-type="float">
            <text:p>48981,3204094151</text:p>
          </table:table-cell>
          <table:table-cell table:formula="of:=ROUND([.K49])" office:value-type="float" office:value="48981" calcext:value-type="float">
            <text:p>48981</text:p>
          </table:table-cell>
        </table:table-row>
        <table:table-row table:style-name="ro1">
          <table:table-cell office:value-type="float" office:value="0.00211478124983842" calcext:value-type="float">
            <text:p>2,11E-03</text:p>
          </table:table-cell>
          <table:table-cell office:value-type="float" office:value="-0.001245891" calcext:value-type="float">
            <text:p>-1,25E-03</text:p>
          </table:table-cell>
          <table:table-cell table:formula="of:=[.A50]" office:value-type="float" office:value="0.00211478124983842" calcext:value-type="float">
            <text:p>2,11E-03</text:p>
          </table:table-cell>
          <table:table-cell/>
          <table:table-cell table:formula="of:=[.E49]+[.$D$2]" office:value-type="float" office:value="0.00124342575219727" calcext:value-type="float">
            <text:p>0,0012434258</text:p>
          </table:table-cell>
          <table:table-cell table:formula="of:==VLOOKUP([.E50];[.$B$2:.$C$1031];2)" office:value-type="float" office:value="0.0174956406248385" calcext:value-type="float">
            <text:p>0,0174956406</text:p>
          </table:table-cell>
          <table:table-cell table:formula="of:=ROUND([.F50]/[.$A$1031]*65535)" office:value-type="float" office:value="22932" calcext:value-type="float">
            <text:p>22932</text:p>
          </table:table-cell>
          <table:table-cell table:formula="of:=[.H49]+1" office:value-type="float" office:value="48" calcext:value-type="float">
            <text:p>48</text:p>
          </table:table-cell>
          <table:table-cell table:formula="of:=ROUND([.G50]/[.$G$257]*65535)" office:value-type="float" office:value="49198" calcext:value-type="float">
            <text:p>49198</text:p>
          </table:table-cell>
          <table:table-cell table:formula="of:=([.I50]+[.I51])/2" office:value-type="float" office:value="49266.5" calcext:value-type="float">
            <text:p>49266,5</text:p>
          </table:table-cell>
          <table:table-cell table:formula="of:=(-1687120 - 18687100*[.H50] - 298094*[.H50]^2 + 2066740*[.H50]^3 + 63576.1*[.H50]^4 + 40.8516*[.H50]^5 - 0.0373487*[.H50]^6) / (-775.977 - 754.663*[.H50] + 168.022*[.H50]^2 + 54.4337*[.H50]^3 + [.H50]^4)" office:value-type="float" office:value="49186.2497240966" calcext:value-type="float">
            <text:p>49186,2497240966</text:p>
          </table:table-cell>
          <table:table-cell table:formula="of:=ROUND([.K50])" office:value-type="float" office:value="49186" calcext:value-type="float">
            <text:p>49186</text:p>
          </table:table-cell>
        </table:table-row>
        <table:table-row table:style-name="ro1">
          <table:table-cell office:value-type="float" office:value="0.00216360937483842" calcext:value-type="float">
            <text:p>2,16E-03</text:p>
          </table:table-cell>
          <table:table-cell office:value-type="float" office:value="-0.001245466" calcext:value-type="float">
            <text:p>-1,25E-03</text:p>
          </table:table-cell>
          <table:table-cell table:formula="of:=[.A51]" office:value-type="float" office:value="0.00216360937483842" calcext:value-type="float">
            <text:p>2,16E-03</text:p>
          </table:table-cell>
          <table:table-cell/>
          <table:table-cell table:formula="of:=[.E50]+[.$D$2]" office:value-type="float" office:value="0.00129553839286804" calcext:value-type="float">
            <text:p>0,0012955384</text:p>
          </table:table-cell>
          <table:table-cell table:formula="of:==VLOOKUP([.E51];[.$B$2:.$C$1031];2)" office:value-type="float" office:value="0.0175444687498385" calcext:value-type="float">
            <text:p>0,0175444687</text:p>
          </table:table-cell>
          <table:table-cell table:formula="of:=ROUND([.F51]/[.$A$1031]*65535)" office:value-type="float" office:value="22996" calcext:value-type="float">
            <text:p>22996</text:p>
          </table:table-cell>
          <table:table-cell table:formula="of:=[.H50]+1" office:value-type="float" office:value="49" calcext:value-type="float">
            <text:p>49</text:p>
          </table:table-cell>
          <table:table-cell table:formula="of:=ROUND([.G51]/[.$G$257]*65535)" office:value-type="float" office:value="49335" calcext:value-type="float">
            <text:p>49335</text:p>
          </table:table-cell>
          <table:table-cell table:formula="of:=([.I51]+[.I52])/2" office:value-type="float" office:value="49472.5" calcext:value-type="float">
            <text:p>49472,5</text:p>
          </table:table-cell>
          <table:table-cell table:formula="of:=(-1687120 - 18687100*[.H51] - 298094*[.H51]^2 + 2066740*[.H51]^3 + 63576.1*[.H51]^4 + 40.8516*[.H51]^5 - 0.0373487*[.H51]^6) / (-775.977 - 754.663*[.H51] + 168.022*[.H51]^2 + 54.4337*[.H51]^3 + [.H51]^4)" office:value-type="float" office:value="49386.9822381902" calcext:value-type="float">
            <text:p>49386,9822381902</text:p>
          </table:table-cell>
          <table:table-cell table:formula="of:=ROUND([.K51])" office:value-type="float" office:value="49387" calcext:value-type="float">
            <text:p>49387</text:p>
          </table:table-cell>
        </table:table-row>
        <table:table-row table:style-name="ro1">
          <table:table-cell office:value-type="float" office:value="0.00221243749983842" calcext:value-type="float">
            <text:p>2,21E-03</text:p>
          </table:table-cell>
          <table:table-cell office:value-type="float" office:value="-0.001245035" calcext:value-type="float">
            <text:p>-1,25E-03</text:p>
          </table:table-cell>
          <table:table-cell table:formula="of:=[.A52]" office:value-type="float" office:value="0.00221243749983842" calcext:value-type="float">
            <text:p>2,21E-03</text:p>
          </table:table-cell>
          <table:table-cell/>
          <table:table-cell table:formula="of:=[.E51]+[.$D$2]" office:value-type="float" office:value="0.00134765103353882" calcext:value-type="float">
            <text:p>0,001347651</text:p>
          </table:table-cell>
          <table:table-cell table:formula="of:==VLOOKUP([.E52];[.$B$2:.$C$1031];2)" office:value-type="float" office:value="0.0176421249998385" calcext:value-type="float">
            <text:p>0,017642125</text:p>
          </table:table-cell>
          <table:table-cell table:formula="of:=ROUND([.F52]/[.$A$1031]*65535)" office:value-type="float" office:value="23124" calcext:value-type="float">
            <text:p>23124</text:p>
          </table:table-cell>
          <table:table-cell table:formula="of:=[.H51]+1" office:value-type="float" office:value="50" calcext:value-type="float">
            <text:p>50</text:p>
          </table:table-cell>
          <table:table-cell table:formula="of:=ROUND([.G52]/[.$G$257]*65535)" office:value-type="float" office:value="49610" calcext:value-type="float">
            <text:p>49610</text:p>
          </table:table-cell>
          <table:table-cell table:formula="of:=([.I52]+[.I53])/2" office:value-type="float" office:value="49678.5" calcext:value-type="float">
            <text:p>49678,5</text:p>
          </table:table-cell>
          <table:table-cell table:formula="of:=(-1687120 - 18687100*[.H52] - 298094*[.H52]^2 + 2066740*[.H52]^3 + 63576.1*[.H52]^4 + 40.8516*[.H52]^5 - 0.0373487*[.H52]^6) / (-775.977 - 754.663*[.H52] + 168.022*[.H52]^2 + 54.4337*[.H52]^3 + [.H52]^4)" office:value-type="float" office:value="49583.6841470192" calcext:value-type="float">
            <text:p>49583,6841470192</text:p>
          </table:table-cell>
          <table:table-cell table:formula="of:=ROUND([.K52])" office:value-type="float" office:value="49584" calcext:value-type="float">
            <text:p>49584</text:p>
          </table:table-cell>
        </table:table-row>
        <table:table-row table:style-name="ro1">
          <table:table-cell office:value-type="float" office:value="0.00226126562483842" calcext:value-type="float">
            <text:p>2,26E-03</text:p>
          </table:table-cell>
          <table:table-cell office:value-type="float" office:value="-0.001244598" calcext:value-type="float">
            <text:p>-1,24E-03</text:p>
          </table:table-cell>
          <table:table-cell table:formula="of:=[.A53]" office:value-type="float" office:value="0.00226126562483842" calcext:value-type="float">
            <text:p>2,26E-03</text:p>
          </table:table-cell>
          <table:table-cell/>
          <table:table-cell table:formula="of:=[.E52]+[.$D$2]" office:value-type="float" office:value="0.0013997636742096" calcext:value-type="float">
            <text:p>0,0013997637</text:p>
          </table:table-cell>
          <table:table-cell table:formula="of:==VLOOKUP([.E53];[.$B$2:.$C$1031];2)" office:value-type="float" office:value="0.0176909531248385" calcext:value-type="float">
            <text:p>0,0176909531</text:p>
          </table:table-cell>
          <table:table-cell table:formula="of:=ROUND([.F53]/[.$A$1031]*65535)" office:value-type="float" office:value="23188" calcext:value-type="float">
            <text:p>23188</text:p>
          </table:table-cell>
          <table:table-cell table:formula="of:=[.H52]+1" office:value-type="float" office:value="51" calcext:value-type="float">
            <text:p>51</text:p>
          </table:table-cell>
          <table:table-cell table:formula="of:=ROUND([.G53]/[.$G$257]*65535)" office:value-type="float" office:value="49747" calcext:value-type="float">
            <text:p>49747</text:p>
          </table:table-cell>
          <table:table-cell table:formula="of:=([.I53]+[.I54])/2" office:value-type="float" office:value="49884.5" calcext:value-type="float">
            <text:p>49884,5</text:p>
          </table:table-cell>
          <table:table-cell table:formula="of:=(-1687120 - 18687100*[.H53] - 298094*[.H53]^2 + 2066740*[.H53]^3 + 63576.1*[.H53]^4 + 40.8516*[.H53]^5 - 0.0373487*[.H53]^6) / (-775.977 - 754.663*[.H53] + 168.022*[.H53]^2 + 54.4337*[.H53]^3 + [.H53]^4)" office:value-type="float" office:value="49776.5120274995" calcext:value-type="float">
            <text:p>49776,5120274995</text:p>
          </table:table-cell>
          <table:table-cell table:formula="of:=ROUND([.K53])" office:value-type="float" office:value="49777" calcext:value-type="float">
            <text:p>49777</text:p>
          </table:table-cell>
        </table:table-row>
        <table:table-row table:style-name="ro1">
          <table:table-cell office:value-type="float" office:value="0.00231009374983841" calcext:value-type="float">
            <text:p>2,31E-03</text:p>
          </table:table-cell>
          <table:table-cell office:value-type="float" office:value="-0.001244154" calcext:value-type="float">
            <text:p>-1,24E-03</text:p>
          </table:table-cell>
          <table:table-cell table:formula="of:=[.A54]" office:value-type="float" office:value="0.00231009374983841" calcext:value-type="float">
            <text:p>2,31E-03</text:p>
          </table:table-cell>
          <table:table-cell/>
          <table:table-cell table:formula="of:=[.E53]+[.$D$2]" office:value-type="float" office:value="0.00145187631488037" calcext:value-type="float">
            <text:p>0,0014518763</text:p>
          </table:table-cell>
          <table:table-cell table:formula="of:==VLOOKUP([.E54];[.$B$2:.$C$1031];2)" office:value-type="float" office:value="0.0177886093748385" calcext:value-type="float">
            <text:p>0,0177886094</text:p>
          </table:table-cell>
          <table:table-cell table:formula="of:=ROUND([.F54]/[.$A$1031]*65535)" office:value-type="float" office:value="23316" calcext:value-type="float">
            <text:p>23316</text:p>
          </table:table-cell>
          <table:table-cell table:formula="of:=[.H53]+1" office:value-type="float" office:value="52" calcext:value-type="float">
            <text:p>52</text:p>
          </table:table-cell>
          <table:table-cell table:formula="of:=ROUND([.G54]/[.$G$257]*65535)" office:value-type="float" office:value="50022" calcext:value-type="float">
            <text:p>50022</text:p>
          </table:table-cell>
          <table:table-cell table:formula="of:=([.I54]+[.I55])/2" office:value-type="float" office:value="50090.5" calcext:value-type="float">
            <text:p>50090,5</text:p>
          </table:table-cell>
          <table:table-cell table:formula="of:=(-1687120 - 18687100*[.H54] - 298094*[.H54]^2 + 2066740*[.H54]^3 + 63576.1*[.H54]^4 + 40.8516*[.H54]^5 - 0.0373487*[.H54]^6) / (-775.977 - 754.663*[.H54] + 168.022*[.H54]^2 + 54.4337*[.H54]^3 + [.H54]^4)" office:value-type="float" office:value="49965.6135753779" calcext:value-type="float">
            <text:p>49965,6135753779</text:p>
          </table:table-cell>
          <table:table-cell table:formula="of:=ROUND([.K54])" office:value-type="float" office:value="49966" calcext:value-type="float">
            <text:p>49966</text:p>
          </table:table-cell>
        </table:table-row>
        <table:table-row table:style-name="ro1">
          <table:table-cell office:value-type="float" office:value="0.00235892187483841" calcext:value-type="float">
            <text:p>2,36E-03</text:p>
          </table:table-cell>
          <table:table-cell office:value-type="float" office:value="-0.001243705" calcext:value-type="float">
            <text:p>-1,24E-03</text:p>
          </table:table-cell>
          <table:table-cell table:formula="of:=[.A55]" office:value-type="float" office:value="0.00235892187483841" calcext:value-type="float">
            <text:p>2,36E-03</text:p>
          </table:table-cell>
          <table:table-cell/>
          <table:table-cell table:formula="of:=[.E54]+[.$D$2]" office:value-type="float" office:value="0.00150398895555115" calcext:value-type="float">
            <text:p>0,001503989</text:p>
          </table:table-cell>
          <table:table-cell table:formula="of:==VLOOKUP([.E55];[.$B$2:.$C$1031];2)" office:value-type="float" office:value="0.0178374374998385" calcext:value-type="float">
            <text:p>0,0178374375</text:p>
          </table:table-cell>
          <table:table-cell table:formula="of:=ROUND([.F55]/[.$A$1031]*65535)" office:value-type="float" office:value="23380" calcext:value-type="float">
            <text:p>23380</text:p>
          </table:table-cell>
          <table:table-cell table:formula="of:=[.H54]+1" office:value-type="float" office:value="53" calcext:value-type="float">
            <text:p>53</text:p>
          </table:table-cell>
          <table:table-cell table:formula="of:=ROUND([.G55]/[.$G$257]*65535)" office:value-type="float" office:value="50159" calcext:value-type="float">
            <text:p>50159</text:p>
          </table:table-cell>
          <table:table-cell table:formula="of:=([.I55]+[.I56])/2" office:value-type="float" office:value="50227.5" calcext:value-type="float">
            <text:p>50227,5</text:p>
          </table:table-cell>
          <table:table-cell table:formula="of:=(-1687120 - 18687100*[.H55] - 298094*[.H55]^2 + 2066740*[.H55]^3 + 63576.1*[.H55]^4 + 40.8516*[.H55]^5 - 0.0373487*[.H55]^6) / (-775.977 - 754.663*[.H55] + 168.022*[.H55]^2 + 54.4337*[.H55]^3 + [.H55]^4)" office:value-type="float" office:value="50151.128272105" calcext:value-type="float">
            <text:p>50151,128272105</text:p>
          </table:table-cell>
          <table:table-cell table:formula="of:=ROUND([.K55])" office:value-type="float" office:value="50151" calcext:value-type="float">
            <text:p>50151</text:p>
          </table:table-cell>
        </table:table-row>
        <table:table-row table:style-name="ro1">
          <table:table-cell office:value-type="float" office:value="0.00240774999983841" calcext:value-type="float">
            <text:p>2,41E-03</text:p>
          </table:table-cell>
          <table:table-cell office:value-type="float" office:value="-0.001243249" calcext:value-type="float">
            <text:p>-1,24E-03</text:p>
          </table:table-cell>
          <table:table-cell table:formula="of:=[.A56]" office:value-type="float" office:value="0.00240774999983841" calcext:value-type="float">
            <text:p>2,41E-03</text:p>
          </table:table-cell>
          <table:table-cell/>
          <table:table-cell table:formula="of:=[.E55]+[.$D$2]" office:value-type="float" office:value="0.00155610159622192" calcext:value-type="float">
            <text:p>0,0015561016</text:p>
          </table:table-cell>
          <table:table-cell table:formula="of:==VLOOKUP([.E56];[.$B$2:.$C$1031];2)" office:value-type="float" office:value="0.0178862656248385" calcext:value-type="float">
            <text:p>0,0178862656</text:p>
          </table:table-cell>
          <table:table-cell table:formula="of:=ROUND([.F56]/[.$A$1031]*65535)" office:value-type="float" office:value="23444" calcext:value-type="float">
            <text:p>23444</text:p>
          </table:table-cell>
          <table:table-cell table:formula="of:=[.H55]+1" office:value-type="float" office:value="54" calcext:value-type="float">
            <text:p>54</text:p>
          </table:table-cell>
          <table:table-cell table:formula="of:=ROUND([.G56]/[.$G$257]*65535)" office:value-type="float" office:value="50296" calcext:value-type="float">
            <text:p>50296</text:p>
          </table:table-cell>
          <table:table-cell table:formula="of:=([.I56]+[.I57])/2" office:value-type="float" office:value="50433.5" calcext:value-type="float">
            <text:p>50433,5</text:p>
          </table:table-cell>
          <table:table-cell table:formula="of:=(-1687120 - 18687100*[.H56] - 298094*[.H56]^2 + 2066740*[.H56]^3 + 63576.1*[.H56]^4 + 40.8516*[.H56]^5 - 0.0373487*[.H56]^6) / (-775.977 - 754.663*[.H56] + 168.022*[.H56]^2 + 54.4337*[.H56]^3 + [.H56]^4)" office:value-type="float" office:value="50333.1879893279" calcext:value-type="float">
            <text:p>50333,1879893279</text:p>
          </table:table-cell>
          <table:table-cell table:formula="of:=ROUND([.K56])" office:value-type="float" office:value="50333" calcext:value-type="float">
            <text:p>50333</text:p>
          </table:table-cell>
        </table:table-row>
        <table:table-row table:style-name="ro1">
          <table:table-cell office:value-type="float" office:value="0.00245657812483841" calcext:value-type="float">
            <text:p>2,46E-03</text:p>
          </table:table-cell>
          <table:table-cell office:value-type="float" office:value="-0.001242786" calcext:value-type="float">
            <text:p>-1,24E-03</text:p>
          </table:table-cell>
          <table:table-cell table:formula="of:=[.A57]" office:value-type="float" office:value="0.00245657812483841" calcext:value-type="float">
            <text:p>2,46E-03</text:p>
          </table:table-cell>
          <table:table-cell/>
          <table:table-cell table:formula="of:=[.E56]+[.$D$2]" office:value-type="float" office:value="0.0016082142368927" calcext:value-type="float">
            <text:p>0,0016082142</text:p>
          </table:table-cell>
          <table:table-cell table:formula="of:==VLOOKUP([.E57];[.$B$2:.$C$1031];2)" office:value-type="float" office:value="0.0179839218748385" calcext:value-type="float">
            <text:p>0,0179839219</text:p>
          </table:table-cell>
          <table:table-cell table:formula="of:=ROUND([.F57]/[.$A$1031]*65535)" office:value-type="float" office:value="23572" calcext:value-type="float">
            <text:p>23572</text:p>
          </table:table-cell>
          <table:table-cell table:formula="of:=[.H56]+1" office:value-type="float" office:value="55" calcext:value-type="float">
            <text:p>55</text:p>
          </table:table-cell>
          <table:table-cell table:formula="of:=ROUND([.G57]/[.$G$257]*65535)" office:value-type="float" office:value="50571" calcext:value-type="float">
            <text:p>50571</text:p>
          </table:table-cell>
          <table:table-cell table:formula="of:=([.I57]+[.I58])/2" office:value-type="float" office:value="50639.5" calcext:value-type="float">
            <text:p>50639,5</text:p>
          </table:table-cell>
          <table:table-cell table:formula="of:=(-1687120 - 18687100*[.H57] - 298094*[.H57]^2 + 2066740*[.H57]^3 + 63576.1*[.H57]^4 + 40.8516*[.H57]^5 - 0.0373487*[.H57]^6) / (-775.977 - 754.663*[.H57] + 168.022*[.H57]^2 + 54.4337*[.H57]^3 + [.H57]^4)" office:value-type="float" office:value="50511.9175379402" calcext:value-type="float">
            <text:p>50511,9175379402</text:p>
          </table:table-cell>
          <table:table-cell table:formula="of:=ROUND([.K57])" office:value-type="float" office:value="50512" calcext:value-type="float">
            <text:p>50512</text:p>
          </table:table-cell>
        </table:table-row>
        <table:table-row table:style-name="ro1">
          <table:table-cell office:value-type="float" office:value="0.00250540624983841" calcext:value-type="float">
            <text:p>2,51E-03</text:p>
          </table:table-cell>
          <table:table-cell office:value-type="float" office:value="-0.001242317" calcext:value-type="float">
            <text:p>-1,24E-03</text:p>
          </table:table-cell>
          <table:table-cell table:formula="of:=[.A58]" office:value-type="float" office:value="0.00250540624983841" calcext:value-type="float">
            <text:p>2,51E-03</text:p>
          </table:table-cell>
          <table:table-cell/>
          <table:table-cell table:formula="of:=[.E57]+[.$D$2]" office:value-type="float" office:value="0.00166032687756348" calcext:value-type="float">
            <text:p>0,0016603269</text:p>
          </table:table-cell>
          <table:table-cell table:formula="of:==VLOOKUP([.E58];[.$B$2:.$C$1031];2)" office:value-type="float" office:value="0.0180327499998385" calcext:value-type="float">
            <text:p>0,01803275</text:p>
          </table:table-cell>
          <table:table-cell table:formula="of:=ROUND([.F58]/[.$A$1031]*65535)" office:value-type="float" office:value="23636" calcext:value-type="float">
            <text:p>23636</text:p>
          </table:table-cell>
          <table:table-cell table:formula="of:=[.H57]+1" office:value-type="float" office:value="56" calcext:value-type="float">
            <text:p>56</text:p>
          </table:table-cell>
          <table:table-cell table:formula="of:=ROUND([.G58]/[.$G$257]*65535)" office:value-type="float" office:value="50708" calcext:value-type="float">
            <text:p>50708</text:p>
          </table:table-cell>
          <table:table-cell table:formula="of:=([.I58]+[.I59])/2" office:value-type="float" office:value="50777" calcext:value-type="float">
            <text:p>50777</text:p>
          </table:table-cell>
          <table:table-cell table:formula="of:=(-1687120 - 18687100*[.H58] - 298094*[.H58]^2 + 2066740*[.H58]^3 + 63576.1*[.H58]^4 + 40.8516*[.H58]^5 - 0.0373487*[.H58]^6) / (-775.977 - 754.663*[.H58] + 168.022*[.H58]^2 + 54.4337*[.H58]^3 + [.H58]^4)" office:value-type="float" office:value="50687.4351677457" calcext:value-type="float">
            <text:p>50687,4351677457</text:p>
          </table:table-cell>
          <table:table-cell table:formula="of:=ROUND([.K58])" office:value-type="float" office:value="50687" calcext:value-type="float">
            <text:p>50687</text:p>
          </table:table-cell>
        </table:table-row>
        <table:table-row table:style-name="ro1">
          <table:table-cell office:value-type="float" office:value="0.00255423437483841" calcext:value-type="float">
            <text:p>2,55E-03</text:p>
          </table:table-cell>
          <table:table-cell office:value-type="float" office:value="-0.001241841" calcext:value-type="float">
            <text:p>-1,24E-03</text:p>
          </table:table-cell>
          <table:table-cell table:formula="of:=[.A59]" office:value-type="float" office:value="0.00255423437483841" calcext:value-type="float">
            <text:p>2,55E-03</text:p>
          </table:table-cell>
          <table:table-cell/>
          <table:table-cell table:formula="of:=[.E58]+[.$D$2]" office:value-type="float" office:value="0.00171243951823425" calcext:value-type="float">
            <text:p>0,0017124395</text:p>
          </table:table-cell>
          <table:table-cell table:formula="of:==VLOOKUP([.E59];[.$B$2:.$C$1031];2)" office:value-type="float" office:value="0.0180815781248385" calcext:value-type="float">
            <text:p>0,0180815781</text:p>
          </table:table-cell>
          <table:table-cell table:formula="of:=ROUND([.F59]/[.$A$1031]*65535)" office:value-type="float" office:value="23700" calcext:value-type="float">
            <text:p>23700</text:p>
          </table:table-cell>
          <table:table-cell table:formula="of:=[.H58]+1" office:value-type="float" office:value="57" calcext:value-type="float">
            <text:p>57</text:p>
          </table:table-cell>
          <table:table-cell table:formula="of:=ROUND([.G59]/[.$G$257]*65535)" office:value-type="float" office:value="50846" calcext:value-type="float">
            <text:p>50846</text:p>
          </table:table-cell>
          <table:table-cell table:formula="of:=([.I59]+[.I60])/2" office:value-type="float" office:value="50914.5" calcext:value-type="float">
            <text:p>50914,5</text:p>
          </table:table-cell>
          <table:table-cell table:formula="of:=(-1687120 - 18687100*[.H59] - 298094*[.H59]^2 + 2066740*[.H59]^3 + 63576.1*[.H59]^4 + 40.8516*[.H59]^5 - 0.0373487*[.H59]^6) / (-775.977 - 754.663*[.H59] + 168.022*[.H59]^2 + 54.4337*[.H59]^3 + [.H59]^4)" office:value-type="float" office:value="50859.8530230251" calcext:value-type="float">
            <text:p>50859,8530230251</text:p>
          </table:table-cell>
          <table:table-cell table:formula="of:=ROUND([.K59])" office:value-type="float" office:value="50860" calcext:value-type="float">
            <text:p>50860</text:p>
          </table:table-cell>
        </table:table-row>
        <table:table-row table:style-name="ro1">
          <table:table-cell office:value-type="float" office:value="0.00260306249983841" calcext:value-type="float">
            <text:p>2,60E-03</text:p>
          </table:table-cell>
          <table:table-cell office:value-type="float" office:value="-0.001241358" calcext:value-type="float">
            <text:p>-1,24E-03</text:p>
          </table:table-cell>
          <table:table-cell table:formula="of:=[.A60]" office:value-type="float" office:value="0.00260306249983841" calcext:value-type="float">
            <text:p>2,60E-03</text:p>
          </table:table-cell>
          <table:table-cell/>
          <table:table-cell table:formula="of:=[.E59]+[.$D$2]" office:value-type="float" office:value="0.00176455215890503" calcext:value-type="float">
            <text:p>0,0017645522</text:p>
          </table:table-cell>
          <table:table-cell table:formula="of:==VLOOKUP([.E60];[.$B$2:.$C$1031];2)" office:value-type="float" office:value="0.0181304062498385" calcext:value-type="float">
            <text:p>0,0181304062</text:p>
          </table:table-cell>
          <table:table-cell table:formula="of:=ROUND([.F60]/[.$A$1031]*65535)" office:value-type="float" office:value="23764" calcext:value-type="float">
            <text:p>23764</text:p>
          </table:table-cell>
          <table:table-cell table:formula="of:=[.H59]+1" office:value-type="float" office:value="58" calcext:value-type="float">
            <text:p>58</text:p>
          </table:table-cell>
          <table:table-cell table:formula="of:=ROUND([.G60]/[.$G$257]*65535)" office:value-type="float" office:value="50983" calcext:value-type="float">
            <text:p>50983</text:p>
          </table:table-cell>
          <table:table-cell table:formula="of:=([.I60]+[.I61])/2" office:value-type="float" office:value="51120" calcext:value-type="float">
            <text:p>51120</text:p>
          </table:table-cell>
          <table:table-cell table:formula="of:=(-1687120 - 18687100*[.H60] - 298094*[.H60]^2 + 2066740*[.H60]^3 + 63576.1*[.H60]^4 + 40.8516*[.H60]^5 - 0.0373487*[.H60]^6) / (-775.977 - 754.663*[.H60] + 168.022*[.H60]^2 + 54.4337*[.H60]^3 + [.H60]^4)" office:value-type="float" office:value="51029.277558648" calcext:value-type="float">
            <text:p>51029,277558648</text:p>
          </table:table-cell>
          <table:table-cell table:formula="of:=ROUND([.K60])" office:value-type="float" office:value="51029" calcext:value-type="float">
            <text:p>51029</text:p>
          </table:table-cell>
        </table:table-row>
        <table:table-row table:style-name="ro1">
          <table:table-cell office:value-type="float" office:value="0.00265189062483841" calcext:value-type="float">
            <text:p>2,65E-03</text:p>
          </table:table-cell>
          <table:table-cell office:value-type="float" office:value="-0.001240869" calcext:value-type="float">
            <text:p>-1,24E-03</text:p>
          </table:table-cell>
          <table:table-cell table:formula="of:=[.A61]" office:value-type="float" office:value="0.00265189062483841" calcext:value-type="float">
            <text:p>2,65E-03</text:p>
          </table:table-cell>
          <table:table-cell/>
          <table:table-cell table:formula="of:=[.E60]+[.$D$2]" office:value-type="float" office:value="0.00181666479957581" calcext:value-type="float">
            <text:p>0,0018166648</text:p>
          </table:table-cell>
          <table:table-cell table:formula="of:==VLOOKUP([.E61];[.$B$2:.$C$1031];2)" office:value-type="float" office:value="0.0182280624998385" calcext:value-type="float">
            <text:p>0,0182280625</text:p>
          </table:table-cell>
          <table:table-cell table:formula="of:=ROUND([.F61]/[.$A$1031]*65535)" office:value-type="float" office:value="23892" calcext:value-type="float">
            <text:p>23892</text:p>
          </table:table-cell>
          <table:table-cell table:formula="of:=[.H60]+1" office:value-type="float" office:value="59" calcext:value-type="float">
            <text:p>59</text:p>
          </table:table-cell>
          <table:table-cell table:formula="of:=ROUND([.G61]/[.$G$257]*65535)" office:value-type="float" office:value="51257" calcext:value-type="float">
            <text:p>51257</text:p>
          </table:table-cell>
          <table:table-cell table:formula="of:=([.I61]+[.I62])/2" office:value-type="float" office:value="51326" calcext:value-type="float">
            <text:p>51326</text:p>
          </table:table-cell>
          <table:table-cell table:formula="of:=(-1687120 - 18687100*[.H61] - 298094*[.H61]^2 + 2066740*[.H61]^3 + 63576.1*[.H61]^4 + 40.8516*[.H61]^5 - 0.0373487*[.H61]^6) / (-775.977 - 754.663*[.H61] + 168.022*[.H61]^2 + 54.4337*[.H61]^3 + [.H61]^4)" office:value-type="float" office:value="51195.8099208042" calcext:value-type="float">
            <text:p>51195,8099208042</text:p>
          </table:table-cell>
          <table:table-cell table:formula="of:=ROUND([.K61])" office:value-type="float" office:value="51196" calcext:value-type="float">
            <text:p>51196</text:p>
          </table:table-cell>
        </table:table-row>
        <table:table-row table:style-name="ro1">
          <table:table-cell office:value-type="float" office:value="0.00270071874983841" calcext:value-type="float">
            <text:p>2,70E-03</text:p>
          </table:table-cell>
          <table:table-cell office:value-type="float" office:value="-0.001240373" calcext:value-type="float">
            <text:p>-1,24E-03</text:p>
          </table:table-cell>
          <table:table-cell table:formula="of:=[.A62]" office:value-type="float" office:value="0.00270071874983841" calcext:value-type="float">
            <text:p>2,70E-03</text:p>
          </table:table-cell>
          <table:table-cell/>
          <table:table-cell table:formula="of:=[.E61]+[.$D$2]" office:value-type="float" office:value="0.00186877744024658" calcext:value-type="float">
            <text:p>0,0018687774</text:p>
          </table:table-cell>
          <table:table-cell table:formula="of:==VLOOKUP([.E62];[.$B$2:.$C$1031];2)" office:value-type="float" office:value="0.0182768906248385" calcext:value-type="float">
            <text:p>0,0182768906</text:p>
          </table:table-cell>
          <table:table-cell table:formula="of:=ROUND([.F62]/[.$A$1031]*65535)" office:value-type="float" office:value="23956" calcext:value-type="float">
            <text:p>23956</text:p>
          </table:table-cell>
          <table:table-cell table:formula="of:=[.H61]+1" office:value-type="float" office:value="60" calcext:value-type="float">
            <text:p>60</text:p>
          </table:table-cell>
          <table:table-cell table:formula="of:=ROUND([.G62]/[.$G$257]*65535)" office:value-type="float" office:value="51395" calcext:value-type="float">
            <text:p>51395</text:p>
          </table:table-cell>
          <table:table-cell table:formula="of:=([.I62]+[.I63])/2" office:value-type="float" office:value="51463.5" calcext:value-type="float">
            <text:p>51463,5</text:p>
          </table:table-cell>
          <table:table-cell table:formula="of:=(-1687120 - 18687100*[.H62] - 298094*[.H62]^2 + 2066740*[.H62]^3 + 63576.1*[.H62]^4 + 40.8516*[.H62]^5 - 0.0373487*[.H62]^6) / (-775.977 - 754.663*[.H62] + 168.022*[.H62]^2 + 54.4337*[.H62]^3 + [.H62]^4)" office:value-type="float" office:value="51359.5462959476" calcext:value-type="float">
            <text:p>51359,5462959476</text:p>
          </table:table-cell>
          <table:table-cell table:formula="of:=ROUND([.K62])" office:value-type="float" office:value="51360" calcext:value-type="float">
            <text:p>51360</text:p>
          </table:table-cell>
        </table:table-row>
        <table:table-row table:style-name="ro1">
          <table:table-cell office:value-type="float" office:value="0.00274954687483841" calcext:value-type="float">
            <text:p>2,75E-03</text:p>
          </table:table-cell>
          <table:table-cell office:value-type="float" office:value="-0.001239869" calcext:value-type="float">
            <text:p>-1,24E-03</text:p>
          </table:table-cell>
          <table:table-cell table:formula="of:=[.A63]" office:value-type="float" office:value="0.00274954687483841" calcext:value-type="float">
            <text:p>2,75E-03</text:p>
          </table:table-cell>
          <table:table-cell/>
          <table:table-cell table:formula="of:=[.E62]+[.$D$2]" office:value-type="float" office:value="0.00192089008091736" calcext:value-type="float">
            <text:p>0,0019208901</text:p>
          </table:table-cell>
          <table:table-cell table:formula="of:==VLOOKUP([.E63];[.$B$2:.$C$1031];2)" office:value-type="float" office:value="0.0183257187498385" calcext:value-type="float">
            <text:p>0,0183257187</text:p>
          </table:table-cell>
          <table:table-cell table:formula="of:=ROUND([.F63]/[.$A$1031]*65535)" office:value-type="float" office:value="24020" calcext:value-type="float">
            <text:p>24020</text:p>
          </table:table-cell>
          <table:table-cell table:formula="of:=[.H62]+1" office:value-type="float" office:value="61" calcext:value-type="float">
            <text:p>61</text:p>
          </table:table-cell>
          <table:table-cell table:formula="of:=ROUND([.G63]/[.$G$257]*65535)" office:value-type="float" office:value="51532" calcext:value-type="float">
            <text:p>51532</text:p>
          </table:table-cell>
          <table:table-cell table:formula="of:=([.I63]+[.I64])/2" office:value-type="float" office:value="51600.5" calcext:value-type="float">
            <text:p>51600,5</text:p>
          </table:table-cell>
          <table:table-cell table:formula="of:=(-1687120 - 18687100*[.H63] - 298094*[.H63]^2 + 2066740*[.H63]^3 + 63576.1*[.H63]^4 + 40.8516*[.H63]^5 - 0.0373487*[.H63]^6) / (-775.977 - 754.663*[.H63] + 168.022*[.H63]^2 + 54.4337*[.H63]^3 + [.H63]^4)" office:value-type="float" office:value="51520.5782311204" calcext:value-type="float">
            <text:p>51520,5782311204</text:p>
          </table:table-cell>
          <table:table-cell table:formula="of:=ROUND([.K63])" office:value-type="float" office:value="51521" calcext:value-type="float">
            <text:p>51521</text:p>
          </table:table-cell>
        </table:table-row>
        <table:table-row table:style-name="ro1">
          <table:table-cell office:value-type="float" office:value="0.00279837499983841" calcext:value-type="float">
            <text:p>2,80E-03</text:p>
          </table:table-cell>
          <table:table-cell office:value-type="float" office:value="-0.001239358" calcext:value-type="float">
            <text:p>-1,24E-03</text:p>
          </table:table-cell>
          <table:table-cell table:formula="of:=[.A64]" office:value-type="float" office:value="0.00279837499983841" calcext:value-type="float">
            <text:p>2,80E-03</text:p>
          </table:table-cell>
          <table:table-cell/>
          <table:table-cell table:formula="of:=[.E63]+[.$D$2]" office:value-type="float" office:value="0.00197300272158814" calcext:value-type="float">
            <text:p>0,0019730027</text:p>
          </table:table-cell>
          <table:table-cell table:formula="of:==VLOOKUP([.E64];[.$B$2:.$C$1031];2)" office:value-type="float" office:value="0.0183745468748385" calcext:value-type="float">
            <text:p>0,0183745469</text:p>
          </table:table-cell>
          <table:table-cell table:formula="of:=ROUND([.F64]/[.$A$1031]*65535)" office:value-type="float" office:value="24084" calcext:value-type="float">
            <text:p>24084</text:p>
          </table:table-cell>
          <table:table-cell table:formula="of:=[.H63]+1" office:value-type="float" office:value="62" calcext:value-type="float">
            <text:p>62</text:p>
          </table:table-cell>
          <table:table-cell table:formula="of:=ROUND([.G64]/[.$G$257]*65535)" office:value-type="float" office:value="51669" calcext:value-type="float">
            <text:p>51669</text:p>
          </table:table-cell>
          <table:table-cell table:formula="of:=([.I64]+[.I65])/2" office:value-type="float" office:value="51738" calcext:value-type="float">
            <text:p>51738</text:p>
          </table:table-cell>
          <table:table-cell table:formula="of:=(-1687120 - 18687100*[.H64] - 298094*[.H64]^2 + 2066740*[.H64]^3 + 63576.1*[.H64]^4 + 40.8516*[.H64]^5 - 0.0373487*[.H64]^6) / (-775.977 - 754.663*[.H64] + 168.022*[.H64]^2 + 54.4337*[.H64]^3 + [.H64]^4)" office:value-type="float" office:value="51678.9929284642" calcext:value-type="float">
            <text:p>51678,9929284642</text:p>
          </table:table-cell>
          <table:table-cell table:formula="of:=ROUND([.K64])" office:value-type="float" office:value="51679" calcext:value-type="float">
            <text:p>51679</text:p>
          </table:table-cell>
        </table:table-row>
        <table:table-row table:style-name="ro1">
          <table:table-cell office:value-type="float" office:value="0.00284720312483841" calcext:value-type="float">
            <text:p>2,85E-03</text:p>
          </table:table-cell>
          <table:table-cell office:value-type="float" office:value="-0.001238841" calcext:value-type="float">
            <text:p>-1,24E-03</text:p>
          </table:table-cell>
          <table:table-cell table:formula="of:=[.A65]" office:value-type="float" office:value="0.00284720312483841" calcext:value-type="float">
            <text:p>2,85E-03</text:p>
          </table:table-cell>
          <table:table-cell/>
          <table:table-cell table:formula="of:=[.E64]+[.$D$2]" office:value-type="float" office:value="0.00202511536225891" calcext:value-type="float">
            <text:p>0,0020251154</text:p>
          </table:table-cell>
          <table:table-cell table:formula="of:==VLOOKUP([.E65];[.$B$2:.$C$1031];2)" office:value-type="float" office:value="0.0184233749998386" calcext:value-type="float">
            <text:p>0,018423375</text:p>
          </table:table-cell>
          <table:table-cell table:formula="of:=ROUND([.F65]/[.$A$1031]*65535)" office:value-type="float" office:value="24148" calcext:value-type="float">
            <text:p>24148</text:p>
          </table:table-cell>
          <table:table-cell table:formula="of:=[.H64]+1" office:value-type="float" office:value="63" calcext:value-type="float">
            <text:p>63</text:p>
          </table:table-cell>
          <table:table-cell table:formula="of:=ROUND([.G65]/[.$G$257]*65535)" office:value-type="float" office:value="51807" calcext:value-type="float">
            <text:p>51807</text:p>
          </table:table-cell>
          <table:table-cell table:formula="of:=([.I65]+[.I66])/2" office:value-type="float" office:value="51875.5" calcext:value-type="float">
            <text:p>51875,5</text:p>
          </table:table-cell>
          <table:table-cell table:formula="of:=(-1687120 - 18687100*[.H65] - 298094*[.H65]^2 + 2066740*[.H65]^3 + 63576.1*[.H65]^4 + 40.8516*[.H65]^5 - 0.0373487*[.H65]^6) / (-775.977 - 754.663*[.H65] + 168.022*[.H65]^2 + 54.4337*[.H65]^3 + [.H65]^4)" office:value-type="float" office:value="51834.8735164042" calcext:value-type="float">
            <text:p>51834,8735164042</text:p>
          </table:table-cell>
          <table:table-cell table:formula="of:=ROUND([.K65])" office:value-type="float" office:value="51835" calcext:value-type="float">
            <text:p>51835</text:p>
          </table:table-cell>
        </table:table-row>
        <table:table-row table:style-name="ro1">
          <table:table-cell office:value-type="float" office:value="0.00289603124983841" calcext:value-type="float">
            <text:p>2,90E-03</text:p>
          </table:table-cell>
          <table:table-cell office:value-type="float" office:value="-0.001238316" calcext:value-type="float">
            <text:p>-1,24E-03</text:p>
          </table:table-cell>
          <table:table-cell table:formula="of:=[.A66]" office:value-type="float" office:value="0.00289603124983841" calcext:value-type="float">
            <text:p>2,90E-03</text:p>
          </table:table-cell>
          <table:table-cell/>
          <table:table-cell table:formula="of:=[.E65]+[.$D$2]" office:value-type="float" office:value="0.00207722800292969" calcext:value-type="float">
            <text:p>0,002077228</text:p>
          </table:table-cell>
          <table:table-cell table:formula="of:==VLOOKUP([.E66];[.$B$2:.$C$1031];2)" office:value-type="float" office:value="0.0184722031248386" calcext:value-type="float">
            <text:p>0,0184722031</text:p>
          </table:table-cell>
          <table:table-cell table:formula="of:=ROUND([.F66]/[.$A$1031]*65535)" office:value-type="float" office:value="24212" calcext:value-type="float">
            <text:p>24212</text:p>
          </table:table-cell>
          <table:table-cell table:formula="of:=[.H65]+1" office:value-type="float" office:value="64" calcext:value-type="float">
            <text:p>64</text:p>
          </table:table-cell>
          <table:table-cell table:formula="of:=ROUND([.G66]/[.$G$257]*65535)" office:value-type="float" office:value="51944" calcext:value-type="float">
            <text:p>51944</text:p>
          </table:table-cell>
          <table:table-cell table:formula="of:=([.I66]+[.I67])/2" office:value-type="float" office:value="52012.5" calcext:value-type="float">
            <text:p>52012,5</text:p>
          </table:table-cell>
          <table:table-cell table:formula="of:=(-1687120 - 18687100*[.H66] - 298094*[.H66]^2 + 2066740*[.H66]^3 + 63576.1*[.H66]^4 + 40.8516*[.H66]^5 - 0.0373487*[.H66]^6) / (-775.977 - 754.663*[.H66] + 168.022*[.H66]^2 + 54.4337*[.H66]^3 + [.H66]^4)" office:value-type="float" office:value="51988.2992997169" calcext:value-type="float">
            <text:p>51988,2992997169</text:p>
          </table:table-cell>
          <table:table-cell table:formula="of:=ROUND([.K66])" office:value-type="float" office:value="51988" calcext:value-type="float">
            <text:p>51988</text:p>
          </table:table-cell>
        </table:table-row>
        <table:table-row table:style-name="ro1">
          <table:table-cell office:value-type="float" office:value="0.00294485937483841" calcext:value-type="float">
            <text:p>2,94E-03</text:p>
          </table:table-cell>
          <table:table-cell office:value-type="float" office:value="-0.001237783" calcext:value-type="float">
            <text:p>-1,24E-03</text:p>
          </table:table-cell>
          <table:table-cell table:formula="of:=[.A67]" office:value-type="float" office:value="0.00294485937483841" calcext:value-type="float">
            <text:p>2,94E-03</text:p>
          </table:table-cell>
          <table:table-cell/>
          <table:table-cell table:formula="of:=[.E66]+[.$D$2]" office:value-type="float" office:value="0.00212934064360046" calcext:value-type="float">
            <text:p>0,0021293406</text:p>
          </table:table-cell>
          <table:table-cell table:formula="of:==VLOOKUP([.E67];[.$B$2:.$C$1031];2)" office:value-type="float" office:value="0.0185210312498386" calcext:value-type="float">
            <text:p>0,0185210312</text:p>
          </table:table-cell>
          <table:table-cell table:formula="of:=ROUND([.F67]/[.$A$1031]*65535)" office:value-type="float" office:value="24276" calcext:value-type="float">
            <text:p>24276</text:p>
          </table:table-cell>
          <table:table-cell table:formula="of:=[.H66]+1" office:value-type="float" office:value="65" calcext:value-type="float">
            <text:p>65</text:p>
          </table:table-cell>
          <table:table-cell table:formula="of:=ROUND([.G67]/[.$G$257]*65535)" office:value-type="float" office:value="52081" calcext:value-type="float">
            <text:p>52081</text:p>
          </table:table-cell>
          <table:table-cell table:formula="of:=([.I67]+[.I68])/2" office:value-type="float" office:value="52150" calcext:value-type="float">
            <text:p>52150</text:p>
          </table:table-cell>
          <table:table-cell table:formula="of:=(-1687120 - 18687100*[.H67] - 298094*[.H67]^2 + 2066740*[.H67]^3 + 63576.1*[.H67]^4 + 40.8516*[.H67]^5 - 0.0373487*[.H67]^6) / (-775.977 - 754.663*[.H67] + 168.022*[.H67]^2 + 54.4337*[.H67]^3 + [.H67]^4)" office:value-type="float" office:value="52139.3459904482" calcext:value-type="float">
            <text:p>52139,3459904482</text:p>
          </table:table-cell>
          <table:table-cell table:formula="of:=ROUND([.K67])" office:value-type="float" office:value="52139" calcext:value-type="float">
            <text:p>52139</text:p>
          </table:table-cell>
        </table:table-row>
        <table:table-row table:style-name="ro1">
          <table:table-cell office:value-type="float" office:value="0.00299368749983841" calcext:value-type="float">
            <text:p>2,99E-03</text:p>
          </table:table-cell>
          <table:table-cell office:value-type="float" office:value="-0.001237243" calcext:value-type="float">
            <text:p>-1,24E-03</text:p>
          </table:table-cell>
          <table:table-cell table:formula="of:=[.A68]" office:value-type="float" office:value="0.00299368749983841" calcext:value-type="float">
            <text:p>2,99E-03</text:p>
          </table:table-cell>
          <table:table-cell/>
          <table:table-cell table:formula="of:=[.E67]+[.$D$2]" office:value-type="float" office:value="0.00218145328427124" calcext:value-type="float">
            <text:p>0,0021814533</text:p>
          </table:table-cell>
          <table:table-cell table:formula="of:==VLOOKUP([.E68];[.$B$2:.$C$1031];2)" office:value-type="float" office:value="0.0185698593748386" calcext:value-type="float">
            <text:p>0,0185698594</text:p>
          </table:table-cell>
          <table:table-cell table:formula="of:=ROUND([.F68]/[.$A$1031]*65535)" office:value-type="float" office:value="24340" calcext:value-type="float">
            <text:p>24340</text:p>
          </table:table-cell>
          <table:table-cell table:formula="of:=[.H67]+1" office:value-type="float" office:value="66" calcext:value-type="float">
            <text:p>66</text:p>
          </table:table-cell>
          <table:table-cell table:formula="of:=ROUND([.G68]/[.$G$257]*65535)" office:value-type="float" office:value="52219" calcext:value-type="float">
            <text:p>52219</text:p>
          </table:table-cell>
          <table:table-cell table:formula="of:=([.I68]+[.I69])/2" office:value-type="float" office:value="52356" calcext:value-type="float">
            <text:p>52356</text:p>
          </table:table-cell>
          <table:table-cell table:formula="of:=(-1687120 - 18687100*[.H68] - 298094*[.H68]^2 + 2066740*[.H68]^3 + 63576.1*[.H68]^4 + 40.8516*[.H68]^5 - 0.0373487*[.H68]^6) / (-775.977 - 754.663*[.H68] + 168.022*[.H68]^2 + 54.4337*[.H68]^3 + [.H68]^4)" office:value-type="float" office:value="52288.0859214376" calcext:value-type="float">
            <text:p>52288,0859214376</text:p>
          </table:table-cell>
          <table:table-cell table:formula="of:=ROUND([.K68])" office:value-type="float" office:value="52288" calcext:value-type="float">
            <text:p>52288</text:p>
          </table:table-cell>
        </table:table-row>
        <table:table-row table:style-name="ro1">
          <table:table-cell office:value-type="float" office:value="0.00304251562483841" calcext:value-type="float">
            <text:p>3,04E-03</text:p>
          </table:table-cell>
          <table:table-cell office:value-type="float" office:value="-0.001236695" calcext:value-type="float">
            <text:p>-1,24E-03</text:p>
          </table:table-cell>
          <table:table-cell table:formula="of:=[.A69]" office:value-type="float" office:value="0.00304251562483841" calcext:value-type="float">
            <text:p>3,04E-03</text:p>
          </table:table-cell>
          <table:table-cell/>
          <table:table-cell table:formula="of:=[.E68]+[.$D$2]" office:value-type="float" office:value="0.00223356592494202" calcext:value-type="float">
            <text:p>0,0022335659</text:p>
          </table:table-cell>
          <table:table-cell table:formula="of:==VLOOKUP([.E69];[.$B$2:.$C$1031];2)" office:value-type="float" office:value="0.0186675156248386" calcext:value-type="float">
            <text:p>0,0186675156</text:p>
          </table:table-cell>
          <table:table-cell table:formula="of:=ROUND([.F69]/[.$A$1031]*65535)" office:value-type="float" office:value="24468" calcext:value-type="float">
            <text:p>24468</text:p>
          </table:table-cell>
          <table:table-cell table:formula="of:=[.H68]+1" office:value-type="float" office:value="67" calcext:value-type="float">
            <text:p>67</text:p>
          </table:table-cell>
          <table:table-cell table:formula="of:=ROUND([.G69]/[.$G$257]*65535)" office:value-type="float" office:value="52493" calcext:value-type="float">
            <text:p>52493</text:p>
          </table:table-cell>
          <table:table-cell table:formula="of:=([.I69]+[.I70])/2" office:value-type="float" office:value="52562" calcext:value-type="float">
            <text:p>52562</text:p>
          </table:table-cell>
          <table:table-cell table:formula="of:=(-1687120 - 18687100*[.H69] - 298094*[.H69]^2 + 2066740*[.H69]^3 + 63576.1*[.H69]^4 + 40.8516*[.H69]^5 - 0.0373487*[.H69]^6) / (-775.977 - 754.663*[.H69] + 168.022*[.H69]^2 + 54.4337*[.H69]^3 + [.H69]^4)" office:value-type="float" office:value="52434.5882440179" calcext:value-type="float">
            <text:p>52434,5882440179</text:p>
          </table:table-cell>
          <table:table-cell table:formula="of:=ROUND([.K69])" office:value-type="float" office:value="52435" calcext:value-type="float">
            <text:p>52435</text:p>
          </table:table-cell>
        </table:table-row>
        <table:table-row table:style-name="ro1">
          <table:table-cell office:value-type="float" office:value="0.00309134374983841" calcext:value-type="float">
            <text:p>3,09E-03</text:p>
          </table:table-cell>
          <table:table-cell office:value-type="float" office:value="-0.001236139" calcext:value-type="float">
            <text:p>-1,24E-03</text:p>
          </table:table-cell>
          <table:table-cell table:formula="of:=[.A70]" office:value-type="float" office:value="0.00309134374983841" calcext:value-type="float">
            <text:p>3,09E-03</text:p>
          </table:table-cell>
          <table:table-cell/>
          <table:table-cell table:formula="of:=[.E69]+[.$D$2]" office:value-type="float" office:value="0.00228567856561279" calcext:value-type="float">
            <text:p>0,0022856786</text:p>
          </table:table-cell>
          <table:table-cell table:formula="of:==VLOOKUP([.E70];[.$B$2:.$C$1031];2)" office:value-type="float" office:value="0.0187163437498386" calcext:value-type="float">
            <text:p>0,0187163437</text:p>
          </table:table-cell>
          <table:table-cell table:formula="of:=ROUND([.F70]/[.$A$1031]*65535)" office:value-type="float" office:value="24532" calcext:value-type="float">
            <text:p>24532</text:p>
          </table:table-cell>
          <table:table-cell table:formula="of:=[.H69]+1" office:value-type="float" office:value="68" calcext:value-type="float">
            <text:p>68</text:p>
          </table:table-cell>
          <table:table-cell table:formula="of:=ROUND([.G70]/[.$G$257]*65535)" office:value-type="float" office:value="52631" calcext:value-type="float">
            <text:p>52631</text:p>
          </table:table-cell>
          <table:table-cell table:formula="of:=([.I70]+[.I71])/2" office:value-type="float" office:value="52699.5" calcext:value-type="float">
            <text:p>52699,5</text:p>
          </table:table-cell>
          <table:table-cell table:formula="of:=(-1687120 - 18687100*[.H70] - 298094*[.H70]^2 + 2066740*[.H70]^3 + 63576.1*[.H70]^4 + 40.8516*[.H70]^5 - 0.0373487*[.H70]^6) / (-775.977 - 754.663*[.H70] + 168.022*[.H70]^2 + 54.4337*[.H70]^3 + [.H70]^4)" office:value-type="float" office:value="52578.9191112935" calcext:value-type="float">
            <text:p>52578,9191112935</text:p>
          </table:table-cell>
          <table:table-cell table:formula="of:=ROUND([.K70])" office:value-type="float" office:value="52579" calcext:value-type="float">
            <text:p>52579</text:p>
          </table:table-cell>
        </table:table-row>
        <table:table-row table:style-name="ro1">
          <table:table-cell office:value-type="float" office:value="0.00314017187483841" calcext:value-type="float">
            <text:p>3,14E-03</text:p>
          </table:table-cell>
          <table:table-cell office:value-type="float" office:value="-0.001235576" calcext:value-type="float">
            <text:p>-1,24E-03</text:p>
          </table:table-cell>
          <table:table-cell table:formula="of:=[.A71]" office:value-type="float" office:value="0.00314017187483841" calcext:value-type="float">
            <text:p>3,14E-03</text:p>
          </table:table-cell>
          <table:table-cell/>
          <table:table-cell table:formula="of:=[.E70]+[.$D$2]" office:value-type="float" office:value="0.00233779120628357" calcext:value-type="float">
            <text:p>0,0023377912</text:p>
          </table:table-cell>
          <table:table-cell table:formula="of:==VLOOKUP([.E71];[.$B$2:.$C$1031];2)" office:value-type="float" office:value="0.0187651718748386" calcext:value-type="float">
            <text:p>0,0187651719</text:p>
          </table:table-cell>
          <table:table-cell table:formula="of:=ROUND([.F71]/[.$A$1031]*65535)" office:value-type="float" office:value="24596" calcext:value-type="float">
            <text:p>24596</text:p>
          </table:table-cell>
          <table:table-cell table:formula="of:=[.H70]+1" office:value-type="float" office:value="69" calcext:value-type="float">
            <text:p>69</text:p>
          </table:table-cell>
          <table:table-cell table:formula="of:=ROUND([.G71]/[.$G$257]*65535)" office:value-type="float" office:value="52768" calcext:value-type="float">
            <text:p>52768</text:p>
          </table:table-cell>
          <table:table-cell table:formula="of:=([.I71]+[.I72])/2" office:value-type="float" office:value="52836.5" calcext:value-type="float">
            <text:p>52836,5</text:p>
          </table:table-cell>
          <table:table-cell table:formula="of:=(-1687120 - 18687100*[.H71] - 298094*[.H71]^2 + 2066740*[.H71]^3 + 63576.1*[.H71]^4 + 40.8516*[.H71]^5 - 0.0373487*[.H71]^6) / (-775.977 - 754.663*[.H71] + 168.022*[.H71]^2 + 54.4337*[.H71]^3 + [.H71]^4)" office:value-type="float" office:value="52721.1418482589" calcext:value-type="float">
            <text:p>52721,1418482589</text:p>
          </table:table-cell>
          <table:table-cell table:formula="of:=ROUND([.K71])" office:value-type="float" office:value="52721" calcext:value-type="float">
            <text:p>52721</text:p>
          </table:table-cell>
        </table:table-row>
        <table:table-row table:style-name="ro1">
          <table:table-cell office:value-type="float" office:value="0.00318899999983841" calcext:value-type="float">
            <text:p>3,19E-03</text:p>
          </table:table-cell>
          <table:table-cell office:value-type="float" office:value="-0.001235005" calcext:value-type="float">
            <text:p>-1,24E-03</text:p>
          </table:table-cell>
          <table:table-cell table:formula="of:=[.A72]" office:value-type="float" office:value="0.00318899999983841" calcext:value-type="float">
            <text:p>3,19E-03</text:p>
          </table:table-cell>
          <table:table-cell/>
          <table:table-cell table:formula="of:=[.E71]+[.$D$2]" office:value-type="float" office:value="0.00238990384695435" calcext:value-type="float">
            <text:p>0,0023899038</text:p>
          </table:table-cell>
          <table:table-cell table:formula="of:==VLOOKUP([.E72];[.$B$2:.$C$1031];2)" office:value-type="float" office:value="0.0188139999998386" calcext:value-type="float">
            <text:p>0,018814</text:p>
          </table:table-cell>
          <table:table-cell table:formula="of:=ROUND([.F72]/[.$A$1031]*65535)" office:value-type="float" office:value="24660" calcext:value-type="float">
            <text:p>24660</text:p>
          </table:table-cell>
          <table:table-cell table:formula="of:=[.H71]+1" office:value-type="float" office:value="70" calcext:value-type="float">
            <text:p>70</text:p>
          </table:table-cell>
          <table:table-cell table:formula="of:=ROUND([.G72]/[.$G$257]*65535)" office:value-type="float" office:value="52905" calcext:value-type="float">
            <text:p>52905</text:p>
          </table:table-cell>
          <table:table-cell table:formula="of:=([.I72]+[.I73])/2" office:value-type="float" office:value="52973.5" calcext:value-type="float">
            <text:p>52973,5</text:p>
          </table:table-cell>
          <table:table-cell table:formula="of:=(-1687120 - 18687100*[.H72] - 298094*[.H72]^2 + 2066740*[.H72]^3 + 63576.1*[.H72]^4 + 40.8516*[.H72]^5 - 0.0373487*[.H72]^6) / (-775.977 - 754.663*[.H72] + 168.022*[.H72]^2 + 54.4337*[.H72]^3 + [.H72]^4)" office:value-type="float" office:value="52861.3171098897" calcext:value-type="float">
            <text:p>52861,3171098897</text:p>
          </table:table-cell>
          <table:table-cell table:formula="of:=ROUND([.K72])" office:value-type="float" office:value="52861" calcext:value-type="float">
            <text:p>52861</text:p>
          </table:table-cell>
        </table:table-row>
        <table:table-row table:style-name="ro1">
          <table:table-cell office:value-type="float" office:value="0.00323782812483841" calcext:value-type="float">
            <text:p>3,24E-03</text:p>
          </table:table-cell>
          <table:table-cell office:value-type="float" office:value="-0.001234425" calcext:value-type="float">
            <text:p>-1,23E-03</text:p>
          </table:table-cell>
          <table:table-cell table:formula="of:=[.A73]" office:value-type="float" office:value="0.00323782812483841" calcext:value-type="float">
            <text:p>3,24E-03</text:p>
          </table:table-cell>
          <table:table-cell/>
          <table:table-cell table:formula="of:=[.E72]+[.$D$2]" office:value-type="float" office:value="0.00244201648762512" calcext:value-type="float">
            <text:p>0,0024420165</text:p>
          </table:table-cell>
          <table:table-cell table:formula="of:==VLOOKUP([.E73];[.$B$2:.$C$1031];2)" office:value-type="float" office:value="0.0188628281248386" calcext:value-type="float">
            <text:p>0,0188628281</text:p>
          </table:table-cell>
          <table:table-cell table:formula="of:=ROUND([.F73]/[.$A$1031]*65535)" office:value-type="float" office:value="24724" calcext:value-type="float">
            <text:p>24724</text:p>
          </table:table-cell>
          <table:table-cell table:formula="of:=[.H72]+1" office:value-type="float" office:value="71" calcext:value-type="float">
            <text:p>71</text:p>
          </table:table-cell>
          <table:table-cell table:formula="of:=ROUND([.G73]/[.$G$257]*65535)" office:value-type="float" office:value="53042" calcext:value-type="float">
            <text:p>53042</text:p>
          </table:table-cell>
          <table:table-cell table:formula="of:=([.I73]+[.I74])/2" office:value-type="float" office:value="53111" calcext:value-type="float">
            <text:p>53111</text:p>
          </table:table-cell>
          <table:table-cell table:formula="of:=(-1687120 - 18687100*[.H73] - 298094*[.H73]^2 + 2066740*[.H73]^3 + 63576.1*[.H73]^4 + 40.8516*[.H73]^5 - 0.0373487*[.H73]^6) / (-775.977 - 754.663*[.H73] + 168.022*[.H73]^2 + 54.4337*[.H73]^3 + [.H73]^4)" office:value-type="float" office:value="52999.5030282233" calcext:value-type="float">
            <text:p>52999,5030282233</text:p>
          </table:table-cell>
          <table:table-cell table:formula="of:=ROUND([.K73])" office:value-type="float" office:value="53000" calcext:value-type="float">
            <text:p>53000</text:p>
          </table:table-cell>
        </table:table-row>
        <table:table-row table:style-name="ro1">
          <table:table-cell office:value-type="float" office:value="0.00328665624983841" calcext:value-type="float">
            <text:p>3,29E-03</text:p>
          </table:table-cell>
          <table:table-cell office:value-type="float" office:value="-0.001233838" calcext:value-type="float">
            <text:p>-1,23E-03</text:p>
          </table:table-cell>
          <table:table-cell table:formula="of:=[.A74]" office:value-type="float" office:value="0.00328665624983841" calcext:value-type="float">
            <text:p>3,29E-03</text:p>
          </table:table-cell>
          <table:table-cell/>
          <table:table-cell table:formula="of:=[.E73]+[.$D$2]" office:value-type="float" office:value="0.0024941291282959" calcext:value-type="float">
            <text:p>0,0024941291</text:p>
          </table:table-cell>
          <table:table-cell table:formula="of:==VLOOKUP([.E74];[.$B$2:.$C$1031];2)" office:value-type="float" office:value="0.0189116562498386" calcext:value-type="float">
            <text:p>0,0189116562</text:p>
          </table:table-cell>
          <table:table-cell table:formula="of:=ROUND([.F74]/[.$A$1031]*65535)" office:value-type="float" office:value="24788" calcext:value-type="float">
            <text:p>24788</text:p>
          </table:table-cell>
          <table:table-cell table:formula="of:=[.H73]+1" office:value-type="float" office:value="72" calcext:value-type="float">
            <text:p>72</text:p>
          </table:table-cell>
          <table:table-cell table:formula="of:=ROUND([.G74]/[.$G$257]*65535)" office:value-type="float" office:value="53180" calcext:value-type="float">
            <text:p>53180</text:p>
          </table:table-cell>
          <table:table-cell table:formula="of:=([.I74]+[.I75])/2" office:value-type="float" office:value="53248.5" calcext:value-type="float">
            <text:p>53248,5</text:p>
          </table:table-cell>
          <table:table-cell table:formula="of:=(-1687120 - 18687100*[.H74] - 298094*[.H74]^2 + 2066740*[.H74]^3 + 63576.1*[.H74]^4 + 40.8516*[.H74]^5 - 0.0373487*[.H74]^6) / (-775.977 - 754.663*[.H74] + 168.022*[.H74]^2 + 54.4337*[.H74]^3 + [.H74]^4)" office:value-type="float" office:value="53135.7553493515" calcext:value-type="float">
            <text:p>53135,7553493515</text:p>
          </table:table-cell>
          <table:table-cell table:formula="of:=ROUND([.K74])" office:value-type="float" office:value="53136" calcext:value-type="float">
            <text:p>53136</text:p>
          </table:table-cell>
        </table:table-row>
        <table:table-row table:style-name="ro1">
          <table:table-cell office:value-type="float" office:value="0.00333548437483841" calcext:value-type="float">
            <text:p>3,34E-03</text:p>
          </table:table-cell>
          <table:table-cell office:value-type="float" office:value="-0.001233242" calcext:value-type="float">
            <text:p>-1,23E-03</text:p>
          </table:table-cell>
          <table:table-cell table:formula="of:=[.A75]" office:value-type="float" office:value="0.00333548437483841" calcext:value-type="float">
            <text:p>3,34E-03</text:p>
          </table:table-cell>
          <table:table-cell/>
          <table:table-cell table:formula="of:=[.E74]+[.$D$2]" office:value-type="float" office:value="0.00254624176896668" calcext:value-type="float">
            <text:p>0,0025462418</text:p>
          </table:table-cell>
          <table:table-cell table:formula="of:==VLOOKUP([.E75];[.$B$2:.$C$1031];2)" office:value-type="float" office:value="0.0189604843748386" calcext:value-type="float">
            <text:p>0,0189604844</text:p>
          </table:table-cell>
          <table:table-cell table:formula="of:=ROUND([.F75]/[.$A$1031]*65535)" office:value-type="float" office:value="24852" calcext:value-type="float">
            <text:p>24852</text:p>
          </table:table-cell>
          <table:table-cell table:formula="of:=[.H74]+1" office:value-type="float" office:value="73" calcext:value-type="float">
            <text:p>73</text:p>
          </table:table-cell>
          <table:table-cell table:formula="of:=ROUND([.G75]/[.$G$257]*65535)" office:value-type="float" office:value="53317" calcext:value-type="float">
            <text:p>53317</text:p>
          </table:table-cell>
          <table:table-cell table:formula="of:=([.I75]+[.I76])/2" office:value-type="float" office:value="53385.5" calcext:value-type="float">
            <text:p>53385,5</text:p>
          </table:table-cell>
          <table:table-cell table:formula="of:=(-1687120 - 18687100*[.H75] - 298094*[.H75]^2 + 2066740*[.H75]^3 + 63576.1*[.H75]^4 + 40.8516*[.H75]^5 - 0.0373487*[.H75]^6) / (-775.977 - 754.663*[.H75] + 168.022*[.H75]^2 + 54.4337*[.H75]^3 + [.H75]^4)" office:value-type="float" office:value="53270.1275611516" calcext:value-type="float">
            <text:p>53270,1275611516</text:p>
          </table:table-cell>
          <table:table-cell table:formula="of:=ROUND([.K75])" office:value-type="float" office:value="53270" calcext:value-type="float">
            <text:p>53270</text:p>
          </table:table-cell>
        </table:table-row>
        <table:table-row table:style-name="ro1">
          <table:table-cell office:value-type="float" office:value="0.00338431249983841" calcext:value-type="float">
            <text:p>3,38E-03</text:p>
          </table:table-cell>
          <table:table-cell office:value-type="float" office:value="-0.001232637" calcext:value-type="float">
            <text:p>-1,23E-03</text:p>
          </table:table-cell>
          <table:table-cell table:formula="of:=[.A76]" office:value-type="float" office:value="0.00338431249983841" calcext:value-type="float">
            <text:p>3,38E-03</text:p>
          </table:table-cell>
          <table:table-cell/>
          <table:table-cell table:formula="of:=[.E75]+[.$D$2]" office:value-type="float" office:value="0.00259835440963745" calcext:value-type="float">
            <text:p>0,0025983544</text:p>
          </table:table-cell>
          <table:table-cell table:formula="of:==VLOOKUP([.E76];[.$B$2:.$C$1031];2)" office:value-type="float" office:value="0.0190093124998386" calcext:value-type="float">
            <text:p>0,0190093125</text:p>
          </table:table-cell>
          <table:table-cell table:formula="of:=ROUND([.F76]/[.$A$1031]*65535)" office:value-type="float" office:value="24916" calcext:value-type="float">
            <text:p>24916</text:p>
          </table:table-cell>
          <table:table-cell table:formula="of:=[.H75]+1" office:value-type="float" office:value="74" calcext:value-type="float">
            <text:p>74</text:p>
          </table:table-cell>
          <table:table-cell table:formula="of:=ROUND([.G76]/[.$G$257]*65535)" office:value-type="float" office:value="53454" calcext:value-type="float">
            <text:p>53454</text:p>
          </table:table-cell>
          <table:table-cell table:formula="of:=([.I76]+[.I77])/2" office:value-type="float" office:value="53523" calcext:value-type="float">
            <text:p>53523</text:p>
          </table:table-cell>
          <table:table-cell table:formula="of:=(-1687120 - 18687100*[.H76] - 298094*[.H76]^2 + 2066740*[.H76]^3 + 63576.1*[.H76]^4 + 40.8516*[.H76]^5 - 0.0373487*[.H76]^6) / (-775.977 - 754.663*[.H76] + 168.022*[.H76]^2 + 54.4337*[.H76]^3 + [.H76]^4)" office:value-type="float" office:value="53402.6710125083" calcext:value-type="float">
            <text:p>53402,6710125083</text:p>
          </table:table-cell>
          <table:table-cell table:formula="of:=ROUND([.K76])" office:value-type="float" office:value="53403" calcext:value-type="float">
            <text:p>53403</text:p>
          </table:table-cell>
        </table:table-row>
        <table:table-row table:style-name="ro1">
          <table:table-cell office:value-type="float" office:value="0.00343314062483841" calcext:value-type="float">
            <text:p>3,43E-03</text:p>
          </table:table-cell>
          <table:table-cell office:value-type="float" office:value="-0.001232024" calcext:value-type="float">
            <text:p>-1,23E-03</text:p>
          </table:table-cell>
          <table:table-cell table:formula="of:=[.A77]" office:value-type="float" office:value="0.00343314062483841" calcext:value-type="float">
            <text:p>3,43E-03</text:p>
          </table:table-cell>
          <table:table-cell/>
          <table:table-cell table:formula="of:=[.E76]+[.$D$2]" office:value-type="float" office:value="0.00265046705030823" calcext:value-type="float">
            <text:p>0,0026504671</text:p>
          </table:table-cell>
          <table:table-cell table:formula="of:==VLOOKUP([.E77];[.$B$2:.$C$1031];2)" office:value-type="float" office:value="0.0190581406248386" calcext:value-type="float">
            <text:p>0,0190581406</text:p>
          </table:table-cell>
          <table:table-cell table:formula="of:=ROUND([.F77]/[.$A$1031]*65535)" office:value-type="float" office:value="24980" calcext:value-type="float">
            <text:p>24980</text:p>
          </table:table-cell>
          <table:table-cell table:formula="of:=[.H76]+1" office:value-type="float" office:value="75" calcext:value-type="float">
            <text:p>75</text:p>
          </table:table-cell>
          <table:table-cell table:formula="of:=ROUND([.G77]/[.$G$257]*65535)" office:value-type="float" office:value="53592" calcext:value-type="float">
            <text:p>53592</text:p>
          </table:table-cell>
          <table:table-cell table:formula="of:=([.I77]+[.I78])/2" office:value-type="float" office:value="53592" calcext:value-type="float">
            <text:p>53592</text:p>
          </table:table-cell>
          <table:table-cell table:formula="of:=(-1687120 - 18687100*[.H77] - 298094*[.H77]^2 + 2066740*[.H77]^3 + 63576.1*[.H77]^4 + 40.8516*[.H77]^5 - 0.0373487*[.H77]^6) / (-775.977 - 754.663*[.H77] + 168.022*[.H77]^2 + 54.4337*[.H77]^3 + [.H77]^4)" office:value-type="float" office:value="53533.4350247052" calcext:value-type="float">
            <text:p>53533,4350247052</text:p>
          </table:table-cell>
          <table:table-cell table:formula="of:=ROUND([.K77])" office:value-type="float" office:value="53533" calcext:value-type="float">
            <text:p>53533</text:p>
          </table:table-cell>
        </table:table-row>
        <table:table-row table:style-name="ro1">
          <table:table-cell office:value-type="float" office:value="0.00348196874983841" calcext:value-type="float">
            <text:p>3,48E-03</text:p>
          </table:table-cell>
          <table:table-cell office:value-type="float" office:value="-0.001231403" calcext:value-type="float">
            <text:p>-1,23E-03</text:p>
          </table:table-cell>
          <table:table-cell table:formula="of:=[.A78]" office:value-type="float" office:value="0.00348196874983841" calcext:value-type="float">
            <text:p>3,48E-03</text:p>
          </table:table-cell>
          <table:table-cell/>
          <table:table-cell table:formula="of:=[.E77]+[.$D$2]" office:value-type="float" office:value="0.00270257969097901" calcext:value-type="float">
            <text:p>0,0027025797</text:p>
          </table:table-cell>
          <table:table-cell table:formula="of:==VLOOKUP([.E78];[.$B$2:.$C$1031];2)" office:value-type="float" office:value="0.0190581406248386" calcext:value-type="float">
            <text:p>0,0190581406</text:p>
          </table:table-cell>
          <table:table-cell table:formula="of:=ROUND([.F78]/[.$A$1031]*65535)" office:value-type="float" office:value="24980" calcext:value-type="float">
            <text:p>24980</text:p>
          </table:table-cell>
          <table:table-cell table:formula="of:=[.H77]+1" office:value-type="float" office:value="76" calcext:value-type="float">
            <text:p>76</text:p>
          </table:table-cell>
          <table:table-cell table:formula="of:=ROUND([.G78]/[.$G$257]*65535)" office:value-type="float" office:value="53592" calcext:value-type="float">
            <text:p>53592</text:p>
          </table:table-cell>
          <table:table-cell table:formula="of:=([.I78]+[.I79])/2" office:value-type="float" office:value="53660.5" calcext:value-type="float">
            <text:p>53660,5</text:p>
          </table:table-cell>
          <table:table-cell table:formula="of:=(-1687120 - 18687100*[.H78] - 298094*[.H78]^2 + 2066740*[.H78]^3 + 63576.1*[.H78]^4 + 40.8516*[.H78]^5 - 0.0373487*[.H78]^6) / (-775.977 - 754.663*[.H78] + 168.022*[.H78]^2 + 54.4337*[.H78]^3 + [.H78]^4)" office:value-type="float" office:value="53662.4669956031" calcext:value-type="float">
            <text:p>53662,4669956031</text:p>
          </table:table-cell>
          <table:table-cell table:formula="of:=ROUND([.K78])" office:value-type="float" office:value="53662" calcext:value-type="float">
            <text:p>53662</text:p>
          </table:table-cell>
        </table:table-row>
        <table:table-row table:style-name="ro1">
          <table:table-cell office:value-type="float" office:value="0.00353079687483841" calcext:value-type="float">
            <text:p>3,53E-03</text:p>
          </table:table-cell>
          <table:table-cell office:value-type="float" office:value="-0.001230772" calcext:value-type="float">
            <text:p>-1,23E-03</text:p>
          </table:table-cell>
          <table:table-cell table:formula="of:=[.A79]" office:value-type="float" office:value="0.00353079687483841" calcext:value-type="float">
            <text:p>3,53E-03</text:p>
          </table:table-cell>
          <table:table-cell/>
          <table:table-cell table:formula="of:=[.E78]+[.$D$2]" office:value-type="float" office:value="0.00275469233164978" calcext:value-type="float">
            <text:p>0,0027546923</text:p>
          </table:table-cell>
          <table:table-cell table:formula="of:==VLOOKUP([.E79];[.$B$2:.$C$1031];2)" office:value-type="float" office:value="0.0191069687498386" calcext:value-type="float">
            <text:p>0,0191069687</text:p>
          </table:table-cell>
          <table:table-cell table:formula="of:=ROUND([.F79]/[.$A$1031]*65535)" office:value-type="float" office:value="25044" calcext:value-type="float">
            <text:p>25044</text:p>
          </table:table-cell>
          <table:table-cell table:formula="of:=[.H78]+1" office:value-type="float" office:value="77" calcext:value-type="float">
            <text:p>77</text:p>
          </table:table-cell>
          <table:table-cell table:formula="of:=ROUND([.G79]/[.$G$257]*65535)" office:value-type="float" office:value="53729" calcext:value-type="float">
            <text:p>53729</text:p>
          </table:table-cell>
          <table:table-cell table:formula="of:=([.I79]+[.I80])/2" office:value-type="float" office:value="53797.5" calcext:value-type="float">
            <text:p>53797,5</text:p>
          </table:table-cell>
          <table:table-cell table:formula="of:=(-1687120 - 18687100*[.H79] - 298094*[.H79]^2 + 2066740*[.H79]^3 + 63576.1*[.H79]^4 + 40.8516*[.H79]^5 - 0.0373487*[.H79]^6) / (-775.977 - 754.663*[.H79] + 168.022*[.H79]^2 + 54.4337*[.H79]^3 + [.H79]^4)" office:value-type="float" office:value="53789.812497165" calcext:value-type="float">
            <text:p>53789,812497165</text:p>
          </table:table-cell>
          <table:table-cell table:formula="of:=ROUND([.K79])" office:value-type="float" office:value="53790" calcext:value-type="float">
            <text:p>53790</text:p>
          </table:table-cell>
        </table:table-row>
        <table:table-row table:style-name="ro1">
          <table:table-cell office:value-type="float" office:value="0.00357962499983841" calcext:value-type="float">
            <text:p>3,58E-03</text:p>
          </table:table-cell>
          <table:table-cell office:value-type="float" office:value="-0.001230133" calcext:value-type="float">
            <text:p>-1,23E-03</text:p>
          </table:table-cell>
          <table:table-cell table:formula="of:=[.A80]" office:value-type="float" office:value="0.00357962499983841" calcext:value-type="float">
            <text:p>3,58E-03</text:p>
          </table:table-cell>
          <table:table-cell/>
          <table:table-cell table:formula="of:=[.E79]+[.$D$2]" office:value-type="float" office:value="0.00280680497232056" calcext:value-type="float">
            <text:p>0,002806805</text:p>
          </table:table-cell>
          <table:table-cell table:formula="of:==VLOOKUP([.E80];[.$B$2:.$C$1031];2)" office:value-type="float" office:value="0.0191557968748386" calcext:value-type="float">
            <text:p>0,0191557969</text:p>
          </table:table-cell>
          <table:table-cell table:formula="of:=ROUND([.F80]/[.$A$1031]*65535)" office:value-type="float" office:value="25108" calcext:value-type="float">
            <text:p>25108</text:p>
          </table:table-cell>
          <table:table-cell table:formula="of:=[.H79]+1" office:value-type="float" office:value="78" calcext:value-type="float">
            <text:p>78</text:p>
          </table:table-cell>
          <table:table-cell table:formula="of:=ROUND([.G80]/[.$G$257]*65535)" office:value-type="float" office:value="53866" calcext:value-type="float">
            <text:p>53866</text:p>
          </table:table-cell>
          <table:table-cell table:formula="of:=([.I80]+[.I81])/2" office:value-type="float" office:value="53935" calcext:value-type="float">
            <text:p>53935</text:p>
          </table:table-cell>
          <table:table-cell table:formula="of:=(-1687120 - 18687100*[.H80] - 298094*[.H80]^2 + 2066740*[.H80]^3 + 63576.1*[.H80]^4 + 40.8516*[.H80]^5 - 0.0373487*[.H80]^6) / (-775.977 - 754.663*[.H80] + 168.022*[.H80]^2 + 54.4337*[.H80]^3 + [.H80]^4)" office:value-type="float" office:value="53915.5153668368" calcext:value-type="float">
            <text:p>53915,5153668368</text:p>
          </table:table-cell>
          <table:table-cell table:formula="of:=ROUND([.K80])" office:value-type="float" office:value="53916" calcext:value-type="float">
            <text:p>53916</text:p>
          </table:table-cell>
        </table:table-row>
        <table:table-row table:style-name="ro1">
          <table:table-cell office:value-type="float" office:value="0.00362845312483841" calcext:value-type="float">
            <text:p>3,63E-03</text:p>
          </table:table-cell>
          <table:table-cell office:value-type="float" office:value="-0.001229484" calcext:value-type="float">
            <text:p>-1,23E-03</text:p>
          </table:table-cell>
          <table:table-cell table:formula="of:=[.A81]" office:value-type="float" office:value="0.00362845312483841" calcext:value-type="float">
            <text:p>3,63E-03</text:p>
          </table:table-cell>
          <table:table-cell/>
          <table:table-cell table:formula="of:=[.E80]+[.$D$2]" office:value-type="float" office:value="0.00285891761299133" calcext:value-type="float">
            <text:p>0,0028589176</text:p>
          </table:table-cell>
          <table:table-cell table:formula="of:==VLOOKUP([.E81];[.$B$2:.$C$1031];2)" office:value-type="float" office:value="0.0192046249998386" calcext:value-type="float">
            <text:p>0,019204625</text:p>
          </table:table-cell>
          <table:table-cell table:formula="of:=ROUND([.F81]/[.$A$1031]*65535)" office:value-type="float" office:value="25172" calcext:value-type="float">
            <text:p>25172</text:p>
          </table:table-cell>
          <table:table-cell table:formula="of:=[.H80]+1" office:value-type="float" office:value="79" calcext:value-type="float">
            <text:p>79</text:p>
          </table:table-cell>
          <table:table-cell table:formula="of:=ROUND([.G81]/[.$G$257]*65535)" office:value-type="float" office:value="54004" calcext:value-type="float">
            <text:p>54004</text:p>
          </table:table-cell>
          <table:table-cell table:formula="of:=([.I81]+[.I82])/2" office:value-type="float" office:value="54072.5" calcext:value-type="float">
            <text:p>54072,5</text:p>
          </table:table-cell>
          <table:table-cell table:formula="of:=(-1687120 - 18687100*[.H81] - 298094*[.H81]^2 + 2066740*[.H81]^3 + 63576.1*[.H81]^4 + 40.8516*[.H81]^5 - 0.0373487*[.H81]^6) / (-775.977 - 754.663*[.H81] + 168.022*[.H81]^2 + 54.4337*[.H81]^3 + [.H81]^4)" office:value-type="float" office:value="54039.6177932481" calcext:value-type="float">
            <text:p>54039,6177932481</text:p>
          </table:table-cell>
          <table:table-cell table:formula="of:=ROUND([.K81])" office:value-type="float" office:value="54040" calcext:value-type="float">
            <text:p>54040</text:p>
          </table:table-cell>
        </table:table-row>
        <table:table-row table:style-name="ro1">
          <table:table-cell office:value-type="float" office:value="0.00367728124983841" calcext:value-type="float">
            <text:p>3,68E-03</text:p>
          </table:table-cell>
          <table:table-cell office:value-type="float" office:value="-0.001228827" calcext:value-type="float">
            <text:p>-1,23E-03</text:p>
          </table:table-cell>
          <table:table-cell table:formula="of:=[.A82]" office:value-type="float" office:value="0.00367728124983841" calcext:value-type="float">
            <text:p>3,68E-03</text:p>
          </table:table-cell>
          <table:table-cell/>
          <table:table-cell table:formula="of:=[.E81]+[.$D$2]" office:value-type="float" office:value="0.00291103025366211" calcext:value-type="float">
            <text:p>0,0029110303</text:p>
          </table:table-cell>
          <table:table-cell table:formula="of:==VLOOKUP([.E82];[.$B$2:.$C$1031];2)" office:value-type="float" office:value="0.0192534531248386" calcext:value-type="float">
            <text:p>0,0192534531</text:p>
          </table:table-cell>
          <table:table-cell table:formula="of:=ROUND([.F82]/[.$A$1031]*65535)" office:value-type="float" office:value="25236" calcext:value-type="float">
            <text:p>25236</text:p>
          </table:table-cell>
          <table:table-cell table:formula="of:=[.H81]+1" office:value-type="float" office:value="80" calcext:value-type="float">
            <text:p>80</text:p>
          </table:table-cell>
          <table:table-cell table:formula="of:=ROUND([.G82]/[.$G$257]*65535)" office:value-type="float" office:value="54141" calcext:value-type="float">
            <text:p>54141</text:p>
          </table:table-cell>
          <table:table-cell table:formula="of:=([.I82]+[.I83])/2" office:value-type="float" office:value="54209.5" calcext:value-type="float">
            <text:p>54209,5</text:p>
          </table:table-cell>
          <table:table-cell table:formula="of:=(-1687120 - 18687100*[.H82] - 298094*[.H82]^2 + 2066740*[.H82]^3 + 63576.1*[.H82]^4 + 40.8516*[.H82]^5 - 0.0373487*[.H82]^6) / (-775.977 - 754.663*[.H82] + 168.022*[.H82]^2 + 54.4337*[.H82]^3 + [.H82]^4)" office:value-type="float" office:value="54162.1603966564" calcext:value-type="float">
            <text:p>54162,1603966564</text:p>
          </table:table-cell>
          <table:table-cell table:formula="of:=ROUND([.K82])" office:value-type="float" office:value="54162" calcext:value-type="float">
            <text:p>54162</text:p>
          </table:table-cell>
        </table:table-row>
        <table:table-row table:style-name="ro1">
          <table:table-cell office:value-type="float" office:value="0.00372610937483841" calcext:value-type="float">
            <text:p>3,73E-03</text:p>
          </table:table-cell>
          <table:table-cell office:value-type="float" office:value="-0.00122816" calcext:value-type="float">
            <text:p>-1,23E-03</text:p>
          </table:table-cell>
          <table:table-cell table:formula="of:=[.A83]" office:value-type="float" office:value="0.00372610937483841" calcext:value-type="float">
            <text:p>3,73E-03</text:p>
          </table:table-cell>
          <table:table-cell/>
          <table:table-cell table:formula="of:=[.E82]+[.$D$2]" office:value-type="float" office:value="0.00296314289433289" calcext:value-type="float">
            <text:p>0,0029631429</text:p>
          </table:table-cell>
          <table:table-cell table:formula="of:==VLOOKUP([.E83];[.$B$2:.$C$1031];2)" office:value-type="float" office:value="0.0193022812498386" calcext:value-type="float">
            <text:p>0,0193022812</text:p>
          </table:table-cell>
          <table:table-cell table:formula="of:=ROUND([.F83]/[.$A$1031]*65535)" office:value-type="float" office:value="25300" calcext:value-type="float">
            <text:p>25300</text:p>
          </table:table-cell>
          <table:table-cell table:formula="of:=[.H82]+1" office:value-type="float" office:value="81" calcext:value-type="float">
            <text:p>81</text:p>
          </table:table-cell>
          <table:table-cell table:formula="of:=ROUND([.G83]/[.$G$257]*65535)" office:value-type="float" office:value="54278" calcext:value-type="float">
            <text:p>54278</text:p>
          </table:table-cell>
          <table:table-cell table:formula="of:=([.I83]+[.I84])/2" office:value-type="float" office:value="54345.5" calcext:value-type="float">
            <text:p>54345,5</text:p>
          </table:table-cell>
          <table:table-cell table:formula="of:=(-1687120 - 18687100*[.H83] - 298094*[.H83]^2 + 2066740*[.H83]^3 + 63576.1*[.H83]^4 + 40.8516*[.H83]^5 - 0.0373487*[.H83]^6) / (-775.977 - 754.663*[.H83] + 168.022*[.H83]^2 + 54.4337*[.H83]^3 + [.H83]^4)" office:value-type="float" office:value="54283.1823045211" calcext:value-type="float">
            <text:p>54283,1823045211</text:p>
          </table:table-cell>
          <table:table-cell table:formula="of:=ROUND([.K83])" office:value-type="float" office:value="54283" calcext:value-type="float">
            <text:p>54283</text:p>
          </table:table-cell>
        </table:table-row>
        <table:table-row table:style-name="ro1">
          <table:table-cell office:value-type="float" office:value="0.00377493749983841" calcext:value-type="float">
            <text:p>3,77E-03</text:p>
          </table:table-cell>
          <table:table-cell office:value-type="float" office:value="-0.001227483" calcext:value-type="float">
            <text:p>-1,23E-03</text:p>
          </table:table-cell>
          <table:table-cell table:formula="of:=[.A84]" office:value-type="float" office:value="0.00377493749983841" calcext:value-type="float">
            <text:p>3,77E-03</text:p>
          </table:table-cell>
          <table:table-cell/>
          <table:table-cell table:formula="of:=[.E83]+[.$D$2]" office:value-type="float" office:value="0.00301525553500366" calcext:value-type="float">
            <text:p>0,0030152555</text:p>
          </table:table-cell>
          <table:table-cell table:formula="of:==VLOOKUP([.E84];[.$B$2:.$C$1031];2)" office:value-type="float" office:value="0.0193511093748386" calcext:value-type="float">
            <text:p>0,0193511094</text:p>
          </table:table-cell>
          <table:table-cell table:formula="of:=ROUND([.F84]/[.$A$1031]*65535)" office:value-type="float" office:value="25363" calcext:value-type="float">
            <text:p>25363</text:p>
          </table:table-cell>
          <table:table-cell table:formula="of:=[.H83]+1" office:value-type="float" office:value="82" calcext:value-type="float">
            <text:p>82</text:p>
          </table:table-cell>
          <table:table-cell table:formula="of:=ROUND([.G84]/[.$G$257]*65535)" office:value-type="float" office:value="54413" calcext:value-type="float">
            <text:p>54413</text:p>
          </table:table-cell>
          <table:table-cell table:formula="of:=([.I84]+[.I85])/2" office:value-type="float" office:value="54482" calcext:value-type="float">
            <text:p>54482</text:p>
          </table:table-cell>
          <table:table-cell table:formula="of:=(-1687120 - 18687100*[.H84] - 298094*[.H84]^2 + 2066740*[.H84]^3 + 63576.1*[.H84]^4 + 40.8516*[.H84]^5 - 0.0373487*[.H84]^6) / (-775.977 - 754.663*[.H84] + 168.022*[.H84]^2 + 54.4337*[.H84]^3 + [.H84]^4)" office:value-type="float" office:value="54402.721222561" calcext:value-type="float">
            <text:p>54402,721222561</text:p>
          </table:table-cell>
          <table:table-cell table:formula="of:=ROUND([.K84])" office:value-type="float" office:value="54403" calcext:value-type="float">
            <text:p>54403</text:p>
          </table:table-cell>
        </table:table-row>
        <table:table-row table:style-name="ro1">
          <table:table-cell office:value-type="float" office:value="0.00382376562483841" calcext:value-type="float">
            <text:p>3,82E-03</text:p>
          </table:table-cell>
          <table:table-cell office:value-type="float" office:value="-0.001226797" calcext:value-type="float">
            <text:p>-1,23E-03</text:p>
          </table:table-cell>
          <table:table-cell table:formula="of:=[.A85]" office:value-type="float" office:value="0.00382376562483841" calcext:value-type="float">
            <text:p>3,82E-03</text:p>
          </table:table-cell>
          <table:table-cell/>
          <table:table-cell table:formula="of:=[.E84]+[.$D$2]" office:value-type="float" office:value="0.00306736817567444" calcext:value-type="float">
            <text:p>0,0030673682</text:p>
          </table:table-cell>
          <table:table-cell table:formula="of:==VLOOKUP([.E85];[.$B$2:.$C$1031];2)" office:value-type="float" office:value="0.0193999374998386" calcext:value-type="float">
            <text:p>0,0193999375</text:p>
          </table:table-cell>
          <table:table-cell table:formula="of:=ROUND([.F85]/[.$A$1031]*65535)" office:value-type="float" office:value="25427" calcext:value-type="float">
            <text:p>25427</text:p>
          </table:table-cell>
          <table:table-cell table:formula="of:=[.H84]+1" office:value-type="float" office:value="83" calcext:value-type="float">
            <text:p>83</text:p>
          </table:table-cell>
          <table:table-cell table:formula="of:=ROUND([.G85]/[.$G$257]*65535)" office:value-type="float" office:value="54551" calcext:value-type="float">
            <text:p>54551</text:p>
          </table:table-cell>
          <table:table-cell table:formula="of:=([.I85]+[.I86])/2" office:value-type="float" office:value="54619.5" calcext:value-type="float">
            <text:p>54619,5</text:p>
          </table:table-cell>
          <table:table-cell table:formula="of:=(-1687120 - 18687100*[.H85] - 298094*[.H85]^2 + 2066740*[.H85]^3 + 63576.1*[.H85]^4 + 40.8516*[.H85]^5 - 0.0373487*[.H85]^6) / (-775.977 - 754.663*[.H85] + 168.022*[.H85]^2 + 54.4337*[.H85]^3 + [.H85]^4)" office:value-type="float" office:value="54520.8135016176" calcext:value-type="float">
            <text:p>54520,8135016176</text:p>
          </table:table-cell>
          <table:table-cell table:formula="of:=ROUND([.K85])" office:value-type="float" office:value="54521" calcext:value-type="float">
            <text:p>54521</text:p>
          </table:table-cell>
        </table:table-row>
        <table:table-row table:style-name="ro1">
          <table:table-cell office:value-type="float" office:value="0.00387259374983841" calcext:value-type="float">
            <text:p>3,87E-03</text:p>
          </table:table-cell>
          <table:table-cell office:value-type="float" office:value="-0.001226102" calcext:value-type="float">
            <text:p>-1,23E-03</text:p>
          </table:table-cell>
          <table:table-cell table:formula="of:=[.A86]" office:value-type="float" office:value="0.00387259374983841" calcext:value-type="float">
            <text:p>3,87E-03</text:p>
          </table:table-cell>
          <table:table-cell/>
          <table:table-cell table:formula="of:=[.E85]+[.$D$2]" office:value-type="float" office:value="0.00311948081634522" calcext:value-type="float">
            <text:p>0,0031194808</text:p>
          </table:table-cell>
          <table:table-cell table:formula="of:==VLOOKUP([.E86];[.$B$2:.$C$1031];2)" office:value-type="float" office:value="0.0194487656248386" calcext:value-type="float">
            <text:p>0,0194487656</text:p>
          </table:table-cell>
          <table:table-cell table:formula="of:=ROUND([.F86]/[.$A$1031]*65535)" office:value-type="float" office:value="25491" calcext:value-type="float">
            <text:p>25491</text:p>
          </table:table-cell>
          <table:table-cell table:formula="of:=[.H85]+1" office:value-type="float" office:value="84" calcext:value-type="float">
            <text:p>84</text:p>
          </table:table-cell>
          <table:table-cell table:formula="of:=ROUND([.G86]/[.$G$257]*65535)" office:value-type="float" office:value="54688" calcext:value-type="float">
            <text:p>54688</text:p>
          </table:table-cell>
          <table:table-cell table:formula="of:=([.I86]+[.I87])/2" office:value-type="float" office:value="54688" calcext:value-type="float">
            <text:p>54688</text:p>
          </table:table-cell>
          <table:table-cell table:formula="of:=(-1687120 - 18687100*[.H86] - 298094*[.H86]^2 + 2066740*[.H86]^3 + 63576.1*[.H86]^4 + 40.8516*[.H86]^5 - 0.0373487*[.H86]^6) / (-775.977 - 754.663*[.H86] + 168.022*[.H86]^2 + 54.4337*[.H86]^3 + [.H86]^4)" office:value-type="float" office:value="54637.4942006227" calcext:value-type="float">
            <text:p>54637,4942006227</text:p>
          </table:table-cell>
          <table:table-cell table:formula="of:=ROUND([.K86])" office:value-type="float" office:value="54637" calcext:value-type="float">
            <text:p>54637</text:p>
          </table:table-cell>
        </table:table-row>
        <table:table-row table:style-name="ro1">
          <table:table-cell office:value-type="float" office:value="0.00392142187483841" calcext:value-type="float">
            <text:p>3,92E-03</text:p>
          </table:table-cell>
          <table:table-cell office:value-type="float" office:value="-0.001225397" calcext:value-type="float">
            <text:p>-1,23E-03</text:p>
          </table:table-cell>
          <table:table-cell table:formula="of:=[.A87]" office:value-type="float" office:value="0.00392142187483841" calcext:value-type="float">
            <text:p>3,92E-03</text:p>
          </table:table-cell>
          <table:table-cell/>
          <table:table-cell table:formula="of:=[.E86]+[.$D$2]" office:value-type="float" office:value="0.00317159345701599" calcext:value-type="float">
            <text:p>0,0031715935</text:p>
          </table:table-cell>
          <table:table-cell table:formula="of:==VLOOKUP([.E87];[.$B$2:.$C$1031];2)" office:value-type="float" office:value="0.0194487656248386" calcext:value-type="float">
            <text:p>0,0194487656</text:p>
          </table:table-cell>
          <table:table-cell table:formula="of:=ROUND([.F87]/[.$A$1031]*65535)" office:value-type="float" office:value="25491" calcext:value-type="float">
            <text:p>25491</text:p>
          </table:table-cell>
          <table:table-cell table:formula="of:=[.H86]+1" office:value-type="float" office:value="85" calcext:value-type="float">
            <text:p>85</text:p>
          </table:table-cell>
          <table:table-cell table:formula="of:=ROUND([.G87]/[.$G$257]*65535)" office:value-type="float" office:value="54688" calcext:value-type="float">
            <text:p>54688</text:p>
          </table:table-cell>
          <table:table-cell table:formula="of:=([.I87]+[.I88])/2" office:value-type="float" office:value="54756.5" calcext:value-type="float">
            <text:p>54756,5</text:p>
          </table:table-cell>
          <table:table-cell table:formula="of:=(-1687120 - 18687100*[.H87] - 298094*[.H87]^2 + 2066740*[.H87]^3 + 63576.1*[.H87]^4 + 40.8516*[.H87]^5 - 0.0373487*[.H87]^6) / (-775.977 - 754.663*[.H87] + 168.022*[.H87]^2 + 54.4337*[.H87]^3 + [.H87]^4)" office:value-type="float" office:value="54752.7971459408" calcext:value-type="float">
            <text:p>54752,7971459408</text:p>
          </table:table-cell>
          <table:table-cell table:formula="of:=ROUND([.K87])" office:value-type="float" office:value="54753" calcext:value-type="float">
            <text:p>54753</text:p>
          </table:table-cell>
        </table:table-row>
        <table:table-row table:style-name="ro1">
          <table:table-cell office:value-type="float" office:value="0.00397024999983841" calcext:value-type="float">
            <text:p>3,97E-03</text:p>
          </table:table-cell>
          <table:table-cell office:value-type="float" office:value="-0.001224681" calcext:value-type="float">
            <text:p>-1,22E-03</text:p>
          </table:table-cell>
          <table:table-cell table:formula="of:=[.A88]" office:value-type="float" office:value="0.00397024999983841" calcext:value-type="float">
            <text:p>3,97E-03</text:p>
          </table:table-cell>
          <table:table-cell/>
          <table:table-cell table:formula="of:=[.E87]+[.$D$2]" office:value-type="float" office:value="0.00322370609768677" calcext:value-type="float">
            <text:p>0,0032237061</text:p>
          </table:table-cell>
          <table:table-cell table:formula="of:==VLOOKUP([.E88];[.$B$2:.$C$1031];2)" office:value-type="float" office:value="0.0194975937498386" calcext:value-type="float">
            <text:p>0,0194975937</text:p>
          </table:table-cell>
          <table:table-cell table:formula="of:=ROUND([.F88]/[.$A$1031]*65535)" office:value-type="float" office:value="25555" calcext:value-type="float">
            <text:p>25555</text:p>
          </table:table-cell>
          <table:table-cell table:formula="of:=[.H87]+1" office:value-type="float" office:value="86" calcext:value-type="float">
            <text:p>86</text:p>
          </table:table-cell>
          <table:table-cell table:formula="of:=ROUND([.G88]/[.$G$257]*65535)" office:value-type="float" office:value="54825" calcext:value-type="float">
            <text:p>54825</text:p>
          </table:table-cell>
          <table:table-cell table:formula="of:=([.I88]+[.I89])/2" office:value-type="float" office:value="54894" calcext:value-type="float">
            <text:p>54894</text:p>
          </table:table-cell>
          <table:table-cell table:formula="of:=(-1687120 - 18687100*[.H88] - 298094*[.H88]^2 + 2066740*[.H88]^3 + 63576.1*[.H88]^4 + 40.8516*[.H88]^5 - 0.0373487*[.H88]^6) / (-775.977 - 754.663*[.H88] + 168.022*[.H88]^2 + 54.4337*[.H88]^3 + [.H88]^4)" office:value-type="float" office:value="54866.7549873367" calcext:value-type="float">
            <text:p>54866,7549873367</text:p>
          </table:table-cell>
          <table:table-cell table:formula="of:=ROUND([.K88])" office:value-type="float" office:value="54867" calcext:value-type="float">
            <text:p>54867</text:p>
          </table:table-cell>
        </table:table-row>
        <table:table-row table:style-name="ro1">
          <table:table-cell office:value-type="float" office:value="0.00401907812483841" calcext:value-type="float">
            <text:p>4,02E-03</text:p>
          </table:table-cell>
          <table:table-cell office:value-type="float" office:value="-0.001223956" calcext:value-type="float">
            <text:p>-1,22E-03</text:p>
          </table:table-cell>
          <table:table-cell table:formula="of:=[.A89]" office:value-type="float" office:value="0.00401907812483841" calcext:value-type="float">
            <text:p>4,02E-03</text:p>
          </table:table-cell>
          <table:table-cell/>
          <table:table-cell table:formula="of:=[.E88]+[.$D$2]" office:value-type="float" office:value="0.00327581873835755" calcext:value-type="float">
            <text:p>0,0032758187</text:p>
          </table:table-cell>
          <table:table-cell table:formula="of:==VLOOKUP([.E89];[.$B$2:.$C$1031];2)" office:value-type="float" office:value="0.0195464218748386" calcext:value-type="float">
            <text:p>0,0195464219</text:p>
          </table:table-cell>
          <table:table-cell table:formula="of:=ROUND([.F89]/[.$A$1031]*65535)" office:value-type="float" office:value="25619" calcext:value-type="float">
            <text:p>25619</text:p>
          </table:table-cell>
          <table:table-cell table:formula="of:=[.H88]+1" office:value-type="float" office:value="87" calcext:value-type="float">
            <text:p>87</text:p>
          </table:table-cell>
          <table:table-cell table:formula="of:=ROUND([.G89]/[.$G$257]*65535)" office:value-type="float" office:value="54963" calcext:value-type="float">
            <text:p>54963</text:p>
          </table:table-cell>
          <table:table-cell table:formula="of:=([.I89]+[.I90])/2" office:value-type="float" office:value="55031.5" calcext:value-type="float">
            <text:p>55031,5</text:p>
          </table:table-cell>
          <table:table-cell table:formula="of:=(-1687120 - 18687100*[.H89] - 298094*[.H89]^2 + 2066740*[.H89]^3 + 63576.1*[.H89]^4 + 40.8516*[.H89]^5 - 0.0373487*[.H89]^6) / (-775.977 - 754.663*[.H89] + 168.022*[.H89]^2 + 54.4337*[.H89]^3 + [.H89]^4)" office:value-type="float" office:value="54979.3992507985" calcext:value-type="float">
            <text:p>54979,3992507985</text:p>
          </table:table-cell>
          <table:table-cell table:formula="of:=ROUND([.K89])" office:value-type="float" office:value="54979" calcext:value-type="float">
            <text:p>54979</text:p>
          </table:table-cell>
        </table:table-row>
        <table:table-row table:style-name="ro1">
          <table:table-cell office:value-type="float" office:value="0.00406790624983841" calcext:value-type="float">
            <text:p>4,07E-03</text:p>
          </table:table-cell>
          <table:table-cell office:value-type="float" office:value="-0.00122322" calcext:value-type="float">
            <text:p>-1,22E-03</text:p>
          </table:table-cell>
          <table:table-cell table:formula="of:=[.A90]" office:value-type="float" office:value="0.00406790624983841" calcext:value-type="float">
            <text:p>4,07E-03</text:p>
          </table:table-cell>
          <table:table-cell/>
          <table:table-cell table:formula="of:=[.E89]+[.$D$2]" office:value-type="float" office:value="0.00332793137902832" calcext:value-type="float">
            <text:p>0,0033279314</text:p>
          </table:table-cell>
          <table:table-cell table:formula="of:==VLOOKUP([.E90];[.$B$2:.$C$1031];2)" office:value-type="float" office:value="0.0195952499998386" calcext:value-type="float">
            <text:p>0,01959525</text:p>
          </table:table-cell>
          <table:table-cell table:formula="of:=ROUND([.F90]/[.$A$1031]*65535)" office:value-type="float" office:value="25683" calcext:value-type="float">
            <text:p>25683</text:p>
          </table:table-cell>
          <table:table-cell table:formula="of:=[.H89]+1" office:value-type="float" office:value="88" calcext:value-type="float">
            <text:p>88</text:p>
          </table:table-cell>
          <table:table-cell table:formula="of:=ROUND([.G90]/[.$G$257]*65535)" office:value-type="float" office:value="55100" calcext:value-type="float">
            <text:p>55100</text:p>
          </table:table-cell>
          <table:table-cell table:formula="of:=([.I90]+[.I91])/2" office:value-type="float" office:value="55168.5" calcext:value-type="float">
            <text:p>55168,5</text:p>
          </table:table-cell>
          <table:table-cell table:formula="of:=(-1687120 - 18687100*[.H90] - 298094*[.H90]^2 + 2066740*[.H90]^3 + 63576.1*[.H90]^4 + 40.8516*[.H90]^5 - 0.0373487*[.H90]^6) / (-775.977 - 754.663*[.H90] + 168.022*[.H90]^2 + 54.4337*[.H90]^3 + [.H90]^4)" office:value-type="float" office:value="55090.760388427" calcext:value-type="float">
            <text:p>55090,760388427</text:p>
          </table:table-cell>
          <table:table-cell table:formula="of:=ROUND([.K90])" office:value-type="float" office:value="55091" calcext:value-type="float">
            <text:p>55091</text:p>
          </table:table-cell>
        </table:table-row>
        <table:table-row table:style-name="ro1">
          <table:table-cell office:value-type="float" office:value="0.00411673437483841" calcext:value-type="float">
            <text:p>4,12E-03</text:p>
          </table:table-cell>
          <table:table-cell office:value-type="float" office:value="-0.001222473" calcext:value-type="float">
            <text:p>-1,22E-03</text:p>
          </table:table-cell>
          <table:table-cell table:formula="of:=[.A91]" office:value-type="float" office:value="0.00411673437483841" calcext:value-type="float">
            <text:p>4,12E-03</text:p>
          </table:table-cell>
          <table:table-cell/>
          <table:table-cell table:formula="of:=[.E90]+[.$D$2]" office:value-type="float" office:value="0.0033800440196991" calcext:value-type="float">
            <text:p>0,003380044</text:p>
          </table:table-cell>
          <table:table-cell table:formula="of:==VLOOKUP([.E91];[.$B$2:.$C$1031];2)" office:value-type="float" office:value="0.0196440781248386" calcext:value-type="float">
            <text:p>0,0196440781</text:p>
          </table:table-cell>
          <table:table-cell table:formula="of:=ROUND([.F91]/[.$A$1031]*65535)" office:value-type="float" office:value="25747" calcext:value-type="float">
            <text:p>25747</text:p>
          </table:table-cell>
          <table:table-cell table:formula="of:=[.H90]+1" office:value-type="float" office:value="89" calcext:value-type="float">
            <text:p>89</text:p>
          </table:table-cell>
          <table:table-cell table:formula="of:=ROUND([.G91]/[.$G$257]*65535)" office:value-type="float" office:value="55237" calcext:value-type="float">
            <text:p>55237</text:p>
          </table:table-cell>
          <table:table-cell table:formula="of:=([.I91]+[.I92])/2" office:value-type="float" office:value="55305.5" calcext:value-type="float">
            <text:p>55305,5</text:p>
          </table:table-cell>
          <table:table-cell table:formula="of:=(-1687120 - 18687100*[.H91] - 298094*[.H91]^2 + 2066740*[.H91]^3 + 63576.1*[.H91]^4 + 40.8516*[.H91]^5 - 0.0373487*[.H91]^6) / (-775.977 - 754.663*[.H91] + 168.022*[.H91]^2 + 54.4337*[.H91]^3 + [.H91]^4)" office:value-type="float" office:value="55200.8678255872" calcext:value-type="float">
            <text:p>55200,8678255872</text:p>
          </table:table-cell>
          <table:table-cell table:formula="of:=ROUND([.K91])" office:value-type="float" office:value="55201" calcext:value-type="float">
            <text:p>55201</text:p>
          </table:table-cell>
        </table:table-row>
        <table:table-row table:style-name="ro1">
          <table:table-cell office:value-type="float" office:value="0.00416556249983841" calcext:value-type="float">
            <text:p>4,17E-03</text:p>
          </table:table-cell>
          <table:table-cell office:value-type="float" office:value="-0.001221717" calcext:value-type="float">
            <text:p>-1,22E-03</text:p>
          </table:table-cell>
          <table:table-cell table:formula="of:=[.A92]" office:value-type="float" office:value="0.00416556249983841" calcext:value-type="float">
            <text:p>4,17E-03</text:p>
          </table:table-cell>
          <table:table-cell/>
          <table:table-cell table:formula="of:=[.E91]+[.$D$2]" office:value-type="float" office:value="0.00343215666036988" calcext:value-type="float">
            <text:p>0,0034321567</text:p>
          </table:table-cell>
          <table:table-cell table:formula="of:==VLOOKUP([.E92];[.$B$2:.$C$1031];2)" office:value-type="float" office:value="0.0196929062498386" calcext:value-type="float">
            <text:p>0,0196929062</text:p>
          </table:table-cell>
          <table:table-cell table:formula="of:=ROUND([.F92]/[.$A$1031]*65535)" office:value-type="float" office:value="25811" calcext:value-type="float">
            <text:p>25811</text:p>
          </table:table-cell>
          <table:table-cell table:formula="of:=[.H91]+1" office:value-type="float" office:value="90" calcext:value-type="float">
            <text:p>90</text:p>
          </table:table-cell>
          <table:table-cell table:formula="of:=ROUND([.G92]/[.$G$257]*65535)" office:value-type="float" office:value="55374" calcext:value-type="float">
            <text:p>55374</text:p>
          </table:table-cell>
          <table:table-cell table:formula="of:=([.I92]+[.I93])/2" office:value-type="float" office:value="55374" calcext:value-type="float">
            <text:p>55374</text:p>
          </table:table-cell>
          <table:table-cell table:formula="of:=(-1687120 - 18687100*[.H92] - 298094*[.H92]^2 + 2066740*[.H92]^3 + 63576.1*[.H92]^4 + 40.8516*[.H92]^5 - 0.0373487*[.H92]^6) / (-775.977 - 754.663*[.H92] + 168.022*[.H92]^2 + 54.4337*[.H92]^3 + [.H92]^4)" office:value-type="float" office:value="55309.7500055011" calcext:value-type="float">
            <text:p>55309,7500055011</text:p>
          </table:table-cell>
          <table:table-cell table:formula="of:=ROUND([.K92])" office:value-type="float" office:value="55310" calcext:value-type="float">
            <text:p>55310</text:p>
          </table:table-cell>
        </table:table-row>
        <table:table-row table:style-name="ro1">
          <table:table-cell office:value-type="float" office:value="0.00421439062483841" calcext:value-type="float">
            <text:p>4,21E-03</text:p>
          </table:table-cell>
          <table:table-cell office:value-type="float" office:value="-0.001220949" calcext:value-type="float">
            <text:p>-1,22E-03</text:p>
          </table:table-cell>
          <table:table-cell table:formula="of:=[.A93]" office:value-type="float" office:value="0.00421439062483841" calcext:value-type="float">
            <text:p>4,21E-03</text:p>
          </table:table-cell>
          <table:table-cell/>
          <table:table-cell table:formula="of:=[.E92]+[.$D$2]" office:value-type="float" office:value="0.00348426930104065" calcext:value-type="float">
            <text:p>0,0034842693</text:p>
          </table:table-cell>
          <table:table-cell table:formula="of:==VLOOKUP([.E93];[.$B$2:.$C$1031];2)" office:value-type="float" office:value="0.0196929062498386" calcext:value-type="float">
            <text:p>0,0196929062</text:p>
          </table:table-cell>
          <table:table-cell table:formula="of:=ROUND([.F93]/[.$A$1031]*65535)" office:value-type="float" office:value="25811" calcext:value-type="float">
            <text:p>25811</text:p>
          </table:table-cell>
          <table:table-cell table:formula="of:=[.H92]+1" office:value-type="float" office:value="91" calcext:value-type="float">
            <text:p>91</text:p>
          </table:table-cell>
          <table:table-cell table:formula="of:=ROUND([.G93]/[.$G$257]*65535)" office:value-type="float" office:value="55374" calcext:value-type="float">
            <text:p>55374</text:p>
          </table:table-cell>
          <table:table-cell table:formula="of:=([.I93]+[.I94])/2" office:value-type="float" office:value="55443" calcext:value-type="float">
            <text:p>55443</text:p>
          </table:table-cell>
          <table:table-cell table:formula="of:=(-1687120 - 18687100*[.H93] - 298094*[.H93]^2 + 2066740*[.H93]^3 + 63576.1*[.H93]^4 + 40.8516*[.H93]^5 - 0.0373487*[.H93]^6) / (-775.977 - 754.663*[.H93] + 168.022*[.H93]^2 + 54.4337*[.H93]^3 + [.H93]^4)" office:value-type="float" office:value="55417.4344314486" calcext:value-type="float">
            <text:p>55417,4344314486</text:p>
          </table:table-cell>
          <table:table-cell table:formula="of:=ROUND([.K93])" office:value-type="float" office:value="55417" calcext:value-type="float">
            <text:p>55417</text:p>
          </table:table-cell>
        </table:table-row>
        <table:table-row table:style-name="ro1">
          <table:table-cell office:value-type="float" office:value="0.00426321874983841" calcext:value-type="float">
            <text:p>4,26E-03</text:p>
          </table:table-cell>
          <table:table-cell office:value-type="float" office:value="-0.001220171" calcext:value-type="float">
            <text:p>-1,22E-03</text:p>
          </table:table-cell>
          <table:table-cell table:formula="of:=[.A94]" office:value-type="float" office:value="0.00426321874983841" calcext:value-type="float">
            <text:p>4,26E-03</text:p>
          </table:table-cell>
          <table:table-cell/>
          <table:table-cell table:formula="of:=[.E93]+[.$D$2]" office:value-type="float" office:value="0.00353638194171143" calcext:value-type="float">
            <text:p>0,0035363819</text:p>
          </table:table-cell>
          <table:table-cell table:formula="of:==VLOOKUP([.E94];[.$B$2:.$C$1031];2)" office:value-type="float" office:value="0.0197417343748386" calcext:value-type="float">
            <text:p>0,0197417344</text:p>
          </table:table-cell>
          <table:table-cell table:formula="of:=ROUND([.F94]/[.$A$1031]*65535)" office:value-type="float" office:value="25875" calcext:value-type="float">
            <text:p>25875</text:p>
          </table:table-cell>
          <table:table-cell table:formula="of:=[.H93]+1" office:value-type="float" office:value="92" calcext:value-type="float">
            <text:p>92</text:p>
          </table:table-cell>
          <table:table-cell table:formula="of:=ROUND([.G94]/[.$G$257]*65535)" office:value-type="float" office:value="55512" calcext:value-type="float">
            <text:p>55512</text:p>
          </table:table-cell>
          <table:table-cell table:formula="of:=([.I94]+[.I95])/2" office:value-type="float" office:value="55580.5" calcext:value-type="float">
            <text:p>55580,5</text:p>
          </table:table-cell>
          <table:table-cell table:formula="of:=(-1687120 - 18687100*[.H94] - 298094*[.H94]^2 + 2066740*[.H94]^3 + 63576.1*[.H94]^4 + 40.8516*[.H94]^5 - 0.0373487*[.H94]^6) / (-775.977 - 754.663*[.H94] + 168.022*[.H94]^2 + 54.4337*[.H94]^3 + [.H94]^4)" office:value-type="float" office:value="55523.9477067293" calcext:value-type="float">
            <text:p>55523,9477067293</text:p>
          </table:table-cell>
          <table:table-cell table:formula="of:=ROUND([.K94])" office:value-type="float" office:value="55524" calcext:value-type="float">
            <text:p>55524</text:p>
          </table:table-cell>
        </table:table-row>
        <table:table-row table:style-name="ro1">
          <table:table-cell office:value-type="float" office:value="0.00431204687483841" calcext:value-type="float">
            <text:p>4,31E-03</text:p>
          </table:table-cell>
          <table:table-cell office:value-type="float" office:value="-0.001219381" calcext:value-type="float">
            <text:p>-1,22E-03</text:p>
          </table:table-cell>
          <table:table-cell table:formula="of:=[.A95]" office:value-type="float" office:value="0.00431204687483841" calcext:value-type="float">
            <text:p>4,31E-03</text:p>
          </table:table-cell>
          <table:table-cell/>
          <table:table-cell table:formula="of:=[.E94]+[.$D$2]" office:value-type="float" office:value="0.0035884945823822" calcext:value-type="float">
            <text:p>0,0035884946</text:p>
          </table:table-cell>
          <table:table-cell table:formula="of:==VLOOKUP([.E95];[.$B$2:.$C$1031];2)" office:value-type="float" office:value="0.0197905624998386" calcext:value-type="float">
            <text:p>0,0197905625</text:p>
          </table:table-cell>
          <table:table-cell table:formula="of:=ROUND([.F95]/[.$A$1031]*65535)" office:value-type="float" office:value="25939" calcext:value-type="float">
            <text:p>25939</text:p>
          </table:table-cell>
          <table:table-cell table:formula="of:=[.H94]+1" office:value-type="float" office:value="93" calcext:value-type="float">
            <text:p>93</text:p>
          </table:table-cell>
          <table:table-cell table:formula="of:=ROUND([.G95]/[.$G$257]*65535)" office:value-type="float" office:value="55649" calcext:value-type="float">
            <text:p>55649</text:p>
          </table:table-cell>
          <table:table-cell table:formula="of:=([.I95]+[.I96])/2" office:value-type="float" office:value="55717.5" calcext:value-type="float">
            <text:p>55717,5</text:p>
          </table:table-cell>
          <table:table-cell table:formula="of:=(-1687120 - 18687100*[.H95] - 298094*[.H95]^2 + 2066740*[.H95]^3 + 63576.1*[.H95]^4 + 40.8516*[.H95]^5 - 0.0373487*[.H95]^6) / (-775.977 - 754.663*[.H95] + 168.022*[.H95]^2 + 54.4337*[.H95]^3 + [.H95]^4)" office:value-type="float" office:value="55629.3155725278" calcext:value-type="float">
            <text:p>55629,3155725278</text:p>
          </table:table-cell>
          <table:table-cell table:formula="of:=ROUND([.K95])" office:value-type="float" office:value="55629" calcext:value-type="float">
            <text:p>55629</text:p>
          </table:table-cell>
        </table:table-row>
        <table:table-row table:style-name="ro1">
          <table:table-cell office:value-type="float" office:value="0.00436087499983841" calcext:value-type="float">
            <text:p>4,36E-03</text:p>
          </table:table-cell>
          <table:table-cell office:value-type="float" office:value="-0.001218581" calcext:value-type="float">
            <text:p>-1,22E-03</text:p>
          </table:table-cell>
          <table:table-cell table:formula="of:=[.A96]" office:value-type="float" office:value="0.00436087499983841" calcext:value-type="float">
            <text:p>4,36E-03</text:p>
          </table:table-cell>
          <table:table-cell/>
          <table:table-cell table:formula="of:=[.E95]+[.$D$2]" office:value-type="float" office:value="0.00364060722305298" calcext:value-type="float">
            <text:p>0,0036406072</text:p>
          </table:table-cell>
          <table:table-cell table:formula="of:==VLOOKUP([.E96];[.$B$2:.$C$1031];2)" office:value-type="float" office:value="0.0198393906248386" calcext:value-type="float">
            <text:p>0,0198393906</text:p>
          </table:table-cell>
          <table:table-cell table:formula="of:=ROUND([.F96]/[.$A$1031]*65535)" office:value-type="float" office:value="26003" calcext:value-type="float">
            <text:p>26003</text:p>
          </table:table-cell>
          <table:table-cell table:formula="of:=[.H95]+1" office:value-type="float" office:value="94" calcext:value-type="float">
            <text:p>94</text:p>
          </table:table-cell>
          <table:table-cell table:formula="of:=ROUND([.G96]/[.$G$257]*65535)" office:value-type="float" office:value="55786" calcext:value-type="float">
            <text:p>55786</text:p>
          </table:table-cell>
          <table:table-cell table:formula="of:=([.I96]+[.I97])/2" office:value-type="float" office:value="55786" calcext:value-type="float">
            <text:p>55786</text:p>
          </table:table-cell>
          <table:table-cell table:formula="of:=(-1687120 - 18687100*[.H96] - 298094*[.H96]^2 + 2066740*[.H96]^3 + 63576.1*[.H96]^4 + 40.8516*[.H96]^5 - 0.0373487*[.H96]^6) / (-775.977 - 754.663*[.H96] + 168.022*[.H96]^2 + 54.4337*[.H96]^3 + [.H96]^4)" office:value-type="float" office:value="55733.562943814" calcext:value-type="float">
            <text:p>55733,562943814</text:p>
          </table:table-cell>
          <table:table-cell table:formula="of:=ROUND([.K96])" office:value-type="float" office:value="55734" calcext:value-type="float">
            <text:p>55734</text:p>
          </table:table-cell>
        </table:table-row>
        <table:table-row table:style-name="ro1">
          <table:table-cell office:value-type="float" office:value="0.00440970312483841" calcext:value-type="float">
            <text:p>4,41E-03</text:p>
          </table:table-cell>
          <table:table-cell office:value-type="float" office:value="-0.001217769" calcext:value-type="float">
            <text:p>-1,22E-03</text:p>
          </table:table-cell>
          <table:table-cell table:formula="of:=[.A97]" office:value-type="float" office:value="0.00440970312483841" calcext:value-type="float">
            <text:p>4,41E-03</text:p>
          </table:table-cell>
          <table:table-cell/>
          <table:table-cell table:formula="of:=[.E96]+[.$D$2]" office:value-type="float" office:value="0.00369271986372376" calcext:value-type="float">
            <text:p>0,0036927199</text:p>
          </table:table-cell>
          <table:table-cell table:formula="of:==VLOOKUP([.E97];[.$B$2:.$C$1031];2)" office:value-type="float" office:value="0.0198393906248386" calcext:value-type="float">
            <text:p>0,0198393906</text:p>
          </table:table-cell>
          <table:table-cell table:formula="of:=ROUND([.F97]/[.$A$1031]*65535)" office:value-type="float" office:value="26003" calcext:value-type="float">
            <text:p>26003</text:p>
          </table:table-cell>
          <table:table-cell table:formula="of:=[.H96]+1" office:value-type="float" office:value="95" calcext:value-type="float">
            <text:p>95</text:p>
          </table:table-cell>
          <table:table-cell table:formula="of:=ROUND([.G97]/[.$G$257]*65535)" office:value-type="float" office:value="55786" calcext:value-type="float">
            <text:p>55786</text:p>
          </table:table-cell>
          <table:table-cell table:formula="of:=([.I97]+[.I98])/2" office:value-type="float" office:value="55855" calcext:value-type="float">
            <text:p>55855</text:p>
          </table:table-cell>
          <table:table-cell table:formula="of:=(-1687120 - 18687100*[.H97] - 298094*[.H97]^2 + 2066740*[.H97]^3 + 63576.1*[.H97]^4 + 40.8516*[.H97]^5 - 0.0373487*[.H97]^6) / (-775.977 - 754.663*[.H97] + 168.022*[.H97]^2 + 54.4337*[.H97]^3 + [.H97]^4)" office:value-type="float" office:value="55836.7139434003" calcext:value-type="float">
            <text:p>55836,7139434003</text:p>
          </table:table-cell>
          <table:table-cell table:formula="of:=ROUND([.K97])" office:value-type="float" office:value="55837" calcext:value-type="float">
            <text:p>55837</text:p>
          </table:table-cell>
        </table:table-row>
        <table:table-row table:style-name="ro1">
          <table:table-cell office:value-type="float" office:value="0.00445853124983841" calcext:value-type="float">
            <text:p>4,46E-03</text:p>
          </table:table-cell>
          <table:table-cell office:value-type="float" office:value="-0.001216946" calcext:value-type="float">
            <text:p>-1,22E-03</text:p>
          </table:table-cell>
          <table:table-cell table:formula="of:=[.A98]" office:value-type="float" office:value="0.00445853124983841" calcext:value-type="float">
            <text:p>4,46E-03</text:p>
          </table:table-cell>
          <table:table-cell/>
          <table:table-cell table:formula="of:=[.E97]+[.$D$2]" office:value-type="float" office:value="0.00374483250439453" calcext:value-type="float">
            <text:p>0,0037448325</text:p>
          </table:table-cell>
          <table:table-cell table:formula="of:==VLOOKUP([.E98];[.$B$2:.$C$1031];2)" office:value-type="float" office:value="0.0198882187498386" calcext:value-type="float">
            <text:p>0,0198882187</text:p>
          </table:table-cell>
          <table:table-cell table:formula="of:=ROUND([.F98]/[.$A$1031]*65535)" office:value-type="float" office:value="26067" calcext:value-type="float">
            <text:p>26067</text:p>
          </table:table-cell>
          <table:table-cell table:formula="of:=[.H97]+1" office:value-type="float" office:value="96" calcext:value-type="float">
            <text:p>96</text:p>
          </table:table-cell>
          <table:table-cell table:formula="of:=ROUND([.G98]/[.$G$257]*65535)" office:value-type="float" office:value="55924" calcext:value-type="float">
            <text:p>55924</text:p>
          </table:table-cell>
          <table:table-cell table:formula="of:=([.I98]+[.I99])/2" office:value-type="float" office:value="55992.5" calcext:value-type="float">
            <text:p>55992,5</text:p>
          </table:table-cell>
          <table:table-cell table:formula="of:=(-1687120 - 18687100*[.H98] - 298094*[.H98]^2 + 2066740*[.H98]^3 + 63576.1*[.H98]^4 + 40.8516*[.H98]^5 - 0.0373487*[.H98]^6) / (-775.977 - 754.663*[.H98] + 168.022*[.H98]^2 + 54.4337*[.H98]^3 + [.H98]^4)" office:value-type="float" office:value="55938.7919342683" calcext:value-type="float">
            <text:p>55938,7919342683</text:p>
          </table:table-cell>
          <table:table-cell table:formula="of:=ROUND([.K98])" office:value-type="float" office:value="55939" calcext:value-type="float">
            <text:p>55939</text:p>
          </table:table-cell>
        </table:table-row>
        <table:table-row table:style-name="ro1">
          <table:table-cell office:value-type="float" office:value="0.00450735937483841" calcext:value-type="float">
            <text:p>4,51E-03</text:p>
          </table:table-cell>
          <table:table-cell office:value-type="float" office:value="-0.001216111" calcext:value-type="float">
            <text:p>-1,22E-03</text:p>
          </table:table-cell>
          <table:table-cell table:formula="of:=[.A99]" office:value-type="float" office:value="0.00450735937483841" calcext:value-type="float">
            <text:p>4,51E-03</text:p>
          </table:table-cell>
          <table:table-cell/>
          <table:table-cell table:formula="of:=[.E98]+[.$D$2]" office:value-type="float" office:value="0.00379694514506531" calcext:value-type="float">
            <text:p>0,0037969451</text:p>
          </table:table-cell>
          <table:table-cell table:formula="of:==VLOOKUP([.E99];[.$B$2:.$C$1031];2)" office:value-type="float" office:value="0.0199370468748386" calcext:value-type="float">
            <text:p>0,0199370469</text:p>
          </table:table-cell>
          <table:table-cell table:formula="of:=ROUND([.F99]/[.$A$1031]*65535)" office:value-type="float" office:value="26131" calcext:value-type="float">
            <text:p>26131</text:p>
          </table:table-cell>
          <table:table-cell table:formula="of:=[.H98]+1" office:value-type="float" office:value="97" calcext:value-type="float">
            <text:p>97</text:p>
          </table:table-cell>
          <table:table-cell table:formula="of:=ROUND([.G99]/[.$G$257]*65535)" office:value-type="float" office:value="56061" calcext:value-type="float">
            <text:p>56061</text:p>
          </table:table-cell>
          <table:table-cell table:formula="of:=([.I99]+[.I100])/2" office:value-type="float" office:value="56129.5" calcext:value-type="float">
            <text:p>56129,5</text:p>
          </table:table-cell>
          <table:table-cell table:formula="of:=(-1687120 - 18687100*[.H99] - 298094*[.H99]^2 + 2066740*[.H99]^3 + 63576.1*[.H99]^4 + 40.8516*[.H99]^5 - 0.0373487*[.H99]^6) / (-775.977 - 754.663*[.H99] + 168.022*[.H99]^2 + 54.4337*[.H99]^3 + [.H99]^4)" office:value-type="float" office:value="56039.8195502708" calcext:value-type="float">
            <text:p>56039,8195502708</text:p>
          </table:table-cell>
          <table:table-cell table:formula="of:=ROUND([.K99])" office:value-type="float" office:value="56040" calcext:value-type="float">
            <text:p>56040</text:p>
          </table:table-cell>
        </table:table-row>
        <table:table-row table:style-name="ro1">
          <table:table-cell office:value-type="float" office:value="0.00455618749983841" calcext:value-type="float">
            <text:p>4,56E-03</text:p>
          </table:table-cell>
          <table:table-cell office:value-type="float" office:value="-0.001215264" calcext:value-type="float">
            <text:p>-1,22E-03</text:p>
          </table:table-cell>
          <table:table-cell table:formula="of:=[.A100]" office:value-type="float" office:value="0.00455618749983841" calcext:value-type="float">
            <text:p>4,56E-03</text:p>
          </table:table-cell>
          <table:table-cell/>
          <table:table-cell table:formula="of:=[.E99]+[.$D$2]" office:value-type="float" office:value="0.00384905778573609" calcext:value-type="float">
            <text:p>0,0038490578</text:p>
          </table:table-cell>
          <table:table-cell table:formula="of:==VLOOKUP([.E100];[.$B$2:.$C$1031];2)" office:value-type="float" office:value="0.0199858749998386" calcext:value-type="float">
            <text:p>0,019985875</text:p>
          </table:table-cell>
          <table:table-cell table:formula="of:=ROUND([.F100]/[.$A$1031]*65535)" office:value-type="float" office:value="26195" calcext:value-type="float">
            <text:p>26195</text:p>
          </table:table-cell>
          <table:table-cell table:formula="of:=[.H99]+1" office:value-type="float" office:value="98" calcext:value-type="float">
            <text:p>98</text:p>
          </table:table-cell>
          <table:table-cell table:formula="of:=ROUND([.G100]/[.$G$257]*65535)" office:value-type="float" office:value="56198" calcext:value-type="float">
            <text:p>56198</text:p>
          </table:table-cell>
          <table:table-cell table:formula="of:=([.I100]+[.I101])/2" office:value-type="float" office:value="56198" calcext:value-type="float">
            <text:p>56198</text:p>
          </table:table-cell>
          <table:table-cell table:formula="of:=(-1687120 - 18687100*[.H100] - 298094*[.H100]^2 + 2066740*[.H100]^3 + 63576.1*[.H100]^4 + 40.8516*[.H100]^5 - 0.0373487*[.H100]^6) / (-775.977 - 754.663*[.H100] + 168.022*[.H100]^2 + 54.4337*[.H100]^3 + [.H100]^4)" office:value-type="float" office:value="56139.8187253064" calcext:value-type="float">
            <text:p>56139,8187253064</text:p>
          </table:table-cell>
          <table:table-cell table:formula="of:=ROUND([.K100])" office:value-type="float" office:value="56140" calcext:value-type="float">
            <text:p>56140</text:p>
          </table:table-cell>
        </table:table-row>
        <table:table-row table:style-name="ro1">
          <table:table-cell office:value-type="float" office:value="0.00460501562483841" calcext:value-type="float">
            <text:p>4,61E-03</text:p>
          </table:table-cell>
          <table:table-cell office:value-type="float" office:value="-0.001214405" calcext:value-type="float">
            <text:p>-1,21E-03</text:p>
          </table:table-cell>
          <table:table-cell table:formula="of:=[.A101]" office:value-type="float" office:value="0.00460501562483841" calcext:value-type="float">
            <text:p>4,61E-03</text:p>
          </table:table-cell>
          <table:table-cell/>
          <table:table-cell table:formula="of:=[.E100]+[.$D$2]" office:value-type="float" office:value="0.00390117042640686" calcext:value-type="float">
            <text:p>0,0039011704</text:p>
          </table:table-cell>
          <table:table-cell table:formula="of:==VLOOKUP([.E101];[.$B$2:.$C$1031];2)" office:value-type="float" office:value="0.0199858749998386" calcext:value-type="float">
            <text:p>0,019985875</text:p>
          </table:table-cell>
          <table:table-cell table:formula="of:=ROUND([.F101]/[.$A$1031]*65535)" office:value-type="float" office:value="26195" calcext:value-type="float">
            <text:p>26195</text:p>
          </table:table-cell>
          <table:table-cell table:formula="of:=[.H100]+1" office:value-type="float" office:value="99" calcext:value-type="float">
            <text:p>99</text:p>
          </table:table-cell>
          <table:table-cell table:formula="of:=ROUND([.G101]/[.$G$257]*65535)" office:value-type="float" office:value="56198" calcext:value-type="float">
            <text:p>56198</text:p>
          </table:table-cell>
          <table:table-cell table:formula="of:=([.I101]+[.I102])/2" office:value-type="float" office:value="56267" calcext:value-type="float">
            <text:p>56267</text:p>
          </table:table-cell>
          <table:table-cell table:formula="of:=(-1687120 - 18687100*[.H101] - 298094*[.H101]^2 + 2066740*[.H101]^3 + 63576.1*[.H101]^4 + 40.8516*[.H101]^5 - 0.0373487*[.H101]^6) / (-775.977 - 754.663*[.H101] + 168.022*[.H101]^2 + 54.4337*[.H101]^3 + [.H101]^4)" office:value-type="float" office:value="56238.810721057" calcext:value-type="float">
            <text:p>56238,810721057</text:p>
          </table:table-cell>
          <table:table-cell table:formula="of:=ROUND([.K101])" office:value-type="float" office:value="56239" calcext:value-type="float">
            <text:p>56239</text:p>
          </table:table-cell>
        </table:table-row>
        <table:table-row table:style-name="ro1">
          <table:table-cell office:value-type="float" office:value="0.00465384374983841" calcext:value-type="float">
            <text:p>4,65E-03</text:p>
          </table:table-cell>
          <table:table-cell office:value-type="float" office:value="-0.001213534" calcext:value-type="float">
            <text:p>-1,21E-03</text:p>
          </table:table-cell>
          <table:table-cell table:formula="of:=[.A102]" office:value-type="float" office:value="0.00465384374983841" calcext:value-type="float">
            <text:p>4,65E-03</text:p>
          </table:table-cell>
          <table:table-cell/>
          <table:table-cell table:formula="of:=[.E101]+[.$D$2]" office:value-type="float" office:value="0.00395328306707764" calcext:value-type="float">
            <text:p>0,0039532831</text:p>
          </table:table-cell>
          <table:table-cell table:formula="of:==VLOOKUP([.E102];[.$B$2:.$C$1031];2)" office:value-type="float" office:value="0.0200347031248386" calcext:value-type="float">
            <text:p>0,0200347031</text:p>
          </table:table-cell>
          <table:table-cell table:formula="of:=ROUND([.F102]/[.$A$1031]*65535)" office:value-type="float" office:value="26259" calcext:value-type="float">
            <text:p>26259</text:p>
          </table:table-cell>
          <table:table-cell table:formula="of:=[.H101]+1" office:value-type="float" office:value="100" calcext:value-type="float">
            <text:p>100</text:p>
          </table:table-cell>
          <table:table-cell table:formula="of:=ROUND([.G102]/[.$G$257]*65535)" office:value-type="float" office:value="56336" calcext:value-type="float">
            <text:p>56336</text:p>
          </table:table-cell>
          <table:table-cell table:formula="of:=([.I102]+[.I103])/2" office:value-type="float" office:value="56404.5" calcext:value-type="float">
            <text:p>56404,5</text:p>
          </table:table-cell>
          <table:table-cell table:formula="of:=(-1687120 - 18687100*[.H102] - 298094*[.H102]^2 + 2066740*[.H102]^3 + 63576.1*[.H102]^4 + 40.8516*[.H102]^5 - 0.0373487*[.H102]^6) / (-775.977 - 754.663*[.H102] + 168.022*[.H102]^2 + 54.4337*[.H102]^3 + [.H102]^4)" office:value-type="float" office:value="56336.8161533735" calcext:value-type="float">
            <text:p>56336,8161533735</text:p>
          </table:table-cell>
          <table:table-cell table:formula="of:=ROUND([.K102])" office:value-type="float" office:value="56337" calcext:value-type="float">
            <text:p>56337</text:p>
          </table:table-cell>
        </table:table-row>
        <table:table-row table:style-name="ro1">
          <table:table-cell office:value-type="float" office:value="0.00470267187483841" calcext:value-type="float">
            <text:p>4,70E-03</text:p>
          </table:table-cell>
          <table:table-cell office:value-type="float" office:value="-0.001212651" calcext:value-type="float">
            <text:p>-1,21E-03</text:p>
          </table:table-cell>
          <table:table-cell table:formula="of:=[.A103]" office:value-type="float" office:value="0.00470267187483841" calcext:value-type="float">
            <text:p>4,70E-03</text:p>
          </table:table-cell>
          <table:table-cell/>
          <table:table-cell table:formula="of:=[.E102]+[.$D$2]" office:value-type="float" office:value="0.00400539570774841" calcext:value-type="float">
            <text:p>0,0040053957</text:p>
          </table:table-cell>
          <table:table-cell table:formula="of:==VLOOKUP([.E103];[.$B$2:.$C$1031];2)" office:value-type="float" office:value="0.0200835312498386" calcext:value-type="float">
            <text:p>0,0200835312</text:p>
          </table:table-cell>
          <table:table-cell table:formula="of:=ROUND([.F103]/[.$A$1031]*65535)" office:value-type="float" office:value="26323" calcext:value-type="float">
            <text:p>26323</text:p>
          </table:table-cell>
          <table:table-cell table:formula="of:=[.H102]+1" office:value-type="float" office:value="101" calcext:value-type="float">
            <text:p>101</text:p>
          </table:table-cell>
          <table:table-cell table:formula="of:=ROUND([.G103]/[.$G$257]*65535)" office:value-type="float" office:value="56473" calcext:value-type="float">
            <text:p>56473</text:p>
          </table:table-cell>
          <table:table-cell table:formula="of:=([.I103]+[.I104])/2" office:value-type="float" office:value="56473" calcext:value-type="float">
            <text:p>56473</text:p>
          </table:table-cell>
          <table:table-cell table:formula="of:=(-1687120 - 18687100*[.H103] - 298094*[.H103]^2 + 2066740*[.H103]^3 + 63576.1*[.H103]^4 + 40.8516*[.H103]^5 - 0.0373487*[.H103]^6) / (-775.977 - 754.663*[.H103] + 168.022*[.H103]^2 + 54.4337*[.H103]^3 + [.H103]^4)" office:value-type="float" office:value="56433.8550173877" calcext:value-type="float">
            <text:p>56433,8550173877</text:p>
          </table:table-cell>
          <table:table-cell table:formula="of:=ROUND([.K103])" office:value-type="float" office:value="56434" calcext:value-type="float">
            <text:p>56434</text:p>
          </table:table-cell>
        </table:table-row>
        <table:table-row table:style-name="ro1">
          <table:table-cell office:value-type="float" office:value="0.00475149999983841" calcext:value-type="float">
            <text:p>4,75E-03</text:p>
          </table:table-cell>
          <table:table-cell office:value-type="float" office:value="-0.001211755" calcext:value-type="float">
            <text:p>-1,21E-03</text:p>
          </table:table-cell>
          <table:table-cell table:formula="of:=[.A104]" office:value-type="float" office:value="0.00475149999983841" calcext:value-type="float">
            <text:p>4,75E-03</text:p>
          </table:table-cell>
          <table:table-cell/>
          <table:table-cell table:formula="of:=[.E103]+[.$D$2]" office:value-type="float" office:value="0.00405750834841919" calcext:value-type="float">
            <text:p>0,0040575083</text:p>
          </table:table-cell>
          <table:table-cell table:formula="of:==VLOOKUP([.E104];[.$B$2:.$C$1031];2)" office:value-type="float" office:value="0.0200835312498386" calcext:value-type="float">
            <text:p>0,0200835312</text:p>
          </table:table-cell>
          <table:table-cell table:formula="of:=ROUND([.F104]/[.$A$1031]*65535)" office:value-type="float" office:value="26323" calcext:value-type="float">
            <text:p>26323</text:p>
          </table:table-cell>
          <table:table-cell table:formula="of:=[.H103]+1" office:value-type="float" office:value="102" calcext:value-type="float">
            <text:p>102</text:p>
          </table:table-cell>
          <table:table-cell table:formula="of:=ROUND([.G104]/[.$G$257]*65535)" office:value-type="float" office:value="56473" calcext:value-type="float">
            <text:p>56473</text:p>
          </table:table-cell>
          <table:table-cell table:formula="of:=([.I104]+[.I105])/2" office:value-type="float" office:value="56541.5" calcext:value-type="float">
            <text:p>56541,5</text:p>
          </table:table-cell>
          <table:table-cell table:formula="of:=(-1687120 - 18687100*[.H104] - 298094*[.H104]^2 + 2066740*[.H104]^3 + 63576.1*[.H104]^4 + 40.8516*[.H104]^5 - 0.0373487*[.H104]^6) / (-775.977 - 754.663*[.H104] + 168.022*[.H104]^2 + 54.4337*[.H104]^3 + [.H104]^4)" office:value-type="float" office:value="56529.9467114239" calcext:value-type="float">
            <text:p>56529,9467114239</text:p>
          </table:table-cell>
          <table:table-cell table:formula="of:=ROUND([.K104])" office:value-type="float" office:value="56530" calcext:value-type="float">
            <text:p>56530</text:p>
          </table:table-cell>
        </table:table-row>
        <table:table-row table:style-name="ro1">
          <table:table-cell office:value-type="float" office:value="0.00480032812483841" calcext:value-type="float">
            <text:p>4,80E-03</text:p>
          </table:table-cell>
          <table:table-cell office:value-type="float" office:value="-0.001210847" calcext:value-type="float">
            <text:p>-1,21E-03</text:p>
          </table:table-cell>
          <table:table-cell table:formula="of:=[.A105]" office:value-type="float" office:value="0.00480032812483841" calcext:value-type="float">
            <text:p>4,80E-03</text:p>
          </table:table-cell>
          <table:table-cell/>
          <table:table-cell table:formula="of:=[.E104]+[.$D$2]" office:value-type="float" office:value="0.00410962098908997" calcext:value-type="float">
            <text:p>0,004109621</text:p>
          </table:table-cell>
          <table:table-cell table:formula="of:==VLOOKUP([.E105];[.$B$2:.$C$1031];2)" office:value-type="float" office:value="0.0201323593748386" calcext:value-type="float">
            <text:p>0,0201323594</text:p>
          </table:table-cell>
          <table:table-cell table:formula="of:=ROUND([.F105]/[.$A$1031]*65535)" office:value-type="float" office:value="26387" calcext:value-type="float">
            <text:p>26387</text:p>
          </table:table-cell>
          <table:table-cell table:formula="of:=[.H104]+1" office:value-type="float" office:value="103" calcext:value-type="float">
            <text:p>103</text:p>
          </table:table-cell>
          <table:table-cell table:formula="of:=ROUND([.G105]/[.$G$257]*65535)" office:value-type="float" office:value="56610" calcext:value-type="float">
            <text:p>56610</text:p>
          </table:table-cell>
          <table:table-cell table:formula="of:=([.I105]+[.I106])/2" office:value-type="float" office:value="56679" calcext:value-type="float">
            <text:p>56679</text:p>
          </table:table-cell>
          <table:table-cell table:formula="of:=(-1687120 - 18687100*[.H105] - 298094*[.H105]^2 + 2066740*[.H105]^3 + 63576.1*[.H105]^4 + 40.8516*[.H105]^5 - 0.0373487*[.H105]^6) / (-775.977 - 754.663*[.H105] + 168.022*[.H105]^2 + 54.4337*[.H105]^3 + [.H105]^4)" office:value-type="float" office:value="56625.1100597792" calcext:value-type="float">
            <text:p>56625,1100597792</text:p>
          </table:table-cell>
          <table:table-cell table:formula="of:=ROUND([.K105])" office:value-type="float" office:value="56625" calcext:value-type="float">
            <text:p>56625</text:p>
          </table:table-cell>
        </table:table-row>
        <table:table-row table:style-name="ro1">
          <table:table-cell office:value-type="float" office:value="0.00484915624983841" calcext:value-type="float">
            <text:p>4,85E-03</text:p>
          </table:table-cell>
          <table:table-cell office:value-type="float" office:value="-0.001209926" calcext:value-type="float">
            <text:p>-1,21E-03</text:p>
          </table:table-cell>
          <table:table-cell table:formula="of:=[.A106]" office:value-type="float" office:value="0.00484915624983841" calcext:value-type="float">
            <text:p>4,85E-03</text:p>
          </table:table-cell>
          <table:table-cell/>
          <table:table-cell table:formula="of:=[.E105]+[.$D$2]" office:value-type="float" office:value="0.00416173362976074" calcext:value-type="float">
            <text:p>0,0041617336</text:p>
          </table:table-cell>
          <table:table-cell table:formula="of:==VLOOKUP([.E106];[.$B$2:.$C$1031];2)" office:value-type="float" office:value="0.0201811874998386" calcext:value-type="float">
            <text:p>0,0201811875</text:p>
          </table:table-cell>
          <table:table-cell table:formula="of:=ROUND([.F106]/[.$A$1031]*65535)" office:value-type="float" office:value="26451" calcext:value-type="float">
            <text:p>26451</text:p>
          </table:table-cell>
          <table:table-cell table:formula="of:=[.H105]+1" office:value-type="float" office:value="104" calcext:value-type="float">
            <text:p>104</text:p>
          </table:table-cell>
          <table:table-cell table:formula="of:=ROUND([.G106]/[.$G$257]*65535)" office:value-type="float" office:value="56748" calcext:value-type="float">
            <text:p>56748</text:p>
          </table:table-cell>
          <table:table-cell table:formula="of:=([.I106]+[.I107])/2" office:value-type="float" office:value="56748" calcext:value-type="float">
            <text:p>56748</text:p>
          </table:table-cell>
          <table:table-cell table:formula="of:=(-1687120 - 18687100*[.H106] - 298094*[.H106]^2 + 2066740*[.H106]^3 + 63576.1*[.H106]^4 + 40.8516*[.H106]^5 - 0.0373487*[.H106]^6) / (-775.977 - 754.663*[.H106] + 168.022*[.H106]^2 + 54.4337*[.H106]^3 + [.H106]^4)" office:value-type="float" office:value="56719.3633344354" calcext:value-type="float">
            <text:p>56719,3633344354</text:p>
          </table:table-cell>
          <table:table-cell table:formula="of:=ROUND([.K106])" office:value-type="float" office:value="56719" calcext:value-type="float">
            <text:p>56719</text:p>
          </table:table-cell>
        </table:table-row>
        <table:table-row table:style-name="ro1">
          <table:table-cell office:value-type="float" office:value="0.00489798437483841" calcext:value-type="float">
            <text:p>4,90E-03</text:p>
          </table:table-cell>
          <table:table-cell office:value-type="float" office:value="-0.001208991" calcext:value-type="float">
            <text:p>-1,21E-03</text:p>
          </table:table-cell>
          <table:table-cell table:formula="of:=[.A107]" office:value-type="float" office:value="0.00489798437483841" calcext:value-type="float">
            <text:p>4,90E-03</text:p>
          </table:table-cell>
          <table:table-cell/>
          <table:table-cell table:formula="of:=[.E106]+[.$D$2]" office:value-type="float" office:value="0.00421384627043152" calcext:value-type="float">
            <text:p>0,0042138463</text:p>
          </table:table-cell>
          <table:table-cell table:formula="of:==VLOOKUP([.E107];[.$B$2:.$C$1031];2)" office:value-type="float" office:value="0.0201811874998386" calcext:value-type="float">
            <text:p>0,0201811875</text:p>
          </table:table-cell>
          <table:table-cell table:formula="of:=ROUND([.F107]/[.$A$1031]*65535)" office:value-type="float" office:value="26451" calcext:value-type="float">
            <text:p>26451</text:p>
          </table:table-cell>
          <table:table-cell table:formula="of:=[.H106]+1" office:value-type="float" office:value="105" calcext:value-type="float">
            <text:p>105</text:p>
          </table:table-cell>
          <table:table-cell table:formula="of:=ROUND([.G107]/[.$G$257]*65535)" office:value-type="float" office:value="56748" calcext:value-type="float">
            <text:p>56748</text:p>
          </table:table-cell>
          <table:table-cell table:formula="of:=([.I107]+[.I108])/2" office:value-type="float" office:value="56816.5" calcext:value-type="float">
            <text:p>56816,5</text:p>
          </table:table-cell>
          <table:table-cell table:formula="of:=(-1687120 - 18687100*[.H107] - 298094*[.H107]^2 + 2066740*[.H107]^3 + 63576.1*[.H107]^4 + 40.8516*[.H107]^5 - 0.0373487*[.H107]^6) / (-775.977 - 754.663*[.H107] + 168.022*[.H107]^2 + 54.4337*[.H107]^3 + [.H107]^4)" office:value-type="float" office:value="56812.724275763" calcext:value-type="float">
            <text:p>56812,724275763</text:p>
          </table:table-cell>
          <table:table-cell table:formula="of:=ROUND([.K107])" office:value-type="float" office:value="56813" calcext:value-type="float">
            <text:p>56813</text:p>
          </table:table-cell>
        </table:table-row>
        <table:table-row table:style-name="ro1">
          <table:table-cell office:value-type="float" office:value="0.00494681249983841" calcext:value-type="float">
            <text:p>4,95E-03</text:p>
          </table:table-cell>
          <table:table-cell office:value-type="float" office:value="-0.001208044" calcext:value-type="float">
            <text:p>-1,21E-03</text:p>
          </table:table-cell>
          <table:table-cell table:formula="of:=[.A108]" office:value-type="float" office:value="0.00494681249983841" calcext:value-type="float">
            <text:p>4,95E-03</text:p>
          </table:table-cell>
          <table:table-cell/>
          <table:table-cell table:formula="of:=[.E107]+[.$D$2]" office:value-type="float" office:value="0.00426595891110229" calcext:value-type="float">
            <text:p>0,0042659589</text:p>
          </table:table-cell>
          <table:table-cell table:formula="of:==VLOOKUP([.E108];[.$B$2:.$C$1031];2)" office:value-type="float" office:value="0.0202300156248386" calcext:value-type="float">
            <text:p>0,0202300156</text:p>
          </table:table-cell>
          <table:table-cell table:formula="of:=ROUND([.F108]/[.$A$1031]*65535)" office:value-type="float" office:value="26515" calcext:value-type="float">
            <text:p>26515</text:p>
          </table:table-cell>
          <table:table-cell table:formula="of:=[.H107]+1" office:value-type="float" office:value="106" calcext:value-type="float">
            <text:p>106</text:p>
          </table:table-cell>
          <table:table-cell table:formula="of:=ROUND([.G108]/[.$G$257]*65535)" office:value-type="float" office:value="56885" calcext:value-type="float">
            <text:p>56885</text:p>
          </table:table-cell>
          <table:table-cell table:formula="of:=([.I108]+[.I109])/2" office:value-type="float" office:value="56953.5" calcext:value-type="float">
            <text:p>56953,5</text:p>
          </table:table-cell>
          <table:table-cell table:formula="of:=(-1687120 - 18687100*[.H108] - 298094*[.H108]^2 + 2066740*[.H108]^3 + 63576.1*[.H108]^4 + 40.8516*[.H108]^5 - 0.0373487*[.H108]^6) / (-775.977 - 754.663*[.H108] + 168.022*[.H108]^2 + 54.4337*[.H108]^3 + [.H108]^4)" office:value-type="float" office:value="56905.2101122727" calcext:value-type="float">
            <text:p>56905,2101122727</text:p>
          </table:table-cell>
          <table:table-cell table:formula="of:=ROUND([.K108])" office:value-type="float" office:value="56905" calcext:value-type="float">
            <text:p>56905</text:p>
          </table:table-cell>
        </table:table-row>
        <table:table-row table:style-name="ro1">
          <table:table-cell office:value-type="float" office:value="0.00499564062483841" calcext:value-type="float">
            <text:p>5,00E-03</text:p>
          </table:table-cell>
          <table:table-cell office:value-type="float" office:value="-0.001207083" calcext:value-type="float">
            <text:p>-1,21E-03</text:p>
          </table:table-cell>
          <table:table-cell table:formula="of:=[.A109]" office:value-type="float" office:value="0.00499564062483841" calcext:value-type="float">
            <text:p>5,00E-03</text:p>
          </table:table-cell>
          <table:table-cell/>
          <table:table-cell table:formula="of:=[.E108]+[.$D$2]" office:value-type="float" office:value="0.00431807155177307" calcext:value-type="float">
            <text:p>0,0043180716</text:p>
          </table:table-cell>
          <table:table-cell table:formula="of:==VLOOKUP([.E109];[.$B$2:.$C$1031];2)" office:value-type="float" office:value="0.0202788437498386" calcext:value-type="float">
            <text:p>0,0202788437</text:p>
          </table:table-cell>
          <table:table-cell table:formula="of:=ROUND([.F109]/[.$A$1031]*65535)" office:value-type="float" office:value="26579" calcext:value-type="float">
            <text:p>26579</text:p>
          </table:table-cell>
          <table:table-cell table:formula="of:=[.H108]+1" office:value-type="float" office:value="107" calcext:value-type="float">
            <text:p>107</text:p>
          </table:table-cell>
          <table:table-cell table:formula="of:=ROUND([.G109]/[.$G$257]*65535)" office:value-type="float" office:value="57022" calcext:value-type="float">
            <text:p>57022</text:p>
          </table:table-cell>
          <table:table-cell table:formula="of:=([.I109]+[.I110])/2" office:value-type="float" office:value="57022" calcext:value-type="float">
            <text:p>57022</text:p>
          </table:table-cell>
          <table:table-cell table:formula="of:=(-1687120 - 18687100*[.H109] - 298094*[.H109]^2 + 2066740*[.H109]^3 + 63576.1*[.H109]^4 + 40.8516*[.H109]^5 - 0.0373487*[.H109]^6) / (-775.977 - 754.663*[.H109] + 168.022*[.H109]^2 + 54.4337*[.H109]^3 + [.H109]^4)" office:value-type="float" office:value="56996.8375794669" calcext:value-type="float">
            <text:p>56996,8375794669</text:p>
          </table:table-cell>
          <table:table-cell table:formula="of:=ROUND([.K109])" office:value-type="float" office:value="56997" calcext:value-type="float">
            <text:p>56997</text:p>
          </table:table-cell>
        </table:table-row>
        <table:table-row table:style-name="ro1">
          <table:table-cell office:value-type="float" office:value="0.00504446874983841" calcext:value-type="float">
            <text:p>5,04E-03</text:p>
          </table:table-cell>
          <table:table-cell office:value-type="float" office:value="-0.001206108" calcext:value-type="float">
            <text:p>-1,21E-03</text:p>
          </table:table-cell>
          <table:table-cell table:formula="of:=[.A110]" office:value-type="float" office:value="0.00504446874983841" calcext:value-type="float">
            <text:p>5,04E-03</text:p>
          </table:table-cell>
          <table:table-cell/>
          <table:table-cell table:formula="of:=[.E109]+[.$D$2]" office:value-type="float" office:value="0.00437018419244385" calcext:value-type="float">
            <text:p>0,0043701842</text:p>
          </table:table-cell>
          <table:table-cell table:formula="of:==VLOOKUP([.E110];[.$B$2:.$C$1031];2)" office:value-type="float" office:value="0.0202788437498386" calcext:value-type="float">
            <text:p>0,0202788437</text:p>
          </table:table-cell>
          <table:table-cell table:formula="of:=ROUND([.F110]/[.$A$1031]*65535)" office:value-type="float" office:value="26579" calcext:value-type="float">
            <text:p>26579</text:p>
          </table:table-cell>
          <table:table-cell table:formula="of:=[.H109]+1" office:value-type="float" office:value="108" calcext:value-type="float">
            <text:p>108</text:p>
          </table:table-cell>
          <table:table-cell table:formula="of:=ROUND([.G110]/[.$G$257]*65535)" office:value-type="float" office:value="57022" calcext:value-type="float">
            <text:p>57022</text:p>
          </table:table-cell>
          <table:table-cell table:formula="of:=([.I110]+[.I111])/2" office:value-type="float" office:value="57090.5" calcext:value-type="float">
            <text:p>57090,5</text:p>
          </table:table-cell>
          <table:table-cell table:formula="of:=(-1687120 - 18687100*[.H110] - 298094*[.H110]^2 + 2066740*[.H110]^3 + 63576.1*[.H110]^4 + 40.8516*[.H110]^5 - 0.0373487*[.H110]^6) / (-775.977 - 754.663*[.H110] + 168.022*[.H110]^2 + 54.4337*[.H110]^3 + [.H110]^4)" office:value-type="float" office:value="57087.6229378395" calcext:value-type="float">
            <text:p>57087,6229378395</text:p>
          </table:table-cell>
          <table:table-cell table:formula="of:=ROUND([.K110])" office:value-type="float" office:value="57088" calcext:value-type="float">
            <text:p>57088</text:p>
          </table:table-cell>
        </table:table-row>
        <table:table-row table:style-name="ro1">
          <table:table-cell office:value-type="float" office:value="0.00509329687483841" calcext:value-type="float">
            <text:p>5,09E-03</text:p>
          </table:table-cell>
          <table:table-cell office:value-type="float" office:value="-0.00120512" calcext:value-type="float">
            <text:p>-1,21E-03</text:p>
          </table:table-cell>
          <table:table-cell table:formula="of:=[.A111]" office:value-type="float" office:value="0.00509329687483841" calcext:value-type="float">
            <text:p>5,09E-03</text:p>
          </table:table-cell>
          <table:table-cell/>
          <table:table-cell table:formula="of:=[.E110]+[.$D$2]" office:value-type="float" office:value="0.00442229683311462" calcext:value-type="float">
            <text:p>0,0044222968</text:p>
          </table:table-cell>
          <table:table-cell table:formula="of:==VLOOKUP([.E111];[.$B$2:.$C$1031];2)" office:value-type="float" office:value="0.0203276718748386" calcext:value-type="float">
            <text:p>0,0203276719</text:p>
          </table:table-cell>
          <table:table-cell table:formula="of:=ROUND([.F111]/[.$A$1031]*65535)" office:value-type="float" office:value="26643" calcext:value-type="float">
            <text:p>26643</text:p>
          </table:table-cell>
          <table:table-cell table:formula="of:=[.H110]+1" office:value-type="float" office:value="109" calcext:value-type="float">
            <text:p>109</text:p>
          </table:table-cell>
          <table:table-cell table:formula="of:=ROUND([.G111]/[.$G$257]*65535)" office:value-type="float" office:value="57159" calcext:value-type="float">
            <text:p>57159</text:p>
          </table:table-cell>
          <table:table-cell table:formula="of:=([.I111]+[.I112])/2" office:value-type="float" office:value="57228" calcext:value-type="float">
            <text:p>57228</text:p>
          </table:table-cell>
          <table:table-cell table:formula="of:=(-1687120 - 18687100*[.H111] - 298094*[.H111]^2 + 2066740*[.H111]^3 + 63576.1*[.H111]^4 + 40.8516*[.H111]^5 - 0.0373487*[.H111]^6) / (-775.977 - 754.663*[.H111] + 168.022*[.H111]^2 + 54.4337*[.H111]^3 + [.H111]^4)" office:value-type="float" office:value="57177.5819900705" calcext:value-type="float">
            <text:p>57177,5819900705</text:p>
          </table:table-cell>
          <table:table-cell table:formula="of:=ROUND([.K111])" office:value-type="float" office:value="57178" calcext:value-type="float">
            <text:p>57178</text:p>
          </table:table-cell>
        </table:table-row>
        <table:table-row table:style-name="ro1">
          <table:table-cell office:value-type="float" office:value="0.00514212499983841" calcext:value-type="float">
            <text:p>5,14E-03</text:p>
          </table:table-cell>
          <table:table-cell office:value-type="float" office:value="-0.001204118" calcext:value-type="float">
            <text:p>-1,20E-03</text:p>
          </table:table-cell>
          <table:table-cell table:formula="of:=[.A112]" office:value-type="float" office:value="0.00514212499983841" calcext:value-type="float">
            <text:p>5,14E-03</text:p>
          </table:table-cell>
          <table:table-cell/>
          <table:table-cell table:formula="of:=[.E111]+[.$D$2]" office:value-type="float" office:value="0.0044744094737854" calcext:value-type="float">
            <text:p>0,0044744095</text:p>
          </table:table-cell>
          <table:table-cell table:formula="of:==VLOOKUP([.E112];[.$B$2:.$C$1031];2)" office:value-type="float" office:value="0.0203764999998386" calcext:value-type="float">
            <text:p>0,0203765</text:p>
          </table:table-cell>
          <table:table-cell table:formula="of:=ROUND([.F112]/[.$A$1031]*65535)" office:value-type="float" office:value="26707" calcext:value-type="float">
            <text:p>26707</text:p>
          </table:table-cell>
          <table:table-cell table:formula="of:=[.H111]+1" office:value-type="float" office:value="110" calcext:value-type="float">
            <text:p>110</text:p>
          </table:table-cell>
          <table:table-cell table:formula="of:=ROUND([.G112]/[.$G$257]*65535)" office:value-type="float" office:value="57297" calcext:value-type="float">
            <text:p>57297</text:p>
          </table:table-cell>
          <table:table-cell table:formula="of:=([.I112]+[.I113])/2" office:value-type="float" office:value="57297" calcext:value-type="float">
            <text:p>57297</text:p>
          </table:table-cell>
          <table:table-cell table:formula="of:=(-1687120 - 18687100*[.H112] - 298094*[.H112]^2 + 2066740*[.H112]^3 + 63576.1*[.H112]^4 + 40.8516*[.H112]^5 - 0.0373487*[.H112]^6) / (-775.977 - 754.663*[.H112] + 168.022*[.H112]^2 + 54.4337*[.H112]^3 + [.H112]^4)" office:value-type="float" office:value="57266.7300974582" calcext:value-type="float">
            <text:p>57266,7300974582</text:p>
          </table:table-cell>
          <table:table-cell table:formula="of:=ROUND([.K112])" office:value-type="float" office:value="57267" calcext:value-type="float">
            <text:p>57267</text:p>
          </table:table-cell>
        </table:table-row>
        <table:table-row table:style-name="ro1">
          <table:table-cell office:value-type="float" office:value="0.00519095312483841" calcext:value-type="float">
            <text:p>5,19E-03</text:p>
          </table:table-cell>
          <table:table-cell office:value-type="float" office:value="-0.001203101" calcext:value-type="float">
            <text:p>-1,20E-03</text:p>
          </table:table-cell>
          <table:table-cell table:formula="of:=[.A113]" office:value-type="float" office:value="0.00519095312483841" calcext:value-type="float">
            <text:p>5,19E-03</text:p>
          </table:table-cell>
          <table:table-cell/>
          <table:table-cell table:formula="of:=[.E112]+[.$D$2]" office:value-type="float" office:value="0.00452652211445617" calcext:value-type="float">
            <text:p>0,0045265221</text:p>
          </table:table-cell>
          <table:table-cell table:formula="of:==VLOOKUP([.E113];[.$B$2:.$C$1031];2)" office:value-type="float" office:value="0.0203764999998386" calcext:value-type="float">
            <text:p>0,0203765</text:p>
          </table:table-cell>
          <table:table-cell table:formula="of:=ROUND([.F113]/[.$A$1031]*65535)" office:value-type="float" office:value="26707" calcext:value-type="float">
            <text:p>26707</text:p>
          </table:table-cell>
          <table:table-cell table:formula="of:=[.H112]+1" office:value-type="float" office:value="111" calcext:value-type="float">
            <text:p>111</text:p>
          </table:table-cell>
          <table:table-cell table:formula="of:=ROUND([.G113]/[.$G$257]*65535)" office:value-type="float" office:value="57297" calcext:value-type="float">
            <text:p>57297</text:p>
          </table:table-cell>
          <table:table-cell table:formula="of:=([.I113]+[.I114])/2" office:value-type="float" office:value="57365.5" calcext:value-type="float">
            <text:p>57365,5</text:p>
          </table:table-cell>
          <table:table-cell table:formula="of:=(-1687120 - 18687100*[.H113] - 298094*[.H113]^2 + 2066740*[.H113]^3 + 63576.1*[.H113]^4 + 40.8516*[.H113]^5 - 0.0373487*[.H113]^6) / (-775.977 - 754.663*[.H113] + 168.022*[.H113]^2 + 54.4337*[.H113]^3 + [.H113]^4)" office:value-type="float" office:value="57355.0821956284" calcext:value-type="float">
            <text:p>57355,0821956284</text:p>
          </table:table-cell>
          <table:table-cell table:formula="of:=ROUND([.K113])" office:value-type="float" office:value="57355" calcext:value-type="float">
            <text:p>57355</text:p>
          </table:table-cell>
        </table:table-row>
        <table:table-row table:style-name="ro1">
          <table:table-cell office:value-type="float" office:value="0.00523978124983841" calcext:value-type="float">
            <text:p>5,24E-03</text:p>
          </table:table-cell>
          <table:table-cell office:value-type="float" office:value="-0.001202071" calcext:value-type="float">
            <text:p>-1,20E-03</text:p>
          </table:table-cell>
          <table:table-cell table:formula="of:=[.A114]" office:value-type="float" office:value="0.00523978124983841" calcext:value-type="float">
            <text:p>5,24E-03</text:p>
          </table:table-cell>
          <table:table-cell/>
          <table:table-cell table:formula="of:=[.E113]+[.$D$2]" office:value-type="float" office:value="0.00457863475512695" calcext:value-type="float">
            <text:p>0,0045786348</text:p>
          </table:table-cell>
          <table:table-cell table:formula="of:==VLOOKUP([.E114];[.$B$2:.$C$1031];2)" office:value-type="float" office:value="0.0204253281248386" calcext:value-type="float">
            <text:p>0,0204253281</text:p>
          </table:table-cell>
          <table:table-cell table:formula="of:=ROUND([.F114]/[.$A$1031]*65535)" office:value-type="float" office:value="26771" calcext:value-type="float">
            <text:p>26771</text:p>
          </table:table-cell>
          <table:table-cell table:formula="of:=[.H113]+1" office:value-type="float" office:value="112" calcext:value-type="float">
            <text:p>112</text:p>
          </table:table-cell>
          <table:table-cell table:formula="of:=ROUND([.G114]/[.$G$257]*65535)" office:value-type="float" office:value="57434" calcext:value-type="float">
            <text:p>57434</text:p>
          </table:table-cell>
          <table:table-cell table:formula="of:=([.I114]+[.I115])/2" office:value-type="float" office:value="57502.5" calcext:value-type="float">
            <text:p>57502,5</text:p>
          </table:table-cell>
          <table:table-cell table:formula="of:=(-1687120 - 18687100*[.H114] - 298094*[.H114]^2 + 2066740*[.H114]^3 + 63576.1*[.H114]^4 + 40.8516*[.H114]^5 - 0.0373487*[.H114]^6) / (-775.977 - 754.663*[.H114] + 168.022*[.H114]^2 + 54.4337*[.H114]^3 + [.H114]^4)" office:value-type="float" office:value="57442.6528095594" calcext:value-type="float">
            <text:p>57442,6528095594</text:p>
          </table:table-cell>
          <table:table-cell table:formula="of:=ROUND([.K114])" office:value-type="float" office:value="57443" calcext:value-type="float">
            <text:p>57443</text:p>
          </table:table-cell>
        </table:table-row>
        <table:table-row table:style-name="ro1">
          <table:table-cell office:value-type="float" office:value="0.00528860937483841" calcext:value-type="float">
            <text:p>5,29E-03</text:p>
          </table:table-cell>
          <table:table-cell office:value-type="float" office:value="-0.001201025" calcext:value-type="float">
            <text:p>-1,20E-03</text:p>
          </table:table-cell>
          <table:table-cell table:formula="of:=[.A115]" office:value-type="float" office:value="0.00528860937483841" calcext:value-type="float">
            <text:p>5,29E-03</text:p>
          </table:table-cell>
          <table:table-cell/>
          <table:table-cell table:formula="of:=[.E114]+[.$D$2]" office:value-type="float" office:value="0.00463074739579773" calcext:value-type="float">
            <text:p>0,0046307474</text:p>
          </table:table-cell>
          <table:table-cell table:formula="of:==VLOOKUP([.E115];[.$B$2:.$C$1031];2)" office:value-type="float" office:value="0.0204741562498386" calcext:value-type="float">
            <text:p>0,0204741562</text:p>
          </table:table-cell>
          <table:table-cell table:formula="of:=ROUND([.F115]/[.$A$1031]*65535)" office:value-type="float" office:value="26835" calcext:value-type="float">
            <text:p>26835</text:p>
          </table:table-cell>
          <table:table-cell table:formula="of:=[.H114]+1" office:value-type="float" office:value="113" calcext:value-type="float">
            <text:p>113</text:p>
          </table:table-cell>
          <table:table-cell table:formula="of:=ROUND([.G115]/[.$G$257]*65535)" office:value-type="float" office:value="57571" calcext:value-type="float">
            <text:p>57571</text:p>
          </table:table-cell>
          <table:table-cell table:formula="of:=([.I115]+[.I116])/2" office:value-type="float" office:value="57571" calcext:value-type="float">
            <text:p>57571</text:p>
          </table:table-cell>
          <table:table-cell table:formula="of:=(-1687120 - 18687100*[.H115] - 298094*[.H115]^2 + 2066740*[.H115]^3 + 63576.1*[.H115]^4 + 40.8516*[.H115]^5 - 0.0373487*[.H115]^6) / (-775.977 - 754.663*[.H115] + 168.022*[.H115]^2 + 54.4337*[.H115]^3 + [.H115]^4)" office:value-type="float" office:value="57529.4560679582" calcext:value-type="float">
            <text:p>57529,4560679582</text:p>
          </table:table-cell>
          <table:table-cell table:formula="of:=ROUND([.K115])" office:value-type="float" office:value="57529" calcext:value-type="float">
            <text:p>57529</text:p>
          </table:table-cell>
        </table:table-row>
        <table:table-row table:style-name="ro1">
          <table:table-cell office:value-type="float" office:value="0.00533743749983841" calcext:value-type="float">
            <text:p>5,34E-03</text:p>
          </table:table-cell>
          <table:table-cell office:value-type="float" office:value="-0.001199965" calcext:value-type="float">
            <text:p>-1,20E-03</text:p>
          </table:table-cell>
          <table:table-cell table:formula="of:=[.A116]" office:value-type="float" office:value="0.00533743749983841" calcext:value-type="float">
            <text:p>5,34E-03</text:p>
          </table:table-cell>
          <table:table-cell/>
          <table:table-cell table:formula="of:=[.E115]+[.$D$2]" office:value-type="float" office:value="0.0046828600364685" calcext:value-type="float">
            <text:p>0,00468286</text:p>
          </table:table-cell>
          <table:table-cell table:formula="of:==VLOOKUP([.E116];[.$B$2:.$C$1031];2)" office:value-type="float" office:value="0.0204741562498386" calcext:value-type="float">
            <text:p>0,0204741562</text:p>
          </table:table-cell>
          <table:table-cell table:formula="of:=ROUND([.F116]/[.$A$1031]*65535)" office:value-type="float" office:value="26835" calcext:value-type="float">
            <text:p>26835</text:p>
          </table:table-cell>
          <table:table-cell table:formula="of:=[.H115]+1" office:value-type="float" office:value="114" calcext:value-type="float">
            <text:p>114</text:p>
          </table:table-cell>
          <table:table-cell table:formula="of:=ROUND([.G116]/[.$G$257]*65535)" office:value-type="float" office:value="57571" calcext:value-type="float">
            <text:p>57571</text:p>
          </table:table-cell>
          <table:table-cell table:formula="of:=([.I116]+[.I117])/2" office:value-type="float" office:value="57640" calcext:value-type="float">
            <text:p>57640</text:p>
          </table:table-cell>
          <table:table-cell table:formula="of:=(-1687120 - 18687100*[.H116] - 298094*[.H116]^2 + 2066740*[.H116]^3 + 63576.1*[.H116]^4 + 40.8516*[.H116]^5 - 0.0373487*[.H116]^6) / (-775.977 - 754.663*[.H116] + 168.022*[.H116]^2 + 54.4337*[.H116]^3 + [.H116]^4)" office:value-type="float" office:value="57615.5057170205" calcext:value-type="float">
            <text:p>57615,5057170205</text:p>
          </table:table-cell>
          <table:table-cell table:formula="of:=ROUND([.K116])" office:value-type="float" office:value="57616" calcext:value-type="float">
            <text:p>57616</text:p>
          </table:table-cell>
        </table:table-row>
        <table:table-row table:style-name="ro1">
          <table:table-cell office:value-type="float" office:value="0.0053862656248384" calcext:value-type="float">
            <text:p>5,39E-03</text:p>
          </table:table-cell>
          <table:table-cell office:value-type="float" office:value="-0.00119889" calcext:value-type="float">
            <text:p>-1,20E-03</text:p>
          </table:table-cell>
          <table:table-cell table:formula="of:=[.A117]" office:value-type="float" office:value="0.0053862656248384" calcext:value-type="float">
            <text:p>5,39E-03</text:p>
          </table:table-cell>
          <table:table-cell/>
          <table:table-cell table:formula="of:=[.E116]+[.$D$2]" office:value-type="float" office:value="0.00473497267713928" calcext:value-type="float">
            <text:p>0,0047349727</text:p>
          </table:table-cell>
          <table:table-cell table:formula="of:==VLOOKUP([.E117];[.$B$2:.$C$1031];2)" office:value-type="float" office:value="0.0205229843748386" calcext:value-type="float">
            <text:p>0,0205229844</text:p>
          </table:table-cell>
          <table:table-cell table:formula="of:=ROUND([.F117]/[.$A$1031]*65535)" office:value-type="float" office:value="26899" calcext:value-type="float">
            <text:p>26899</text:p>
          </table:table-cell>
          <table:table-cell table:formula="of:=[.H116]+1" office:value-type="float" office:value="115" calcext:value-type="float">
            <text:p>115</text:p>
          </table:table-cell>
          <table:table-cell table:formula="of:=ROUND([.G117]/[.$G$257]*65535)" office:value-type="float" office:value="57709" calcext:value-type="float">
            <text:p>57709</text:p>
          </table:table-cell>
          <table:table-cell table:formula="of:=([.I117]+[.I118])/2" office:value-type="float" office:value="57777.5" calcext:value-type="float">
            <text:p>57777,5</text:p>
          </table:table-cell>
          <table:table-cell table:formula="of:=(-1687120 - 18687100*[.H117] - 298094*[.H117]^2 + 2066740*[.H117]^3 + 63576.1*[.H117]^4 + 40.8516*[.H117]^5 - 0.0373487*[.H117]^6) / (-775.977 - 754.663*[.H117] + 168.022*[.H117]^2 + 54.4337*[.H117]^3 + [.H117]^4)" office:value-type="float" office:value="57700.8151336065" calcext:value-type="float">
            <text:p>57700,8151336065</text:p>
          </table:table-cell>
          <table:table-cell table:formula="of:=ROUND([.K117])" office:value-type="float" office:value="57701" calcext:value-type="float">
            <text:p>57701</text:p>
          </table:table-cell>
        </table:table-row>
        <table:table-row table:style-name="ro1">
          <table:table-cell office:value-type="float" office:value="0.0054350937498384" calcext:value-type="float">
            <text:p>5,44E-03</text:p>
          </table:table-cell>
          <table:table-cell office:value-type="float" office:value="-0.001197799" calcext:value-type="float">
            <text:p>-1,20E-03</text:p>
          </table:table-cell>
          <table:table-cell table:formula="of:=[.A118]" office:value-type="float" office:value="0.0054350937498384" calcext:value-type="float">
            <text:p>5,44E-03</text:p>
          </table:table-cell>
          <table:table-cell/>
          <table:table-cell table:formula="of:=[.E117]+[.$D$2]" office:value-type="float" office:value="0.00478708531781005" calcext:value-type="float">
            <text:p>0,0047870853</text:p>
          </table:table-cell>
          <table:table-cell table:formula="of:==VLOOKUP([.E118];[.$B$2:.$C$1031];2)" office:value-type="float" office:value="0.0205718124998386" calcext:value-type="float">
            <text:p>0,0205718125</text:p>
          </table:table-cell>
          <table:table-cell table:formula="of:=ROUND([.F118]/[.$A$1031]*65535)" office:value-type="float" office:value="26963" calcext:value-type="float">
            <text:p>26963</text:p>
          </table:table-cell>
          <table:table-cell table:formula="of:=[.H117]+1" office:value-type="float" office:value="116" calcext:value-type="float">
            <text:p>116</text:p>
          </table:table-cell>
          <table:table-cell table:formula="of:=ROUND([.G118]/[.$G$257]*65535)" office:value-type="float" office:value="57846" calcext:value-type="float">
            <text:p>57846</text:p>
          </table:table-cell>
          <table:table-cell table:formula="of:=([.I118]+[.I119])/2" office:value-type="float" office:value="57846" calcext:value-type="float">
            <text:p>57846</text:p>
          </table:table-cell>
          <table:table-cell table:formula="of:=(-1687120 - 18687100*[.H118] - 298094*[.H118]^2 + 2066740*[.H118]^3 + 63576.1*[.H118]^4 + 40.8516*[.H118]^5 - 0.0373487*[.H118]^6) / (-775.977 - 754.663*[.H118] + 168.022*[.H118]^2 + 54.4337*[.H118]^3 + [.H118]^4)" office:value-type="float" office:value="57785.3973378621" calcext:value-type="float">
            <text:p>57785,3973378621</text:p>
          </table:table-cell>
          <table:table-cell table:formula="of:=ROUND([.K118])" office:value-type="float" office:value="57785" calcext:value-type="float">
            <text:p>57785</text:p>
          </table:table-cell>
        </table:table-row>
        <table:table-row table:style-name="ro1">
          <table:table-cell office:value-type="float" office:value="0.0054839218748384" calcext:value-type="float">
            <text:p>5,48E-03</text:p>
          </table:table-cell>
          <table:table-cell office:value-type="float" office:value="-0.001196694" calcext:value-type="float">
            <text:p>-1,20E-03</text:p>
          </table:table-cell>
          <table:table-cell table:formula="of:=[.A119]" office:value-type="float" office:value="0.0054839218748384" calcext:value-type="float">
            <text:p>5,48E-03</text:p>
          </table:table-cell>
          <table:table-cell/>
          <table:table-cell table:formula="of:=[.E118]+[.$D$2]" office:value-type="float" office:value="0.00483919795848083" calcext:value-type="float">
            <text:p>0,004839198</text:p>
          </table:table-cell>
          <table:table-cell table:formula="of:==VLOOKUP([.E119];[.$B$2:.$C$1031];2)" office:value-type="float" office:value="0.0205718124998386" calcext:value-type="float">
            <text:p>0,0205718125</text:p>
          </table:table-cell>
          <table:table-cell table:formula="of:=ROUND([.F119]/[.$A$1031]*65535)" office:value-type="float" office:value="26963" calcext:value-type="float">
            <text:p>26963</text:p>
          </table:table-cell>
          <table:table-cell table:formula="of:=[.H118]+1" office:value-type="float" office:value="117" calcext:value-type="float">
            <text:p>117</text:p>
          </table:table-cell>
          <table:table-cell table:formula="of:=ROUND([.G119]/[.$G$257]*65535)" office:value-type="float" office:value="57846" calcext:value-type="float">
            <text:p>57846</text:p>
          </table:table-cell>
          <table:table-cell table:formula="of:=([.I119]+[.I120])/2" office:value-type="float" office:value="57914.5" calcext:value-type="float">
            <text:p>57914,5</text:p>
          </table:table-cell>
          <table:table-cell table:formula="of:=(-1687120 - 18687100*[.H119] - 298094*[.H119]^2 + 2066740*[.H119]^3 + 63576.1*[.H119]^4 + 40.8516*[.H119]^5 - 0.0373487*[.H119]^6) / (-775.977 - 754.663*[.H119] + 168.022*[.H119]^2 + 54.4337*[.H119]^3 + [.H119]^4)" office:value-type="float" office:value="57869.2650053122" calcext:value-type="float">
            <text:p>57869,2650053122</text:p>
          </table:table-cell>
          <table:table-cell table:formula="of:=ROUND([.K119])" office:value-type="float" office:value="57869" calcext:value-type="float">
            <text:p>57869</text:p>
          </table:table-cell>
        </table:table-row>
        <table:table-row table:style-name="ro1">
          <table:table-cell office:value-type="float" office:value="0.0055327499998384" calcext:value-type="float">
            <text:p>5,53E-03</text:p>
          </table:table-cell>
          <table:table-cell office:value-type="float" office:value="-0.001195572" calcext:value-type="float">
            <text:p>-1,20E-03</text:p>
          </table:table-cell>
          <table:table-cell table:formula="of:=[.A120]" office:value-type="float" office:value="0.0055327499998384" calcext:value-type="float">
            <text:p>5,53E-03</text:p>
          </table:table-cell>
          <table:table-cell/>
          <table:table-cell table:formula="of:=[.E119]+[.$D$2]" office:value-type="float" office:value="0.00489131059915161" calcext:value-type="float">
            <text:p>0,0048913106</text:p>
          </table:table-cell>
          <table:table-cell table:formula="of:==VLOOKUP([.E120];[.$B$2:.$C$1031];2)" office:value-type="float" office:value="0.0206206406248386" calcext:value-type="float">
            <text:p>0,0206206406</text:p>
          </table:table-cell>
          <table:table-cell table:formula="of:=ROUND([.F120]/[.$A$1031]*65535)" office:value-type="float" office:value="27027" calcext:value-type="float">
            <text:p>27027</text:p>
          </table:table-cell>
          <table:table-cell table:formula="of:=[.H119]+1" office:value-type="float" office:value="118" calcext:value-type="float">
            <text:p>118</text:p>
          </table:table-cell>
          <table:table-cell table:formula="of:=ROUND([.G120]/[.$G$257]*65535)" office:value-type="float" office:value="57983" calcext:value-type="float">
            <text:p>57983</text:p>
          </table:table-cell>
          <table:table-cell table:formula="of:=([.I120]+[.I121])/2" office:value-type="float" office:value="57983" calcext:value-type="float">
            <text:p>57983</text:p>
          </table:table-cell>
          <table:table-cell table:formula="of:=(-1687120 - 18687100*[.H120] - 298094*[.H120]^2 + 2066740*[.H120]^3 + 63576.1*[.H120]^4 + 40.8516*[.H120]^5 - 0.0373487*[.H120]^6) / (-775.977 - 754.663*[.H120] + 168.022*[.H120]^2 + 54.4337*[.H120]^3 + [.H120]^4)" office:value-type="float" office:value="57952.4304784543" calcext:value-type="float">
            <text:p>57952,4304784543</text:p>
          </table:table-cell>
          <table:table-cell table:formula="of:=ROUND([.K120])" office:value-type="float" office:value="57952" calcext:value-type="float">
            <text:p>57952</text:p>
          </table:table-cell>
        </table:table-row>
        <table:table-row table:style-name="ro1">
          <table:table-cell office:value-type="float" office:value="0.0055815781248384" calcext:value-type="float">
            <text:p>5,58E-03</text:p>
          </table:table-cell>
          <table:table-cell office:value-type="float" office:value="-0.001194435" calcext:value-type="float">
            <text:p>-1,19E-03</text:p>
          </table:table-cell>
          <table:table-cell table:formula="of:=[.A121]" office:value-type="float" office:value="0.0055815781248384" calcext:value-type="float">
            <text:p>5,58E-03</text:p>
          </table:table-cell>
          <table:table-cell/>
          <table:table-cell table:formula="of:=[.E120]+[.$D$2]" office:value-type="float" office:value="0.00494342323982238" calcext:value-type="float">
            <text:p>0,0049434232</text:p>
          </table:table-cell>
          <table:table-cell table:formula="of:==VLOOKUP([.E121];[.$B$2:.$C$1031];2)" office:value-type="float" office:value="0.0206206406248386" calcext:value-type="float">
            <text:p>0,0206206406</text:p>
          </table:table-cell>
          <table:table-cell table:formula="of:=ROUND([.F121]/[.$A$1031]*65535)" office:value-type="float" office:value="27027" calcext:value-type="float">
            <text:p>27027</text:p>
          </table:table-cell>
          <table:table-cell table:formula="of:=[.H120]+1" office:value-type="float" office:value="119" calcext:value-type="float">
            <text:p>119</text:p>
          </table:table-cell>
          <table:table-cell table:formula="of:=ROUND([.G121]/[.$G$257]*65535)" office:value-type="float" office:value="57983" calcext:value-type="float">
            <text:p>57983</text:p>
          </table:table-cell>
          <table:table-cell table:formula="of:=([.I121]+[.I122])/2" office:value-type="float" office:value="58052" calcext:value-type="float">
            <text:p>58052</text:p>
          </table:table-cell>
          <table:table-cell table:formula="of:=(-1687120 - 18687100*[.H121] - 298094*[.H121]^2 + 2066740*[.H121]^3 + 63576.1*[.H121]^4 + 40.8516*[.H121]^5 - 0.0373487*[.H121]^6) / (-775.977 - 754.663*[.H121] + 168.022*[.H121]^2 + 54.4337*[.H121]^3 + [.H121]^4)" office:value-type="float" office:value="58034.9057778744" calcext:value-type="float">
            <text:p>58034,9057778744</text:p>
          </table:table-cell>
          <table:table-cell table:formula="of:=ROUND([.K121])" office:value-type="float" office:value="58035" calcext:value-type="float">
            <text:p>58035</text:p>
          </table:table-cell>
        </table:table-row>
        <table:table-row table:style-name="ro1">
          <table:table-cell office:value-type="float" office:value="0.0056304062498384" calcext:value-type="float">
            <text:p>5,63E-03</text:p>
          </table:table-cell>
          <table:table-cell office:value-type="float" office:value="-0.001193281" calcext:value-type="float">
            <text:p>-1,19E-03</text:p>
          </table:table-cell>
          <table:table-cell table:formula="of:=[.A122]" office:value-type="float" office:value="0.0056304062498384" calcext:value-type="float">
            <text:p>5,63E-03</text:p>
          </table:table-cell>
          <table:table-cell/>
          <table:table-cell table:formula="of:=[.E121]+[.$D$2]" office:value-type="float" office:value="0.00499553588049316" calcext:value-type="float">
            <text:p>0,0049955359</text:p>
          </table:table-cell>
          <table:table-cell table:formula="of:==VLOOKUP([.E122];[.$B$2:.$C$1031];2)" office:value-type="float" office:value="0.0206694687498386" calcext:value-type="float">
            <text:p>0,0206694687</text:p>
          </table:table-cell>
          <table:table-cell table:formula="of:=ROUND([.F122]/[.$A$1031]*65535)" office:value-type="float" office:value="27091" calcext:value-type="float">
            <text:p>27091</text:p>
          </table:table-cell>
          <table:table-cell table:formula="of:=[.H121]+1" office:value-type="float" office:value="120" calcext:value-type="float">
            <text:p>120</text:p>
          </table:table-cell>
          <table:table-cell table:formula="of:=ROUND([.G122]/[.$G$257]*65535)" office:value-type="float" office:value="58121" calcext:value-type="float">
            <text:p>58121</text:p>
          </table:table-cell>
          <table:table-cell table:formula="of:=([.I122]+[.I123])/2" office:value-type="float" office:value="58189.5" calcext:value-type="float">
            <text:p>58189,5</text:p>
          </table:table-cell>
          <table:table-cell table:formula="of:=(-1687120 - 18687100*[.H122] - 298094*[.H122]^2 + 2066740*[.H122]^3 + 63576.1*[.H122]^4 + 40.8516*[.H122]^5 - 0.0373487*[.H122]^6) / (-775.977 - 754.663*[.H122] + 168.022*[.H122]^2 + 54.4337*[.H122]^3 + [.H122]^4)" office:value-type="float" office:value="58116.7026129109" calcext:value-type="float">
            <text:p>58116,7026129109</text:p>
          </table:table-cell>
          <table:table-cell table:formula="of:=ROUND([.K122])" office:value-type="float" office:value="58117" calcext:value-type="float">
            <text:p>58117</text:p>
          </table:table-cell>
        </table:table-row>
        <table:table-row table:style-name="ro1">
          <table:table-cell office:value-type="float" office:value="0.0056792343748384" calcext:value-type="float">
            <text:p>5,68E-03</text:p>
          </table:table-cell>
          <table:table-cell office:value-type="float" office:value="-0.001192112" calcext:value-type="float">
            <text:p>-1,19E-03</text:p>
          </table:table-cell>
          <table:table-cell table:formula="of:=[.A123]" office:value-type="float" office:value="0.0056792343748384" calcext:value-type="float">
            <text:p>5,68E-03</text:p>
          </table:table-cell>
          <table:table-cell/>
          <table:table-cell table:formula="of:=[.E122]+[.$D$2]" office:value-type="float" office:value="0.00504764852116393" calcext:value-type="float">
            <text:p>0,0050476485</text:p>
          </table:table-cell>
          <table:table-cell table:formula="of:==VLOOKUP([.E123];[.$B$2:.$C$1031];2)" office:value-type="float" office:value="0.0207182968748386" calcext:value-type="float">
            <text:p>0,0207182969</text:p>
          </table:table-cell>
          <table:table-cell table:formula="of:=ROUND([.F123]/[.$A$1031]*65535)" office:value-type="float" office:value="27155" calcext:value-type="float">
            <text:p>27155</text:p>
          </table:table-cell>
          <table:table-cell table:formula="of:=[.H122]+1" office:value-type="float" office:value="121" calcext:value-type="float">
            <text:p>121</text:p>
          </table:table-cell>
          <table:table-cell table:formula="of:=ROUND([.G123]/[.$G$257]*65535)" office:value-type="float" office:value="58258" calcext:value-type="float">
            <text:p>58258</text:p>
          </table:table-cell>
          <table:table-cell table:formula="of:=([.I123]+[.I124])/2" office:value-type="float" office:value="58258" calcext:value-type="float">
            <text:p>58258</text:p>
          </table:table-cell>
          <table:table-cell table:formula="of:=(-1687120 - 18687100*[.H123] - 298094*[.H123]^2 + 2066740*[.H123]^3 + 63576.1*[.H123]^4 + 40.8516*[.H123]^5 - 0.0373487*[.H123]^6) / (-775.977 - 754.663*[.H123] + 168.022*[.H123]^2 + 54.4337*[.H123]^3 + [.H123]^4)" office:value-type="float" office:value="58197.8323918869" calcext:value-type="float">
            <text:p>58197,8323918869</text:p>
          </table:table-cell>
          <table:table-cell table:formula="of:=ROUND([.K123])" office:value-type="float" office:value="58198" calcext:value-type="float">
            <text:p>58198</text:p>
          </table:table-cell>
        </table:table-row>
        <table:table-row table:style-name="ro1">
          <table:table-cell office:value-type="float" office:value="0.0057280624998384" calcext:value-type="float">
            <text:p>5,73E-03</text:p>
          </table:table-cell>
          <table:table-cell office:value-type="float" office:value="-0.001190925" calcext:value-type="float">
            <text:p>-1,19E-03</text:p>
          </table:table-cell>
          <table:table-cell table:formula="of:=[.A124]" office:value-type="float" office:value="0.0057280624998384" calcext:value-type="float">
            <text:p>5,73E-03</text:p>
          </table:table-cell>
          <table:table-cell/>
          <table:table-cell table:formula="of:=[.E123]+[.$D$2]" office:value-type="float" office:value="0.00509976116183471" calcext:value-type="float">
            <text:p>0,0050997612</text:p>
          </table:table-cell>
          <table:table-cell table:formula="of:==VLOOKUP([.E124];[.$B$2:.$C$1031];2)" office:value-type="float" office:value="0.0207182968748386" calcext:value-type="float">
            <text:p>0,0207182969</text:p>
          </table:table-cell>
          <table:table-cell table:formula="of:=ROUND([.F124]/[.$A$1031]*65535)" office:value-type="float" office:value="27155" calcext:value-type="float">
            <text:p>27155</text:p>
          </table:table-cell>
          <table:table-cell table:formula="of:=[.H123]+1" office:value-type="float" office:value="122" calcext:value-type="float">
            <text:p>122</text:p>
          </table:table-cell>
          <table:table-cell table:formula="of:=ROUND([.G124]/[.$G$257]*65535)" office:value-type="float" office:value="58258" calcext:value-type="float">
            <text:p>58258</text:p>
          </table:table-cell>
          <table:table-cell table:formula="of:=([.I124]+[.I125])/2" office:value-type="float" office:value="58326.5" calcext:value-type="float">
            <text:p>58326,5</text:p>
          </table:table-cell>
          <table:table-cell table:formula="of:=(-1687120 - 18687100*[.H124] - 298094*[.H124]^2 + 2066740*[.H124]^3 + 63576.1*[.H124]^4 + 40.8516*[.H124]^5 - 0.0373487*[.H124]^6) / (-775.977 - 754.663*[.H124] + 168.022*[.H124]^2 + 54.4337*[.H124]^3 + [.H124]^4)" office:value-type="float" office:value="58278.3062319317" calcext:value-type="float">
            <text:p>58278,3062319317</text:p>
          </table:table-cell>
          <table:table-cell table:formula="of:=ROUND([.K124])" office:value-type="float" office:value="58278" calcext:value-type="float">
            <text:p>58278</text:p>
          </table:table-cell>
        </table:table-row>
        <table:table-row table:style-name="ro1">
          <table:table-cell office:value-type="float" office:value="0.0057768906248384" calcext:value-type="float">
            <text:p>5,78E-03</text:p>
          </table:table-cell>
          <table:table-cell office:value-type="float" office:value="-0.001189722" calcext:value-type="float">
            <text:p>-1,19E-03</text:p>
          </table:table-cell>
          <table:table-cell table:formula="of:=[.A125]" office:value-type="float" office:value="0.0057768906248384" calcext:value-type="float">
            <text:p>5,78E-03</text:p>
          </table:table-cell>
          <table:table-cell/>
          <table:table-cell table:formula="of:=[.E124]+[.$D$2]" office:value-type="float" office:value="0.00515187380250549" calcext:value-type="float">
            <text:p>0,0051518738</text:p>
          </table:table-cell>
          <table:table-cell table:formula="of:==VLOOKUP([.E125];[.$B$2:.$C$1031];2)" office:value-type="float" office:value="0.0207671249998386" calcext:value-type="float">
            <text:p>0,020767125</text:p>
          </table:table-cell>
          <table:table-cell table:formula="of:=ROUND([.F125]/[.$A$1031]*65535)" office:value-type="float" office:value="27219" calcext:value-type="float">
            <text:p>27219</text:p>
          </table:table-cell>
          <table:table-cell table:formula="of:=[.H124]+1" office:value-type="float" office:value="123" calcext:value-type="float">
            <text:p>123</text:p>
          </table:table-cell>
          <table:table-cell table:formula="of:=ROUND([.G125]/[.$G$257]*65535)" office:value-type="float" office:value="58395" calcext:value-type="float">
            <text:p>58395</text:p>
          </table:table-cell>
          <table:table-cell table:formula="of:=([.I125]+[.I126])/2" office:value-type="float" office:value="58395" calcext:value-type="float">
            <text:p>58395</text:p>
          </table:table-cell>
          <table:table-cell table:formula="of:=(-1687120 - 18687100*[.H125] - 298094*[.H125]^2 + 2066740*[.H125]^3 + 63576.1*[.H125]^4 + 40.8516*[.H125]^5 - 0.0373487*[.H125]^6) / (-775.977 - 754.663*[.H125] + 168.022*[.H125]^2 + 54.4337*[.H125]^3 + [.H125]^4)" office:value-type="float" office:value="58358.1349684122" calcext:value-type="float">
            <text:p>58358,1349684122</text:p>
          </table:table-cell>
          <table:table-cell table:formula="of:=ROUND([.K125])" office:value-type="float" office:value="58358" calcext:value-type="float">
            <text:p>58358</text:p>
          </table:table-cell>
        </table:table-row>
        <table:table-row table:style-name="ro1">
          <table:table-cell office:value-type="float" office:value="0.0058257187498384" calcext:value-type="float">
            <text:p>5,83E-03</text:p>
          </table:table-cell>
          <table:table-cell office:value-type="float" office:value="-0.001188502" calcext:value-type="float">
            <text:p>-1,19E-03</text:p>
          </table:table-cell>
          <table:table-cell table:formula="of:=[.A126]" office:value-type="float" office:value="0.0058257187498384" calcext:value-type="float">
            <text:p>5,83E-03</text:p>
          </table:table-cell>
          <table:table-cell/>
          <table:table-cell table:formula="of:=[.E125]+[.$D$2]" office:value-type="float" office:value="0.00520398644317626" calcext:value-type="float">
            <text:p>0,0052039864</text:p>
          </table:table-cell>
          <table:table-cell table:formula="of:==VLOOKUP([.E126];[.$B$2:.$C$1031];2)" office:value-type="float" office:value="0.0207671249998386" calcext:value-type="float">
            <text:p>0,020767125</text:p>
          </table:table-cell>
          <table:table-cell table:formula="of:=ROUND([.F126]/[.$A$1031]*65535)" office:value-type="float" office:value="27219" calcext:value-type="float">
            <text:p>27219</text:p>
          </table:table-cell>
          <table:table-cell table:formula="of:=[.H125]+1" office:value-type="float" office:value="124" calcext:value-type="float">
            <text:p>124</text:p>
          </table:table-cell>
          <table:table-cell table:formula="of:=ROUND([.G126]/[.$G$257]*65535)" office:value-type="float" office:value="58395" calcext:value-type="float">
            <text:p>58395</text:p>
          </table:table-cell>
          <table:table-cell table:formula="of:=([.I126]+[.I127])/2" office:value-type="float" office:value="58463.5" calcext:value-type="float">
            <text:p>58463,5</text:p>
          </table:table-cell>
          <table:table-cell table:formula="of:=(-1687120 - 18687100*[.H126] - 298094*[.H126]^2 + 2066740*[.H126]^3 + 63576.1*[.H126]^4 + 40.8516*[.H126]^5 - 0.0373487*[.H126]^6) / (-775.977 - 754.663*[.H126] + 168.022*[.H126]^2 + 54.4337*[.H126]^3 + [.H126]^4)" office:value-type="float" office:value="58437.3291639912" calcext:value-type="float">
            <text:p>58437,3291639912</text:p>
          </table:table-cell>
          <table:table-cell table:formula="of:=ROUND([.K126])" office:value-type="float" office:value="58437" calcext:value-type="float">
            <text:p>58437</text:p>
          </table:table-cell>
        </table:table-row>
        <table:table-row table:style-name="ro1">
          <table:table-cell office:value-type="float" office:value="0.0058745468748384" calcext:value-type="float">
            <text:p>5,87E-03</text:p>
          </table:table-cell>
          <table:table-cell office:value-type="float" office:value="-0.001187265" calcext:value-type="float">
            <text:p>-1,19E-03</text:p>
          </table:table-cell>
          <table:table-cell table:formula="of:=[.A127]" office:value-type="float" office:value="0.0058745468748384" calcext:value-type="float">
            <text:p>5,87E-03</text:p>
          </table:table-cell>
          <table:table-cell/>
          <table:table-cell table:formula="of:=[.E126]+[.$D$2]" office:value-type="float" office:value="0.00525609908384704" calcext:value-type="float">
            <text:p>0,0052560991</text:p>
          </table:table-cell>
          <table:table-cell table:formula="of:==VLOOKUP([.E127];[.$B$2:.$C$1031];2)" office:value-type="float" office:value="0.0208159531248386" calcext:value-type="float">
            <text:p>0,0208159531</text:p>
          </table:table-cell>
          <table:table-cell table:formula="of:=ROUND([.F127]/[.$A$1031]*65535)" office:value-type="float" office:value="27283" calcext:value-type="float">
            <text:p>27283</text:p>
          </table:table-cell>
          <table:table-cell table:formula="of:=[.H126]+1" office:value-type="float" office:value="125" calcext:value-type="float">
            <text:p>125</text:p>
          </table:table-cell>
          <table:table-cell table:formula="of:=ROUND([.G127]/[.$G$257]*65535)" office:value-type="float" office:value="58532" calcext:value-type="float">
            <text:p>58532</text:p>
          </table:table-cell>
          <table:table-cell table:formula="of:=([.I127]+[.I128])/2" office:value-type="float" office:value="58532" calcext:value-type="float">
            <text:p>58532</text:p>
          </table:table-cell>
          <table:table-cell table:formula="of:=(-1687120 - 18687100*[.H127] - 298094*[.H127]^2 + 2066740*[.H127]^3 + 63576.1*[.H127]^4 + 40.8516*[.H127]^5 - 0.0373487*[.H127]^6) / (-775.977 - 754.663*[.H127] + 168.022*[.H127]^2 + 54.4337*[.H127]^3 + [.H127]^4)" office:value-type="float" office:value="58515.8991173307" calcext:value-type="float">
            <text:p>58515,8991173307</text:p>
          </table:table-cell>
          <table:table-cell table:formula="of:=ROUND([.K127])" office:value-type="float" office:value="58516" calcext:value-type="float">
            <text:p>58516</text:p>
          </table:table-cell>
        </table:table-row>
        <table:table-row table:style-name="ro1">
          <table:table-cell office:value-type="float" office:value="0.0059233749998384" calcext:value-type="float">
            <text:p>5,92E-03</text:p>
          </table:table-cell>
          <table:table-cell office:value-type="float" office:value="-0.00118601" calcext:value-type="float">
            <text:p>-1,19E-03</text:p>
          </table:table-cell>
          <table:table-cell table:formula="of:=[.A128]" office:value-type="float" office:value="0.0059233749998384" calcext:value-type="float">
            <text:p>5,92E-03</text:p>
          </table:table-cell>
          <table:table-cell/>
          <table:table-cell table:formula="of:=[.E127]+[.$D$2]" office:value-type="float" office:value="0.00530821172451781" calcext:value-type="float">
            <text:p>0,0053082117</text:p>
          </table:table-cell>
          <table:table-cell table:formula="of:==VLOOKUP([.E128];[.$B$2:.$C$1031];2)" office:value-type="float" office:value="0.0208159531248386" calcext:value-type="float">
            <text:p>0,0208159531</text:p>
          </table:table-cell>
          <table:table-cell table:formula="of:=ROUND([.F128]/[.$A$1031]*65535)" office:value-type="float" office:value="27283" calcext:value-type="float">
            <text:p>27283</text:p>
          </table:table-cell>
          <table:table-cell table:formula="of:=[.H127]+1" office:value-type="float" office:value="126" calcext:value-type="float">
            <text:p>126</text:p>
          </table:table-cell>
          <table:table-cell table:formula="of:=ROUND([.G128]/[.$G$257]*65535)" office:value-type="float" office:value="58532" calcext:value-type="float">
            <text:p>58532</text:p>
          </table:table-cell>
          <table:table-cell table:formula="of:=([.I128]+[.I129])/2" office:value-type="float" office:value="58601" calcext:value-type="float">
            <text:p>58601</text:p>
          </table:table-cell>
          <table:table-cell table:formula="of:=(-1687120 - 18687100*[.H128] - 298094*[.H128]^2 + 2066740*[.H128]^3 + 63576.1*[.H128]^4 + 40.8516*[.H128]^5 - 0.0373487*[.H128]^6) / (-775.977 - 754.663*[.H128] + 168.022*[.H128]^2 + 54.4337*[.H128]^3 + [.H128]^4)" office:value-type="float" office:value="58593.8548714568" calcext:value-type="float">
            <text:p>58593,8548714568</text:p>
          </table:table-cell>
          <table:table-cell table:formula="of:=ROUND([.K128])" office:value-type="float" office:value="58594" calcext:value-type="float">
            <text:p>58594</text:p>
          </table:table-cell>
        </table:table-row>
        <table:table-row table:style-name="ro1">
          <table:table-cell office:value-type="float" office:value="0.0059722031248384" calcext:value-type="float">
            <text:p>5,97E-03</text:p>
          </table:table-cell>
          <table:table-cell office:value-type="float" office:value="-0.001184738" calcext:value-type="float">
            <text:p>-1,18E-03</text:p>
          </table:table-cell>
          <table:table-cell table:formula="of:=[.A129]" office:value-type="float" office:value="0.0059722031248384" calcext:value-type="float">
            <text:p>5,97E-03</text:p>
          </table:table-cell>
          <table:table-cell/>
          <table:table-cell table:formula="of:=[.E128]+[.$D$2]" office:value-type="float" office:value="0.00536032436518859" calcext:value-type="float">
            <text:p>0,0053603244</text:p>
          </table:table-cell>
          <table:table-cell table:formula="of:==VLOOKUP([.E129];[.$B$2:.$C$1031];2)" office:value-type="float" office:value="0.0208647812498386" calcext:value-type="float">
            <text:p>0,0208647812</text:p>
          </table:table-cell>
          <table:table-cell table:formula="of:=ROUND([.F129]/[.$A$1031]*65535)" office:value-type="float" office:value="27347" calcext:value-type="float">
            <text:p>27347</text:p>
          </table:table-cell>
          <table:table-cell table:formula="of:=[.H128]+1" office:value-type="float" office:value="127" calcext:value-type="float">
            <text:p>127</text:p>
          </table:table-cell>
          <table:table-cell table:formula="of:=ROUND([.G129]/[.$G$257]*65535)" office:value-type="float" office:value="58670" calcext:value-type="float">
            <text:p>58670</text:p>
          </table:table-cell>
          <table:table-cell table:formula="of:=([.I129]+[.I130])/2" office:value-type="float" office:value="58738.5" calcext:value-type="float">
            <text:p>58738,5</text:p>
          </table:table-cell>
          <table:table-cell table:formula="of:=(-1687120 - 18687100*[.H129] - 298094*[.H129]^2 + 2066740*[.H129]^3 + 63576.1*[.H129]^4 + 40.8516*[.H129]^5 - 0.0373487*[.H129]^6) / (-775.977 - 754.663*[.H129] + 168.022*[.H129]^2 + 54.4337*[.H129]^3 + [.H129]^4)" office:value-type="float" office:value="58671.2062218018" calcext:value-type="float">
            <text:p>58671,2062218018</text:p>
          </table:table-cell>
          <table:table-cell table:formula="of:=ROUND([.K129])" office:value-type="float" office:value="58671" calcext:value-type="float">
            <text:p>58671</text:p>
          </table:table-cell>
        </table:table-row>
        <table:table-row table:style-name="ro1">
          <table:table-cell office:value-type="float" office:value="0.0060210312498384" calcext:value-type="float">
            <text:p>6,02E-03</text:p>
          </table:table-cell>
          <table:table-cell office:value-type="float" office:value="-0.001183447" calcext:value-type="float">
            <text:p>-1,18E-03</text:p>
          </table:table-cell>
          <table:table-cell table:formula="of:=[.A130]" office:value-type="float" office:value="0.0060210312498384" calcext:value-type="float">
            <text:p>6,02E-03</text:p>
          </table:table-cell>
          <table:table-cell/>
          <table:table-cell table:formula="of:=[.E129]+[.$D$2]" office:value-type="float" office:value="0.00541243700585937" calcext:value-type="float">
            <text:p>0,005412437</text:p>
          </table:table-cell>
          <table:table-cell table:formula="of:==VLOOKUP([.E130];[.$B$2:.$C$1031];2)" office:value-type="float" office:value="0.0209136093748386" calcext:value-type="float">
            <text:p>0,0209136094</text:p>
          </table:table-cell>
          <table:table-cell table:formula="of:=ROUND([.F130]/[.$A$1031]*65535)" office:value-type="float" office:value="27411" calcext:value-type="float">
            <text:p>27411</text:p>
          </table:table-cell>
          <table:table-cell table:formula="of:=[.H129]+1" office:value-type="float" office:value="128" calcext:value-type="float">
            <text:p>128</text:p>
          </table:table-cell>
          <table:table-cell table:formula="of:=ROUND([.G130]/[.$G$257]*65535)" office:value-type="float" office:value="58807" calcext:value-type="float">
            <text:p>58807</text:p>
          </table:table-cell>
          <table:table-cell table:formula="of:=([.I130]+[.I131])/2" office:value-type="float" office:value="58807" calcext:value-type="float">
            <text:p>58807</text:p>
          </table:table-cell>
          <table:table-cell table:formula="of:=(-1687120 - 18687100*[.H130] - 298094*[.H130]^2 + 2066740*[.H130]^3 + 63576.1*[.H130]^4 + 40.8516*[.H130]^5 - 0.0373487*[.H130]^6) / (-775.977 - 754.663*[.H130] + 168.022*[.H130]^2 + 54.4337*[.H130]^3 + [.H130]^4)" office:value-type="float" office:value="58747.9627239379" calcext:value-type="float">
            <text:p>58747,9627239379</text:p>
          </table:table-cell>
          <table:table-cell table:formula="of:=ROUND([.K130])" office:value-type="float" office:value="58748" calcext:value-type="float">
            <text:p>58748</text:p>
          </table:table-cell>
        </table:table-row>
        <table:table-row table:style-name="ro1">
          <table:table-cell office:value-type="float" office:value="0.0060698593748384" calcext:value-type="float">
            <text:p>6,07E-03</text:p>
          </table:table-cell>
          <table:table-cell office:value-type="float" office:value="-0.001182138" calcext:value-type="float">
            <text:p>-1,18E-03</text:p>
          </table:table-cell>
          <table:table-cell table:formula="of:=[.A131]" office:value-type="float" office:value="0.0060698593748384" calcext:value-type="float">
            <text:p>6,07E-03</text:p>
          </table:table-cell>
          <table:table-cell/>
          <table:table-cell table:formula="of:=[.E130]+[.$D$2]" office:value-type="float" office:value="0.00546454964653014" calcext:value-type="float">
            <text:p>0,0054645496</text:p>
          </table:table-cell>
          <table:table-cell table:formula="of:==VLOOKUP([.E131];[.$B$2:.$C$1031];2)" office:value-type="float" office:value="0.0209136093748386" calcext:value-type="float">
            <text:p>0,0209136094</text:p>
          </table:table-cell>
          <table:table-cell table:formula="of:=ROUND([.F131]/[.$A$1031]*65535)" office:value-type="float" office:value="27411" calcext:value-type="float">
            <text:p>27411</text:p>
          </table:table-cell>
          <table:table-cell table:formula="of:=[.H130]+1" office:value-type="float" office:value="129" calcext:value-type="float">
            <text:p>129</text:p>
          </table:table-cell>
          <table:table-cell table:formula="of:=ROUND([.G131]/[.$G$257]*65535)" office:value-type="float" office:value="58807" calcext:value-type="float">
            <text:p>58807</text:p>
          </table:table-cell>
          <table:table-cell table:formula="of:=([.I131]+[.I132])/2" office:value-type="float" office:value="58875.5" calcext:value-type="float">
            <text:p>58875,5</text:p>
          </table:table-cell>
          <table:table-cell table:formula="of:=(-1687120 - 18687100*[.H131] - 298094*[.H131]^2 + 2066740*[.H131]^3 + 63576.1*[.H131]^4 + 40.8516*[.H131]^5 - 0.0373487*[.H131]^6) / (-775.977 - 754.663*[.H131] + 168.022*[.H131]^2 + 54.4337*[.H131]^3 + [.H131]^4)" office:value-type="float" office:value="58824.1337010165" calcext:value-type="float">
            <text:p>58824,1337010165</text:p>
          </table:table-cell>
          <table:table-cell table:formula="of:=ROUND([.K131])" office:value-type="float" office:value="58824" calcext:value-type="float">
            <text:p>58824</text:p>
          </table:table-cell>
        </table:table-row>
        <table:table-row table:style-name="ro1">
          <table:table-cell office:value-type="float" office:value="0.0061186874998384" calcext:value-type="float">
            <text:p>6,12E-03</text:p>
          </table:table-cell>
          <table:table-cell office:value-type="float" office:value="-0.001180811" calcext:value-type="float">
            <text:p>-1,18E-03</text:p>
          </table:table-cell>
          <table:table-cell table:formula="of:=[.A132]" office:value-type="float" office:value="0.0061186874998384" calcext:value-type="float">
            <text:p>6,12E-03</text:p>
          </table:table-cell>
          <table:table-cell/>
          <table:table-cell table:formula="of:=[.E131]+[.$D$2]" office:value-type="float" office:value="0.00551666228720092" calcext:value-type="float">
            <text:p>0,0055166623</text:p>
          </table:table-cell>
          <table:table-cell table:formula="of:==VLOOKUP([.E132];[.$B$2:.$C$1031];2)" office:value-type="float" office:value="0.0209624374998386" calcext:value-type="float">
            <text:p>0,0209624375</text:p>
          </table:table-cell>
          <table:table-cell table:formula="of:=ROUND([.F132]/[.$A$1031]*65535)" office:value-type="float" office:value="27475" calcext:value-type="float">
            <text:p>27475</text:p>
          </table:table-cell>
          <table:table-cell table:formula="of:=[.H131]+1" office:value-type="float" office:value="130" calcext:value-type="float">
            <text:p>130</text:p>
          </table:table-cell>
          <table:table-cell table:formula="of:=ROUND([.G132]/[.$G$257]*65535)" office:value-type="float" office:value="58944" calcext:value-type="float">
            <text:p>58944</text:p>
          </table:table-cell>
          <table:table-cell table:formula="of:=([.I132]+[.I133])/2" office:value-type="float" office:value="58944" calcext:value-type="float">
            <text:p>58944</text:p>
          </table:table-cell>
          <table:table-cell table:formula="of:=(-1687120 - 18687100*[.H132] - 298094*[.H132]^2 + 2066740*[.H132]^3 + 63576.1*[.H132]^4 + 40.8516*[.H132]^5 - 0.0373487*[.H132]^6) / (-775.977 - 754.663*[.H132] + 168.022*[.H132]^2 + 54.4337*[.H132]^3 + [.H132]^4)" office:value-type="float" office:value="58899.7282509275" calcext:value-type="float">
            <text:p>58899,7282509275</text:p>
          </table:table-cell>
          <table:table-cell table:formula="of:=ROUND([.K132])" office:value-type="float" office:value="58900" calcext:value-type="float">
            <text:p>58900</text:p>
          </table:table-cell>
        </table:table-row>
        <table:table-row table:style-name="ro1">
          <table:table-cell office:value-type="float" office:value="0.0061675156248384" calcext:value-type="float">
            <text:p>6,17E-03</text:p>
          </table:table-cell>
          <table:table-cell office:value-type="float" office:value="-0.001179465" calcext:value-type="float">
            <text:p>-1,18E-03</text:p>
          </table:table-cell>
          <table:table-cell table:formula="of:=[.A133]" office:value-type="float" office:value="0.0061675156248384" calcext:value-type="float">
            <text:p>6,17E-03</text:p>
          </table:table-cell>
          <table:table-cell/>
          <table:table-cell table:formula="of:=[.E132]+[.$D$2]" office:value-type="float" office:value="0.00556877492787169" calcext:value-type="float">
            <text:p>0,0055687749</text:p>
          </table:table-cell>
          <table:table-cell table:formula="of:==VLOOKUP([.E133];[.$B$2:.$C$1031];2)" office:value-type="float" office:value="0.0209624374998386" calcext:value-type="float">
            <text:p>0,0209624375</text:p>
          </table:table-cell>
          <table:table-cell table:formula="of:=ROUND([.F133]/[.$A$1031]*65535)" office:value-type="float" office:value="27475" calcext:value-type="float">
            <text:p>27475</text:p>
          </table:table-cell>
          <table:table-cell table:formula="of:=[.H132]+1" office:value-type="float" office:value="131" calcext:value-type="float">
            <text:p>131</text:p>
          </table:table-cell>
          <table:table-cell table:formula="of:=ROUND([.G133]/[.$G$257]*65535)" office:value-type="float" office:value="58944" calcext:value-type="float">
            <text:p>58944</text:p>
          </table:table-cell>
          <table:table-cell table:formula="of:=([.I133]+[.I134])/2" office:value-type="float" office:value="59013" calcext:value-type="float">
            <text:p>59013</text:p>
          </table:table-cell>
          <table:table-cell table:formula="of:=(-1687120 - 18687100*[.H133] - 298094*[.H133]^2 + 2066740*[.H133]^3 + 63576.1*[.H133]^4 + 40.8516*[.H133]^5 - 0.0373487*[.H133]^6) / (-775.977 - 754.663*[.H133] + 168.022*[.H133]^2 + 54.4337*[.H133]^3 + [.H133]^4)" office:value-type="float" office:value="58974.7552531894" calcext:value-type="float">
            <text:p>58974,7552531894</text:p>
          </table:table-cell>
          <table:table-cell table:formula="of:=ROUND([.K133])" office:value-type="float" office:value="58975" calcext:value-type="float">
            <text:p>58975</text:p>
          </table:table-cell>
        </table:table-row>
        <table:table-row table:style-name="ro1">
          <table:table-cell office:value-type="float" office:value="0.0062163437498384" calcext:value-type="float">
            <text:p>6,22E-03</text:p>
          </table:table-cell>
          <table:table-cell office:value-type="float" office:value="-0.0011781" calcext:value-type="float">
            <text:p>-1,18E-03</text:p>
          </table:table-cell>
          <table:table-cell table:formula="of:=[.A134]" office:value-type="float" office:value="0.0062163437498384" calcext:value-type="float">
            <text:p>6,22E-03</text:p>
          </table:table-cell>
          <table:table-cell/>
          <table:table-cell table:formula="of:=[.E133]+[.$D$2]" office:value-type="float" office:value="0.00562088756854247" calcext:value-type="float">
            <text:p>0,0056208876</text:p>
          </table:table-cell>
          <table:table-cell table:formula="of:==VLOOKUP([.E134];[.$B$2:.$C$1031];2)" office:value-type="float" office:value="0.0210112656248386" calcext:value-type="float">
            <text:p>0,0210112656</text:p>
          </table:table-cell>
          <table:table-cell table:formula="of:=ROUND([.F134]/[.$A$1031]*65535)" office:value-type="float" office:value="27539" calcext:value-type="float">
            <text:p>27539</text:p>
          </table:table-cell>
          <table:table-cell table:formula="of:=[.H133]+1" office:value-type="float" office:value="132" calcext:value-type="float">
            <text:p>132</text:p>
          </table:table-cell>
          <table:table-cell table:formula="of:=ROUND([.G134]/[.$G$257]*65535)" office:value-type="float" office:value="59082" calcext:value-type="float">
            <text:p>59082</text:p>
          </table:table-cell>
          <table:table-cell table:formula="of:=([.I134]+[.I135])/2" office:value-type="float" office:value="59082" calcext:value-type="float">
            <text:p>59082</text:p>
          </table:table-cell>
          <table:table-cell table:formula="of:=(-1687120 - 18687100*[.H134] - 298094*[.H134]^2 + 2066740*[.H134]^3 + 63576.1*[.H134]^4 + 40.8516*[.H134]^5 - 0.0373487*[.H134]^6) / (-775.977 - 754.663*[.H134] + 168.022*[.H134]^2 + 54.4337*[.H134]^3 + [.H134]^4)" office:value-type="float" office:value="59049.2233755827" calcext:value-type="float">
            <text:p>59049,2233755827</text:p>
          </table:table-cell>
          <table:table-cell table:formula="of:=ROUND([.K134])" office:value-type="float" office:value="59049" calcext:value-type="float">
            <text:p>59049</text:p>
          </table:table-cell>
        </table:table-row>
        <table:table-row table:style-name="ro1">
          <table:table-cell office:value-type="float" office:value="0.0062651718748384" calcext:value-type="float">
            <text:p>6,27E-03</text:p>
          </table:table-cell>
          <table:table-cell office:value-type="float" office:value="-0.001176715" calcext:value-type="float">
            <text:p>-1,18E-03</text:p>
          </table:table-cell>
          <table:table-cell table:formula="of:=[.A135]" office:value-type="float" office:value="0.0062651718748384" calcext:value-type="float">
            <text:p>6,27E-03</text:p>
          </table:table-cell>
          <table:table-cell/>
          <table:table-cell table:formula="of:=[.E134]+[.$D$2]" office:value-type="float" office:value="0.00567300020921325" calcext:value-type="float">
            <text:p>0,0056730002</text:p>
          </table:table-cell>
          <table:table-cell table:formula="of:==VLOOKUP([.E135];[.$B$2:.$C$1031];2)" office:value-type="float" office:value="0.0210112656248386" calcext:value-type="float">
            <text:p>0,0210112656</text:p>
          </table:table-cell>
          <table:table-cell table:formula="of:=ROUND([.F135]/[.$A$1031]*65535)" office:value-type="float" office:value="27539" calcext:value-type="float">
            <text:p>27539</text:p>
          </table:table-cell>
          <table:table-cell table:formula="of:=[.H134]+1" office:value-type="float" office:value="133" calcext:value-type="float">
            <text:p>133</text:p>
          </table:table-cell>
          <table:table-cell table:formula="of:=ROUND([.G135]/[.$G$257]*65535)" office:value-type="float" office:value="59082" calcext:value-type="float">
            <text:p>59082</text:p>
          </table:table-cell>
          <table:table-cell table:formula="of:=([.I135]+[.I136])/2" office:value-type="float" office:value="59150.5" calcext:value-type="float">
            <text:p>59150,5</text:p>
          </table:table-cell>
          <table:table-cell table:formula="of:=(-1687120 - 18687100*[.H135] - 298094*[.H135]^2 + 2066740*[.H135]^3 + 63576.1*[.H135]^4 + 40.8516*[.H135]^5 - 0.0373487*[.H135]^6) / (-775.977 - 754.663*[.H135] + 168.022*[.H135]^2 + 54.4337*[.H135]^3 + [.H135]^4)" office:value-type="float" office:value="59123.1410805395" calcext:value-type="float">
            <text:p>59123,1410805395</text:p>
          </table:table-cell>
          <table:table-cell table:formula="of:=ROUND([.K135])" office:value-type="float" office:value="59123" calcext:value-type="float">
            <text:p>59123</text:p>
          </table:table-cell>
        </table:table-row>
        <table:table-row table:style-name="ro1">
          <table:table-cell office:value-type="float" office:value="0.0063139999998384" calcext:value-type="float">
            <text:p>6,31E-03</text:p>
          </table:table-cell>
          <table:table-cell office:value-type="float" office:value="-0.001175311" calcext:value-type="float">
            <text:p>-1,18E-03</text:p>
          </table:table-cell>
          <table:table-cell table:formula="of:=[.A136]" office:value-type="float" office:value="0.0063139999998384" calcext:value-type="float">
            <text:p>6,31E-03</text:p>
          </table:table-cell>
          <table:table-cell/>
          <table:table-cell table:formula="of:=[.E135]+[.$D$2]" office:value-type="float" office:value="0.00572511284988402" calcext:value-type="float">
            <text:p>0,0057251128</text:p>
          </table:table-cell>
          <table:table-cell table:formula="of:==VLOOKUP([.E136];[.$B$2:.$C$1031];2)" office:value-type="float" office:value="0.0210600937498386" calcext:value-type="float">
            <text:p>0,0210600937</text:p>
          </table:table-cell>
          <table:table-cell table:formula="of:=ROUND([.F136]/[.$A$1031]*65535)" office:value-type="float" office:value="27603" calcext:value-type="float">
            <text:p>27603</text:p>
          </table:table-cell>
          <table:table-cell table:formula="of:=[.H135]+1" office:value-type="float" office:value="134" calcext:value-type="float">
            <text:p>134</text:p>
          </table:table-cell>
          <table:table-cell table:formula="of:=ROUND([.G136]/[.$G$257]*65535)" office:value-type="float" office:value="59219" calcext:value-type="float">
            <text:p>59219</text:p>
          </table:table-cell>
          <table:table-cell table:formula="of:=([.I136]+[.I137])/2" office:value-type="float" office:value="59219" calcext:value-type="float">
            <text:p>59219</text:p>
          </table:table-cell>
          <table:table-cell table:formula="of:=(-1687120 - 18687100*[.H136] - 298094*[.H136]^2 + 2066740*[.H136]^3 + 63576.1*[.H136]^4 + 40.8516*[.H136]^5 - 0.0373487*[.H136]^6) / (-775.977 - 754.663*[.H136] + 168.022*[.H136]^2 + 54.4337*[.H136]^3 + [.H136]^4)" office:value-type="float" office:value="59196.5166312971" calcext:value-type="float">
            <text:p>59196,5166312971</text:p>
          </table:table-cell>
          <table:table-cell table:formula="of:=ROUND([.K136])" office:value-type="float" office:value="59197" calcext:value-type="float">
            <text:p>59197</text:p>
          </table:table-cell>
        </table:table-row>
        <table:table-row table:style-name="ro1">
          <table:table-cell office:value-type="float" office:value="0.0063628281248384" calcext:value-type="float">
            <text:p>6,36E-03</text:p>
          </table:table-cell>
          <table:table-cell office:value-type="float" office:value="-0.001173887" calcext:value-type="float">
            <text:p>-1,17E-03</text:p>
          </table:table-cell>
          <table:table-cell table:formula="of:=[.A137]" office:value-type="float" office:value="0.0063628281248384" calcext:value-type="float">
            <text:p>6,36E-03</text:p>
          </table:table-cell>
          <table:table-cell/>
          <table:table-cell table:formula="of:=[.E136]+[.$D$2]" office:value-type="float" office:value="0.0057772254905548" calcext:value-type="float">
            <text:p>0,0057772255</text:p>
          </table:table-cell>
          <table:table-cell table:formula="of:==VLOOKUP([.E137];[.$B$2:.$C$1031];2)" office:value-type="float" office:value="0.0210600937498386" calcext:value-type="float">
            <text:p>0,0210600937</text:p>
          </table:table-cell>
          <table:table-cell table:formula="of:=ROUND([.F137]/[.$A$1031]*65535)" office:value-type="float" office:value="27603" calcext:value-type="float">
            <text:p>27603</text:p>
          </table:table-cell>
          <table:table-cell table:formula="of:=[.H136]+1" office:value-type="float" office:value="135" calcext:value-type="float">
            <text:p>135</text:p>
          </table:table-cell>
          <table:table-cell table:formula="of:=ROUND([.G137]/[.$G$257]*65535)" office:value-type="float" office:value="59219" calcext:value-type="float">
            <text:p>59219</text:p>
          </table:table-cell>
          <table:table-cell table:formula="of:=([.I137]+[.I138])/2" office:value-type="float" office:value="59287.5" calcext:value-type="float">
            <text:p>59287,5</text:p>
          </table:table-cell>
          <table:table-cell table:formula="of:=(-1687120 - 18687100*[.H137] - 298094*[.H137]^2 + 2066740*[.H137]^3 + 63576.1*[.H137]^4 + 40.8516*[.H137]^5 - 0.0373487*[.H137]^6) / (-775.977 - 754.663*[.H137] + 168.022*[.H137]^2 + 54.4337*[.H137]^3 + [.H137]^4)" office:value-type="float" office:value="59269.3580978281" calcext:value-type="float">
            <text:p>59269,3580978281</text:p>
          </table:table-cell>
          <table:table-cell table:formula="of:=ROUND([.K137])" office:value-type="float" office:value="59269" calcext:value-type="float">
            <text:p>59269</text:p>
          </table:table-cell>
        </table:table-row>
        <table:table-row table:style-name="ro1">
          <table:table-cell office:value-type="float" office:value="0.0064116562498384" calcext:value-type="float">
            <text:p>6,41E-03</text:p>
          </table:table-cell>
          <table:table-cell office:value-type="float" office:value="-0.001172443" calcext:value-type="float">
            <text:p>-1,17E-03</text:p>
          </table:table-cell>
          <table:table-cell table:formula="of:=[.A138]" office:value-type="float" office:value="0.0064116562498384" calcext:value-type="float">
            <text:p>6,41E-03</text:p>
          </table:table-cell>
          <table:table-cell/>
          <table:table-cell table:formula="of:=[.E137]+[.$D$2]" office:value-type="float" office:value="0.00582933813122557" calcext:value-type="float">
            <text:p>0,0058293381</text:p>
          </table:table-cell>
          <table:table-cell table:formula="of:==VLOOKUP([.E138];[.$B$2:.$C$1031];2)" office:value-type="float" office:value="0.0211089218748386" calcext:value-type="float">
            <text:p>0,0211089219</text:p>
          </table:table-cell>
          <table:table-cell table:formula="of:=ROUND([.F138]/[.$A$1031]*65535)" office:value-type="float" office:value="27667" calcext:value-type="float">
            <text:p>27667</text:p>
          </table:table-cell>
          <table:table-cell table:formula="of:=[.H137]+1" office:value-type="float" office:value="136" calcext:value-type="float">
            <text:p>136</text:p>
          </table:table-cell>
          <table:table-cell table:formula="of:=ROUND([.G138]/[.$G$257]*65535)" office:value-type="float" office:value="59356" calcext:value-type="float">
            <text:p>59356</text:p>
          </table:table-cell>
          <table:table-cell table:formula="of:=([.I138]+[.I139])/2" office:value-type="float" office:value="59356" calcext:value-type="float">
            <text:p>59356</text:p>
          </table:table-cell>
          <table:table-cell table:formula="of:=(-1687120 - 18687100*[.H138] - 298094*[.H138]^2 + 2066740*[.H138]^3 + 63576.1*[.H138]^4 + 40.8516*[.H138]^5 - 0.0373487*[.H138]^6) / (-775.977 - 754.663*[.H138] + 168.022*[.H138]^2 + 54.4337*[.H138]^3 + [.H138]^4)" office:value-type="float" office:value="59341.6733625563" calcext:value-type="float">
            <text:p>59341,6733625563</text:p>
          </table:table-cell>
          <table:table-cell table:formula="of:=ROUND([.K138])" office:value-type="float" office:value="59342" calcext:value-type="float">
            <text:p>59342</text:p>
          </table:table-cell>
        </table:table-row>
        <table:table-row table:style-name="ro1">
          <table:table-cell office:value-type="float" office:value="0.0064604843748384" calcext:value-type="float">
            <text:p>6,46E-03</text:p>
          </table:table-cell>
          <table:table-cell office:value-type="float" office:value="-0.001170979" calcext:value-type="float">
            <text:p>-1,17E-03</text:p>
          </table:table-cell>
          <table:table-cell table:formula="of:=[.A139]" office:value-type="float" office:value="0.0064604843748384" calcext:value-type="float">
            <text:p>6,46E-03</text:p>
          </table:table-cell>
          <table:table-cell/>
          <table:table-cell table:formula="of:=[.E138]+[.$D$2]" office:value-type="float" office:value="0.00588145077189635" calcext:value-type="float">
            <text:p>0,0058814508</text:p>
          </table:table-cell>
          <table:table-cell table:formula="of:==VLOOKUP([.E139];[.$B$2:.$C$1031];2)" office:value-type="float" office:value="0.0211089218748386" calcext:value-type="float">
            <text:p>0,0211089219</text:p>
          </table:table-cell>
          <table:table-cell table:formula="of:=ROUND([.F139]/[.$A$1031]*65535)" office:value-type="float" office:value="27667" calcext:value-type="float">
            <text:p>27667</text:p>
          </table:table-cell>
          <table:table-cell table:formula="of:=[.H138]+1" office:value-type="float" office:value="137" calcext:value-type="float">
            <text:p>137</text:p>
          </table:table-cell>
          <table:table-cell table:formula="of:=ROUND([.G139]/[.$G$257]*65535)" office:value-type="float" office:value="59356" calcext:value-type="float">
            <text:p>59356</text:p>
          </table:table-cell>
          <table:table-cell table:formula="of:=([.I139]+[.I140])/2" office:value-type="float" office:value="59425" calcext:value-type="float">
            <text:p>59425</text:p>
          </table:table-cell>
          <table:table-cell table:formula="of:=(-1687120 - 18687100*[.H139] - 298094*[.H139]^2 + 2066740*[.H139]^3 + 63576.1*[.H139]^4 + 40.8516*[.H139]^5 - 0.0373487*[.H139]^6) / (-775.977 - 754.663*[.H139] + 168.022*[.H139]^2 + 54.4337*[.H139]^3 + [.H139]^4)" office:value-type="float" office:value="59413.4701258664" calcext:value-type="float">
            <text:p>59413,4701258664</text:p>
          </table:table-cell>
          <table:table-cell table:formula="of:=ROUND([.K139])" office:value-type="float" office:value="59413" calcext:value-type="float">
            <text:p>59413</text:p>
          </table:table-cell>
        </table:table-row>
        <table:table-row table:style-name="ro1">
          <table:table-cell office:value-type="float" office:value="0.0065093124998384" calcext:value-type="float">
            <text:p>6,51E-03</text:p>
          </table:table-cell>
          <table:table-cell office:value-type="float" office:value="-0.001169494" calcext:value-type="float">
            <text:p>-1,17E-03</text:p>
          </table:table-cell>
          <table:table-cell table:formula="of:=[.A140]" office:value-type="float" office:value="0.0065093124998384" calcext:value-type="float">
            <text:p>6,51E-03</text:p>
          </table:table-cell>
          <table:table-cell/>
          <table:table-cell table:formula="of:=[.E139]+[.$D$2]" office:value-type="float" office:value="0.00593356341256713" calcext:value-type="float">
            <text:p>0,0059335634</text:p>
          </table:table-cell>
          <table:table-cell table:formula="of:==VLOOKUP([.E140];[.$B$2:.$C$1031];2)" office:value-type="float" office:value="0.0211577499998386" calcext:value-type="float">
            <text:p>0,02115775</text:p>
          </table:table-cell>
          <table:table-cell table:formula="of:=ROUND([.F140]/[.$A$1031]*65535)" office:value-type="float" office:value="27731" calcext:value-type="float">
            <text:p>27731</text:p>
          </table:table-cell>
          <table:table-cell table:formula="of:=[.H139]+1" office:value-type="float" office:value="138" calcext:value-type="float">
            <text:p>138</text:p>
          </table:table-cell>
          <table:table-cell table:formula="of:=ROUND([.G140]/[.$G$257]*65535)" office:value-type="float" office:value="59494" calcext:value-type="float">
            <text:p>59494</text:p>
          </table:table-cell>
          <table:table-cell table:formula="of:=([.I140]+[.I141])/2" office:value-type="float" office:value="59494" calcext:value-type="float">
            <text:p>59494</text:p>
          </table:table-cell>
          <table:table-cell table:formula="of:=(-1687120 - 18687100*[.H140] - 298094*[.H140]^2 + 2066740*[.H140]^3 + 63576.1*[.H140]^4 + 40.8516*[.H140]^5 - 0.0373487*[.H140]^6) / (-775.977 - 754.663*[.H140] + 168.022*[.H140]^2 + 54.4337*[.H140]^3 + [.H140]^4)" office:value-type="float" office:value="59484.7559114172" calcext:value-type="float">
            <text:p>59484,7559114172</text:p>
          </table:table-cell>
          <table:table-cell table:formula="of:=ROUND([.K140])" office:value-type="float" office:value="59485" calcext:value-type="float">
            <text:p>59485</text:p>
          </table:table-cell>
        </table:table-row>
        <table:table-row table:style-name="ro1">
          <table:table-cell office:value-type="float" office:value="0.0065581406248384" calcext:value-type="float">
            <text:p>6,56E-03</text:p>
          </table:table-cell>
          <table:table-cell office:value-type="float" office:value="-0.001167987" calcext:value-type="float">
            <text:p>-1,17E-03</text:p>
          </table:table-cell>
          <table:table-cell table:formula="of:=[.A141]" office:value-type="float" office:value="0.0065581406248384" calcext:value-type="float">
            <text:p>6,56E-03</text:p>
          </table:table-cell>
          <table:table-cell/>
          <table:table-cell table:formula="of:=[.E140]+[.$D$2]" office:value-type="float" office:value="0.0059856760532379" calcext:value-type="float">
            <text:p>0,0059856761</text:p>
          </table:table-cell>
          <table:table-cell table:formula="of:==VLOOKUP([.E141];[.$B$2:.$C$1031];2)" office:value-type="float" office:value="0.0211577499998386" calcext:value-type="float">
            <text:p>0,02115775</text:p>
          </table:table-cell>
          <table:table-cell table:formula="of:=ROUND([.F141]/[.$A$1031]*65535)" office:value-type="float" office:value="27731" calcext:value-type="float">
            <text:p>27731</text:p>
          </table:table-cell>
          <table:table-cell table:formula="of:=[.H140]+1" office:value-type="float" office:value="139" calcext:value-type="float">
            <text:p>139</text:p>
          </table:table-cell>
          <table:table-cell table:formula="of:=ROUND([.G141]/[.$G$257]*65535)" office:value-type="float" office:value="59494" calcext:value-type="float">
            <text:p>59494</text:p>
          </table:table-cell>
          <table:table-cell table:formula="of:=([.I141]+[.I142])/2" office:value-type="float" office:value="59562.5" calcext:value-type="float">
            <text:p>59562,5</text:p>
          </table:table-cell>
          <table:table-cell table:formula="of:=(-1687120 - 18687100*[.H141] - 298094*[.H141]^2 + 2066740*[.H141]^3 + 63576.1*[.H141]^4 + 40.8516*[.H141]^5 - 0.0373487*[.H141]^6) / (-775.977 - 754.663*[.H141] + 168.022*[.H141]^2 + 54.4337*[.H141]^3 + [.H141]^4)" office:value-type="float" office:value="59555.5380712667" calcext:value-type="float">
            <text:p>59555,5380712667</text:p>
          </table:table-cell>
          <table:table-cell table:formula="of:=ROUND([.K141])" office:value-type="float" office:value="59556" calcext:value-type="float">
            <text:p>59556</text:p>
          </table:table-cell>
        </table:table-row>
        <table:table-row table:style-name="ro1">
          <table:table-cell office:value-type="float" office:value="0.0066069687498384" calcext:value-type="float">
            <text:p>6,61E-03</text:p>
          </table:table-cell>
          <table:table-cell office:value-type="float" office:value="-0.00116646" calcext:value-type="float">
            <text:p>-1,17E-03</text:p>
          </table:table-cell>
          <table:table-cell table:formula="of:=[.A142]" office:value-type="float" office:value="0.0066069687498384" calcext:value-type="float">
            <text:p>6,61E-03</text:p>
          </table:table-cell>
          <table:table-cell/>
          <table:table-cell table:formula="of:=[.E141]+[.$D$2]" office:value-type="float" office:value="0.00603778869390868" calcext:value-type="float">
            <text:p>0,0060377887</text:p>
          </table:table-cell>
          <table:table-cell table:formula="of:==VLOOKUP([.E142];[.$B$2:.$C$1031];2)" office:value-type="float" office:value="0.0212065781248386" calcext:value-type="float">
            <text:p>0,0212065781</text:p>
          </table:table-cell>
          <table:table-cell table:formula="of:=ROUND([.F142]/[.$A$1031]*65535)" office:value-type="float" office:value="27795" calcext:value-type="float">
            <text:p>27795</text:p>
          </table:table-cell>
          <table:table-cell table:formula="of:=[.H141]+1" office:value-type="float" office:value="140" calcext:value-type="float">
            <text:p>140</text:p>
          </table:table-cell>
          <table:table-cell table:formula="of:=ROUND([.G142]/[.$G$257]*65535)" office:value-type="float" office:value="59631" calcext:value-type="float">
            <text:p>59631</text:p>
          </table:table-cell>
          <table:table-cell table:formula="of:=([.I142]+[.I143])/2" office:value-type="float" office:value="59699.5" calcext:value-type="float">
            <text:p>59699,5</text:p>
          </table:table-cell>
          <table:table-cell table:formula="of:=(-1687120 - 18687100*[.H142] - 298094*[.H142]^2 + 2066740*[.H142]^3 + 63576.1*[.H142]^4 + 40.8516*[.H142]^5 - 0.0373487*[.H142]^6) / (-775.977 - 754.663*[.H142] + 168.022*[.H142]^2 + 54.4337*[.H142]^3 + [.H142]^4)" office:value-type="float" office:value="59625.8237908169" calcext:value-type="float">
            <text:p>59625,8237908169</text:p>
          </table:table-cell>
          <table:table-cell table:formula="of:=ROUND([.K142])" office:value-type="float" office:value="59626" calcext:value-type="float">
            <text:p>59626</text:p>
          </table:table-cell>
        </table:table-row>
        <table:table-row table:style-name="ro1">
          <table:table-cell office:value-type="float" office:value="0.0066557968748384" calcext:value-type="float">
            <text:p>6,66E-03</text:p>
          </table:table-cell>
          <table:table-cell office:value-type="float" office:value="-0.001164911" calcext:value-type="float">
            <text:p>-1,16E-03</text:p>
          </table:table-cell>
          <table:table-cell table:formula="of:=[.A143]" office:value-type="float" office:value="0.0066557968748384" calcext:value-type="float">
            <text:p>6,66E-03</text:p>
          </table:table-cell>
          <table:table-cell/>
          <table:table-cell table:formula="of:=[.E142]+[.$D$2]" office:value-type="float" office:value="0.00608990133457945" calcext:value-type="float">
            <text:p>0,0060899013</text:p>
          </table:table-cell>
          <table:table-cell table:formula="of:==VLOOKUP([.E143];[.$B$2:.$C$1031];2)" office:value-type="float" office:value="0.0212554062498386" calcext:value-type="float">
            <text:p>0,0212554062</text:p>
          </table:table-cell>
          <table:table-cell table:formula="of:=ROUND([.F143]/[.$A$1031]*65535)" office:value-type="float" office:value="27859" calcext:value-type="float">
            <text:p>27859</text:p>
          </table:table-cell>
          <table:table-cell table:formula="of:=[.H142]+1" office:value-type="float" office:value="141" calcext:value-type="float">
            <text:p>141</text:p>
          </table:table-cell>
          <table:table-cell table:formula="of:=ROUND([.G143]/[.$G$257]*65535)" office:value-type="float" office:value="59768" calcext:value-type="float">
            <text:p>59768</text:p>
          </table:table-cell>
          <table:table-cell table:formula="of:=([.I143]+[.I144])/2" office:value-type="float" office:value="59768" calcext:value-type="float">
            <text:p>59768</text:p>
          </table:table-cell>
          <table:table-cell table:formula="of:=(-1687120 - 18687100*[.H143] - 298094*[.H143]^2 + 2066740*[.H143]^3 + 63576.1*[.H143]^4 + 40.8516*[.H143]^5 - 0.0373487*[.H143]^6) / (-775.977 - 754.663*[.H143] + 168.022*[.H143]^2 + 54.4337*[.H143]^3 + [.H143]^4)" office:value-type="float" office:value="59695.6200935847" calcext:value-type="float">
            <text:p>59695,6200935847</text:p>
          </table:table-cell>
          <table:table-cell table:formula="of:=ROUND([.K143])" office:value-type="float" office:value="59696" calcext:value-type="float">
            <text:p>59696</text:p>
          </table:table-cell>
        </table:table-row>
        <table:table-row table:style-name="ro1">
          <table:table-cell office:value-type="float" office:value="0.0067046249998384" calcext:value-type="float">
            <text:p>6,70E-03</text:p>
          </table:table-cell>
          <table:table-cell office:value-type="float" office:value="-0.00116334" calcext:value-type="float">
            <text:p>-1,16E-03</text:p>
          </table:table-cell>
          <table:table-cell table:formula="of:=[.A144]" office:value-type="float" office:value="0.0067046249998384" calcext:value-type="float">
            <text:p>6,70E-03</text:p>
          </table:table-cell>
          <table:table-cell/>
          <table:table-cell table:formula="of:=[.E143]+[.$D$2]" office:value-type="float" office:value="0.00614201397525023" calcext:value-type="float">
            <text:p>0,006142014</text:p>
          </table:table-cell>
          <table:table-cell table:formula="of:==VLOOKUP([.E144];[.$B$2:.$C$1031];2)" office:value-type="float" office:value="0.0212554062498386" calcext:value-type="float">
            <text:p>0,0212554062</text:p>
          </table:table-cell>
          <table:table-cell table:formula="of:=ROUND([.F144]/[.$A$1031]*65535)" office:value-type="float" office:value="27859" calcext:value-type="float">
            <text:p>27859</text:p>
          </table:table-cell>
          <table:table-cell table:formula="of:=[.H143]+1" office:value-type="float" office:value="142" calcext:value-type="float">
            <text:p>142</text:p>
          </table:table-cell>
          <table:table-cell table:formula="of:=ROUND([.G144]/[.$G$257]*65535)" office:value-type="float" office:value="59768" calcext:value-type="float">
            <text:p>59768</text:p>
          </table:table-cell>
          <table:table-cell table:formula="of:=([.I144]+[.I145])/2" office:value-type="float" office:value="59837" calcext:value-type="float">
            <text:p>59837</text:p>
          </table:table-cell>
          <table:table-cell table:formula="of:=(-1687120 - 18687100*[.H144] - 298094*[.H144]^2 + 2066740*[.H144]^3 + 63576.1*[.H144]^4 + 40.8516*[.H144]^5 - 0.0373487*[.H144]^6) / (-775.977 - 754.663*[.H144] + 168.022*[.H144]^2 + 54.4337*[.H144]^3 + [.H144]^4)" office:value-type="float" office:value="59764.9338458078" calcext:value-type="float">
            <text:p>59764,9338458078</text:p>
          </table:table-cell>
          <table:table-cell table:formula="of:=ROUND([.K144])" office:value-type="float" office:value="59765" calcext:value-type="float">
            <text:p>59765</text:p>
          </table:table-cell>
        </table:table-row>
        <table:table-row table:style-name="ro1">
          <table:table-cell office:value-type="float" office:value="0.0067534531248384" calcext:value-type="float">
            <text:p>6,75E-03</text:p>
          </table:table-cell>
          <table:table-cell office:value-type="float" office:value="-0.001161747" calcext:value-type="float">
            <text:p>-1,16E-03</text:p>
          </table:table-cell>
          <table:table-cell table:formula="of:=[.A145]" office:value-type="float" office:value="0.0067534531248384" calcext:value-type="float">
            <text:p>6,75E-03</text:p>
          </table:table-cell>
          <table:table-cell/>
          <table:table-cell table:formula="of:=[.E144]+[.$D$2]" office:value-type="float" office:value="0.00619412661592101" calcext:value-type="float">
            <text:p>0,0061941266</text:p>
          </table:table-cell>
          <table:table-cell table:formula="of:==VLOOKUP([.E145];[.$B$2:.$C$1031];2)" office:value-type="float" office:value="0.0213042343748386" calcext:value-type="float">
            <text:p>0,0213042344</text:p>
          </table:table-cell>
          <table:table-cell table:formula="of:=ROUND([.F145]/[.$A$1031]*65535)" office:value-type="float" office:value="27923" calcext:value-type="float">
            <text:p>27923</text:p>
          </table:table-cell>
          <table:table-cell table:formula="of:=[.H144]+1" office:value-type="float" office:value="143" calcext:value-type="float">
            <text:p>143</text:p>
          </table:table-cell>
          <table:table-cell table:formula="of:=ROUND([.G145]/[.$G$257]*65535)" office:value-type="float" office:value="59906" calcext:value-type="float">
            <text:p>59906</text:p>
          </table:table-cell>
          <table:table-cell table:formula="of:=([.I145]+[.I146])/2" office:value-type="float" office:value="59906" calcext:value-type="float">
            <text:p>59906</text:p>
          </table:table-cell>
          <table:table-cell table:formula="of:=(-1687120 - 18687100*[.H145] - 298094*[.H145]^2 + 2066740*[.H145]^3 + 63576.1*[.H145]^4 + 40.8516*[.H145]^5 - 0.0373487*[.H145]^6) / (-775.977 - 754.663*[.H145] + 168.022*[.H145]^2 + 54.4337*[.H145]^3 + [.H145]^4)" office:value-type="float" office:value="59833.7717608914" calcext:value-type="float">
            <text:p>59833,7717608914</text:p>
          </table:table-cell>
          <table:table-cell table:formula="of:=ROUND([.K145])" office:value-type="float" office:value="59834" calcext:value-type="float">
            <text:p>59834</text:p>
          </table:table-cell>
        </table:table-row>
        <table:table-row table:style-name="ro1">
          <table:table-cell office:value-type="float" office:value="0.0068022812498384" calcext:value-type="float">
            <text:p>6,80E-03</text:p>
          </table:table-cell>
          <table:table-cell office:value-type="float" office:value="-0.001160131" calcext:value-type="float">
            <text:p>-1,16E-03</text:p>
          </table:table-cell>
          <table:table-cell table:formula="of:=[.A146]" office:value-type="float" office:value="0.0068022812498384" calcext:value-type="float">
            <text:p>6,80E-03</text:p>
          </table:table-cell>
          <table:table-cell/>
          <table:table-cell table:formula="of:=[.E145]+[.$D$2]" office:value-type="float" office:value="0.00624623925659178" calcext:value-type="float">
            <text:p>0,0062462393</text:p>
          </table:table-cell>
          <table:table-cell table:formula="of:==VLOOKUP([.E146];[.$B$2:.$C$1031];2)" office:value-type="float" office:value="0.0213042343748386" calcext:value-type="float">
            <text:p>0,0213042344</text:p>
          </table:table-cell>
          <table:table-cell table:formula="of:=ROUND([.F146]/[.$A$1031]*65535)" office:value-type="float" office:value="27923" calcext:value-type="float">
            <text:p>27923</text:p>
          </table:table-cell>
          <table:table-cell table:formula="of:=[.H145]+1" office:value-type="float" office:value="144" calcext:value-type="float">
            <text:p>144</text:p>
          </table:table-cell>
          <table:table-cell table:formula="of:=ROUND([.G146]/[.$G$257]*65535)" office:value-type="float" office:value="59906" calcext:value-type="float">
            <text:p>59906</text:p>
          </table:table-cell>
          <table:table-cell table:formula="of:=([.I146]+[.I147])/2" office:value-type="float" office:value="59974.5" calcext:value-type="float">
            <text:p>59974,5</text:p>
          </table:table-cell>
          <table:table-cell table:formula="of:=(-1687120 - 18687100*[.H146] - 298094*[.H146]^2 + 2066740*[.H146]^3 + 63576.1*[.H146]^4 + 40.8516*[.H146]^5 - 0.0373487*[.H146]^6) / (-775.977 - 754.663*[.H146] + 168.022*[.H146]^2 + 54.4337*[.H146]^3 + [.H146]^4)" office:value-type="float" office:value="59902.1404037022" calcext:value-type="float">
            <text:p>59902,1404037022</text:p>
          </table:table-cell>
          <table:table-cell table:formula="of:=ROUND([.K146])" office:value-type="float" office:value="59902" calcext:value-type="float">
            <text:p>59902</text:p>
          </table:table-cell>
        </table:table-row>
        <table:table-row table:style-name="ro1">
          <table:table-cell office:value-type="float" office:value="0.0068511093748384" calcext:value-type="float">
            <text:p>6,85E-03</text:p>
          </table:table-cell>
          <table:table-cell office:value-type="float" office:value="-0.001158492" calcext:value-type="float">
            <text:p>-1,16E-03</text:p>
          </table:table-cell>
          <table:table-cell table:formula="of:=[.A147]" office:value-type="float" office:value="0.0068511093748384" calcext:value-type="float">
            <text:p>6,85E-03</text:p>
          </table:table-cell>
          <table:table-cell/>
          <table:table-cell table:formula="of:=[.E146]+[.$D$2]" office:value-type="float" office:value="0.00629835189726256" calcext:value-type="float">
            <text:p>0,0062983519</text:p>
          </table:table-cell>
          <table:table-cell table:formula="of:==VLOOKUP([.E147];[.$B$2:.$C$1031];2)" office:value-type="float" office:value="0.0213530624998386" calcext:value-type="float">
            <text:p>0,0213530625</text:p>
          </table:table-cell>
          <table:table-cell table:formula="of:=ROUND([.F147]/[.$A$1031]*65535)" office:value-type="float" office:value="27987" calcext:value-type="float">
            <text:p>27987</text:p>
          </table:table-cell>
          <table:table-cell table:formula="of:=[.H146]+1" office:value-type="float" office:value="145" calcext:value-type="float">
            <text:p>145</text:p>
          </table:table-cell>
          <table:table-cell table:formula="of:=ROUND([.G147]/[.$G$257]*65535)" office:value-type="float" office:value="60043" calcext:value-type="float">
            <text:p>60043</text:p>
          </table:table-cell>
          <table:table-cell table:formula="of:=([.I147]+[.I148])/2" office:value-type="float" office:value="60043" calcext:value-type="float">
            <text:p>60043</text:p>
          </table:table-cell>
          <table:table-cell table:formula="of:=(-1687120 - 18687100*[.H147] - 298094*[.H147]^2 + 2066740*[.H147]^3 + 63576.1*[.H147]^4 + 40.8516*[.H147]^5 - 0.0373487*[.H147]^6) / (-775.977 - 754.663*[.H147] + 168.022*[.H147]^2 + 54.4337*[.H147]^3 + [.H147]^4)" office:value-type="float" office:value="59970.0461947161" calcext:value-type="float">
            <text:p>59970,0461947161</text:p>
          </table:table-cell>
          <table:table-cell table:formula="of:=ROUND([.K147])" office:value-type="float" office:value="59970" calcext:value-type="float">
            <text:p>59970</text:p>
          </table:table-cell>
        </table:table-row>
        <table:table-row table:style-name="ro1">
          <table:table-cell office:value-type="float" office:value="0.0068999374998384" calcext:value-type="float">
            <text:p>6,90E-03</text:p>
          </table:table-cell>
          <table:table-cell office:value-type="float" office:value="-0.00115683" calcext:value-type="float">
            <text:p>-1,16E-03</text:p>
          </table:table-cell>
          <table:table-cell table:formula="of:=[.A148]" office:value-type="float" office:value="0.0068999374998384" calcext:value-type="float">
            <text:p>6,90E-03</text:p>
          </table:table-cell>
          <table:table-cell/>
          <table:table-cell table:formula="of:=[.E147]+[.$D$2]" office:value-type="float" office:value="0.00635046453793333" calcext:value-type="float">
            <text:p>0,0063504645</text:p>
          </table:table-cell>
          <table:table-cell table:formula="of:==VLOOKUP([.E148];[.$B$2:.$C$1031];2)" office:value-type="float" office:value="0.0213530624998386" calcext:value-type="float">
            <text:p>0,0213530625</text:p>
          </table:table-cell>
          <table:table-cell table:formula="of:=ROUND([.F148]/[.$A$1031]*65535)" office:value-type="float" office:value="27987" calcext:value-type="float">
            <text:p>27987</text:p>
          </table:table-cell>
          <table:table-cell table:formula="of:=[.H147]+1" office:value-type="float" office:value="146" calcext:value-type="float">
            <text:p>146</text:p>
          </table:table-cell>
          <table:table-cell table:formula="of:=ROUND([.G148]/[.$G$257]*65535)" office:value-type="float" office:value="60043" calcext:value-type="float">
            <text:p>60043</text:p>
          </table:table-cell>
          <table:table-cell table:formula="of:=([.I148]+[.I149])/2" office:value-type="float" office:value="60043" calcext:value-type="float">
            <text:p>60043</text:p>
          </table:table-cell>
          <table:table-cell table:formula="of:=(-1687120 - 18687100*[.H148] - 298094*[.H148]^2 + 2066740*[.H148]^3 + 63576.1*[.H148]^4 + 40.8516*[.H148]^5 - 0.0373487*[.H148]^6) / (-775.977 - 754.663*[.H148] + 168.022*[.H148]^2 + 54.4337*[.H148]^3 + [.H148]^4)" office:value-type="float" office:value="60037.4954140253" calcext:value-type="float">
            <text:p>60037,4954140253</text:p>
          </table:table-cell>
          <table:table-cell table:formula="of:=ROUND([.K148])" office:value-type="float" office:value="60037" calcext:value-type="float">
            <text:p>60037</text:p>
          </table:table-cell>
        </table:table-row>
        <table:table-row table:style-name="ro1">
          <table:table-cell office:value-type="float" office:value="0.0069487656248384" calcext:value-type="float">
            <text:p>6,95E-03</text:p>
          </table:table-cell>
          <table:table-cell office:value-type="float" office:value="-0.001155145" calcext:value-type="float">
            <text:p>-1,16E-03</text:p>
          </table:table-cell>
          <table:table-cell table:formula="of:=[.A149]" office:value-type="float" office:value="0.0069487656248384" calcext:value-type="float">
            <text:p>6,95E-03</text:p>
          </table:table-cell>
          <table:table-cell/>
          <table:table-cell table:formula="of:=[.E148]+[.$D$2]" office:value-type="float" office:value="0.00640257717860411" calcext:value-type="float">
            <text:p>0,0064025772</text:p>
          </table:table-cell>
          <table:table-cell table:formula="of:==VLOOKUP([.E149];[.$B$2:.$C$1031];2)" office:value-type="float" office:value="0.0213530624998386" calcext:value-type="float">
            <text:p>0,0213530625</text:p>
          </table:table-cell>
          <table:table-cell table:formula="of:=ROUND([.F149]/[.$A$1031]*65535)" office:value-type="float" office:value="27987" calcext:value-type="float">
            <text:p>27987</text:p>
          </table:table-cell>
          <table:table-cell table:formula="of:=[.H148]+1" office:value-type="float" office:value="147" calcext:value-type="float">
            <text:p>147</text:p>
          </table:table-cell>
          <table:table-cell table:formula="of:=ROUND([.G149]/[.$G$257]*65535)" office:value-type="float" office:value="60043" calcext:value-type="float">
            <text:p>60043</text:p>
          </table:table-cell>
          <table:table-cell table:formula="of:=([.I149]+[.I150])/2" office:value-type="float" office:value="60111.5" calcext:value-type="float">
            <text:p>60111,5</text:p>
          </table:table-cell>
          <table:table-cell table:formula="of:=(-1687120 - 18687100*[.H149] - 298094*[.H149]^2 + 2066740*[.H149]^3 + 63576.1*[.H149]^4 + 40.8516*[.H149]^5 - 0.0373487*[.H149]^6) / (-775.977 - 754.663*[.H149] + 168.022*[.H149]^2 + 54.4337*[.H149]^3 + [.H149]^4)" office:value-type="float" office:value="60104.4942052107" calcext:value-type="float">
            <text:p>60104,4942052107</text:p>
          </table:table-cell>
          <table:table-cell table:formula="of:=ROUND([.K149])" office:value-type="float" office:value="60104" calcext:value-type="float">
            <text:p>60104</text:p>
          </table:table-cell>
        </table:table-row>
        <table:table-row table:style-name="ro1">
          <table:table-cell office:value-type="float" office:value="0.0069975937498384" calcext:value-type="float">
            <text:p>7,00E-03</text:p>
          </table:table-cell>
          <table:table-cell office:value-type="float" office:value="-0.001153436" calcext:value-type="float">
            <text:p>-1,15E-03</text:p>
          </table:table-cell>
          <table:table-cell table:formula="of:=[.A150]" office:value-type="float" office:value="0.0069975937498384" calcext:value-type="float">
            <text:p>7,00E-03</text:p>
          </table:table-cell>
          <table:table-cell/>
          <table:table-cell table:formula="of:=[.E149]+[.$D$2]" office:value-type="float" office:value="0.00645468981927489" calcext:value-type="float">
            <text:p>0,0064546898</text:p>
          </table:table-cell>
          <table:table-cell table:formula="of:==VLOOKUP([.E150];[.$B$2:.$C$1031];2)" office:value-type="float" office:value="0.0214018906248386" calcext:value-type="float">
            <text:p>0,0214018906</text:p>
          </table:table-cell>
          <table:table-cell table:formula="of:=ROUND([.F150]/[.$A$1031]*65535)" office:value-type="float" office:value="28051" calcext:value-type="float">
            <text:p>28051</text:p>
          </table:table-cell>
          <table:table-cell table:formula="of:=[.H149]+1" office:value-type="float" office:value="148" calcext:value-type="float">
            <text:p>148</text:p>
          </table:table-cell>
          <table:table-cell table:formula="of:=ROUND([.G150]/[.$G$257]*65535)" office:value-type="float" office:value="60180" calcext:value-type="float">
            <text:p>60180</text:p>
          </table:table-cell>
          <table:table-cell table:formula="of:=([.I150]+[.I151])/2" office:value-type="float" office:value="60180" calcext:value-type="float">
            <text:p>60180</text:p>
          </table:table-cell>
          <table:table-cell table:formula="of:=(-1687120 - 18687100*[.H150] - 298094*[.H150]^2 + 2066740*[.H150]^3 + 63576.1*[.H150]^4 + 40.8516*[.H150]^5 - 0.0373487*[.H150]^6) / (-775.977 - 754.663*[.H150] + 168.022*[.H150]^2 + 54.4337*[.H150]^3 + [.H150]^4)" office:value-type="float" office:value="60171.0485790851" calcext:value-type="float">
            <text:p>60171,0485790851</text:p>
          </table:table-cell>
          <table:table-cell table:formula="of:=ROUND([.K150])" office:value-type="float" office:value="60171" calcext:value-type="float">
            <text:p>60171</text:p>
          </table:table-cell>
        </table:table-row>
        <table:table-row table:style-name="ro1">
          <table:table-cell office:value-type="float" office:value="0.0070464218748384" calcext:value-type="float">
            <text:p>7,05E-03</text:p>
          </table:table-cell>
          <table:table-cell office:value-type="float" office:value="-0.001151703" calcext:value-type="float">
            <text:p>-1,15E-03</text:p>
          </table:table-cell>
          <table:table-cell table:formula="of:=[.A151]" office:value-type="float" office:value="0.0070464218748384" calcext:value-type="float">
            <text:p>7,05E-03</text:p>
          </table:table-cell>
          <table:table-cell/>
          <table:table-cell table:formula="of:=[.E150]+[.$D$2]" office:value-type="float" office:value="0.00650680245994566" calcext:value-type="float">
            <text:p>0,0065068025</text:p>
          </table:table-cell>
          <table:table-cell table:formula="of:==VLOOKUP([.E151];[.$B$2:.$C$1031];2)" office:value-type="float" office:value="0.0214018906248386" calcext:value-type="float">
            <text:p>0,0214018906</text:p>
          </table:table-cell>
          <table:table-cell table:formula="of:=ROUND([.F151]/[.$A$1031]*65535)" office:value-type="float" office:value="28051" calcext:value-type="float">
            <text:p>28051</text:p>
          </table:table-cell>
          <table:table-cell table:formula="of:=[.H150]+1" office:value-type="float" office:value="149" calcext:value-type="float">
            <text:p>149</text:p>
          </table:table-cell>
          <table:table-cell table:formula="of:=ROUND([.G151]/[.$G$257]*65535)" office:value-type="float" office:value="60180" calcext:value-type="float">
            <text:p>60180</text:p>
          </table:table-cell>
          <table:table-cell table:formula="of:=([.I151]+[.I152])/2" office:value-type="float" office:value="60248.5" calcext:value-type="float">
            <text:p>60248,5</text:p>
          </table:table-cell>
          <table:table-cell table:formula="of:=(-1687120 - 18687100*[.H151] - 298094*[.H151]^2 + 2066740*[.H151]^3 + 63576.1*[.H151]^4 + 40.8516*[.H151]^5 - 0.0373487*[.H151]^6) / (-775.977 - 754.663*[.H151] + 168.022*[.H151]^2 + 54.4337*[.H151]^3 + [.H151]^4)" office:value-type="float" office:value="60237.164417311" calcext:value-type="float">
            <text:p>60237,164417311</text:p>
          </table:table-cell>
          <table:table-cell table:formula="of:=ROUND([.K151])" office:value-type="float" office:value="60237" calcext:value-type="float">
            <text:p>60237</text:p>
          </table:table-cell>
        </table:table-row>
        <table:table-row table:style-name="ro1">
          <table:table-cell office:value-type="float" office:value="0.0070952499998384" calcext:value-type="float">
            <text:p>7,10E-03</text:p>
          </table:table-cell>
          <table:table-cell office:value-type="float" office:value="-0.001149945" calcext:value-type="float">
            <text:p>-1,15E-03</text:p>
          </table:table-cell>
          <table:table-cell table:formula="of:=[.A152]" office:value-type="float" office:value="0.0070952499998384" calcext:value-type="float">
            <text:p>7,10E-03</text:p>
          </table:table-cell>
          <table:table-cell/>
          <table:table-cell table:formula="of:=[.E151]+[.$D$2]" office:value-type="float" office:value="0.00655891510061644" calcext:value-type="float">
            <text:p>0,0065589151</text:p>
          </table:table-cell>
          <table:table-cell table:formula="of:==VLOOKUP([.E152];[.$B$2:.$C$1031];2)" office:value-type="float" office:value="0.0214507187498386" calcext:value-type="float">
            <text:p>0,0214507187</text:p>
          </table:table-cell>
          <table:table-cell table:formula="of:=ROUND([.F152]/[.$A$1031]*65535)" office:value-type="float" office:value="28115" calcext:value-type="float">
            <text:p>28115</text:p>
          </table:table-cell>
          <table:table-cell table:formula="of:=[.H151]+1" office:value-type="float" office:value="150" calcext:value-type="float">
            <text:p>150</text:p>
          </table:table-cell>
          <table:table-cell table:formula="of:=ROUND([.G152]/[.$G$257]*65535)" office:value-type="float" office:value="60317" calcext:value-type="float">
            <text:p>60317</text:p>
          </table:table-cell>
          <table:table-cell table:formula="of:=([.I152]+[.I153])/2" office:value-type="float" office:value="60317" calcext:value-type="float">
            <text:p>60317</text:p>
          </table:table-cell>
          <table:table-cell table:formula="of:=(-1687120 - 18687100*[.H152] - 298094*[.H152]^2 + 2066740*[.H152]^3 + 63576.1*[.H152]^4 + 40.8516*[.H152]^5 - 0.0373487*[.H152]^6) / (-775.977 - 754.663*[.H152] + 168.022*[.H152]^2 + 54.4337*[.H152]^3 + [.H152]^4)" office:value-type="float" office:value="60302.8474759001" calcext:value-type="float">
            <text:p>60302,8474759001</text:p>
          </table:table-cell>
          <table:table-cell table:formula="of:=ROUND([.K152])" office:value-type="float" office:value="60303" calcext:value-type="float">
            <text:p>60303</text:p>
          </table:table-cell>
        </table:table-row>
        <table:table-row table:style-name="ro1">
          <table:table-cell office:value-type="float" office:value="0.0071440781248384" calcext:value-type="float">
            <text:p>7,14E-03</text:p>
          </table:table-cell>
          <table:table-cell office:value-type="float" office:value="-0.001148162" calcext:value-type="float">
            <text:p>-1,15E-03</text:p>
          </table:table-cell>
          <table:table-cell table:formula="of:=[.A153]" office:value-type="float" office:value="0.0071440781248384" calcext:value-type="float">
            <text:p>7,14E-03</text:p>
          </table:table-cell>
          <table:table-cell/>
          <table:table-cell table:formula="of:=[.E152]+[.$D$2]" office:value-type="float" office:value="0.00661102774128721" calcext:value-type="float">
            <text:p>0,0066110277</text:p>
          </table:table-cell>
          <table:table-cell table:formula="of:==VLOOKUP([.E153];[.$B$2:.$C$1031];2)" office:value-type="float" office:value="0.0214507187498386" calcext:value-type="float">
            <text:p>0,0214507187</text:p>
          </table:table-cell>
          <table:table-cell table:formula="of:=ROUND([.F153]/[.$A$1031]*65535)" office:value-type="float" office:value="28115" calcext:value-type="float">
            <text:p>28115</text:p>
          </table:table-cell>
          <table:table-cell table:formula="of:=[.H152]+1" office:value-type="float" office:value="151" calcext:value-type="float">
            <text:p>151</text:p>
          </table:table-cell>
          <table:table-cell table:formula="of:=ROUND([.G153]/[.$G$257]*65535)" office:value-type="float" office:value="60317" calcext:value-type="float">
            <text:p>60317</text:p>
          </table:table-cell>
          <table:table-cell table:formula="of:=([.I153]+[.I154])/2" office:value-type="float" office:value="60386" calcext:value-type="float">
            <text:p>60386</text:p>
          </table:table-cell>
          <table:table-cell table:formula="of:=(-1687120 - 18687100*[.H153] - 298094*[.H153]^2 + 2066740*[.H153]^3 + 63576.1*[.H153]^4 + 40.8516*[.H153]^5 - 0.0373487*[.H153]^6) / (-775.977 - 754.663*[.H153] + 168.022*[.H153]^2 + 54.4337*[.H153]^3 + [.H153]^4)" office:value-type="float" office:value="60368.103388597" calcext:value-type="float">
            <text:p>60368,103388597</text:p>
          </table:table-cell>
          <table:table-cell table:formula="of:=ROUND([.K153])" office:value-type="float" office:value="60368" calcext:value-type="float">
            <text:p>60368</text:p>
          </table:table-cell>
        </table:table-row>
        <table:table-row table:style-name="ro1">
          <table:table-cell office:value-type="float" office:value="0.0071929062498384" calcext:value-type="float">
            <text:p>7,19E-03</text:p>
          </table:table-cell>
          <table:table-cell office:value-type="float" office:value="-0.001146355" calcext:value-type="float">
            <text:p>-1,15E-03</text:p>
          </table:table-cell>
          <table:table-cell table:formula="of:=[.A154]" office:value-type="float" office:value="0.0071929062498384" calcext:value-type="float">
            <text:p>7,19E-03</text:p>
          </table:table-cell>
          <table:table-cell/>
          <table:table-cell table:formula="of:=[.E153]+[.$D$2]" office:value-type="float" office:value="0.00666314038195799" calcext:value-type="float">
            <text:p>0,0066631404</text:p>
          </table:table-cell>
          <table:table-cell table:formula="of:==VLOOKUP([.E154];[.$B$2:.$C$1031];2)" office:value-type="float" office:value="0.0214995468748386" calcext:value-type="float">
            <text:p>0,0214995469</text:p>
          </table:table-cell>
          <table:table-cell table:formula="of:=ROUND([.F154]/[.$A$1031]*65535)" office:value-type="float" office:value="28179" calcext:value-type="float">
            <text:p>28179</text:p>
          </table:table-cell>
          <table:table-cell table:formula="of:=[.H153]+1" office:value-type="float" office:value="152" calcext:value-type="float">
            <text:p>152</text:p>
          </table:table-cell>
          <table:table-cell table:formula="of:=ROUND([.G154]/[.$G$257]*65535)" office:value-type="float" office:value="60455" calcext:value-type="float">
            <text:p>60455</text:p>
          </table:table-cell>
          <table:table-cell table:formula="of:=([.I154]+[.I155])/2" office:value-type="float" office:value="60455" calcext:value-type="float">
            <text:p>60455</text:p>
          </table:table-cell>
          <table:table-cell table:formula="of:=(-1687120 - 18687100*[.H154] - 298094*[.H154]^2 + 2066740*[.H154]^3 + 63576.1*[.H154]^4 + 40.8516*[.H154]^5 - 0.0373487*[.H154]^6) / (-775.977 - 754.663*[.H154] + 168.022*[.H154]^2 + 54.4337*[.H154]^3 + [.H154]^4)" office:value-type="float" office:value="60432.9376701529" calcext:value-type="float">
            <text:p>60432,9376701529</text:p>
          </table:table-cell>
          <table:table-cell table:formula="of:=ROUND([.K154])" office:value-type="float" office:value="60433" calcext:value-type="float">
            <text:p>60433</text:p>
          </table:table-cell>
        </table:table-row>
        <table:table-row table:style-name="ro1">
          <table:table-cell office:value-type="float" office:value="0.0072417343748384" calcext:value-type="float">
            <text:p>7,24E-03</text:p>
          </table:table-cell>
          <table:table-cell office:value-type="float" office:value="-0.001144521" calcext:value-type="float">
            <text:p>-1,14E-03</text:p>
          </table:table-cell>
          <table:table-cell table:formula="of:=[.A155]" office:value-type="float" office:value="0.0072417343748384" calcext:value-type="float">
            <text:p>7,24E-03</text:p>
          </table:table-cell>
          <table:table-cell/>
          <table:table-cell table:formula="of:=[.E154]+[.$D$2]" office:value-type="float" office:value="0.00671525302262877" calcext:value-type="float">
            <text:p>0,006715253</text:p>
          </table:table-cell>
          <table:table-cell table:formula="of:==VLOOKUP([.E155];[.$B$2:.$C$1031];2)" office:value-type="float" office:value="0.0214995468748386" calcext:value-type="float">
            <text:p>0,0214995469</text:p>
          </table:table-cell>
          <table:table-cell table:formula="of:=ROUND([.F155]/[.$A$1031]*65535)" office:value-type="float" office:value="28179" calcext:value-type="float">
            <text:p>28179</text:p>
          </table:table-cell>
          <table:table-cell table:formula="of:=[.H154]+1" office:value-type="float" office:value="153" calcext:value-type="float">
            <text:p>153</text:p>
          </table:table-cell>
          <table:table-cell table:formula="of:=ROUND([.G155]/[.$G$257]*65535)" office:value-type="float" office:value="60455" calcext:value-type="float">
            <text:p>60455</text:p>
          </table:table-cell>
          <table:table-cell table:formula="of:=([.I155]+[.I156])/2" office:value-type="float" office:value="60523.5" calcext:value-type="float">
            <text:p>60523,5</text:p>
          </table:table-cell>
          <table:table-cell table:formula="of:=(-1687120 - 18687100*[.H155] - 298094*[.H155]^2 + 2066740*[.H155]^3 + 63576.1*[.H155]^4 + 40.8516*[.H155]^5 - 0.0373487*[.H155]^6) / (-775.977 - 754.663*[.H155] + 168.022*[.H155]^2 + 54.4337*[.H155]^3 + [.H155]^4)" office:value-type="float" office:value="60497.3557194932" calcext:value-type="float">
            <text:p>60497,3557194932</text:p>
          </table:table-cell>
          <table:table-cell table:formula="of:=ROUND([.K155])" office:value-type="float" office:value="60497" calcext:value-type="float">
            <text:p>60497</text:p>
          </table:table-cell>
        </table:table-row>
        <table:table-row table:style-name="ro1">
          <table:table-cell office:value-type="float" office:value="0.0072905624998384" calcext:value-type="float">
            <text:p>7,29E-03</text:p>
          </table:table-cell>
          <table:table-cell office:value-type="float" office:value="-0.001142662" calcext:value-type="float">
            <text:p>-1,14E-03</text:p>
          </table:table-cell>
          <table:table-cell table:formula="of:=[.A156]" office:value-type="float" office:value="0.0072905624998384" calcext:value-type="float">
            <text:p>7,29E-03</text:p>
          </table:table-cell>
          <table:table-cell/>
          <table:table-cell table:formula="of:=[.E155]+[.$D$2]" office:value-type="float" office:value="0.00676736566329954" calcext:value-type="float">
            <text:p>0,0067673657</text:p>
          </table:table-cell>
          <table:table-cell table:formula="of:==VLOOKUP([.E156];[.$B$2:.$C$1031];2)" office:value-type="float" office:value="0.0215483749998386" calcext:value-type="float">
            <text:p>0,021548375</text:p>
          </table:table-cell>
          <table:table-cell table:formula="of:=ROUND([.F156]/[.$A$1031]*65535)" office:value-type="float" office:value="28243" calcext:value-type="float">
            <text:p>28243</text:p>
          </table:table-cell>
          <table:table-cell table:formula="of:=[.H155]+1" office:value-type="float" office:value="154" calcext:value-type="float">
            <text:p>154</text:p>
          </table:table-cell>
          <table:table-cell table:formula="of:=ROUND([.G156]/[.$G$257]*65535)" office:value-type="float" office:value="60592" calcext:value-type="float">
            <text:p>60592</text:p>
          </table:table-cell>
          <table:table-cell table:formula="of:=([.I156]+[.I157])/2" office:value-type="float" office:value="60592" calcext:value-type="float">
            <text:p>60592</text:p>
          </table:table-cell>
          <table:table-cell table:formula="of:=(-1687120 - 18687100*[.H156] - 298094*[.H156]^2 + 2066740*[.H156]^3 + 63576.1*[.H156]^4 + 40.8516*[.H156]^5 - 0.0373487*[.H156]^6) / (-775.977 - 754.663*[.H156] + 168.022*[.H156]^2 + 54.4337*[.H156]^3 + [.H156]^4)" office:value-type="float" office:value="60561.3628227828" calcext:value-type="float">
            <text:p>60561,3628227828</text:p>
          </table:table-cell>
          <table:table-cell table:formula="of:=ROUND([.K156])" office:value-type="float" office:value="60561" calcext:value-type="float">
            <text:p>60561</text:p>
          </table:table-cell>
        </table:table-row>
        <table:table-row table:style-name="ro1">
          <table:table-cell office:value-type="float" office:value="0.0073393906248384" calcext:value-type="float">
            <text:p>7,34E-03</text:p>
          </table:table-cell>
          <table:table-cell office:value-type="float" office:value="-0.001140776" calcext:value-type="float">
            <text:p>-1,14E-03</text:p>
          </table:table-cell>
          <table:table-cell table:formula="of:=[.A157]" office:value-type="float" office:value="0.0073393906248384" calcext:value-type="float">
            <text:p>7,34E-03</text:p>
          </table:table-cell>
          <table:table-cell/>
          <table:table-cell table:formula="of:=[.E156]+[.$D$2]" office:value-type="float" office:value="0.00681947830397032" calcext:value-type="float">
            <text:p>0,0068194783</text:p>
          </table:table-cell>
          <table:table-cell table:formula="of:==VLOOKUP([.E157];[.$B$2:.$C$1031];2)" office:value-type="float" office:value="0.0215483749998386" calcext:value-type="float">
            <text:p>0,021548375</text:p>
          </table:table-cell>
          <table:table-cell table:formula="of:=ROUND([.F157]/[.$A$1031]*65535)" office:value-type="float" office:value="28243" calcext:value-type="float">
            <text:p>28243</text:p>
          </table:table-cell>
          <table:table-cell table:formula="of:=[.H156]+1" office:value-type="float" office:value="155" calcext:value-type="float">
            <text:p>155</text:p>
          </table:table-cell>
          <table:table-cell table:formula="of:=ROUND([.G157]/[.$G$257]*65535)" office:value-type="float" office:value="60592" calcext:value-type="float">
            <text:p>60592</text:p>
          </table:table-cell>
          <table:table-cell table:formula="of:=([.I157]+[.I158])/2" office:value-type="float" office:value="60660.5" calcext:value-type="float">
            <text:p>60660,5</text:p>
          </table:table-cell>
          <table:table-cell table:formula="of:=(-1687120 - 18687100*[.H157] - 298094*[.H157]^2 + 2066740*[.H157]^3 + 63576.1*[.H157]^4 + 40.8516*[.H157]^5 - 0.0373487*[.H157]^6) / (-775.977 - 754.663*[.H157] + 168.022*[.H157]^2 + 54.4337*[.H157]^3 + [.H157]^4)" office:value-type="float" office:value="60624.9641563928" calcext:value-type="float">
            <text:p>60624,9641563928</text:p>
          </table:table-cell>
          <table:table-cell table:formula="of:=ROUND([.K157])" office:value-type="float" office:value="60625" calcext:value-type="float">
            <text:p>60625</text:p>
          </table:table-cell>
        </table:table-row>
        <table:table-row table:style-name="ro1">
          <table:table-cell office:value-type="float" office:value="0.0073882187498384" calcext:value-type="float">
            <text:p>7,39E-03</text:p>
          </table:table-cell>
          <table:table-cell office:value-type="float" office:value="-0.001138864" calcext:value-type="float">
            <text:p>-1,14E-03</text:p>
          </table:table-cell>
          <table:table-cell table:formula="of:=[.A158]" office:value-type="float" office:value="0.0073882187498384" calcext:value-type="float">
            <text:p>7,39E-03</text:p>
          </table:table-cell>
          <table:table-cell/>
          <table:table-cell table:formula="of:=[.E157]+[.$D$2]" office:value-type="float" office:value="0.00687159094464109" calcext:value-type="float">
            <text:p>0,0068715909</text:p>
          </table:table-cell>
          <table:table-cell table:formula="of:==VLOOKUP([.E158];[.$B$2:.$C$1031];2)" office:value-type="float" office:value="0.0215972031248386" calcext:value-type="float">
            <text:p>0,0215972031</text:p>
          </table:table-cell>
          <table:table-cell table:formula="of:=ROUND([.F158]/[.$A$1031]*65535)" office:value-type="float" office:value="28307" calcext:value-type="float">
            <text:p>28307</text:p>
          </table:table-cell>
          <table:table-cell table:formula="of:=[.H157]+1" office:value-type="float" office:value="156" calcext:value-type="float">
            <text:p>156</text:p>
          </table:table-cell>
          <table:table-cell table:formula="of:=ROUND([.G158]/[.$G$257]*65535)" office:value-type="float" office:value="60729" calcext:value-type="float">
            <text:p>60729</text:p>
          </table:table-cell>
          <table:table-cell table:formula="of:=([.I158]+[.I159])/2" office:value-type="float" office:value="60729" calcext:value-type="float">
            <text:p>60729</text:p>
          </table:table-cell>
          <table:table-cell table:formula="of:=(-1687120 - 18687100*[.H158] - 298094*[.H158]^2 + 2066740*[.H158]^3 + 63576.1*[.H158]^4 + 40.8516*[.H158]^5 - 0.0373487*[.H158]^6) / (-775.977 - 754.663*[.H158] + 168.022*[.H158]^2 + 54.4337*[.H158]^3 + [.H158]^4)" office:value-type="float" office:value="60688.1647897736" calcext:value-type="float">
            <text:p>60688,1647897736</text:p>
          </table:table-cell>
          <table:table-cell table:formula="of:=ROUND([.K158])" office:value-type="float" office:value="60688" calcext:value-type="float">
            <text:p>60688</text:p>
          </table:table-cell>
        </table:table-row>
        <table:table-row table:style-name="ro1">
          <table:table-cell office:value-type="float" office:value="0.0074370468748384" calcext:value-type="float">
            <text:p>7,44E-03</text:p>
          </table:table-cell>
          <table:table-cell office:value-type="float" office:value="-0.001136924" calcext:value-type="float">
            <text:p>-1,14E-03</text:p>
          </table:table-cell>
          <table:table-cell table:formula="of:=[.A159]" office:value-type="float" office:value="0.0074370468748384" calcext:value-type="float">
            <text:p>7,44E-03</text:p>
          </table:table-cell>
          <table:table-cell/>
          <table:table-cell table:formula="of:=[.E158]+[.$D$2]" office:value-type="float" office:value="0.00692370358531187" calcext:value-type="float">
            <text:p>0,0069237036</text:p>
          </table:table-cell>
          <table:table-cell table:formula="of:==VLOOKUP([.E159];[.$B$2:.$C$1031];2)" office:value-type="float" office:value="0.0215972031248386" calcext:value-type="float">
            <text:p>0,0215972031</text:p>
          </table:table-cell>
          <table:table-cell table:formula="of:=ROUND([.F159]/[.$A$1031]*65535)" office:value-type="float" office:value="28307" calcext:value-type="float">
            <text:p>28307</text:p>
          </table:table-cell>
          <table:table-cell table:formula="of:=[.H158]+1" office:value-type="float" office:value="157" calcext:value-type="float">
            <text:p>157</text:p>
          </table:table-cell>
          <table:table-cell table:formula="of:=ROUND([.G159]/[.$G$257]*65535)" office:value-type="float" office:value="60729" calcext:value-type="float">
            <text:p>60729</text:p>
          </table:table-cell>
          <table:table-cell table:formula="of:=([.I159]+[.I160])/2" office:value-type="float" office:value="60798" calcext:value-type="float">
            <text:p>60798</text:p>
          </table:table-cell>
          <table:table-cell table:formula="of:=(-1687120 - 18687100*[.H159] - 298094*[.H159]^2 + 2066740*[.H159]^3 + 63576.1*[.H159]^4 + 40.8516*[.H159]^5 - 0.0373487*[.H159]^6) / (-775.977 - 754.663*[.H159] + 168.022*[.H159]^2 + 54.4337*[.H159]^3 + [.H159]^4)" office:value-type="float" office:value="60750.9696882363" calcext:value-type="float">
            <text:p>60750,9696882363</text:p>
          </table:table-cell>
          <table:table-cell table:formula="of:=ROUND([.K159])" office:value-type="float" office:value="60751" calcext:value-type="float">
            <text:p>60751</text:p>
          </table:table-cell>
        </table:table-row>
        <table:table-row table:style-name="ro1">
          <table:table-cell office:value-type="float" office:value="0.0074858749998384" calcext:value-type="float">
            <text:p>7,49E-03</text:p>
          </table:table-cell>
          <table:table-cell office:value-type="float" office:value="-0.001134958" calcext:value-type="float">
            <text:p>-1,13E-03</text:p>
          </table:table-cell>
          <table:table-cell table:formula="of:=[.A160]" office:value-type="float" office:value="0.0074858749998384" calcext:value-type="float">
            <text:p>7,49E-03</text:p>
          </table:table-cell>
          <table:table-cell/>
          <table:table-cell table:formula="of:=[.E159]+[.$D$2]" office:value-type="float" office:value="0.00697581622598265" calcext:value-type="float">
            <text:p>0,0069758162</text:p>
          </table:table-cell>
          <table:table-cell table:formula="of:==VLOOKUP([.E160];[.$B$2:.$C$1031];2)" office:value-type="float" office:value="0.0216460312498386" calcext:value-type="float">
            <text:p>0,0216460312</text:p>
          </table:table-cell>
          <table:table-cell table:formula="of:=ROUND([.F160]/[.$A$1031]*65535)" office:value-type="float" office:value="28371" calcext:value-type="float">
            <text:p>28371</text:p>
          </table:table-cell>
          <table:table-cell table:formula="of:=[.H159]+1" office:value-type="float" office:value="158" calcext:value-type="float">
            <text:p>158</text:p>
          </table:table-cell>
          <table:table-cell table:formula="of:=ROUND([.G160]/[.$G$257]*65535)" office:value-type="float" office:value="60867" calcext:value-type="float">
            <text:p>60867</text:p>
          </table:table-cell>
          <table:table-cell table:formula="of:=([.I160]+[.I161])/2" office:value-type="float" office:value="60867" calcext:value-type="float">
            <text:p>60867</text:p>
          </table:table-cell>
          <table:table-cell table:formula="of:=(-1687120 - 18687100*[.H160] - 298094*[.H160]^2 + 2066740*[.H160]^3 + 63576.1*[.H160]^4 + 40.8516*[.H160]^5 - 0.0373487*[.H160]^6) / (-775.977 - 754.663*[.H160] + 168.022*[.H160]^2 + 54.4337*[.H160]^3 + [.H160]^4)" office:value-type="float" office:value="60813.3837156467" calcext:value-type="float">
            <text:p>60813,3837156467</text:p>
          </table:table-cell>
          <table:table-cell table:formula="of:=ROUND([.K160])" office:value-type="float" office:value="60813" calcext:value-type="float">
            <text:p>60813</text:p>
          </table:table-cell>
        </table:table-row>
        <table:table-row table:style-name="ro1">
          <table:table-cell office:value-type="float" office:value="0.0075347031248384" calcext:value-type="float">
            <text:p>7,53E-03</text:p>
          </table:table-cell>
          <table:table-cell office:value-type="float" office:value="-0.001132963" calcext:value-type="float">
            <text:p>-1,13E-03</text:p>
          </table:table-cell>
          <table:table-cell table:formula="of:=[.A161]" office:value-type="float" office:value="0.0075347031248384" calcext:value-type="float">
            <text:p>7,53E-03</text:p>
          </table:table-cell>
          <table:table-cell/>
          <table:table-cell table:formula="of:=[.E160]+[.$D$2]" office:value-type="float" office:value="0.00702792886665342" calcext:value-type="float">
            <text:p>0,0070279289</text:p>
          </table:table-cell>
          <table:table-cell table:formula="of:==VLOOKUP([.E161];[.$B$2:.$C$1031];2)" office:value-type="float" office:value="0.0216460312498386" calcext:value-type="float">
            <text:p>0,0216460312</text:p>
          </table:table-cell>
          <table:table-cell table:formula="of:=ROUND([.F161]/[.$A$1031]*65535)" office:value-type="float" office:value="28371" calcext:value-type="float">
            <text:p>28371</text:p>
          </table:table-cell>
          <table:table-cell table:formula="of:=[.H160]+1" office:value-type="float" office:value="159" calcext:value-type="float">
            <text:p>159</text:p>
          </table:table-cell>
          <table:table-cell table:formula="of:=ROUND([.G161]/[.$G$257]*65535)" office:value-type="float" office:value="60867" calcext:value-type="float">
            <text:p>60867</text:p>
          </table:table-cell>
          <table:table-cell table:formula="of:=([.I161]+[.I162])/2" office:value-type="float" office:value="60935.5" calcext:value-type="float">
            <text:p>60935,5</text:p>
          </table:table-cell>
          <table:table-cell table:formula="of:=(-1687120 - 18687100*[.H161] - 298094*[.H161]^2 + 2066740*[.H161]^3 + 63576.1*[.H161]^4 + 40.8516*[.H161]^5 - 0.0373487*[.H161]^6) / (-775.977 - 754.663*[.H161] + 168.022*[.H161]^2 + 54.4337*[.H161]^3 + [.H161]^4)" office:value-type="float" office:value="60875.4116370347" calcext:value-type="float">
            <text:p>60875,4116370347</text:p>
          </table:table-cell>
          <table:table-cell table:formula="of:=ROUND([.K161])" office:value-type="float" office:value="60875" calcext:value-type="float">
            <text:p>60875</text:p>
          </table:table-cell>
        </table:table-row>
        <table:table-row table:style-name="ro1">
          <table:table-cell office:value-type="float" office:value="0.0075835312498384" calcext:value-type="float">
            <text:p>7,58E-03</text:p>
          </table:table-cell>
          <table:table-cell office:value-type="float" office:value="-0.00113094" calcext:value-type="float">
            <text:p>-1,13E-03</text:p>
          </table:table-cell>
          <table:table-cell table:formula="of:=[.A162]" office:value-type="float" office:value="0.0075835312498384" calcext:value-type="float">
            <text:p>7,58E-03</text:p>
          </table:table-cell>
          <table:table-cell/>
          <table:table-cell table:formula="of:=[.E161]+[.$D$2]" office:value-type="float" office:value="0.0070800415073242" calcext:value-type="float">
            <text:p>0,0070800415</text:p>
          </table:table-cell>
          <table:table-cell table:formula="of:==VLOOKUP([.E162];[.$B$2:.$C$1031];2)" office:value-type="float" office:value="0.0216948593748386" calcext:value-type="float">
            <text:p>0,0216948594</text:p>
          </table:table-cell>
          <table:table-cell table:formula="of:=ROUND([.F162]/[.$A$1031]*65535)" office:value-type="float" office:value="28435" calcext:value-type="float">
            <text:p>28435</text:p>
          </table:table-cell>
          <table:table-cell table:formula="of:=[.H161]+1" office:value-type="float" office:value="160" calcext:value-type="float">
            <text:p>160</text:p>
          </table:table-cell>
          <table:table-cell table:formula="of:=ROUND([.G162]/[.$G$257]*65535)" office:value-type="float" office:value="61004" calcext:value-type="float">
            <text:p>61004</text:p>
          </table:table-cell>
          <table:table-cell table:formula="of:=([.I162]+[.I163])/2" office:value-type="float" office:value="61004" calcext:value-type="float">
            <text:p>61004</text:p>
          </table:table-cell>
          <table:table-cell table:formula="of:=(-1687120 - 18687100*[.H162] - 298094*[.H162]^2 + 2066740*[.H162]^3 + 63576.1*[.H162]^4 + 40.8516*[.H162]^5 - 0.0373487*[.H162]^6) / (-775.977 - 754.663*[.H162] + 168.022*[.H162]^2 + 54.4337*[.H162]^3 + [.H162]^4)" office:value-type="float" office:value="60937.0581211233" calcext:value-type="float">
            <text:p>60937,0581211233</text:p>
          </table:table-cell>
          <table:table-cell table:formula="of:=ROUND([.K162])" office:value-type="float" office:value="60937" calcext:value-type="float">
            <text:p>60937</text:p>
          </table:table-cell>
        </table:table-row>
        <table:table-row table:style-name="ro1">
          <table:table-cell office:value-type="float" office:value="0.0076323593748384" calcext:value-type="float">
            <text:p>7,63E-03</text:p>
          </table:table-cell>
          <table:table-cell office:value-type="float" office:value="-0.001128889" calcext:value-type="float">
            <text:p>-1,13E-03</text:p>
          </table:table-cell>
          <table:table-cell table:formula="of:=[.A163]" office:value-type="float" office:value="0.0076323593748384" calcext:value-type="float">
            <text:p>7,63E-03</text:p>
          </table:table-cell>
          <table:table-cell/>
          <table:table-cell table:formula="of:=[.E162]+[.$D$2]" office:value-type="float" office:value="0.00713215414799497" calcext:value-type="float">
            <text:p>0,0071321541</text:p>
          </table:table-cell>
          <table:table-cell table:formula="of:==VLOOKUP([.E163];[.$B$2:.$C$1031];2)" office:value-type="float" office:value="0.0216948593748386" calcext:value-type="float">
            <text:p>0,0216948594</text:p>
          </table:table-cell>
          <table:table-cell table:formula="of:=ROUND([.F163]/[.$A$1031]*65535)" office:value-type="float" office:value="28435" calcext:value-type="float">
            <text:p>28435</text:p>
          </table:table-cell>
          <table:table-cell table:formula="of:=[.H162]+1" office:value-type="float" office:value="161" calcext:value-type="float">
            <text:p>161</text:p>
          </table:table-cell>
          <table:table-cell table:formula="of:=ROUND([.G163]/[.$G$257]*65535)" office:value-type="float" office:value="61004" calcext:value-type="float">
            <text:p>61004</text:p>
          </table:table-cell>
          <table:table-cell table:formula="of:=([.I163]+[.I164])/2" office:value-type="float" office:value="61004" calcext:value-type="float">
            <text:p>61004</text:p>
          </table:table-cell>
          <table:table-cell table:formula="of:=(-1687120 - 18687100*[.H163] - 298094*[.H163]^2 + 2066740*[.H163]^3 + 63576.1*[.H163]^4 + 40.8516*[.H163]^5 - 0.0373487*[.H163]^6) / (-775.977 - 754.663*[.H163] + 168.022*[.H163]^2 + 54.4337*[.H163]^3 + [.H163]^4)" office:value-type="float" office:value="60998.3277427783" calcext:value-type="float">
            <text:p>60998,3277427783</text:p>
          </table:table-cell>
          <table:table-cell table:formula="of:=ROUND([.K163])" office:value-type="float" office:value="60998" calcext:value-type="float">
            <text:p>60998</text:p>
          </table:table-cell>
        </table:table-row>
        <table:table-row table:style-name="ro1">
          <table:table-cell office:value-type="float" office:value="0.0076811874998384" calcext:value-type="float">
            <text:p>7,68E-03</text:p>
          </table:table-cell>
          <table:table-cell office:value-type="float" office:value="-0.001126808" calcext:value-type="float">
            <text:p>-1,13E-03</text:p>
          </table:table-cell>
          <table:table-cell table:formula="of:=[.A164]" office:value-type="float" office:value="0.0076811874998384" calcext:value-type="float">
            <text:p>7,68E-03</text:p>
          </table:table-cell>
          <table:table-cell/>
          <table:table-cell table:formula="of:=[.E163]+[.$D$2]" office:value-type="float" office:value="0.00718426678866575" calcext:value-type="float">
            <text:p>0,0071842668</text:p>
          </table:table-cell>
          <table:table-cell table:formula="of:==VLOOKUP([.E164];[.$B$2:.$C$1031];2)" office:value-type="float" office:value="0.0216948593748386" calcext:value-type="float">
            <text:p>0,0216948594</text:p>
          </table:table-cell>
          <table:table-cell table:formula="of:=ROUND([.F164]/[.$A$1031]*65535)" office:value-type="float" office:value="28435" calcext:value-type="float">
            <text:p>28435</text:p>
          </table:table-cell>
          <table:table-cell table:formula="of:=[.H163]+1" office:value-type="float" office:value="162" calcext:value-type="float">
            <text:p>162</text:p>
          </table:table-cell>
          <table:table-cell table:formula="of:=ROUND([.G164]/[.$G$257]*65535)" office:value-type="float" office:value="61004" calcext:value-type="float">
            <text:p>61004</text:p>
          </table:table-cell>
          <table:table-cell table:formula="of:=([.I164]+[.I165])/2" office:value-type="float" office:value="61072.5" calcext:value-type="float">
            <text:p>61072,5</text:p>
          </table:table-cell>
          <table:table-cell table:formula="of:=(-1687120 - 18687100*[.H164] - 298094*[.H164]^2 + 2066740*[.H164]^3 + 63576.1*[.H164]^4 + 40.8516*[.H164]^5 - 0.0373487*[.H164]^6) / (-775.977 - 754.663*[.H164] + 168.022*[.H164]^2 + 54.4337*[.H164]^3 + [.H164]^4)" office:value-type="float" office:value="61059.224985383" calcext:value-type="float">
            <text:p>61059,224985383</text:p>
          </table:table-cell>
          <table:table-cell table:formula="of:=ROUND([.K164])" office:value-type="float" office:value="61059" calcext:value-type="float">
            <text:p>61059</text:p>
          </table:table-cell>
        </table:table-row>
        <table:table-row table:style-name="ro1">
          <table:table-cell office:value-type="float" office:value="0.0077300156248384" calcext:value-type="float">
            <text:p>7,73E-03</text:p>
          </table:table-cell>
          <table:table-cell office:value-type="float" office:value="-0.001124699" calcext:value-type="float">
            <text:p>-1,12E-03</text:p>
          </table:table-cell>
          <table:table-cell table:formula="of:=[.A165]" office:value-type="float" office:value="0.0077300156248384" calcext:value-type="float">
            <text:p>7,73E-03</text:p>
          </table:table-cell>
          <table:table-cell/>
          <table:table-cell table:formula="of:=[.E164]+[.$D$2]" office:value-type="float" office:value="0.00723637942933653" calcext:value-type="float">
            <text:p>0,0072363794</text:p>
          </table:table-cell>
          <table:table-cell table:formula="of:==VLOOKUP([.E165];[.$B$2:.$C$1031];2)" office:value-type="float" office:value="0.0217436874998386" calcext:value-type="float">
            <text:p>0,0217436875</text:p>
          </table:table-cell>
          <table:table-cell table:formula="of:=ROUND([.F165]/[.$A$1031]*65535)" office:value-type="float" office:value="28499" calcext:value-type="float">
            <text:p>28499</text:p>
          </table:table-cell>
          <table:table-cell table:formula="of:=[.H164]+1" office:value-type="float" office:value="163" calcext:value-type="float">
            <text:p>163</text:p>
          </table:table-cell>
          <table:table-cell table:formula="of:=ROUND([.G165]/[.$G$257]*65535)" office:value-type="float" office:value="61141" calcext:value-type="float">
            <text:p>61141</text:p>
          </table:table-cell>
          <table:table-cell table:formula="of:=([.I165]+[.I166])/2" office:value-type="float" office:value="61141" calcext:value-type="float">
            <text:p>61141</text:p>
          </table:table-cell>
          <table:table-cell table:formula="of:=(-1687120 - 18687100*[.H165] - 298094*[.H165]^2 + 2066740*[.H165]^3 + 63576.1*[.H165]^4 + 40.8516*[.H165]^5 - 0.0373487*[.H165]^6) / (-775.977 - 754.663*[.H165] + 168.022*[.H165]^2 + 54.4337*[.H165]^3 + [.H165]^4)" office:value-type="float" office:value="61119.7542431409" calcext:value-type="float">
            <text:p>61119,7542431409</text:p>
          </table:table-cell>
          <table:table-cell table:formula="of:=ROUND([.K165])" office:value-type="float" office:value="61120" calcext:value-type="float">
            <text:p>61120</text:p>
          </table:table-cell>
        </table:table-row>
        <table:table-row table:style-name="ro1">
          <table:table-cell office:value-type="float" office:value="0.0077788437498384" calcext:value-type="float">
            <text:p>7,78E-03</text:p>
          </table:table-cell>
          <table:table-cell office:value-type="float" office:value="-0.001122559" calcext:value-type="float">
            <text:p>-1,12E-03</text:p>
          </table:table-cell>
          <table:table-cell table:formula="of:=[.A166]" office:value-type="float" office:value="0.0077788437498384" calcext:value-type="float">
            <text:p>7,78E-03</text:p>
          </table:table-cell>
          <table:table-cell/>
          <table:table-cell table:formula="of:=[.E165]+[.$D$2]" office:value-type="float" office:value="0.0072884920700073" calcext:value-type="float">
            <text:p>0,0072884921</text:p>
          </table:table-cell>
          <table:table-cell table:formula="of:==VLOOKUP([.E166];[.$B$2:.$C$1031];2)" office:value-type="float" office:value="0.0217436874998386" calcext:value-type="float">
            <text:p>0,0217436875</text:p>
          </table:table-cell>
          <table:table-cell table:formula="of:=ROUND([.F166]/[.$A$1031]*65535)" office:value-type="float" office:value="28499" calcext:value-type="float">
            <text:p>28499</text:p>
          </table:table-cell>
          <table:table-cell table:formula="of:=[.H165]+1" office:value-type="float" office:value="164" calcext:value-type="float">
            <text:p>164</text:p>
          </table:table-cell>
          <table:table-cell table:formula="of:=ROUND([.G166]/[.$G$257]*65535)" office:value-type="float" office:value="61141" calcext:value-type="float">
            <text:p>61141</text:p>
          </table:table-cell>
          <table:table-cell table:formula="of:=([.I166]+[.I167])/2" office:value-type="float" office:value="61210" calcext:value-type="float">
            <text:p>61210</text:p>
          </table:table-cell>
          <table:table-cell table:formula="of:=(-1687120 - 18687100*[.H166] - 298094*[.H166]^2 + 2066740*[.H166]^3 + 63576.1*[.H166]^4 + 40.8516*[.H166]^5 - 0.0373487*[.H166]^6) / (-775.977 - 754.663*[.H166] + 168.022*[.H166]^2 + 54.4337*[.H166]^3 + [.H166]^4)" office:value-type="float" office:value="61179.919823307" calcext:value-type="float">
            <text:p>61179,919823307</text:p>
          </table:table-cell>
          <table:table-cell table:formula="of:=ROUND([.K166])" office:value-type="float" office:value="61180" calcext:value-type="float">
            <text:p>61180</text:p>
          </table:table-cell>
        </table:table-row>
        <table:table-row table:style-name="ro1">
          <table:table-cell office:value-type="float" office:value="0.0078276718748384" calcext:value-type="float">
            <text:p>7,83E-03</text:p>
          </table:table-cell>
          <table:table-cell office:value-type="float" office:value="-0.001120389" calcext:value-type="float">
            <text:p>-1,12E-03</text:p>
          </table:table-cell>
          <table:table-cell table:formula="of:=[.A167]" office:value-type="float" office:value="0.0078276718748384" calcext:value-type="float">
            <text:p>7,83E-03</text:p>
          </table:table-cell>
          <table:table-cell/>
          <table:table-cell table:formula="of:=[.E166]+[.$D$2]" office:value-type="float" office:value="0.00734060471067808" calcext:value-type="float">
            <text:p>0,0073406047</text:p>
          </table:table-cell>
          <table:table-cell table:formula="of:==VLOOKUP([.E167];[.$B$2:.$C$1031];2)" office:value-type="float" office:value="0.0217925156248386" calcext:value-type="float">
            <text:p>0,0217925156</text:p>
          </table:table-cell>
          <table:table-cell table:formula="of:=ROUND([.F167]/[.$A$1031]*65535)" office:value-type="float" office:value="28563" calcext:value-type="float">
            <text:p>28563</text:p>
          </table:table-cell>
          <table:table-cell table:formula="of:=[.H166]+1" office:value-type="float" office:value="165" calcext:value-type="float">
            <text:p>165</text:p>
          </table:table-cell>
          <table:table-cell table:formula="of:=ROUND([.G167]/[.$G$257]*65535)" office:value-type="float" office:value="61279" calcext:value-type="float">
            <text:p>61279</text:p>
          </table:table-cell>
          <table:table-cell table:formula="of:=([.I167]+[.I168])/2" office:value-type="float" office:value="61279" calcext:value-type="float">
            <text:p>61279</text:p>
          </table:table-cell>
          <table:table-cell table:formula="of:=(-1687120 - 18687100*[.H167] - 298094*[.H167]^2 + 2066740*[.H167]^3 + 63576.1*[.H167]^4 + 40.8516*[.H167]^5 - 0.0373487*[.H167]^6) / (-775.977 - 754.663*[.H167] + 168.022*[.H167]^2 + 54.4337*[.H167]^3 + [.H167]^4)" office:value-type="float" office:value="61239.7259483529" calcext:value-type="float">
            <text:p>61239,7259483529</text:p>
          </table:table-cell>
          <table:table-cell table:formula="of:=ROUND([.K167])" office:value-type="float" office:value="61240" calcext:value-type="float">
            <text:p>61240</text:p>
          </table:table-cell>
        </table:table-row>
        <table:table-row table:style-name="ro1">
          <table:table-cell office:value-type="float" office:value="0.0078764999998384" calcext:value-type="float">
            <text:p>7,88E-03</text:p>
          </table:table-cell>
          <table:table-cell office:value-type="float" office:value="-0.001118188" calcext:value-type="float">
            <text:p>-1,12E-03</text:p>
          </table:table-cell>
          <table:table-cell table:formula="of:=[.A168]" office:value-type="float" office:value="0.0078764999998384" calcext:value-type="float">
            <text:p>7,88E-03</text:p>
          </table:table-cell>
          <table:table-cell/>
          <table:table-cell table:formula="of:=[.E167]+[.$D$2]" office:value-type="float" office:value="0.00739271735134885" calcext:value-type="float">
            <text:p>0,0073927174</text:p>
          </table:table-cell>
          <table:table-cell table:formula="of:==VLOOKUP([.E168];[.$B$2:.$C$1031];2)" office:value-type="float" office:value="0.0217925156248386" calcext:value-type="float">
            <text:p>0,0217925156</text:p>
          </table:table-cell>
          <table:table-cell table:formula="of:=ROUND([.F168]/[.$A$1031]*65535)" office:value-type="float" office:value="28563" calcext:value-type="float">
            <text:p>28563</text:p>
          </table:table-cell>
          <table:table-cell table:formula="of:=[.H167]+1" office:value-type="float" office:value="166" calcext:value-type="float">
            <text:p>166</text:p>
          </table:table-cell>
          <table:table-cell table:formula="of:=ROUND([.G168]/[.$G$257]*65535)" office:value-type="float" office:value="61279" calcext:value-type="float">
            <text:p>61279</text:p>
          </table:table-cell>
          <table:table-cell table:formula="of:=([.I168]+[.I169])/2" office:value-type="float" office:value="61347.5" calcext:value-type="float">
            <text:p>61347,5</text:p>
          </table:table-cell>
          <table:table-cell table:formula="of:=(-1687120 - 18687100*[.H168] - 298094*[.H168]^2 + 2066740*[.H168]^3 + 63576.1*[.H168]^4 + 40.8516*[.H168]^5 - 0.0373487*[.H168]^6) / (-775.977 - 754.663*[.H168] + 168.022*[.H168]^2 + 54.4337*[.H168]^3 + [.H168]^4)" office:value-type="float" office:value="61299.1767580659" calcext:value-type="float">
            <text:p>61299,1767580659</text:p>
          </table:table-cell>
          <table:table-cell table:formula="of:=ROUND([.K168])" office:value-type="float" office:value="61299" calcext:value-type="float">
            <text:p>61299</text:p>
          </table:table-cell>
        </table:table-row>
        <table:table-row table:style-name="ro1">
          <table:table-cell office:value-type="float" office:value="0.0079253281248384" calcext:value-type="float">
            <text:p>7,93E-03</text:p>
          </table:table-cell>
          <table:table-cell office:value-type="float" office:value="-0.001115957" calcext:value-type="float">
            <text:p>-1,12E-03</text:p>
          </table:table-cell>
          <table:table-cell table:formula="of:=[.A169]" office:value-type="float" office:value="0.0079253281248384" calcext:value-type="float">
            <text:p>7,93E-03</text:p>
          </table:table-cell>
          <table:table-cell/>
          <table:table-cell table:formula="of:=[.E168]+[.$D$2]" office:value-type="float" office:value="0.00744482999201963" calcext:value-type="float">
            <text:p>0,00744483</text:p>
          </table:table-cell>
          <table:table-cell table:formula="of:==VLOOKUP([.E169];[.$B$2:.$C$1031];2)" office:value-type="float" office:value="0.0218413437498386" calcext:value-type="float">
            <text:p>0,0218413437</text:p>
          </table:table-cell>
          <table:table-cell table:formula="of:=ROUND([.F169]/[.$A$1031]*65535)" office:value-type="float" office:value="28627" calcext:value-type="float">
            <text:p>28627</text:p>
          </table:table-cell>
          <table:table-cell table:formula="of:=[.H168]+1" office:value-type="float" office:value="167" calcext:value-type="float">
            <text:p>167</text:p>
          </table:table-cell>
          <table:table-cell table:formula="of:=ROUND([.G169]/[.$G$257]*65535)" office:value-type="float" office:value="61416" calcext:value-type="float">
            <text:p>61416</text:p>
          </table:table-cell>
          <table:table-cell table:formula="of:=([.I169]+[.I170])/2" office:value-type="float" office:value="61416" calcext:value-type="float">
            <text:p>61416</text:p>
          </table:table-cell>
          <table:table-cell table:formula="of:=(-1687120 - 18687100*[.H169] - 298094*[.H169]^2 + 2066740*[.H169]^3 + 63576.1*[.H169]^4 + 40.8516*[.H169]^5 - 0.0373487*[.H169]^6) / (-775.977 - 754.663*[.H169] + 168.022*[.H169]^2 + 54.4337*[.H169]^3 + [.H169]^4)" office:value-type="float" office:value="61358.2763115854" calcext:value-type="float">
            <text:p>61358,2763115854</text:p>
          </table:table-cell>
          <table:table-cell table:formula="of:=ROUND([.K169])" office:value-type="float" office:value="61358" calcext:value-type="float">
            <text:p>61358</text:p>
          </table:table-cell>
        </table:table-row>
        <table:table-row table:style-name="ro1">
          <table:table-cell office:value-type="float" office:value="0.0079741562498384" calcext:value-type="float">
            <text:p>7,97E-03</text:p>
          </table:table-cell>
          <table:table-cell office:value-type="float" office:value="-0.001113693" calcext:value-type="float">
            <text:p>-1,11E-03</text:p>
          </table:table-cell>
          <table:table-cell table:formula="of:=[.A170]" office:value-type="float" office:value="0.0079741562498384" calcext:value-type="float">
            <text:p>7,97E-03</text:p>
          </table:table-cell>
          <table:table-cell/>
          <table:table-cell table:formula="of:=[.E169]+[.$D$2]" office:value-type="float" office:value="0.00749694263269041" calcext:value-type="float">
            <text:p>0,0074969426</text:p>
          </table:table-cell>
          <table:table-cell table:formula="of:==VLOOKUP([.E170];[.$B$2:.$C$1031];2)" office:value-type="float" office:value="0.0218413437498386" calcext:value-type="float">
            <text:p>0,0218413437</text:p>
          </table:table-cell>
          <table:table-cell table:formula="of:=ROUND([.F170]/[.$A$1031]*65535)" office:value-type="float" office:value="28627" calcext:value-type="float">
            <text:p>28627</text:p>
          </table:table-cell>
          <table:table-cell table:formula="of:=[.H169]+1" office:value-type="float" office:value="168" calcext:value-type="float">
            <text:p>168</text:p>
          </table:table-cell>
          <table:table-cell table:formula="of:=ROUND([.G170]/[.$G$257]*65535)" office:value-type="float" office:value="61416" calcext:value-type="float">
            <text:p>61416</text:p>
          </table:table-cell>
          <table:table-cell table:formula="of:=([.I170]+[.I171])/2" office:value-type="float" office:value="61416" calcext:value-type="float">
            <text:p>61416</text:p>
          </table:table-cell>
          <table:table-cell table:formula="of:=(-1687120 - 18687100*[.H170] - 298094*[.H170]^2 + 2066740*[.H170]^3 + 63576.1*[.H170]^4 + 40.8516*[.H170]^5 - 0.0373487*[.H170]^6) / (-775.977 - 754.663*[.H170] + 168.022*[.H170]^2 + 54.4337*[.H170]^3 + [.H170]^4)" office:value-type="float" office:value="61417.028589379" calcext:value-type="float">
            <text:p>61417,028589379</text:p>
          </table:table-cell>
          <table:table-cell table:formula="of:=ROUND([.K170])" office:value-type="float" office:value="61417" calcext:value-type="float">
            <text:p>61417</text:p>
          </table:table-cell>
        </table:table-row>
        <table:table-row table:style-name="ro1">
          <table:table-cell office:value-type="float" office:value="0.0080229843748384" calcext:value-type="float">
            <text:p>8,02E-03</text:p>
          </table:table-cell>
          <table:table-cell office:value-type="float" office:value="-0.001111398" calcext:value-type="float">
            <text:p>-1,11E-03</text:p>
          </table:table-cell>
          <table:table-cell table:formula="of:=[.A171]" office:value-type="float" office:value="0.0080229843748384" calcext:value-type="float">
            <text:p>8,02E-03</text:p>
          </table:table-cell>
          <table:table-cell/>
          <table:table-cell table:formula="of:=[.E170]+[.$D$2]" office:value-type="float" office:value="0.00754905527336118" calcext:value-type="float">
            <text:p>0,0075490553</text:p>
          </table:table-cell>
          <table:table-cell table:formula="of:==VLOOKUP([.E171];[.$B$2:.$C$1031];2)" office:value-type="float" office:value="0.0218413437498386" calcext:value-type="float">
            <text:p>0,0218413437</text:p>
          </table:table-cell>
          <table:table-cell table:formula="of:=ROUND([.F171]/[.$A$1031]*65535)" office:value-type="float" office:value="28627" calcext:value-type="float">
            <text:p>28627</text:p>
          </table:table-cell>
          <table:table-cell table:formula="of:=[.H170]+1" office:value-type="float" office:value="169" calcext:value-type="float">
            <text:p>169</text:p>
          </table:table-cell>
          <table:table-cell table:formula="of:=ROUND([.G171]/[.$G$257]*65535)" office:value-type="float" office:value="61416" calcext:value-type="float">
            <text:p>61416</text:p>
          </table:table-cell>
          <table:table-cell table:formula="of:=([.I171]+[.I172])/2" office:value-type="float" office:value="61484.5" calcext:value-type="float">
            <text:p>61484,5</text:p>
          </table:table-cell>
          <table:table-cell table:formula="of:=(-1687120 - 18687100*[.H171] - 298094*[.H171]^2 + 2066740*[.H171]^3 + 63576.1*[.H171]^4 + 40.8516*[.H171]^5 - 0.0373487*[.H171]^6) / (-775.977 - 754.663*[.H171] + 168.022*[.H171]^2 + 54.4337*[.H171]^3 + [.H171]^4)" office:value-type="float" office:value="61475.4374951598" calcext:value-type="float">
            <text:p>61475,4374951598</text:p>
          </table:table-cell>
          <table:table-cell table:formula="of:=ROUND([.K171])" office:value-type="float" office:value="61475" calcext:value-type="float">
            <text:p>61475</text:p>
          </table:table-cell>
        </table:table-row>
        <table:table-row table:style-name="ro1">
          <table:table-cell office:value-type="float" office:value="0.0080718124998384" calcext:value-type="float">
            <text:p>8,07E-03</text:p>
          </table:table-cell>
          <table:table-cell office:value-type="float" office:value="-0.00110907" calcext:value-type="float">
            <text:p>-1,11E-03</text:p>
          </table:table-cell>
          <table:table-cell table:formula="of:=[.A172]" office:value-type="float" office:value="0.0080718124998384" calcext:value-type="float">
            <text:p>8,07E-03</text:p>
          </table:table-cell>
          <table:table-cell/>
          <table:table-cell table:formula="of:=[.E171]+[.$D$2]" office:value-type="float" office:value="0.00760116791403196" calcext:value-type="float">
            <text:p>0,0076011679</text:p>
          </table:table-cell>
          <table:table-cell table:formula="of:==VLOOKUP([.E172];[.$B$2:.$C$1031];2)" office:value-type="float" office:value="0.0218901718748386" calcext:value-type="float">
            <text:p>0,0218901719</text:p>
          </table:table-cell>
          <table:table-cell table:formula="of:=ROUND([.F172]/[.$A$1031]*65535)" office:value-type="float" office:value="28691" calcext:value-type="float">
            <text:p>28691</text:p>
          </table:table-cell>
          <table:table-cell table:formula="of:=[.H171]+1" office:value-type="float" office:value="170" calcext:value-type="float">
            <text:p>170</text:p>
          </table:table-cell>
          <table:table-cell table:formula="of:=ROUND([.G172]/[.$G$257]*65535)" office:value-type="float" office:value="61553" calcext:value-type="float">
            <text:p>61553</text:p>
          </table:table-cell>
          <table:table-cell table:formula="of:=([.I172]+[.I173])/2" office:value-type="float" office:value="61553" calcext:value-type="float">
            <text:p>61553</text:p>
          </table:table-cell>
          <table:table-cell table:formula="of:=(-1687120 - 18687100*[.H172] - 298094*[.H172]^2 + 2066740*[.H172]^3 + 63576.1*[.H172]^4 + 40.8516*[.H172]^5 - 0.0373487*[.H172]^6) / (-775.977 - 754.663*[.H172] + 168.022*[.H172]^2 + 54.4337*[.H172]^3 + [.H172]^4)" office:value-type="float" office:value="61533.5068577474" calcext:value-type="float">
            <text:p>61533,5068577474</text:p>
          </table:table-cell>
          <table:table-cell table:formula="of:=ROUND([.K172])" office:value-type="float" office:value="61534" calcext:value-type="float">
            <text:p>61534</text:p>
          </table:table-cell>
        </table:table-row>
        <table:table-row table:style-name="ro1">
          <table:table-cell office:value-type="float" office:value="0.0081206406248384" calcext:value-type="float">
            <text:p>8,12E-03</text:p>
          </table:table-cell>
          <table:table-cell office:value-type="float" office:value="-0.001106709" calcext:value-type="float">
            <text:p>-1,11E-03</text:p>
          </table:table-cell>
          <table:table-cell table:formula="of:=[.A173]" office:value-type="float" office:value="0.0081206406248384" calcext:value-type="float">
            <text:p>8,12E-03</text:p>
          </table:table-cell>
          <table:table-cell/>
          <table:table-cell table:formula="of:=[.E172]+[.$D$2]" office:value-type="float" office:value="0.00765328055470273" calcext:value-type="float">
            <text:p>0,0076532806</text:p>
          </table:table-cell>
          <table:table-cell table:formula="of:==VLOOKUP([.E173];[.$B$2:.$C$1031];2)" office:value-type="float" office:value="0.0218901718748386" calcext:value-type="float">
            <text:p>0,0218901719</text:p>
          </table:table-cell>
          <table:table-cell table:formula="of:=ROUND([.F173]/[.$A$1031]*65535)" office:value-type="float" office:value="28691" calcext:value-type="float">
            <text:p>28691</text:p>
          </table:table-cell>
          <table:table-cell table:formula="of:=[.H172]+1" office:value-type="float" office:value="171" calcext:value-type="float">
            <text:p>171</text:p>
          </table:table-cell>
          <table:table-cell table:formula="of:=ROUND([.G173]/[.$G$257]*65535)" office:value-type="float" office:value="61553" calcext:value-type="float">
            <text:p>61553</text:p>
          </table:table-cell>
          <table:table-cell table:formula="of:=([.I173]+[.I174])/2" office:value-type="float" office:value="61621.5" calcext:value-type="float">
            <text:p>61621,5</text:p>
          </table:table-cell>
          <table:table-cell table:formula="of:=(-1687120 - 18687100*[.H173] - 298094*[.H173]^2 + 2066740*[.H173]^3 + 63576.1*[.H173]^4 + 40.8516*[.H173]^5 - 0.0373487*[.H173]^6) / (-775.977 - 754.663*[.H173] + 168.022*[.H173]^2 + 54.4337*[.H173]^3 + [.H173]^4)" office:value-type="float" office:value="61591.2404328743" calcext:value-type="float">
            <text:p>61591,2404328743</text:p>
          </table:table-cell>
          <table:table-cell table:formula="of:=ROUND([.K173])" office:value-type="float" office:value="61591" calcext:value-type="float">
            <text:p>61591</text:p>
          </table:table-cell>
        </table:table-row>
        <table:table-row table:style-name="ro1">
          <table:table-cell office:value-type="float" office:value="0.0081694687498384" calcext:value-type="float">
            <text:p>8,17E-03</text:p>
          </table:table-cell>
          <table:table-cell office:value-type="float" office:value="-0.001104315" calcext:value-type="float">
            <text:p>-1,10E-03</text:p>
          </table:table-cell>
          <table:table-cell table:formula="of:=[.A174]" office:value-type="float" office:value="0.0081694687498384" calcext:value-type="float">
            <text:p>8,17E-03</text:p>
          </table:table-cell>
          <table:table-cell/>
          <table:table-cell table:formula="of:=[.E173]+[.$D$2]" office:value-type="float" office:value="0.00770539319537351" calcext:value-type="float">
            <text:p>0,0077053932</text:p>
          </table:table-cell>
          <table:table-cell table:formula="of:==VLOOKUP([.E174];[.$B$2:.$C$1031];2)" office:value-type="float" office:value="0.0219389999998386" calcext:value-type="float">
            <text:p>0,021939</text:p>
          </table:table-cell>
          <table:table-cell table:formula="of:=ROUND([.F174]/[.$A$1031]*65535)" office:value-type="float" office:value="28755" calcext:value-type="float">
            <text:p>28755</text:p>
          </table:table-cell>
          <table:table-cell table:formula="of:=[.H173]+1" office:value-type="float" office:value="172" calcext:value-type="float">
            <text:p>172</text:p>
          </table:table-cell>
          <table:table-cell table:formula="of:=ROUND([.G174]/[.$G$257]*65535)" office:value-type="float" office:value="61690" calcext:value-type="float">
            <text:p>61690</text:p>
          </table:table-cell>
          <table:table-cell table:formula="of:=([.I174]+[.I175])/2" office:value-type="float" office:value="61690" calcext:value-type="float">
            <text:p>61690</text:p>
          </table:table-cell>
          <table:table-cell table:formula="of:=(-1687120 - 18687100*[.H174] - 298094*[.H174]^2 + 2066740*[.H174]^3 + 63576.1*[.H174]^4 + 40.8516*[.H174]^5 - 0.0373487*[.H174]^6) / (-775.977 - 754.663*[.H174] + 168.022*[.H174]^2 + 54.4337*[.H174]^3 + [.H174]^4)" office:value-type="float" office:value="61648.6419049394" calcext:value-type="float">
            <text:p>61648,6419049394</text:p>
          </table:table-cell>
          <table:table-cell table:formula="of:=ROUND([.K174])" office:value-type="float" office:value="61649" calcext:value-type="float">
            <text:p>61649</text:p>
          </table:table-cell>
        </table:table-row>
        <table:table-row table:style-name="ro1">
          <table:table-cell office:value-type="float" office:value="0.0082182968748384" calcext:value-type="float">
            <text:p>8,22E-03</text:p>
          </table:table-cell>
          <table:table-cell office:value-type="float" office:value="-0.001101888" calcext:value-type="float">
            <text:p>-1,10E-03</text:p>
          </table:table-cell>
          <table:table-cell table:formula="of:=[.A175]" office:value-type="float" office:value="0.0082182968748384" calcext:value-type="float">
            <text:p>8,22E-03</text:p>
          </table:table-cell>
          <table:table-cell/>
          <table:table-cell table:formula="of:=[.E174]+[.$D$2]" office:value-type="float" office:value="0.00775750583604428" calcext:value-type="float">
            <text:p>0,0077575058</text:p>
          </table:table-cell>
          <table:table-cell table:formula="of:==VLOOKUP([.E175];[.$B$2:.$C$1031];2)" office:value-type="float" office:value="0.0219389999998386" calcext:value-type="float">
            <text:p>0,021939</text:p>
          </table:table-cell>
          <table:table-cell table:formula="of:=ROUND([.F175]/[.$A$1031]*65535)" office:value-type="float" office:value="28755" calcext:value-type="float">
            <text:p>28755</text:p>
          </table:table-cell>
          <table:table-cell table:formula="of:=[.H174]+1" office:value-type="float" office:value="173" calcext:value-type="float">
            <text:p>173</text:p>
          </table:table-cell>
          <table:table-cell table:formula="of:=ROUND([.G175]/[.$G$257]*65535)" office:value-type="float" office:value="61690" calcext:value-type="float">
            <text:p>61690</text:p>
          </table:table-cell>
          <table:table-cell table:formula="of:=([.I175]+[.I176])/2" office:value-type="float" office:value="61759" calcext:value-type="float">
            <text:p>61759</text:p>
          </table:table-cell>
          <table:table-cell table:formula="of:=(-1687120 - 18687100*[.H175] - 298094*[.H175]^2 + 2066740*[.H175]^3 + 63576.1*[.H175]^4 + 40.8516*[.H175]^5 - 0.0373487*[.H175]^6) / (-775.977 - 754.663*[.H175] + 168.022*[.H175]^2 + 54.4337*[.H175]^3 + [.H175]^4)" office:value-type="float" office:value="61705.7148887115" calcext:value-type="float">
            <text:p>61705,7148887115</text:p>
          </table:table-cell>
          <table:table-cell table:formula="of:=ROUND([.K175])" office:value-type="float" office:value="61706" calcext:value-type="float">
            <text:p>61706</text:p>
          </table:table-cell>
        </table:table-row>
        <table:table-row table:style-name="ro1">
          <table:table-cell office:value-type="float" office:value="0.0082671249998384" calcext:value-type="float">
            <text:p>8,27E-03</text:p>
          </table:table-cell>
          <table:table-cell office:value-type="float" office:value="-0.001099425" calcext:value-type="float">
            <text:p>-1,10E-03</text:p>
          </table:table-cell>
          <table:table-cell table:formula="of:=[.A176]" office:value-type="float" office:value="0.0082671249998384" calcext:value-type="float">
            <text:p>8,27E-03</text:p>
          </table:table-cell>
          <table:table-cell/>
          <table:table-cell table:formula="of:=[.E175]+[.$D$2]" office:value-type="float" office:value="0.00780961847671506" calcext:value-type="float">
            <text:p>0,0078096185</text:p>
          </table:table-cell>
          <table:table-cell table:formula="of:==VLOOKUP([.E176];[.$B$2:.$C$1031];2)" office:value-type="float" office:value="0.0219878281248386" calcext:value-type="float">
            <text:p>0,0219878281</text:p>
          </table:table-cell>
          <table:table-cell table:formula="of:=ROUND([.F176]/[.$A$1031]*65535)" office:value-type="float" office:value="28819" calcext:value-type="float">
            <text:p>28819</text:p>
          </table:table-cell>
          <table:table-cell table:formula="of:=[.H175]+1" office:value-type="float" office:value="174" calcext:value-type="float">
            <text:p>174</text:p>
          </table:table-cell>
          <table:table-cell table:formula="of:=ROUND([.G176]/[.$G$257]*65535)" office:value-type="float" office:value="61828" calcext:value-type="float">
            <text:p>61828</text:p>
          </table:table-cell>
          <table:table-cell table:formula="of:=([.I176]+[.I177])/2" office:value-type="float" office:value="61828" calcext:value-type="float">
            <text:p>61828</text:p>
          </table:table-cell>
          <table:table-cell table:formula="of:=(-1687120 - 18687100*[.H176] - 298094*[.H176]^2 + 2066740*[.H176]^3 + 63576.1*[.H176]^4 + 40.8516*[.H176]^5 - 0.0373487*[.H176]^6) / (-775.977 - 754.663*[.H176] + 168.022*[.H176]^2 + 54.4337*[.H176]^3 + [.H176]^4)" office:value-type="float" office:value="61762.4629309827" calcext:value-type="float">
            <text:p>61762,4629309827</text:p>
          </table:table-cell>
          <table:table-cell table:formula="of:=ROUND([.K176])" office:value-type="float" office:value="61762" calcext:value-type="float">
            <text:p>61762</text:p>
          </table:table-cell>
        </table:table-row>
        <table:table-row table:style-name="ro1">
          <table:table-cell office:value-type="float" office:value="0.0083159531248384" calcext:value-type="float">
            <text:p>8,32E-03</text:p>
          </table:table-cell>
          <table:table-cell office:value-type="float" office:value="-0.001096928" calcext:value-type="float">
            <text:p>-1,10E-03</text:p>
          </table:table-cell>
          <table:table-cell table:formula="of:=[.A177]" office:value-type="float" office:value="0.0083159531248384" calcext:value-type="float">
            <text:p>8,32E-03</text:p>
          </table:table-cell>
          <table:table-cell/>
          <table:table-cell table:formula="of:=[.E176]+[.$D$2]" office:value-type="float" office:value="0.00786173111738584" calcext:value-type="float">
            <text:p>0,0078617311</text:p>
          </table:table-cell>
          <table:table-cell table:formula="of:==VLOOKUP([.E177];[.$B$2:.$C$1031];2)" office:value-type="float" office:value="0.0219878281248386" calcext:value-type="float">
            <text:p>0,0219878281</text:p>
          </table:table-cell>
          <table:table-cell table:formula="of:=ROUND([.F177]/[.$A$1031]*65535)" office:value-type="float" office:value="28819" calcext:value-type="float">
            <text:p>28819</text:p>
          </table:table-cell>
          <table:table-cell table:formula="of:=[.H176]+1" office:value-type="float" office:value="175" calcext:value-type="float">
            <text:p>175</text:p>
          </table:table-cell>
          <table:table-cell table:formula="of:=ROUND([.G177]/[.$G$257]*65535)" office:value-type="float" office:value="61828" calcext:value-type="float">
            <text:p>61828</text:p>
          </table:table-cell>
          <table:table-cell table:formula="of:=([.I177]+[.I178])/2" office:value-type="float" office:value="61828" calcext:value-type="float">
            <text:p>61828</text:p>
          </table:table-cell>
          <table:table-cell table:formula="of:=(-1687120 - 18687100*[.H177] - 298094*[.H177]^2 + 2066740*[.H177]^3 + 63576.1*[.H177]^4 + 40.8516*[.H177]^5 - 0.0373487*[.H177]^6) / (-775.977 - 754.663*[.H177] + 168.022*[.H177]^2 + 54.4337*[.H177]^3 + [.H177]^4)" office:value-type="float" office:value="61818.8895121748" calcext:value-type="float">
            <text:p>61818,8895121748</text:p>
          </table:table-cell>
          <table:table-cell table:formula="of:=ROUND([.K177])" office:value-type="float" office:value="61819" calcext:value-type="float">
            <text:p>61819</text:p>
          </table:table-cell>
        </table:table-row>
        <table:table-row table:style-name="ro1">
          <table:table-cell office:value-type="float" office:value="0.0083647812498384" calcext:value-type="float">
            <text:p>8,36E-03</text:p>
          </table:table-cell>
          <table:table-cell office:value-type="float" office:value="-0.001094396" calcext:value-type="float">
            <text:p>-1,09E-03</text:p>
          </table:table-cell>
          <table:table-cell table:formula="of:=[.A178]" office:value-type="float" office:value="0.0083647812498384" calcext:value-type="float">
            <text:p>8,36E-03</text:p>
          </table:table-cell>
          <table:table-cell/>
          <table:table-cell table:formula="of:=[.E177]+[.$D$2]" office:value-type="float" office:value="0.00791384375805661" calcext:value-type="float">
            <text:p>0,0079138438</text:p>
          </table:table-cell>
          <table:table-cell table:formula="of:==VLOOKUP([.E178];[.$B$2:.$C$1031];2)" office:value-type="float" office:value="0.0219878281248386" calcext:value-type="float">
            <text:p>0,0219878281</text:p>
          </table:table-cell>
          <table:table-cell table:formula="of:=ROUND([.F178]/[.$A$1031]*65535)" office:value-type="float" office:value="28819" calcext:value-type="float">
            <text:p>28819</text:p>
          </table:table-cell>
          <table:table-cell table:formula="of:=[.H177]+1" office:value-type="float" office:value="176" calcext:value-type="float">
            <text:p>176</text:p>
          </table:table-cell>
          <table:table-cell table:formula="of:=ROUND([.G178]/[.$G$257]*65535)" office:value-type="float" office:value="61828" calcext:value-type="float">
            <text:p>61828</text:p>
          </table:table-cell>
          <table:table-cell table:formula="of:=([.I178]+[.I179])/2" office:value-type="float" office:value="61896.5" calcext:value-type="float">
            <text:p>61896,5</text:p>
          </table:table-cell>
          <table:table-cell table:formula="of:=(-1687120 - 18687100*[.H178] - 298094*[.H178]^2 + 2066740*[.H178]^3 + 63576.1*[.H178]^4 + 40.8516*[.H178]^5 - 0.0373487*[.H178]^6) / (-775.977 - 754.663*[.H178] + 168.022*[.H178]^2 + 54.4337*[.H178]^3 + [.H178]^4)" office:value-type="float" office:value="61874.9980479005" calcext:value-type="float">
            <text:p>61874,9980479005</text:p>
          </table:table-cell>
          <table:table-cell table:formula="of:=ROUND([.K178])" office:value-type="float" office:value="61875" calcext:value-type="float">
            <text:p>61875</text:p>
          </table:table-cell>
        </table:table-row>
        <table:table-row table:style-name="ro1">
          <table:table-cell office:value-type="float" office:value="0.00841360937483841" calcext:value-type="float">
            <text:p>8,41E-03</text:p>
          </table:table-cell>
          <table:table-cell office:value-type="float" office:value="-0.001091828" calcext:value-type="float">
            <text:p>-1,09E-03</text:p>
          </table:table-cell>
          <table:table-cell table:formula="of:=[.A179]" office:value-type="float" office:value="0.00841360937483841" calcext:value-type="float">
            <text:p>8,41E-03</text:p>
          </table:table-cell>
          <table:table-cell/>
          <table:table-cell table:formula="of:=[.E178]+[.$D$2]" office:value-type="float" office:value="0.00796595639872739" calcext:value-type="float">
            <text:p>0,0079659564</text:p>
          </table:table-cell>
          <table:table-cell table:formula="of:==VLOOKUP([.E179];[.$B$2:.$C$1031];2)" office:value-type="float" office:value="0.0220366562498386" calcext:value-type="float">
            <text:p>0,0220366562</text:p>
          </table:table-cell>
          <table:table-cell table:formula="of:=ROUND([.F179]/[.$A$1031]*65535)" office:value-type="float" office:value="28883" calcext:value-type="float">
            <text:p>28883</text:p>
          </table:table-cell>
          <table:table-cell table:formula="of:=[.H178]+1" office:value-type="float" office:value="177" calcext:value-type="float">
            <text:p>177</text:p>
          </table:table-cell>
          <table:table-cell table:formula="of:=ROUND([.G179]/[.$G$257]*65535)" office:value-type="float" office:value="61965" calcext:value-type="float">
            <text:p>61965</text:p>
          </table:table-cell>
          <table:table-cell table:formula="of:=([.I179]+[.I180])/2" office:value-type="float" office:value="61965" calcext:value-type="float">
            <text:p>61965</text:p>
          </table:table-cell>
          <table:table-cell table:formula="of:=(-1687120 - 18687100*[.H179] - 298094*[.H179]^2 + 2066740*[.H179]^3 + 63576.1*[.H179]^4 + 40.8516*[.H179]^5 - 0.0373487*[.H179]^6) / (-775.977 - 754.663*[.H179] + 168.022*[.H179]^2 + 54.4337*[.H179]^3 + [.H179]^4)" office:value-type="float" office:value="61930.7918904786" calcext:value-type="float">
            <text:p>61930,7918904786</text:p>
          </table:table-cell>
          <table:table-cell table:formula="of:=ROUND([.K179])" office:value-type="float" office:value="61931" calcext:value-type="float">
            <text:p>61931</text:p>
          </table:table-cell>
        </table:table-row>
        <table:table-row table:style-name="ro1">
          <table:table-cell office:value-type="float" office:value="0.00846243749983841" calcext:value-type="float">
            <text:p>8,46E-03</text:p>
          </table:table-cell>
          <table:table-cell office:value-type="float" office:value="-0.001089223" calcext:value-type="float">
            <text:p>-1,09E-03</text:p>
          </table:table-cell>
          <table:table-cell table:formula="of:=[.A180]" office:value-type="float" office:value="0.00846243749983841" calcext:value-type="float">
            <text:p>8,46E-03</text:p>
          </table:table-cell>
          <table:table-cell/>
          <table:table-cell table:formula="of:=[.E179]+[.$D$2]" office:value-type="float" office:value="0.00801806903939817" calcext:value-type="float">
            <text:p>0,008018069</text:p>
          </table:table-cell>
          <table:table-cell table:formula="of:==VLOOKUP([.E180];[.$B$2:.$C$1031];2)" office:value-type="float" office:value="0.0220366562498386" calcext:value-type="float">
            <text:p>0,0220366562</text:p>
          </table:table-cell>
          <table:table-cell table:formula="of:=ROUND([.F180]/[.$A$1031]*65535)" office:value-type="float" office:value="28883" calcext:value-type="float">
            <text:p>28883</text:p>
          </table:table-cell>
          <table:table-cell table:formula="of:=[.H179]+1" office:value-type="float" office:value="178" calcext:value-type="float">
            <text:p>178</text:p>
          </table:table-cell>
          <table:table-cell table:formula="of:=ROUND([.G180]/[.$G$257]*65535)" office:value-type="float" office:value="61965" calcext:value-type="float">
            <text:p>61965</text:p>
          </table:table-cell>
          <table:table-cell table:formula="of:=([.I180]+[.I181])/2" office:value-type="float" office:value="62033.5" calcext:value-type="float">
            <text:p>62033,5</text:p>
          </table:table-cell>
          <table:table-cell table:formula="of:=(-1687120 - 18687100*[.H180] - 298094*[.H180]^2 + 2066740*[.H180]^3 + 63576.1*[.H180]^4 + 40.8516*[.H180]^5 - 0.0373487*[.H180]^6) / (-775.977 - 754.663*[.H180] + 168.022*[.H180]^2 + 54.4337*[.H180]^3 + [.H180]^4)" office:value-type="float" office:value="61986.2743304086" calcext:value-type="float">
            <text:p>61986,2743304086</text:p>
          </table:table-cell>
          <table:table-cell table:formula="of:=ROUND([.K180])" office:value-type="float" office:value="61986" calcext:value-type="float">
            <text:p>61986</text:p>
          </table:table-cell>
        </table:table-row>
        <table:table-row table:style-name="ro1">
          <table:table-cell office:value-type="float" office:value="0.00851126562483841" calcext:value-type="float">
            <text:p>8,51E-03</text:p>
          </table:table-cell>
          <table:table-cell office:value-type="float" office:value="-0.001086582" calcext:value-type="float">
            <text:p>-1,09E-03</text:p>
          </table:table-cell>
          <table:table-cell table:formula="of:=[.A181]" office:value-type="float" office:value="0.00851126562483841" calcext:value-type="float">
            <text:p>8,51E-03</text:p>
          </table:table-cell>
          <table:table-cell/>
          <table:table-cell table:formula="of:=[.E180]+[.$D$2]" office:value-type="float" office:value="0.00807018168006895" calcext:value-type="float">
            <text:p>0,0080701817</text:p>
          </table:table-cell>
          <table:table-cell table:formula="of:==VLOOKUP([.E181];[.$B$2:.$C$1031];2)" office:value-type="float" office:value="0.0220854843748386" calcext:value-type="float">
            <text:p>0,0220854844</text:p>
          </table:table-cell>
          <table:table-cell table:formula="of:=ROUND([.F181]/[.$A$1031]*65535)" office:value-type="float" office:value="28947" calcext:value-type="float">
            <text:p>28947</text:p>
          </table:table-cell>
          <table:table-cell table:formula="of:=[.H180]+1" office:value-type="float" office:value="179" calcext:value-type="float">
            <text:p>179</text:p>
          </table:table-cell>
          <table:table-cell table:formula="of:=ROUND([.G181]/[.$G$257]*65535)" office:value-type="float" office:value="62102" calcext:value-type="float">
            <text:p>62102</text:p>
          </table:table-cell>
          <table:table-cell table:formula="of:=([.I181]+[.I182])/2" office:value-type="float" office:value="62102" calcext:value-type="float">
            <text:p>62102</text:p>
          </table:table-cell>
          <table:table-cell table:formula="of:=(-1687120 - 18687100*[.H181] - 298094*[.H181]^2 + 2066740*[.H181]^3 + 63576.1*[.H181]^4 + 40.8516*[.H181]^5 - 0.0373487*[.H181]^6) / (-775.977 - 754.663*[.H181] + 168.022*[.H181]^2 + 54.4337*[.H181]^3 + [.H181]^4)" office:value-type="float" office:value="62041.4485978017" calcext:value-type="float">
            <text:p>62041,4485978017</text:p>
          </table:table-cell>
          <table:table-cell table:formula="of:=ROUND([.K181])" office:value-type="float" office:value="62041" calcext:value-type="float">
            <text:p>62041</text:p>
          </table:table-cell>
        </table:table-row>
        <table:table-row table:style-name="ro1">
          <table:table-cell office:value-type="float" office:value="0.00856009374983841" calcext:value-type="float">
            <text:p>8,56E-03</text:p>
          </table:table-cell>
          <table:table-cell office:value-type="float" office:value="-0.001083903" calcext:value-type="float">
            <text:p>-1,08E-03</text:p>
          </table:table-cell>
          <table:table-cell table:formula="of:=[.A182]" office:value-type="float" office:value="0.00856009374983841" calcext:value-type="float">
            <text:p>8,56E-03</text:p>
          </table:table-cell>
          <table:table-cell/>
          <table:table-cell table:formula="of:=[.E181]+[.$D$2]" office:value-type="float" office:value="0.00812229432073972" calcext:value-type="float">
            <text:p>0,0081222943</text:p>
          </table:table-cell>
          <table:table-cell table:formula="of:==VLOOKUP([.E182];[.$B$2:.$C$1031];2)" office:value-type="float" office:value="0.0220854843748386" calcext:value-type="float">
            <text:p>0,0220854844</text:p>
          </table:table-cell>
          <table:table-cell table:formula="of:=ROUND([.F182]/[.$A$1031]*65535)" office:value-type="float" office:value="28947" calcext:value-type="float">
            <text:p>28947</text:p>
          </table:table-cell>
          <table:table-cell table:formula="of:=[.H181]+1" office:value-type="float" office:value="180" calcext:value-type="float">
            <text:p>180</text:p>
          </table:table-cell>
          <table:table-cell table:formula="of:=ROUND([.G182]/[.$G$257]*65535)" office:value-type="float" office:value="62102" calcext:value-type="float">
            <text:p>62102</text:p>
          </table:table-cell>
          <table:table-cell table:formula="of:=([.I182]+[.I183])/2" office:value-type="float" office:value="62102" calcext:value-type="float">
            <text:p>62102</text:p>
          </table:table-cell>
          <table:table-cell table:formula="of:=(-1687120 - 18687100*[.H182] - 298094*[.H182]^2 + 2066740*[.H182]^3 + 63576.1*[.H182]^4 + 40.8516*[.H182]^5 - 0.0373487*[.H182]^6) / (-775.977 - 754.663*[.H182] + 168.022*[.H182]^2 + 54.4337*[.H182]^3 + [.H182]^4)" office:value-type="float" office:value="62096.3178637738" calcext:value-type="float">
            <text:p>62096,3178637738</text:p>
          </table:table-cell>
          <table:table-cell table:formula="of:=ROUND([.K182])" office:value-type="float" office:value="62096" calcext:value-type="float">
            <text:p>62096</text:p>
          </table:table-cell>
        </table:table-row>
        <table:table-row table:style-name="ro1">
          <table:table-cell office:value-type="float" office:value="0.00860892187483841" calcext:value-type="float">
            <text:p>8,61E-03</text:p>
          </table:table-cell>
          <table:table-cell office:value-type="float" office:value="-0.001081187" calcext:value-type="float">
            <text:p>-1,08E-03</text:p>
          </table:table-cell>
          <table:table-cell table:formula="of:=[.A183]" office:value-type="float" office:value="0.00860892187483841" calcext:value-type="float">
            <text:p>8,61E-03</text:p>
          </table:table-cell>
          <table:table-cell/>
          <table:table-cell table:formula="of:=[.E182]+[.$D$2]" office:value-type="float" office:value="0.0081744069614105" calcext:value-type="float">
            <text:p>0,008174407</text:p>
          </table:table-cell>
          <table:table-cell table:formula="of:==VLOOKUP([.E183];[.$B$2:.$C$1031];2)" office:value-type="float" office:value="0.0220854843748386" calcext:value-type="float">
            <text:p>0,0220854844</text:p>
          </table:table-cell>
          <table:table-cell table:formula="of:=ROUND([.F183]/[.$A$1031]*65535)" office:value-type="float" office:value="28947" calcext:value-type="float">
            <text:p>28947</text:p>
          </table:table-cell>
          <table:table-cell table:formula="of:=[.H182]+1" office:value-type="float" office:value="181" calcext:value-type="float">
            <text:p>181</text:p>
          </table:table-cell>
          <table:table-cell table:formula="of:=ROUND([.G183]/[.$G$257]*65535)" office:value-type="float" office:value="62102" calcext:value-type="float">
            <text:p>62102</text:p>
          </table:table-cell>
          <table:table-cell table:formula="of:=([.I183]+[.I184])/2" office:value-type="float" office:value="62171" calcext:value-type="float">
            <text:p>62171</text:p>
          </table:table-cell>
          <table:table-cell table:formula="of:=(-1687120 - 18687100*[.H183] - 298094*[.H183]^2 + 2066740*[.H183]^3 + 63576.1*[.H183]^4 + 40.8516*[.H183]^5 - 0.0373487*[.H183]^6) / (-775.977 - 754.663*[.H183] + 168.022*[.H183]^2 + 54.4337*[.H183]^3 + [.H183]^4)" office:value-type="float" office:value="62150.8852417979" calcext:value-type="float">
            <text:p>62150,8852417979</text:p>
          </table:table-cell>
          <table:table-cell table:formula="of:=ROUND([.K183])" office:value-type="float" office:value="62151" calcext:value-type="float">
            <text:p>62151</text:p>
          </table:table-cell>
        </table:table-row>
        <table:table-row table:style-name="ro1">
          <table:table-cell office:value-type="float" office:value="0.00865774999983841" calcext:value-type="float">
            <text:p>8,66E-03</text:p>
          </table:table-cell>
          <table:table-cell office:value-type="float" office:value="-0.001078431" calcext:value-type="float">
            <text:p>-1,08E-03</text:p>
          </table:table-cell>
          <table:table-cell table:formula="of:=[.A184]" office:value-type="float" office:value="0.00865774999983841" calcext:value-type="float">
            <text:p>8,66E-03</text:p>
          </table:table-cell>
          <table:table-cell/>
          <table:table-cell table:formula="of:=[.E183]+[.$D$2]" office:value-type="float" office:value="0.00822651960208128" calcext:value-type="float">
            <text:p>0,0082265196</text:p>
          </table:table-cell>
          <table:table-cell table:formula="of:==VLOOKUP([.E184];[.$B$2:.$C$1031];2)" office:value-type="float" office:value="0.0221343124998386" calcext:value-type="float">
            <text:p>0,0221343125</text:p>
          </table:table-cell>
          <table:table-cell table:formula="of:=ROUND([.F184]/[.$A$1031]*65535)" office:value-type="float" office:value="29011" calcext:value-type="float">
            <text:p>29011</text:p>
          </table:table-cell>
          <table:table-cell table:formula="of:=[.H183]+1" office:value-type="float" office:value="182" calcext:value-type="float">
            <text:p>182</text:p>
          </table:table-cell>
          <table:table-cell table:formula="of:=ROUND([.G184]/[.$G$257]*65535)" office:value-type="float" office:value="62240" calcext:value-type="float">
            <text:p>62240</text:p>
          </table:table-cell>
          <table:table-cell table:formula="of:=([.I184]+[.I185])/2" office:value-type="float" office:value="62240" calcext:value-type="float">
            <text:p>62240</text:p>
          </table:table-cell>
          <table:table-cell table:formula="of:=(-1687120 - 18687100*[.H184] - 298094*[.H184]^2 + 2066740*[.H184]^3 + 63576.1*[.H184]^4 + 40.8516*[.H184]^5 - 0.0373487*[.H184]^6) / (-775.977 - 754.663*[.H184] + 168.022*[.H184]^2 + 54.4337*[.H184]^3 + [.H184]^4)" office:value-type="float" office:value="62205.1537890206" calcext:value-type="float">
            <text:p>62205,1537890206</text:p>
          </table:table-cell>
          <table:table-cell table:formula="of:=ROUND([.K184])" office:value-type="float" office:value="62205" calcext:value-type="float">
            <text:p>62205</text:p>
          </table:table-cell>
        </table:table-row>
        <table:table-row table:style-name="ro1">
          <table:table-cell office:value-type="float" office:value="0.00870657812483841" calcext:value-type="float">
            <text:p>8,71E-03</text:p>
          </table:table-cell>
          <table:table-cell office:value-type="float" office:value="-0.001075638" calcext:value-type="float">
            <text:p>-1,08E-03</text:p>
          </table:table-cell>
          <table:table-cell table:formula="of:=[.A185]" office:value-type="float" office:value="0.00870657812483841" calcext:value-type="float">
            <text:p>8,71E-03</text:p>
          </table:table-cell>
          <table:table-cell/>
          <table:table-cell table:formula="of:=[.E184]+[.$D$2]" office:value-type="float" office:value="0.00827863224275205" calcext:value-type="float">
            <text:p>0,0082786322</text:p>
          </table:table-cell>
          <table:table-cell table:formula="of:==VLOOKUP([.E185];[.$B$2:.$C$1031];2)" office:value-type="float" office:value="0.0221343124998386" calcext:value-type="float">
            <text:p>0,0221343125</text:p>
          </table:table-cell>
          <table:table-cell table:formula="of:=ROUND([.F185]/[.$A$1031]*65535)" office:value-type="float" office:value="29011" calcext:value-type="float">
            <text:p>29011</text:p>
          </table:table-cell>
          <table:table-cell table:formula="of:=[.H184]+1" office:value-type="float" office:value="183" calcext:value-type="float">
            <text:p>183</text:p>
          </table:table-cell>
          <table:table-cell table:formula="of:=ROUND([.G185]/[.$G$257]*65535)" office:value-type="float" office:value="62240" calcext:value-type="float">
            <text:p>62240</text:p>
          </table:table-cell>
          <table:table-cell table:formula="of:=([.I185]+[.I186])/2" office:value-type="float" office:value="62308.5" calcext:value-type="float">
            <text:p>62308,5</text:p>
          </table:table-cell>
          <table:table-cell table:formula="of:=(-1687120 - 18687100*[.H185] - 298094*[.H185]^2 + 2066740*[.H185]^3 + 63576.1*[.H185]^4 + 40.8516*[.H185]^5 - 0.0373487*[.H185]^6) / (-775.977 - 754.663*[.H185] + 168.022*[.H185]^2 + 54.4337*[.H185]^3 + [.H185]^4)" office:value-type="float" office:value="62259.1265075411" calcext:value-type="float">
            <text:p>62259,1265075411</text:p>
          </table:table-cell>
          <table:table-cell table:formula="of:=ROUND([.K185])" office:value-type="float" office:value="62259" calcext:value-type="float">
            <text:p>62259</text:p>
          </table:table-cell>
        </table:table-row>
        <table:table-row table:style-name="ro1">
          <table:table-cell office:value-type="float" office:value="0.00875540624983841" calcext:value-type="float">
            <text:p>8,76E-03</text:p>
          </table:table-cell>
          <table:table-cell office:value-type="float" office:value="-0.001072804" calcext:value-type="float">
            <text:p>-1,07E-03</text:p>
          </table:table-cell>
          <table:table-cell table:formula="of:=[.A186]" office:value-type="float" office:value="0.00875540624983841" calcext:value-type="float">
            <text:p>8,76E-03</text:p>
          </table:table-cell>
          <table:table-cell/>
          <table:table-cell table:formula="of:=[.E185]+[.$D$2]" office:value-type="float" office:value="0.00833074488342283" calcext:value-type="float">
            <text:p>0,0083307449</text:p>
          </table:table-cell>
          <table:table-cell table:formula="of:==VLOOKUP([.E186];[.$B$2:.$C$1031];2)" office:value-type="float" office:value="0.0221831406248386" calcext:value-type="float">
            <text:p>0,0221831406</text:p>
          </table:table-cell>
          <table:table-cell table:formula="of:=ROUND([.F186]/[.$A$1031]*65535)" office:value-type="float" office:value="29075" calcext:value-type="float">
            <text:p>29075</text:p>
          </table:table-cell>
          <table:table-cell table:formula="of:=[.H185]+1" office:value-type="float" office:value="184" calcext:value-type="float">
            <text:p>184</text:p>
          </table:table-cell>
          <table:table-cell table:formula="of:=ROUND([.G186]/[.$G$257]*65535)" office:value-type="float" office:value="62377" calcext:value-type="float">
            <text:p>62377</text:p>
          </table:table-cell>
          <table:table-cell table:formula="of:=([.I186]+[.I187])/2" office:value-type="float" office:value="62377" calcext:value-type="float">
            <text:p>62377</text:p>
          </table:table-cell>
          <table:table-cell table:formula="of:=(-1687120 - 18687100*[.H186] - 298094*[.H186]^2 + 2066740*[.H186]^3 + 63576.1*[.H186]^4 + 40.8516*[.H186]^5 - 0.0373487*[.H186]^6) / (-775.977 - 754.663*[.H186] + 168.022*[.H186]^2 + 54.4337*[.H186]^3 + [.H186]^4)" office:value-type="float" office:value="62312.8063456562" calcext:value-type="float">
            <text:p>62312,8063456562</text:p>
          </table:table-cell>
          <table:table-cell table:formula="of:=ROUND([.K186])" office:value-type="float" office:value="62313" calcext:value-type="float">
            <text:p>62313</text:p>
          </table:table-cell>
        </table:table-row>
        <table:table-row table:style-name="ro1">
          <table:table-cell office:value-type="float" office:value="0.00880423437483841" calcext:value-type="float">
            <text:p>8,80E-03</text:p>
          </table:table-cell>
          <table:table-cell office:value-type="float" office:value="-0.001069931" calcext:value-type="float">
            <text:p>-1,07E-03</text:p>
          </table:table-cell>
          <table:table-cell table:formula="of:=[.A187]" office:value-type="float" office:value="0.00880423437483841" calcext:value-type="float">
            <text:p>8,80E-03</text:p>
          </table:table-cell>
          <table:table-cell/>
          <table:table-cell table:formula="of:=[.E186]+[.$D$2]" office:value-type="float" office:value="0.00838285752409361" calcext:value-type="float">
            <text:p>0,0083828575</text:p>
          </table:table-cell>
          <table:table-cell table:formula="of:==VLOOKUP([.E187];[.$B$2:.$C$1031];2)" office:value-type="float" office:value="0.0221831406248386" calcext:value-type="float">
            <text:p>0,0221831406</text:p>
          </table:table-cell>
          <table:table-cell table:formula="of:=ROUND([.F187]/[.$A$1031]*65535)" office:value-type="float" office:value="29075" calcext:value-type="float">
            <text:p>29075</text:p>
          </table:table-cell>
          <table:table-cell table:formula="of:=[.H186]+1" office:value-type="float" office:value="185" calcext:value-type="float">
            <text:p>185</text:p>
          </table:table-cell>
          <table:table-cell table:formula="of:=ROUND([.G187]/[.$G$257]*65535)" office:value-type="float" office:value="62377" calcext:value-type="float">
            <text:p>62377</text:p>
          </table:table-cell>
          <table:table-cell table:formula="of:=([.I187]+[.I188])/2" office:value-type="float" office:value="62377" calcext:value-type="float">
            <text:p>62377</text:p>
          </table:table-cell>
          <table:table-cell table:formula="of:=(-1687120 - 18687100*[.H187] - 298094*[.H187]^2 + 2066740*[.H187]^3 + 63576.1*[.H187]^4 + 40.8516*[.H187]^5 - 0.0373487*[.H187]^6) / (-775.977 - 754.663*[.H187] + 168.022*[.H187]^2 + 54.4337*[.H187]^3 + [.H187]^4)" office:value-type="float" office:value="62366.1961990707" calcext:value-type="float">
            <text:p>62366,1961990707</text:p>
          </table:table-cell>
          <table:table-cell table:formula="of:=ROUND([.K187])" office:value-type="float" office:value="62366" calcext:value-type="float">
            <text:p>62366</text:p>
          </table:table-cell>
        </table:table-row>
        <table:table-row table:style-name="ro1">
          <table:table-cell office:value-type="float" office:value="0.00885306249983841" calcext:value-type="float">
            <text:p>8,85E-03</text:p>
          </table:table-cell>
          <table:table-cell office:value-type="float" office:value="-0.001067017" calcext:value-type="float">
            <text:p>-1,07E-03</text:p>
          </table:table-cell>
          <table:table-cell table:formula="of:=[.A188]" office:value-type="float" office:value="0.00885306249983841" calcext:value-type="float">
            <text:p>8,85E-03</text:p>
          </table:table-cell>
          <table:table-cell/>
          <table:table-cell table:formula="of:=[.E187]+[.$D$2]" office:value-type="float" office:value="0.00843497016476438" calcext:value-type="float">
            <text:p>0,0084349702</text:p>
          </table:table-cell>
          <table:table-cell table:formula="of:==VLOOKUP([.E188];[.$B$2:.$C$1031];2)" office:value-type="float" office:value="0.0221831406248386" calcext:value-type="float">
            <text:p>0,0221831406</text:p>
          </table:table-cell>
          <table:table-cell table:formula="of:=ROUND([.F188]/[.$A$1031]*65535)" office:value-type="float" office:value="29075" calcext:value-type="float">
            <text:p>29075</text:p>
          </table:table-cell>
          <table:table-cell table:formula="of:=[.H187]+1" office:value-type="float" office:value="186" calcext:value-type="float">
            <text:p>186</text:p>
          </table:table-cell>
          <table:table-cell table:formula="of:=ROUND([.G188]/[.$G$257]*65535)" office:value-type="float" office:value="62377" calcext:value-type="float">
            <text:p>62377</text:p>
          </table:table-cell>
          <table:table-cell table:formula="of:=([.I188]+[.I189])/2" office:value-type="float" office:value="62445.5" calcext:value-type="float">
            <text:p>62445,5</text:p>
          </table:table-cell>
          <table:table-cell table:formula="of:=(-1687120 - 18687100*[.H188] - 298094*[.H188]^2 + 2066740*[.H188]^3 + 63576.1*[.H188]^4 + 40.8516*[.H188]^5 - 0.0373487*[.H188]^6) / (-775.977 - 754.663*[.H188] + 168.022*[.H188]^2 + 54.4337*[.H188]^3 + [.H188]^4)" office:value-type="float" office:value="62419.2989120751" calcext:value-type="float">
            <text:p>62419,2989120751</text:p>
          </table:table-cell>
          <table:table-cell table:formula="of:=ROUND([.K188])" office:value-type="float" office:value="62419" calcext:value-type="float">
            <text:p>62419</text:p>
          </table:table-cell>
        </table:table-row>
        <table:table-row table:style-name="ro1">
          <table:table-cell office:value-type="float" office:value="0.00890189062483841" calcext:value-type="float">
            <text:p>8,90E-03</text:p>
          </table:table-cell>
          <table:table-cell office:value-type="float" office:value="-0.001064061" calcext:value-type="float">
            <text:p>-1,06E-03</text:p>
          </table:table-cell>
          <table:table-cell table:formula="of:=[.A189]" office:value-type="float" office:value="0.00890189062483841" calcext:value-type="float">
            <text:p>8,90E-03</text:p>
          </table:table-cell>
          <table:table-cell/>
          <table:table-cell table:formula="of:=[.E188]+[.$D$2]" office:value-type="float" office:value="0.00848708280543516" calcext:value-type="float">
            <text:p>0,0084870828</text:p>
          </table:table-cell>
          <table:table-cell table:formula="of:==VLOOKUP([.E189];[.$B$2:.$C$1031];2)" office:value-type="float" office:value="0.0222319687498386" calcext:value-type="float">
            <text:p>0,0222319687</text:p>
          </table:table-cell>
          <table:table-cell table:formula="of:=ROUND([.F189]/[.$A$1031]*65535)" office:value-type="float" office:value="29139" calcext:value-type="float">
            <text:p>29139</text:p>
          </table:table-cell>
          <table:table-cell table:formula="of:=[.H188]+1" office:value-type="float" office:value="187" calcext:value-type="float">
            <text:p>187</text:p>
          </table:table-cell>
          <table:table-cell table:formula="of:=ROUND([.G189]/[.$G$257]*65535)" office:value-type="float" office:value="62514" calcext:value-type="float">
            <text:p>62514</text:p>
          </table:table-cell>
          <table:table-cell table:formula="of:=([.I189]+[.I190])/2" office:value-type="float" office:value="62514" calcext:value-type="float">
            <text:p>62514</text:p>
          </table:table-cell>
          <table:table-cell table:formula="of:=(-1687120 - 18687100*[.H189] - 298094*[.H189]^2 + 2066740*[.H189]^3 + 63576.1*[.H189]^4 + 40.8516*[.H189]^5 - 0.0373487*[.H189]^6) / (-775.977 - 754.663*[.H189] + 168.022*[.H189]^2 + 54.4337*[.H189]^3 + [.H189]^4)" office:value-type="float" office:value="62472.1172786913" calcext:value-type="float">
            <text:p>62472,1172786913</text:p>
          </table:table-cell>
          <table:table-cell table:formula="of:=ROUND([.K189])" office:value-type="float" office:value="62472" calcext:value-type="float">
            <text:p>62472</text:p>
          </table:table-cell>
        </table:table-row>
        <table:table-row table:style-name="ro1">
          <table:table-cell office:value-type="float" office:value="0.00895071874983841" calcext:value-type="float">
            <text:p>8,95E-03</text:p>
          </table:table-cell>
          <table:table-cell office:value-type="float" office:value="-0.001061064" calcext:value-type="float">
            <text:p>-1,06E-03</text:p>
          </table:table-cell>
          <table:table-cell table:formula="of:=[.A190]" office:value-type="float" office:value="0.00895071874983841" calcext:value-type="float">
            <text:p>8,95E-03</text:p>
          </table:table-cell>
          <table:table-cell/>
          <table:table-cell table:formula="of:=[.E189]+[.$D$2]" office:value-type="float" office:value="0.00853919544610594" calcext:value-type="float">
            <text:p>0,0085391954</text:p>
          </table:table-cell>
          <table:table-cell table:formula="of:==VLOOKUP([.E190];[.$B$2:.$C$1031];2)" office:value-type="float" office:value="0.0222319687498386" calcext:value-type="float">
            <text:p>0,0222319687</text:p>
          </table:table-cell>
          <table:table-cell table:formula="of:=ROUND([.F190]/[.$A$1031]*65535)" office:value-type="float" office:value="29139" calcext:value-type="float">
            <text:p>29139</text:p>
          </table:table-cell>
          <table:table-cell table:formula="of:=[.H189]+1" office:value-type="float" office:value="188" calcext:value-type="float">
            <text:p>188</text:p>
          </table:table-cell>
          <table:table-cell table:formula="of:=ROUND([.G190]/[.$G$257]*65535)" office:value-type="float" office:value="62514" calcext:value-type="float">
            <text:p>62514</text:p>
          </table:table-cell>
          <table:table-cell table:formula="of:=([.I190]+[.I191])/2" office:value-type="float" office:value="62514" calcext:value-type="float">
            <text:p>62514</text:p>
          </table:table-cell>
          <table:table-cell table:formula="of:=(-1687120 - 18687100*[.H190] - 298094*[.H190]^2 + 2066740*[.H190]^3 + 63576.1*[.H190]^4 + 40.8516*[.H190]^5 - 0.0373487*[.H190]^6) / (-775.977 - 754.663*[.H190] + 168.022*[.H190]^2 + 54.4337*[.H190]^3 + [.H190]^4)" office:value-type="float" office:value="62524.6540437883" calcext:value-type="float">
            <text:p>62524,6540437883</text:p>
          </table:table-cell>
          <table:table-cell table:formula="of:=ROUND([.K190])" office:value-type="float" office:value="62525" calcext:value-type="float">
            <text:p>62525</text:p>
          </table:table-cell>
        </table:table-row>
        <table:table-row table:style-name="ro1">
          <table:table-cell office:value-type="float" office:value="0.00899954687483841" calcext:value-type="float">
            <text:p>9,00E-03</text:p>
          </table:table-cell>
          <table:table-cell office:value-type="float" office:value="-0.001058025" calcext:value-type="float">
            <text:p>-1,06E-03</text:p>
          </table:table-cell>
          <table:table-cell table:formula="of:=[.A191]" office:value-type="float" office:value="0.00899954687483841" calcext:value-type="float">
            <text:p>9,00E-03</text:p>
          </table:table-cell>
          <table:table-cell/>
          <table:table-cell table:formula="of:=[.E190]+[.$D$2]" office:value-type="float" office:value="0.00859130808677671" calcext:value-type="float">
            <text:p>0,0085913081</text:p>
          </table:table-cell>
          <table:table-cell table:formula="of:==VLOOKUP([.E191];[.$B$2:.$C$1031];2)" office:value-type="float" office:value="0.0222319687498386" calcext:value-type="float">
            <text:p>0,0222319687</text:p>
          </table:table-cell>
          <table:table-cell table:formula="of:=ROUND([.F191]/[.$A$1031]*65535)" office:value-type="float" office:value="29139" calcext:value-type="float">
            <text:p>29139</text:p>
          </table:table-cell>
          <table:table-cell table:formula="of:=[.H190]+1" office:value-type="float" office:value="189" calcext:value-type="float">
            <text:p>189</text:p>
          </table:table-cell>
          <table:table-cell table:formula="of:=ROUND([.G191]/[.$G$257]*65535)" office:value-type="float" office:value="62514" calcext:value-type="float">
            <text:p>62514</text:p>
          </table:table-cell>
          <table:table-cell table:formula="of:=([.I191]+[.I192])/2" office:value-type="float" office:value="62583" calcext:value-type="float">
            <text:p>62583</text:p>
          </table:table-cell>
          <table:table-cell table:formula="of:=(-1687120 - 18687100*[.H191] - 298094*[.H191]^2 + 2066740*[.H191]^3 + 63576.1*[.H191]^4 + 40.8516*[.H191]^5 - 0.0373487*[.H191]^6) / (-775.977 - 754.663*[.H191] + 168.022*[.H191]^2 + 54.4337*[.H191]^3 + [.H191]^4)" office:value-type="float" office:value="62576.9119041668" calcext:value-type="float">
            <text:p>62576,9119041668</text:p>
          </table:table-cell>
          <table:table-cell table:formula="of:=ROUND([.K191])" office:value-type="float" office:value="62577" calcext:value-type="float">
            <text:p>62577</text:p>
          </table:table-cell>
        </table:table-row>
        <table:table-row table:style-name="ro1">
          <table:table-cell office:value-type="float" office:value="0.00904837499983841" calcext:value-type="float">
            <text:p>9,05E-03</text:p>
          </table:table-cell>
          <table:table-cell office:value-type="float" office:value="-0.001054942" calcext:value-type="float">
            <text:p>-1,05E-03</text:p>
          </table:table-cell>
          <table:table-cell table:formula="of:=[.A192]" office:value-type="float" office:value="0.00904837499983841" calcext:value-type="float">
            <text:p>9,05E-03</text:p>
          </table:table-cell>
          <table:table-cell/>
          <table:table-cell table:formula="of:=[.E191]+[.$D$2]" office:value-type="float" office:value="0.00864342072744749" calcext:value-type="float">
            <text:p>0,0086434207</text:p>
          </table:table-cell>
          <table:table-cell table:formula="of:==VLOOKUP([.E192];[.$B$2:.$C$1031];2)" office:value-type="float" office:value="0.0222807968748386" calcext:value-type="float">
            <text:p>0,0222807969</text:p>
          </table:table-cell>
          <table:table-cell table:formula="of:=ROUND([.F192]/[.$A$1031]*65535)" office:value-type="float" office:value="29203" calcext:value-type="float">
            <text:p>29203</text:p>
          </table:table-cell>
          <table:table-cell table:formula="of:=[.H191]+1" office:value-type="float" office:value="190" calcext:value-type="float">
            <text:p>190</text:p>
          </table:table-cell>
          <table:table-cell table:formula="of:=ROUND([.G192]/[.$G$257]*65535)" office:value-type="float" office:value="62652" calcext:value-type="float">
            <text:p>62652</text:p>
          </table:table-cell>
          <table:table-cell table:formula="of:=([.I192]+[.I193])/2" office:value-type="float" office:value="62652" calcext:value-type="float">
            <text:p>62652</text:p>
          </table:table-cell>
          <table:table-cell table:formula="of:=(-1687120 - 18687100*[.H192] - 298094*[.H192]^2 + 2066740*[.H192]^3 + 63576.1*[.H192]^4 + 40.8516*[.H192]^5 - 0.0373487*[.H192]^6) / (-775.977 - 754.663*[.H192] + 168.022*[.H192]^2 + 54.4337*[.H192]^3 + [.H192]^4)" office:value-type="float" office:value="62628.8935096159" calcext:value-type="float">
            <text:p>62628,8935096159</text:p>
          </table:table-cell>
          <table:table-cell table:formula="of:=ROUND([.K192])" office:value-type="float" office:value="62629" calcext:value-type="float">
            <text:p>62629</text:p>
          </table:table-cell>
        </table:table-row>
        <table:table-row table:style-name="ro1">
          <table:table-cell office:value-type="float" office:value="0.00909720312483841" calcext:value-type="float">
            <text:p>9,10E-03</text:p>
          </table:table-cell>
          <table:table-cell office:value-type="float" office:value="-0.001051816" calcext:value-type="float">
            <text:p>-1,05E-03</text:p>
          </table:table-cell>
          <table:table-cell table:formula="of:=[.A193]" office:value-type="float" office:value="0.00909720312483841" calcext:value-type="float">
            <text:p>9,10E-03</text:p>
          </table:table-cell>
          <table:table-cell/>
          <table:table-cell table:formula="of:=[.E192]+[.$D$2]" office:value-type="float" office:value="0.00869553336811827" calcext:value-type="float">
            <text:p>0,0086955334</text:p>
          </table:table-cell>
          <table:table-cell table:formula="of:==VLOOKUP([.E193];[.$B$2:.$C$1031];2)" office:value-type="float" office:value="0.0222807968748386" calcext:value-type="float">
            <text:p>0,0222807969</text:p>
          </table:table-cell>
          <table:table-cell table:formula="of:=ROUND([.F193]/[.$A$1031]*65535)" office:value-type="float" office:value="29203" calcext:value-type="float">
            <text:p>29203</text:p>
          </table:table-cell>
          <table:table-cell table:formula="of:=[.H192]+1" office:value-type="float" office:value="191" calcext:value-type="float">
            <text:p>191</text:p>
          </table:table-cell>
          <table:table-cell table:formula="of:=ROUND([.G193]/[.$G$257]*65535)" office:value-type="float" office:value="62652" calcext:value-type="float">
            <text:p>62652</text:p>
          </table:table-cell>
          <table:table-cell table:formula="of:=([.I193]+[.I194])/2" office:value-type="float" office:value="62720.5" calcext:value-type="float">
            <text:p>62720,5</text:p>
          </table:table-cell>
          <table:table-cell table:formula="of:=(-1687120 - 18687100*[.H193] - 298094*[.H193]^2 + 2066740*[.H193]^3 + 63576.1*[.H193]^4 + 40.8516*[.H193]^5 - 0.0373487*[.H193]^6) / (-775.977 - 754.663*[.H193] + 168.022*[.H193]^2 + 54.4337*[.H193]^3 + [.H193]^4)" office:value-type="float" office:value="62680.6014639417" calcext:value-type="float">
            <text:p>62680,6014639417</text:p>
          </table:table-cell>
          <table:table-cell table:formula="of:=ROUND([.K193])" office:value-type="float" office:value="62681" calcext:value-type="float">
            <text:p>62681</text:p>
          </table:table-cell>
        </table:table-row>
        <table:table-row table:style-name="ro1">
          <table:table-cell office:value-type="float" office:value="0.00914603124983842" calcext:value-type="float">
            <text:p>9,15E-03</text:p>
          </table:table-cell>
          <table:table-cell office:value-type="float" office:value="-0.001048646" calcext:value-type="float">
            <text:p>-1,05E-03</text:p>
          </table:table-cell>
          <table:table-cell table:formula="of:=[.A194]" office:value-type="float" office:value="0.00914603124983842" calcext:value-type="float">
            <text:p>9,15E-03</text:p>
          </table:table-cell>
          <table:table-cell/>
          <table:table-cell table:formula="of:=[.E193]+[.$D$2]" office:value-type="float" office:value="0.00874764600878904" calcext:value-type="float">
            <text:p>0,008747646</text:p>
          </table:table-cell>
          <table:table-cell table:formula="of:==VLOOKUP([.E194];[.$B$2:.$C$1031];2)" office:value-type="float" office:value="0.0223296249998386" calcext:value-type="float">
            <text:p>0,022329625</text:p>
          </table:table-cell>
          <table:table-cell table:formula="of:=ROUND([.F194]/[.$A$1031]*65535)" office:value-type="float" office:value="29267" calcext:value-type="float">
            <text:p>29267</text:p>
          </table:table-cell>
          <table:table-cell table:formula="of:=[.H193]+1" office:value-type="float" office:value="192" calcext:value-type="float">
            <text:p>192</text:p>
          </table:table-cell>
          <table:table-cell table:formula="of:=ROUND([.G194]/[.$G$257]*65535)" office:value-type="float" office:value="62789" calcext:value-type="float">
            <text:p>62789</text:p>
          </table:table-cell>
          <table:table-cell table:formula="of:=([.I194]+[.I195])/2" office:value-type="float" office:value="62789" calcext:value-type="float">
            <text:p>62789</text:p>
          </table:table-cell>
          <table:table-cell table:formula="of:=(-1687120 - 18687100*[.H194] - 298094*[.H194]^2 + 2066740*[.H194]^3 + 63576.1*[.H194]^4 + 40.8516*[.H194]^5 - 0.0373487*[.H194]^6) / (-775.977 - 754.663*[.H194] + 168.022*[.H194]^2 + 54.4337*[.H194]^3 + [.H194]^4)" office:value-type="float" office:value="62732.038325968" calcext:value-type="float">
            <text:p>62732,038325968</text:p>
          </table:table-cell>
          <table:table-cell table:formula="of:=ROUND([.K194])" office:value-type="float" office:value="62732" calcext:value-type="float">
            <text:p>62732</text:p>
          </table:table-cell>
        </table:table-row>
        <table:table-row table:style-name="ro1">
          <table:table-cell office:value-type="float" office:value="0.00919485937483842" calcext:value-type="float">
            <text:p>9,19E-03</text:p>
          </table:table-cell>
          <table:table-cell office:value-type="float" office:value="-0.001045431" calcext:value-type="float">
            <text:p>-1,05E-03</text:p>
          </table:table-cell>
          <table:table-cell table:formula="of:=[.A195]" office:value-type="float" office:value="0.00919485937483842" calcext:value-type="float">
            <text:p>9,19E-03</text:p>
          </table:table-cell>
          <table:table-cell/>
          <table:table-cell table:formula="of:=[.E194]+[.$D$2]" office:value-type="float" office:value="0.00879975864945982" calcext:value-type="float">
            <text:p>0,0087997586</text:p>
          </table:table-cell>
          <table:table-cell table:formula="of:==VLOOKUP([.E195];[.$B$2:.$C$1031];2)" office:value-type="float" office:value="0.0223296249998386" calcext:value-type="float">
            <text:p>0,022329625</text:p>
          </table:table-cell>
          <table:table-cell table:formula="of:=ROUND([.F195]/[.$A$1031]*65535)" office:value-type="float" office:value="29267" calcext:value-type="float">
            <text:p>29267</text:p>
          </table:table-cell>
          <table:table-cell table:formula="of:=[.H194]+1" office:value-type="float" office:value="193" calcext:value-type="float">
            <text:p>193</text:p>
          </table:table-cell>
          <table:table-cell table:formula="of:=ROUND([.G195]/[.$G$257]*65535)" office:value-type="float" office:value="62789" calcext:value-type="float">
            <text:p>62789</text:p>
          </table:table-cell>
          <table:table-cell table:formula="of:=([.I195]+[.I196])/2" office:value-type="float" office:value="62789" calcext:value-type="float">
            <text:p>62789</text:p>
          </table:table-cell>
          <table:table-cell table:formula="of:=(-1687120 - 18687100*[.H195] - 298094*[.H195]^2 + 2066740*[.H195]^3 + 63576.1*[.H195]^4 + 40.8516*[.H195]^5 - 0.0373487*[.H195]^6) / (-775.977 - 754.663*[.H195] + 168.022*[.H195]^2 + 54.4337*[.H195]^3 + [.H195]^4)" office:value-type="float" office:value="62783.2066105121" calcext:value-type="float">
            <text:p>62783,2066105121</text:p>
          </table:table-cell>
          <table:table-cell table:formula="of:=ROUND([.K195])" office:value-type="float" office:value="62783" calcext:value-type="float">
            <text:p>62783</text:p>
          </table:table-cell>
        </table:table-row>
        <table:table-row table:style-name="ro1">
          <table:table-cell office:value-type="float" office:value="0.00924368749983842" calcext:value-type="float">
            <text:p>9,24E-03</text:p>
          </table:table-cell>
          <table:table-cell office:value-type="float" office:value="-0.00104217" calcext:value-type="float">
            <text:p>-1,04E-03</text:p>
          </table:table-cell>
          <table:table-cell table:formula="of:=[.A196]" office:value-type="float" office:value="0.00924368749983842" calcext:value-type="float">
            <text:p>9,24E-03</text:p>
          </table:table-cell>
          <table:table-cell/>
          <table:table-cell table:formula="of:=[.E195]+[.$D$2]" office:value-type="float" office:value="0.0088518712901306" calcext:value-type="float">
            <text:p>0,0088518713</text:p>
          </table:table-cell>
          <table:table-cell table:formula="of:==VLOOKUP([.E196];[.$B$2:.$C$1031];2)" office:value-type="float" office:value="0.0223296249998386" calcext:value-type="float">
            <text:p>0,022329625</text:p>
          </table:table-cell>
          <table:table-cell table:formula="of:=ROUND([.F196]/[.$A$1031]*65535)" office:value-type="float" office:value="29267" calcext:value-type="float">
            <text:p>29267</text:p>
          </table:table-cell>
          <table:table-cell table:formula="of:=[.H195]+1" office:value-type="float" office:value="194" calcext:value-type="float">
            <text:p>194</text:p>
          </table:table-cell>
          <table:table-cell table:formula="of:=ROUND([.G196]/[.$G$257]*65535)" office:value-type="float" office:value="62789" calcext:value-type="float">
            <text:p>62789</text:p>
          </table:table-cell>
          <table:table-cell table:formula="of:=([.I196]+[.I197])/2" office:value-type="float" office:value="62857.5" calcext:value-type="float">
            <text:p>62857,5</text:p>
          </table:table-cell>
          <table:table-cell table:formula="of:=(-1687120 - 18687100*[.H196] - 298094*[.H196]^2 + 2066740*[.H196]^3 + 63576.1*[.H196]^4 + 40.8516*[.H196]^5 - 0.0373487*[.H196]^6) / (-775.977 - 754.663*[.H196] + 168.022*[.H196]^2 + 54.4337*[.H196]^3 + [.H196]^4)" office:value-type="float" office:value="62834.1087893335" calcext:value-type="float">
            <text:p>62834,1087893335</text:p>
          </table:table-cell>
          <table:table-cell table:formula="of:=ROUND([.K196])" office:value-type="float" office:value="62834" calcext:value-type="float">
            <text:p>62834</text:p>
          </table:table-cell>
        </table:table-row>
        <table:table-row table:style-name="ro1">
          <table:table-cell office:value-type="float" office:value="0.00929251562483842" calcext:value-type="float">
            <text:p>9,29E-03</text:p>
          </table:table-cell>
          <table:table-cell office:value-type="float" office:value="-0.001038864" calcext:value-type="float">
            <text:p>-1,04E-03</text:p>
          </table:table-cell>
          <table:table-cell table:formula="of:=[.A197]" office:value-type="float" office:value="0.00929251562483842" calcext:value-type="float">
            <text:p>9,29E-03</text:p>
          </table:table-cell>
          <table:table-cell/>
          <table:table-cell table:formula="of:=[.E196]+[.$D$2]" office:value-type="float" office:value="0.00890398393080137" calcext:value-type="float">
            <text:p>0,0089039839</text:p>
          </table:table-cell>
          <table:table-cell table:formula="of:==VLOOKUP([.E197];[.$B$2:.$C$1031];2)" office:value-type="float" office:value="0.0223784531248386" calcext:value-type="float">
            <text:p>0,0223784531</text:p>
          </table:table-cell>
          <table:table-cell table:formula="of:=ROUND([.F197]/[.$A$1031]*65535)" office:value-type="float" office:value="29331" calcext:value-type="float">
            <text:p>29331</text:p>
          </table:table-cell>
          <table:table-cell table:formula="of:=[.H196]+1" office:value-type="float" office:value="195" calcext:value-type="float">
            <text:p>195</text:p>
          </table:table-cell>
          <table:table-cell table:formula="of:=ROUND([.G197]/[.$G$257]*65535)" office:value-type="float" office:value="62926" calcext:value-type="float">
            <text:p>62926</text:p>
          </table:table-cell>
          <table:table-cell table:formula="of:=([.I197]+[.I198])/2" office:value-type="float" office:value="62926" calcext:value-type="float">
            <text:p>62926</text:p>
          </table:table-cell>
          <table:table-cell table:formula="of:=(-1687120 - 18687100*[.H197] - 298094*[.H197]^2 + 2066740*[.H197]^3 + 63576.1*[.H197]^4 + 40.8516*[.H197]^5 - 0.0373487*[.H197]^6) / (-775.977 - 754.663*[.H197] + 168.022*[.H197]^2 + 54.4337*[.H197]^3 + [.H197]^4)" office:value-type="float" office:value="62884.7472920591" calcext:value-type="float">
            <text:p>62884,7472920591</text:p>
          </table:table-cell>
          <table:table-cell table:formula="of:=ROUND([.K197])" office:value-type="float" office:value="62885" calcext:value-type="float">
            <text:p>62885</text:p>
          </table:table-cell>
        </table:table-row>
        <table:table-row table:style-name="ro1">
          <table:table-cell office:value-type="float" office:value="0.00934134374983842" calcext:value-type="float">
            <text:p>9,34E-03</text:p>
          </table:table-cell>
          <table:table-cell office:value-type="float" office:value="-0.00103551" calcext:value-type="float">
            <text:p>-1,04E-03</text:p>
          </table:table-cell>
          <table:table-cell table:formula="of:=[.A198]" office:value-type="float" office:value="0.00934134374983842" calcext:value-type="float">
            <text:p>9,34E-03</text:p>
          </table:table-cell>
          <table:table-cell/>
          <table:table-cell table:formula="of:=[.E197]+[.$D$2]" office:value-type="float" office:value="0.00895609657147215" calcext:value-type="float">
            <text:p>0,0089560966</text:p>
          </table:table-cell>
          <table:table-cell table:formula="of:==VLOOKUP([.E198];[.$B$2:.$C$1031];2)" office:value-type="float" office:value="0.0223784531248386" calcext:value-type="float">
            <text:p>0,0223784531</text:p>
          </table:table-cell>
          <table:table-cell table:formula="of:=ROUND([.F198]/[.$A$1031]*65535)" office:value-type="float" office:value="29331" calcext:value-type="float">
            <text:p>29331</text:p>
          </table:table-cell>
          <table:table-cell table:formula="of:=[.H197]+1" office:value-type="float" office:value="196" calcext:value-type="float">
            <text:p>196</text:p>
          </table:table-cell>
          <table:table-cell table:formula="of:=ROUND([.G198]/[.$G$257]*65535)" office:value-type="float" office:value="62926" calcext:value-type="float">
            <text:p>62926</text:p>
          </table:table-cell>
          <table:table-cell table:formula="of:=([.I198]+[.I199])/2" office:value-type="float" office:value="62926" calcext:value-type="float">
            <text:p>62926</text:p>
          </table:table-cell>
          <table:table-cell table:formula="of:=(-1687120 - 18687100*[.H198] - 298094*[.H198]^2 + 2066740*[.H198]^3 + 63576.1*[.H198]^4 + 40.8516*[.H198]^5 - 0.0373487*[.H198]^6) / (-775.977 - 754.663*[.H198] + 168.022*[.H198]^2 + 54.4337*[.H198]^3 + [.H198]^4)" office:value-type="float" office:value="62935.1245070843" calcext:value-type="float">
            <text:p>62935,1245070843</text:p>
          </table:table-cell>
          <table:table-cell table:formula="of:=ROUND([.K198])" office:value-type="float" office:value="62935" calcext:value-type="float">
            <text:p>62935</text:p>
          </table:table-cell>
        </table:table-row>
        <table:table-row table:style-name="ro1">
          <table:table-cell office:value-type="float" office:value="0.00939017187483842" calcext:value-type="float">
            <text:p>9,39E-03</text:p>
          </table:table-cell>
          <table:table-cell office:value-type="float" office:value="-0.001032109" calcext:value-type="float">
            <text:p>-1,03E-03</text:p>
          </table:table-cell>
          <table:table-cell table:formula="of:=[.A199]" office:value-type="float" office:value="0.00939017187483842" calcext:value-type="float">
            <text:p>9,39E-03</text:p>
          </table:table-cell>
          <table:table-cell/>
          <table:table-cell table:formula="of:=[.E198]+[.$D$2]" office:value-type="float" office:value="0.00900820921214293" calcext:value-type="float">
            <text:p>0,0090082092</text:p>
          </table:table-cell>
          <table:table-cell table:formula="of:==VLOOKUP([.E199];[.$B$2:.$C$1031];2)" office:value-type="float" office:value="0.0223784531248386" calcext:value-type="float">
            <text:p>0,0223784531</text:p>
          </table:table-cell>
          <table:table-cell table:formula="of:=ROUND([.F199]/[.$A$1031]*65535)" office:value-type="float" office:value="29331" calcext:value-type="float">
            <text:p>29331</text:p>
          </table:table-cell>
          <table:table-cell table:formula="of:=[.H198]+1" office:value-type="float" office:value="197" calcext:value-type="float">
            <text:p>197</text:p>
          </table:table-cell>
          <table:table-cell table:formula="of:=ROUND([.G199]/[.$G$257]*65535)" office:value-type="float" office:value="62926" calcext:value-type="float">
            <text:p>62926</text:p>
          </table:table-cell>
          <table:table-cell table:formula="of:=([.I199]+[.I200])/2" office:value-type="float" office:value="62995" calcext:value-type="float">
            <text:p>62995</text:p>
          </table:table-cell>
          <table:table-cell table:formula="of:=(-1687120 - 18687100*[.H199] - 298094*[.H199]^2 + 2066740*[.H199]^3 + 63576.1*[.H199]^4 + 40.8516*[.H199]^5 - 0.0373487*[.H199]^6) / (-775.977 - 754.663*[.H199] + 168.022*[.H199]^2 + 54.4337*[.H199]^3 + [.H199]^4)" office:value-type="float" office:value="62985.2427824503" calcext:value-type="float">
            <text:p>62985,2427824503</text:p>
          </table:table-cell>
          <table:table-cell table:formula="of:=ROUND([.K199])" office:value-type="float" office:value="62985" calcext:value-type="float">
            <text:p>62985</text:p>
          </table:table-cell>
        </table:table-row>
        <table:table-row table:style-name="ro1">
          <table:table-cell office:value-type="float" office:value="0.00943899999983842" calcext:value-type="float">
            <text:p>9,44E-03</text:p>
          </table:table-cell>
          <table:table-cell office:value-type="float" office:value="-0.001028661" calcext:value-type="float">
            <text:p>-1,03E-03</text:p>
          </table:table-cell>
          <table:table-cell table:formula="of:=[.A200]" office:value-type="float" office:value="0.00943899999983842" calcext:value-type="float">
            <text:p>9,44E-03</text:p>
          </table:table-cell>
          <table:table-cell/>
          <table:table-cell table:formula="of:=[.E199]+[.$D$2]" office:value-type="float" office:value="0.0090603218528137" calcext:value-type="float">
            <text:p>0,0090603219</text:p>
          </table:table-cell>
          <table:table-cell table:formula="of:==VLOOKUP([.E200];[.$B$2:.$C$1031];2)" office:value-type="float" office:value="0.0224272812498386" calcext:value-type="float">
            <text:p>0,0224272812</text:p>
          </table:table-cell>
          <table:table-cell table:formula="of:=ROUND([.F200]/[.$A$1031]*65535)" office:value-type="float" office:value="29395" calcext:value-type="float">
            <text:p>29395</text:p>
          </table:table-cell>
          <table:table-cell table:formula="of:=[.H199]+1" office:value-type="float" office:value="198" calcext:value-type="float">
            <text:p>198</text:p>
          </table:table-cell>
          <table:table-cell table:formula="of:=ROUND([.G200]/[.$G$257]*65535)" office:value-type="float" office:value="63064" calcext:value-type="float">
            <text:p>63064</text:p>
          </table:table-cell>
          <table:table-cell table:formula="of:=([.I200]+[.I201])/2" office:value-type="float" office:value="63064" calcext:value-type="float">
            <text:p>63064</text:p>
          </table:table-cell>
          <table:table-cell table:formula="of:=(-1687120 - 18687100*[.H200] - 298094*[.H200]^2 + 2066740*[.H200]^3 + 63576.1*[.H200]^4 + 40.8516*[.H200]^5 - 0.0373487*[.H200]^6) / (-775.977 - 754.663*[.H200] + 168.022*[.H200]^2 + 54.4337*[.H200]^3 + [.H200]^4)" office:value-type="float" office:value="63035.1044266993" calcext:value-type="float">
            <text:p>63035,1044266993</text:p>
          </table:table-cell>
          <table:table-cell table:formula="of:=ROUND([.K200])" office:value-type="float" office:value="63035" calcext:value-type="float">
            <text:p>63035</text:p>
          </table:table-cell>
        </table:table-row>
        <table:table-row table:style-name="ro1">
          <table:table-cell office:value-type="float" office:value="0.00948782812483842" calcext:value-type="float">
            <text:p>9,49E-03</text:p>
          </table:table-cell>
          <table:table-cell office:value-type="float" office:value="-0.001025163" calcext:value-type="float">
            <text:p>-1,03E-03</text:p>
          </table:table-cell>
          <table:table-cell table:formula="of:=[.A201]" office:value-type="float" office:value="0.00948782812483842" calcext:value-type="float">
            <text:p>9,49E-03</text:p>
          </table:table-cell>
          <table:table-cell/>
          <table:table-cell table:formula="of:=[.E200]+[.$D$2]" office:value-type="float" office:value="0.00911243449348448" calcext:value-type="float">
            <text:p>0,0091124345</text:p>
          </table:table-cell>
          <table:table-cell table:formula="of:==VLOOKUP([.E201];[.$B$2:.$C$1031];2)" office:value-type="float" office:value="0.0224272812498386" calcext:value-type="float">
            <text:p>0,0224272812</text:p>
          </table:table-cell>
          <table:table-cell table:formula="of:=ROUND([.F201]/[.$A$1031]*65535)" office:value-type="float" office:value="29395" calcext:value-type="float">
            <text:p>29395</text:p>
          </table:table-cell>
          <table:table-cell table:formula="of:=[.H200]+1" office:value-type="float" office:value="199" calcext:value-type="float">
            <text:p>199</text:p>
          </table:table-cell>
          <table:table-cell table:formula="of:=ROUND([.G201]/[.$G$257]*65535)" office:value-type="float" office:value="63064" calcext:value-type="float">
            <text:p>63064</text:p>
          </table:table-cell>
          <table:table-cell table:formula="of:=([.I201]+[.I202])/2" office:value-type="float" office:value="63064" calcext:value-type="float">
            <text:p>63064</text:p>
          </table:table-cell>
          <table:table-cell table:formula="of:=(-1687120 - 18687100*[.H201] - 298094*[.H201]^2 + 2066740*[.H201]^3 + 63576.1*[.H201]^4 + 40.8516*[.H201]^5 - 0.0373487*[.H201]^6) / (-775.977 - 754.663*[.H201] + 168.022*[.H201]^2 + 54.4337*[.H201]^3 + [.H201]^4)" office:value-type="float" office:value="63084.7117097083" calcext:value-type="float">
            <text:p>63084,7117097083</text:p>
          </table:table-cell>
          <table:table-cell table:formula="of:=ROUND([.K201])" office:value-type="float" office:value="63085" calcext:value-type="float">
            <text:p>63085</text:p>
          </table:table-cell>
        </table:table-row>
        <table:table-row table:style-name="ro1">
          <table:table-cell office:value-type="float" office:value="0.00953665624983842" calcext:value-type="float">
            <text:p>9,54E-03</text:p>
          </table:table-cell>
          <table:table-cell office:value-type="float" office:value="-0.001021616" calcext:value-type="float">
            <text:p>-1,02E-03</text:p>
          </table:table-cell>
          <table:table-cell table:formula="of:=[.A202]" office:value-type="float" office:value="0.00953665624983842" calcext:value-type="float">
            <text:p>9,54E-03</text:p>
          </table:table-cell>
          <table:table-cell/>
          <table:table-cell table:formula="of:=[.E201]+[.$D$2]" office:value-type="float" office:value="0.00916454713415526" calcext:value-type="float">
            <text:p>0,0091645471</text:p>
          </table:table-cell>
          <table:table-cell table:formula="of:==VLOOKUP([.E202];[.$B$2:.$C$1031];2)" office:value-type="float" office:value="0.0224272812498386" calcext:value-type="float">
            <text:p>0,0224272812</text:p>
          </table:table-cell>
          <table:table-cell table:formula="of:=ROUND([.F202]/[.$A$1031]*65535)" office:value-type="float" office:value="29395" calcext:value-type="float">
            <text:p>29395</text:p>
          </table:table-cell>
          <table:table-cell table:formula="of:=[.H201]+1" office:value-type="float" office:value="200" calcext:value-type="float">
            <text:p>200</text:p>
          </table:table-cell>
          <table:table-cell table:formula="of:=ROUND([.G202]/[.$G$257]*65535)" office:value-type="float" office:value="63064" calcext:value-type="float">
            <text:p>63064</text:p>
          </table:table-cell>
          <table:table-cell table:formula="of:=([.I202]+[.I203])/2" office:value-type="float" office:value="63132.5" calcext:value-type="float">
            <text:p>63132,5</text:p>
          </table:table-cell>
          <table:table-cell table:formula="of:=(-1687120 - 18687100*[.H202] - 298094*[.H202]^2 + 2066740*[.H202]^3 + 63576.1*[.H202]^4 + 40.8516*[.H202]^5 - 0.0373487*[.H202]^6) / (-775.977 - 754.663*[.H202] + 168.022*[.H202]^2 + 54.4337*[.H202]^3 + [.H202]^4)" office:value-type="float" office:value="63134.0668635005" calcext:value-type="float">
            <text:p>63134,0668635005</text:p>
          </table:table-cell>
          <table:table-cell table:formula="of:=ROUND([.K202])" office:value-type="float" office:value="63134" calcext:value-type="float">
            <text:p>63134</text:p>
          </table:table-cell>
        </table:table-row>
        <table:table-row table:style-name="ro1">
          <table:table-cell office:value-type="float" office:value="0.00958548437483842" calcext:value-type="float">
            <text:p>9,59E-03</text:p>
          </table:table-cell>
          <table:table-cell office:value-type="float" office:value="-0.001018019" calcext:value-type="float">
            <text:p>-1,02E-03</text:p>
          </table:table-cell>
          <table:table-cell table:formula="of:=[.A203]" office:value-type="float" office:value="0.00958548437483842" calcext:value-type="float">
            <text:p>9,59E-03</text:p>
          </table:table-cell>
          <table:table-cell/>
          <table:table-cell table:formula="of:=[.E202]+[.$D$2]" office:value-type="float" office:value="0.00921665977482603" calcext:value-type="float">
            <text:p>0,0092166598</text:p>
          </table:table-cell>
          <table:table-cell table:formula="of:==VLOOKUP([.E203];[.$B$2:.$C$1031];2)" office:value-type="float" office:value="0.0224761093748386" calcext:value-type="float">
            <text:p>0,0224761094</text:p>
          </table:table-cell>
          <table:table-cell table:formula="of:=ROUND([.F203]/[.$A$1031]*65535)" office:value-type="float" office:value="29459" calcext:value-type="float">
            <text:p>29459</text:p>
          </table:table-cell>
          <table:table-cell table:formula="of:=[.H202]+1" office:value-type="float" office:value="201" calcext:value-type="float">
            <text:p>201</text:p>
          </table:table-cell>
          <table:table-cell table:formula="of:=ROUND([.G203]/[.$G$257]*65535)" office:value-type="float" office:value="63201" calcext:value-type="float">
            <text:p>63201</text:p>
          </table:table-cell>
          <table:table-cell table:formula="of:=([.I203]+[.I204])/2" office:value-type="float" office:value="63201" calcext:value-type="float">
            <text:p>63201</text:p>
          </table:table-cell>
          <table:table-cell table:formula="of:=(-1687120 - 18687100*[.H203] - 298094*[.H203]^2 + 2066740*[.H203]^3 + 63576.1*[.H203]^4 + 40.8516*[.H203]^5 - 0.0373487*[.H203]^6) / (-775.977 - 754.663*[.H203] + 168.022*[.H203]^2 + 54.4337*[.H203]^3 + [.H203]^4)" office:value-type="float" office:value="63183.1720830373" calcext:value-type="float">
            <text:p>63183,1720830373</text:p>
          </table:table-cell>
          <table:table-cell table:formula="of:=ROUND([.K203])" office:value-type="float" office:value="63183" calcext:value-type="float">
            <text:p>63183</text:p>
          </table:table-cell>
        </table:table-row>
        <table:table-row table:style-name="ro1">
          <table:table-cell office:value-type="float" office:value="0.00963431249983842" calcext:value-type="float">
            <text:p>9,63E-03</text:p>
          </table:table-cell>
          <table:table-cell office:value-type="float" office:value="-0.00101437" calcext:value-type="float">
            <text:p>-1,01E-03</text:p>
          </table:table-cell>
          <table:table-cell table:formula="of:=[.A204]" office:value-type="float" office:value="0.00963431249983842" calcext:value-type="float">
            <text:p>9,63E-03</text:p>
          </table:table-cell>
          <table:table-cell/>
          <table:table-cell table:formula="of:=[.E203]+[.$D$2]" office:value-type="float" office:value="0.00926877241549681" calcext:value-type="float">
            <text:p>0,0092687724</text:p>
          </table:table-cell>
          <table:table-cell table:formula="of:==VLOOKUP([.E204];[.$B$2:.$C$1031];2)" office:value-type="float" office:value="0.0224761093748386" calcext:value-type="float">
            <text:p>0,0224761094</text:p>
          </table:table-cell>
          <table:table-cell table:formula="of:=ROUND([.F204]/[.$A$1031]*65535)" office:value-type="float" office:value="29459" calcext:value-type="float">
            <text:p>29459</text:p>
          </table:table-cell>
          <table:table-cell table:formula="of:=[.H203]+1" office:value-type="float" office:value="202" calcext:value-type="float">
            <text:p>202</text:p>
          </table:table-cell>
          <table:table-cell table:formula="of:=ROUND([.G204]/[.$G$257]*65535)" office:value-type="float" office:value="63201" calcext:value-type="float">
            <text:p>63201</text:p>
          </table:table-cell>
          <table:table-cell table:formula="of:=([.I204]+[.I205])/2" office:value-type="float" office:value="63269.5" calcext:value-type="float">
            <text:p>63269,5</text:p>
          </table:table-cell>
          <table:table-cell table:formula="of:=(-1687120 - 18687100*[.H204] - 298094*[.H204]^2 + 2066740*[.H204]^3 + 63576.1*[.H204]^4 + 40.8516*[.H204]^5 - 0.0373487*[.H204]^6) / (-775.977 - 754.663*[.H204] + 168.022*[.H204]^2 + 54.4337*[.H204]^3 + [.H204]^4)" office:value-type="float" office:value="63232.0295269902" calcext:value-type="float">
            <text:p>63232,0295269902</text:p>
          </table:table-cell>
          <table:table-cell table:formula="of:=ROUND([.K204])" office:value-type="float" office:value="63232" calcext:value-type="float">
            <text:p>63232</text:p>
          </table:table-cell>
        </table:table-row>
        <table:table-row table:style-name="ro1">
          <table:table-cell office:value-type="float" office:value="0.00968314062483842" calcext:value-type="float">
            <text:p>9,68E-03</text:p>
          </table:table-cell>
          <table:table-cell office:value-type="float" office:value="-0.001010671" calcext:value-type="float">
            <text:p>-1,01E-03</text:p>
          </table:table-cell>
          <table:table-cell table:formula="of:=[.A205]" office:value-type="float" office:value="0.00968314062483842" calcext:value-type="float">
            <text:p>9,68E-03</text:p>
          </table:table-cell>
          <table:table-cell/>
          <table:table-cell table:formula="of:=[.E204]+[.$D$2]" office:value-type="float" office:value="0.00932088505616759" calcext:value-type="float">
            <text:p>0,0093208851</text:p>
          </table:table-cell>
          <table:table-cell table:formula="of:==VLOOKUP([.E205];[.$B$2:.$C$1031];2)" office:value-type="float" office:value="0.0225249374998386" calcext:value-type="float">
            <text:p>0,0225249375</text:p>
          </table:table-cell>
          <table:table-cell table:formula="of:=ROUND([.F205]/[.$A$1031]*65535)" office:value-type="float" office:value="29523" calcext:value-type="float">
            <text:p>29523</text:p>
          </table:table-cell>
          <table:table-cell table:formula="of:=[.H204]+1" office:value-type="float" office:value="203" calcext:value-type="float">
            <text:p>203</text:p>
          </table:table-cell>
          <table:table-cell table:formula="of:=ROUND([.G205]/[.$G$257]*65535)" office:value-type="float" office:value="63338" calcext:value-type="float">
            <text:p>63338</text:p>
          </table:table-cell>
          <table:table-cell table:formula="of:=([.I205]+[.I206])/2" office:value-type="float" office:value="63338" calcext:value-type="float">
            <text:p>63338</text:p>
          </table:table-cell>
          <table:table-cell table:formula="of:=(-1687120 - 18687100*[.H205] - 298094*[.H205]^2 + 2066740*[.H205]^3 + 63576.1*[.H205]^4 + 40.8516*[.H205]^5 - 0.0373487*[.H205]^6) / (-775.977 - 754.663*[.H205] + 168.022*[.H205]^2 + 54.4337*[.H205]^3 + [.H205]^4)" office:value-type="float" office:value="63280.6413184926" calcext:value-type="float">
            <text:p>63280,6413184926</text:p>
          </table:table-cell>
          <table:table-cell table:formula="of:=ROUND([.K205])" office:value-type="float" office:value="63281" calcext:value-type="float">
            <text:p>63281</text:p>
          </table:table-cell>
        </table:table-row>
        <table:table-row table:style-name="ro1">
          <table:table-cell office:value-type="float" office:value="0.00973196874983842" calcext:value-type="float">
            <text:p>9,73E-03</text:p>
          </table:table-cell>
          <table:table-cell office:value-type="float" office:value="-0.001006919" calcext:value-type="float">
            <text:p>-1,01E-03</text:p>
          </table:table-cell>
          <table:table-cell table:formula="of:=[.A206]" office:value-type="float" office:value="0.00973196874983842" calcext:value-type="float">
            <text:p>9,73E-03</text:p>
          </table:table-cell>
          <table:table-cell/>
          <table:table-cell table:formula="of:=[.E205]+[.$D$2]" office:value-type="float" office:value="0.00937299769683837" calcext:value-type="float">
            <text:p>0,0093729977</text:p>
          </table:table-cell>
          <table:table-cell table:formula="of:==VLOOKUP([.E206];[.$B$2:.$C$1031];2)" office:value-type="float" office:value="0.0225249374998386" calcext:value-type="float">
            <text:p>0,0225249375</text:p>
          </table:table-cell>
          <table:table-cell table:formula="of:=ROUND([.F206]/[.$A$1031]*65535)" office:value-type="float" office:value="29523" calcext:value-type="float">
            <text:p>29523</text:p>
          </table:table-cell>
          <table:table-cell table:formula="of:=[.H205]+1" office:value-type="float" office:value="204" calcext:value-type="float">
            <text:p>204</text:p>
          </table:table-cell>
          <table:table-cell table:formula="of:=ROUND([.G206]/[.$G$257]*65535)" office:value-type="float" office:value="63338" calcext:value-type="float">
            <text:p>63338</text:p>
          </table:table-cell>
          <table:table-cell table:formula="of:=([.I206]+[.I207])/2" office:value-type="float" office:value="63338" calcext:value-type="float">
            <text:p>63338</text:p>
          </table:table-cell>
          <table:table-cell table:formula="of:=(-1687120 - 18687100*[.H206] - 298094*[.H206]^2 + 2066740*[.H206]^3 + 63576.1*[.H206]^4 + 40.8516*[.H206]^5 - 0.0373487*[.H206]^6) / (-775.977 - 754.663*[.H206] + 168.022*[.H206]^2 + 54.4337*[.H206]^3 + [.H206]^4)" office:value-type="float" office:value="63329.0095458736" calcext:value-type="float">
            <text:p>63329,0095458736</text:p>
          </table:table-cell>
          <table:table-cell table:formula="of:=ROUND([.K206])" office:value-type="float" office:value="63329" calcext:value-type="float">
            <text:p>63329</text:p>
          </table:table-cell>
        </table:table-row>
        <table:table-row table:style-name="ro1">
          <table:table-cell office:value-type="float" office:value="0.00978079687483842" calcext:value-type="float">
            <text:p>9,78E-03</text:p>
          </table:table-cell>
          <table:table-cell office:value-type="float" office:value="-0.001003114" calcext:value-type="float">
            <text:p>-1,00E-03</text:p>
          </table:table-cell>
          <table:table-cell table:formula="of:=[.A207]" office:value-type="float" office:value="0.00978079687483842" calcext:value-type="float">
            <text:p>9,78E-03</text:p>
          </table:table-cell>
          <table:table-cell/>
          <table:table-cell table:formula="of:=[.E206]+[.$D$2]" office:value-type="float" office:value="0.00942511033750914" calcext:value-type="float">
            <text:p>0,0094251103</text:p>
          </table:table-cell>
          <table:table-cell table:formula="of:==VLOOKUP([.E207];[.$B$2:.$C$1031];2)" office:value-type="float" office:value="0.0225249374998386" calcext:value-type="float">
            <text:p>0,0225249375</text:p>
          </table:table-cell>
          <table:table-cell table:formula="of:=ROUND([.F207]/[.$A$1031]*65535)" office:value-type="float" office:value="29523" calcext:value-type="float">
            <text:p>29523</text:p>
          </table:table-cell>
          <table:table-cell table:formula="of:=[.H206]+1" office:value-type="float" office:value="205" calcext:value-type="float">
            <text:p>205</text:p>
          </table:table-cell>
          <table:table-cell table:formula="of:=ROUND([.G207]/[.$G$257]*65535)" office:value-type="float" office:value="63338" calcext:value-type="float">
            <text:p>63338</text:p>
          </table:table-cell>
          <table:table-cell table:formula="of:=([.I207]+[.I208])/2" office:value-type="float" office:value="63406.5" calcext:value-type="float">
            <text:p>63406,5</text:p>
          </table:table-cell>
          <table:table-cell table:formula="of:=(-1687120 - 18687100*[.H207] - 298094*[.H207]^2 + 2066740*[.H207]^3 + 63576.1*[.H207]^4 + 40.8516*[.H207]^5 - 0.0373487*[.H207]^6) / (-775.977 - 754.663*[.H207] + 168.022*[.H207]^2 + 54.4337*[.H207]^3 + [.H207]^4)" office:value-type="float" office:value="63377.1362633731" calcext:value-type="float">
            <text:p>63377,1362633731</text:p>
          </table:table-cell>
          <table:table-cell table:formula="of:=ROUND([.K207])" office:value-type="float" office:value="63377" calcext:value-type="float">
            <text:p>63377</text:p>
          </table:table-cell>
        </table:table-row>
        <table:table-row table:style-name="ro1">
          <table:table-cell office:value-type="float" office:value="0.00982962499983842" calcext:value-type="float">
            <text:p>9,83E-03</text:p>
          </table:table-cell>
          <table:table-cell office:value-type="float" office:value="-0.000999255" calcext:value-type="float">
            <text:p>-9,99E-04</text:p>
          </table:table-cell>
          <table:table-cell table:formula="of:=[.A208]" office:value-type="float" office:value="0.00982962499983842" calcext:value-type="float">
            <text:p>9,83E-03</text:p>
          </table:table-cell>
          <table:table-cell/>
          <table:table-cell table:formula="of:=[.E207]+[.$D$2]" office:value-type="float" office:value="0.00947722297817992" calcext:value-type="float">
            <text:p>0,009477223</text:p>
          </table:table-cell>
          <table:table-cell table:formula="of:==VLOOKUP([.E208];[.$B$2:.$C$1031];2)" office:value-type="float" office:value="0.0225737656248386" calcext:value-type="float">
            <text:p>0,0225737656</text:p>
          </table:table-cell>
          <table:table-cell table:formula="of:=ROUND([.F208]/[.$A$1031]*65535)" office:value-type="float" office:value="29587" calcext:value-type="float">
            <text:p>29587</text:p>
          </table:table-cell>
          <table:table-cell table:formula="of:=[.H207]+1" office:value-type="float" office:value="206" calcext:value-type="float">
            <text:p>206</text:p>
          </table:table-cell>
          <table:table-cell table:formula="of:=ROUND([.G208]/[.$G$257]*65535)" office:value-type="float" office:value="63475" calcext:value-type="float">
            <text:p>63475</text:p>
          </table:table-cell>
          <table:table-cell table:formula="of:=([.I208]+[.I209])/2" office:value-type="float" office:value="63475" calcext:value-type="float">
            <text:p>63475</text:p>
          </table:table-cell>
          <table:table-cell table:formula="of:=(-1687120 - 18687100*[.H208] - 298094*[.H208]^2 + 2066740*[.H208]^3 + 63576.1*[.H208]^4 + 40.8516*[.H208]^5 - 0.0373487*[.H208]^6) / (-775.977 - 754.663*[.H208] + 168.022*[.H208]^2 + 54.4337*[.H208]^3 + [.H208]^4)" office:value-type="float" office:value="63425.0234918397" calcext:value-type="float">
            <text:p>63425,0234918397</text:p>
          </table:table-cell>
          <table:table-cell table:formula="of:=ROUND([.K208])" office:value-type="float" office:value="63425" calcext:value-type="float">
            <text:p>63425</text:p>
          </table:table-cell>
        </table:table-row>
        <table:table-row table:style-name="ro1">
          <table:table-cell office:value-type="float" office:value="0.00987845312483842" calcext:value-type="float">
            <text:p>9,88E-03</text:p>
          </table:table-cell>
          <table:table-cell office:value-type="float" office:value="-0.0009953417" calcext:value-type="float">
            <text:p>-9,95E-04</text:p>
          </table:table-cell>
          <table:table-cell table:formula="of:=[.A209]" office:value-type="float" office:value="0.00987845312483842" calcext:value-type="float">
            <text:p>9,88E-03</text:p>
          </table:table-cell>
          <table:table-cell/>
          <table:table-cell table:formula="of:=[.E208]+[.$D$2]" office:value-type="float" office:value="0.0095293356188507" calcext:value-type="float">
            <text:p>0,0095293356</text:p>
          </table:table-cell>
          <table:table-cell table:formula="of:==VLOOKUP([.E209];[.$B$2:.$C$1031];2)" office:value-type="float" office:value="0.0225737656248386" calcext:value-type="float">
            <text:p>0,0225737656</text:p>
          </table:table-cell>
          <table:table-cell table:formula="of:=ROUND([.F209]/[.$A$1031]*65535)" office:value-type="float" office:value="29587" calcext:value-type="float">
            <text:p>29587</text:p>
          </table:table-cell>
          <table:table-cell table:formula="of:=[.H208]+1" office:value-type="float" office:value="207" calcext:value-type="float">
            <text:p>207</text:p>
          </table:table-cell>
          <table:table-cell table:formula="of:=ROUND([.G209]/[.$G$257]*65535)" office:value-type="float" office:value="63475" calcext:value-type="float">
            <text:p>63475</text:p>
          </table:table-cell>
          <table:table-cell table:formula="of:=([.I209]+[.I210])/2" office:value-type="float" office:value="63475" calcext:value-type="float">
            <text:p>63475</text:p>
          </table:table-cell>
          <table:table-cell table:formula="of:=(-1687120 - 18687100*[.H209] - 298094*[.H209]^2 + 2066740*[.H209]^3 + 63576.1*[.H209]^4 + 40.8516*[.H209]^5 - 0.0373487*[.H209]^6) / (-775.977 - 754.663*[.H209] + 168.022*[.H209]^2 + 54.4337*[.H209]^3 + [.H209]^4)" office:value-type="float" office:value="63472.6732194107" calcext:value-type="float">
            <text:p>63472,6732194107</text:p>
          </table:table-cell>
          <table:table-cell table:formula="of:=ROUND([.K209])" office:value-type="float" office:value="63473" calcext:value-type="float">
            <text:p>63473</text:p>
          </table:table-cell>
        </table:table-row>
        <table:table-row table:style-name="ro1">
          <table:table-cell office:value-type="float" office:value="0.00992728124983843" calcext:value-type="float">
            <text:p>9,93E-03</text:p>
          </table:table-cell>
          <table:table-cell office:value-type="float" office:value="-0.000991373" calcext:value-type="float">
            <text:p>-9,91E-04</text:p>
          </table:table-cell>
          <table:table-cell table:formula="of:=[.A210]" office:value-type="float" office:value="0.00992728124983843" calcext:value-type="float">
            <text:p>9,93E-03</text:p>
          </table:table-cell>
          <table:table-cell/>
          <table:table-cell table:formula="of:=[.E209]+[.$D$2]" office:value-type="float" office:value="0.00958144825952147" calcext:value-type="float">
            <text:p>0,0095814483</text:p>
          </table:table-cell>
          <table:table-cell table:formula="of:==VLOOKUP([.E210];[.$B$2:.$C$1031];2)" office:value-type="float" office:value="0.0225737656248386" calcext:value-type="float">
            <text:p>0,0225737656</text:p>
          </table:table-cell>
          <table:table-cell table:formula="of:=ROUND([.F210]/[.$A$1031]*65535)" office:value-type="float" office:value="29587" calcext:value-type="float">
            <text:p>29587</text:p>
          </table:table-cell>
          <table:table-cell table:formula="of:=[.H209]+1" office:value-type="float" office:value="208" calcext:value-type="float">
            <text:p>208</text:p>
          </table:table-cell>
          <table:table-cell table:formula="of:=ROUND([.G210]/[.$G$257]*65535)" office:value-type="float" office:value="63475" calcext:value-type="float">
            <text:p>63475</text:p>
          </table:table-cell>
          <table:table-cell table:formula="of:=([.I210]+[.I211])/2" office:value-type="float" office:value="63544" calcext:value-type="float">
            <text:p>63544</text:p>
          </table:table-cell>
          <table:table-cell table:formula="of:=(-1687120 - 18687100*[.H210] - 298094*[.H210]^2 + 2066740*[.H210]^3 + 63576.1*[.H210]^4 + 40.8516*[.H210]^5 - 0.0373487*[.H210]^6) / (-775.977 - 754.663*[.H210] + 168.022*[.H210]^2 + 54.4337*[.H210]^3 + [.H210]^4)" office:value-type="float" office:value="63520.087402176" calcext:value-type="float">
            <text:p>63520,087402176</text:p>
          </table:table-cell>
          <table:table-cell table:formula="of:=ROUND([.K210])" office:value-type="float" office:value="63520" calcext:value-type="float">
            <text:p>63520</text:p>
          </table:table-cell>
        </table:table-row>
        <table:table-row table:style-name="ro1">
          <table:table-cell office:value-type="float" office:value="0.00997610937483843" calcext:value-type="float">
            <text:p>9,98E-03</text:p>
          </table:table-cell>
          <table:table-cell office:value-type="float" office:value="-0.0009873481" calcext:value-type="float">
            <text:p>-9,87E-04</text:p>
          </table:table-cell>
          <table:table-cell table:formula="of:=[.A211]" office:value-type="float" office:value="0.00997610937483843" calcext:value-type="float">
            <text:p>9,98E-03</text:p>
          </table:table-cell>
          <table:table-cell/>
          <table:table-cell table:formula="of:=[.E210]+[.$D$2]" office:value-type="float" office:value="0.00963356090019225" calcext:value-type="float">
            <text:p>0,0096335609</text:p>
          </table:table-cell>
          <table:table-cell table:formula="of:==VLOOKUP([.E211];[.$B$2:.$C$1031];2)" office:value-type="float" office:value="0.0226225937498386" calcext:value-type="float">
            <text:p>0,0226225937</text:p>
          </table:table-cell>
          <table:table-cell table:formula="of:=ROUND([.F211]/[.$A$1031]*65535)" office:value-type="float" office:value="29651" calcext:value-type="float">
            <text:p>29651</text:p>
          </table:table-cell>
          <table:table-cell table:formula="of:=[.H210]+1" office:value-type="float" office:value="209" calcext:value-type="float">
            <text:p>209</text:p>
          </table:table-cell>
          <table:table-cell table:formula="of:=ROUND([.G211]/[.$G$257]*65535)" office:value-type="float" office:value="63613" calcext:value-type="float">
            <text:p>63613</text:p>
          </table:table-cell>
          <table:table-cell table:formula="of:=([.I211]+[.I212])/2" office:value-type="float" office:value="63613" calcext:value-type="float">
            <text:p>63613</text:p>
          </table:table-cell>
          <table:table-cell table:formula="of:=(-1687120 - 18687100*[.H211] - 298094*[.H211]^2 + 2066740*[.H211]^3 + 63576.1*[.H211]^4 + 40.8516*[.H211]^5 - 0.0373487*[.H211]^6) / (-775.977 - 754.663*[.H211] + 168.022*[.H211]^2 + 54.4337*[.H211]^3 + [.H211]^4)" office:value-type="float" office:value="63567.2679648257" calcext:value-type="float">
            <text:p>63567,2679648257</text:p>
          </table:table-cell>
          <table:table-cell table:formula="of:=ROUND([.K211])" office:value-type="float" office:value="63567" calcext:value-type="float">
            <text:p>63567</text:p>
          </table:table-cell>
        </table:table-row>
        <table:table-row table:style-name="ro1">
          <table:table-cell office:value-type="float" office:value="0.0100249374998384" calcext:value-type="float">
            <text:p>1,00E-02</text:p>
          </table:table-cell>
          <table:table-cell office:value-type="float" office:value="-0.0009832664" calcext:value-type="float">
            <text:p>-9,83E-04</text:p>
          </table:table-cell>
          <table:table-cell table:formula="of:=[.A212]" office:value-type="float" office:value="0.0100249374998384" calcext:value-type="float">
            <text:p>1,00E-02</text:p>
          </table:table-cell>
          <table:table-cell/>
          <table:table-cell table:formula="of:=[.E211]+[.$D$2]" office:value-type="float" office:value="0.00968567354086303" calcext:value-type="float">
            <text:p>0,0096856735</text:p>
          </table:table-cell>
          <table:table-cell table:formula="of:==VLOOKUP([.E212];[.$B$2:.$C$1031];2)" office:value-type="float" office:value="0.0226225937498386" calcext:value-type="float">
            <text:p>0,0226225937</text:p>
          </table:table-cell>
          <table:table-cell table:formula="of:=ROUND([.F212]/[.$A$1031]*65535)" office:value-type="float" office:value="29651" calcext:value-type="float">
            <text:p>29651</text:p>
          </table:table-cell>
          <table:table-cell table:formula="of:=[.H211]+1" office:value-type="float" office:value="210" calcext:value-type="float">
            <text:p>210</text:p>
          </table:table-cell>
          <table:table-cell table:formula="of:=ROUND([.G212]/[.$G$257]*65535)" office:value-type="float" office:value="63613" calcext:value-type="float">
            <text:p>63613</text:p>
          </table:table-cell>
          <table:table-cell table:formula="of:=([.I212]+[.I213])/2" office:value-type="float" office:value="63613" calcext:value-type="float">
            <text:p>63613</text:p>
          </table:table-cell>
          <table:table-cell table:formula="of:=(-1687120 - 18687100*[.H212] - 298094*[.H212]^2 + 2066740*[.H212]^3 + 63576.1*[.H212]^4 + 40.8516*[.H212]^5 - 0.0373487*[.H212]^6) / (-775.977 - 754.663*[.H212] + 168.022*[.H212]^2 + 54.4337*[.H212]^3 + [.H212]^4)" office:value-type="float" office:value="63614.2168012816" calcext:value-type="float">
            <text:p>63614,2168012816</text:p>
          </table:table-cell>
          <table:table-cell table:formula="of:=ROUND([.K212])" office:value-type="float" office:value="63614" calcext:value-type="float">
            <text:p>63614</text:p>
          </table:table-cell>
        </table:table-row>
        <table:table-row table:style-name="ro1">
          <table:table-cell office:value-type="float" office:value="0.0100737656248384" calcext:value-type="float">
            <text:p>1,01E-02</text:p>
          </table:table-cell>
          <table:table-cell office:value-type="float" office:value="-0.000979127" calcext:value-type="float">
            <text:p>-9,79E-04</text:p>
          </table:table-cell>
          <table:table-cell table:formula="of:=[.A213]" office:value-type="float" office:value="0.0100737656248384" calcext:value-type="float">
            <text:p>1,01E-02</text:p>
          </table:table-cell>
          <table:table-cell/>
          <table:table-cell table:formula="of:=[.E212]+[.$D$2]" office:value-type="float" office:value="0.0097377861815338" calcext:value-type="float">
            <text:p>0,0097377862</text:p>
          </table:table-cell>
          <table:table-cell table:formula="of:==VLOOKUP([.E213];[.$B$2:.$C$1031];2)" office:value-type="float" office:value="0.0226225937498386" calcext:value-type="float">
            <text:p>0,0226225937</text:p>
          </table:table-cell>
          <table:table-cell table:formula="of:=ROUND([.F213]/[.$A$1031]*65535)" office:value-type="float" office:value="29651" calcext:value-type="float">
            <text:p>29651</text:p>
          </table:table-cell>
          <table:table-cell table:formula="of:=[.H212]+1" office:value-type="float" office:value="211" calcext:value-type="float">
            <text:p>211</text:p>
          </table:table-cell>
          <table:table-cell table:formula="of:=ROUND([.G213]/[.$G$257]*65535)" office:value-type="float" office:value="63613" calcext:value-type="float">
            <text:p>63613</text:p>
          </table:table-cell>
          <table:table-cell table:formula="of:=([.I213]+[.I214])/2" office:value-type="float" office:value="63681.5" calcext:value-type="float">
            <text:p>63681,5</text:p>
          </table:table-cell>
          <table:table-cell table:formula="of:=(-1687120 - 18687100*[.H213] - 298094*[.H213]^2 + 2066740*[.H213]^3 + 63576.1*[.H213]^4 + 40.8516*[.H213]^5 - 0.0373487*[.H213]^6) / (-775.977 - 754.663*[.H213] + 168.022*[.H213]^2 + 54.4337*[.H213]^3 + [.H213]^4)" office:value-type="float" office:value="63660.9357753135" calcext:value-type="float">
            <text:p>63660,9357753135</text:p>
          </table:table-cell>
          <table:table-cell table:formula="of:=ROUND([.K213])" office:value-type="float" office:value="63661" calcext:value-type="float">
            <text:p>63661</text:p>
          </table:table-cell>
        </table:table-row>
        <table:table-row table:style-name="ro1">
          <table:table-cell office:value-type="float" office:value="0.0101225937498384" calcext:value-type="float">
            <text:p>1,01E-02</text:p>
          </table:table-cell>
          <table:table-cell office:value-type="float" office:value="-0.0009749291" calcext:value-type="float">
            <text:p>-9,75E-04</text:p>
          </table:table-cell>
          <table:table-cell table:formula="of:=[.A214]" office:value-type="float" office:value="0.0101225937498384" calcext:value-type="float">
            <text:p>1,01E-02</text:p>
          </table:table-cell>
          <table:table-cell/>
          <table:table-cell table:formula="of:=[.E213]+[.$D$2]" office:value-type="float" office:value="0.00978989882220458" calcext:value-type="float">
            <text:p>0,0097898988</text:p>
          </table:table-cell>
          <table:table-cell table:formula="of:==VLOOKUP([.E214];[.$B$2:.$C$1031];2)" office:value-type="float" office:value="0.0226714218748386" calcext:value-type="float">
            <text:p>0,0226714219</text:p>
          </table:table-cell>
          <table:table-cell table:formula="of:=ROUND([.F214]/[.$A$1031]*65535)" office:value-type="float" office:value="29715" calcext:value-type="float">
            <text:p>29715</text:p>
          </table:table-cell>
          <table:table-cell table:formula="of:=[.H213]+1" office:value-type="float" office:value="212" calcext:value-type="float">
            <text:p>212</text:p>
          </table:table-cell>
          <table:table-cell table:formula="of:=ROUND([.G214]/[.$G$257]*65535)" office:value-type="float" office:value="63750" calcext:value-type="float">
            <text:p>63750</text:p>
          </table:table-cell>
          <table:table-cell table:formula="of:=([.I214]+[.I215])/2" office:value-type="float" office:value="63750" calcext:value-type="float">
            <text:p>63750</text:p>
          </table:table-cell>
          <table:table-cell table:formula="of:=(-1687120 - 18687100*[.H214] - 298094*[.H214]^2 + 2066740*[.H214]^3 + 63576.1*[.H214]^4 + 40.8516*[.H214]^5 - 0.0373487*[.H214]^6) / (-775.977 - 754.663*[.H214] + 168.022*[.H214]^2 + 54.4337*[.H214]^3 + [.H214]^4)" office:value-type="float" office:value="63707.4267211414" calcext:value-type="float">
            <text:p>63707,4267211414</text:p>
          </table:table-cell>
          <table:table-cell table:formula="of:=ROUND([.K214])" office:value-type="float" office:value="63707" calcext:value-type="float">
            <text:p>63707</text:p>
          </table:table-cell>
        </table:table-row>
        <table:table-row table:style-name="ro1">
          <table:table-cell office:value-type="float" office:value="0.0101714218748384" calcext:value-type="float">
            <text:p>1,02E-02</text:p>
          </table:table-cell>
          <table:table-cell office:value-type="float" office:value="-0.0009706719" calcext:value-type="float">
            <text:p>-9,71E-04</text:p>
          </table:table-cell>
          <table:table-cell table:formula="of:=[.A215]" office:value-type="float" office:value="0.0101714218748384" calcext:value-type="float">
            <text:p>1,02E-02</text:p>
          </table:table-cell>
          <table:table-cell/>
          <table:table-cell table:formula="of:=[.E214]+[.$D$2]" office:value-type="float" office:value="0.00984201146287536" calcext:value-type="float">
            <text:p>0,0098420115</text:p>
          </table:table-cell>
          <table:table-cell table:formula="of:==VLOOKUP([.E215];[.$B$2:.$C$1031];2)" office:value-type="float" office:value="0.0226714218748386" calcext:value-type="float">
            <text:p>0,0226714219</text:p>
          </table:table-cell>
          <table:table-cell table:formula="of:=ROUND([.F215]/[.$A$1031]*65535)" office:value-type="float" office:value="29715" calcext:value-type="float">
            <text:p>29715</text:p>
          </table:table-cell>
          <table:table-cell table:formula="of:=[.H214]+1" office:value-type="float" office:value="213" calcext:value-type="float">
            <text:p>213</text:p>
          </table:table-cell>
          <table:table-cell table:formula="of:=ROUND([.G215]/[.$G$257]*65535)" office:value-type="float" office:value="63750" calcext:value-type="float">
            <text:p>63750</text:p>
          </table:table-cell>
          <table:table-cell table:formula="of:=([.I215]+[.I216])/2" office:value-type="float" office:value="63750" calcext:value-type="float">
            <text:p>63750</text:p>
          </table:table-cell>
          <table:table-cell table:formula="of:=(-1687120 - 18687100*[.H215] - 298094*[.H215]^2 + 2066740*[.H215]^3 + 63576.1*[.H215]^4 + 40.8516*[.H215]^5 - 0.0373487*[.H215]^6) / (-775.977 - 754.663*[.H215] + 168.022*[.H215]^2 + 54.4337*[.H215]^3 + [.H215]^4)" office:value-type="float" office:value="63753.6914440219" calcext:value-type="float">
            <text:p>63753,6914440219</text:p>
          </table:table-cell>
          <table:table-cell table:formula="of:=ROUND([.K215])" office:value-type="float" office:value="63754" calcext:value-type="float">
            <text:p>63754</text:p>
          </table:table-cell>
        </table:table-row>
        <table:table-row table:style-name="ro1">
          <table:table-cell office:value-type="float" office:value="0.0102202499998384" calcext:value-type="float">
            <text:p>1,02E-02</text:p>
          </table:table-cell>
          <table:table-cell office:value-type="float" office:value="-0.0009663544" calcext:value-type="float">
            <text:p>-9,66E-04</text:p>
          </table:table-cell>
          <table:table-cell table:formula="of:=[.A216]" office:value-type="float" office:value="0.0102202499998384" calcext:value-type="float">
            <text:p>1,02E-02</text:p>
          </table:table-cell>
          <table:table-cell/>
          <table:table-cell table:formula="of:=[.E215]+[.$D$2]" office:value-type="float" office:value="0.00989412410354613" calcext:value-type="float">
            <text:p>0,0098941241</text:p>
          </table:table-cell>
          <table:table-cell table:formula="of:==VLOOKUP([.E216];[.$B$2:.$C$1031];2)" office:value-type="float" office:value="0.0226714218748386" calcext:value-type="float">
            <text:p>0,0226714219</text:p>
          </table:table-cell>
          <table:table-cell table:formula="of:=ROUND([.F216]/[.$A$1031]*65535)" office:value-type="float" office:value="29715" calcext:value-type="float">
            <text:p>29715</text:p>
          </table:table-cell>
          <table:table-cell table:formula="of:=[.H215]+1" office:value-type="float" office:value="214" calcext:value-type="float">
            <text:p>214</text:p>
          </table:table-cell>
          <table:table-cell table:formula="of:=ROUND([.G216]/[.$G$257]*65535)" office:value-type="float" office:value="63750" calcext:value-type="float">
            <text:p>63750</text:p>
          </table:table-cell>
          <table:table-cell table:formula="of:=([.I216]+[.I217])/2" office:value-type="float" office:value="63818.5" calcext:value-type="float">
            <text:p>63818,5</text:p>
          </table:table-cell>
          <table:table-cell table:formula="of:=(-1687120 - 18687100*[.H216] - 298094*[.H216]^2 + 2066740*[.H216]^3 + 63576.1*[.H216]^4 + 40.8516*[.H216]^5 - 0.0373487*[.H216]^6) / (-775.977 - 754.663*[.H216] + 168.022*[.H216]^2 + 54.4337*[.H216]^3 + [.H216]^4)" office:value-type="float" office:value="63799.7317208215" calcext:value-type="float">
            <text:p>63799,7317208215</text:p>
          </table:table-cell>
          <table:table-cell table:formula="of:=ROUND([.K216])" office:value-type="float" office:value="63800" calcext:value-type="float">
            <text:p>63800</text:p>
          </table:table-cell>
        </table:table-row>
        <table:table-row table:style-name="ro1">
          <table:table-cell office:value-type="float" office:value="0.0102690781248384" calcext:value-type="float">
            <text:p>1,03E-02</text:p>
          </table:table-cell>
          <table:table-cell office:value-type="float" office:value="-0.0009619759" calcext:value-type="float">
            <text:p>-9,62E-04</text:p>
          </table:table-cell>
          <table:table-cell table:formula="of:=[.A217]" office:value-type="float" office:value="0.0102690781248384" calcext:value-type="float">
            <text:p>1,03E-02</text:p>
          </table:table-cell>
          <table:table-cell/>
          <table:table-cell table:formula="of:=[.E216]+[.$D$2]" office:value-type="float" office:value="0.00994623674421691" calcext:value-type="float">
            <text:p>0,0099462367</text:p>
          </table:table-cell>
          <table:table-cell table:formula="of:==VLOOKUP([.E217];[.$B$2:.$C$1031];2)" office:value-type="float" office:value="0.0227202499998386" calcext:value-type="float">
            <text:p>0,02272025</text:p>
          </table:table-cell>
          <table:table-cell table:formula="of:=ROUND([.F217]/[.$A$1031]*65535)" office:value-type="float" office:value="29779" calcext:value-type="float">
            <text:p>29779</text:p>
          </table:table-cell>
          <table:table-cell table:formula="of:=[.H216]+1" office:value-type="float" office:value="215" calcext:value-type="float">
            <text:p>215</text:p>
          </table:table-cell>
          <table:table-cell table:formula="of:=ROUND([.G217]/[.$G$257]*65535)" office:value-type="float" office:value="63887" calcext:value-type="float">
            <text:p>63887</text:p>
          </table:table-cell>
          <table:table-cell table:formula="of:=([.I217]+[.I218])/2" office:value-type="float" office:value="63887" calcext:value-type="float">
            <text:p>63887</text:p>
          </table:table-cell>
          <table:table-cell table:formula="of:=(-1687120 - 18687100*[.H217] - 298094*[.H217]^2 + 2066740*[.H217]^3 + 63576.1*[.H217]^4 + 40.8516*[.H217]^5 - 0.0373487*[.H217]^6) / (-775.977 - 754.663*[.H217] + 168.022*[.H217]^2 + 54.4337*[.H217]^3 + [.H217]^4)" office:value-type="float" office:value="63845.5493005763" calcext:value-type="float">
            <text:p>63845,5493005763</text:p>
          </table:table-cell>
          <table:table-cell table:formula="of:=ROUND([.K217])" office:value-type="float" office:value="63846" calcext:value-type="float">
            <text:p>63846</text:p>
          </table:table-cell>
        </table:table-row>
        <table:table-row table:style-name="ro1">
          <table:table-cell office:value-type="float" office:value="0.0103179062498384" calcext:value-type="float">
            <text:p>1,03E-02</text:p>
          </table:table-cell>
          <table:table-cell office:value-type="float" office:value="-0.0009575355" calcext:value-type="float">
            <text:p>-9,58E-04</text:p>
          </table:table-cell>
          <table:table-cell table:formula="of:=[.A218]" office:value-type="float" office:value="0.0103179062498384" calcext:value-type="float">
            <text:p>1,03E-02</text:p>
          </table:table-cell>
          <table:table-cell/>
          <table:table-cell table:formula="of:=[.E217]+[.$D$2]" office:value-type="float" office:value="0.00999834938488769" calcext:value-type="float">
            <text:p>0,0099983494</text:p>
          </table:table-cell>
          <table:table-cell table:formula="of:==VLOOKUP([.E218];[.$B$2:.$C$1031];2)" office:value-type="float" office:value="0.0227202499998386" calcext:value-type="float">
            <text:p>0,02272025</text:p>
          </table:table-cell>
          <table:table-cell table:formula="of:=ROUND([.F218]/[.$A$1031]*65535)" office:value-type="float" office:value="29779" calcext:value-type="float">
            <text:p>29779</text:p>
          </table:table-cell>
          <table:table-cell table:formula="of:=[.H217]+1" office:value-type="float" office:value="216" calcext:value-type="float">
            <text:p>216</text:p>
          </table:table-cell>
          <table:table-cell table:formula="of:=ROUND([.G218]/[.$G$257]*65535)" office:value-type="float" office:value="63887" calcext:value-type="float">
            <text:p>63887</text:p>
          </table:table-cell>
          <table:table-cell table:formula="of:=([.I218]+[.I219])/2" office:value-type="float" office:value="63887" calcext:value-type="float">
            <text:p>63887</text:p>
          </table:table-cell>
          <table:table-cell table:formula="of:=(-1687120 - 18687100*[.H218] - 298094*[.H218]^2 + 2066740*[.H218]^3 + 63576.1*[.H218]^4 + 40.8516*[.H218]^5 - 0.0373487*[.H218]^6) / (-775.977 - 754.663*[.H218] + 168.022*[.H218]^2 + 54.4337*[.H218]^3 + [.H218]^4)" office:value-type="float" office:value="63891.1459050379" calcext:value-type="float">
            <text:p>63891,1459050379</text:p>
          </table:table-cell>
          <table:table-cell table:formula="of:=ROUND([.K218])" office:value-type="float" office:value="63891" calcext:value-type="float">
            <text:p>63891</text:p>
          </table:table-cell>
        </table:table-row>
        <table:table-row table:style-name="ro1">
          <table:table-cell office:value-type="float" office:value="0.0103667343748384" calcext:value-type="float">
            <text:p>1,04E-02</text:p>
          </table:table-cell>
          <table:table-cell office:value-type="float" office:value="-0.0009530324" calcext:value-type="float">
            <text:p>-9,53E-04</text:p>
          </table:table-cell>
          <table:table-cell table:formula="of:=[.A219]" office:value-type="float" office:value="0.0103667343748384" calcext:value-type="float">
            <text:p>1,04E-02</text:p>
          </table:table-cell>
          <table:table-cell/>
          <table:table-cell table:formula="of:=[.E218]+[.$D$2]" office:value-type="float" office:value="0.0100504620255585" calcext:value-type="float">
            <text:p>0,010050462</text:p>
          </table:table-cell>
          <table:table-cell table:formula="of:==VLOOKUP([.E219];[.$B$2:.$C$1031];2)" office:value-type="float" office:value="0.0227202499998386" calcext:value-type="float">
            <text:p>0,02272025</text:p>
          </table:table-cell>
          <table:table-cell table:formula="of:=ROUND([.F219]/[.$A$1031]*65535)" office:value-type="float" office:value="29779" calcext:value-type="float">
            <text:p>29779</text:p>
          </table:table-cell>
          <table:table-cell table:formula="of:=[.H218]+1" office:value-type="float" office:value="217" calcext:value-type="float">
            <text:p>217</text:p>
          </table:table-cell>
          <table:table-cell table:formula="of:=ROUND([.G219]/[.$G$257]*65535)" office:value-type="float" office:value="63887" calcext:value-type="float">
            <text:p>63887</text:p>
          </table:table-cell>
          <table:table-cell table:formula="of:=([.I219]+[.I220])/2" office:value-type="float" office:value="63956" calcext:value-type="float">
            <text:p>63956</text:p>
          </table:table-cell>
          <table:table-cell table:formula="of:=(-1687120 - 18687100*[.H219] - 298094*[.H219]^2 + 2066740*[.H219]^3 + 63576.1*[.H219]^4 + 40.8516*[.H219]^5 - 0.0373487*[.H219]^6) / (-775.977 - 754.663*[.H219] + 168.022*[.H219]^2 + 54.4337*[.H219]^3 + [.H219]^4)" office:value-type="float" office:value="63936.5232292066" calcext:value-type="float">
            <text:p>63936,5232292066</text:p>
          </table:table-cell>
          <table:table-cell table:formula="of:=ROUND([.K219])" office:value-type="float" office:value="63937" calcext:value-type="float">
            <text:p>63937</text:p>
          </table:table-cell>
        </table:table-row>
        <table:table-row table:style-name="ro1">
          <table:table-cell office:value-type="float" office:value="0.0104155624998384" calcext:value-type="float">
            <text:p>1,04E-02</text:p>
          </table:table-cell>
          <table:table-cell office:value-type="float" office:value="-0.0009484655" calcext:value-type="float">
            <text:p>-9,48E-04</text:p>
          </table:table-cell>
          <table:table-cell table:formula="of:=[.A220]" office:value-type="float" office:value="0.0104155624998384" calcext:value-type="float">
            <text:p>1,04E-02</text:p>
          </table:table-cell>
          <table:table-cell/>
          <table:table-cell table:formula="of:=[.E219]+[.$D$2]" office:value-type="float" office:value="0.0101025746662292" calcext:value-type="float">
            <text:p>0,0101025747</text:p>
          </table:table-cell>
          <table:table-cell table:formula="of:==VLOOKUP([.E220];[.$B$2:.$C$1031];2)" office:value-type="float" office:value="0.0227690781248386" calcext:value-type="float">
            <text:p>0,0227690781</text:p>
          </table:table-cell>
          <table:table-cell table:formula="of:=ROUND([.F220]/[.$A$1031]*65535)" office:value-type="float" office:value="29843" calcext:value-type="float">
            <text:p>29843</text:p>
          </table:table-cell>
          <table:table-cell table:formula="of:=[.H219]+1" office:value-type="float" office:value="218" calcext:value-type="float">
            <text:p>218</text:p>
          </table:table-cell>
          <table:table-cell table:formula="of:=ROUND([.G220]/[.$G$257]*65535)" office:value-type="float" office:value="64025" calcext:value-type="float">
            <text:p>64025</text:p>
          </table:table-cell>
          <table:table-cell table:formula="of:=([.I220]+[.I221])/2" office:value-type="float" office:value="64025" calcext:value-type="float">
            <text:p>64025</text:p>
          </table:table-cell>
          <table:table-cell table:formula="of:=(-1687120 - 18687100*[.H220] - 298094*[.H220]^2 + 2066740*[.H220]^3 + 63576.1*[.H220]^4 + 40.8516*[.H220]^5 - 0.0373487*[.H220]^6) / (-775.977 - 754.663*[.H220] + 168.022*[.H220]^2 + 54.4337*[.H220]^3 + [.H220]^4)" office:value-type="float" office:value="63981.6829418522" calcext:value-type="float">
            <text:p>63981,6829418522</text:p>
          </table:table-cell>
          <table:table-cell table:formula="of:=ROUND([.K220])" office:value-type="float" office:value="63982" calcext:value-type="float">
            <text:p>63982</text:p>
          </table:table-cell>
        </table:table-row>
        <table:table-row table:style-name="ro1">
          <table:table-cell office:value-type="float" office:value="0.0104643906248384" calcext:value-type="float">
            <text:p>1,05E-02</text:p>
          </table:table-cell>
          <table:table-cell office:value-type="float" office:value="-0.0009438342" calcext:value-type="float">
            <text:p>-9,44E-04</text:p>
          </table:table-cell>
          <table:table-cell table:formula="of:=[.A221]" office:value-type="float" office:value="0.0104643906248384" calcext:value-type="float">
            <text:p>1,05E-02</text:p>
          </table:table-cell>
          <table:table-cell/>
          <table:table-cell table:formula="of:=[.E220]+[.$D$2]" office:value-type="float" office:value="0.0101546873069" calcext:value-type="float">
            <text:p>0,0101546873</text:p>
          </table:table-cell>
          <table:table-cell table:formula="of:==VLOOKUP([.E221];[.$B$2:.$C$1031];2)" office:value-type="float" office:value="0.0227690781248386" calcext:value-type="float">
            <text:p>0,0227690781</text:p>
          </table:table-cell>
          <table:table-cell table:formula="of:=ROUND([.F221]/[.$A$1031]*65535)" office:value-type="float" office:value="29843" calcext:value-type="float">
            <text:p>29843</text:p>
          </table:table-cell>
          <table:table-cell table:formula="of:=[.H220]+1" office:value-type="float" office:value="219" calcext:value-type="float">
            <text:p>219</text:p>
          </table:table-cell>
          <table:table-cell table:formula="of:=ROUND([.G221]/[.$G$257]*65535)" office:value-type="float" office:value="64025" calcext:value-type="float">
            <text:p>64025</text:p>
          </table:table-cell>
          <table:table-cell table:formula="of:=([.I221]+[.I222])/2" office:value-type="float" office:value="64025" calcext:value-type="float">
            <text:p>64025</text:p>
          </table:table-cell>
          <table:table-cell table:formula="of:=(-1687120 - 18687100*[.H221] - 298094*[.H221]^2 + 2066740*[.H221]^3 + 63576.1*[.H221]^4 + 40.8516*[.H221]^5 - 0.0373487*[.H221]^6) / (-775.977 - 754.663*[.H221] + 168.022*[.H221]^2 + 54.4337*[.H221]^3 + [.H221]^4)" office:value-type="float" office:value="64026.6266860227" calcext:value-type="float">
            <text:p>64026,6266860227</text:p>
          </table:table-cell>
          <table:table-cell table:formula="of:=ROUND([.K221])" office:value-type="float" office:value="64027" calcext:value-type="float">
            <text:p>64027</text:p>
          </table:table-cell>
        </table:table-row>
        <table:table-row table:style-name="ro1">
          <table:table-cell office:value-type="float" office:value="0.0105132187498384" calcext:value-type="float">
            <text:p>1,05E-02</text:p>
          </table:table-cell>
          <table:table-cell office:value-type="float" office:value="-0.0009391374" calcext:value-type="float">
            <text:p>-9,39E-04</text:p>
          </table:table-cell>
          <table:table-cell table:formula="of:=[.A222]" office:value-type="float" office:value="0.0105132187498384" calcext:value-type="float">
            <text:p>1,05E-02</text:p>
          </table:table-cell>
          <table:table-cell/>
          <table:table-cell table:formula="of:=[.E221]+[.$D$2]" office:value-type="float" office:value="0.0102067999475708" calcext:value-type="float">
            <text:p>0,0102067999</text:p>
          </table:table-cell>
          <table:table-cell table:formula="of:==VLOOKUP([.E222];[.$B$2:.$C$1031];2)" office:value-type="float" office:value="0.0227690781248386" calcext:value-type="float">
            <text:p>0,0227690781</text:p>
          </table:table-cell>
          <table:table-cell table:formula="of:=ROUND([.F222]/[.$A$1031]*65535)" office:value-type="float" office:value="29843" calcext:value-type="float">
            <text:p>29843</text:p>
          </table:table-cell>
          <table:table-cell table:formula="of:=[.H221]+1" office:value-type="float" office:value="220" calcext:value-type="float">
            <text:p>220</text:p>
          </table:table-cell>
          <table:table-cell table:formula="of:=ROUND([.G222]/[.$G$257]*65535)" office:value-type="float" office:value="64025" calcext:value-type="float">
            <text:p>64025</text:p>
          </table:table-cell>
          <table:table-cell table:formula="of:=([.I222]+[.I223])/2" office:value-type="float" office:value="64093.5" calcext:value-type="float">
            <text:p>64093,5</text:p>
          </table:table-cell>
          <table:table-cell table:formula="of:=(-1687120 - 18687100*[.H222] - 298094*[.H222]^2 + 2066740*[.H222]^3 + 63576.1*[.H222]^4 + 40.8516*[.H222]^5 - 0.0373487*[.H222]^6) / (-775.977 - 754.663*[.H222] + 168.022*[.H222]^2 + 54.4337*[.H222]^3 + [.H222]^4)" office:value-type="float" office:value="64071.3560795407" calcext:value-type="float">
            <text:p>64071,3560795407</text:p>
          </table:table-cell>
          <table:table-cell table:formula="of:=ROUND([.K222])" office:value-type="float" office:value="64071" calcext:value-type="float">
            <text:p>64071</text:p>
          </table:table-cell>
        </table:table-row>
        <table:table-row table:style-name="ro1">
          <table:table-cell office:value-type="float" office:value="0.0105620468748384" calcext:value-type="float">
            <text:p>1,06E-02</text:p>
          </table:table-cell>
          <table:table-cell office:value-type="float" office:value="-0.0009343741" calcext:value-type="float">
            <text:p>-9,34E-04</text:p>
          </table:table-cell>
          <table:table-cell table:formula="of:=[.A223]" office:value-type="float" office:value="0.0105620468748384" calcext:value-type="float">
            <text:p>1,06E-02</text:p>
          </table:table-cell>
          <table:table-cell/>
          <table:table-cell table:formula="of:=[.E222]+[.$D$2]" office:value-type="float" office:value="0.0102589125882416" calcext:value-type="float">
            <text:p>0,0102589126</text:p>
          </table:table-cell>
          <table:table-cell table:formula="of:==VLOOKUP([.E223];[.$B$2:.$C$1031];2)" office:value-type="float" office:value="0.0228179062498386" calcext:value-type="float">
            <text:p>0,0228179062</text:p>
          </table:table-cell>
          <table:table-cell table:formula="of:=ROUND([.F223]/[.$A$1031]*65535)" office:value-type="float" office:value="29907" calcext:value-type="float">
            <text:p>29907</text:p>
          </table:table-cell>
          <table:table-cell table:formula="of:=[.H222]+1" office:value-type="float" office:value="221" calcext:value-type="float">
            <text:p>221</text:p>
          </table:table-cell>
          <table:table-cell table:formula="of:=ROUND([.G223]/[.$G$257]*65535)" office:value-type="float" office:value="64162" calcext:value-type="float">
            <text:p>64162</text:p>
          </table:table-cell>
          <table:table-cell table:formula="of:=([.I223]+[.I224])/2" office:value-type="float" office:value="64162" calcext:value-type="float">
            <text:p>64162</text:p>
          </table:table-cell>
          <table:table-cell table:formula="of:=(-1687120 - 18687100*[.H223] - 298094*[.H223]^2 + 2066740*[.H223]^3 + 63576.1*[.H223]^4 + 40.8516*[.H223]^5 - 0.0373487*[.H223]^6) / (-775.977 - 754.663*[.H223] + 168.022*[.H223]^2 + 54.4337*[.H223]^3 + [.H223]^4)" office:value-type="float" office:value="64115.8727154885" calcext:value-type="float">
            <text:p>64115,8727154885</text:p>
          </table:table-cell>
          <table:table-cell table:formula="of:=ROUND([.K223])" office:value-type="float" office:value="64116" calcext:value-type="float">
            <text:p>64116</text:p>
          </table:table-cell>
        </table:table-row>
        <table:table-row table:style-name="ro1">
          <table:table-cell office:value-type="float" office:value="0.0106108749998384" calcext:value-type="float">
            <text:p>1,06E-02</text:p>
          </table:table-cell>
          <table:table-cell office:value-type="float" office:value="-0.0009295435" calcext:value-type="float">
            <text:p>-9,30E-04</text:p>
          </table:table-cell>
          <table:table-cell table:formula="of:=[.A224]" office:value-type="float" office:value="0.0106108749998384" calcext:value-type="float">
            <text:p>1,06E-02</text:p>
          </table:table-cell>
          <table:table-cell/>
          <table:table-cell table:formula="of:=[.E223]+[.$D$2]" office:value-type="float" office:value="0.0103110252289124" calcext:value-type="float">
            <text:p>0,0103110252</text:p>
          </table:table-cell>
          <table:table-cell table:formula="of:==VLOOKUP([.E224];[.$B$2:.$C$1031];2)" office:value-type="float" office:value="0.0228179062498386" calcext:value-type="float">
            <text:p>0,0228179062</text:p>
          </table:table-cell>
          <table:table-cell table:formula="of:=ROUND([.F224]/[.$A$1031]*65535)" office:value-type="float" office:value="29907" calcext:value-type="float">
            <text:p>29907</text:p>
          </table:table-cell>
          <table:table-cell table:formula="of:=[.H223]+1" office:value-type="float" office:value="222" calcext:value-type="float">
            <text:p>222</text:p>
          </table:table-cell>
          <table:table-cell table:formula="of:=ROUND([.G224]/[.$G$257]*65535)" office:value-type="float" office:value="64162" calcext:value-type="float">
            <text:p>64162</text:p>
          </table:table-cell>
          <table:table-cell table:formula="of:=([.I224]+[.I225])/2" office:value-type="float" office:value="64162" calcext:value-type="float">
            <text:p>64162</text:p>
          </table:table-cell>
          <table:table-cell table:formula="of:=(-1687120 - 18687100*[.H224] - 298094*[.H224]^2 + 2066740*[.H224]^3 + 63576.1*[.H224]^4 + 40.8516*[.H224]^5 - 0.0373487*[.H224]^6) / (-775.977 - 754.663*[.H224] + 168.022*[.H224]^2 + 54.4337*[.H224]^3 + [.H224]^4)" office:value-type="float" office:value="64160.1781626824" calcext:value-type="float">
            <text:p>64160,1781626824</text:p>
          </table:table-cell>
          <table:table-cell table:formula="of:=ROUND([.K224])" office:value-type="float" office:value="64160" calcext:value-type="float">
            <text:p>64160</text:p>
          </table:table-cell>
        </table:table-row>
        <table:table-row table:style-name="ro1">
          <table:table-cell office:value-type="float" office:value="0.0106597031248384" calcext:value-type="float">
            <text:p>1,07E-02</text:p>
          </table:table-cell>
          <table:table-cell office:value-type="float" office:value="-0.0009246447" calcext:value-type="float">
            <text:p>-9,25E-04</text:p>
          </table:table-cell>
          <table:table-cell table:formula="of:=[.A225]" office:value-type="float" office:value="0.0106597031248384" calcext:value-type="float">
            <text:p>1,07E-02</text:p>
          </table:table-cell>
          <table:table-cell/>
          <table:table-cell table:formula="of:=[.E224]+[.$D$2]" office:value-type="float" office:value="0.0103631378695831" calcext:value-type="float">
            <text:p>0,0103631379</text:p>
          </table:table-cell>
          <table:table-cell table:formula="of:==VLOOKUP([.E225];[.$B$2:.$C$1031];2)" office:value-type="float" office:value="0.0228179062498386" calcext:value-type="float">
            <text:p>0,0228179062</text:p>
          </table:table-cell>
          <table:table-cell table:formula="of:=ROUND([.F225]/[.$A$1031]*65535)" office:value-type="float" office:value="29907" calcext:value-type="float">
            <text:p>29907</text:p>
          </table:table-cell>
          <table:table-cell table:formula="of:=[.H224]+1" office:value-type="float" office:value="223" calcext:value-type="float">
            <text:p>223</text:p>
          </table:table-cell>
          <table:table-cell table:formula="of:=ROUND([.G225]/[.$G$257]*65535)" office:value-type="float" office:value="64162" calcext:value-type="float">
            <text:p>64162</text:p>
          </table:table-cell>
          <table:table-cell table:formula="of:=([.I225]+[.I226])/2" office:value-type="float" office:value="64230.5" calcext:value-type="float">
            <text:p>64230,5</text:p>
          </table:table-cell>
          <table:table-cell table:formula="of:=(-1687120 - 18687100*[.H225] - 298094*[.H225]^2 + 2066740*[.H225]^3 + 63576.1*[.H225]^4 + 40.8516*[.H225]^5 - 0.0373487*[.H225]^6) / (-775.977 - 754.663*[.H225] + 168.022*[.H225]^2 + 54.4337*[.H225]^3 + [.H225]^4)" office:value-type="float" office:value="64204.273966135" calcext:value-type="float">
            <text:p>64204,273966135</text:p>
          </table:table-cell>
          <table:table-cell table:formula="of:=ROUND([.K225])" office:value-type="float" office:value="64204" calcext:value-type="float">
            <text:p>64204</text:p>
          </table:table-cell>
        </table:table-row>
        <table:table-row table:style-name="ro1">
          <table:table-cell office:value-type="float" office:value="0.0107085312498384" calcext:value-type="float">
            <text:p>1,07E-02</text:p>
          </table:table-cell>
          <table:table-cell office:value-type="float" office:value="-0.0009196766" calcext:value-type="float">
            <text:p>-9,20E-04</text:p>
          </table:table-cell>
          <table:table-cell table:formula="of:=[.A226]" office:value-type="float" office:value="0.0107085312498384" calcext:value-type="float">
            <text:p>1,07E-02</text:p>
          </table:table-cell>
          <table:table-cell/>
          <table:table-cell table:formula="of:=[.E225]+[.$D$2]" office:value-type="float" office:value="0.0104152505102539" calcext:value-type="float">
            <text:p>0,0104152505</text:p>
          </table:table-cell>
          <table:table-cell table:formula="of:==VLOOKUP([.E226];[.$B$2:.$C$1031];2)" office:value-type="float" office:value="0.0228667343748386" calcext:value-type="float">
            <text:p>0,0228667344</text:p>
          </table:table-cell>
          <table:table-cell table:formula="of:=ROUND([.F226]/[.$A$1031]*65535)" office:value-type="float" office:value="29971" calcext:value-type="float">
            <text:p>29971</text:p>
          </table:table-cell>
          <table:table-cell table:formula="of:=[.H225]+1" office:value-type="float" office:value="224" calcext:value-type="float">
            <text:p>224</text:p>
          </table:table-cell>
          <table:table-cell table:formula="of:=ROUND([.G226]/[.$G$257]*65535)" office:value-type="float" office:value="64299" calcext:value-type="float">
            <text:p>64299</text:p>
          </table:table-cell>
          <table:table-cell table:formula="of:=([.I226]+[.I227])/2" office:value-type="float" office:value="64299" calcext:value-type="float">
            <text:p>64299</text:p>
          </table:table-cell>
          <table:table-cell table:formula="of:=(-1687120 - 18687100*[.H226] - 298094*[.H226]^2 + 2066740*[.H226]^3 + 63576.1*[.H226]^4 + 40.8516*[.H226]^5 - 0.0373487*[.H226]^6) / (-775.977 - 754.663*[.H226] + 168.022*[.H226]^2 + 54.4337*[.H226]^3 + [.H226]^4)" office:value-type="float" office:value="64248.1616475081" calcext:value-type="float">
            <text:p>64248,1616475081</text:p>
          </table:table-cell>
          <table:table-cell table:formula="of:=ROUND([.K226])" office:value-type="float" office:value="64248" calcext:value-type="float">
            <text:p>64248</text:p>
          </table:table-cell>
        </table:table-row>
        <table:table-row table:style-name="ro1">
          <table:table-cell office:value-type="float" office:value="0.0107573593748384" calcext:value-type="float">
            <text:p>1,08E-02</text:p>
          </table:table-cell>
          <table:table-cell office:value-type="float" office:value="-0.0009146382" calcext:value-type="float">
            <text:p>-9,15E-04</text:p>
          </table:table-cell>
          <table:table-cell table:formula="of:=[.A227]" office:value-type="float" office:value="0.0107573593748384" calcext:value-type="float">
            <text:p>1,08E-02</text:p>
          </table:table-cell>
          <table:table-cell/>
          <table:table-cell table:formula="of:=[.E226]+[.$D$2]" office:value-type="float" office:value="0.0104673631509247" calcext:value-type="float">
            <text:p>0,0104673632</text:p>
          </table:table-cell>
          <table:table-cell table:formula="of:==VLOOKUP([.E227];[.$B$2:.$C$1031];2)" office:value-type="float" office:value="0.0228667343748386" calcext:value-type="float">
            <text:p>0,0228667344</text:p>
          </table:table-cell>
          <table:table-cell table:formula="of:=ROUND([.F227]/[.$A$1031]*65535)" office:value-type="float" office:value="29971" calcext:value-type="float">
            <text:p>29971</text:p>
          </table:table-cell>
          <table:table-cell table:formula="of:=[.H226]+1" office:value-type="float" office:value="225" calcext:value-type="float">
            <text:p>225</text:p>
          </table:table-cell>
          <table:table-cell table:formula="of:=ROUND([.G227]/[.$G$257]*65535)" office:value-type="float" office:value="64299" calcext:value-type="float">
            <text:p>64299</text:p>
          </table:table-cell>
          <table:table-cell table:formula="of:=([.I227]+[.I228])/2" office:value-type="float" office:value="64299" calcext:value-type="float">
            <text:p>64299</text:p>
          </table:table-cell>
          <table:table-cell table:formula="of:=(-1687120 - 18687100*[.H227] - 298094*[.H227]^2 + 2066740*[.H227]^3 + 63576.1*[.H227]^4 + 40.8516*[.H227]^5 - 0.0373487*[.H227]^6) / (-775.977 - 754.663*[.H227] + 168.022*[.H227]^2 + 54.4337*[.H227]^3 + [.H227]^4)" office:value-type="float" office:value="64291.8427055547" calcext:value-type="float">
            <text:p>64291,8427055547</text:p>
          </table:table-cell>
          <table:table-cell table:formula="of:=ROUND([.K227])" office:value-type="float" office:value="64292" calcext:value-type="float">
            <text:p>64292</text:p>
          </table:table-cell>
        </table:table-row>
        <table:table-row table:style-name="ro1">
          <table:table-cell office:value-type="float" office:value="0.0108061874998384" calcext:value-type="float">
            <text:p>1,08E-02</text:p>
          </table:table-cell>
          <table:table-cell office:value-type="float" office:value="-0.0009095287" calcext:value-type="float">
            <text:p>-9,10E-04</text:p>
          </table:table-cell>
          <table:table-cell table:formula="of:=[.A228]" office:value-type="float" office:value="0.0108061874998384" calcext:value-type="float">
            <text:p>1,08E-02</text:p>
          </table:table-cell>
          <table:table-cell/>
          <table:table-cell table:formula="of:=[.E227]+[.$D$2]" office:value-type="float" office:value="0.0105194757915955" calcext:value-type="float">
            <text:p>0,0105194758</text:p>
          </table:table-cell>
          <table:table-cell table:formula="of:==VLOOKUP([.E228];[.$B$2:.$C$1031];2)" office:value-type="float" office:value="0.0228667343748386" calcext:value-type="float">
            <text:p>0,0228667344</text:p>
          </table:table-cell>
          <table:table-cell table:formula="of:=ROUND([.F228]/[.$A$1031]*65535)" office:value-type="float" office:value="29971" calcext:value-type="float">
            <text:p>29971</text:p>
          </table:table-cell>
          <table:table-cell table:formula="of:=[.H227]+1" office:value-type="float" office:value="226" calcext:value-type="float">
            <text:p>226</text:p>
          </table:table-cell>
          <table:table-cell table:formula="of:=ROUND([.G228]/[.$G$257]*65535)" office:value-type="float" office:value="64299" calcext:value-type="float">
            <text:p>64299</text:p>
          </table:table-cell>
          <table:table-cell table:formula="of:=([.I228]+[.I229])/2" office:value-type="float" office:value="64368" calcext:value-type="float">
            <text:p>64368</text:p>
          </table:table-cell>
          <table:table-cell table:formula="of:=(-1687120 - 18687100*[.H228] - 298094*[.H228]^2 + 2066740*[.H228]^3 + 63576.1*[.H228]^4 + 40.8516*[.H228]^5 - 0.0373487*[.H228]^6) / (-775.977 - 754.663*[.H228] + 168.022*[.H228]^2 + 54.4337*[.H228]^3 + [.H228]^4)" office:value-type="float" office:value="64335.3186165506" calcext:value-type="float">
            <text:p>64335,3186165506</text:p>
          </table:table-cell>
          <table:table-cell table:formula="of:=ROUND([.K228])" office:value-type="float" office:value="64335" calcext:value-type="float">
            <text:p>64335</text:p>
          </table:table-cell>
        </table:table-row>
        <table:table-row table:style-name="ro1">
          <table:table-cell office:value-type="float" office:value="0.0108550156248384" calcext:value-type="float">
            <text:p>1,09E-02</text:p>
          </table:table-cell>
          <table:table-cell office:value-type="float" office:value="-0.0009043469" calcext:value-type="float">
            <text:p>-9,04E-04</text:p>
          </table:table-cell>
          <table:table-cell table:formula="of:=[.A229]" office:value-type="float" office:value="0.0108550156248384" calcext:value-type="float">
            <text:p>1,09E-02</text:p>
          </table:table-cell>
          <table:table-cell/>
          <table:table-cell table:formula="of:=[.E228]+[.$D$2]" office:value-type="float" office:value="0.0105715884322662" calcext:value-type="float">
            <text:p>0,0105715884</text:p>
          </table:table-cell>
          <table:table-cell table:formula="of:==VLOOKUP([.E229];[.$B$2:.$C$1031];2)" office:value-type="float" office:value="0.0229155624998386" calcext:value-type="float">
            <text:p>0,0229155625</text:p>
          </table:table-cell>
          <table:table-cell table:formula="of:=ROUND([.F229]/[.$A$1031]*65535)" office:value-type="float" office:value="30035" calcext:value-type="float">
            <text:p>30035</text:p>
          </table:table-cell>
          <table:table-cell table:formula="of:=[.H228]+1" office:value-type="float" office:value="227" calcext:value-type="float">
            <text:p>227</text:p>
          </table:table-cell>
          <table:table-cell table:formula="of:=ROUND([.G229]/[.$G$257]*65535)" office:value-type="float" office:value="64437" calcext:value-type="float">
            <text:p>64437</text:p>
          </table:table-cell>
          <table:table-cell table:formula="of:=([.I229]+[.I230])/2" office:value-type="float" office:value="64437" calcext:value-type="float">
            <text:p>64437</text:p>
          </table:table-cell>
          <table:table-cell table:formula="of:=(-1687120 - 18687100*[.H229] - 298094*[.H229]^2 + 2066740*[.H229]^3 + 63576.1*[.H229]^4 + 40.8516*[.H229]^5 - 0.0373487*[.H229]^6) / (-775.977 - 754.663*[.H229] + 168.022*[.H229]^2 + 54.4337*[.H229]^3 + [.H229]^4)" office:value-type="float" office:value="64378.5908347165" calcext:value-type="float">
            <text:p>64378,5908347165</text:p>
          </table:table-cell>
          <table:table-cell table:formula="of:=ROUND([.K229])" office:value-type="float" office:value="64379" calcext:value-type="float">
            <text:p>64379</text:p>
          </table:table-cell>
        </table:table-row>
        <table:table-row table:style-name="ro1">
          <table:table-cell office:value-type="float" office:value="0.0109038437498384" calcext:value-type="float">
            <text:p>1,09E-02</text:p>
          </table:table-cell>
          <table:table-cell office:value-type="float" office:value="-0.0008990919" calcext:value-type="float">
            <text:p>-8,99E-04</text:p>
          </table:table-cell>
          <table:table-cell table:formula="of:=[.A230]" office:value-type="float" office:value="0.0109038437498384" calcext:value-type="float">
            <text:p>1,09E-02</text:p>
          </table:table-cell>
          <table:table-cell/>
          <table:table-cell table:formula="of:=[.E229]+[.$D$2]" office:value-type="float" office:value="0.010623701072937" calcext:value-type="float">
            <text:p>0,0106237011</text:p>
          </table:table-cell>
          <table:table-cell table:formula="of:==VLOOKUP([.E230];[.$B$2:.$C$1031];2)" office:value-type="float" office:value="0.0229155624998386" calcext:value-type="float">
            <text:p>0,0229155625</text:p>
          </table:table-cell>
          <table:table-cell table:formula="of:=ROUND([.F230]/[.$A$1031]*65535)" office:value-type="float" office:value="30035" calcext:value-type="float">
            <text:p>30035</text:p>
          </table:table-cell>
          <table:table-cell table:formula="of:=[.H229]+1" office:value-type="float" office:value="228" calcext:value-type="float">
            <text:p>228</text:p>
          </table:table-cell>
          <table:table-cell table:formula="of:=ROUND([.G230]/[.$G$257]*65535)" office:value-type="float" office:value="64437" calcext:value-type="float">
            <text:p>64437</text:p>
          </table:table-cell>
          <table:table-cell table:formula="of:=([.I230]+[.I231])/2" office:value-type="float" office:value="64437" calcext:value-type="float">
            <text:p>64437</text:p>
          </table:table-cell>
          <table:table-cell table:formula="of:=(-1687120 - 18687100*[.H230] - 298094*[.H230]^2 + 2066740*[.H230]^3 + 63576.1*[.H230]^4 + 40.8516*[.H230]^5 - 0.0373487*[.H230]^6) / (-775.977 - 754.663*[.H230] + 168.022*[.H230]^2 + 54.4337*[.H230]^3 + [.H230]^4)" office:value-type="float" office:value="64421.6607926312" calcext:value-type="float">
            <text:p>64421,6607926312</text:p>
          </table:table-cell>
          <table:table-cell table:formula="of:=ROUND([.K230])" office:value-type="float" office:value="64422" calcext:value-type="float">
            <text:p>64422</text:p>
          </table:table-cell>
        </table:table-row>
        <table:table-row table:style-name="ro1">
          <table:table-cell office:value-type="float" office:value="0.0109526718748384" calcext:value-type="float">
            <text:p>1,10E-02</text:p>
          </table:table-cell>
          <table:table-cell office:value-type="float" office:value="-0.0008937626" calcext:value-type="float">
            <text:p>-8,94E-04</text:p>
          </table:table-cell>
          <table:table-cell table:formula="of:=[.A231]" office:value-type="float" office:value="0.0109526718748384" calcext:value-type="float">
            <text:p>1,10E-02</text:p>
          </table:table-cell>
          <table:table-cell/>
          <table:table-cell table:formula="of:=[.E230]+[.$D$2]" office:value-type="float" office:value="0.0106758137136078" calcext:value-type="float">
            <text:p>0,0106758137</text:p>
          </table:table-cell>
          <table:table-cell table:formula="of:==VLOOKUP([.E231];[.$B$2:.$C$1031];2)" office:value-type="float" office:value="0.0229155624998386" calcext:value-type="float">
            <text:p>0,0229155625</text:p>
          </table:table-cell>
          <table:table-cell table:formula="of:=ROUND([.F231]/[.$A$1031]*65535)" office:value-type="float" office:value="30035" calcext:value-type="float">
            <text:p>30035</text:p>
          </table:table-cell>
          <table:table-cell table:formula="of:=[.H230]+1" office:value-type="float" office:value="229" calcext:value-type="float">
            <text:p>229</text:p>
          </table:table-cell>
          <table:table-cell table:formula="of:=ROUND([.G231]/[.$G$257]*65535)" office:value-type="float" office:value="64437" calcext:value-type="float">
            <text:p>64437</text:p>
          </table:table-cell>
          <table:table-cell table:formula="of:=([.I231]+[.I232])/2" office:value-type="float" office:value="64437" calcext:value-type="float">
            <text:p>64437</text:p>
          </table:table-cell>
          <table:table-cell table:formula="of:=(-1687120 - 18687100*[.H231] - 298094*[.H231]^2 + 2066740*[.H231]^3 + 63576.1*[.H231]^4 + 40.8516*[.H231]^5 - 0.0373487*[.H231]^6) / (-775.977 - 754.663*[.H231] + 168.022*[.H231]^2 + 54.4337*[.H231]^3 + [.H231]^4)" office:value-type="float" office:value="64464.5299016342" calcext:value-type="float">
            <text:p>64464,5299016342</text:p>
          </table:table-cell>
          <table:table-cell table:formula="of:=ROUND([.K231])" office:value-type="float" office:value="64465" calcext:value-type="float">
            <text:p>64465</text:p>
          </table:table-cell>
        </table:table-row>
        <table:table-row table:style-name="ro1">
          <table:table-cell office:value-type="float" office:value="0.0110014999998384" calcext:value-type="float">
            <text:p>1,10E-02</text:p>
          </table:table-cell>
          <table:table-cell office:value-type="float" office:value="-0.000888358" calcext:value-type="float">
            <text:p>-8,88E-04</text:p>
          </table:table-cell>
          <table:table-cell table:formula="of:=[.A232]" office:value-type="float" office:value="0.0110014999998384" calcext:value-type="float">
            <text:p>1,10E-02</text:p>
          </table:table-cell>
          <table:table-cell/>
          <table:table-cell table:formula="of:=[.E231]+[.$D$2]" office:value-type="float" office:value="0.0107279263542786" calcext:value-type="float">
            <text:p>0,0107279264</text:p>
          </table:table-cell>
          <table:table-cell table:formula="of:==VLOOKUP([.E232];[.$B$2:.$C$1031];2)" office:value-type="float" office:value="0.0229155624998386" calcext:value-type="float">
            <text:p>0,0229155625</text:p>
          </table:table-cell>
          <table:table-cell table:formula="of:=ROUND([.F232]/[.$A$1031]*65535)" office:value-type="float" office:value="30035" calcext:value-type="float">
            <text:p>30035</text:p>
          </table:table-cell>
          <table:table-cell table:formula="of:=[.H231]+1" office:value-type="float" office:value="230" calcext:value-type="float">
            <text:p>230</text:p>
          </table:table-cell>
          <table:table-cell table:formula="of:=ROUND([.G232]/[.$G$257]*65535)" office:value-type="float" office:value="64437" calcext:value-type="float">
            <text:p>64437</text:p>
          </table:table-cell>
          <table:table-cell table:formula="of:=([.I232]+[.I233])/2" office:value-type="float" office:value="64505.5" calcext:value-type="float">
            <text:p>64505,5</text:p>
          </table:table-cell>
          <table:table-cell table:formula="of:=(-1687120 - 18687100*[.H232] - 298094*[.H232]^2 + 2066740*[.H232]^3 + 63576.1*[.H232]^4 + 40.8516*[.H232]^5 - 0.0373487*[.H232]^6) / (-775.977 - 754.663*[.H232] + 168.022*[.H232]^2 + 54.4337*[.H232]^3 + [.H232]^4)" office:value-type="float" office:value="64507.1995522207" calcext:value-type="float">
            <text:p>64507,1995522207</text:p>
          </table:table-cell>
          <table:table-cell table:formula="of:=ROUND([.K232])" office:value-type="float" office:value="64507" calcext:value-type="float">
            <text:p>64507</text:p>
          </table:table-cell>
        </table:table-row>
        <table:table-row table:style-name="ro1">
          <table:table-cell office:value-type="float" office:value="0.0110503281248384" calcext:value-type="float">
            <text:p>1,11E-02</text:p>
          </table:table-cell>
          <table:table-cell office:value-type="float" office:value="-0.000882877" calcext:value-type="float">
            <text:p>-8,83E-04</text:p>
          </table:table-cell>
          <table:table-cell table:formula="of:=[.A233]" office:value-type="float" office:value="0.0110503281248384" calcext:value-type="float">
            <text:p>1,11E-02</text:p>
          </table:table-cell>
          <table:table-cell/>
          <table:table-cell table:formula="of:=[.E232]+[.$D$2]" office:value-type="float" office:value="0.0107800389949493" calcext:value-type="float">
            <text:p>0,010780039</text:p>
          </table:table-cell>
          <table:table-cell table:formula="of:==VLOOKUP([.E233];[.$B$2:.$C$1031];2)" office:value-type="float" office:value="0.0229643906248386" calcext:value-type="float">
            <text:p>0,0229643906</text:p>
          </table:table-cell>
          <table:table-cell table:formula="of:=ROUND([.F233]/[.$A$1031]*65535)" office:value-type="float" office:value="30099" calcext:value-type="float">
            <text:p>30099</text:p>
          </table:table-cell>
          <table:table-cell table:formula="of:=[.H232]+1" office:value-type="float" office:value="231" calcext:value-type="float">
            <text:p>231</text:p>
          </table:table-cell>
          <table:table-cell table:formula="of:=ROUND([.G233]/[.$G$257]*65535)" office:value-type="float" office:value="64574" calcext:value-type="float">
            <text:p>64574</text:p>
          </table:table-cell>
          <table:table-cell table:formula="of:=([.I233]+[.I234])/2" office:value-type="float" office:value="64574" calcext:value-type="float">
            <text:p>64574</text:p>
          </table:table-cell>
          <table:table-cell table:formula="of:=(-1687120 - 18687100*[.H233] - 298094*[.H233]^2 + 2066740*[.H233]^3 + 63576.1*[.H233]^4 + 40.8516*[.H233]^5 - 0.0373487*[.H233]^6) / (-775.977 - 754.663*[.H233] + 168.022*[.H233]^2 + 54.4337*[.H233]^3 + [.H233]^4)" office:value-type="float" office:value="64549.6711144263" calcext:value-type="float">
            <text:p>64549,6711144263</text:p>
          </table:table-cell>
          <table:table-cell table:formula="of:=ROUND([.K233])" office:value-type="float" office:value="64550" calcext:value-type="float">
            <text:p>64550</text:p>
          </table:table-cell>
        </table:table-row>
        <table:table-row table:style-name="ro1">
          <table:table-cell office:value-type="float" office:value="0.0110991562498384" calcext:value-type="float">
            <text:p>1,11E-02</text:p>
          </table:table-cell>
          <table:table-cell office:value-type="float" office:value="-0.0008773185" calcext:value-type="float">
            <text:p>-8,77E-04</text:p>
          </table:table-cell>
          <table:table-cell table:formula="of:=[.A234]" office:value-type="float" office:value="0.0110991562498384" calcext:value-type="float">
            <text:p>1,11E-02</text:p>
          </table:table-cell>
          <table:table-cell/>
          <table:table-cell table:formula="of:=[.E233]+[.$D$2]" office:value-type="float" office:value="0.0108321516356201" calcext:value-type="float">
            <text:p>0,0108321516</text:p>
          </table:table-cell>
          <table:table-cell table:formula="of:==VLOOKUP([.E234];[.$B$2:.$C$1031];2)" office:value-type="float" office:value="0.0229643906248386" calcext:value-type="float">
            <text:p>0,0229643906</text:p>
          </table:table-cell>
          <table:table-cell table:formula="of:=ROUND([.F234]/[.$A$1031]*65535)" office:value-type="float" office:value="30099" calcext:value-type="float">
            <text:p>30099</text:p>
          </table:table-cell>
          <table:table-cell table:formula="of:=[.H233]+1" office:value-type="float" office:value="232" calcext:value-type="float">
            <text:p>232</text:p>
          </table:table-cell>
          <table:table-cell table:formula="of:=ROUND([.G234]/[.$G$257]*65535)" office:value-type="float" office:value="64574" calcext:value-type="float">
            <text:p>64574</text:p>
          </table:table-cell>
          <table:table-cell table:formula="of:=([.I234]+[.I235])/2" office:value-type="float" office:value="64574" calcext:value-type="float">
            <text:p>64574</text:p>
          </table:table-cell>
          <table:table-cell table:formula="of:=(-1687120 - 18687100*[.H234] - 298094*[.H234]^2 + 2066740*[.H234]^3 + 63576.1*[.H234]^4 + 40.8516*[.H234]^5 - 0.0373487*[.H234]^6) / (-775.977 - 754.663*[.H234] + 168.022*[.H234]^2 + 54.4337*[.H234]^3 + [.H234]^4)" office:value-type="float" office:value="64591.9459382045" calcext:value-type="float">
            <text:p>64591,9459382045</text:p>
          </table:table-cell>
          <table:table-cell table:formula="of:=ROUND([.K234])" office:value-type="float" office:value="64592" calcext:value-type="float">
            <text:p>64592</text:p>
          </table:table-cell>
        </table:table-row>
        <table:table-row table:style-name="ro1">
          <table:table-cell office:value-type="float" office:value="0.0111479843748384" calcext:value-type="float">
            <text:p>1,11E-02</text:p>
          </table:table-cell>
          <table:table-cell office:value-type="float" office:value="-0.0008716814" calcext:value-type="float">
            <text:p>-8,72E-04</text:p>
          </table:table-cell>
          <table:table-cell table:formula="of:=[.A235]" office:value-type="float" office:value="0.0111479843748384" calcext:value-type="float">
            <text:p>1,11E-02</text:p>
          </table:table-cell>
          <table:table-cell/>
          <table:table-cell table:formula="of:=[.E234]+[.$D$2]" office:value-type="float" office:value="0.0108842642762909" calcext:value-type="float">
            <text:p>0,0108842643</text:p>
          </table:table-cell>
          <table:table-cell table:formula="of:==VLOOKUP([.E235];[.$B$2:.$C$1031];2)" office:value-type="float" office:value="0.0229643906248386" calcext:value-type="float">
            <text:p>0,0229643906</text:p>
          </table:table-cell>
          <table:table-cell table:formula="of:=ROUND([.F235]/[.$A$1031]*65535)" office:value-type="float" office:value="30099" calcext:value-type="float">
            <text:p>30099</text:p>
          </table:table-cell>
          <table:table-cell table:formula="of:=[.H234]+1" office:value-type="float" office:value="233" calcext:value-type="float">
            <text:p>233</text:p>
          </table:table-cell>
          <table:table-cell table:formula="of:=ROUND([.G235]/[.$G$257]*65535)" office:value-type="float" office:value="64574" calcext:value-type="float">
            <text:p>64574</text:p>
          </table:table-cell>
          <table:table-cell table:formula="of:=([.I235]+[.I236])/2" office:value-type="float" office:value="64642.5" calcext:value-type="float">
            <text:p>64642,5</text:p>
          </table:table-cell>
          <table:table-cell table:formula="of:=(-1687120 - 18687100*[.H235] - 298094*[.H235]^2 + 2066740*[.H235]^3 + 63576.1*[.H235]^4 + 40.8516*[.H235]^5 - 0.0373487*[.H235]^6) / (-775.977 - 754.663*[.H235] + 168.022*[.H235]^2 + 54.4337*[.H235]^3 + [.H235]^4)" office:value-type="float" office:value="64634.0253537951" calcext:value-type="float">
            <text:p>64634,0253537951</text:p>
          </table:table-cell>
          <table:table-cell table:formula="of:=ROUND([.K235])" office:value-type="float" office:value="64634" calcext:value-type="float">
            <text:p>64634</text:p>
          </table:table-cell>
        </table:table-row>
        <table:table-row table:style-name="ro1">
          <table:table-cell office:value-type="float" office:value="0.0111968124998384" calcext:value-type="float">
            <text:p>1,12E-02</text:p>
          </table:table-cell>
          <table:table-cell office:value-type="float" office:value="-0.0008659647" calcext:value-type="float">
            <text:p>-8,66E-04</text:p>
          </table:table-cell>
          <table:table-cell table:formula="of:=[.A236]" office:value-type="float" office:value="0.0111968124998384" calcext:value-type="float">
            <text:p>1,12E-02</text:p>
          </table:table-cell>
          <table:table-cell/>
          <table:table-cell table:formula="of:=[.E235]+[.$D$2]" office:value-type="float" office:value="0.0109363769169617" calcext:value-type="float">
            <text:p>0,0109363769</text:p>
          </table:table-cell>
          <table:table-cell table:formula="of:==VLOOKUP([.E236];[.$B$2:.$C$1031];2)" office:value-type="float" office:value="0.0230132187498386" calcext:value-type="float">
            <text:p>0,0230132187</text:p>
          </table:table-cell>
          <table:table-cell table:formula="of:=ROUND([.F236]/[.$A$1031]*65535)" office:value-type="float" office:value="30163" calcext:value-type="float">
            <text:p>30163</text:p>
          </table:table-cell>
          <table:table-cell table:formula="of:=[.H235]+1" office:value-type="float" office:value="234" calcext:value-type="float">
            <text:p>234</text:p>
          </table:table-cell>
          <table:table-cell table:formula="of:=ROUND([.G236]/[.$G$257]*65535)" office:value-type="float" office:value="64711" calcext:value-type="float">
            <text:p>64711</text:p>
          </table:table-cell>
          <table:table-cell table:formula="of:=([.I236]+[.I237])/2" office:value-type="float" office:value="64711" calcext:value-type="float">
            <text:p>64711</text:p>
          </table:table-cell>
          <table:table-cell table:formula="of:=(-1687120 - 18687100*[.H236] - 298094*[.H236]^2 + 2066740*[.H236]^3 + 63576.1*[.H236]^4 + 40.8516*[.H236]^5 - 0.0373487*[.H236]^6) / (-775.977 - 754.663*[.H236] + 168.022*[.H236]^2 + 54.4337*[.H236]^3 + [.H236]^4)" office:value-type="float" office:value="64675.9106720845" calcext:value-type="float">
            <text:p>64675,9106720845</text:p>
          </table:table-cell>
          <table:table-cell table:formula="of:=ROUND([.K236])" office:value-type="float" office:value="64676" calcext:value-type="float">
            <text:p>64676</text:p>
          </table:table-cell>
        </table:table-row>
        <table:table-row table:style-name="ro1">
          <table:table-cell office:value-type="float" office:value="0.0112456406248384" calcext:value-type="float">
            <text:p>1,12E-02</text:p>
          </table:table-cell>
          <table:table-cell office:value-type="float" office:value="-0.0008601671" calcext:value-type="float">
            <text:p>-8,60E-04</text:p>
          </table:table-cell>
          <table:table-cell table:formula="of:=[.A237]" office:value-type="float" office:value="0.0112456406248384" calcext:value-type="float">
            <text:p>1,12E-02</text:p>
          </table:table-cell>
          <table:table-cell/>
          <table:table-cell table:formula="of:=[.E236]+[.$D$2]" office:value-type="float" office:value="0.0109884895576324" calcext:value-type="float">
            <text:p>0,0109884896</text:p>
          </table:table-cell>
          <table:table-cell table:formula="of:==VLOOKUP([.E237];[.$B$2:.$C$1031];2)" office:value-type="float" office:value="0.0230132187498386" calcext:value-type="float">
            <text:p>0,0230132187</text:p>
          </table:table-cell>
          <table:table-cell table:formula="of:=ROUND([.F237]/[.$A$1031]*65535)" office:value-type="float" office:value="30163" calcext:value-type="float">
            <text:p>30163</text:p>
          </table:table-cell>
          <table:table-cell table:formula="of:=[.H236]+1" office:value-type="float" office:value="235" calcext:value-type="float">
            <text:p>235</text:p>
          </table:table-cell>
          <table:table-cell table:formula="of:=ROUND([.G237]/[.$G$257]*65535)" office:value-type="float" office:value="64711" calcext:value-type="float">
            <text:p>64711</text:p>
          </table:table-cell>
          <table:table-cell table:formula="of:=([.I237]+[.I238])/2" office:value-type="float" office:value="64711" calcext:value-type="float">
            <text:p>64711</text:p>
          </table:table-cell>
          <table:table-cell table:formula="of:=(-1687120 - 18687100*[.H237] - 298094*[.H237]^2 + 2066740*[.H237]^3 + 63576.1*[.H237]^4 + 40.8516*[.H237]^5 - 0.0373487*[.H237]^6) / (-775.977 - 754.663*[.H237] + 168.022*[.H237]^2 + 54.4337*[.H237]^3 + [.H237]^4)" office:value-type="float" office:value="64717.6031849584" calcext:value-type="float">
            <text:p>64717,6031849584</text:p>
          </table:table-cell>
          <table:table-cell table:formula="of:=ROUND([.K237])" office:value-type="float" office:value="64718" calcext:value-type="float">
            <text:p>64718</text:p>
          </table:table-cell>
        </table:table-row>
        <table:table-row table:style-name="ro1">
          <table:table-cell office:value-type="float" office:value="0.0112944687498385" calcext:value-type="float">
            <text:p>1,13E-02</text:p>
          </table:table-cell>
          <table:table-cell office:value-type="float" office:value="-0.0008542876" calcext:value-type="float">
            <text:p>-8,54E-04</text:p>
          </table:table-cell>
          <table:table-cell table:formula="of:=[.A238]" office:value-type="float" office:value="0.0112944687498385" calcext:value-type="float">
            <text:p>1,13E-02</text:p>
          </table:table-cell>
          <table:table-cell/>
          <table:table-cell table:formula="of:=[.E237]+[.$D$2]" office:value-type="float" office:value="0.0110406021983032" calcext:value-type="float">
            <text:p>0,0110406022</text:p>
          </table:table-cell>
          <table:table-cell table:formula="of:==VLOOKUP([.E238];[.$B$2:.$C$1031];2)" office:value-type="float" office:value="0.0230132187498386" calcext:value-type="float">
            <text:p>0,0230132187</text:p>
          </table:table-cell>
          <table:table-cell table:formula="of:=ROUND([.F238]/[.$A$1031]*65535)" office:value-type="float" office:value="30163" calcext:value-type="float">
            <text:p>30163</text:p>
          </table:table-cell>
          <table:table-cell table:formula="of:=[.H237]+1" office:value-type="float" office:value="236" calcext:value-type="float">
            <text:p>236</text:p>
          </table:table-cell>
          <table:table-cell table:formula="of:=ROUND([.G238]/[.$G$257]*65535)" office:value-type="float" office:value="64711" calcext:value-type="float">
            <text:p>64711</text:p>
          </table:table-cell>
          <table:table-cell table:formula="of:=([.I238]+[.I239])/2" office:value-type="float" office:value="64779.5" calcext:value-type="float">
            <text:p>64779,5</text:p>
          </table:table-cell>
          <table:table-cell table:formula="of:=(-1687120 - 18687100*[.H238] - 298094*[.H238]^2 + 2066740*[.H238]^3 + 63576.1*[.H238]^4 + 40.8516*[.H238]^5 - 0.0373487*[.H238]^6) / (-775.977 - 754.663*[.H238] + 168.022*[.H238]^2 + 54.4337*[.H238]^3 + [.H238]^4)" office:value-type="float" office:value="64759.1041656463" calcext:value-type="float">
            <text:p>64759,1041656463</text:p>
          </table:table-cell>
          <table:table-cell table:formula="of:=ROUND([.K238])" office:value-type="float" office:value="64759" calcext:value-type="float">
            <text:p>64759</text:p>
          </table:table-cell>
        </table:table-row>
        <table:table-row table:style-name="ro1">
          <table:table-cell office:value-type="float" office:value="0.0113432968748385" calcext:value-type="float">
            <text:p>1,13E-02</text:p>
          </table:table-cell>
          <table:table-cell office:value-type="float" office:value="-0.0008483251" calcext:value-type="float">
            <text:p>-8,48E-04</text:p>
          </table:table-cell>
          <table:table-cell table:formula="of:=[.A239]" office:value-type="float" office:value="0.0113432968748385" calcext:value-type="float">
            <text:p>1,13E-02</text:p>
          </table:table-cell>
          <table:table-cell/>
          <table:table-cell table:formula="of:=[.E238]+[.$D$2]" office:value-type="float" office:value="0.011092714838974" calcext:value-type="float">
            <text:p>0,0110927148</text:p>
          </table:table-cell>
          <table:table-cell table:formula="of:==VLOOKUP([.E239];[.$B$2:.$C$1031];2)" office:value-type="float" office:value="0.0230620468748386" calcext:value-type="float">
            <text:p>0,0230620469</text:p>
          </table:table-cell>
          <table:table-cell table:formula="of:=ROUND([.F239]/[.$A$1031]*65535)" office:value-type="float" office:value="30227" calcext:value-type="float">
            <text:p>30227</text:p>
          </table:table-cell>
          <table:table-cell table:formula="of:=[.H238]+1" office:value-type="float" office:value="237" calcext:value-type="float">
            <text:p>237</text:p>
          </table:table-cell>
          <table:table-cell table:formula="of:=ROUND([.G239]/[.$G$257]*65535)" office:value-type="float" office:value="64848" calcext:value-type="float">
            <text:p>64848</text:p>
          </table:table-cell>
          <table:table-cell table:formula="of:=([.I239]+[.I240])/2" office:value-type="float" office:value="64848" calcext:value-type="float">
            <text:p>64848</text:p>
          </table:table-cell>
          <table:table-cell table:formula="of:=(-1687120 - 18687100*[.H239] - 298094*[.H239]^2 + 2066740*[.H239]^3 + 63576.1*[.H239]^4 + 40.8516*[.H239]^5 - 0.0373487*[.H239]^6) / (-775.977 - 754.663*[.H239] + 168.022*[.H239]^2 + 54.4337*[.H239]^3 + [.H239]^4)" office:value-type="float" office:value="64800.4148690591" calcext:value-type="float">
            <text:p>64800,4148690591</text:p>
          </table:table-cell>
          <table:table-cell table:formula="of:=ROUND([.K239])" office:value-type="float" office:value="64800" calcext:value-type="float">
            <text:p>64800</text:p>
          </table:table-cell>
        </table:table-row>
        <table:table-row table:style-name="ro1">
          <table:table-cell office:value-type="float" office:value="0.0113921249998385" calcext:value-type="float">
            <text:p>1,14E-02</text:p>
          </table:table-cell>
          <table:table-cell office:value-type="float" office:value="-0.0008422782" calcext:value-type="float">
            <text:p>-8,42E-04</text:p>
          </table:table-cell>
          <table:table-cell table:formula="of:=[.A240]" office:value-type="float" office:value="0.0113921249998385" calcext:value-type="float">
            <text:p>1,14E-02</text:p>
          </table:table-cell>
          <table:table-cell/>
          <table:table-cell table:formula="of:=[.E239]+[.$D$2]" office:value-type="float" office:value="0.0111448274796448" calcext:value-type="float">
            <text:p>0,0111448275</text:p>
          </table:table-cell>
          <table:table-cell table:formula="of:==VLOOKUP([.E240];[.$B$2:.$C$1031];2)" office:value-type="float" office:value="0.0230620468748386" calcext:value-type="float">
            <text:p>0,0230620469</text:p>
          </table:table-cell>
          <table:table-cell table:formula="of:=ROUND([.F240]/[.$A$1031]*65535)" office:value-type="float" office:value="30227" calcext:value-type="float">
            <text:p>30227</text:p>
          </table:table-cell>
          <table:table-cell table:formula="of:=[.H239]+1" office:value-type="float" office:value="238" calcext:value-type="float">
            <text:p>238</text:p>
          </table:table-cell>
          <table:table-cell table:formula="of:=ROUND([.G240]/[.$G$257]*65535)" office:value-type="float" office:value="64848" calcext:value-type="float">
            <text:p>64848</text:p>
          </table:table-cell>
          <table:table-cell table:formula="of:=([.I240]+[.I241])/2" office:value-type="float" office:value="64848" calcext:value-type="float">
            <text:p>64848</text:p>
          </table:table-cell>
          <table:table-cell table:formula="of:=(-1687120 - 18687100*[.H240] - 298094*[.H240]^2 + 2066740*[.H240]^3 + 63576.1*[.H240]^4 + 40.8516*[.H240]^5 - 0.0373487*[.H240]^6) / (-775.977 - 754.663*[.H240] + 168.022*[.H240]^2 + 54.4337*[.H240]^3 + [.H240]^4)" office:value-type="float" office:value="64841.5365321188" calcext:value-type="float">
            <text:p>64841,5365321188</text:p>
          </table:table-cell>
          <table:table-cell table:formula="of:=ROUND([.K240])" office:value-type="float" office:value="64842" calcext:value-type="float">
            <text:p>64842</text:p>
          </table:table-cell>
        </table:table-row>
        <table:table-row table:style-name="ro1">
          <table:table-cell office:value-type="float" office:value="0.0114409531248385" calcext:value-type="float">
            <text:p>1,14E-02</text:p>
          </table:table-cell>
          <table:table-cell office:value-type="float" office:value="-0.0008361459" calcext:value-type="float">
            <text:p>-8,36E-04</text:p>
          </table:table-cell>
          <table:table-cell table:formula="of:=[.A241]" office:value-type="float" office:value="0.0114409531248385" calcext:value-type="float">
            <text:p>1,14E-02</text:p>
          </table:table-cell>
          <table:table-cell/>
          <table:table-cell table:formula="of:=[.E240]+[.$D$2]" office:value-type="float" office:value="0.0111969401203156" calcext:value-type="float">
            <text:p>0,0111969401</text:p>
          </table:table-cell>
          <table:table-cell table:formula="of:==VLOOKUP([.E241];[.$B$2:.$C$1031];2)" office:value-type="float" office:value="0.0230620468748386" calcext:value-type="float">
            <text:p>0,0230620469</text:p>
          </table:table-cell>
          <table:table-cell table:formula="of:=ROUND([.F241]/[.$A$1031]*65535)" office:value-type="float" office:value="30227" calcext:value-type="float">
            <text:p>30227</text:p>
          </table:table-cell>
          <table:table-cell table:formula="of:=[.H240]+1" office:value-type="float" office:value="239" calcext:value-type="float">
            <text:p>239</text:p>
          </table:table-cell>
          <table:table-cell table:formula="of:=ROUND([.G241]/[.$G$257]*65535)" office:value-type="float" office:value="64848" calcext:value-type="float">
            <text:p>64848</text:p>
          </table:table-cell>
          <table:table-cell table:formula="of:=([.I241]+[.I242])/2" office:value-type="float" office:value="64917" calcext:value-type="float">
            <text:p>64917</text:p>
          </table:table-cell>
          <table:table-cell table:formula="of:=(-1687120 - 18687100*[.H241] - 298094*[.H241]^2 + 2066740*[.H241]^3 + 63576.1*[.H241]^4 + 40.8516*[.H241]^5 - 0.0373487*[.H241]^6) / (-775.977 - 754.663*[.H241] + 168.022*[.H241]^2 + 54.4337*[.H241]^3 + [.H241]^4)" office:value-type="float" office:value="64882.4703740811" calcext:value-type="float">
            <text:p>64882,4703740811</text:p>
          </table:table-cell>
          <table:table-cell table:formula="of:=ROUND([.K241])" office:value-type="float" office:value="64882" calcext:value-type="float">
            <text:p>64882</text:p>
          </table:table-cell>
        </table:table-row>
        <table:table-row table:style-name="ro1">
          <table:table-cell office:value-type="float" office:value="0.0114897812498385" calcext:value-type="float">
            <text:p>1,15E-02</text:p>
          </table:table-cell>
          <table:table-cell office:value-type="float" office:value="-0.0008299269" calcext:value-type="float">
            <text:p>-8,30E-04</text:p>
          </table:table-cell>
          <table:table-cell table:formula="of:=[.A242]" office:value-type="float" office:value="0.0114897812498385" calcext:value-type="float">
            <text:p>1,15E-02</text:p>
          </table:table-cell>
          <table:table-cell/>
          <table:table-cell table:formula="of:=[.E241]+[.$D$2]" office:value-type="float" office:value="0.0112490527609863" calcext:value-type="float">
            <text:p>0,0112490528</text:p>
          </table:table-cell>
          <table:table-cell table:formula="of:==VLOOKUP([.E242];[.$B$2:.$C$1031];2)" office:value-type="float" office:value="0.0231108749998386" calcext:value-type="float">
            <text:p>0,023110875</text:p>
          </table:table-cell>
          <table:table-cell table:formula="of:=ROUND([.F242]/[.$A$1031]*65535)" office:value-type="float" office:value="30291" calcext:value-type="float">
            <text:p>30291</text:p>
          </table:table-cell>
          <table:table-cell table:formula="of:=[.H241]+1" office:value-type="float" office:value="240" calcext:value-type="float">
            <text:p>240</text:p>
          </table:table-cell>
          <table:table-cell table:formula="of:=ROUND([.G242]/[.$G$257]*65535)" office:value-type="float" office:value="64986" calcext:value-type="float">
            <text:p>64986</text:p>
          </table:table-cell>
          <table:table-cell table:formula="of:=([.I242]+[.I243])/2" office:value-type="float" office:value="64986" calcext:value-type="float">
            <text:p>64986</text:p>
          </table:table-cell>
          <table:table-cell table:formula="of:=(-1687120 - 18687100*[.H242] - 298094*[.H242]^2 + 2066740*[.H242]^3 + 63576.1*[.H242]^4 + 40.8516*[.H242]^5 - 0.0373487*[.H242]^6) / (-775.977 - 754.663*[.H242] + 168.022*[.H242]^2 + 54.4337*[.H242]^3 + [.H242]^4)" office:value-type="float" office:value="64923.2175968519" calcext:value-type="float">
            <text:p>64923,2175968519</text:p>
          </table:table-cell>
          <table:table-cell table:formula="of:=ROUND([.K242])" office:value-type="float" office:value="64923" calcext:value-type="float">
            <text:p>64923</text:p>
          </table:table-cell>
        </table:table-row>
        <table:table-row table:style-name="ro1">
          <table:table-cell office:value-type="float" office:value="0.0115386093748385" calcext:value-type="float">
            <text:p>1,15E-02</text:p>
          </table:table-cell>
          <table:table-cell office:value-type="float" office:value="-0.0008236201" calcext:value-type="float">
            <text:p>-8,24E-04</text:p>
          </table:table-cell>
          <table:table-cell table:formula="of:=[.A243]" office:value-type="float" office:value="0.0115386093748385" calcext:value-type="float">
            <text:p>1,15E-02</text:p>
          </table:table-cell>
          <table:table-cell/>
          <table:table-cell table:formula="of:=[.E242]+[.$D$2]" office:value-type="float" office:value="0.0113011654016571" calcext:value-type="float">
            <text:p>0,0113011654</text:p>
          </table:table-cell>
          <table:table-cell table:formula="of:==VLOOKUP([.E243];[.$B$2:.$C$1031];2)" office:value-type="float" office:value="0.0231108749998386" calcext:value-type="float">
            <text:p>0,023110875</text:p>
          </table:table-cell>
          <table:table-cell table:formula="of:=ROUND([.F243]/[.$A$1031]*65535)" office:value-type="float" office:value="30291" calcext:value-type="float">
            <text:p>30291</text:p>
          </table:table-cell>
          <table:table-cell table:formula="of:=[.H242]+1" office:value-type="float" office:value="241" calcext:value-type="float">
            <text:p>241</text:p>
          </table:table-cell>
          <table:table-cell table:formula="of:=ROUND([.G243]/[.$G$257]*65535)" office:value-type="float" office:value="64986" calcext:value-type="float">
            <text:p>64986</text:p>
          </table:table-cell>
          <table:table-cell table:formula="of:=([.I243]+[.I244])/2" office:value-type="float" office:value="64986" calcext:value-type="float">
            <text:p>64986</text:p>
          </table:table-cell>
          <table:table-cell table:formula="of:=(-1687120 - 18687100*[.H243] - 298094*[.H243]^2 + 2066740*[.H243]^3 + 63576.1*[.H243]^4 + 40.8516*[.H243]^5 - 0.0373487*[.H243]^6) / (-775.977 - 754.663*[.H243] + 168.022*[.H243]^2 + 54.4337*[.H243]^3 + [.H243]^4)" office:value-type="float" office:value="64963.7793852956" calcext:value-type="float">
            <text:p>64963,7793852956</text:p>
          </table:table-cell>
          <table:table-cell table:formula="of:=ROUND([.K243])" office:value-type="float" office:value="64964" calcext:value-type="float">
            <text:p>64964</text:p>
          </table:table-cell>
        </table:table-row>
        <table:table-row table:style-name="ro1">
          <table:table-cell office:value-type="float" office:value="0.0115874374998385" calcext:value-type="float">
            <text:p>1,16E-02</text:p>
          </table:table-cell>
          <table:table-cell office:value-type="float" office:value="-0.000817224" calcext:value-type="float">
            <text:p>-8,17E-04</text:p>
          </table:table-cell>
          <table:table-cell table:formula="of:=[.A244]" office:value-type="float" office:value="0.0115874374998385" calcext:value-type="float">
            <text:p>1,16E-02</text:p>
          </table:table-cell>
          <table:table-cell/>
          <table:table-cell table:formula="of:=[.E243]+[.$D$2]" office:value-type="float" office:value="0.0113532780423279" calcext:value-type="float">
            <text:p>0,011353278</text:p>
          </table:table-cell>
          <table:table-cell table:formula="of:==VLOOKUP([.E244];[.$B$2:.$C$1031];2)" office:value-type="float" office:value="0.0231108749998386" calcext:value-type="float">
            <text:p>0,023110875</text:p>
          </table:table-cell>
          <table:table-cell table:formula="of:=ROUND([.F244]/[.$A$1031]*65535)" office:value-type="float" office:value="30291" calcext:value-type="float">
            <text:p>30291</text:p>
          </table:table-cell>
          <table:table-cell table:formula="of:=[.H243]+1" office:value-type="float" office:value="242" calcext:value-type="float">
            <text:p>242</text:p>
          </table:table-cell>
          <table:table-cell table:formula="of:=ROUND([.G244]/[.$G$257]*65535)" office:value-type="float" office:value="64986" calcext:value-type="float">
            <text:p>64986</text:p>
          </table:table-cell>
          <table:table-cell table:formula="of:=([.I244]+[.I245])/2" office:value-type="float" office:value="64986" calcext:value-type="float">
            <text:p>64986</text:p>
          </table:table-cell>
          <table:table-cell table:formula="of:=(-1687120 - 18687100*[.H244] - 298094*[.H244]^2 + 2066740*[.H244]^3 + 63576.1*[.H244]^4 + 40.8516*[.H244]^5 - 0.0373487*[.H244]^6) / (-775.977 - 754.663*[.H244] + 168.022*[.H244]^2 + 54.4337*[.H244]^3 + [.H244]^4)" office:value-type="float" office:value="65004.1569075378" calcext:value-type="float">
            <text:p>65004,1569075378</text:p>
          </table:table-cell>
          <table:table-cell table:formula="of:=ROUND([.K244])" office:value-type="float" office:value="65004" calcext:value-type="float">
            <text:p>65004</text:p>
          </table:table-cell>
        </table:table-row>
        <table:table-row table:style-name="ro1">
          <table:table-cell office:value-type="float" office:value="0.0116362656248385" calcext:value-type="float">
            <text:p>1,16E-02</text:p>
          </table:table-cell>
          <table:table-cell office:value-type="float" office:value="-0.0008107376" calcext:value-type="float">
            <text:p>-8,11E-04</text:p>
          </table:table-cell>
          <table:table-cell table:formula="of:=[.A245]" office:value-type="float" office:value="0.0116362656248385" calcext:value-type="float">
            <text:p>1,16E-02</text:p>
          </table:table-cell>
          <table:table-cell/>
          <table:table-cell table:formula="of:=[.E244]+[.$D$2]" office:value-type="float" office:value="0.0114053906829987" calcext:value-type="float">
            <text:p>0,0114053907</text:p>
          </table:table-cell>
          <table:table-cell table:formula="of:==VLOOKUP([.E245];[.$B$2:.$C$1031];2)" office:value-type="float" office:value="0.0231108749998386" calcext:value-type="float">
            <text:p>0,023110875</text:p>
          </table:table-cell>
          <table:table-cell table:formula="of:=ROUND([.F245]/[.$A$1031]*65535)" office:value-type="float" office:value="30291" calcext:value-type="float">
            <text:p>30291</text:p>
          </table:table-cell>
          <table:table-cell table:formula="of:=[.H244]+1" office:value-type="float" office:value="243" calcext:value-type="float">
            <text:p>243</text:p>
          </table:table-cell>
          <table:table-cell table:formula="of:=ROUND([.G245]/[.$G$257]*65535)" office:value-type="float" office:value="64986" calcext:value-type="float">
            <text:p>64986</text:p>
          </table:table-cell>
          <table:table-cell table:formula="of:=([.I245]+[.I246])/2" office:value-type="float" office:value="65054.5" calcext:value-type="float">
            <text:p>65054,5</text:p>
          </table:table-cell>
          <table:table-cell table:formula="of:=(-1687120 - 18687100*[.H245] - 298094*[.H245]^2 + 2066740*[.H245]^3 + 63576.1*[.H245]^4 + 40.8516*[.H245]^5 - 0.0373487*[.H245]^6) / (-775.977 - 754.663*[.H245] + 168.022*[.H245]^2 + 54.4337*[.H245]^3 + [.H245]^4)" office:value-type="float" office:value="65044.3513152614" calcext:value-type="float">
            <text:p>65044,3513152614</text:p>
          </table:table-cell>
          <table:table-cell table:formula="of:=ROUND([.K245])" office:value-type="float" office:value="65044" calcext:value-type="float">
            <text:p>65044</text:p>
          </table:table-cell>
        </table:table-row>
        <table:table-row table:style-name="ro1">
          <table:table-cell office:value-type="float" office:value="0.0116850937498385" calcext:value-type="float">
            <text:p>1,17E-02</text:p>
          </table:table-cell>
          <table:table-cell office:value-type="float" office:value="-0.0008041596" calcext:value-type="float">
            <text:p>-8,04E-04</text:p>
          </table:table-cell>
          <table:table-cell table:formula="of:=[.A246]" office:value-type="float" office:value="0.0116850937498385" calcext:value-type="float">
            <text:p>1,17E-02</text:p>
          </table:table-cell>
          <table:table-cell/>
          <table:table-cell table:formula="of:=[.E245]+[.$D$2]" office:value-type="float" office:value="0.0114575033236694" calcext:value-type="float">
            <text:p>0,0114575033</text:p>
          </table:table-cell>
          <table:table-cell table:formula="of:==VLOOKUP([.E246];[.$B$2:.$C$1031];2)" office:value-type="float" office:value="0.0231597031248386" calcext:value-type="float">
            <text:p>0,0231597031</text:p>
          </table:table-cell>
          <table:table-cell table:formula="of:=ROUND([.F246]/[.$A$1031]*65535)" office:value-type="float" office:value="30355" calcext:value-type="float">
            <text:p>30355</text:p>
          </table:table-cell>
          <table:table-cell table:formula="of:=[.H245]+1" office:value-type="float" office:value="244" calcext:value-type="float">
            <text:p>244</text:p>
          </table:table-cell>
          <table:table-cell table:formula="of:=ROUND([.G246]/[.$G$257]*65535)" office:value-type="float" office:value="65123" calcext:value-type="float">
            <text:p>65123</text:p>
          </table:table-cell>
          <table:table-cell table:formula="of:=([.I246]+[.I247])/2" office:value-type="float" office:value="65123" calcext:value-type="float">
            <text:p>65123</text:p>
          </table:table-cell>
          <table:table-cell table:formula="of:=(-1687120 - 18687100*[.H246] - 298094*[.H246]^2 + 2066740*[.H246]^3 + 63576.1*[.H246]^4 + 40.8516*[.H246]^5 - 0.0373487*[.H246]^6) / (-775.977 - 754.663*[.H246] + 168.022*[.H246]^2 + 54.4337*[.H246]^3 + [.H246]^4)" office:value-type="float" office:value="65084.363743996" calcext:value-type="float">
            <text:p>65084,363743996</text:p>
          </table:table-cell>
          <table:table-cell table:formula="of:=ROUND([.K246])" office:value-type="float" office:value="65084" calcext:value-type="float">
            <text:p>65084</text:p>
          </table:table-cell>
        </table:table-row>
        <table:table-row table:style-name="ro1">
          <table:table-cell office:value-type="float" office:value="0.0117339218748385" calcext:value-type="float">
            <text:p>1,17E-02</text:p>
          </table:table-cell>
          <table:table-cell office:value-type="float" office:value="-0.0007974885" calcext:value-type="float">
            <text:p>-7,97E-04</text:p>
          </table:table-cell>
          <table:table-cell table:formula="of:=[.A247]" office:value-type="float" office:value="0.0117339218748385" calcext:value-type="float">
            <text:p>1,17E-02</text:p>
          </table:table-cell>
          <table:table-cell/>
          <table:table-cell table:formula="of:=[.E246]+[.$D$2]" office:value-type="float" office:value="0.0115096159643402" calcext:value-type="float">
            <text:p>0,011509616</text:p>
          </table:table-cell>
          <table:table-cell table:formula="of:==VLOOKUP([.E247];[.$B$2:.$C$1031];2)" office:value-type="float" office:value="0.0231597031248386" calcext:value-type="float">
            <text:p>0,0231597031</text:p>
          </table:table-cell>
          <table:table-cell table:formula="of:=ROUND([.F247]/[.$A$1031]*65535)" office:value-type="float" office:value="30355" calcext:value-type="float">
            <text:p>30355</text:p>
          </table:table-cell>
          <table:table-cell table:formula="of:=[.H246]+1" office:value-type="float" office:value="245" calcext:value-type="float">
            <text:p>245</text:p>
          </table:table-cell>
          <table:table-cell table:formula="of:=ROUND([.G247]/[.$G$257]*65535)" office:value-type="float" office:value="65123" calcext:value-type="float">
            <text:p>65123</text:p>
          </table:table-cell>
          <table:table-cell table:formula="of:=([.I247]+[.I248])/2" office:value-type="float" office:value="65123" calcext:value-type="float">
            <text:p>65123</text:p>
          </table:table-cell>
          <table:table-cell table:formula="of:=(-1687120 - 18687100*[.H247] - 298094*[.H247]^2 + 2066740*[.H247]^3 + 63576.1*[.H247]^4 + 40.8516*[.H247]^5 - 0.0373487*[.H247]^6) / (-775.977 - 754.663*[.H247] + 168.022*[.H247]^2 + 54.4337*[.H247]^3 + [.H247]^4)" office:value-type="float" office:value="65124.1953134018" calcext:value-type="float">
            <text:p>65124,1953134018</text:p>
          </table:table-cell>
          <table:table-cell table:formula="of:=ROUND([.K247])" office:value-type="float" office:value="65124" calcext:value-type="float">
            <text:p>65124</text:p>
          </table:table-cell>
        </table:table-row>
        <table:table-row table:style-name="ro1">
          <table:table-cell office:value-type="float" office:value="0.0117827499998385" calcext:value-type="float">
            <text:p>1,18E-02</text:p>
          </table:table-cell>
          <table:table-cell office:value-type="float" office:value="-0.0007907231" calcext:value-type="float">
            <text:p>-7,91E-04</text:p>
          </table:table-cell>
          <table:table-cell table:formula="of:=[.A248]" office:value-type="float" office:value="0.0117827499998385" calcext:value-type="float">
            <text:p>1,18E-02</text:p>
          </table:table-cell>
          <table:table-cell/>
          <table:table-cell table:formula="of:=[.E247]+[.$D$2]" office:value-type="float" office:value="0.011561728605011" calcext:value-type="float">
            <text:p>0,0115617286</text:p>
          </table:table-cell>
          <table:table-cell table:formula="of:==VLOOKUP([.E248];[.$B$2:.$C$1031];2)" office:value-type="float" office:value="0.0231597031248386" calcext:value-type="float">
            <text:p>0,0231597031</text:p>
          </table:table-cell>
          <table:table-cell table:formula="of:=ROUND([.F248]/[.$A$1031]*65535)" office:value-type="float" office:value="30355" calcext:value-type="float">
            <text:p>30355</text:p>
          </table:table-cell>
          <table:table-cell table:formula="of:=[.H247]+1" office:value-type="float" office:value="246" calcext:value-type="float">
            <text:p>246</text:p>
          </table:table-cell>
          <table:table-cell table:formula="of:=ROUND([.G248]/[.$G$257]*65535)" office:value-type="float" office:value="65123" calcext:value-type="float">
            <text:p>65123</text:p>
          </table:table-cell>
          <table:table-cell table:formula="of:=([.I248]+[.I249])/2" office:value-type="float" office:value="65191.5" calcext:value-type="float">
            <text:p>65191,5</text:p>
          </table:table-cell>
          <table:table-cell table:formula="of:=(-1687120 - 18687100*[.H248] - 298094*[.H248]^2 + 2066740*[.H248]^3 + 63576.1*[.H248]^4 + 40.8516*[.H248]^5 - 0.0373487*[.H248]^6) / (-775.977 - 754.663*[.H248] + 168.022*[.H248]^2 + 54.4337*[.H248]^3 + [.H248]^4)" office:value-type="float" office:value="65163.8471275467" calcext:value-type="float">
            <text:p>65163,8471275467</text:p>
          </table:table-cell>
          <table:table-cell table:formula="of:=ROUND([.K248])" office:value-type="float" office:value="65164" calcext:value-type="float">
            <text:p>65164</text:p>
          </table:table-cell>
        </table:table-row>
        <table:table-row table:style-name="ro1">
          <table:table-cell office:value-type="float" office:value="0.0118315781248385" calcext:value-type="float">
            <text:p>1,18E-02</text:p>
          </table:table-cell>
          <table:table-cell office:value-type="float" office:value="-0.0007838623" calcext:value-type="float">
            <text:p>-7,84E-04</text:p>
          </table:table-cell>
          <table:table-cell table:formula="of:=[.A249]" office:value-type="float" office:value="0.0118315781248385" calcext:value-type="float">
            <text:p>1,18E-02</text:p>
          </table:table-cell>
          <table:table-cell/>
          <table:table-cell table:formula="of:=[.E248]+[.$D$2]" office:value-type="float" office:value="0.0116138412456818" calcext:value-type="float">
            <text:p>0,0116138412</text:p>
          </table:table-cell>
          <table:table-cell table:formula="of:==VLOOKUP([.E249];[.$B$2:.$C$1031];2)" office:value-type="float" office:value="0.0232085312498386" calcext:value-type="float">
            <text:p>0,0232085312</text:p>
          </table:table-cell>
          <table:table-cell table:formula="of:=ROUND([.F249]/[.$A$1031]*65535)" office:value-type="float" office:value="30419" calcext:value-type="float">
            <text:p>30419</text:p>
          </table:table-cell>
          <table:table-cell table:formula="of:=[.H248]+1" office:value-type="float" office:value="247" calcext:value-type="float">
            <text:p>247</text:p>
          </table:table-cell>
          <table:table-cell table:formula="of:=ROUND([.G249]/[.$G$257]*65535)" office:value-type="float" office:value="65260" calcext:value-type="float">
            <text:p>65260</text:p>
          </table:table-cell>
          <table:table-cell table:formula="of:=([.I249]+[.I250])/2" office:value-type="float" office:value="65260" calcext:value-type="float">
            <text:p>65260</text:p>
          </table:table-cell>
          <table:table-cell table:formula="of:=(-1687120 - 18687100*[.H249] - 298094*[.H249]^2 + 2066740*[.H249]^3 + 63576.1*[.H249]^4 + 40.8516*[.H249]^5 - 0.0373487*[.H249]^6) / (-775.977 - 754.663*[.H249] + 168.022*[.H249]^2 + 54.4337*[.H249]^3 + [.H249]^4)" office:value-type="float" office:value="65203.3202751784" calcext:value-type="float">
            <text:p>65203,3202751784</text:p>
          </table:table-cell>
          <table:table-cell table:formula="of:=ROUND([.K249])" office:value-type="float" office:value="65203" calcext:value-type="float">
            <text:p>65203</text:p>
          </table:table-cell>
        </table:table-row>
        <table:table-row table:style-name="ro1">
          <table:table-cell office:value-type="float" office:value="0.0118804062498385" calcext:value-type="float">
            <text:p>1,19E-02</text:p>
          </table:table-cell>
          <table:table-cell office:value-type="float" office:value="-0.0007769043" calcext:value-type="float">
            <text:p>-7,77E-04</text:p>
          </table:table-cell>
          <table:table-cell table:formula="of:=[.A250]" office:value-type="float" office:value="0.0118804062498385" calcext:value-type="float">
            <text:p>1,19E-02</text:p>
          </table:table-cell>
          <table:table-cell/>
          <table:table-cell table:formula="of:=[.E249]+[.$D$2]" office:value-type="float" office:value="0.0116659538863525" calcext:value-type="float">
            <text:p>0,0116659539</text:p>
          </table:table-cell>
          <table:table-cell table:formula="of:==VLOOKUP([.E250];[.$B$2:.$C$1031];2)" office:value-type="float" office:value="0.0232085312498386" calcext:value-type="float">
            <text:p>0,0232085312</text:p>
          </table:table-cell>
          <table:table-cell table:formula="of:=ROUND([.F250]/[.$A$1031]*65535)" office:value-type="float" office:value="30419" calcext:value-type="float">
            <text:p>30419</text:p>
          </table:table-cell>
          <table:table-cell table:formula="of:=[.H249]+1" office:value-type="float" office:value="248" calcext:value-type="float">
            <text:p>248</text:p>
          </table:table-cell>
          <table:table-cell table:formula="of:=ROUND([.G250]/[.$G$257]*65535)" office:value-type="float" office:value="65260" calcext:value-type="float">
            <text:p>65260</text:p>
          </table:table-cell>
          <table:table-cell table:formula="of:=([.I250]+[.I251])/2" office:value-type="float" office:value="65260" calcext:value-type="float">
            <text:p>65260</text:p>
          </table:table-cell>
          <table:table-cell table:formula="of:=(-1687120 - 18687100*[.H250] - 298094*[.H250]^2 + 2066740*[.H250]^3 + 63576.1*[.H250]^4 + 40.8516*[.H250]^5 - 0.0373487*[.H250]^6) / (-775.977 - 754.663*[.H250] + 168.022*[.H250]^2 + 54.4337*[.H250]^3 + [.H250]^4)" office:value-type="float" office:value="65242.6158299904" calcext:value-type="float">
            <text:p>65242,6158299904</text:p>
          </table:table-cell>
          <table:table-cell table:formula="of:=ROUND([.K250])" office:value-type="float" office:value="65243" calcext:value-type="float">
            <text:p>65243</text:p>
          </table:table-cell>
        </table:table-row>
        <table:table-row table:style-name="ro1">
          <table:table-cell office:value-type="float" office:value="0.0119292343748385" calcext:value-type="float">
            <text:p>1,19E-02</text:p>
          </table:table-cell>
          <table:table-cell office:value-type="float" office:value="-0.0007698481" calcext:value-type="float">
            <text:p>-7,70E-04</text:p>
          </table:table-cell>
          <table:table-cell table:formula="of:=[.A251]" office:value-type="float" office:value="0.0119292343748385" calcext:value-type="float">
            <text:p>1,19E-02</text:p>
          </table:table-cell>
          <table:table-cell/>
          <table:table-cell table:formula="of:=[.E250]+[.$D$2]" office:value-type="float" office:value="0.0117180665270233" calcext:value-type="float">
            <text:p>0,0117180665</text:p>
          </table:table-cell>
          <table:table-cell table:formula="of:==VLOOKUP([.E251];[.$B$2:.$C$1031];2)" office:value-type="float" office:value="0.0232085312498386" calcext:value-type="float">
            <text:p>0,0232085312</text:p>
          </table:table-cell>
          <table:table-cell table:formula="of:=ROUND([.F251]/[.$A$1031]*65535)" office:value-type="float" office:value="30419" calcext:value-type="float">
            <text:p>30419</text:p>
          </table:table-cell>
          <table:table-cell table:formula="of:=[.H250]+1" office:value-type="float" office:value="249" calcext:value-type="float">
            <text:p>249</text:p>
          </table:table-cell>
          <table:table-cell table:formula="of:=ROUND([.G251]/[.$G$257]*65535)" office:value-type="float" office:value="65260" calcext:value-type="float">
            <text:p>65260</text:p>
          </table:table-cell>
          <table:table-cell table:formula="of:=([.I251]+[.I252])/2" office:value-type="float" office:value="65260" calcext:value-type="float">
            <text:p>65260</text:p>
          </table:table-cell>
          <table:table-cell table:formula="of:=(-1687120 - 18687100*[.H251] - 298094*[.H251]^2 + 2066740*[.H251]^3 + 63576.1*[.H251]^4 + 40.8516*[.H251]^5 - 0.0373487*[.H251]^6) / (-775.977 - 754.663*[.H251] + 168.022*[.H251]^2 + 54.4337*[.H251]^3 + [.H251]^4)" office:value-type="float" office:value="65281.7348508821" calcext:value-type="float">
            <text:p>65281,7348508821</text:p>
          </table:table-cell>
          <table:table-cell table:formula="of:=ROUND([.K251])" office:value-type="float" office:value="65282" calcext:value-type="float">
            <text:p>65282</text:p>
          </table:table-cell>
        </table:table-row>
        <table:table-row table:style-name="ro1">
          <table:table-cell office:value-type="float" office:value="0.0119780624998385" calcext:value-type="float">
            <text:p>1,20E-02</text:p>
          </table:table-cell>
          <table:table-cell office:value-type="float" office:value="-0.0007626921" calcext:value-type="float">
            <text:p>-7,63E-04</text:p>
          </table:table-cell>
          <table:table-cell table:formula="of:=[.A252]" office:value-type="float" office:value="0.0119780624998385" calcext:value-type="float">
            <text:p>1,20E-02</text:p>
          </table:table-cell>
          <table:table-cell/>
          <table:table-cell table:formula="of:=[.E251]+[.$D$2]" office:value-type="float" office:value="0.0117701791676941" calcext:value-type="float">
            <text:p>0,0117701792</text:p>
          </table:table-cell>
          <table:table-cell table:formula="of:==VLOOKUP([.E252];[.$B$2:.$C$1031];2)" office:value-type="float" office:value="0.0232085312498386" calcext:value-type="float">
            <text:p>0,0232085312</text:p>
          </table:table-cell>
          <table:table-cell table:formula="of:=ROUND([.F252]/[.$A$1031]*65535)" office:value-type="float" office:value="30419" calcext:value-type="float">
            <text:p>30419</text:p>
          </table:table-cell>
          <table:table-cell table:formula="of:=[.H251]+1" office:value-type="float" office:value="250" calcext:value-type="float">
            <text:p>250</text:p>
          </table:table-cell>
          <table:table-cell table:formula="of:=ROUND([.G252]/[.$G$257]*65535)" office:value-type="float" office:value="65260" calcext:value-type="float">
            <text:p>65260</text:p>
          </table:table-cell>
          <table:table-cell table:formula="of:=([.I252]+[.I253])/2" office:value-type="float" office:value="65329" calcext:value-type="float">
            <text:p>65329</text:p>
          </table:table-cell>
          <table:table-cell table:formula="of:=(-1687120 - 18687100*[.H252] - 298094*[.H252]^2 + 2066740*[.H252]^3 + 63576.1*[.H252]^4 + 40.8516*[.H252]^5 - 0.0373487*[.H252]^6) / (-775.977 - 754.663*[.H252] + 168.022*[.H252]^2 + 54.4337*[.H252]^3 + [.H252]^4)" office:value-type="float" office:value="65320.6783822144" calcext:value-type="float">
            <text:p>65320,6783822144</text:p>
          </table:table-cell>
          <table:table-cell table:formula="of:=ROUND([.K252])" office:value-type="float" office:value="65321" calcext:value-type="float">
            <text:p>65321</text:p>
          </table:table-cell>
        </table:table-row>
        <table:table-row table:style-name="ro1">
          <table:table-cell office:value-type="float" office:value="0.0120268906248385" calcext:value-type="float">
            <text:p>1,20E-02</text:p>
          </table:table-cell>
          <table:table-cell office:value-type="float" office:value="-0.000755435" calcext:value-type="float">
            <text:p>-7,55E-04</text:p>
          </table:table-cell>
          <table:table-cell table:formula="of:=[.A253]" office:value-type="float" office:value="0.0120268906248385" calcext:value-type="float">
            <text:p>1,20E-02</text:p>
          </table:table-cell>
          <table:table-cell/>
          <table:table-cell table:formula="of:=[.E252]+[.$D$2]" office:value-type="float" office:value="0.0118222918083649" calcext:value-type="float">
            <text:p>0,0118222918</text:p>
          </table:table-cell>
          <table:table-cell table:formula="of:==VLOOKUP([.E253];[.$B$2:.$C$1031];2)" office:value-type="float" office:value="0.0232573593748386" calcext:value-type="float">
            <text:p>0,0232573594</text:p>
          </table:table-cell>
          <table:table-cell table:formula="of:=ROUND([.F253]/[.$A$1031]*65535)" office:value-type="float" office:value="30483" calcext:value-type="float">
            <text:p>30483</text:p>
          </table:table-cell>
          <table:table-cell table:formula="of:=[.H252]+1" office:value-type="float" office:value="251" calcext:value-type="float">
            <text:p>251</text:p>
          </table:table-cell>
          <table:table-cell table:formula="of:=ROUND([.G253]/[.$G$257]*65535)" office:value-type="float" office:value="65398" calcext:value-type="float">
            <text:p>65398</text:p>
          </table:table-cell>
          <table:table-cell table:formula="of:=([.I253]+[.I254])/2" office:value-type="float" office:value="65398" calcext:value-type="float">
            <text:p>65398</text:p>
          </table:table-cell>
          <table:table-cell table:formula="of:=(-1687120 - 18687100*[.H253] - 298094*[.H253]^2 + 2066740*[.H253]^3 + 63576.1*[.H253]^4 + 40.8516*[.H253]^5 - 0.0373487*[.H253]^6) / (-775.977 - 754.663*[.H253] + 168.022*[.H253]^2 + 54.4337*[.H253]^3 + [.H253]^4)" office:value-type="float" office:value="65359.4474540592" calcext:value-type="float">
            <text:p>65359,4474540592</text:p>
          </table:table-cell>
          <table:table-cell table:formula="of:=ROUND([.K253])" office:value-type="float" office:value="65359" calcext:value-type="float">
            <text:p>65359</text:p>
          </table:table-cell>
        </table:table-row>
        <table:table-row table:style-name="ro1">
          <table:table-cell office:value-type="float" office:value="0.0120757187498385" calcext:value-type="float">
            <text:p>1,21E-02</text:p>
          </table:table-cell>
          <table:table-cell office:value-type="float" office:value="-0.0007480754" calcext:value-type="float">
            <text:p>-7,48E-04</text:p>
          </table:table-cell>
          <table:table-cell table:formula="of:=[.A254]" office:value-type="float" office:value="0.0120757187498385" calcext:value-type="float">
            <text:p>1,21E-02</text:p>
          </table:table-cell>
          <table:table-cell/>
          <table:table-cell table:formula="of:=[.E253]+[.$D$2]" office:value-type="float" office:value="0.0118744044490357" calcext:value-type="float">
            <text:p>0,0118744044</text:p>
          </table:table-cell>
          <table:table-cell table:formula="of:==VLOOKUP([.E254];[.$B$2:.$C$1031];2)" office:value-type="float" office:value="0.0232573593748386" calcext:value-type="float">
            <text:p>0,0232573594</text:p>
          </table:table-cell>
          <table:table-cell table:formula="of:=ROUND([.F254]/[.$A$1031]*65535)" office:value-type="float" office:value="30483" calcext:value-type="float">
            <text:p>30483</text:p>
          </table:table-cell>
          <table:table-cell table:formula="of:=[.H253]+1" office:value-type="float" office:value="252" calcext:value-type="float">
            <text:p>252</text:p>
          </table:table-cell>
          <table:table-cell table:formula="of:=ROUND([.G254]/[.$G$257]*65535)" office:value-type="float" office:value="65398" calcext:value-type="float">
            <text:p>65398</text:p>
          </table:table-cell>
          <table:table-cell table:formula="of:=([.I254]+[.I255])/2" office:value-type="float" office:value="65398" calcext:value-type="float">
            <text:p>65398</text:p>
          </table:table-cell>
          <table:table-cell table:formula="of:=(-1687120 - 18687100*[.H254] - 298094*[.H254]^2 + 2066740*[.H254]^3 + 63576.1*[.H254]^4 + 40.8516*[.H254]^5 - 0.0373487*[.H254]^6) / (-775.977 - 754.663*[.H254] + 168.022*[.H254]^2 + 54.4337*[.H254]^3 + [.H254]^4)" office:value-type="float" office:value="65398.0430824439" calcext:value-type="float">
            <text:p>65398,0430824439</text:p>
          </table:table-cell>
          <table:table-cell table:formula="of:=ROUND([.K254])" office:value-type="float" office:value="65398" calcext:value-type="float">
            <text:p>65398</text:p>
          </table:table-cell>
        </table:table-row>
        <table:table-row table:style-name="ro1">
          <table:table-cell office:value-type="float" office:value="0.0121245468748385" calcext:value-type="float">
            <text:p>1,21E-02</text:p>
          </table:table-cell>
          <table:table-cell office:value-type="float" office:value="-0.0007406118" calcext:value-type="float">
            <text:p>-7,41E-04</text:p>
          </table:table-cell>
          <table:table-cell table:formula="of:=[.A255]" office:value-type="float" office:value="0.0121245468748385" calcext:value-type="float">
            <text:p>1,21E-02</text:p>
          </table:table-cell>
          <table:table-cell/>
          <table:table-cell table:formula="of:=[.E254]+[.$D$2]" office:value-type="float" office:value="0.0119265170897064" calcext:value-type="float">
            <text:p>0,0119265171</text:p>
          </table:table-cell>
          <table:table-cell table:formula="of:==VLOOKUP([.E255];[.$B$2:.$C$1031];2)" office:value-type="float" office:value="0.0232573593748386" calcext:value-type="float">
            <text:p>0,0232573594</text:p>
          </table:table-cell>
          <table:table-cell table:formula="of:=ROUND([.F255]/[.$A$1031]*65535)" office:value-type="float" office:value="30483" calcext:value-type="float">
            <text:p>30483</text:p>
          </table:table-cell>
          <table:table-cell table:formula="of:=[.H254]+1" office:value-type="float" office:value="253" calcext:value-type="float">
            <text:p>253</text:p>
          </table:table-cell>
          <table:table-cell table:formula="of:=ROUND([.G255]/[.$G$257]*65535)" office:value-type="float" office:value="65398" calcext:value-type="float">
            <text:p>65398</text:p>
          </table:table-cell>
          <table:table-cell table:formula="of:=([.I255]+[.I256])/2" office:value-type="float" office:value="65466.5" calcext:value-type="float">
            <text:p>65466,5</text:p>
          </table:table-cell>
          <table:table-cell table:formula="of:=(-1687120 - 18687100*[.H255] - 298094*[.H255]^2 + 2066740*[.H255]^3 + 63576.1*[.H255]^4 + 40.8516*[.H255]^5 - 0.0373487*[.H255]^6) / (-775.977 - 754.663*[.H255] + 168.022*[.H255]^2 + 54.4337*[.H255]^3 + [.H255]^4)" office:value-type="float" office:value="65436.4662695913" calcext:value-type="float">
            <text:p>65436,4662695913</text:p>
          </table:table-cell>
          <table:table-cell table:formula="of:=ROUND([.K255])" office:value-type="float" office:value="65436" calcext:value-type="float">
            <text:p>65436</text:p>
          </table:table-cell>
        </table:table-row>
        <table:table-row table:style-name="ro1">
          <table:table-cell office:value-type="float" office:value="0.0121733749998385" calcext:value-type="float">
            <text:p>1,22E-02</text:p>
          </table:table-cell>
          <table:table-cell office:value-type="float" office:value="-0.0007330426" calcext:value-type="float">
            <text:p>-7,33E-04</text:p>
          </table:table-cell>
          <table:table-cell table:formula="of:=[.A256]" office:value-type="float" office:value="0.0121733749998385" calcext:value-type="float">
            <text:p>1,22E-02</text:p>
          </table:table-cell>
          <table:table-cell/>
          <table:table-cell table:formula="of:=[.E255]+[.$D$2]" office:value-type="float" office:value="0.0119786297303772" calcext:value-type="float">
            <text:p>0,0119786297</text:p>
          </table:table-cell>
          <table:table-cell table:formula="of:==VLOOKUP([.E256];[.$B$2:.$C$1031];2)" office:value-type="float" office:value="0.0233061874998386" calcext:value-type="float">
            <text:p>0,0233061875</text:p>
          </table:table-cell>
          <table:table-cell table:formula="of:=ROUND([.F256]/[.$A$1031]*65535)" office:value-type="float" office:value="30547" calcext:value-type="float">
            <text:p>30547</text:p>
          </table:table-cell>
          <table:table-cell table:formula="of:=[.H255]+1" office:value-type="float" office:value="254" calcext:value-type="float">
            <text:p>254</text:p>
          </table:table-cell>
          <table:table-cell table:formula="of:=ROUND([.G256]/[.$G$257]*65535)" office:value-type="float" office:value="65535" calcext:value-type="float">
            <text:p>65535</text:p>
          </table:table-cell>
          <table:table-cell table:formula="of:=([.I256]+[.I257])/2" office:value-type="float" office:value="65535" calcext:value-type="float">
            <text:p>65535</text:p>
          </table:table-cell>
          <table:table-cell table:formula="of:=(-1687120 - 18687100*[.H256] - 298094*[.H256]^2 + 2066740*[.H256]^3 + 63576.1*[.H256]^4 + 40.8516*[.H256]^5 - 0.0373487*[.H256]^6) / (-775.977 - 754.663*[.H256] + 168.022*[.H256]^2 + 54.4337*[.H256]^3 + [.H256]^4)" office:value-type="float" office:value="65474.7180041541" calcext:value-type="float">
            <text:p>65474,7180041541</text:p>
          </table:table-cell>
          <table:table-cell table:formula="of:=ROUND([.K256])" office:value-type="float" office:value="65475" calcext:value-type="float">
            <text:p>65475</text:p>
          </table:table-cell>
        </table:table-row>
        <table:table-row table:style-name="ro1">
          <table:table-cell office:value-type="float" office:value="0.0122222031248385" calcext:value-type="float">
            <text:p>1,22E-02</text:p>
          </table:table-cell>
          <table:table-cell office:value-type="float" office:value="-0.0007253665" calcext:value-type="float">
            <text:p>-7,25E-04</text:p>
          </table:table-cell>
          <table:table-cell table:formula="of:=[.A257]" office:value-type="float" office:value="0.0122222031248385" calcext:value-type="float">
            <text:p>1,22E-02</text:p>
          </table:table-cell>
          <table:table-cell/>
          <table:table-cell table:formula="of:=[.E256]+[.$D$2]" office:value-type="float" office:value="0.012030742371048" calcext:value-type="float">
            <text:p>0,0120307424</text:p>
          </table:table-cell>
          <table:table-cell table:formula="of:==VLOOKUP([.E257];[.$B$2:.$C$1031];2)" office:value-type="float" office:value="0.0233061874998386" calcext:value-type="float">
            <text:p>0,0233061875</text:p>
          </table:table-cell>
          <table:table-cell table:formula="of:=ROUND([.F257]/[.$A$1031]*65535)" office:value-type="float" office:value="30547" calcext:value-type="float">
            <text:p>30547</text:p>
          </table:table-cell>
          <table:table-cell table:formula="of:=[.H256]+1" office:value-type="float" office:value="255" calcext:value-type="float">
            <text:p>255</text:p>
          </table:table-cell>
          <table:table-cell table:formula="of:=ROUND([.G257]/[.$G$257]*65535)" office:value-type="float" office:value="65535" calcext:value-type="float">
            <text:p>65535</text:p>
          </table:table-cell>
          <table:table-cell table:formula="of:=([.I257]+[.I258])/2" office:value-type="float" office:value="32767.5" calcext:value-type="float">
            <text:p>32767,5</text:p>
          </table:table-cell>
          <table:table-cell table:formula="of:=(-1687120 - 18687100*[.H257] - 298094*[.H257]^2 + 2066740*[.H257]^3 + 63576.1*[.H257]^4 + 40.8516*[.H257]^5 - 0.0373487*[.H257]^6) / (-775.977 - 754.663*[.H257] + 168.022*[.H257]^2 + 54.4337*[.H257]^3 + [.H257]^4)" office:value-type="float" office:value="65512.7992614446" calcext:value-type="float">
            <text:p>65512,7992614446</text:p>
          </table:table-cell>
          <table:table-cell table:formula="of:=ROUND([.K257])" office:value-type="float" office:value="65513" calcext:value-type="float">
            <text:p>65513</text:p>
          </table:table-cell>
        </table:table-row>
        <table:table-row table:style-name="ro1">
          <table:table-cell office:value-type="float" office:value="0.0122710312498385" calcext:value-type="float">
            <text:p>1,23E-02</text:p>
          </table:table-cell>
          <table:table-cell office:value-type="float" office:value="-0.000717582" calcext:value-type="float">
            <text:p>-7,18E-04</text:p>
          </table:table-cell>
          <table:table-cell table:formula="of:=[.A258]" office:value-type="float" office:value="0.0122710312498385" calcext:value-type="float">
            <text:p>1,23E-02</text:p>
          </table:table-cell>
          <table:table-cell table:number-columns-repeated="9"/>
        </table:table-row>
        <table:table-row table:style-name="ro1">
          <table:table-cell office:value-type="float" office:value="0.0123198593748385" calcext:value-type="float">
            <text:p>1,23E-02</text:p>
          </table:table-cell>
          <table:table-cell office:value-type="float" office:value="-0.0007096875" calcext:value-type="float">
            <text:p>-7,10E-04</text:p>
          </table:table-cell>
          <table:table-cell table:formula="of:=[.A259]" office:value-type="float" office:value="0.0123198593748385" calcext:value-type="float">
            <text:p>1,23E-02</text:p>
          </table:table-cell>
          <table:table-cell table:number-columns-repeated="9"/>
        </table:table-row>
        <table:table-row table:style-name="ro1">
          <table:table-cell office:value-type="float" office:value="0.0123686874998385" calcext:value-type="float">
            <text:p>1,24E-02</text:p>
          </table:table-cell>
          <table:table-cell office:value-type="float" office:value="-0.0007016814" calcext:value-type="float">
            <text:p>-7,02E-04</text:p>
          </table:table-cell>
          <table:table-cell table:formula="of:=[.A260]" office:value-type="float" office:value="0.0123686874998385" calcext:value-type="float">
            <text:p>1,24E-02</text:p>
          </table:table-cell>
          <table:table-cell table:number-columns-repeated="9"/>
        </table:table-row>
        <table:table-row table:style-name="ro1">
          <table:table-cell office:value-type="float" office:value="0.0124175156248385" calcext:value-type="float">
            <text:p>1,24E-02</text:p>
          </table:table-cell>
          <table:table-cell office:value-type="float" office:value="-0.0006935621" calcext:value-type="float">
            <text:p>-6,94E-04</text:p>
          </table:table-cell>
          <table:table-cell table:formula="of:=[.A261]" office:value-type="float" office:value="0.0124175156248385" calcext:value-type="float">
            <text:p>1,24E-02</text:p>
          </table:table-cell>
          <table:table-cell table:number-columns-repeated="9"/>
        </table:table-row>
        <table:table-row table:style-name="ro1">
          <table:table-cell office:value-type="float" office:value="0.0124663437498385" calcext:value-type="float">
            <text:p>1,25E-02</text:p>
          </table:table-cell>
          <table:table-cell office:value-type="float" office:value="-0.0006853282" calcext:value-type="float">
            <text:p>-6,85E-04</text:p>
          </table:table-cell>
          <table:table-cell table:formula="of:=[.A262]" office:value-type="float" office:value="0.0124663437498385" calcext:value-type="float">
            <text:p>1,25E-02</text:p>
          </table:table-cell>
          <table:table-cell table:number-columns-repeated="9"/>
        </table:table-row>
        <table:table-row table:style-name="ro1">
          <table:table-cell office:value-type="float" office:value="0.0125151718748385" calcext:value-type="float">
            <text:p>1,25E-02</text:p>
          </table:table-cell>
          <table:table-cell office:value-type="float" office:value="-0.0006769779" calcext:value-type="float">
            <text:p>-6,77E-04</text:p>
          </table:table-cell>
          <table:table-cell table:formula="of:=[.A263]" office:value-type="float" office:value="0.0125151718748385" calcext:value-type="float">
            <text:p>1,25E-02</text:p>
          </table:table-cell>
          <table:table-cell table:number-columns-repeated="9"/>
        </table:table-row>
        <table:table-row table:style-name="ro1">
          <table:table-cell office:value-type="float" office:value="0.0125639999998385" calcext:value-type="float">
            <text:p>1,26E-02</text:p>
          </table:table-cell>
          <table:table-cell office:value-type="float" office:value="-0.0006685095" calcext:value-type="float">
            <text:p>-6,69E-04</text:p>
          </table:table-cell>
          <table:table-cell table:formula="of:=[.A264]" office:value-type="float" office:value="0.0125639999998385" calcext:value-type="float">
            <text:p>1,26E-02</text:p>
          </table:table-cell>
          <table:table-cell table:number-columns-repeated="9"/>
        </table:table-row>
        <table:table-row table:style-name="ro1">
          <table:table-cell office:value-type="float" office:value="0.0126128281248385" calcext:value-type="float">
            <text:p>1,26E-02</text:p>
          </table:table-cell>
          <table:table-cell office:value-type="float" office:value="-0.0006599216" calcext:value-type="float">
            <text:p>-6,60E-04</text:p>
          </table:table-cell>
          <table:table-cell table:formula="of:=[.A265]" office:value-type="float" office:value="0.0126128281248385" calcext:value-type="float">
            <text:p>1,26E-02</text:p>
          </table:table-cell>
          <table:table-cell table:number-columns-repeated="9"/>
        </table:table-row>
        <table:table-row table:style-name="ro1">
          <table:table-cell office:value-type="float" office:value="0.0126616562498385" calcext:value-type="float">
            <text:p>1,27E-02</text:p>
          </table:table-cell>
          <table:table-cell office:value-type="float" office:value="-0.0006512123" calcext:value-type="float">
            <text:p>-6,51E-04</text:p>
          </table:table-cell>
          <table:table-cell table:formula="of:=[.A266]" office:value-type="float" office:value="0.0126616562498385" calcext:value-type="float">
            <text:p>1,27E-02</text:p>
          </table:table-cell>
          <table:table-cell table:number-columns-repeated="9"/>
        </table:table-row>
        <table:table-row table:style-name="ro1">
          <table:table-cell office:value-type="float" office:value="0.0127104843748385" calcext:value-type="float">
            <text:p>1,27E-02</text:p>
          </table:table-cell>
          <table:table-cell office:value-type="float" office:value="-0.0006423799" calcext:value-type="float">
            <text:p>-6,42E-04</text:p>
          </table:table-cell>
          <table:table-cell table:formula="of:=[.A267]" office:value-type="float" office:value="0.0127104843748385" calcext:value-type="float">
            <text:p>1,27E-02</text:p>
          </table:table-cell>
          <table:table-cell table:number-columns-repeated="9"/>
        </table:table-row>
        <table:table-row table:style-name="ro1">
          <table:table-cell office:value-type="float" office:value="0.0127593124998385" calcext:value-type="float">
            <text:p>1,28E-02</text:p>
          </table:table-cell>
          <table:table-cell office:value-type="float" office:value="-0.0006334228" calcext:value-type="float">
            <text:p>-6,33E-04</text:p>
          </table:table-cell>
          <table:table-cell table:formula="of:=[.A268]" office:value-type="float" office:value="0.0127593124998385" calcext:value-type="float">
            <text:p>1,28E-02</text:p>
          </table:table-cell>
          <table:table-cell table:number-columns-repeated="9"/>
        </table:table-row>
        <table:table-row table:style-name="ro1">
          <table:table-cell office:value-type="float" office:value="0.0128081406248385" calcext:value-type="float">
            <text:p>1,28E-02</text:p>
          </table:table-cell>
          <table:table-cell office:value-type="float" office:value="-0.000624339" calcext:value-type="float">
            <text:p>-6,24E-04</text:p>
          </table:table-cell>
          <table:table-cell table:formula="of:=[.A269]" office:value-type="float" office:value="0.0128081406248385" calcext:value-type="float">
            <text:p>1,28E-02</text:p>
          </table:table-cell>
          <table:table-cell table:number-columns-repeated="9"/>
        </table:table-row>
        <table:table-row table:style-name="ro1">
          <table:table-cell office:value-type="float" office:value="0.0128569687498385" calcext:value-type="float">
            <text:p>1,29E-02</text:p>
          </table:table-cell>
          <table:table-cell office:value-type="float" office:value="-0.000615127" calcext:value-type="float">
            <text:p>-6,15E-04</text:p>
          </table:table-cell>
          <table:table-cell table:formula="of:=[.A270]" office:value-type="float" office:value="0.0128569687498385" calcext:value-type="float">
            <text:p>1,29E-02</text:p>
          </table:table-cell>
          <table:table-cell table:number-columns-repeated="9"/>
        </table:table-row>
        <table:table-row table:style-name="ro1">
          <table:table-cell office:value-type="float" office:value="0.0129057968748385" calcext:value-type="float">
            <text:p>1,29E-02</text:p>
          </table:table-cell>
          <table:table-cell office:value-type="float" office:value="-0.0006057848" calcext:value-type="float">
            <text:p>-6,06E-04</text:p>
          </table:table-cell>
          <table:table-cell table:formula="of:=[.A271]" office:value-type="float" office:value="0.0129057968748385" calcext:value-type="float">
            <text:p>1,29E-02</text:p>
          </table:table-cell>
          <table:table-cell table:number-columns-repeated="9"/>
        </table:table-row>
        <table:table-row table:style-name="ro1">
          <table:table-cell office:value-type="float" office:value="0.0129546249998385" calcext:value-type="float">
            <text:p>1,30E-02</text:p>
          </table:table-cell>
          <table:table-cell office:value-type="float" office:value="-0.0005963105" calcext:value-type="float">
            <text:p>-5,96E-04</text:p>
          </table:table-cell>
          <table:table-cell table:formula="of:=[.A272]" office:value-type="float" office:value="0.0129546249998385" calcext:value-type="float">
            <text:p>1,30E-02</text:p>
          </table:table-cell>
          <table:table-cell table:number-columns-repeated="9"/>
        </table:table-row>
        <table:table-row table:style-name="ro1">
          <table:table-cell office:value-type="float" office:value="0.0130034531248385" calcext:value-type="float">
            <text:p>1,30E-02</text:p>
          </table:table-cell>
          <table:table-cell office:value-type="float" office:value="-0.0005867025" calcext:value-type="float">
            <text:p>-5,87E-04</text:p>
          </table:table-cell>
          <table:table-cell table:formula="of:=[.A273]" office:value-type="float" office:value="0.0130034531248385" calcext:value-type="float">
            <text:p>1,30E-02</text:p>
          </table:table-cell>
          <table:table-cell table:number-columns-repeated="9"/>
        </table:table-row>
        <table:table-row table:style-name="ro1">
          <table:table-cell office:value-type="float" office:value="0.0130522812498385" calcext:value-type="float">
            <text:p>1,31E-02</text:p>
          </table:table-cell>
          <table:table-cell office:value-type="float" office:value="-0.0005769587" calcext:value-type="float">
            <text:p>-5,77E-04</text:p>
          </table:table-cell>
          <table:table-cell table:formula="of:=[.A274]" office:value-type="float" office:value="0.0130522812498385" calcext:value-type="float">
            <text:p>1,31E-02</text:p>
          </table:table-cell>
          <table:table-cell table:number-columns-repeated="9"/>
        </table:table-row>
        <table:table-row table:style-name="ro1">
          <table:table-cell office:value-type="float" office:value="0.0131011093748385" calcext:value-type="float">
            <text:p>1,31E-02</text:p>
          </table:table-cell>
          <table:table-cell office:value-type="float" office:value="-0.0005670772" calcext:value-type="float">
            <text:p>-5,67E-04</text:p>
          </table:table-cell>
          <table:table-cell table:formula="of:=[.A275]" office:value-type="float" office:value="0.0131011093748385" calcext:value-type="float">
            <text:p>1,31E-02</text:p>
          </table:table-cell>
          <table:table-cell table:number-columns-repeated="9"/>
        </table:table-row>
        <table:table-row table:style-name="ro1">
          <table:table-cell office:value-type="float" office:value="0.0131499374998385" calcext:value-type="float">
            <text:p>1,31E-02</text:p>
          </table:table-cell>
          <table:table-cell office:value-type="float" office:value="-0.0005570562" calcext:value-type="float">
            <text:p>-5,57E-04</text:p>
          </table:table-cell>
          <table:table-cell table:formula="of:=[.A276]" office:value-type="float" office:value="0.0131499374998385" calcext:value-type="float">
            <text:p>1,31E-02</text:p>
          </table:table-cell>
          <table:table-cell table:number-columns-repeated="9"/>
        </table:table-row>
        <table:table-row table:style-name="ro1">
          <table:table-cell office:value-type="float" office:value="0.0131987656248385" calcext:value-type="float">
            <text:p>1,32E-02</text:p>
          </table:table-cell>
          <table:table-cell office:value-type="float" office:value="-0.0005468935" calcext:value-type="float">
            <text:p>-5,47E-04</text:p>
          </table:table-cell>
          <table:table-cell table:formula="of:=[.A277]" office:value-type="float" office:value="0.0131987656248385" calcext:value-type="float">
            <text:p>1,32E-02</text:p>
          </table:table-cell>
          <table:table-cell table:number-columns-repeated="9"/>
        </table:table-row>
        <table:table-row table:style-name="ro1">
          <table:table-cell office:value-type="float" office:value="0.0132475937498385" calcext:value-type="float">
            <text:p>1,32E-02</text:p>
          </table:table-cell>
          <table:table-cell office:value-type="float" office:value="-0.0005365873" calcext:value-type="float">
            <text:p>-5,37E-04</text:p>
          </table:table-cell>
          <table:table-cell table:formula="of:=[.A278]" office:value-type="float" office:value="0.0132475937498385" calcext:value-type="float">
            <text:p>1,32E-02</text:p>
          </table:table-cell>
          <table:table-cell table:number-columns-repeated="9"/>
        </table:table-row>
        <table:table-row table:style-name="ro1">
          <table:table-cell office:value-type="float" office:value="0.0132964218748385" calcext:value-type="float">
            <text:p>1,33E-02</text:p>
          </table:table-cell>
          <table:table-cell office:value-type="float" office:value="-0.0005261355" calcext:value-type="float">
            <text:p>-5,26E-04</text:p>
          </table:table-cell>
          <table:table-cell table:formula="of:=[.A279]" office:value-type="float" office:value="0.0132964218748385" calcext:value-type="float">
            <text:p>1,33E-02</text:p>
          </table:table-cell>
          <table:table-cell table:number-columns-repeated="9"/>
        </table:table-row>
        <table:table-row table:style-name="ro1">
          <table:table-cell office:value-type="float" office:value="0.0133452499998385" calcext:value-type="float">
            <text:p>1,33E-02</text:p>
          </table:table-cell>
          <table:table-cell office:value-type="float" office:value="-0.0005155361" calcext:value-type="float">
            <text:p>-5,16E-04</text:p>
          </table:table-cell>
          <table:table-cell table:formula="of:=[.A280]" office:value-type="float" office:value="0.0133452499998385" calcext:value-type="float">
            <text:p>1,33E-02</text:p>
          </table:table-cell>
          <table:table-cell table:number-columns-repeated="9"/>
        </table:table-row>
        <table:table-row table:style-name="ro1">
          <table:table-cell office:value-type="float" office:value="0.0133940781248385" calcext:value-type="float">
            <text:p>1,34E-02</text:p>
          </table:table-cell>
          <table:table-cell office:value-type="float" office:value="-0.0005047868" calcext:value-type="float">
            <text:p>-5,05E-04</text:p>
          </table:table-cell>
          <table:table-cell table:formula="of:=[.A281]" office:value-type="float" office:value="0.0133940781248385" calcext:value-type="float">
            <text:p>1,34E-02</text:p>
          </table:table-cell>
          <table:table-cell table:number-columns-repeated="9"/>
        </table:table-row>
        <table:table-row table:style-name="ro1">
          <table:table-cell office:value-type="float" office:value="0.0134429062498385" calcext:value-type="float">
            <text:p>1,34E-02</text:p>
          </table:table-cell>
          <table:table-cell office:value-type="float" office:value="-0.0004938858" calcext:value-type="float">
            <text:p>-4,94E-04</text:p>
          </table:table-cell>
          <table:table-cell table:formula="of:=[.A282]" office:value-type="float" office:value="0.0134429062498385" calcext:value-type="float">
            <text:p>1,34E-02</text:p>
          </table:table-cell>
          <table:table-cell table:number-columns-repeated="9"/>
        </table:table-row>
        <table:table-row table:style-name="ro1">
          <table:table-cell office:value-type="float" office:value="0.0134917343748385" calcext:value-type="float">
            <text:p>1,35E-02</text:p>
          </table:table-cell>
          <table:table-cell office:value-type="float" office:value="-0.0004828307" calcext:value-type="float">
            <text:p>-4,83E-04</text:p>
          </table:table-cell>
          <table:table-cell table:formula="of:=[.A283]" office:value-type="float" office:value="0.0134917343748385" calcext:value-type="float">
            <text:p>1,35E-02</text:p>
          </table:table-cell>
          <table:table-cell table:number-columns-repeated="9"/>
        </table:table-row>
        <table:table-row table:style-name="ro1">
          <table:table-cell office:value-type="float" office:value="0.0135405624998385" calcext:value-type="float">
            <text:p>1,35E-02</text:p>
          </table:table-cell>
          <table:table-cell office:value-type="float" office:value="-0.0004716195" calcext:value-type="float">
            <text:p>-4,72E-04</text:p>
          </table:table-cell>
          <table:table-cell table:formula="of:=[.A284]" office:value-type="float" office:value="0.0135405624998385" calcext:value-type="float">
            <text:p>1,35E-02</text:p>
          </table:table-cell>
          <table:table-cell table:number-columns-repeated="9"/>
        </table:table-row>
        <table:table-row table:style-name="ro1">
          <table:table-cell office:value-type="float" office:value="0.0135893906248385" calcext:value-type="float">
            <text:p>1,36E-02</text:p>
          </table:table-cell>
          <table:table-cell office:value-type="float" office:value="-0.00046025" calcext:value-type="float">
            <text:p>-4,60E-04</text:p>
          </table:table-cell>
          <table:table-cell table:formula="of:=[.A285]" office:value-type="float" office:value="0.0135893906248385" calcext:value-type="float">
            <text:p>1,36E-02</text:p>
          </table:table-cell>
          <table:table-cell table:number-columns-repeated="9"/>
        </table:table-row>
        <table:table-row table:style-name="ro1">
          <table:table-cell office:value-type="float" office:value="0.0136382187498385" calcext:value-type="float">
            <text:p>1,36E-02</text:p>
          </table:table-cell>
          <table:table-cell office:value-type="float" office:value="-0.0004487198" calcext:value-type="float">
            <text:p>-4,49E-04</text:p>
          </table:table-cell>
          <table:table-cell table:formula="of:=[.A286]" office:value-type="float" office:value="0.0136382187498385" calcext:value-type="float">
            <text:p>1,36E-02</text:p>
          </table:table-cell>
          <table:table-cell table:number-columns-repeated="9"/>
        </table:table-row>
        <table:table-row table:style-name="ro1">
          <table:table-cell office:value-type="float" office:value="0.0136870468748385" calcext:value-type="float">
            <text:p>1,37E-02</text:p>
          </table:table-cell>
          <table:table-cell office:value-type="float" office:value="-0.0004370267" calcext:value-type="float">
            <text:p>-4,37E-04</text:p>
          </table:table-cell>
          <table:table-cell table:formula="of:=[.A287]" office:value-type="float" office:value="0.0136870468748385" calcext:value-type="float">
            <text:p>1,37E-02</text:p>
          </table:table-cell>
          <table:table-cell table:number-columns-repeated="9"/>
        </table:table-row>
        <table:table-row table:style-name="ro1">
          <table:table-cell office:value-type="float" office:value="0.0137358749998385" calcext:value-type="float">
            <text:p>1,37E-02</text:p>
          </table:table-cell>
          <table:table-cell office:value-type="float" office:value="-0.0004251685" calcext:value-type="float">
            <text:p>-4,25E-04</text:p>
          </table:table-cell>
          <table:table-cell table:formula="of:=[.A288]" office:value-type="float" office:value="0.0137358749998385" calcext:value-type="float">
            <text:p>1,37E-02</text:p>
          </table:table-cell>
          <table:table-cell table:number-columns-repeated="9"/>
        </table:table-row>
        <table:table-row table:style-name="ro1">
          <table:table-cell office:value-type="float" office:value="0.0137847031248385" calcext:value-type="float">
            <text:p>1,38E-02</text:p>
          </table:table-cell>
          <table:table-cell office:value-type="float" office:value="-0.0004131428" calcext:value-type="float">
            <text:p>-4,13E-04</text:p>
          </table:table-cell>
          <table:table-cell table:formula="of:=[.A289]" office:value-type="float" office:value="0.0137847031248385" calcext:value-type="float">
            <text:p>1,38E-02</text:p>
          </table:table-cell>
          <table:table-cell table:number-columns-repeated="9"/>
        </table:table-row>
        <table:table-row table:style-name="ro1">
          <table:table-cell office:value-type="float" office:value="0.0138335312498385" calcext:value-type="float">
            <text:p>1,38E-02</text:p>
          </table:table-cell>
          <table:table-cell office:value-type="float" office:value="-0.0004009472" calcext:value-type="float">
            <text:p>-4,01E-04</text:p>
          </table:table-cell>
          <table:table-cell table:formula="of:=[.A290]" office:value-type="float" office:value="0.0138335312498385" calcext:value-type="float">
            <text:p>1,38E-02</text:p>
          </table:table-cell>
          <table:table-cell table:number-columns-repeated="9"/>
        </table:table-row>
        <table:table-row table:style-name="ro1">
          <table:table-cell office:value-type="float" office:value="0.0138823593748385" calcext:value-type="float">
            <text:p>1,39E-02</text:p>
          </table:table-cell>
          <table:table-cell office:value-type="float" office:value="-0.0003885794" calcext:value-type="float">
            <text:p>-3,89E-04</text:p>
          </table:table-cell>
          <table:table-cell table:formula="of:=[.A291]" office:value-type="float" office:value="0.0138823593748385" calcext:value-type="float">
            <text:p>1,39E-02</text:p>
          </table:table-cell>
          <table:table-cell table:number-columns-repeated="9"/>
        </table:table-row>
        <table:table-row table:style-name="ro1">
          <table:table-cell office:value-type="float" office:value="0.0139311874998385" calcext:value-type="float">
            <text:p>1,39E-02</text:p>
          </table:table-cell>
          <table:table-cell office:value-type="float" office:value="-0.0003760369" calcext:value-type="float">
            <text:p>-3,76E-04</text:p>
          </table:table-cell>
          <table:table-cell table:formula="of:=[.A292]" office:value-type="float" office:value="0.0139311874998385" calcext:value-type="float">
            <text:p>1,39E-02</text:p>
          </table:table-cell>
          <table:table-cell table:number-columns-repeated="9"/>
        </table:table-row>
        <table:table-row table:style-name="ro1">
          <table:table-cell office:value-type="float" office:value="0.0139800156248385" calcext:value-type="float">
            <text:p>1,40E-02</text:p>
          </table:table-cell>
          <table:table-cell office:value-type="float" office:value="-0.0003633172" calcext:value-type="float">
            <text:p>-3,63E-04</text:p>
          </table:table-cell>
          <table:table-cell table:formula="of:=[.A293]" office:value-type="float" office:value="0.0139800156248385" calcext:value-type="float">
            <text:p>1,40E-02</text:p>
          </table:table-cell>
          <table:table-cell table:number-columns-repeated="9"/>
        </table:table-row>
        <table:table-row table:style-name="ro1">
          <table:table-cell office:value-type="float" office:value="0.0140288437498385" calcext:value-type="float">
            <text:p>1,40E-02</text:p>
          </table:table-cell>
          <table:table-cell office:value-type="float" office:value="-0.0003504179" calcext:value-type="float">
            <text:p>-3,50E-04</text:p>
          </table:table-cell>
          <table:table-cell table:formula="of:=[.A294]" office:value-type="float" office:value="0.0140288437498385" calcext:value-type="float">
            <text:p>1,40E-02</text:p>
          </table:table-cell>
          <table:table-cell table:number-columns-repeated="9"/>
        </table:table-row>
        <table:table-row table:style-name="ro1">
          <table:table-cell office:value-type="float" office:value="0.0140776718748385" calcext:value-type="float">
            <text:p>1,41E-02</text:p>
          </table:table-cell>
          <table:table-cell office:value-type="float" office:value="-0.0003373364" calcext:value-type="float">
            <text:p>-3,37E-04</text:p>
          </table:table-cell>
          <table:table-cell table:formula="of:=[.A295]" office:value-type="float" office:value="0.0140776718748385" calcext:value-type="float">
            <text:p>1,41E-02</text:p>
          </table:table-cell>
          <table:table-cell table:number-columns-repeated="9"/>
        </table:table-row>
        <table:table-row table:style-name="ro1">
          <table:table-cell office:value-type="float" office:value="0.0141264999998385" calcext:value-type="float">
            <text:p>1,41E-02</text:p>
          </table:table-cell>
          <table:table-cell office:value-type="float" office:value="-0.0003240701" calcext:value-type="float">
            <text:p>-3,24E-04</text:p>
          </table:table-cell>
          <table:table-cell table:formula="of:=[.A296]" office:value-type="float" office:value="0.0141264999998385" calcext:value-type="float">
            <text:p>1,41E-02</text:p>
          </table:table-cell>
          <table:table-cell table:number-columns-repeated="9"/>
        </table:table-row>
        <table:table-row table:style-name="ro1">
          <table:table-cell office:value-type="float" office:value="0.0141753281248385" calcext:value-type="float">
            <text:p>1,42E-02</text:p>
          </table:table-cell>
          <table:table-cell office:value-type="float" office:value="-0.0003106165" calcext:value-type="float">
            <text:p>-3,11E-04</text:p>
          </table:table-cell>
          <table:table-cell table:formula="of:=[.A297]" office:value-type="float" office:value="0.0141753281248385" calcext:value-type="float">
            <text:p>1,42E-02</text:p>
          </table:table-cell>
          <table:table-cell table:number-columns-repeated="9"/>
        </table:table-row>
        <table:table-row table:style-name="ro1">
          <table:table-cell office:value-type="float" office:value="0.0142241562498385" calcext:value-type="float">
            <text:p>1,42E-02</text:p>
          </table:table-cell>
          <table:table-cell office:value-type="float" office:value="-0.0002969729" calcext:value-type="float">
            <text:p>-2,97E-04</text:p>
          </table:table-cell>
          <table:table-cell table:formula="of:=[.A298]" office:value-type="float" office:value="0.0142241562498385" calcext:value-type="float">
            <text:p>1,42E-02</text:p>
          </table:table-cell>
          <table:table-cell table:number-columns-repeated="9"/>
        </table:table-row>
        <table:table-row table:style-name="ro1">
          <table:table-cell office:value-type="float" office:value="0.0142729843748385" calcext:value-type="float">
            <text:p>1,43E-02</text:p>
          </table:table-cell>
          <table:table-cell office:value-type="float" office:value="-0.0002831366" calcext:value-type="float">
            <text:p>-2,83E-04</text:p>
          </table:table-cell>
          <table:table-cell table:formula="of:=[.A299]" office:value-type="float" office:value="0.0142729843748385" calcext:value-type="float">
            <text:p>1,43E-02</text:p>
          </table:table-cell>
          <table:table-cell table:number-columns-repeated="9"/>
        </table:table-row>
        <table:table-row table:style-name="ro1">
          <table:table-cell office:value-type="float" office:value="0.0143218124998385" calcext:value-type="float">
            <text:p>1,43E-02</text:p>
          </table:table-cell>
          <table:table-cell office:value-type="float" office:value="-0.0002691049" calcext:value-type="float">
            <text:p>-2,69E-04</text:p>
          </table:table-cell>
          <table:table-cell table:formula="of:=[.A300]" office:value-type="float" office:value="0.0143218124998385" calcext:value-type="float">
            <text:p>1,43E-02</text:p>
          </table:table-cell>
          <table:table-cell table:number-columns-repeated="9"/>
        </table:table-row>
        <table:table-row table:style-name="ro1">
          <table:table-cell office:value-type="float" office:value="0.0143706406248385" calcext:value-type="float">
            <text:p>1,44E-02</text:p>
          </table:table-cell>
          <table:table-cell office:value-type="float" office:value="-0.000254875" calcext:value-type="float">
            <text:p>-2,55E-04</text:p>
          </table:table-cell>
          <table:table-cell table:formula="of:=[.A301]" office:value-type="float" office:value="0.0143706406248385" calcext:value-type="float">
            <text:p>1,44E-02</text:p>
          </table:table-cell>
          <table:table-cell table:number-columns-repeated="9"/>
        </table:table-row>
        <table:table-row table:style-name="ro1">
          <table:table-cell office:value-type="float" office:value="0.0144194687498385" calcext:value-type="float">
            <text:p>1,44E-02</text:p>
          </table:table-cell>
          <table:table-cell office:value-type="float" office:value="-0.0002404442" calcext:value-type="float">
            <text:p>-2,40E-04</text:p>
          </table:table-cell>
          <table:table-cell table:formula="of:=[.A302]" office:value-type="float" office:value="0.0144194687498385" calcext:value-type="float">
            <text:p>1,44E-02</text:p>
          </table:table-cell>
          <table:table-cell table:number-columns-repeated="9"/>
        </table:table-row>
        <table:table-row table:style-name="ro1">
          <table:table-cell office:value-type="float" office:value="0.0144682968748385" calcext:value-type="float">
            <text:p>1,45E-02</text:p>
          </table:table-cell>
          <table:table-cell office:value-type="float" office:value="-0.0002258096" calcext:value-type="float">
            <text:p>-2,26E-04</text:p>
          </table:table-cell>
          <table:table-cell table:formula="of:=[.A303]" office:value-type="float" office:value="0.0144682968748385" calcext:value-type="float">
            <text:p>1,45E-02</text:p>
          </table:table-cell>
          <table:table-cell table:number-columns-repeated="9"/>
        </table:table-row>
        <table:table-row table:style-name="ro1">
          <table:table-cell office:value-type="float" office:value="0.0145171249998385" calcext:value-type="float">
            <text:p>1,45E-02</text:p>
          </table:table-cell>
          <table:table-cell office:value-type="float" office:value="-0.0002109684" calcext:value-type="float">
            <text:p>-2,11E-04</text:p>
          </table:table-cell>
          <table:table-cell table:formula="of:=[.A304]" office:value-type="float" office:value="0.0145171249998385" calcext:value-type="float">
            <text:p>1,45E-02</text:p>
          </table:table-cell>
          <table:table-cell table:number-columns-repeated="9"/>
        </table:table-row>
        <table:table-row table:style-name="ro1">
          <table:table-cell office:value-type="float" office:value="0.0145659531248385" calcext:value-type="float">
            <text:p>1,46E-02</text:p>
          </table:table-cell>
          <table:table-cell office:value-type="float" office:value="-0.0001959176" calcext:value-type="float">
            <text:p>-1,96E-04</text:p>
          </table:table-cell>
          <table:table-cell table:formula="of:=[.A305]" office:value-type="float" office:value="0.0145659531248385" calcext:value-type="float">
            <text:p>1,46E-02</text:p>
          </table:table-cell>
          <table:table-cell table:number-columns-repeated="9"/>
        </table:table-row>
        <table:table-row table:style-name="ro1">
          <table:table-cell office:value-type="float" office:value="0.0146147812498385" calcext:value-type="float">
            <text:p>1,46E-02</text:p>
          </table:table-cell>
          <table:table-cell office:value-type="float" office:value="-0.0001806542" calcext:value-type="float">
            <text:p>-1,81E-04</text:p>
          </table:table-cell>
          <table:table-cell table:formula="of:=[.A306]" office:value-type="float" office:value="0.0146147812498385" calcext:value-type="float">
            <text:p>1,46E-02</text:p>
          </table:table-cell>
          <table:table-cell table:number-columns-repeated="9"/>
        </table:table-row>
        <table:table-row table:style-name="ro1">
          <table:table-cell office:value-type="float" office:value="0.0146636093748385" calcext:value-type="float">
            <text:p>1,47E-02</text:p>
          </table:table-cell>
          <table:table-cell office:value-type="float" office:value="-0.0001651754" calcext:value-type="float">
            <text:p>-1,65E-04</text:p>
          </table:table-cell>
          <table:table-cell table:formula="of:=[.A307]" office:value-type="float" office:value="0.0146636093748385" calcext:value-type="float">
            <text:p>1,47E-02</text:p>
          </table:table-cell>
          <table:table-cell table:number-columns-repeated="9"/>
        </table:table-row>
        <table:table-row table:style-name="ro1">
          <table:table-cell office:value-type="float" office:value="0.0147124374998385" calcext:value-type="float">
            <text:p>1,47E-02</text:p>
          </table:table-cell>
          <table:table-cell office:value-type="float" office:value="-0.0001494779" calcext:value-type="float">
            <text:p>-1,49E-04</text:p>
          </table:table-cell>
          <table:table-cell table:formula="of:=[.A308]" office:value-type="float" office:value="0.0147124374998385" calcext:value-type="float">
            <text:p>1,47E-02</text:p>
          </table:table-cell>
          <table:table-cell table:number-columns-repeated="9"/>
        </table:table-row>
        <table:table-row table:style-name="ro1">
          <table:table-cell office:value-type="float" office:value="0.0147612656248385" calcext:value-type="float">
            <text:p>1,48E-02</text:p>
          </table:table-cell>
          <table:table-cell office:value-type="float" office:value="-0.0001335588" calcext:value-type="float">
            <text:p>-1,34E-04</text:p>
          </table:table-cell>
          <table:table-cell table:formula="of:=[.A309]" office:value-type="float" office:value="0.0147612656248385" calcext:value-type="float">
            <text:p>1,48E-02</text:p>
          </table:table-cell>
          <table:table-cell table:number-columns-repeated="9"/>
        </table:table-row>
        <table:table-row table:style-name="ro1">
          <table:table-cell office:value-type="float" office:value="0.0148100937498385" calcext:value-type="float">
            <text:p>1,48E-02</text:p>
          </table:table-cell>
          <table:table-cell office:value-type="float" office:value="-0.000117415" calcext:value-type="float">
            <text:p>-1,17E-04</text:p>
          </table:table-cell>
          <table:table-cell table:formula="of:=[.A310]" office:value-type="float" office:value="0.0148100937498385" calcext:value-type="float">
            <text:p>1,48E-02</text:p>
          </table:table-cell>
          <table:table-cell table:number-columns-repeated="9"/>
        </table:table-row>
        <table:table-row table:style-name="ro1">
          <table:table-cell office:value-type="float" office:value="0.0148589218748385" calcext:value-type="float">
            <text:p>1,49E-02</text:p>
          </table:table-cell>
          <table:table-cell office:value-type="float" office:value="-0.0001010432" calcext:value-type="float">
            <text:p>-1,01E-04</text:p>
          </table:table-cell>
          <table:table-cell table:formula="of:=[.A311]" office:value-type="float" office:value="0.0148589218748385" calcext:value-type="float">
            <text:p>1,49E-02</text:p>
          </table:table-cell>
          <table:table-cell table:number-columns-repeated="9"/>
        </table:table-row>
        <table:table-row table:style-name="ro1">
          <table:table-cell office:value-type="float" office:value="0.0149077499998385" calcext:value-type="float">
            <text:p>1,49E-02</text:p>
          </table:table-cell>
          <table:table-cell office:value-type="float" office:value="-0.00008444029" calcext:value-type="float">
            <text:p>-8,44E-05</text:p>
          </table:table-cell>
          <table:table-cell table:formula="of:=[.A312]" office:value-type="float" office:value="0.0149077499998385" calcext:value-type="float">
            <text:p>1,49E-02</text:p>
          </table:table-cell>
          <table:table-cell table:number-columns-repeated="9"/>
        </table:table-row>
        <table:table-row table:style-name="ro1">
          <table:table-cell office:value-type="float" office:value="0.0149565781248385" calcext:value-type="float">
            <text:p>1,50E-02</text:p>
          </table:table-cell>
          <table:table-cell office:value-type="float" office:value="-0.00006760295" calcext:value-type="float">
            <text:p>-6,76E-05</text:p>
          </table:table-cell>
          <table:table-cell table:formula="of:=[.A313]" office:value-type="float" office:value="0.0149565781248385" calcext:value-type="float">
            <text:p>1,50E-02</text:p>
          </table:table-cell>
          <table:table-cell table:number-columns-repeated="9"/>
        </table:table-row>
        <table:table-row table:style-name="ro1">
          <table:table-cell office:value-type="float" office:value="0.0150054062498385" calcext:value-type="float">
            <text:p>1,50E-02</text:p>
          </table:table-cell>
          <table:table-cell office:value-type="float" office:value="-0.0000505279" calcext:value-type="float">
            <text:p>-5,05E-05</text:p>
          </table:table-cell>
          <table:table-cell table:formula="of:=[.A314]" office:value-type="float" office:value="0.0150054062498385" calcext:value-type="float">
            <text:p>1,50E-02</text:p>
          </table:table-cell>
          <table:table-cell table:number-columns-repeated="9"/>
        </table:table-row>
        <table:table-row table:style-name="ro1">
          <table:table-cell office:value-type="float" office:value="0.0150542343748385" calcext:value-type="float">
            <text:p>1,51E-02</text:p>
          </table:table-cell>
          <table:table-cell office:value-type="float" office:value="-0.00003321179" calcext:value-type="float">
            <text:p>-3,32E-05</text:p>
          </table:table-cell>
          <table:table-cell table:formula="of:=[.A315]" office:value-type="float" office:value="0.0150542343748385" calcext:value-type="float">
            <text:p>1,51E-02</text:p>
          </table:table-cell>
          <table:table-cell table:number-columns-repeated="9"/>
        </table:table-row>
        <table:table-row table:style-name="ro1">
          <table:table-cell office:value-type="float" office:value="0.0151030624998385" calcext:value-type="float">
            <text:p>1,51E-02</text:p>
          </table:table-cell>
          <table:table-cell office:value-type="float" office:value="-0.00001565121" calcext:value-type="float">
            <text:p>-1,57E-05</text:p>
          </table:table-cell>
          <table:table-cell table:formula="of:=[.A316]" office:value-type="float" office:value="0.0151030624998385" calcext:value-type="float">
            <text:p>1,51E-02</text:p>
          </table:table-cell>
          <table:table-cell table:number-columns-repeated="9"/>
        </table:table-row>
        <table:table-row table:style-name="ro1">
          <table:table-cell office:value-type="float" office:value="0.0151518906248385" calcext:value-type="float">
            <text:p>1,52E-02</text:p>
          </table:table-cell>
          <table:table-cell office:value-type="float" office:value="0.000002157271" calcext:value-type="float">
            <text:p>2,16E-06</text:p>
          </table:table-cell>
          <table:table-cell table:formula="of:=[.A317]" office:value-type="float" office:value="0.0151518906248385" calcext:value-type="float">
            <text:p>1,52E-02</text:p>
          </table:table-cell>
          <table:table-cell table:number-columns-repeated="9"/>
        </table:table-row>
        <table:table-row table:style-name="ro1">
          <table:table-cell office:value-type="float" office:value="0.0152007187498385" calcext:value-type="float">
            <text:p>1,52E-02</text:p>
          </table:table-cell>
          <table:table-cell office:value-type="float" office:value="0.00002021716" calcext:value-type="float">
            <text:p>2,02E-05</text:p>
          </table:table-cell>
          <table:table-cell table:formula="of:=[.A318]" office:value-type="float" office:value="0.0152007187498385" calcext:value-type="float">
            <text:p>1,52E-02</text:p>
          </table:table-cell>
          <table:table-cell table:number-columns-repeated="9"/>
        </table:table-row>
        <table:table-row table:style-name="ro1">
          <table:table-cell office:value-type="float" office:value="0.0152495468748385" calcext:value-type="float">
            <text:p>1,52E-02</text:p>
          </table:table-cell>
          <table:table-cell office:value-type="float" office:value="0.00003853198" calcext:value-type="float">
            <text:p>3,85E-05</text:p>
          </table:table-cell>
          <table:table-cell table:formula="of:=[.A319]" office:value-type="float" office:value="0.0152495468748385" calcext:value-type="float">
            <text:p>1,52E-02</text:p>
          </table:table-cell>
          <table:table-cell table:number-columns-repeated="9"/>
        </table:table-row>
        <table:table-row table:style-name="ro1">
          <table:table-cell office:value-type="float" office:value="0.0152983749998385" calcext:value-type="float">
            <text:p>1,53E-02</text:p>
          </table:table-cell>
          <table:table-cell office:value-type="float" office:value="0.00005710535" calcext:value-type="float">
            <text:p>5,71E-05</text:p>
          </table:table-cell>
          <table:table-cell table:formula="of:=[.A320]" office:value-type="float" office:value="0.0152983749998385" calcext:value-type="float">
            <text:p>1,53E-02</text:p>
          </table:table-cell>
          <table:table-cell table:number-columns-repeated="9"/>
        </table:table-row>
        <table:table-row table:style-name="ro1">
          <table:table-cell office:value-type="float" office:value="0.0153472031248385" calcext:value-type="float">
            <text:p>1,53E-02</text:p>
          </table:table-cell>
          <table:table-cell office:value-type="float" office:value="0.00007594089" calcext:value-type="float">
            <text:p>7,59E-05</text:p>
          </table:table-cell>
          <table:table-cell table:formula="of:=[.A321]" office:value-type="float" office:value="0.0153472031248385" calcext:value-type="float">
            <text:p>1,53E-02</text:p>
          </table:table-cell>
          <table:table-cell table:number-columns-repeated="9"/>
        </table:table-row>
        <table:table-row table:style-name="ro1">
          <table:table-cell office:value-type="float" office:value="0.0153960312498385" calcext:value-type="float">
            <text:p>1,54E-02</text:p>
          </table:table-cell>
          <table:table-cell office:value-type="float" office:value="0.00009504231" calcext:value-type="float">
            <text:p>9,50E-05</text:p>
          </table:table-cell>
          <table:table-cell table:formula="of:=[.A322]" office:value-type="float" office:value="0.0153960312498385" calcext:value-type="float">
            <text:p>1,54E-02</text:p>
          </table:table-cell>
          <table:table-cell table:number-columns-repeated="9"/>
        </table:table-row>
        <table:table-row table:style-name="ro1">
          <table:table-cell office:value-type="float" office:value="0.0154448593748385" calcext:value-type="float">
            <text:p>1,54E-02</text:p>
          </table:table-cell>
          <table:table-cell office:value-type="float" office:value="0.0001144133" calcext:value-type="float">
            <text:p>1,14E-04</text:p>
          </table:table-cell>
          <table:table-cell table:formula="of:=[.A323]" office:value-type="float" office:value="0.0154448593748385" calcext:value-type="float">
            <text:p>1,54E-02</text:p>
          </table:table-cell>
          <table:table-cell table:number-columns-repeated="9"/>
        </table:table-row>
        <table:table-row table:style-name="ro1">
          <table:table-cell office:value-type="float" office:value="0.0154936874998385" calcext:value-type="float">
            <text:p>1,55E-02</text:p>
          </table:table-cell>
          <table:table-cell office:value-type="float" office:value="0.0001340578" calcext:value-type="float">
            <text:p>1,34E-04</text:p>
          </table:table-cell>
          <table:table-cell table:formula="of:=[.A324]" office:value-type="float" office:value="0.0154936874998385" calcext:value-type="float">
            <text:p>1,55E-02</text:p>
          </table:table-cell>
          <table:table-cell table:number-columns-repeated="9"/>
        </table:table-row>
        <table:table-row table:style-name="ro1">
          <table:table-cell office:value-type="float" office:value="0.0155425156248385" calcext:value-type="float">
            <text:p>1,55E-02</text:p>
          </table:table-cell>
          <table:table-cell office:value-type="float" office:value="0.0001539795" calcext:value-type="float">
            <text:p>1,54E-04</text:p>
          </table:table-cell>
          <table:table-cell table:formula="of:=[.A325]" office:value-type="float" office:value="0.0155425156248385" calcext:value-type="float">
            <text:p>1,55E-02</text:p>
          </table:table-cell>
          <table:table-cell table:number-columns-repeated="9"/>
        </table:table-row>
        <table:table-row table:style-name="ro1">
          <table:table-cell office:value-type="float" office:value="0.0155913437498385" calcext:value-type="float">
            <text:p>1,56E-02</text:p>
          </table:table-cell>
          <table:table-cell office:value-type="float" office:value="0.0001741824" calcext:value-type="float">
            <text:p>1,74E-04</text:p>
          </table:table-cell>
          <table:table-cell table:formula="of:=[.A326]" office:value-type="float" office:value="0.0155913437498385" calcext:value-type="float">
            <text:p>1,56E-02</text:p>
          </table:table-cell>
          <table:table-cell table:number-columns-repeated="9"/>
        </table:table-row>
        <table:table-row table:style-name="ro1">
          <table:table-cell office:value-type="float" office:value="0.0156401718748385" calcext:value-type="float">
            <text:p>1,56E-02</text:p>
          </table:table-cell>
          <table:table-cell office:value-type="float" office:value="0.0001946705" calcext:value-type="float">
            <text:p>1,95E-04</text:p>
          </table:table-cell>
          <table:table-cell table:formula="of:=[.A327]" office:value-type="float" office:value="0.0156401718748385" calcext:value-type="float">
            <text:p>1,56E-02</text:p>
          </table:table-cell>
          <table:table-cell table:number-columns-repeated="9"/>
        </table:table-row>
        <table:table-row table:style-name="ro1">
          <table:table-cell office:value-type="float" office:value="0.0156889999998385" calcext:value-type="float">
            <text:p>1,57E-02</text:p>
          </table:table-cell>
          <table:table-cell office:value-type="float" office:value="0.0002154477" calcext:value-type="float">
            <text:p>2,15E-04</text:p>
          </table:table-cell>
          <table:table-cell table:formula="of:=[.A328]" office:value-type="float" office:value="0.0156889999998385" calcext:value-type="float">
            <text:p>1,57E-02</text:p>
          </table:table-cell>
          <table:table-cell table:number-columns-repeated="9"/>
        </table:table-row>
        <table:table-row table:style-name="ro1">
          <table:table-cell office:value-type="float" office:value="0.0157378281248385" calcext:value-type="float">
            <text:p>1,57E-02</text:p>
          </table:table-cell>
          <table:table-cell office:value-type="float" office:value="0.0002365181" calcext:value-type="float">
            <text:p>2,37E-04</text:p>
          </table:table-cell>
          <table:table-cell table:formula="of:=[.A329]" office:value-type="float" office:value="0.0157378281248385" calcext:value-type="float">
            <text:p>1,57E-02</text:p>
          </table:table-cell>
          <table:table-cell table:number-columns-repeated="9"/>
        </table:table-row>
        <table:table-row table:style-name="ro1">
          <table:table-cell office:value-type="float" office:value="0.0157866562498385" calcext:value-type="float">
            <text:p>1,58E-02</text:p>
          </table:table-cell>
          <table:table-cell office:value-type="float" office:value="0.0002578859" calcext:value-type="float">
            <text:p>2,58E-04</text:p>
          </table:table-cell>
          <table:table-cell table:formula="of:=[.A330]" office:value-type="float" office:value="0.0157866562498385" calcext:value-type="float">
            <text:p>1,58E-02</text:p>
          </table:table-cell>
          <table:table-cell table:number-columns-repeated="9"/>
        </table:table-row>
        <table:table-row table:style-name="ro1">
          <table:table-cell office:value-type="float" office:value="0.0158354843748385" calcext:value-type="float">
            <text:p>1,58E-02</text:p>
          </table:table-cell>
          <table:table-cell office:value-type="float" office:value="0.0002795552" calcext:value-type="float">
            <text:p>2,80E-04</text:p>
          </table:table-cell>
          <table:table-cell table:formula="of:=[.A331]" office:value-type="float" office:value="0.0158354843748385" calcext:value-type="float">
            <text:p>1,58E-02</text:p>
          </table:table-cell>
          <table:table-cell table:number-columns-repeated="9"/>
        </table:table-row>
        <table:table-row table:style-name="ro1">
          <table:table-cell office:value-type="float" office:value="0.0158843124998385" calcext:value-type="float">
            <text:p>1,59E-02</text:p>
          </table:table-cell>
          <table:table-cell office:value-type="float" office:value="0.0003015304" calcext:value-type="float">
            <text:p>3,02E-04</text:p>
          </table:table-cell>
          <table:table-cell table:formula="of:=[.A332]" office:value-type="float" office:value="0.0158843124998385" calcext:value-type="float">
            <text:p>1,59E-02</text:p>
          </table:table-cell>
          <table:table-cell table:number-columns-repeated="9"/>
        </table:table-row>
        <table:table-row table:style-name="ro1">
          <table:table-cell office:value-type="float" office:value="0.0159331406248385" calcext:value-type="float">
            <text:p>1,59E-02</text:p>
          </table:table-cell>
          <table:table-cell office:value-type="float" office:value="0.0003238156" calcext:value-type="float">
            <text:p>3,24E-04</text:p>
          </table:table-cell>
          <table:table-cell table:formula="of:=[.A333]" office:value-type="float" office:value="0.0159331406248385" calcext:value-type="float">
            <text:p>1,59E-02</text:p>
          </table:table-cell>
          <table:table-cell table:number-columns-repeated="9"/>
        </table:table-row>
        <table:table-row table:style-name="ro1">
          <table:table-cell office:value-type="float" office:value="0.0159819687498385" calcext:value-type="float">
            <text:p>1,60E-02</text:p>
          </table:table-cell>
          <table:table-cell office:value-type="float" office:value="0.0003464153" calcext:value-type="float">
            <text:p>3,46E-04</text:p>
          </table:table-cell>
          <table:table-cell table:formula="of:=[.A334]" office:value-type="float" office:value="0.0159819687498385" calcext:value-type="float">
            <text:p>1,60E-02</text:p>
          </table:table-cell>
          <table:table-cell table:number-columns-repeated="9"/>
        </table:table-row>
        <table:table-row table:style-name="ro1">
          <table:table-cell office:value-type="float" office:value="0.0160307968748385" calcext:value-type="float">
            <text:p>1,60E-02</text:p>
          </table:table-cell>
          <table:table-cell office:value-type="float" office:value="0.0003693339" calcext:value-type="float">
            <text:p>3,69E-04</text:p>
          </table:table-cell>
          <table:table-cell table:formula="of:=[.A335]" office:value-type="float" office:value="0.0160307968748385" calcext:value-type="float">
            <text:p>1,60E-02</text:p>
          </table:table-cell>
          <table:table-cell table:number-columns-repeated="9"/>
        </table:table-row>
        <table:table-row table:style-name="ro1">
          <table:table-cell office:value-type="float" office:value="0.0160796249998385" calcext:value-type="float">
            <text:p>1,61E-02</text:p>
          </table:table-cell>
          <table:table-cell office:value-type="float" office:value="0.0003925759" calcext:value-type="float">
            <text:p>3,93E-04</text:p>
          </table:table-cell>
          <table:table-cell table:formula="of:=[.A336]" office:value-type="float" office:value="0.0160796249998385" calcext:value-type="float">
            <text:p>1,61E-02</text:p>
          </table:table-cell>
          <table:table-cell table:number-columns-repeated="9"/>
        </table:table-row>
        <table:table-row table:style-name="ro1">
          <table:table-cell office:value-type="float" office:value="0.0161284531248385" calcext:value-type="float">
            <text:p>1,61E-02</text:p>
          </table:table-cell>
          <table:table-cell office:value-type="float" office:value="0.0004161458" calcext:value-type="float">
            <text:p>4,16E-04</text:p>
          </table:table-cell>
          <table:table-cell table:formula="of:=[.A337]" office:value-type="float" office:value="0.0161284531248385" calcext:value-type="float">
            <text:p>1,61E-02</text:p>
          </table:table-cell>
          <table:table-cell table:number-columns-repeated="9"/>
        </table:table-row>
        <table:table-row table:style-name="ro1">
          <table:table-cell office:value-type="float" office:value="0.0161772812498385" calcext:value-type="float">
            <text:p>1,62E-02</text:p>
          </table:table-cell>
          <table:table-cell office:value-type="float" office:value="0.0004400483" calcext:value-type="float">
            <text:p>4,40E-04</text:p>
          </table:table-cell>
          <table:table-cell table:formula="of:=[.A338]" office:value-type="float" office:value="0.0161772812498385" calcext:value-type="float">
            <text:p>1,62E-02</text:p>
          </table:table-cell>
          <table:table-cell table:number-columns-repeated="9"/>
        </table:table-row>
        <table:table-row table:style-name="ro1">
          <table:table-cell office:value-type="float" office:value="0.0162261093748385" calcext:value-type="float">
            <text:p>1,62E-02</text:p>
          </table:table-cell>
          <table:table-cell office:value-type="float" office:value="0.000464288" calcext:value-type="float">
            <text:p>4,64E-04</text:p>
          </table:table-cell>
          <table:table-cell table:formula="of:=[.A339]" office:value-type="float" office:value="0.0162261093748385" calcext:value-type="float">
            <text:p>1,62E-02</text:p>
          </table:table-cell>
          <table:table-cell table:number-columns-repeated="9"/>
        </table:table-row>
        <table:table-row table:style-name="ro1">
          <table:table-cell office:value-type="float" office:value="0.0162749374998385" calcext:value-type="float">
            <text:p>1,63E-02</text:p>
          </table:table-cell>
          <table:table-cell office:value-type="float" office:value="0.0004888697" calcext:value-type="float">
            <text:p>4,89E-04</text:p>
          </table:table-cell>
          <table:table-cell table:formula="of:=[.A340]" office:value-type="float" office:value="0.0162749374998385" calcext:value-type="float">
            <text:p>1,63E-02</text:p>
          </table:table-cell>
          <table:table-cell table:number-columns-repeated="9"/>
        </table:table-row>
        <table:table-row table:style-name="ro1">
          <table:table-cell office:value-type="float" office:value="0.0163237656248385" calcext:value-type="float">
            <text:p>1,63E-02</text:p>
          </table:table-cell>
          <table:table-cell office:value-type="float" office:value="0.0005137982" calcext:value-type="float">
            <text:p>5,14E-04</text:p>
          </table:table-cell>
          <table:table-cell table:formula="of:=[.A341]" office:value-type="float" office:value="0.0163237656248385" calcext:value-type="float">
            <text:p>1,63E-02</text:p>
          </table:table-cell>
          <table:table-cell table:number-columns-repeated="9"/>
        </table:table-row>
        <table:table-row table:style-name="ro1">
          <table:table-cell office:value-type="float" office:value="0.0163725937498385" calcext:value-type="float">
            <text:p>1,64E-02</text:p>
          </table:table-cell>
          <table:table-cell office:value-type="float" office:value="0.0005390784" calcext:value-type="float">
            <text:p>5,39E-04</text:p>
          </table:table-cell>
          <table:table-cell table:formula="of:=[.A342]" office:value-type="float" office:value="0.0163725937498385" calcext:value-type="float">
            <text:p>1,64E-02</text:p>
          </table:table-cell>
          <table:table-cell table:number-columns-repeated="9"/>
        </table:table-row>
        <table:table-row table:style-name="ro1">
          <table:table-cell office:value-type="float" office:value="0.0164214218748385" calcext:value-type="float">
            <text:p>1,64E-02</text:p>
          </table:table-cell>
          <table:table-cell office:value-type="float" office:value="0.0005647152" calcext:value-type="float">
            <text:p>5,65E-04</text:p>
          </table:table-cell>
          <table:table-cell table:formula="of:=[.A343]" office:value-type="float" office:value="0.0164214218748385" calcext:value-type="float">
            <text:p>1,64E-02</text:p>
          </table:table-cell>
          <table:table-cell table:number-columns-repeated="9"/>
        </table:table-row>
        <table:table-row table:style-name="ro1">
          <table:table-cell office:value-type="float" office:value="0.0164702499998385" calcext:value-type="float">
            <text:p>1,65E-02</text:p>
          </table:table-cell>
          <table:table-cell office:value-type="float" office:value="0.0005907137" calcext:value-type="float">
            <text:p>5,91E-04</text:p>
          </table:table-cell>
          <table:table-cell table:formula="of:=[.A344]" office:value-type="float" office:value="0.0164702499998385" calcext:value-type="float">
            <text:p>1,65E-02</text:p>
          </table:table-cell>
          <table:table-cell table:number-columns-repeated="9"/>
        </table:table-row>
        <table:table-row table:style-name="ro1">
          <table:table-cell office:value-type="float" office:value="0.0165190781248385" calcext:value-type="float">
            <text:p>1,65E-02</text:p>
          </table:table-cell>
          <table:table-cell office:value-type="float" office:value="0.0006170789" calcext:value-type="float">
            <text:p>6,17E-04</text:p>
          </table:table-cell>
          <table:table-cell table:formula="of:=[.A345]" office:value-type="float" office:value="0.0165190781248385" calcext:value-type="float">
            <text:p>1,65E-02</text:p>
          </table:table-cell>
          <table:table-cell table:number-columns-repeated="9"/>
        </table:table-row>
        <table:table-row table:style-name="ro1">
          <table:table-cell office:value-type="float" office:value="0.0165679062498385" calcext:value-type="float">
            <text:p>1,66E-02</text:p>
          </table:table-cell>
          <table:table-cell office:value-type="float" office:value="0.000643816" calcext:value-type="float">
            <text:p>6,44E-04</text:p>
          </table:table-cell>
          <table:table-cell table:formula="of:=[.A346]" office:value-type="float" office:value="0.0165679062498385" calcext:value-type="float">
            <text:p>1,66E-02</text:p>
          </table:table-cell>
          <table:table-cell table:number-columns-repeated="9"/>
        </table:table-row>
        <table:table-row table:style-name="ro1">
          <table:table-cell office:value-type="float" office:value="0.0166167343748385" calcext:value-type="float">
            <text:p>1,66E-02</text:p>
          </table:table-cell>
          <table:table-cell office:value-type="float" office:value="0.0006709303" calcext:value-type="float">
            <text:p>6,71E-04</text:p>
          </table:table-cell>
          <table:table-cell table:formula="of:=[.A347]" office:value-type="float" office:value="0.0166167343748385" calcext:value-type="float">
            <text:p>1,66E-02</text:p>
          </table:table-cell>
          <table:table-cell table:number-columns-repeated="9"/>
        </table:table-row>
        <table:table-row table:style-name="ro1">
          <table:table-cell office:value-type="float" office:value="0.0166655624998385" calcext:value-type="float">
            <text:p>1,67E-02</text:p>
          </table:table-cell>
          <table:table-cell office:value-type="float" office:value="0.000698427" calcext:value-type="float">
            <text:p>6,98E-04</text:p>
          </table:table-cell>
          <table:table-cell table:formula="of:=[.A348]" office:value-type="float" office:value="0.0166655624998385" calcext:value-type="float">
            <text:p>1,67E-02</text:p>
          </table:table-cell>
          <table:table-cell table:number-columns-repeated="9"/>
        </table:table-row>
        <table:table-row table:style-name="ro1">
          <table:table-cell office:value-type="float" office:value="0.0167143906248385" calcext:value-type="float">
            <text:p>1,67E-02</text:p>
          </table:table-cell>
          <table:table-cell office:value-type="float" office:value="0.0007263115" calcext:value-type="float">
            <text:p>7,26E-04</text:p>
          </table:table-cell>
          <table:table-cell table:formula="of:=[.A349]" office:value-type="float" office:value="0.0167143906248385" calcext:value-type="float">
            <text:p>1,67E-02</text:p>
          </table:table-cell>
          <table:table-cell table:number-columns-repeated="9"/>
        </table:table-row>
        <table:table-row table:style-name="ro1">
          <table:table-cell office:value-type="float" office:value="0.0167632187498385" calcext:value-type="float">
            <text:p>1,68E-02</text:p>
          </table:table-cell>
          <table:table-cell office:value-type="float" office:value="0.0007545893" calcext:value-type="float">
            <text:p>7,55E-04</text:p>
          </table:table-cell>
          <table:table-cell table:formula="of:=[.A350]" office:value-type="float" office:value="0.0167632187498385" calcext:value-type="float">
            <text:p>1,68E-02</text:p>
          </table:table-cell>
          <table:table-cell table:number-columns-repeated="9"/>
        </table:table-row>
        <table:table-row table:style-name="ro1">
          <table:table-cell office:value-type="float" office:value="0.0168120468748385" calcext:value-type="float">
            <text:p>1,68E-02</text:p>
          </table:table-cell>
          <table:table-cell office:value-type="float" office:value="0.0007832659" calcext:value-type="float">
            <text:p>7,83E-04</text:p>
          </table:table-cell>
          <table:table-cell table:formula="of:=[.A351]" office:value-type="float" office:value="0.0168120468748385" calcext:value-type="float">
            <text:p>1,68E-02</text:p>
          </table:table-cell>
          <table:table-cell table:number-columns-repeated="9"/>
        </table:table-row>
        <table:table-row table:style-name="ro1">
          <table:table-cell office:value-type="float" office:value="0.0168608749998385" calcext:value-type="float">
            <text:p>1,69E-02</text:p>
          </table:table-cell>
          <table:table-cell office:value-type="float" office:value="0.0008123469" calcext:value-type="float">
            <text:p>8,12E-04</text:p>
          </table:table-cell>
          <table:table-cell table:formula="of:=[.A352]" office:value-type="float" office:value="0.0168608749998385" calcext:value-type="float">
            <text:p>1,69E-02</text:p>
          </table:table-cell>
          <table:table-cell table:number-columns-repeated="9"/>
        </table:table-row>
        <table:table-row table:style-name="ro1">
          <table:table-cell office:value-type="float" office:value="0.0169097031248385" calcext:value-type="float">
            <text:p>1,69E-02</text:p>
          </table:table-cell>
          <table:table-cell office:value-type="float" office:value="0.000841838" calcext:value-type="float">
            <text:p>8,42E-04</text:p>
          </table:table-cell>
          <table:table-cell table:formula="of:=[.A353]" office:value-type="float" office:value="0.0169097031248385" calcext:value-type="float">
            <text:p>1,69E-02</text:p>
          </table:table-cell>
          <table:table-cell table:number-columns-repeated="9"/>
        </table:table-row>
        <table:table-row table:style-name="ro1">
          <table:table-cell office:value-type="float" office:value="0.0169585312498385" calcext:value-type="float">
            <text:p>1,70E-02</text:p>
          </table:table-cell>
          <table:table-cell office:value-type="float" office:value="0.0008717451" calcext:value-type="float">
            <text:p>8,72E-04</text:p>
          </table:table-cell>
          <table:table-cell table:formula="of:=[.A354]" office:value-type="float" office:value="0.0169585312498385" calcext:value-type="float">
            <text:p>1,70E-02</text:p>
          </table:table-cell>
          <table:table-cell table:number-columns-repeated="9"/>
        </table:table-row>
        <table:table-row table:style-name="ro1">
          <table:table-cell office:value-type="float" office:value="0.0170073593748385" calcext:value-type="float">
            <text:p>1,70E-02</text:p>
          </table:table-cell>
          <table:table-cell office:value-type="float" office:value="0.0009020738" calcext:value-type="float">
            <text:p>9,02E-04</text:p>
          </table:table-cell>
          <table:table-cell table:formula="of:=[.A355]" office:value-type="float" office:value="0.0170073593748385" calcext:value-type="float">
            <text:p>1,70E-02</text:p>
          </table:table-cell>
          <table:table-cell table:number-columns-repeated="9"/>
        </table:table-row>
        <table:table-row table:style-name="ro1">
          <table:table-cell office:value-type="float" office:value="0.0170561874998385" calcext:value-type="float">
            <text:p>1,71E-02</text:p>
          </table:table-cell>
          <table:table-cell office:value-type="float" office:value="0.0009328302" calcext:value-type="float">
            <text:p>9,33E-04</text:p>
          </table:table-cell>
          <table:table-cell table:formula="of:=[.A356]" office:value-type="float" office:value="0.0170561874998385" calcext:value-type="float">
            <text:p>1,71E-02</text:p>
          </table:table-cell>
          <table:table-cell table:number-columns-repeated="9"/>
        </table:table-row>
        <table:table-row table:style-name="ro1">
          <table:table-cell office:value-type="float" office:value="0.0171050156248385" calcext:value-type="float">
            <text:p>1,71E-02</text:p>
          </table:table-cell>
          <table:table-cell office:value-type="float" office:value="0.0009640203" calcext:value-type="float">
            <text:p>9,64E-04</text:p>
          </table:table-cell>
          <table:table-cell table:formula="of:=[.A357]" office:value-type="float" office:value="0.0171050156248385" calcext:value-type="float">
            <text:p>1,71E-02</text:p>
          </table:table-cell>
          <table:table-cell table:number-columns-repeated="9"/>
        </table:table-row>
        <table:table-row table:style-name="ro1">
          <table:table-cell office:value-type="float" office:value="0.0171538437498385" calcext:value-type="float">
            <text:p>1,72E-02</text:p>
          </table:table-cell>
          <table:table-cell office:value-type="float" office:value="0.0009956502" calcext:value-type="float">
            <text:p>9,96E-04</text:p>
          </table:table-cell>
          <table:table-cell table:formula="of:=[.A358]" office:value-type="float" office:value="0.0171538437498385" calcext:value-type="float">
            <text:p>1,72E-02</text:p>
          </table:table-cell>
          <table:table-cell table:number-columns-repeated="9"/>
        </table:table-row>
        <table:table-row table:style-name="ro1">
          <table:table-cell office:value-type="float" office:value="0.0172026718748385" calcext:value-type="float">
            <text:p>1,72E-02</text:p>
          </table:table-cell>
          <table:table-cell office:value-type="float" office:value="0.001027726" calcext:value-type="float">
            <text:p>1,03E-03</text:p>
          </table:table-cell>
          <table:table-cell table:formula="of:=[.A359]" office:value-type="float" office:value="0.0172026718748385" calcext:value-type="float">
            <text:p>1,72E-02</text:p>
          </table:table-cell>
          <table:table-cell table:number-columns-repeated="9"/>
        </table:table-row>
        <table:table-row table:style-name="ro1">
          <table:table-cell office:value-type="float" office:value="0.0172514999998385" calcext:value-type="float">
            <text:p>1,73E-02</text:p>
          </table:table-cell>
          <table:table-cell office:value-type="float" office:value="0.001060254" calcext:value-type="float">
            <text:p>1,06E-03</text:p>
          </table:table-cell>
          <table:table-cell table:formula="of:=[.A360]" office:value-type="float" office:value="0.0172514999998385" calcext:value-type="float">
            <text:p>1,73E-02</text:p>
          </table:table-cell>
          <table:table-cell table:number-columns-repeated="9"/>
        </table:table-row>
        <table:table-row table:style-name="ro1">
          <table:table-cell office:value-type="float" office:value="0.0173003281248385" calcext:value-type="float">
            <text:p>1,73E-02</text:p>
          </table:table-cell>
          <table:table-cell office:value-type="float" office:value="0.00109324" calcext:value-type="float">
            <text:p>1,09E-03</text:p>
          </table:table-cell>
          <table:table-cell table:formula="of:=[.A361]" office:value-type="float" office:value="0.0173003281248385" calcext:value-type="float">
            <text:p>1,73E-02</text:p>
          </table:table-cell>
          <table:table-cell table:number-columns-repeated="9"/>
        </table:table-row>
        <table:table-row table:style-name="ro1">
          <table:table-cell office:value-type="float" office:value="0.0173491562498385" calcext:value-type="float">
            <text:p>1,73E-02</text:p>
          </table:table-cell>
          <table:table-cell office:value-type="float" office:value="0.001126692" calcext:value-type="float">
            <text:p>1,13E-03</text:p>
          </table:table-cell>
          <table:table-cell table:formula="of:=[.A362]" office:value-type="float" office:value="0.0173491562498385" calcext:value-type="float">
            <text:p>1,73E-02</text:p>
          </table:table-cell>
          <table:table-cell table:number-columns-repeated="9"/>
        </table:table-row>
        <table:table-row table:style-name="ro1">
          <table:table-cell office:value-type="float" office:value="0.0173979843748385" calcext:value-type="float">
            <text:p>1,74E-02</text:p>
          </table:table-cell>
          <table:table-cell office:value-type="float" office:value="0.001160615" calcext:value-type="float">
            <text:p>1,16E-03</text:p>
          </table:table-cell>
          <table:table-cell table:formula="of:=[.A363]" office:value-type="float" office:value="0.0173979843748385" calcext:value-type="float">
            <text:p>1,74E-02</text:p>
          </table:table-cell>
          <table:table-cell table:number-columns-repeated="9"/>
        </table:table-row>
        <table:table-row table:style-name="ro1">
          <table:table-cell office:value-type="float" office:value="0.0174468124998385" calcext:value-type="float">
            <text:p>1,74E-02</text:p>
          </table:table-cell>
          <table:table-cell office:value-type="float" office:value="0.001195017" calcext:value-type="float">
            <text:p>1,20E-03</text:p>
          </table:table-cell>
          <table:table-cell table:formula="of:=[.A364]" office:value-type="float" office:value="0.0174468124998385" calcext:value-type="float">
            <text:p>1,74E-02</text:p>
          </table:table-cell>
          <table:table-cell table:number-columns-repeated="9"/>
        </table:table-row>
        <table:table-row table:style-name="ro1">
          <table:table-cell office:value-type="float" office:value="0.0174956406248385" calcext:value-type="float">
            <text:p>1,75E-02</text:p>
          </table:table-cell>
          <table:table-cell office:value-type="float" office:value="0.001229903" calcext:value-type="float">
            <text:p>1,23E-03</text:p>
          </table:table-cell>
          <table:table-cell table:formula="of:=[.A365]" office:value-type="float" office:value="0.0174956406248385" calcext:value-type="float">
            <text:p>1,75E-02</text:p>
          </table:table-cell>
          <table:table-cell table:number-columns-repeated="9"/>
        </table:table-row>
        <table:table-row table:style-name="ro1">
          <table:table-cell office:value-type="float" office:value="0.0175444687498385" calcext:value-type="float">
            <text:p>1,75E-02</text:p>
          </table:table-cell>
          <table:table-cell office:value-type="float" office:value="0.001265281" calcext:value-type="float">
            <text:p>1,27E-03</text:p>
          </table:table-cell>
          <table:table-cell table:formula="of:=[.A366]" office:value-type="float" office:value="0.0175444687498385" calcext:value-type="float">
            <text:p>1,75E-02</text:p>
          </table:table-cell>
          <table:table-cell table:number-columns-repeated="9"/>
        </table:table-row>
        <table:table-row table:style-name="ro1">
          <table:table-cell office:value-type="float" office:value="0.0175932968748385" calcext:value-type="float">
            <text:p>1,76E-02</text:p>
          </table:table-cell>
          <table:table-cell office:value-type="float" office:value="0.001301158" calcext:value-type="float">
            <text:p>1,30E-03</text:p>
          </table:table-cell>
          <table:table-cell table:formula="of:=[.A367]" office:value-type="float" office:value="0.0175932968748385" calcext:value-type="float">
            <text:p>1,76E-02</text:p>
          </table:table-cell>
          <table:table-cell table:number-columns-repeated="9"/>
        </table:table-row>
        <table:table-row table:style-name="ro1">
          <table:table-cell office:value-type="float" office:value="0.0176421249998385" calcext:value-type="float">
            <text:p>1,76E-02</text:p>
          </table:table-cell>
          <table:table-cell office:value-type="float" office:value="0.00133754" calcext:value-type="float">
            <text:p>1,34E-03</text:p>
          </table:table-cell>
          <table:table-cell table:formula="of:=[.A368]" office:value-type="float" office:value="0.0176421249998385" calcext:value-type="float">
            <text:p>1,76E-02</text:p>
          </table:table-cell>
          <table:table-cell table:number-columns-repeated="9"/>
        </table:table-row>
        <table:table-row table:style-name="ro1">
          <table:table-cell office:value-type="float" office:value="0.0176909531248385" calcext:value-type="float">
            <text:p>1,77E-02</text:p>
          </table:table-cell>
          <table:table-cell office:value-type="float" office:value="0.001374435" calcext:value-type="float">
            <text:p>1,37E-03</text:p>
          </table:table-cell>
          <table:table-cell table:formula="of:=[.A369]" office:value-type="float" office:value="0.0176909531248385" calcext:value-type="float">
            <text:p>1,77E-02</text:p>
          </table:table-cell>
          <table:table-cell table:number-columns-repeated="9"/>
        </table:table-row>
        <table:table-row table:style-name="ro1">
          <table:table-cell office:value-type="float" office:value="0.0177397812498385" calcext:value-type="float">
            <text:p>1,77E-02</text:p>
          </table:table-cell>
          <table:table-cell office:value-type="float" office:value="0.00141185" calcext:value-type="float">
            <text:p>1,41E-03</text:p>
          </table:table-cell>
          <table:table-cell table:formula="of:=[.A370]" office:value-type="float" office:value="0.0177397812498385" calcext:value-type="float">
            <text:p>1,77E-02</text:p>
          </table:table-cell>
          <table:table-cell table:number-columns-repeated="9"/>
        </table:table-row>
        <table:table-row table:style-name="ro1">
          <table:table-cell office:value-type="float" office:value="0.0177886093748385" calcext:value-type="float">
            <text:p>1,78E-02</text:p>
          </table:table-cell>
          <table:table-cell office:value-type="float" office:value="0.001449792" calcext:value-type="float">
            <text:p>1,45E-03</text:p>
          </table:table-cell>
          <table:table-cell table:formula="of:=[.A371]" office:value-type="float" office:value="0.0177886093748385" calcext:value-type="float">
            <text:p>1,78E-02</text:p>
          </table:table-cell>
          <table:table-cell table:number-columns-repeated="9"/>
        </table:table-row>
        <table:table-row table:style-name="ro1">
          <table:table-cell office:value-type="float" office:value="0.0178374374998385" calcext:value-type="float">
            <text:p>1,78E-02</text:p>
          </table:table-cell>
          <table:table-cell office:value-type="float" office:value="0.001488269" calcext:value-type="float">
            <text:p>1,49E-03</text:p>
          </table:table-cell>
          <table:table-cell table:formula="of:=[.A372]" office:value-type="float" office:value="0.0178374374998385" calcext:value-type="float">
            <text:p>1,78E-02</text:p>
          </table:table-cell>
          <table:table-cell table:number-columns-repeated="9"/>
        </table:table-row>
        <table:table-row table:style-name="ro1">
          <table:table-cell office:value-type="float" office:value="0.0178862656248385" calcext:value-type="float">
            <text:p>1,79E-02</text:p>
          </table:table-cell>
          <table:table-cell office:value-type="float" office:value="0.001527288" calcext:value-type="float">
            <text:p>1,53E-03</text:p>
          </table:table-cell>
          <table:table-cell table:formula="of:=[.A373]" office:value-type="float" office:value="0.0178862656248385" calcext:value-type="float">
            <text:p>1,79E-02</text:p>
          </table:table-cell>
          <table:table-cell table:number-columns-repeated="9"/>
        </table:table-row>
        <table:table-row table:style-name="ro1">
          <table:table-cell office:value-type="float" office:value="0.0179350937498385" calcext:value-type="float">
            <text:p>1,79E-02</text:p>
          </table:table-cell>
          <table:table-cell office:value-type="float" office:value="0.001566857" calcext:value-type="float">
            <text:p>1,57E-03</text:p>
          </table:table-cell>
          <table:table-cell table:formula="of:=[.A374]" office:value-type="float" office:value="0.0179350937498385" calcext:value-type="float">
            <text:p>1,79E-02</text:p>
          </table:table-cell>
          <table:table-cell table:number-columns-repeated="9"/>
        </table:table-row>
        <table:table-row table:style-name="ro1">
          <table:table-cell office:value-type="float" office:value="0.0179839218748385" calcext:value-type="float">
            <text:p>1,80E-02</text:p>
          </table:table-cell>
          <table:table-cell office:value-type="float" office:value="0.001606983" calcext:value-type="float">
            <text:p>1,61E-03</text:p>
          </table:table-cell>
          <table:table-cell table:formula="of:=[.A375]" office:value-type="float" office:value="0.0179839218748385" calcext:value-type="float">
            <text:p>1,80E-02</text:p>
          </table:table-cell>
          <table:table-cell table:number-columns-repeated="9"/>
        </table:table-row>
        <table:table-row table:style-name="ro1">
          <table:table-cell office:value-type="float" office:value="0.0180327499998385" calcext:value-type="float">
            <text:p>1,80E-02</text:p>
          </table:table-cell>
          <table:table-cell office:value-type="float" office:value="0.001647675" calcext:value-type="float">
            <text:p>1,65E-03</text:p>
          </table:table-cell>
          <table:table-cell table:formula="of:=[.A376]" office:value-type="float" office:value="0.0180327499998385" calcext:value-type="float">
            <text:p>1,80E-02</text:p>
          </table:table-cell>
          <table:table-cell table:number-columns-repeated="9"/>
        </table:table-row>
        <table:table-row table:style-name="ro1">
          <table:table-cell office:value-type="float" office:value="0.0180815781248385" calcext:value-type="float">
            <text:p>1,81E-02</text:p>
          </table:table-cell>
          <table:table-cell office:value-type="float" office:value="0.001688939" calcext:value-type="float">
            <text:p>1,69E-03</text:p>
          </table:table-cell>
          <table:table-cell table:formula="of:=[.A377]" office:value-type="float" office:value="0.0180815781248385" calcext:value-type="float">
            <text:p>1,81E-02</text:p>
          </table:table-cell>
          <table:table-cell table:number-columns-repeated="9"/>
        </table:table-row>
        <table:table-row table:style-name="ro1">
          <table:table-cell office:value-type="float" office:value="0.0181304062498385" calcext:value-type="float">
            <text:p>1,81E-02</text:p>
          </table:table-cell>
          <table:table-cell office:value-type="float" office:value="0.001730786" calcext:value-type="float">
            <text:p>1,73E-03</text:p>
          </table:table-cell>
          <table:table-cell table:formula="of:=[.A378]" office:value-type="float" office:value="0.0181304062498385" calcext:value-type="float">
            <text:p>1,81E-02</text:p>
          </table:table-cell>
          <table:table-cell table:number-columns-repeated="9"/>
        </table:table-row>
        <table:table-row table:style-name="ro1">
          <table:table-cell office:value-type="float" office:value="0.0181792343748385" calcext:value-type="float">
            <text:p>1,82E-02</text:p>
          </table:table-cell>
          <table:table-cell office:value-type="float" office:value="0.001773221" calcext:value-type="float">
            <text:p>1,77E-03</text:p>
          </table:table-cell>
          <table:table-cell table:formula="of:=[.A379]" office:value-type="float" office:value="0.0181792343748385" calcext:value-type="float">
            <text:p>1,82E-02</text:p>
          </table:table-cell>
          <table:table-cell table:number-columns-repeated="9"/>
        </table:table-row>
        <table:table-row table:style-name="ro1">
          <table:table-cell office:value-type="float" office:value="0.0182280624998385" calcext:value-type="float">
            <text:p>1,82E-02</text:p>
          </table:table-cell>
          <table:table-cell office:value-type="float" office:value="0.001816255" calcext:value-type="float">
            <text:p>1,82E-03</text:p>
          </table:table-cell>
          <table:table-cell table:formula="of:=[.A380]" office:value-type="float" office:value="0.0182280624998385" calcext:value-type="float">
            <text:p>1,82E-02</text:p>
          </table:table-cell>
          <table:table-cell table:number-columns-repeated="9"/>
        </table:table-row>
        <table:table-row table:style-name="ro1">
          <table:table-cell office:value-type="float" office:value="0.0182768906248385" calcext:value-type="float">
            <text:p>1,83E-02</text:p>
          </table:table-cell>
          <table:table-cell office:value-type="float" office:value="0.001859894" calcext:value-type="float">
            <text:p>1,86E-03</text:p>
          </table:table-cell>
          <table:table-cell table:formula="of:=[.A381]" office:value-type="float" office:value="0.0182768906248385" calcext:value-type="float">
            <text:p>1,83E-02</text:p>
          </table:table-cell>
          <table:table-cell table:number-columns-repeated="9"/>
        </table:table-row>
        <table:table-row table:style-name="ro1">
          <table:table-cell office:value-type="float" office:value="0.0183257187498385" calcext:value-type="float">
            <text:p>1,83E-02</text:p>
          </table:table-cell>
          <table:table-cell office:value-type="float" office:value="0.001904148" calcext:value-type="float">
            <text:p>1,90E-03</text:p>
          </table:table-cell>
          <table:table-cell table:formula="of:=[.A382]" office:value-type="float" office:value="0.0183257187498385" calcext:value-type="float">
            <text:p>1,83E-02</text:p>
          </table:table-cell>
          <table:table-cell table:number-columns-repeated="9"/>
        </table:table-row>
        <table:table-row table:style-name="ro1">
          <table:table-cell office:value-type="float" office:value="0.0183745468748385" calcext:value-type="float">
            <text:p>1,84E-02</text:p>
          </table:table-cell>
          <table:table-cell office:value-type="float" office:value="0.001949025" calcext:value-type="float">
            <text:p>1,95E-03</text:p>
          </table:table-cell>
          <table:table-cell table:formula="of:=[.A383]" office:value-type="float" office:value="0.0183745468748385" calcext:value-type="float">
            <text:p>1,84E-02</text:p>
          </table:table-cell>
          <table:table-cell table:number-columns-repeated="9"/>
        </table:table-row>
        <table:table-row table:style-name="ro1">
          <table:table-cell office:value-type="float" office:value="0.0184233749998386" calcext:value-type="float">
            <text:p>1,84E-02</text:p>
          </table:table-cell>
          <table:table-cell office:value-type="float" office:value="0.001994535" calcext:value-type="float">
            <text:p>1,99E-03</text:p>
          </table:table-cell>
          <table:table-cell table:formula="of:=[.A384]" office:value-type="float" office:value="0.0184233749998386" calcext:value-type="float">
            <text:p>1,84E-02</text:p>
          </table:table-cell>
          <table:table-cell table:number-columns-repeated="9"/>
        </table:table-row>
        <table:table-row table:style-name="ro1">
          <table:table-cell office:value-type="float" office:value="0.0184722031248386" calcext:value-type="float">
            <text:p>1,85E-02</text:p>
          </table:table-cell>
          <table:table-cell office:value-type="float" office:value="0.002040685" calcext:value-type="float">
            <text:p>2,04E-03</text:p>
          </table:table-cell>
          <table:table-cell table:formula="of:=[.A385]" office:value-type="float" office:value="0.0184722031248386" calcext:value-type="float">
            <text:p>1,85E-02</text:p>
          </table:table-cell>
          <table:table-cell table:number-columns-repeated="9"/>
        </table:table-row>
        <table:table-row table:style-name="ro1">
          <table:table-cell office:value-type="float" office:value="0.0185210312498386" calcext:value-type="float">
            <text:p>1,85E-02</text:p>
          </table:table-cell>
          <table:table-cell office:value-type="float" office:value="0.002087485" calcext:value-type="float">
            <text:p>2,09E-03</text:p>
          </table:table-cell>
          <table:table-cell table:formula="of:=[.A386]" office:value-type="float" office:value="0.0185210312498386" calcext:value-type="float">
            <text:p>1,85E-02</text:p>
          </table:table-cell>
          <table:table-cell table:number-columns-repeated="9"/>
        </table:table-row>
        <table:table-row table:style-name="ro1">
          <table:table-cell office:value-type="float" office:value="0.0185698593748386" calcext:value-type="float">
            <text:p>1,86E-02</text:p>
          </table:table-cell>
          <table:table-cell office:value-type="float" office:value="0.002134944" calcext:value-type="float">
            <text:p>2,13E-03</text:p>
          </table:table-cell>
          <table:table-cell table:formula="of:=[.A387]" office:value-type="float" office:value="0.0185698593748386" calcext:value-type="float">
            <text:p>1,86E-02</text:p>
          </table:table-cell>
          <table:table-cell table:number-columns-repeated="9"/>
        </table:table-row>
        <table:table-row table:style-name="ro1">
          <table:table-cell office:value-type="float" office:value="0.0186186874998386" calcext:value-type="float">
            <text:p>1,86E-02</text:p>
          </table:table-cell>
          <table:table-cell office:value-type="float" office:value="0.002183071" calcext:value-type="float">
            <text:p>2,18E-03</text:p>
          </table:table-cell>
          <table:table-cell table:formula="of:=[.A388]" office:value-type="float" office:value="0.0186186874998386" calcext:value-type="float">
            <text:p>1,86E-02</text:p>
          </table:table-cell>
          <table:table-cell table:number-columns-repeated="9"/>
        </table:table-row>
        <table:table-row table:style-name="ro1">
          <table:table-cell office:value-type="float" office:value="0.0186675156248386" calcext:value-type="float">
            <text:p>1,87E-02</text:p>
          </table:table-cell>
          <table:table-cell office:value-type="float" office:value="0.002231876" calcext:value-type="float">
            <text:p>2,23E-03</text:p>
          </table:table-cell>
          <table:table-cell table:formula="of:=[.A389]" office:value-type="float" office:value="0.0186675156248386" calcext:value-type="float">
            <text:p>1,87E-02</text:p>
          </table:table-cell>
          <table:table-cell table:number-columns-repeated="9"/>
        </table:table-row>
        <table:table-row table:style-name="ro1">
          <table:table-cell office:value-type="float" office:value="0.0187163437498386" calcext:value-type="float">
            <text:p>1,87E-02</text:p>
          </table:table-cell>
          <table:table-cell office:value-type="float" office:value="0.002281367" calcext:value-type="float">
            <text:p>2,28E-03</text:p>
          </table:table-cell>
          <table:table-cell table:formula="of:=[.A390]" office:value-type="float" office:value="0.0187163437498386" calcext:value-type="float">
            <text:p>1,87E-02</text:p>
          </table:table-cell>
          <table:table-cell table:number-columns-repeated="9"/>
        </table:table-row>
        <table:table-row table:style-name="ro1">
          <table:table-cell office:value-type="float" office:value="0.0187651718748386" calcext:value-type="float">
            <text:p>1,88E-02</text:p>
          </table:table-cell>
          <table:table-cell office:value-type="float" office:value="0.002331556" calcext:value-type="float">
            <text:p>2,33E-03</text:p>
          </table:table-cell>
          <table:table-cell table:formula="of:=[.A391]" office:value-type="float" office:value="0.0187651718748386" calcext:value-type="float">
            <text:p>1,88E-02</text:p>
          </table:table-cell>
          <table:table-cell table:number-columns-repeated="9"/>
        </table:table-row>
        <table:table-row table:style-name="ro1">
          <table:table-cell office:value-type="float" office:value="0.0188139999998386" calcext:value-type="float">
            <text:p>1,88E-02</text:p>
          </table:table-cell>
          <table:table-cell office:value-type="float" office:value="0.002382451" calcext:value-type="float">
            <text:p>2,38E-03</text:p>
          </table:table-cell>
          <table:table-cell table:formula="of:=[.A392]" office:value-type="float" office:value="0.0188139999998386" calcext:value-type="float">
            <text:p>1,88E-02</text:p>
          </table:table-cell>
          <table:table-cell table:number-columns-repeated="9"/>
        </table:table-row>
        <table:table-row table:style-name="ro1">
          <table:table-cell office:value-type="float" office:value="0.0188628281248386" calcext:value-type="float">
            <text:p>1,89E-02</text:p>
          </table:table-cell>
          <table:table-cell office:value-type="float" office:value="0.002434062" calcext:value-type="float">
            <text:p>2,43E-03</text:p>
          </table:table-cell>
          <table:table-cell table:formula="of:=[.A393]" office:value-type="float" office:value="0.0188628281248386" calcext:value-type="float">
            <text:p>1,89E-02</text:p>
          </table:table-cell>
          <table:table-cell table:number-columns-repeated="9"/>
        </table:table-row>
        <table:table-row table:style-name="ro1">
          <table:table-cell office:value-type="float" office:value="0.0189116562498386" calcext:value-type="float">
            <text:p>1,89E-02</text:p>
          </table:table-cell>
          <table:table-cell office:value-type="float" office:value="0.0024864" calcext:value-type="float">
            <text:p>2,49E-03</text:p>
          </table:table-cell>
          <table:table-cell table:formula="of:=[.A394]" office:value-type="float" office:value="0.0189116562498386" calcext:value-type="float">
            <text:p>1,89E-02</text:p>
          </table:table-cell>
          <table:table-cell table:number-columns-repeated="9"/>
        </table:table-row>
        <table:table-row table:style-name="ro1">
          <table:table-cell office:value-type="float" office:value="0.0189604843748386" calcext:value-type="float">
            <text:p>1,90E-02</text:p>
          </table:table-cell>
          <table:table-cell office:value-type="float" office:value="0.002539474" calcext:value-type="float">
            <text:p>2,54E-03</text:p>
          </table:table-cell>
          <table:table-cell table:formula="of:=[.A395]" office:value-type="float" office:value="0.0189604843748386" calcext:value-type="float">
            <text:p>1,90E-02</text:p>
          </table:table-cell>
          <table:table-cell table:number-columns-repeated="9"/>
        </table:table-row>
        <table:table-row table:style-name="ro1">
          <table:table-cell office:value-type="float" office:value="0.0190093124998386" calcext:value-type="float">
            <text:p>1,90E-02</text:p>
          </table:table-cell>
          <table:table-cell office:value-type="float" office:value="0.002593295" calcext:value-type="float">
            <text:p>2,59E-03</text:p>
          </table:table-cell>
          <table:table-cell table:formula="of:=[.A396]" office:value-type="float" office:value="0.0190093124998386" calcext:value-type="float">
            <text:p>1,90E-02</text:p>
          </table:table-cell>
          <table:table-cell table:number-columns-repeated="9"/>
        </table:table-row>
        <table:table-row table:style-name="ro1">
          <table:table-cell office:value-type="float" office:value="0.0190581406248386" calcext:value-type="float">
            <text:p>1,91E-02</text:p>
          </table:table-cell>
          <table:table-cell office:value-type="float" office:value="0.002647873" calcext:value-type="float">
            <text:p>2,65E-03</text:p>
          </table:table-cell>
          <table:table-cell table:formula="of:=[.A397]" office:value-type="float" office:value="0.0190581406248386" calcext:value-type="float">
            <text:p>1,91E-02</text:p>
          </table:table-cell>
          <table:table-cell table:number-columns-repeated="9"/>
        </table:table-row>
        <table:table-row table:style-name="ro1">
          <table:table-cell office:value-type="float" office:value="0.0191069687498386" calcext:value-type="float">
            <text:p>1,91E-02</text:p>
          </table:table-cell>
          <table:table-cell office:value-type="float" office:value="0.00270322" calcext:value-type="float">
            <text:p>2,70E-03</text:p>
          </table:table-cell>
          <table:table-cell table:formula="of:=[.A398]" office:value-type="float" office:value="0.0191069687498386" calcext:value-type="float">
            <text:p>1,91E-02</text:p>
          </table:table-cell>
          <table:table-cell table:number-columns-repeated="9"/>
        </table:table-row>
        <table:table-row table:style-name="ro1">
          <table:table-cell office:value-type="float" office:value="0.0191557968748386" calcext:value-type="float">
            <text:p>1,92E-02</text:p>
          </table:table-cell>
          <table:table-cell office:value-type="float" office:value="0.002759345" calcext:value-type="float">
            <text:p>2,76E-03</text:p>
          </table:table-cell>
          <table:table-cell table:formula="of:=[.A399]" office:value-type="float" office:value="0.0191557968748386" calcext:value-type="float">
            <text:p>1,92E-02</text:p>
          </table:table-cell>
          <table:table-cell table:number-columns-repeated="9"/>
        </table:table-row>
        <table:table-row table:style-name="ro1">
          <table:table-cell office:value-type="float" office:value="0.0192046249998386" calcext:value-type="float">
            <text:p>1,92E-02</text:p>
          </table:table-cell>
          <table:table-cell office:value-type="float" office:value="0.002816259" calcext:value-type="float">
            <text:p>2,82E-03</text:p>
          </table:table-cell>
          <table:table-cell table:formula="of:=[.A400]" office:value-type="float" office:value="0.0192046249998386" calcext:value-type="float">
            <text:p>1,92E-02</text:p>
          </table:table-cell>
          <table:table-cell table:number-columns-repeated="9"/>
        </table:table-row>
        <table:table-row table:style-name="ro1">
          <table:table-cell office:value-type="float" office:value="0.0192534531248386" calcext:value-type="float">
            <text:p>1,93E-02</text:p>
          </table:table-cell>
          <table:table-cell office:value-type="float" office:value="0.002873975" calcext:value-type="float">
            <text:p>2,87E-03</text:p>
          </table:table-cell>
          <table:table-cell table:formula="of:=[.A401]" office:value-type="float" office:value="0.0192534531248386" calcext:value-type="float">
            <text:p>1,93E-02</text:p>
          </table:table-cell>
          <table:table-cell table:number-columns-repeated="9"/>
        </table:table-row>
        <table:table-row table:style-name="ro1">
          <table:table-cell office:value-type="float" office:value="0.0193022812498386" calcext:value-type="float">
            <text:p>1,93E-02</text:p>
          </table:table-cell>
          <table:table-cell office:value-type="float" office:value="0.002932502" calcext:value-type="float">
            <text:p>2,93E-03</text:p>
          </table:table-cell>
          <table:table-cell table:formula="of:=[.A402]" office:value-type="float" office:value="0.0193022812498386" calcext:value-type="float">
            <text:p>1,93E-02</text:p>
          </table:table-cell>
          <table:table-cell table:number-columns-repeated="9"/>
        </table:table-row>
        <table:table-row table:style-name="ro1">
          <table:table-cell office:value-type="float" office:value="0.0193511093748386" calcext:value-type="float">
            <text:p>1,94E-02</text:p>
          </table:table-cell>
          <table:table-cell office:value-type="float" office:value="0.002991852" calcext:value-type="float">
            <text:p>2,99E-03</text:p>
          </table:table-cell>
          <table:table-cell table:formula="of:=[.A403]" office:value-type="float" office:value="0.0193511093748386" calcext:value-type="float">
            <text:p>1,94E-02</text:p>
          </table:table-cell>
          <table:table-cell table:number-columns-repeated="9"/>
        </table:table-row>
        <table:table-row table:style-name="ro1">
          <table:table-cell office:value-type="float" office:value="0.0193999374998386" calcext:value-type="float">
            <text:p>1,94E-02</text:p>
          </table:table-cell>
          <table:table-cell office:value-type="float" office:value="0.003052038" calcext:value-type="float">
            <text:p>3,05E-03</text:p>
          </table:table-cell>
          <table:table-cell table:formula="of:=[.A404]" office:value-type="float" office:value="0.0193999374998386" calcext:value-type="float">
            <text:p>1,94E-02</text:p>
          </table:table-cell>
          <table:table-cell table:number-columns-repeated="9"/>
        </table:table-row>
        <table:table-row table:style-name="ro1">
          <table:table-cell office:value-type="float" office:value="0.0194487656248386" calcext:value-type="float">
            <text:p>1,94E-02</text:p>
          </table:table-cell>
          <table:table-cell office:value-type="float" office:value="0.003113069" calcext:value-type="float">
            <text:p>3,11E-03</text:p>
          </table:table-cell>
          <table:table-cell table:formula="of:=[.A405]" office:value-type="float" office:value="0.0194487656248386" calcext:value-type="float">
            <text:p>1,94E-02</text:p>
          </table:table-cell>
          <table:table-cell table:number-columns-repeated="9"/>
        </table:table-row>
        <table:table-row table:style-name="ro1">
          <table:table-cell office:value-type="float" office:value="0.0194975937498386" calcext:value-type="float">
            <text:p>1,95E-02</text:p>
          </table:table-cell>
          <table:table-cell office:value-type="float" office:value="0.003174959" calcext:value-type="float">
            <text:p>3,17E-03</text:p>
          </table:table-cell>
          <table:table-cell table:formula="of:=[.A406]" office:value-type="float" office:value="0.0194975937498386" calcext:value-type="float">
            <text:p>1,95E-02</text:p>
          </table:table-cell>
          <table:table-cell table:number-columns-repeated="9"/>
        </table:table-row>
        <table:table-row table:style-name="ro1">
          <table:table-cell office:value-type="float" office:value="0.0195464218748386" calcext:value-type="float">
            <text:p>1,95E-02</text:p>
          </table:table-cell>
          <table:table-cell office:value-type="float" office:value="0.003237719" calcext:value-type="float">
            <text:p>3,24E-03</text:p>
          </table:table-cell>
          <table:table-cell table:formula="of:=[.A407]" office:value-type="float" office:value="0.0195464218748386" calcext:value-type="float">
            <text:p>1,95E-02</text:p>
          </table:table-cell>
          <table:table-cell table:number-columns-repeated="9"/>
        </table:table-row>
        <table:table-row table:style-name="ro1">
          <table:table-cell office:value-type="float" office:value="0.0195952499998386" calcext:value-type="float">
            <text:p>1,96E-02</text:p>
          </table:table-cell>
          <table:table-cell office:value-type="float" office:value="0.003301362" calcext:value-type="float">
            <text:p>3,30E-03</text:p>
          </table:table-cell>
          <table:table-cell table:formula="of:=[.A408]" office:value-type="float" office:value="0.0195952499998386" calcext:value-type="float">
            <text:p>1,96E-02</text:p>
          </table:table-cell>
          <table:table-cell table:number-columns-repeated="9"/>
        </table:table-row>
        <table:table-row table:style-name="ro1">
          <table:table-cell office:value-type="float" office:value="0.0196440781248386" calcext:value-type="float">
            <text:p>1,96E-02</text:p>
          </table:table-cell>
          <table:table-cell office:value-type="float" office:value="0.003365899" calcext:value-type="float">
            <text:p>3,37E-03</text:p>
          </table:table-cell>
          <table:table-cell table:formula="of:=[.A409]" office:value-type="float" office:value="0.0196440781248386" calcext:value-type="float">
            <text:p>1,96E-02</text:p>
          </table:table-cell>
          <table:table-cell table:number-columns-repeated="9"/>
        </table:table-row>
        <table:table-row table:style-name="ro1">
          <table:table-cell office:value-type="float" office:value="0.0196929062498386" calcext:value-type="float">
            <text:p>1,97E-02</text:p>
          </table:table-cell>
          <table:table-cell office:value-type="float" office:value="0.003431344" calcext:value-type="float">
            <text:p>3,43E-03</text:p>
          </table:table-cell>
          <table:table-cell table:formula="of:=[.A410]" office:value-type="float" office:value="0.0196929062498386" calcext:value-type="float">
            <text:p>1,97E-02</text:p>
          </table:table-cell>
          <table:table-cell table:number-columns-repeated="9"/>
        </table:table-row>
        <table:table-row table:style-name="ro1">
          <table:table-cell office:value-type="float" office:value="0.0197417343748386" calcext:value-type="float">
            <text:p>1,97E-02</text:p>
          </table:table-cell>
          <table:table-cell office:value-type="float" office:value="0.003497709" calcext:value-type="float">
            <text:p>3,50E-03</text:p>
          </table:table-cell>
          <table:table-cell table:formula="of:=[.A411]" office:value-type="float" office:value="0.0197417343748386" calcext:value-type="float">
            <text:p>1,97E-02</text:p>
          </table:table-cell>
          <table:table-cell table:number-columns-repeated="9"/>
        </table:table-row>
        <table:table-row table:style-name="ro1">
          <table:table-cell office:value-type="float" office:value="0.0197905624998386" calcext:value-type="float">
            <text:p>1,98E-02</text:p>
          </table:table-cell>
          <table:table-cell office:value-type="float" office:value="0.003565006" calcext:value-type="float">
            <text:p>3,57E-03</text:p>
          </table:table-cell>
          <table:table-cell table:formula="of:=[.A412]" office:value-type="float" office:value="0.0197905624998386" calcext:value-type="float">
            <text:p>1,98E-02</text:p>
          </table:table-cell>
          <table:table-cell table:number-columns-repeated="9"/>
        </table:table-row>
        <table:table-row table:style-name="ro1">
          <table:table-cell office:value-type="float" office:value="0.0198393906248386" calcext:value-type="float">
            <text:p>1,98E-02</text:p>
          </table:table-cell>
          <table:table-cell office:value-type="float" office:value="0.003633249" calcext:value-type="float">
            <text:p>3,63E-03</text:p>
          </table:table-cell>
          <table:table-cell table:formula="of:=[.A413]" office:value-type="float" office:value="0.0198393906248386" calcext:value-type="float">
            <text:p>1,98E-02</text:p>
          </table:table-cell>
          <table:table-cell table:number-columns-repeated="9"/>
        </table:table-row>
        <table:table-row table:style-name="ro1">
          <table:table-cell office:value-type="float" office:value="0.0198882187498386" calcext:value-type="float">
            <text:p>1,99E-02</text:p>
          </table:table-cell>
          <table:table-cell office:value-type="float" office:value="0.003702452" calcext:value-type="float">
            <text:p>3,70E-03</text:p>
          </table:table-cell>
          <table:table-cell table:formula="of:=[.A414]" office:value-type="float" office:value="0.0198882187498386" calcext:value-type="float">
            <text:p>1,99E-02</text:p>
          </table:table-cell>
          <table:table-cell table:number-columns-repeated="9"/>
        </table:table-row>
        <table:table-row table:style-name="ro1">
          <table:table-cell office:value-type="float" office:value="0.0199370468748386" calcext:value-type="float">
            <text:p>1,99E-02</text:p>
          </table:table-cell>
          <table:table-cell office:value-type="float" office:value="0.003772627" calcext:value-type="float">
            <text:p>3,77E-03</text:p>
          </table:table-cell>
          <table:table-cell table:formula="of:=[.A415]" office:value-type="float" office:value="0.0199370468748386" calcext:value-type="float">
            <text:p>1,99E-02</text:p>
          </table:table-cell>
          <table:table-cell table:number-columns-repeated="9"/>
        </table:table-row>
        <table:table-row table:style-name="ro1">
          <table:table-cell office:value-type="float" office:value="0.0199858749998386" calcext:value-type="float">
            <text:p>2,00E-02</text:p>
          </table:table-cell>
          <table:table-cell office:value-type="float" office:value="0.003843788" calcext:value-type="float">
            <text:p>3,84E-03</text:p>
          </table:table-cell>
          <table:table-cell table:formula="of:=[.A416]" office:value-type="float" office:value="0.0199858749998386" calcext:value-type="float">
            <text:p>2,00E-02</text:p>
          </table:table-cell>
          <table:table-cell table:number-columns-repeated="9"/>
        </table:table-row>
        <table:table-row table:style-name="ro1">
          <table:table-cell office:value-type="float" office:value="0.0200347031248386" calcext:value-type="float">
            <text:p>2,00E-02</text:p>
          </table:table-cell>
          <table:table-cell office:value-type="float" office:value="0.003915948" calcext:value-type="float">
            <text:p>3,92E-03</text:p>
          </table:table-cell>
          <table:table-cell table:formula="of:=[.A417]" office:value-type="float" office:value="0.0200347031248386" calcext:value-type="float">
            <text:p>2,00E-02</text:p>
          </table:table-cell>
          <table:table-cell table:number-columns-repeated="9"/>
        </table:table-row>
        <table:table-row table:style-name="ro1">
          <table:table-cell office:value-type="float" office:value="0.0200835312498386" calcext:value-type="float">
            <text:p>2,01E-02</text:p>
          </table:table-cell>
          <table:table-cell office:value-type="float" office:value="0.003989123" calcext:value-type="float">
            <text:p>3,99E-03</text:p>
          </table:table-cell>
          <table:table-cell table:formula="of:=[.A418]" office:value-type="float" office:value="0.0200835312498386" calcext:value-type="float">
            <text:p>2,01E-02</text:p>
          </table:table-cell>
          <table:table-cell table:number-columns-repeated="9"/>
        </table:table-row>
        <table:table-row table:style-name="ro1">
          <table:table-cell office:value-type="float" office:value="0.0201323593748386" calcext:value-type="float">
            <text:p>2,01E-02</text:p>
          </table:table-cell>
          <table:table-cell office:value-type="float" office:value="0.004063325" calcext:value-type="float">
            <text:p>4,06E-03</text:p>
          </table:table-cell>
          <table:table-cell table:formula="of:=[.A419]" office:value-type="float" office:value="0.0201323593748386" calcext:value-type="float">
            <text:p>2,01E-02</text:p>
          </table:table-cell>
          <table:table-cell table:number-columns-repeated="9"/>
        </table:table-row>
        <table:table-row table:style-name="ro1">
          <table:table-cell office:value-type="float" office:value="0.0201811874998386" calcext:value-type="float">
            <text:p>2,02E-02</text:p>
          </table:table-cell>
          <table:table-cell office:value-type="float" office:value="0.00413857" calcext:value-type="float">
            <text:p>4,14E-03</text:p>
          </table:table-cell>
          <table:table-cell table:formula="of:=[.A420]" office:value-type="float" office:value="0.0201811874998386" calcext:value-type="float">
            <text:p>2,02E-02</text:p>
          </table:table-cell>
          <table:table-cell table:number-columns-repeated="9"/>
        </table:table-row>
        <table:table-row table:style-name="ro1">
          <table:table-cell office:value-type="float" office:value="0.0202300156248386" calcext:value-type="float">
            <text:p>2,02E-02</text:p>
          </table:table-cell>
          <table:table-cell office:value-type="float" office:value="0.004214872" calcext:value-type="float">
            <text:p>4,21E-03</text:p>
          </table:table-cell>
          <table:table-cell table:formula="of:=[.A421]" office:value-type="float" office:value="0.0202300156248386" calcext:value-type="float">
            <text:p>2,02E-02</text:p>
          </table:table-cell>
          <table:table-cell table:number-columns-repeated="9"/>
        </table:table-row>
        <table:table-row table:style-name="ro1">
          <table:table-cell office:value-type="float" office:value="0.0202788437498386" calcext:value-type="float">
            <text:p>2,03E-02</text:p>
          </table:table-cell>
          <table:table-cell office:value-type="float" office:value="0.004292245" calcext:value-type="float">
            <text:p>4,29E-03</text:p>
          </table:table-cell>
          <table:table-cell table:formula="of:=[.A422]" office:value-type="float" office:value="0.0202788437498386" calcext:value-type="float">
            <text:p>2,03E-02</text:p>
          </table:table-cell>
          <table:table-cell table:number-columns-repeated="9"/>
        </table:table-row>
        <table:table-row table:style-name="ro1">
          <table:table-cell office:value-type="float" office:value="0.0203276718748386" calcext:value-type="float">
            <text:p>2,03E-02</text:p>
          </table:table-cell>
          <table:table-cell office:value-type="float" office:value="0.004370705" calcext:value-type="float">
            <text:p>4,37E-03</text:p>
          </table:table-cell>
          <table:table-cell table:formula="of:=[.A423]" office:value-type="float" office:value="0.0203276718748386" calcext:value-type="float">
            <text:p>2,03E-02</text:p>
          </table:table-cell>
          <table:table-cell table:number-columns-repeated="9"/>
        </table:table-row>
        <table:table-row table:style-name="ro1">
          <table:table-cell office:value-type="float" office:value="0.0203764999998386" calcext:value-type="float">
            <text:p>2,04E-02</text:p>
          </table:table-cell>
          <table:table-cell office:value-type="float" office:value="0.004450266" calcext:value-type="float">
            <text:p>4,45E-03</text:p>
          </table:table-cell>
          <table:table-cell table:formula="of:=[.A424]" office:value-type="float" office:value="0.0203764999998386" calcext:value-type="float">
            <text:p>2,04E-02</text:p>
          </table:table-cell>
          <table:table-cell table:number-columns-repeated="9"/>
        </table:table-row>
        <table:table-row table:style-name="ro1">
          <table:table-cell office:value-type="float" office:value="0.0204253281248386" calcext:value-type="float">
            <text:p>2,04E-02</text:p>
          </table:table-cell>
          <table:table-cell office:value-type="float" office:value="0.004530945" calcext:value-type="float">
            <text:p>4,53E-03</text:p>
          </table:table-cell>
          <table:table-cell table:formula="of:=[.A425]" office:value-type="float" office:value="0.0204253281248386" calcext:value-type="float">
            <text:p>2,04E-02</text:p>
          </table:table-cell>
          <table:table-cell table:number-columns-repeated="9"/>
        </table:table-row>
        <table:table-row table:style-name="ro1">
          <table:table-cell office:value-type="float" office:value="0.0204741562498386" calcext:value-type="float">
            <text:p>2,05E-02</text:p>
          </table:table-cell>
          <table:table-cell office:value-type="float" office:value="0.004612756" calcext:value-type="float">
            <text:p>4,61E-03</text:p>
          </table:table-cell>
          <table:table-cell table:formula="of:=[.A426]" office:value-type="float" office:value="0.0204741562498386" calcext:value-type="float">
            <text:p>2,05E-02</text:p>
          </table:table-cell>
          <table:table-cell table:number-columns-repeated="9"/>
        </table:table-row>
        <table:table-row table:style-name="ro1">
          <table:table-cell office:value-type="float" office:value="0.0205229843748386" calcext:value-type="float">
            <text:p>2,05E-02</text:p>
          </table:table-cell>
          <table:table-cell office:value-type="float" office:value="0.004695715" calcext:value-type="float">
            <text:p>4,70E-03</text:p>
          </table:table-cell>
          <table:table-cell table:formula="of:=[.A427]" office:value-type="float" office:value="0.0205229843748386" calcext:value-type="float">
            <text:p>2,05E-02</text:p>
          </table:table-cell>
          <table:table-cell table:number-columns-repeated="9"/>
        </table:table-row>
        <table:table-row table:style-name="ro1">
          <table:table-cell office:value-type="float" office:value="0.0205718124998386" calcext:value-type="float">
            <text:p>2,06E-02</text:p>
          </table:table-cell>
          <table:table-cell office:value-type="float" office:value="0.004779839" calcext:value-type="float">
            <text:p>4,78E-03</text:p>
          </table:table-cell>
          <table:table-cell table:formula="of:=[.A428]" office:value-type="float" office:value="0.0205718124998386" calcext:value-type="float">
            <text:p>2,06E-02</text:p>
          </table:table-cell>
          <table:table-cell table:number-columns-repeated="9"/>
        </table:table-row>
        <table:table-row table:style-name="ro1">
          <table:table-cell office:value-type="float" office:value="0.0206206406248386" calcext:value-type="float">
            <text:p>2,06E-02</text:p>
          </table:table-cell>
          <table:table-cell office:value-type="float" office:value="0.004865144" calcext:value-type="float">
            <text:p>4,87E-03</text:p>
          </table:table-cell>
          <table:table-cell table:formula="of:=[.A429]" office:value-type="float" office:value="0.0206206406248386" calcext:value-type="float">
            <text:p>2,06E-02</text:p>
          </table:table-cell>
          <table:table-cell table:number-columns-repeated="9"/>
        </table:table-row>
        <table:table-row table:style-name="ro1">
          <table:table-cell office:value-type="float" office:value="0.0206694687498386" calcext:value-type="float">
            <text:p>2,07E-02</text:p>
          </table:table-cell>
          <table:table-cell office:value-type="float" office:value="0.004951646" calcext:value-type="float">
            <text:p>4,95E-03</text:p>
          </table:table-cell>
          <table:table-cell table:formula="of:=[.A430]" office:value-type="float" office:value="0.0206694687498386" calcext:value-type="float">
            <text:p>2,07E-02</text:p>
          </table:table-cell>
          <table:table-cell table:number-columns-repeated="9"/>
        </table:table-row>
        <table:table-row table:style-name="ro1">
          <table:table-cell office:value-type="float" office:value="0.0207182968748386" calcext:value-type="float">
            <text:p>2,07E-02</text:p>
          </table:table-cell>
          <table:table-cell office:value-type="float" office:value="0.005039361" calcext:value-type="float">
            <text:p>5,04E-03</text:p>
          </table:table-cell>
          <table:table-cell table:formula="of:=[.A431]" office:value-type="float" office:value="0.0207182968748386" calcext:value-type="float">
            <text:p>2,07E-02</text:p>
          </table:table-cell>
          <table:table-cell table:number-columns-repeated="9"/>
        </table:table-row>
        <table:table-row table:style-name="ro1">
          <table:table-cell office:value-type="float" office:value="0.0207671249998386" calcext:value-type="float">
            <text:p>2,08E-02</text:p>
          </table:table-cell>
          <table:table-cell office:value-type="float" office:value="0.005128307" calcext:value-type="float">
            <text:p>5,13E-03</text:p>
          </table:table-cell>
          <table:table-cell table:formula="of:=[.A432]" office:value-type="float" office:value="0.0207671249998386" calcext:value-type="float">
            <text:p>2,08E-02</text:p>
          </table:table-cell>
          <table:table-cell table:number-columns-repeated="9"/>
        </table:table-row>
        <table:table-row table:style-name="ro1">
          <table:table-cell office:value-type="float" office:value="0.0208159531248386" calcext:value-type="float">
            <text:p>2,08E-02</text:p>
          </table:table-cell>
          <table:table-cell office:value-type="float" office:value="0.005218501" calcext:value-type="float">
            <text:p>5,22E-03</text:p>
          </table:table-cell>
          <table:table-cell table:formula="of:=[.A433]" office:value-type="float" office:value="0.0208159531248386" calcext:value-type="float">
            <text:p>2,08E-02</text:p>
          </table:table-cell>
          <table:table-cell table:number-columns-repeated="9"/>
        </table:table-row>
        <table:table-row table:style-name="ro1">
          <table:table-cell office:value-type="float" office:value="0.0208647812498386" calcext:value-type="float">
            <text:p>2,09E-02</text:p>
          </table:table-cell>
          <table:table-cell office:value-type="float" office:value="0.00530996" calcext:value-type="float">
            <text:p>5,31E-03</text:p>
          </table:table-cell>
          <table:table-cell table:formula="of:=[.A434]" office:value-type="float" office:value="0.0208647812498386" calcext:value-type="float">
            <text:p>2,09E-02</text:p>
          </table:table-cell>
          <table:table-cell table:number-columns-repeated="9"/>
        </table:table-row>
        <table:table-row table:style-name="ro1">
          <table:table-cell office:value-type="float" office:value="0.0209136093748386" calcext:value-type="float">
            <text:p>2,09E-02</text:p>
          </table:table-cell>
          <table:table-cell office:value-type="float" office:value="0.005402701" calcext:value-type="float">
            <text:p>5,40E-03</text:p>
          </table:table-cell>
          <table:table-cell table:formula="of:=[.A435]" office:value-type="float" office:value="0.0209136093748386" calcext:value-type="float">
            <text:p>2,09E-02</text:p>
          </table:table-cell>
          <table:table-cell table:number-columns-repeated="9"/>
        </table:table-row>
        <table:table-row table:style-name="ro1">
          <table:table-cell office:value-type="float" office:value="0.0209624374998386" calcext:value-type="float">
            <text:p>2,10E-02</text:p>
          </table:table-cell>
          <table:table-cell office:value-type="float" office:value="0.005496744" calcext:value-type="float">
            <text:p>5,50E-03</text:p>
          </table:table-cell>
          <table:table-cell table:formula="of:=[.A436]" office:value-type="float" office:value="0.0209624374998386" calcext:value-type="float">
            <text:p>2,10E-02</text:p>
          </table:table-cell>
          <table:table-cell table:number-columns-repeated="9"/>
        </table:table-row>
        <table:table-row table:style-name="ro1">
          <table:table-cell office:value-type="float" office:value="0.0210112656248386" calcext:value-type="float">
            <text:p>2,10E-02</text:p>
          </table:table-cell>
          <table:table-cell office:value-type="float" office:value="0.005592105" calcext:value-type="float">
            <text:p>5,59E-03</text:p>
          </table:table-cell>
          <table:table-cell table:formula="of:=[.A437]" office:value-type="float" office:value="0.0210112656248386" calcext:value-type="float">
            <text:p>2,10E-02</text:p>
          </table:table-cell>
          <table:table-cell table:number-columns-repeated="9"/>
        </table:table-row>
        <table:table-row table:style-name="ro1">
          <table:table-cell office:value-type="float" office:value="0.0210600937498386" calcext:value-type="float">
            <text:p>2,11E-02</text:p>
          </table:table-cell>
          <table:table-cell office:value-type="float" office:value="0.005688803" calcext:value-type="float">
            <text:p>5,69E-03</text:p>
          </table:table-cell>
          <table:table-cell table:formula="of:=[.A438]" office:value-type="float" office:value="0.0210600937498386" calcext:value-type="float">
            <text:p>2,11E-02</text:p>
          </table:table-cell>
          <table:table-cell table:number-columns-repeated="9"/>
        </table:table-row>
        <table:table-row table:style-name="ro1">
          <table:table-cell office:value-type="float" office:value="0.0211089218748386" calcext:value-type="float">
            <text:p>2,11E-02</text:p>
          </table:table-cell>
          <table:table-cell office:value-type="float" office:value="0.005786857" calcext:value-type="float">
            <text:p>5,79E-03</text:p>
          </table:table-cell>
          <table:table-cell table:formula="of:=[.A439]" office:value-type="float" office:value="0.0211089218748386" calcext:value-type="float">
            <text:p>2,11E-02</text:p>
          </table:table-cell>
          <table:table-cell table:number-columns-repeated="9"/>
        </table:table-row>
        <table:table-row table:style-name="ro1">
          <table:table-cell office:value-type="float" office:value="0.0211577499998386" calcext:value-type="float">
            <text:p>2,12E-02</text:p>
          </table:table-cell>
          <table:table-cell office:value-type="float" office:value="0.005886285" calcext:value-type="float">
            <text:p>5,89E-03</text:p>
          </table:table-cell>
          <table:table-cell table:formula="of:=[.A440]" office:value-type="float" office:value="0.0211577499998386" calcext:value-type="float">
            <text:p>2,12E-02</text:p>
          </table:table-cell>
          <table:table-cell table:number-columns-repeated="9"/>
        </table:table-row>
        <table:table-row table:style-name="ro1">
          <table:table-cell office:value-type="float" office:value="0.0212065781248386" calcext:value-type="float">
            <text:p>2,12E-02</text:p>
          </table:table-cell>
          <table:table-cell office:value-type="float" office:value="0.005987107" calcext:value-type="float">
            <text:p>5,99E-03</text:p>
          </table:table-cell>
          <table:table-cell table:formula="of:=[.A441]" office:value-type="float" office:value="0.0212065781248386" calcext:value-type="float">
            <text:p>2,12E-02</text:p>
          </table:table-cell>
          <table:table-cell table:number-columns-repeated="9"/>
        </table:table-row>
        <table:table-row table:style-name="ro1">
          <table:table-cell office:value-type="float" office:value="0.0212554062498386" calcext:value-type="float">
            <text:p>2,13E-02</text:p>
          </table:table-cell>
          <table:table-cell office:value-type="float" office:value="0.006089342" calcext:value-type="float">
            <text:p>6,09E-03</text:p>
          </table:table-cell>
          <table:table-cell table:formula="of:=[.A442]" office:value-type="float" office:value="0.0212554062498386" calcext:value-type="float">
            <text:p>2,13E-02</text:p>
          </table:table-cell>
          <table:table-cell table:number-columns-repeated="9"/>
        </table:table-row>
        <table:table-row table:style-name="ro1">
          <table:table-cell office:value-type="float" office:value="0.0213042343748386" calcext:value-type="float">
            <text:p>2,13E-02</text:p>
          </table:table-cell>
          <table:table-cell office:value-type="float" office:value="0.006193009" calcext:value-type="float">
            <text:p>6,19E-03</text:p>
          </table:table-cell>
          <table:table-cell table:formula="of:=[.A443]" office:value-type="float" office:value="0.0213042343748386" calcext:value-type="float">
            <text:p>2,13E-02</text:p>
          </table:table-cell>
          <table:table-cell table:number-columns-repeated="9"/>
        </table:table-row>
        <table:table-row table:style-name="ro1">
          <table:table-cell office:value-type="float" office:value="0.0213530624998386" calcext:value-type="float">
            <text:p>2,14E-02</text:p>
          </table:table-cell>
          <table:table-cell office:value-type="float" office:value="0.006298129" calcext:value-type="float">
            <text:p>6,30E-03</text:p>
          </table:table-cell>
          <table:table-cell table:formula="of:=[.A444]" office:value-type="float" office:value="0.0213530624998386" calcext:value-type="float">
            <text:p>2,14E-02</text:p>
          </table:table-cell>
          <table:table-cell table:number-columns-repeated="9"/>
        </table:table-row>
        <table:table-row table:style-name="ro1">
          <table:table-cell office:value-type="float" office:value="0.0214018906248386" calcext:value-type="float">
            <text:p>2,14E-02</text:p>
          </table:table-cell>
          <table:table-cell office:value-type="float" office:value="0.006404722" calcext:value-type="float">
            <text:p>6,40E-03</text:p>
          </table:table-cell>
          <table:table-cell table:formula="of:=[.A445]" office:value-type="float" office:value="0.0214018906248386" calcext:value-type="float">
            <text:p>2,14E-02</text:p>
          </table:table-cell>
          <table:table-cell table:number-columns-repeated="9"/>
        </table:table-row>
        <table:table-row table:style-name="ro1">
          <table:table-cell office:value-type="float" office:value="0.0214507187498386" calcext:value-type="float">
            <text:p>2,15E-02</text:p>
          </table:table-cell>
          <table:table-cell office:value-type="float" office:value="0.006512807" calcext:value-type="float">
            <text:p>6,51E-03</text:p>
          </table:table-cell>
          <table:table-cell table:formula="of:=[.A446]" office:value-type="float" office:value="0.0214507187498386" calcext:value-type="float">
            <text:p>2,15E-02</text:p>
          </table:table-cell>
          <table:table-cell table:number-columns-repeated="9"/>
        </table:table-row>
        <table:table-row table:style-name="ro1">
          <table:table-cell office:value-type="float" office:value="0.0214995468748386" calcext:value-type="float">
            <text:p>2,15E-02</text:p>
          </table:table-cell>
          <table:table-cell office:value-type="float" office:value="0.006622407" calcext:value-type="float">
            <text:p>6,62E-03</text:p>
          </table:table-cell>
          <table:table-cell table:formula="of:=[.A447]" office:value-type="float" office:value="0.0214995468748386" calcext:value-type="float">
            <text:p>2,15E-02</text:p>
          </table:table-cell>
          <table:table-cell table:number-columns-repeated="9"/>
        </table:table-row>
        <table:table-row table:style-name="ro1">
          <table:table-cell office:value-type="float" office:value="0.0215483749998386" calcext:value-type="float">
            <text:p>2,15E-02</text:p>
          </table:table-cell>
          <table:table-cell office:value-type="float" office:value="0.00673354" calcext:value-type="float">
            <text:p>6,73E-03</text:p>
          </table:table-cell>
          <table:table-cell table:formula="of:=[.A448]" office:value-type="float" office:value="0.0215483749998386" calcext:value-type="float">
            <text:p>2,15E-02</text:p>
          </table:table-cell>
          <table:table-cell table:number-columns-repeated="9"/>
        </table:table-row>
        <table:table-row table:style-name="ro1">
          <table:table-cell office:value-type="float" office:value="0.0215972031248386" calcext:value-type="float">
            <text:p>2,16E-02</text:p>
          </table:table-cell>
          <table:table-cell office:value-type="float" office:value="0.006846231" calcext:value-type="float">
            <text:p>6,85E-03</text:p>
          </table:table-cell>
          <table:table-cell table:formula="of:=[.A449]" office:value-type="float" office:value="0.0215972031248386" calcext:value-type="float">
            <text:p>2,16E-02</text:p>
          </table:table-cell>
          <table:table-cell table:number-columns-repeated="9"/>
        </table:table-row>
        <table:table-row table:style-name="ro1">
          <table:table-cell office:value-type="float" office:value="0.0216460312498386" calcext:value-type="float">
            <text:p>2,16E-02</text:p>
          </table:table-cell>
          <table:table-cell office:value-type="float" office:value="0.006960499" calcext:value-type="float">
            <text:p>6,96E-03</text:p>
          </table:table-cell>
          <table:table-cell table:formula="of:=[.A450]" office:value-type="float" office:value="0.0216460312498386" calcext:value-type="float">
            <text:p>2,16E-02</text:p>
          </table:table-cell>
          <table:table-cell table:number-columns-repeated="9"/>
        </table:table-row>
        <table:table-row table:style-name="ro1">
          <table:table-cell office:value-type="float" office:value="0.0216948593748386" calcext:value-type="float">
            <text:p>2,17E-02</text:p>
          </table:table-cell>
          <table:table-cell office:value-type="float" office:value="0.007076366" calcext:value-type="float">
            <text:p>7,08E-03</text:p>
          </table:table-cell>
          <table:table-cell table:formula="of:=[.A451]" office:value-type="float" office:value="0.0216948593748386" calcext:value-type="float">
            <text:p>2,17E-02</text:p>
          </table:table-cell>
          <table:table-cell table:number-columns-repeated="9"/>
        </table:table-row>
        <table:table-row table:style-name="ro1">
          <table:table-cell office:value-type="float" office:value="0.0217436874998386" calcext:value-type="float">
            <text:p>2,17E-02</text:p>
          </table:table-cell>
          <table:table-cell office:value-type="float" office:value="0.007193855" calcext:value-type="float">
            <text:p>7,19E-03</text:p>
          </table:table-cell>
          <table:table-cell table:formula="of:=[.A452]" office:value-type="float" office:value="0.0217436874998386" calcext:value-type="float">
            <text:p>2,17E-02</text:p>
          </table:table-cell>
          <table:table-cell table:number-columns-repeated="9"/>
        </table:table-row>
        <table:table-row table:style-name="ro1">
          <table:table-cell office:value-type="float" office:value="0.0217925156248386" calcext:value-type="float">
            <text:p>2,18E-02</text:p>
          </table:table-cell>
          <table:table-cell office:value-type="float" office:value="0.007312988" calcext:value-type="float">
            <text:p>7,31E-03</text:p>
          </table:table-cell>
          <table:table-cell table:formula="of:=[.A453]" office:value-type="float" office:value="0.0217925156248386" calcext:value-type="float">
            <text:p>2,18E-02</text:p>
          </table:table-cell>
          <table:table-cell table:number-columns-repeated="9"/>
        </table:table-row>
        <table:table-row table:style-name="ro1">
          <table:table-cell office:value-type="float" office:value="0.0218413437498386" calcext:value-type="float">
            <text:p>2,18E-02</text:p>
          </table:table-cell>
          <table:table-cell office:value-type="float" office:value="0.007433788" calcext:value-type="float">
            <text:p>7,43E-03</text:p>
          </table:table-cell>
          <table:table-cell table:formula="of:=[.A454]" office:value-type="float" office:value="0.0218413437498386" calcext:value-type="float">
            <text:p>2,18E-02</text:p>
          </table:table-cell>
          <table:table-cell table:number-columns-repeated="9"/>
        </table:table-row>
        <table:table-row table:style-name="ro1">
          <table:table-cell office:value-type="float" office:value="0.0218901718748386" calcext:value-type="float">
            <text:p>2,19E-02</text:p>
          </table:table-cell>
          <table:table-cell office:value-type="float" office:value="0.007556278" calcext:value-type="float">
            <text:p>7,56E-03</text:p>
          </table:table-cell>
          <table:table-cell table:formula="of:=[.A455]" office:value-type="float" office:value="0.0218901718748386" calcext:value-type="float">
            <text:p>2,19E-02</text:p>
          </table:table-cell>
          <table:table-cell table:number-columns-repeated="9"/>
        </table:table-row>
        <table:table-row table:style-name="ro1">
          <table:table-cell office:value-type="float" office:value="0.0219389999998386" calcext:value-type="float">
            <text:p>2,19E-02</text:p>
          </table:table-cell>
          <table:table-cell office:value-type="float" office:value="0.007680482" calcext:value-type="float">
            <text:p>7,68E-03</text:p>
          </table:table-cell>
          <table:table-cell table:formula="of:=[.A456]" office:value-type="float" office:value="0.0219389999998386" calcext:value-type="float">
            <text:p>2,19E-02</text:p>
          </table:table-cell>
          <table:table-cell table:number-columns-repeated="9"/>
        </table:table-row>
        <table:table-row table:style-name="ro1">
          <table:table-cell office:value-type="float" office:value="0.0219878281248386" calcext:value-type="float">
            <text:p>2,20E-02</text:p>
          </table:table-cell>
          <table:table-cell office:value-type="float" office:value="0.007806423" calcext:value-type="float">
            <text:p>7,81E-03</text:p>
          </table:table-cell>
          <table:table-cell table:formula="of:=[.A457]" office:value-type="float" office:value="0.0219878281248386" calcext:value-type="float">
            <text:p>2,20E-02</text:p>
          </table:table-cell>
          <table:table-cell table:number-columns-repeated="9"/>
        </table:table-row>
        <table:table-row table:style-name="ro1">
          <table:table-cell office:value-type="float" office:value="0.0220366562498386" calcext:value-type="float">
            <text:p>2,20E-02</text:p>
          </table:table-cell>
          <table:table-cell office:value-type="float" office:value="0.007934124" calcext:value-type="float">
            <text:p>7,93E-03</text:p>
          </table:table-cell>
          <table:table-cell table:formula="of:=[.A458]" office:value-type="float" office:value="0.0220366562498386" calcext:value-type="float">
            <text:p>2,20E-02</text:p>
          </table:table-cell>
          <table:table-cell table:number-columns-repeated="9"/>
        </table:table-row>
        <table:table-row table:style-name="ro1">
          <table:table-cell office:value-type="float" office:value="0.0220854843748386" calcext:value-type="float">
            <text:p>2,21E-02</text:p>
          </table:table-cell>
          <table:table-cell office:value-type="float" office:value="0.008063612" calcext:value-type="float">
            <text:p>8,06E-03</text:p>
          </table:table-cell>
          <table:table-cell table:formula="of:=[.A459]" office:value-type="float" office:value="0.0220854843748386" calcext:value-type="float">
            <text:p>2,21E-02</text:p>
          </table:table-cell>
          <table:table-cell table:number-columns-repeated="9"/>
        </table:table-row>
        <table:table-row table:style-name="ro1">
          <table:table-cell office:value-type="float" office:value="0.0221343124998386" calcext:value-type="float">
            <text:p>2,21E-02</text:p>
          </table:table-cell>
          <table:table-cell office:value-type="float" office:value="0.008194908" calcext:value-type="float">
            <text:p>8,19E-03</text:p>
          </table:table-cell>
          <table:table-cell table:formula="of:=[.A460]" office:value-type="float" office:value="0.0221343124998386" calcext:value-type="float">
            <text:p>2,21E-02</text:p>
          </table:table-cell>
          <table:table-cell table:number-columns-repeated="9"/>
        </table:table-row>
        <table:table-row table:style-name="ro1">
          <table:table-cell office:value-type="float" office:value="0.0221831406248386" calcext:value-type="float">
            <text:p>2,22E-02</text:p>
          </table:table-cell>
          <table:table-cell office:value-type="float" office:value="0.008328042" calcext:value-type="float">
            <text:p>8,33E-03</text:p>
          </table:table-cell>
          <table:table-cell table:formula="of:=[.A461]" office:value-type="float" office:value="0.0221831406248386" calcext:value-type="float">
            <text:p>2,22E-02</text:p>
          </table:table-cell>
          <table:table-cell table:number-columns-repeated="9"/>
        </table:table-row>
        <table:table-row table:style-name="ro1">
          <table:table-cell office:value-type="float" office:value="0.0222319687498386" calcext:value-type="float">
            <text:p>2,22E-02</text:p>
          </table:table-cell>
          <table:table-cell office:value-type="float" office:value="0.008463035" calcext:value-type="float">
            <text:p>8,46E-03</text:p>
          </table:table-cell>
          <table:table-cell table:formula="of:=[.A462]" office:value-type="float" office:value="0.0222319687498386" calcext:value-type="float">
            <text:p>2,22E-02</text:p>
          </table:table-cell>
          <table:table-cell table:number-columns-repeated="9"/>
        </table:table-row>
        <table:table-row table:style-name="ro1">
          <table:table-cell office:value-type="float" office:value="0.0222807968748386" calcext:value-type="float">
            <text:p>2,23E-02</text:p>
          </table:table-cell>
          <table:table-cell office:value-type="float" office:value="0.008599915" calcext:value-type="float">
            <text:p>8,60E-03</text:p>
          </table:table-cell>
          <table:table-cell table:formula="of:=[.A463]" office:value-type="float" office:value="0.0222807968748386" calcext:value-type="float">
            <text:p>2,23E-02</text:p>
          </table:table-cell>
          <table:table-cell table:number-columns-repeated="9"/>
        </table:table-row>
        <table:table-row table:style-name="ro1">
          <table:table-cell office:value-type="float" office:value="0.0223296249998386" calcext:value-type="float">
            <text:p>2,23E-02</text:p>
          </table:table-cell>
          <table:table-cell office:value-type="float" office:value="0.008738706" calcext:value-type="float">
            <text:p>8,74E-03</text:p>
          </table:table-cell>
          <table:table-cell table:formula="of:=[.A464]" office:value-type="float" office:value="0.0223296249998386" calcext:value-type="float">
            <text:p>2,23E-02</text:p>
          </table:table-cell>
          <table:table-cell table:number-columns-repeated="9"/>
        </table:table-row>
        <table:table-row table:style-name="ro1">
          <table:table-cell office:value-type="float" office:value="0.0223784531248386" calcext:value-type="float">
            <text:p>2,24E-02</text:p>
          </table:table-cell>
          <table:table-cell office:value-type="float" office:value="0.008879437" calcext:value-type="float">
            <text:p>8,88E-03</text:p>
          </table:table-cell>
          <table:table-cell table:formula="of:=[.A465]" office:value-type="float" office:value="0.0223784531248386" calcext:value-type="float">
            <text:p>2,24E-02</text:p>
          </table:table-cell>
          <table:table-cell table:number-columns-repeated="9"/>
        </table:table-row>
        <table:table-row table:style-name="ro1">
          <table:table-cell office:value-type="float" office:value="0.0224272812498386" calcext:value-type="float">
            <text:p>2,24E-02</text:p>
          </table:table-cell>
          <table:table-cell office:value-type="float" office:value="0.009022133" calcext:value-type="float">
            <text:p>9,02E-03</text:p>
          </table:table-cell>
          <table:table-cell table:formula="of:=[.A466]" office:value-type="float" office:value="0.0224272812498386" calcext:value-type="float">
            <text:p>2,24E-02</text:p>
          </table:table-cell>
          <table:table-cell table:number-columns-repeated="9"/>
        </table:table-row>
        <table:table-row table:style-name="ro1">
          <table:table-cell office:value-type="float" office:value="0.0224761093748386" calcext:value-type="float">
            <text:p>2,25E-02</text:p>
          </table:table-cell>
          <table:table-cell office:value-type="float" office:value="0.009166822" calcext:value-type="float">
            <text:p>9,17E-03</text:p>
          </table:table-cell>
          <table:table-cell table:formula="of:=[.A467]" office:value-type="float" office:value="0.0224761093748386" calcext:value-type="float">
            <text:p>2,25E-02</text:p>
          </table:table-cell>
          <table:table-cell table:number-columns-repeated="9"/>
        </table:table-row>
        <table:table-row table:style-name="ro1">
          <table:table-cell office:value-type="float" office:value="0.0225249374998386" calcext:value-type="float">
            <text:p>2,25E-02</text:p>
          </table:table-cell>
          <table:table-cell office:value-type="float" office:value="0.00931353" calcext:value-type="float">
            <text:p>9,31E-03</text:p>
          </table:table-cell>
          <table:table-cell table:formula="of:=[.A468]" office:value-type="float" office:value="0.0225249374998386" calcext:value-type="float">
            <text:p>2,25E-02</text:p>
          </table:table-cell>
          <table:table-cell table:number-columns-repeated="9"/>
        </table:table-row>
        <table:table-row table:style-name="ro1">
          <table:table-cell office:value-type="float" office:value="0.0225737656248386" calcext:value-type="float">
            <text:p>2,26E-02</text:p>
          </table:table-cell>
          <table:table-cell office:value-type="float" office:value="0.009462287" calcext:value-type="float">
            <text:p>9,46E-03</text:p>
          </table:table-cell>
          <table:table-cell table:formula="of:=[.A469]" office:value-type="float" office:value="0.0225737656248386" calcext:value-type="float">
            <text:p>2,26E-02</text:p>
          </table:table-cell>
          <table:table-cell table:number-columns-repeated="9"/>
        </table:table-row>
        <table:table-row table:style-name="ro1">
          <table:table-cell office:value-type="float" office:value="0.0226225937498386" calcext:value-type="float">
            <text:p>2,26E-02</text:p>
          </table:table-cell>
          <table:table-cell office:value-type="float" office:value="0.00961312" calcext:value-type="float">
            <text:p>9,61E-03</text:p>
          </table:table-cell>
          <table:table-cell table:formula="of:=[.A470]" office:value-type="float" office:value="0.0226225937498386" calcext:value-type="float">
            <text:p>2,26E-02</text:p>
          </table:table-cell>
          <table:table-cell table:number-columns-repeated="9"/>
        </table:table-row>
        <table:table-row table:style-name="ro1">
          <table:table-cell office:value-type="float" office:value="0.0226714218748386" calcext:value-type="float">
            <text:p>2,27E-02</text:p>
          </table:table-cell>
          <table:table-cell office:value-type="float" office:value="0.009766057" calcext:value-type="float">
            <text:p>9,77E-03</text:p>
          </table:table-cell>
          <table:table-cell table:formula="of:=[.A471]" office:value-type="float" office:value="0.0226714218748386" calcext:value-type="float">
            <text:p>2,27E-02</text:p>
          </table:table-cell>
          <table:table-cell table:number-columns-repeated="9"/>
        </table:table-row>
        <table:table-row table:style-name="ro1">
          <table:table-cell office:value-type="float" office:value="0.0227202499998386" calcext:value-type="float">
            <text:p>2,27E-02</text:p>
          </table:table-cell>
          <table:table-cell office:value-type="float" office:value="0.009921128" calcext:value-type="float">
            <text:p>9,92E-03</text:p>
          </table:table-cell>
          <table:table-cell table:formula="of:=[.A472]" office:value-type="float" office:value="0.0227202499998386" calcext:value-type="float">
            <text:p>2,27E-02</text:p>
          </table:table-cell>
          <table:table-cell table:number-columns-repeated="9"/>
        </table:table-row>
        <table:table-row table:style-name="ro1">
          <table:table-cell office:value-type="float" office:value="0.0227690781248386" calcext:value-type="float">
            <text:p>2,28E-02</text:p>
          </table:table-cell>
          <table:table-cell office:value-type="float" office:value="0.01007836" calcext:value-type="float">
            <text:p>1,01E-02</text:p>
          </table:table-cell>
          <table:table-cell table:formula="of:=[.A473]" office:value-type="float" office:value="0.0227690781248386" calcext:value-type="float">
            <text:p>2,28E-02</text:p>
          </table:table-cell>
          <table:table-cell table:number-columns-repeated="9"/>
        </table:table-row>
        <table:table-row table:style-name="ro1">
          <table:table-cell office:value-type="float" office:value="0.0228179062498386" calcext:value-type="float">
            <text:p>2,28E-02</text:p>
          </table:table-cell>
          <table:table-cell office:value-type="float" office:value="0.01023779" calcext:value-type="float">
            <text:p>1,02E-02</text:p>
          </table:table-cell>
          <table:table-cell table:formula="of:=[.A474]" office:value-type="float" office:value="0.0228179062498386" calcext:value-type="float">
            <text:p>2,28E-02</text:p>
          </table:table-cell>
          <table:table-cell table:number-columns-repeated="9"/>
        </table:table-row>
        <table:table-row table:style-name="ro1">
          <table:table-cell office:value-type="float" office:value="0.0228667343748386" calcext:value-type="float">
            <text:p>2,29E-02</text:p>
          </table:table-cell>
          <table:table-cell office:value-type="float" office:value="0.01039944" calcext:value-type="float">
            <text:p>1,04E-02</text:p>
          </table:table-cell>
          <table:table-cell table:formula="of:=[.A475]" office:value-type="float" office:value="0.0228667343748386" calcext:value-type="float">
            <text:p>2,29E-02</text:p>
          </table:table-cell>
          <table:table-cell table:number-columns-repeated="9"/>
        </table:table-row>
        <table:table-row table:style-name="ro1">
          <table:table-cell office:value-type="float" office:value="0.0229155624998386" calcext:value-type="float">
            <text:p>2,29E-02</text:p>
          </table:table-cell>
          <table:table-cell office:value-type="float" office:value="0.01056334" calcext:value-type="float">
            <text:p>1,06E-02</text:p>
          </table:table-cell>
          <table:table-cell table:formula="of:=[.A476]" office:value-type="float" office:value="0.0229155624998386" calcext:value-type="float">
            <text:p>2,29E-02</text:p>
          </table:table-cell>
          <table:table-cell table:number-columns-repeated="9"/>
        </table:table-row>
        <table:table-row table:style-name="ro1">
          <table:table-cell office:value-type="float" office:value="0.0229643906248386" calcext:value-type="float">
            <text:p>2,30E-02</text:p>
          </table:table-cell>
          <table:table-cell office:value-type="float" office:value="0.01072953" calcext:value-type="float">
            <text:p>1,07E-02</text:p>
          </table:table-cell>
          <table:table-cell table:formula="of:=[.A477]" office:value-type="float" office:value="0.0229643906248386" calcext:value-type="float">
            <text:p>2,30E-02</text:p>
          </table:table-cell>
          <table:table-cell table:number-columns-repeated="9"/>
        </table:table-row>
        <table:table-row table:style-name="ro1">
          <table:table-cell office:value-type="float" office:value="0.0230132187498386" calcext:value-type="float">
            <text:p>2,30E-02</text:p>
          </table:table-cell>
          <table:table-cell office:value-type="float" office:value="0.01089804" calcext:value-type="float">
            <text:p>1,09E-02</text:p>
          </table:table-cell>
          <table:table-cell table:formula="of:=[.A478]" office:value-type="float" office:value="0.0230132187498386" calcext:value-type="float">
            <text:p>2,30E-02</text:p>
          </table:table-cell>
          <table:table-cell table:number-columns-repeated="9"/>
        </table:table-row>
        <table:table-row table:style-name="ro1">
          <table:table-cell office:value-type="float" office:value="0.0230620468748386" calcext:value-type="float">
            <text:p>2,31E-02</text:p>
          </table:table-cell>
          <table:table-cell office:value-type="float" office:value="0.01106889" calcext:value-type="float">
            <text:p>1,11E-02</text:p>
          </table:table-cell>
          <table:table-cell table:formula="of:=[.A479]" office:value-type="float" office:value="0.0230620468748386" calcext:value-type="float">
            <text:p>2,31E-02</text:p>
          </table:table-cell>
          <table:table-cell table:number-columns-repeated="9"/>
        </table:table-row>
        <table:table-row table:style-name="ro1">
          <table:table-cell office:value-type="float" office:value="0.0231108749998386" calcext:value-type="float">
            <text:p>2,31E-02</text:p>
          </table:table-cell>
          <table:table-cell office:value-type="float" office:value="0.01124212" calcext:value-type="float">
            <text:p>1,12E-02</text:p>
          </table:table-cell>
          <table:table-cell table:formula="of:=[.A480]" office:value-type="float" office:value="0.0231108749998386" calcext:value-type="float">
            <text:p>2,31E-02</text:p>
          </table:table-cell>
          <table:table-cell table:number-columns-repeated="9"/>
        </table:table-row>
        <table:table-row table:style-name="ro1">
          <table:table-cell office:value-type="float" office:value="0.0231597031248386" calcext:value-type="float">
            <text:p>2,32E-02</text:p>
          </table:table-cell>
          <table:table-cell office:value-type="float" office:value="0.01141776" calcext:value-type="float">
            <text:p>1,14E-02</text:p>
          </table:table-cell>
          <table:table-cell table:formula="of:=[.A481]" office:value-type="float" office:value="0.0231597031248386" calcext:value-type="float">
            <text:p>2,32E-02</text:p>
          </table:table-cell>
          <table:table-cell table:number-columns-repeated="9"/>
        </table:table-row>
        <table:table-row table:style-name="ro1">
          <table:table-cell office:value-type="float" office:value="0.0232085312498386" calcext:value-type="float">
            <text:p>2,32E-02</text:p>
          </table:table-cell>
          <table:table-cell office:value-type="float" office:value="0.01159585" calcext:value-type="float">
            <text:p>1,16E-02</text:p>
          </table:table-cell>
          <table:table-cell table:formula="of:=[.A482]" office:value-type="float" office:value="0.0232085312498386" calcext:value-type="float">
            <text:p>2,32E-02</text:p>
          </table:table-cell>
          <table:table-cell table:number-columns-repeated="9"/>
        </table:table-row>
        <table:table-row table:style-name="ro1">
          <table:table-cell office:value-type="float" office:value="0.0232573593748386" calcext:value-type="float">
            <text:p>2,33E-02</text:p>
          </table:table-cell>
          <table:table-cell office:value-type="float" office:value="0.01177642" calcext:value-type="float">
            <text:p>1,18E-02</text:p>
          </table:table-cell>
          <table:table-cell table:formula="of:=[.A483]" office:value-type="float" office:value="0.0232573593748386" calcext:value-type="float">
            <text:p>2,33E-02</text:p>
          </table:table-cell>
          <table:table-cell table:number-columns-repeated="9"/>
        </table:table-row>
        <table:table-row table:style-name="ro1">
          <table:table-cell office:value-type="float" office:value="0.0233061874998386" calcext:value-type="float">
            <text:p>2,33E-02</text:p>
          </table:table-cell>
          <table:table-cell office:value-type="float" office:value="0.0119595" calcext:value-type="float">
            <text:p>1,20E-02</text:p>
          </table:table-cell>
          <table:table-cell table:formula="of:=[.A484]" office:value-type="float" office:value="0.0233061874998386" calcext:value-type="float">
            <text:p>2,33E-02</text:p>
          </table:table-cell>
          <table:table-cell table:number-columns-repeated="9"/>
        </table:table-row>
        <table:table-row table:style-name="ro1">
          <table:table-cell office:value-type="float" office:value="0.0233550156248386" calcext:value-type="float">
            <text:p>2,34E-02</text:p>
          </table:table-cell>
          <table:table-cell office:value-type="float" office:value="0.01214513" calcext:value-type="float">
            <text:p>1,21E-02</text:p>
          </table:table-cell>
          <table:table-cell table:formula="of:=[.A485]" office:value-type="float" office:value="0.0233550156248386" calcext:value-type="float">
            <text:p>2,34E-02</text:p>
          </table:table-cell>
          <table:table-cell table:number-columns-repeated="9"/>
        </table:table-row>
        <table:table-row table:style-name="ro1">
          <table:table-cell office:value-type="float" office:value="0.0234038437498386" calcext:value-type="float">
            <text:p>2,34E-02</text:p>
          </table:table-cell>
          <table:table-cell office:value-type="float" office:value="0.01233335" calcext:value-type="float">
            <text:p>1,23E-02</text:p>
          </table:table-cell>
          <table:table-cell table:formula="of:=[.A486]" office:value-type="float" office:value="0.0234038437498386" calcext:value-type="float">
            <text:p>2,34E-02</text:p>
          </table:table-cell>
          <table:table-cell table:number-columns-repeated="9"/>
        </table:table-row>
        <table:table-row table:style-name="ro1">
          <table:table-cell office:value-type="float" office:value="0.0234526718748386" calcext:value-type="float">
            <text:p>2,35E-02</text:p>
          </table:table-cell>
          <table:table-cell office:value-type="float" office:value="0.01252418" calcext:value-type="float">
            <text:p>1,25E-02</text:p>
          </table:table-cell>
          <table:table-cell table:formula="of:=[.A487]" office:value-type="float" office:value="0.0234526718748386" calcext:value-type="float">
            <text:p>2,35E-02</text:p>
          </table:table-cell>
          <table:table-cell table:number-columns-repeated="9"/>
        </table:table-row>
        <table:table-row table:style-name="ro1">
          <table:table-cell office:value-type="float" office:value="0.0235014999998386" calcext:value-type="float">
            <text:p>2,35E-02</text:p>
          </table:table-cell>
          <table:table-cell office:value-type="float" office:value="0.01271766" calcext:value-type="float">
            <text:p>1,27E-02</text:p>
          </table:table-cell>
          <table:table-cell table:formula="of:=[.A488]" office:value-type="float" office:value="0.0235014999998386" calcext:value-type="float">
            <text:p>2,35E-02</text:p>
          </table:table-cell>
          <table:table-cell table:number-columns-repeated="9"/>
        </table:table-row>
        <table:table-row table:style-name="ro1">
          <table:table-cell office:value-type="float" office:value="0.0235503281248386" calcext:value-type="float">
            <text:p>2,36E-02</text:p>
          </table:table-cell>
          <table:table-cell office:value-type="float" office:value="0.01291384" calcext:value-type="float">
            <text:p>1,29E-02</text:p>
          </table:table-cell>
          <table:table-cell table:formula="of:=[.A489]" office:value-type="float" office:value="0.0235503281248386" calcext:value-type="float">
            <text:p>2,36E-02</text:p>
          </table:table-cell>
          <table:table-cell table:number-columns-repeated="9"/>
        </table:table-row>
        <table:table-row table:style-name="ro1">
          <table:table-cell office:value-type="float" office:value="0.0235991562498386" calcext:value-type="float">
            <text:p>2,36E-02</text:p>
          </table:table-cell>
          <table:table-cell office:value-type="float" office:value="0.01311274" calcext:value-type="float">
            <text:p>1,31E-02</text:p>
          </table:table-cell>
          <table:table-cell table:formula="of:=[.A490]" office:value-type="float" office:value="0.0235991562498386" calcext:value-type="float">
            <text:p>2,36E-02</text:p>
          </table:table-cell>
          <table:table-cell table:number-columns-repeated="9"/>
        </table:table-row>
        <table:table-row table:style-name="ro1">
          <table:table-cell office:value-type="float" office:value="0.0236479843748386" calcext:value-type="float">
            <text:p>2,36E-02</text:p>
          </table:table-cell>
          <table:table-cell office:value-type="float" office:value="0.0133144" calcext:value-type="float">
            <text:p>1,33E-02</text:p>
          </table:table-cell>
          <table:table-cell table:formula="of:=[.A491]" office:value-type="float" office:value="0.0236479843748386" calcext:value-type="float">
            <text:p>2,36E-02</text:p>
          </table:table-cell>
          <table:table-cell table:number-columns-repeated="9"/>
        </table:table-row>
        <table:table-row table:style-name="ro1">
          <table:table-cell office:value-type="float" office:value="0.0236968124998386" calcext:value-type="float">
            <text:p>2,37E-02</text:p>
          </table:table-cell>
          <table:table-cell office:value-type="float" office:value="0.01351887" calcext:value-type="float">
            <text:p>1,35E-02</text:p>
          </table:table-cell>
          <table:table-cell table:formula="of:=[.A492]" office:value-type="float" office:value="0.0236968124998386" calcext:value-type="float">
            <text:p>2,37E-02</text:p>
          </table:table-cell>
          <table:table-cell table:number-columns-repeated="9"/>
        </table:table-row>
        <table:table-row table:style-name="ro1">
          <table:table-cell office:value-type="float" office:value="0.0237456406248386" calcext:value-type="float">
            <text:p>2,37E-02</text:p>
          </table:table-cell>
          <table:table-cell office:value-type="float" office:value="0.01372618" calcext:value-type="float">
            <text:p>1,37E-02</text:p>
          </table:table-cell>
          <table:table-cell table:formula="of:=[.A493]" office:value-type="float" office:value="0.0237456406248386" calcext:value-type="float">
            <text:p>2,37E-02</text:p>
          </table:table-cell>
          <table:table-cell table:number-columns-repeated="9"/>
        </table:table-row>
        <table:table-row table:style-name="ro1">
          <table:table-cell office:value-type="float" office:value="0.0237944687498386" calcext:value-type="float">
            <text:p>2,38E-02</text:p>
          </table:table-cell>
          <table:table-cell office:value-type="float" office:value="0.01393636" calcext:value-type="float">
            <text:p>1,39E-02</text:p>
          </table:table-cell>
          <table:table-cell table:formula="of:=[.A494]" office:value-type="float" office:value="0.0237944687498386" calcext:value-type="float">
            <text:p>2,38E-02</text:p>
          </table:table-cell>
          <table:table-cell table:number-columns-repeated="9"/>
        </table:table-row>
        <table:table-row table:style-name="ro1">
          <table:table-cell office:value-type="float" office:value="0.0238432968748386" calcext:value-type="float">
            <text:p>2,38E-02</text:p>
          </table:table-cell>
          <table:table-cell office:value-type="float" office:value="0.01414947" calcext:value-type="float">
            <text:p>1,41E-02</text:p>
          </table:table-cell>
          <table:table-cell table:formula="of:=[.A495]" office:value-type="float" office:value="0.0238432968748386" calcext:value-type="float">
            <text:p>2,38E-02</text:p>
          </table:table-cell>
          <table:table-cell table:number-columns-repeated="9"/>
        </table:table-row>
        <table:table-row table:style-name="ro1">
          <table:table-cell office:value-type="float" office:value="0.0238921249998386" calcext:value-type="float">
            <text:p>2,39E-02</text:p>
          </table:table-cell>
          <table:table-cell office:value-type="float" office:value="0.01436553" calcext:value-type="float">
            <text:p>1,44E-02</text:p>
          </table:table-cell>
          <table:table-cell table:formula="of:=[.A496]" office:value-type="float" office:value="0.0238921249998386" calcext:value-type="float">
            <text:p>2,39E-02</text:p>
          </table:table-cell>
          <table:table-cell table:number-columns-repeated="9"/>
        </table:table-row>
        <table:table-row table:style-name="ro1">
          <table:table-cell office:value-type="float" office:value="0.0239409531248386" calcext:value-type="float">
            <text:p>2,39E-02</text:p>
          </table:table-cell>
          <table:table-cell office:value-type="float" office:value="0.01458459" calcext:value-type="float">
            <text:p>1,46E-02</text:p>
          </table:table-cell>
          <table:table-cell table:formula="of:=[.A497]" office:value-type="float" office:value="0.0239409531248386" calcext:value-type="float">
            <text:p>2,39E-02</text:p>
          </table:table-cell>
          <table:table-cell table:number-columns-repeated="9"/>
        </table:table-row>
        <table:table-row table:style-name="ro1">
          <table:table-cell office:value-type="float" office:value="0.0239897812498386" calcext:value-type="float">
            <text:p>2,40E-02</text:p>
          </table:table-cell>
          <table:table-cell office:value-type="float" office:value="0.01480668" calcext:value-type="float">
            <text:p>1,48E-02</text:p>
          </table:table-cell>
          <table:table-cell table:formula="of:=[.A498]" office:value-type="float" office:value="0.0239897812498386" calcext:value-type="float">
            <text:p>2,40E-02</text:p>
          </table:table-cell>
          <table:table-cell table:number-columns-repeated="9"/>
        </table:table-row>
        <table:table-row table:style-name="ro1">
          <table:table-cell office:value-type="float" office:value="0.0240386093748386" calcext:value-type="float">
            <text:p>2,40E-02</text:p>
          </table:table-cell>
          <table:table-cell office:value-type="float" office:value="0.01503186" calcext:value-type="float">
            <text:p>1,50E-02</text:p>
          </table:table-cell>
          <table:table-cell table:formula="of:=[.A499]" office:value-type="float" office:value="0.0240386093748386" calcext:value-type="float">
            <text:p>2,40E-02</text:p>
          </table:table-cell>
          <table:table-cell table:number-columns-repeated="9"/>
        </table:table-row>
        <table:table-row table:style-name="ro1">
          <table:table-cell office:value-type="float" office:value="0.0240874374998386" calcext:value-type="float">
            <text:p>2,41E-02</text:p>
          </table:table-cell>
          <table:table-cell office:value-type="float" office:value="0.01526016" calcext:value-type="float">
            <text:p>1,53E-02</text:p>
          </table:table-cell>
          <table:table-cell table:formula="of:=[.A500]" office:value-type="float" office:value="0.0240874374998386" calcext:value-type="float">
            <text:p>2,41E-02</text:p>
          </table:table-cell>
          <table:table-cell table:number-columns-repeated="9"/>
        </table:table-row>
        <table:table-row table:style-name="ro1">
          <table:table-cell office:value-type="float" office:value="0.0241362656248386" calcext:value-type="float">
            <text:p>2,41E-02</text:p>
          </table:table-cell>
          <table:table-cell office:value-type="float" office:value="0.01549163" calcext:value-type="float">
            <text:p>1,55E-02</text:p>
          </table:table-cell>
          <table:table-cell table:formula="of:=[.A501]" office:value-type="float" office:value="0.0241362656248386" calcext:value-type="float">
            <text:p>2,41E-02</text:p>
          </table:table-cell>
          <table:table-cell table:number-columns-repeated="9"/>
        </table:table-row>
        <table:table-row table:style-name="ro1">
          <table:table-cell office:value-type="float" office:value="0.0241850937498386" calcext:value-type="float">
            <text:p>2,42E-02</text:p>
          </table:table-cell>
          <table:table-cell office:value-type="float" office:value="0.0157263" calcext:value-type="float">
            <text:p>1,57E-02</text:p>
          </table:table-cell>
          <table:table-cell table:formula="of:=[.A502]" office:value-type="float" office:value="0.0241850937498386" calcext:value-type="float">
            <text:p>2,42E-02</text:p>
          </table:table-cell>
          <table:table-cell table:number-columns-repeated="9"/>
        </table:table-row>
        <table:table-row table:style-name="ro1">
          <table:table-cell office:value-type="float" office:value="0.0242339218748386" calcext:value-type="float">
            <text:p>2,42E-02</text:p>
          </table:table-cell>
          <table:table-cell office:value-type="float" office:value="0.01596422" calcext:value-type="float">
            <text:p>1,60E-02</text:p>
          </table:table-cell>
          <table:table-cell table:formula="of:=[.A503]" office:value-type="float" office:value="0.0242339218748386" calcext:value-type="float">
            <text:p>2,42E-02</text:p>
          </table:table-cell>
          <table:table-cell table:number-columns-repeated="9"/>
        </table:table-row>
        <table:table-row table:style-name="ro1">
          <table:table-cell office:value-type="float" office:value="0.0242827499998386" calcext:value-type="float">
            <text:p>2,43E-02</text:p>
          </table:table-cell>
          <table:table-cell office:value-type="float" office:value="0.01620544" calcext:value-type="float">
            <text:p>1,62E-02</text:p>
          </table:table-cell>
          <table:table-cell table:formula="of:=[.A504]" office:value-type="float" office:value="0.0242827499998386" calcext:value-type="float">
            <text:p>2,43E-02</text:p>
          </table:table-cell>
          <table:table-cell table:number-columns-repeated="9"/>
        </table:table-row>
        <table:table-row table:style-name="ro1">
          <table:table-cell office:value-type="float" office:value="0.0243315781248386" calcext:value-type="float">
            <text:p>2,43E-02</text:p>
          </table:table-cell>
          <table:table-cell office:value-type="float" office:value="0.01645" calcext:value-type="float">
            <text:p>1,65E-02</text:p>
          </table:table-cell>
          <table:table-cell table:formula="of:=[.A505]" office:value-type="float" office:value="0.0243315781248386" calcext:value-type="float">
            <text:p>2,43E-02</text:p>
          </table:table-cell>
          <table:table-cell table:number-columns-repeated="9"/>
        </table:table-row>
        <table:table-row table:style-name="ro1">
          <table:table-cell office:value-type="float" office:value="0.0243804062498386" calcext:value-type="float">
            <text:p>2,44E-02</text:p>
          </table:table-cell>
          <table:table-cell office:value-type="float" office:value="0.01669795" calcext:value-type="float">
            <text:p>1,67E-02</text:p>
          </table:table-cell>
          <table:table-cell table:formula="of:=[.A506]" office:value-type="float" office:value="0.0243804062498386" calcext:value-type="float">
            <text:p>2,44E-02</text:p>
          </table:table-cell>
          <table:table-cell table:number-columns-repeated="9"/>
        </table:table-row>
        <table:table-row table:style-name="ro1">
          <table:table-cell office:value-type="float" office:value="0.0244292343748386" calcext:value-type="float">
            <text:p>2,44E-02</text:p>
          </table:table-cell>
          <table:table-cell office:value-type="float" office:value="0.01694932" calcext:value-type="float">
            <text:p>1,69E-02</text:p>
          </table:table-cell>
          <table:table-cell table:formula="of:=[.A507]" office:value-type="float" office:value="0.0244292343748386" calcext:value-type="float">
            <text:p>2,44E-02</text:p>
          </table:table-cell>
          <table:table-cell table:number-columns-repeated="9"/>
        </table:table-row>
        <table:table-row table:style-name="ro1">
          <table:table-cell office:value-type="float" office:value="0.0244780624998386" calcext:value-type="float">
            <text:p>2,45E-02</text:p>
          </table:table-cell>
          <table:table-cell office:value-type="float" office:value="0.01720417" calcext:value-type="float">
            <text:p>1,72E-02</text:p>
          </table:table-cell>
          <table:table-cell table:formula="of:=[.A508]" office:value-type="float" office:value="0.0244780624998386" calcext:value-type="float">
            <text:p>2,45E-02</text:p>
          </table:table-cell>
          <table:table-cell table:number-columns-repeated="9"/>
        </table:table-row>
        <table:table-row table:style-name="ro1">
          <table:table-cell office:value-type="float" office:value="0.0245268906248386" calcext:value-type="float">
            <text:p>2,45E-02</text:p>
          </table:table-cell>
          <table:table-cell office:value-type="float" office:value="0.01746255" calcext:value-type="float">
            <text:p>1,75E-02</text:p>
          </table:table-cell>
          <table:table-cell table:formula="of:=[.A509]" office:value-type="float" office:value="0.0245268906248386" calcext:value-type="float">
            <text:p>2,45E-02</text:p>
          </table:table-cell>
          <table:table-cell table:number-columns-repeated="9"/>
        </table:table-row>
        <table:table-row table:style-name="ro1">
          <table:table-cell office:value-type="float" office:value="0.0245757187498386" calcext:value-type="float">
            <text:p>2,46E-02</text:p>
          </table:table-cell>
          <table:table-cell office:value-type="float" office:value="0.0177245" calcext:value-type="float">
            <text:p>1,77E-02</text:p>
          </table:table-cell>
          <table:table-cell table:formula="of:=[.A510]" office:value-type="float" office:value="0.0245757187498386" calcext:value-type="float">
            <text:p>2,46E-02</text:p>
          </table:table-cell>
          <table:table-cell table:number-columns-repeated="9"/>
        </table:table-row>
        <table:table-row table:style-name="ro1">
          <table:table-cell office:value-type="float" office:value="0.0246245468748386" calcext:value-type="float">
            <text:p>2,46E-02</text:p>
          </table:table-cell>
          <table:table-cell office:value-type="float" office:value="0.01799007" calcext:value-type="float">
            <text:p>1,80E-02</text:p>
          </table:table-cell>
          <table:table-cell table:formula="of:=[.A511]" office:value-type="float" office:value="0.0246245468748386" calcext:value-type="float">
            <text:p>2,46E-02</text:p>
          </table:table-cell>
          <table:table-cell table:number-columns-repeated="9"/>
        </table:table-row>
        <table:table-row table:style-name="ro1">
          <table:table-cell office:value-type="float" office:value="0.0246733749998386" calcext:value-type="float">
            <text:p>2,47E-02</text:p>
          </table:table-cell>
          <table:table-cell office:value-type="float" office:value="0.0182593" calcext:value-type="float">
            <text:p>1,83E-02</text:p>
          </table:table-cell>
          <table:table-cell table:formula="of:=[.A512]" office:value-type="float" office:value="0.0246733749998386" calcext:value-type="float">
            <text:p>2,47E-02</text:p>
          </table:table-cell>
          <table:table-cell table:number-columns-repeated="9"/>
        </table:table-row>
        <table:table-row table:style-name="ro1">
          <table:table-cell office:value-type="float" office:value="0.0247222031248386" calcext:value-type="float">
            <text:p>2,47E-02</text:p>
          </table:table-cell>
          <table:table-cell office:value-type="float" office:value="0.01853226" calcext:value-type="float">
            <text:p>1,85E-02</text:p>
          </table:table-cell>
          <table:table-cell table:formula="of:=[.A513]" office:value-type="float" office:value="0.0247222031248386" calcext:value-type="float">
            <text:p>2,47E-02</text:p>
          </table:table-cell>
          <table:table-cell table:number-columns-repeated="9"/>
        </table:table-row>
        <table:table-row table:style-name="ro1">
          <table:table-cell office:value-type="float" office:value="0.0247710312498386" calcext:value-type="float">
            <text:p>2,48E-02</text:p>
          </table:table-cell>
          <table:table-cell office:value-type="float" office:value="0.01880899" calcext:value-type="float">
            <text:p>1,88E-02</text:p>
          </table:table-cell>
          <table:table-cell table:formula="of:=[.A514]" office:value-type="float" office:value="0.0247710312498386" calcext:value-type="float">
            <text:p>2,48E-02</text:p>
          </table:table-cell>
          <table:table-cell table:number-columns-repeated="9"/>
        </table:table-row>
        <table:table-row table:style-name="ro1">
          <table:table-cell office:value-type="float" office:value="0.0248198593748386" calcext:value-type="float">
            <text:p>2,48E-02</text:p>
          </table:table-cell>
          <table:table-cell office:value-type="float" office:value="0.01908953" calcext:value-type="float">
            <text:p>1,91E-02</text:p>
          </table:table-cell>
          <table:table-cell table:formula="of:=[.A515]" office:value-type="float" office:value="0.0248198593748386" calcext:value-type="float">
            <text:p>2,48E-02</text:p>
          </table:table-cell>
          <table:table-cell table:number-columns-repeated="9"/>
        </table:table-row>
        <table:table-row table:style-name="ro1">
          <table:table-cell office:value-type="float" office:value="0.0248686874998386" calcext:value-type="float">
            <text:p>2,49E-02</text:p>
          </table:table-cell>
          <table:table-cell office:value-type="float" office:value="0.01937395" calcext:value-type="float">
            <text:p>1,94E-02</text:p>
          </table:table-cell>
          <table:table-cell table:formula="of:=[.A516]" office:value-type="float" office:value="0.0248686874998386" calcext:value-type="float">
            <text:p>2,49E-02</text:p>
          </table:table-cell>
          <table:table-cell table:number-columns-repeated="9"/>
        </table:table-row>
        <table:table-row table:style-name="ro1">
          <table:table-cell office:value-type="float" office:value="0.0249175156248386" calcext:value-type="float">
            <text:p>2,49E-02</text:p>
          </table:table-cell>
          <table:table-cell office:value-type="float" office:value="0.01966229" calcext:value-type="float">
            <text:p>1,97E-02</text:p>
          </table:table-cell>
          <table:table-cell table:formula="of:=[.A517]" office:value-type="float" office:value="0.0249175156248386" calcext:value-type="float">
            <text:p>2,49E-02</text:p>
          </table:table-cell>
          <table:table-cell table:number-columns-repeated="9"/>
        </table:table-row>
        <table:table-row table:style-name="ro1">
          <table:table-cell office:value-type="float" office:value="0.0249663437498386" calcext:value-type="float">
            <text:p>2,50E-02</text:p>
          </table:table-cell>
          <table:table-cell office:value-type="float" office:value="0.01995461" calcext:value-type="float">
            <text:p>2,00E-02</text:p>
          </table:table-cell>
          <table:table-cell table:formula="of:=[.A518]" office:value-type="float" office:value="0.0249663437498386" calcext:value-type="float">
            <text:p>2,50E-02</text:p>
          </table:table-cell>
          <table:table-cell table:number-columns-repeated="9"/>
        </table:table-row>
        <table:table-row table:style-name="ro1">
          <table:table-cell office:value-type="float" office:value="0.0250151718748386" calcext:value-type="float">
            <text:p>2,50E-02</text:p>
          </table:table-cell>
          <table:table-cell office:value-type="float" office:value="0.02025096" calcext:value-type="float">
            <text:p>2,03E-02</text:p>
          </table:table-cell>
          <table:table-cell table:formula="of:=[.A519]" office:value-type="float" office:value="0.0250151718748386" calcext:value-type="float">
            <text:p>2,50E-02</text:p>
          </table:table-cell>
          <table:table-cell table:number-columns-repeated="9"/>
        </table:table-row>
        <table:table-row table:style-name="ro1">
          <table:table-cell office:value-type="float" office:value="0.0250639999998386" calcext:value-type="float">
            <text:p>2,51E-02</text:p>
          </table:table-cell>
          <table:table-cell office:value-type="float" office:value="0.02055139" calcext:value-type="float">
            <text:p>2,06E-02</text:p>
          </table:table-cell>
          <table:table-cell table:formula="of:=[.A520]" office:value-type="float" office:value="0.0250639999998386" calcext:value-type="float">
            <text:p>2,51E-02</text:p>
          </table:table-cell>
          <table:table-cell table:number-columns-repeated="9"/>
        </table:table-row>
        <table:table-row table:style-name="ro1">
          <table:table-cell office:value-type="float" office:value="0.0251128281248386" calcext:value-type="float">
            <text:p>2,51E-02</text:p>
          </table:table-cell>
          <table:table-cell office:value-type="float" office:value="0.02085595" calcext:value-type="float">
            <text:p>2,09E-02</text:p>
          </table:table-cell>
          <table:table-cell table:formula="of:=[.A521]" office:value-type="float" office:value="0.0251128281248386" calcext:value-type="float">
            <text:p>2,51E-02</text:p>
          </table:table-cell>
          <table:table-cell table:number-columns-repeated="9"/>
        </table:table-row>
        <table:table-row table:style-name="ro1">
          <table:table-cell office:value-type="float" office:value="0.0251616562498386" calcext:value-type="float">
            <text:p>2,52E-02</text:p>
          </table:table-cell>
          <table:table-cell office:value-type="float" office:value="0.02116472" calcext:value-type="float">
            <text:p>2,12E-02</text:p>
          </table:table-cell>
          <table:table-cell table:formula="of:=[.A522]" office:value-type="float" office:value="0.0251616562498386" calcext:value-type="float">
            <text:p>2,52E-02</text:p>
          </table:table-cell>
          <table:table-cell table:number-columns-repeated="9"/>
        </table:table-row>
        <table:table-row table:style-name="ro1">
          <table:table-cell office:value-type="float" office:value="0.0252104843748386" calcext:value-type="float">
            <text:p>2,52E-02</text:p>
          </table:table-cell>
          <table:table-cell office:value-type="float" office:value="0.02147773" calcext:value-type="float">
            <text:p>2,15E-02</text:p>
          </table:table-cell>
          <table:table-cell table:formula="of:=[.A523]" office:value-type="float" office:value="0.0252104843748386" calcext:value-type="float">
            <text:p>2,52E-02</text:p>
          </table:table-cell>
          <table:table-cell table:number-columns-repeated="9"/>
        </table:table-row>
        <table:table-row table:style-name="ro1">
          <table:table-cell office:value-type="float" office:value="0.0252593124998386" calcext:value-type="float">
            <text:p>2,53E-02</text:p>
          </table:table-cell>
          <table:table-cell office:value-type="float" office:value="0.02179505" calcext:value-type="float">
            <text:p>2,18E-02</text:p>
          </table:table-cell>
          <table:table-cell table:formula="of:=[.A524]" office:value-type="float" office:value="0.0252593124998386" calcext:value-type="float">
            <text:p>2,53E-02</text:p>
          </table:table-cell>
          <table:table-cell table:number-columns-repeated="9"/>
        </table:table-row>
        <table:table-row table:style-name="ro1">
          <table:table-cell office:value-type="float" office:value="0.0253081406248386" calcext:value-type="float">
            <text:p>2,53E-02</text:p>
          </table:table-cell>
          <table:table-cell office:value-type="float" office:value="0.02211674" calcext:value-type="float">
            <text:p>2,21E-02</text:p>
          </table:table-cell>
          <table:table-cell table:formula="of:=[.A525]" office:value-type="float" office:value="0.0253081406248386" calcext:value-type="float">
            <text:p>2,53E-02</text:p>
          </table:table-cell>
          <table:table-cell table:number-columns-repeated="9"/>
        </table:table-row>
        <table:table-row table:style-name="ro1">
          <table:table-cell office:value-type="float" office:value="0.0253569687498386" calcext:value-type="float">
            <text:p>2,54E-02</text:p>
          </table:table-cell>
          <table:table-cell office:value-type="float" office:value="0.02244284" calcext:value-type="float">
            <text:p>2,24E-02</text:p>
          </table:table-cell>
          <table:table-cell table:formula="of:=[.A526]" office:value-type="float" office:value="0.0253569687498386" calcext:value-type="float">
            <text:p>2,54E-02</text:p>
          </table:table-cell>
          <table:table-cell table:number-columns-repeated="9"/>
        </table:table-row>
        <table:table-row table:style-name="ro1">
          <table:table-cell office:value-type="float" office:value="0.0254057968748386" calcext:value-type="float">
            <text:p>2,54E-02</text:p>
          </table:table-cell>
          <table:table-cell office:value-type="float" office:value="0.02277343" calcext:value-type="float">
            <text:p>2,28E-02</text:p>
          </table:table-cell>
          <table:table-cell table:formula="of:=[.A527]" office:value-type="float" office:value="0.0254057968748386" calcext:value-type="float">
            <text:p>2,54E-02</text:p>
          </table:table-cell>
          <table:table-cell table:number-columns-repeated="9"/>
        </table:table-row>
        <table:table-row table:style-name="ro1">
          <table:table-cell office:value-type="float" office:value="0.0254546249998386" calcext:value-type="float">
            <text:p>2,55E-02</text:p>
          </table:table-cell>
          <table:table-cell office:value-type="float" office:value="0.02310857" calcext:value-type="float">
            <text:p>2,31E-02</text:p>
          </table:table-cell>
          <table:table-cell table:formula="of:=[.A528]" office:value-type="float" office:value="0.0254546249998386" calcext:value-type="float">
            <text:p>2,55E-02</text:p>
          </table:table-cell>
          <table:table-cell table:number-columns-repeated="9"/>
        </table:table-row>
        <table:table-row table:style-name="ro1">
          <table:table-cell office:value-type="float" office:value="0.0255034531248386" calcext:value-type="float">
            <text:p>2,55E-02</text:p>
          </table:table-cell>
          <table:table-cell office:value-type="float" office:value="0.0234483" calcext:value-type="float">
            <text:p>2,34E-02</text:p>
          </table:table-cell>
          <table:table-cell table:formula="of:=[.A529]" office:value-type="float" office:value="0.0255034531248386" calcext:value-type="float">
            <text:p>2,55E-02</text:p>
          </table:table-cell>
          <table:table-cell table:number-columns-repeated="9"/>
        </table:table-row>
        <table:table-row table:style-name="ro1">
          <table:table-cell office:value-type="float" office:value="0.0255522812498386" calcext:value-type="float">
            <text:p>2,56E-02</text:p>
          </table:table-cell>
          <table:table-cell office:value-type="float" office:value="0.0237927" calcext:value-type="float">
            <text:p>2,38E-02</text:p>
          </table:table-cell>
          <table:table-cell table:formula="of:=[.A530]" office:value-type="float" office:value="0.0255522812498386" calcext:value-type="float">
            <text:p>2,56E-02</text:p>
          </table:table-cell>
          <table:table-cell table:number-columns-repeated="9"/>
        </table:table-row>
        <table:table-row table:style-name="ro1">
          <table:table-cell office:value-type="float" office:value="0.0256011093748386" calcext:value-type="float">
            <text:p>2,56E-02</text:p>
          </table:table-cell>
          <table:table-cell office:value-type="float" office:value="0.02414183" calcext:value-type="float">
            <text:p>2,41E-02</text:p>
          </table:table-cell>
          <table:table-cell table:formula="of:=[.A531]" office:value-type="float" office:value="0.0256011093748386" calcext:value-type="float">
            <text:p>2,56E-02</text:p>
          </table:table-cell>
          <table:table-cell table:number-columns-repeated="9"/>
        </table:table-row>
        <table:table-row table:style-name="ro1">
          <table:table-cell office:value-type="float" office:value="0.0256499374998386" calcext:value-type="float">
            <text:p>2,56E-02</text:p>
          </table:table-cell>
          <table:table-cell office:value-type="float" office:value="0.02449574" calcext:value-type="float">
            <text:p>2,45E-02</text:p>
          </table:table-cell>
          <table:table-cell table:formula="of:=[.A532]" office:value-type="float" office:value="0.0256499374998386" calcext:value-type="float">
            <text:p>2,56E-02</text:p>
          </table:table-cell>
          <table:table-cell table:number-columns-repeated="9"/>
        </table:table-row>
        <table:table-row table:style-name="ro1">
          <table:table-cell office:value-type="float" office:value="0.0256987656248386" calcext:value-type="float">
            <text:p>2,57E-02</text:p>
          </table:table-cell>
          <table:table-cell office:value-type="float" office:value="0.02485451" calcext:value-type="float">
            <text:p>2,49E-02</text:p>
          </table:table-cell>
          <table:table-cell table:formula="of:=[.A533]" office:value-type="float" office:value="0.0256987656248386" calcext:value-type="float">
            <text:p>2,57E-02</text:p>
          </table:table-cell>
          <table:table-cell table:number-columns-repeated="9"/>
        </table:table-row>
        <table:table-row table:style-name="ro1">
          <table:table-cell office:value-type="float" office:value="0.0257475937498386" calcext:value-type="float">
            <text:p>2,57E-02</text:p>
          </table:table-cell>
          <table:table-cell office:value-type="float" office:value="0.02521819" calcext:value-type="float">
            <text:p>2,52E-02</text:p>
          </table:table-cell>
          <table:table-cell table:formula="of:=[.A534]" office:value-type="float" office:value="0.0257475937498386" calcext:value-type="float">
            <text:p>2,57E-02</text:p>
          </table:table-cell>
          <table:table-cell table:number-columns-repeated="9"/>
        </table:table-row>
        <table:table-row table:style-name="ro1">
          <table:table-cell office:value-type="float" office:value="0.0257964218748386" calcext:value-type="float">
            <text:p>2,58E-02</text:p>
          </table:table-cell>
          <table:table-cell office:value-type="float" office:value="0.02558686" calcext:value-type="float">
            <text:p>2,56E-02</text:p>
          </table:table-cell>
          <table:table-cell table:formula="of:=[.A535]" office:value-type="float" office:value="0.0257964218748386" calcext:value-type="float">
            <text:p>2,58E-02</text:p>
          </table:table-cell>
          <table:table-cell table:number-columns-repeated="9"/>
        </table:table-row>
        <table:table-row table:style-name="ro1">
          <table:table-cell office:value-type="float" office:value="0.0258452499998386" calcext:value-type="float">
            <text:p>2,58E-02</text:p>
          </table:table-cell>
          <table:table-cell office:value-type="float" office:value="0.02596057" calcext:value-type="float">
            <text:p>2,60E-02</text:p>
          </table:table-cell>
          <table:table-cell table:formula="of:=[.A536]" office:value-type="float" office:value="0.0258452499998386" calcext:value-type="float">
            <text:p>2,58E-02</text:p>
          </table:table-cell>
          <table:table-cell table:number-columns-repeated="9"/>
        </table:table-row>
        <table:table-row table:style-name="ro1">
          <table:table-cell office:value-type="float" office:value="0.0258940781248386" calcext:value-type="float">
            <text:p>2,59E-02</text:p>
          </table:table-cell>
          <table:table-cell office:value-type="float" office:value="0.0263394" calcext:value-type="float">
            <text:p>2,63E-02</text:p>
          </table:table-cell>
          <table:table-cell table:formula="of:=[.A537]" office:value-type="float" office:value="0.0258940781248386" calcext:value-type="float">
            <text:p>2,59E-02</text:p>
          </table:table-cell>
          <table:table-cell table:number-columns-repeated="9"/>
        </table:table-row>
        <table:table-row table:style-name="ro1">
          <table:table-cell office:value-type="float" office:value="0.0259429062498386" calcext:value-type="float">
            <text:p>2,59E-02</text:p>
          </table:table-cell>
          <table:table-cell office:value-type="float" office:value="0.02672342" calcext:value-type="float">
            <text:p>2,67E-02</text:p>
          </table:table-cell>
          <table:table-cell table:formula="of:=[.A538]" office:value-type="float" office:value="0.0259429062498386" calcext:value-type="float">
            <text:p>2,59E-02</text:p>
          </table:table-cell>
          <table:table-cell table:number-columns-repeated="9"/>
        </table:table-row>
        <table:table-row table:style-name="ro1">
          <table:table-cell office:value-type="float" office:value="0.0259917343748386" calcext:value-type="float">
            <text:p>2,60E-02</text:p>
          </table:table-cell>
          <table:table-cell office:value-type="float" office:value="0.02711269" calcext:value-type="float">
            <text:p>2,71E-02</text:p>
          </table:table-cell>
          <table:table-cell table:formula="of:=[.A539]" office:value-type="float" office:value="0.0259917343748386" calcext:value-type="float">
            <text:p>2,60E-02</text:p>
          </table:table-cell>
          <table:table-cell table:number-columns-repeated="9"/>
        </table:table-row>
        <table:table-row table:style-name="ro1">
          <table:table-cell office:value-type="float" office:value="0.0260405624998386" calcext:value-type="float">
            <text:p>2,60E-02</text:p>
          </table:table-cell>
          <table:table-cell office:value-type="float" office:value="0.02750727" calcext:value-type="float">
            <text:p>2,75E-02</text:p>
          </table:table-cell>
          <table:table-cell table:formula="of:=[.A540]" office:value-type="float" office:value="0.0260405624998386" calcext:value-type="float">
            <text:p>2,60E-02</text:p>
          </table:table-cell>
          <table:table-cell table:number-columns-repeated="9"/>
        </table:table-row>
        <table:table-row table:style-name="ro1">
          <table:table-cell office:value-type="float" office:value="0.0260893906248386" calcext:value-type="float">
            <text:p>2,61E-02</text:p>
          </table:table-cell>
          <table:table-cell office:value-type="float" office:value="0.02790725" calcext:value-type="float">
            <text:p>2,79E-02</text:p>
          </table:table-cell>
          <table:table-cell table:formula="of:=[.A541]" office:value-type="float" office:value="0.0260893906248386" calcext:value-type="float">
            <text:p>2,61E-02</text:p>
          </table:table-cell>
          <table:table-cell table:number-columns-repeated="9"/>
        </table:table-row>
        <table:table-row table:style-name="ro1">
          <table:table-cell office:value-type="float" office:value="0.0261382187498386" calcext:value-type="float">
            <text:p>2,61E-02</text:p>
          </table:table-cell>
          <table:table-cell office:value-type="float" office:value="0.02831269" calcext:value-type="float">
            <text:p>2,83E-02</text:p>
          </table:table-cell>
          <table:table-cell table:formula="of:=[.A542]" office:value-type="float" office:value="0.0261382187498386" calcext:value-type="float">
            <text:p>2,61E-02</text:p>
          </table:table-cell>
          <table:table-cell table:number-columns-repeated="9"/>
        </table:table-row>
        <table:table-row table:style-name="ro1">
          <table:table-cell office:value-type="float" office:value="0.0261870468748387" calcext:value-type="float">
            <text:p>2,62E-02</text:p>
          </table:table-cell>
          <table:table-cell office:value-type="float" office:value="0.02872367" calcext:value-type="float">
            <text:p>2,87E-02</text:p>
          </table:table-cell>
          <table:table-cell table:formula="of:=[.A543]" office:value-type="float" office:value="0.0261870468748387" calcext:value-type="float">
            <text:p>2,62E-02</text:p>
          </table:table-cell>
          <table:table-cell table:number-columns-repeated="9"/>
        </table:table-row>
        <table:table-row table:style-name="ro1">
          <table:table-cell office:value-type="float" office:value="0.0262358749998387" calcext:value-type="float">
            <text:p>2,62E-02</text:p>
          </table:table-cell>
          <table:table-cell office:value-type="float" office:value="0.02914025" calcext:value-type="float">
            <text:p>2,91E-02</text:p>
          </table:table-cell>
          <table:table-cell table:formula="of:=[.A544]" office:value-type="float" office:value="0.0262358749998387" calcext:value-type="float">
            <text:p>2,62E-02</text:p>
          </table:table-cell>
          <table:table-cell table:number-columns-repeated="9"/>
        </table:table-row>
        <table:table-row table:style-name="ro1">
          <table:table-cell office:value-type="float" office:value="0.0262847031248387" calcext:value-type="float">
            <text:p>2,63E-02</text:p>
          </table:table-cell>
          <table:table-cell office:value-type="float" office:value="0.02956252" calcext:value-type="float">
            <text:p>2,96E-02</text:p>
          </table:table-cell>
          <table:table-cell table:formula="of:=[.A545]" office:value-type="float" office:value="0.0262847031248387" calcext:value-type="float">
            <text:p>2,63E-02</text:p>
          </table:table-cell>
          <table:table-cell table:number-columns-repeated="9"/>
        </table:table-row>
        <table:table-row table:style-name="ro1">
          <table:table-cell office:value-type="float" office:value="0.0263335312498387" calcext:value-type="float">
            <text:p>2,63E-02</text:p>
          </table:table-cell>
          <table:table-cell office:value-type="float" office:value="0.02999054" calcext:value-type="float">
            <text:p>3,00E-02</text:p>
          </table:table-cell>
          <table:table-cell table:formula="of:=[.A546]" office:value-type="float" office:value="0.0263335312498387" calcext:value-type="float">
            <text:p>2,63E-02</text:p>
          </table:table-cell>
          <table:table-cell table:number-columns-repeated="9"/>
        </table:table-row>
        <table:table-row table:style-name="ro1">
          <table:table-cell office:value-type="float" office:value="0.0263823593748387" calcext:value-type="float">
            <text:p>2,64E-02</text:p>
          </table:table-cell>
          <table:table-cell office:value-type="float" office:value="0.03042439" calcext:value-type="float">
            <text:p>3,04E-02</text:p>
          </table:table-cell>
          <table:table-cell table:formula="of:=[.A547]" office:value-type="float" office:value="0.0263823593748387" calcext:value-type="float">
            <text:p>2,64E-02</text:p>
          </table:table-cell>
          <table:table-cell table:number-columns-repeated="9"/>
        </table:table-row>
        <table:table-row table:style-name="ro1">
          <table:table-cell office:value-type="float" office:value="0.0264311874998387" calcext:value-type="float">
            <text:p>2,64E-02</text:p>
          </table:table-cell>
          <table:table-cell office:value-type="float" office:value="0.03086415" calcext:value-type="float">
            <text:p>3,09E-02</text:p>
          </table:table-cell>
          <table:table-cell table:formula="of:=[.A548]" office:value-type="float" office:value="0.0264311874998387" calcext:value-type="float">
            <text:p>2,64E-02</text:p>
          </table:table-cell>
          <table:table-cell table:number-columns-repeated="9"/>
        </table:table-row>
        <table:table-row table:style-name="ro1">
          <table:table-cell office:value-type="float" office:value="0.0264800156248387" calcext:value-type="float">
            <text:p>2,65E-02</text:p>
          </table:table-cell>
          <table:table-cell office:value-type="float" office:value="0.03130989" calcext:value-type="float">
            <text:p>3,13E-02</text:p>
          </table:table-cell>
          <table:table-cell table:formula="of:=[.A549]" office:value-type="float" office:value="0.0264800156248387" calcext:value-type="float">
            <text:p>2,65E-02</text:p>
          </table:table-cell>
          <table:table-cell table:number-columns-repeated="9"/>
        </table:table-row>
        <table:table-row table:style-name="ro1">
          <table:table-cell office:value-type="float" office:value="0.0265288437498387" calcext:value-type="float">
            <text:p>2,65E-02</text:p>
          </table:table-cell>
          <table:table-cell office:value-type="float" office:value="0.0317617" calcext:value-type="float">
            <text:p>3,18E-02</text:p>
          </table:table-cell>
          <table:table-cell table:formula="of:=[.A550]" office:value-type="float" office:value="0.0265288437498387" calcext:value-type="float">
            <text:p>2,65E-02</text:p>
          </table:table-cell>
          <table:table-cell table:number-columns-repeated="9"/>
        </table:table-row>
        <table:table-row table:style-name="ro1">
          <table:table-cell office:value-type="float" office:value="0.0265776718748387" calcext:value-type="float">
            <text:p>2,66E-02</text:p>
          </table:table-cell>
          <table:table-cell office:value-type="float" office:value="0.03221965" calcext:value-type="float">
            <text:p>3,22E-02</text:p>
          </table:table-cell>
          <table:table-cell table:formula="of:=[.A551]" office:value-type="float" office:value="0.0265776718748387" calcext:value-type="float">
            <text:p>2,66E-02</text:p>
          </table:table-cell>
          <table:table-cell table:number-columns-repeated="9"/>
        </table:table-row>
        <table:table-row table:style-name="ro1">
          <table:table-cell office:value-type="float" office:value="0.0266264999998387" calcext:value-type="float">
            <text:p>2,66E-02</text:p>
          </table:table-cell>
          <table:table-cell office:value-type="float" office:value="0.03268382" calcext:value-type="float">
            <text:p>3,27E-02</text:p>
          </table:table-cell>
          <table:table-cell table:formula="of:=[.A552]" office:value-type="float" office:value="0.0266264999998387" calcext:value-type="float">
            <text:p>2,66E-02</text:p>
          </table:table-cell>
          <table:table-cell table:number-columns-repeated="9"/>
        </table:table-row>
        <table:table-row table:style-name="ro1">
          <table:table-cell office:value-type="float" office:value="0.0266753281248387" calcext:value-type="float">
            <text:p>2,67E-02</text:p>
          </table:table-cell>
          <table:table-cell office:value-type="float" office:value="0.0331543" calcext:value-type="float">
            <text:p>3,32E-02</text:p>
          </table:table-cell>
          <table:table-cell table:formula="of:=[.A553]" office:value-type="float" office:value="0.0266753281248387" calcext:value-type="float">
            <text:p>2,67E-02</text:p>
          </table:table-cell>
          <table:table-cell table:number-columns-repeated="9"/>
        </table:table-row>
        <table:table-row table:style-name="ro1">
          <table:table-cell office:value-type="float" office:value="0.0267241562498387" calcext:value-type="float">
            <text:p>2,67E-02</text:p>
          </table:table-cell>
          <table:table-cell office:value-type="float" office:value="0.03363116" calcext:value-type="float">
            <text:p>3,36E-02</text:p>
          </table:table-cell>
          <table:table-cell table:formula="of:=[.A554]" office:value-type="float" office:value="0.0267241562498387" calcext:value-type="float">
            <text:p>2,67E-02</text:p>
          </table:table-cell>
          <table:table-cell table:number-columns-repeated="9"/>
        </table:table-row>
        <table:table-row table:style-name="ro1">
          <table:table-cell office:value-type="float" office:value="0.0267729843748387" calcext:value-type="float">
            <text:p>2,68E-02</text:p>
          </table:table-cell>
          <table:table-cell office:value-type="float" office:value="0.03411449" calcext:value-type="float">
            <text:p>3,41E-02</text:p>
          </table:table-cell>
          <table:table-cell table:formula="of:=[.A555]" office:value-type="float" office:value="0.0267729843748387" calcext:value-type="float">
            <text:p>2,68E-02</text:p>
          </table:table-cell>
          <table:table-cell table:number-columns-repeated="9"/>
        </table:table-row>
        <table:table-row table:style-name="ro1">
          <table:table-cell office:value-type="float" office:value="0.0268218124998387" calcext:value-type="float">
            <text:p>2,68E-02</text:p>
          </table:table-cell>
          <table:table-cell office:value-type="float" office:value="0.03460438" calcext:value-type="float">
            <text:p>3,46E-02</text:p>
          </table:table-cell>
          <table:table-cell table:formula="of:=[.A556]" office:value-type="float" office:value="0.0268218124998387" calcext:value-type="float">
            <text:p>2,68E-02</text:p>
          </table:table-cell>
          <table:table-cell table:number-columns-repeated="9"/>
        </table:table-row>
        <table:table-row table:style-name="ro1">
          <table:table-cell office:value-type="float" office:value="0.0268706406248387" calcext:value-type="float">
            <text:p>2,69E-02</text:p>
          </table:table-cell>
          <table:table-cell office:value-type="float" office:value="0.0351009" calcext:value-type="float">
            <text:p>3,51E-02</text:p>
          </table:table-cell>
          <table:table-cell table:formula="of:=[.A557]" office:value-type="float" office:value="0.0268706406248387" calcext:value-type="float">
            <text:p>2,69E-02</text:p>
          </table:table-cell>
          <table:table-cell table:number-columns-repeated="9"/>
        </table:table-row>
        <table:table-row table:style-name="ro1">
          <table:table-cell office:value-type="float" office:value="0.0269194687498387" calcext:value-type="float">
            <text:p>2,69E-02</text:p>
          </table:table-cell>
          <table:table-cell office:value-type="float" office:value="0.03560415" calcext:value-type="float">
            <text:p>3,56E-02</text:p>
          </table:table-cell>
          <table:table-cell table:formula="of:=[.A558]" office:value-type="float" office:value="0.0269194687498387" calcext:value-type="float">
            <text:p>2,69E-02</text:p>
          </table:table-cell>
          <table:table-cell table:number-columns-repeated="9"/>
        </table:table-row>
        <table:table-row table:style-name="ro1">
          <table:table-cell office:value-type="float" office:value="0.0269682968748387" calcext:value-type="float">
            <text:p>2,70E-02</text:p>
          </table:table-cell>
          <table:table-cell office:value-type="float" office:value="0.03611421" calcext:value-type="float">
            <text:p>3,61E-02</text:p>
          </table:table-cell>
          <table:table-cell table:formula="of:=[.A559]" office:value-type="float" office:value="0.0269682968748387" calcext:value-type="float">
            <text:p>2,70E-02</text:p>
          </table:table-cell>
          <table:table-cell table:number-columns-repeated="9"/>
        </table:table-row>
        <table:table-row table:style-name="ro1">
          <table:table-cell office:value-type="float" office:value="0.0270171249998387" calcext:value-type="float">
            <text:p>2,70E-02</text:p>
          </table:table-cell>
          <table:table-cell office:value-type="float" office:value="0.03663117" calcext:value-type="float">
            <text:p>3,66E-02</text:p>
          </table:table-cell>
          <table:table-cell table:formula="of:=[.A560]" office:value-type="float" office:value="0.0270171249998387" calcext:value-type="float">
            <text:p>2,70E-02</text:p>
          </table:table-cell>
          <table:table-cell table:number-columns-repeated="9"/>
        </table:table-row>
        <table:table-row table:style-name="ro1">
          <table:table-cell office:value-type="float" office:value="0.0270659531248387" calcext:value-type="float">
            <text:p>2,71E-02</text:p>
          </table:table-cell>
          <table:table-cell office:value-type="float" office:value="0.03715512" calcext:value-type="float">
            <text:p>3,72E-02</text:p>
          </table:table-cell>
          <table:table-cell table:formula="of:=[.A561]" office:value-type="float" office:value="0.0270659531248387" calcext:value-type="float">
            <text:p>2,71E-02</text:p>
          </table:table-cell>
          <table:table-cell table:number-columns-repeated="9"/>
        </table:table-row>
        <table:table-row table:style-name="ro1">
          <table:table-cell office:value-type="float" office:value="0.0271147812498387" calcext:value-type="float">
            <text:p>2,71E-02</text:p>
          </table:table-cell>
          <table:table-cell office:value-type="float" office:value="0.03768614" calcext:value-type="float">
            <text:p>3,77E-02</text:p>
          </table:table-cell>
          <table:table-cell table:formula="of:=[.A562]" office:value-type="float" office:value="0.0271147812498387" calcext:value-type="float">
            <text:p>2,71E-02</text:p>
          </table:table-cell>
          <table:table-cell table:number-columns-repeated="9"/>
        </table:table-row>
        <table:table-row table:style-name="ro1">
          <table:table-cell office:value-type="float" office:value="0.0271636093748387" calcext:value-type="float">
            <text:p>2,72E-02</text:p>
          </table:table-cell>
          <table:table-cell office:value-type="float" office:value="0.03822434" calcext:value-type="float">
            <text:p>3,82E-02</text:p>
          </table:table-cell>
          <table:table-cell table:formula="of:=[.A563]" office:value-type="float" office:value="0.0271636093748387" calcext:value-type="float">
            <text:p>2,72E-02</text:p>
          </table:table-cell>
          <table:table-cell table:number-columns-repeated="9"/>
        </table:table-row>
        <table:table-row table:style-name="ro1">
          <table:table-cell office:value-type="float" office:value="0.0272124374998387" calcext:value-type="float">
            <text:p>2,72E-02</text:p>
          </table:table-cell>
          <table:table-cell office:value-type="float" office:value="0.0387698" calcext:value-type="float">
            <text:p>3,88E-02</text:p>
          </table:table-cell>
          <table:table-cell table:formula="of:=[.A564]" office:value-type="float" office:value="0.0272124374998387" calcext:value-type="float">
            <text:p>2,72E-02</text:p>
          </table:table-cell>
          <table:table-cell table:number-columns-repeated="9"/>
        </table:table-row>
        <table:table-row table:style-name="ro1">
          <table:table-cell office:value-type="float" office:value="0.0272612656248387" calcext:value-type="float">
            <text:p>2,73E-02</text:p>
          </table:table-cell>
          <table:table-cell office:value-type="float" office:value="0.03932261" calcext:value-type="float">
            <text:p>3,93E-02</text:p>
          </table:table-cell>
          <table:table-cell table:formula="of:=[.A565]" office:value-type="float" office:value="0.0272612656248387" calcext:value-type="float">
            <text:p>2,73E-02</text:p>
          </table:table-cell>
          <table:table-cell table:number-columns-repeated="9"/>
        </table:table-row>
        <table:table-row table:style-name="ro1">
          <table:table-cell office:value-type="float" office:value="0.0273100937498387" calcext:value-type="float">
            <text:p>2,73E-02</text:p>
          </table:table-cell>
          <table:table-cell office:value-type="float" office:value="0.03988288" calcext:value-type="float">
            <text:p>3,99E-02</text:p>
          </table:table-cell>
          <table:table-cell table:formula="of:=[.A566]" office:value-type="float" office:value="0.0273100937498387" calcext:value-type="float">
            <text:p>2,73E-02</text:p>
          </table:table-cell>
          <table:table-cell table:number-columns-repeated="9"/>
        </table:table-row>
        <table:table-row table:style-name="ro1">
          <table:table-cell office:value-type="float" office:value="0.0273589218748387" calcext:value-type="float">
            <text:p>2,74E-02</text:p>
          </table:table-cell>
          <table:table-cell office:value-type="float" office:value="0.04045069" calcext:value-type="float">
            <text:p>4,05E-02</text:p>
          </table:table-cell>
          <table:table-cell table:formula="of:=[.A567]" office:value-type="float" office:value="0.0273589218748387" calcext:value-type="float">
            <text:p>2,74E-02</text:p>
          </table:table-cell>
          <table:table-cell table:number-columns-repeated="9"/>
        </table:table-row>
        <table:table-row table:style-name="ro1">
          <table:table-cell office:value-type="float" office:value="0.0274077499998387" calcext:value-type="float">
            <text:p>2,74E-02</text:p>
          </table:table-cell>
          <table:table-cell office:value-type="float" office:value="0.04102614" calcext:value-type="float">
            <text:p>4,10E-02</text:p>
          </table:table-cell>
          <table:table-cell table:formula="of:=[.A568]" office:value-type="float" office:value="0.0274077499998387" calcext:value-type="float">
            <text:p>2,74E-02</text:p>
          </table:table-cell>
          <table:table-cell table:number-columns-repeated="9"/>
        </table:table-row>
        <table:table-row table:style-name="ro1">
          <table:table-cell office:value-type="float" office:value="0.0274565781248387" calcext:value-type="float">
            <text:p>2,75E-02</text:p>
          </table:table-cell>
          <table:table-cell office:value-type="float" office:value="0.04160933" calcext:value-type="float">
            <text:p>4,16E-02</text:p>
          </table:table-cell>
          <table:table-cell table:formula="of:=[.A569]" office:value-type="float" office:value="0.0274565781248387" calcext:value-type="float">
            <text:p>2,75E-02</text:p>
          </table:table-cell>
          <table:table-cell table:number-columns-repeated="9"/>
        </table:table-row>
        <table:table-row table:style-name="ro1">
          <table:table-cell office:value-type="float" office:value="0.0275054062498387" calcext:value-type="float">
            <text:p>2,75E-02</text:p>
          </table:table-cell>
          <table:table-cell office:value-type="float" office:value="0.04220036" calcext:value-type="float">
            <text:p>4,22E-02</text:p>
          </table:table-cell>
          <table:table-cell table:formula="of:=[.A570]" office:value-type="float" office:value="0.0275054062498387" calcext:value-type="float">
            <text:p>2,75E-02</text:p>
          </table:table-cell>
          <table:table-cell table:number-columns-repeated="9"/>
        </table:table-row>
        <table:table-row table:style-name="ro1">
          <table:table-cell office:value-type="float" office:value="0.0275542343748387" calcext:value-type="float">
            <text:p>2,76E-02</text:p>
          </table:table-cell>
          <table:table-cell office:value-type="float" office:value="0.04279933" calcext:value-type="float">
            <text:p>4,28E-02</text:p>
          </table:table-cell>
          <table:table-cell table:formula="of:=[.A571]" office:value-type="float" office:value="0.0275542343748387" calcext:value-type="float">
            <text:p>2,76E-02</text:p>
          </table:table-cell>
          <table:table-cell table:number-columns-repeated="9"/>
        </table:table-row>
        <table:table-row table:style-name="ro1">
          <table:table-cell office:value-type="float" office:value="0.0276030624998387" calcext:value-type="float">
            <text:p>2,76E-02</text:p>
          </table:table-cell>
          <table:table-cell office:value-type="float" office:value="0.04340633" calcext:value-type="float">
            <text:p>4,34E-02</text:p>
          </table:table-cell>
          <table:table-cell table:formula="of:=[.A572]" office:value-type="float" office:value="0.0276030624998387" calcext:value-type="float">
            <text:p>2,76E-02</text:p>
          </table:table-cell>
          <table:table-cell table:number-columns-repeated="9"/>
        </table:table-row>
        <table:table-row table:style-name="ro1">
          <table:table-cell office:value-type="float" office:value="0.0276518906248387" calcext:value-type="float">
            <text:p>2,77E-02</text:p>
          </table:table-cell>
          <table:table-cell office:value-type="float" office:value="0.04402148" calcext:value-type="float">
            <text:p>4,40E-02</text:p>
          </table:table-cell>
          <table:table-cell table:formula="of:=[.A573]" office:value-type="float" office:value="0.0276518906248387" calcext:value-type="float">
            <text:p>2,77E-02</text:p>
          </table:table-cell>
          <table:table-cell table:number-columns-repeated="9"/>
        </table:table-row>
        <table:table-row table:style-name="ro1">
          <table:table-cell office:value-type="float" office:value="0.0277007187498387" calcext:value-type="float">
            <text:p>2,77E-02</text:p>
          </table:table-cell>
          <table:table-cell office:value-type="float" office:value="0.04464488" calcext:value-type="float">
            <text:p>4,46E-02</text:p>
          </table:table-cell>
          <table:table-cell table:formula="of:=[.A574]" office:value-type="float" office:value="0.0277007187498387" calcext:value-type="float">
            <text:p>2,77E-02</text:p>
          </table:table-cell>
          <table:table-cell table:number-columns-repeated="9"/>
        </table:table-row>
        <table:table-row table:style-name="ro1">
          <table:table-cell office:value-type="float" office:value="0.0277495468748387" calcext:value-type="float">
            <text:p>2,77E-02</text:p>
          </table:table-cell>
          <table:table-cell office:value-type="float" office:value="0.04527662" calcext:value-type="float">
            <text:p>4,53E-02</text:p>
          </table:table-cell>
          <table:table-cell table:formula="of:=[.A575]" office:value-type="float" office:value="0.0277495468748387" calcext:value-type="float">
            <text:p>2,77E-02</text:p>
          </table:table-cell>
          <table:table-cell table:number-columns-repeated="9"/>
        </table:table-row>
        <table:table-row table:style-name="ro1">
          <table:table-cell office:value-type="float" office:value="0.0277983749998387" calcext:value-type="float">
            <text:p>2,78E-02</text:p>
          </table:table-cell>
          <table:table-cell office:value-type="float" office:value="0.04591682" calcext:value-type="float">
            <text:p>4,59E-02</text:p>
          </table:table-cell>
          <table:table-cell table:formula="of:=[.A576]" office:value-type="float" office:value="0.0277983749998387" calcext:value-type="float">
            <text:p>2,78E-02</text:p>
          </table:table-cell>
          <table:table-cell table:number-columns-repeated="9"/>
        </table:table-row>
        <table:table-row table:style-name="ro1">
          <table:table-cell office:value-type="float" office:value="0.0278472031248387" calcext:value-type="float">
            <text:p>2,78E-02</text:p>
          </table:table-cell>
          <table:table-cell office:value-type="float" office:value="0.04656558" calcext:value-type="float">
            <text:p>4,66E-02</text:p>
          </table:table-cell>
          <table:table-cell table:formula="of:=[.A577]" office:value-type="float" office:value="0.0278472031248387" calcext:value-type="float">
            <text:p>2,78E-02</text:p>
          </table:table-cell>
          <table:table-cell table:number-columns-repeated="9"/>
        </table:table-row>
        <table:table-row table:style-name="ro1">
          <table:table-cell office:value-type="float" office:value="0.0278960312498387" calcext:value-type="float">
            <text:p>2,79E-02</text:p>
          </table:table-cell>
          <table:table-cell office:value-type="float" office:value="0.04722301" calcext:value-type="float">
            <text:p>4,72E-02</text:p>
          </table:table-cell>
          <table:table-cell table:formula="of:=[.A578]" office:value-type="float" office:value="0.0278960312498387" calcext:value-type="float">
            <text:p>2,79E-02</text:p>
          </table:table-cell>
          <table:table-cell table:number-columns-repeated="9"/>
        </table:table-row>
        <table:table-row table:style-name="ro1">
          <table:table-cell office:value-type="float" office:value="0.0279448593748387" calcext:value-type="float">
            <text:p>2,79E-02</text:p>
          </table:table-cell>
          <table:table-cell office:value-type="float" office:value="0.04788922" calcext:value-type="float">
            <text:p>4,79E-02</text:p>
          </table:table-cell>
          <table:table-cell table:formula="of:=[.A579]" office:value-type="float" office:value="0.0279448593748387" calcext:value-type="float">
            <text:p>2,79E-02</text:p>
          </table:table-cell>
          <table:table-cell table:number-columns-repeated="9"/>
        </table:table-row>
        <table:table-row table:style-name="ro1">
          <table:table-cell office:value-type="float" office:value="0.0279936874998387" calcext:value-type="float">
            <text:p>2,80E-02</text:p>
          </table:table-cell>
          <table:table-cell office:value-type="float" office:value="0.04856431" calcext:value-type="float">
            <text:p>4,86E-02</text:p>
          </table:table-cell>
          <table:table-cell table:formula="of:=[.A580]" office:value-type="float" office:value="0.0279936874998387" calcext:value-type="float">
            <text:p>2,80E-02</text:p>
          </table:table-cell>
          <table:table-cell table:number-columns-repeated="9"/>
        </table:table-row>
        <table:table-row table:style-name="ro1">
          <table:table-cell office:value-type="float" office:value="0.0280425156248387" calcext:value-type="float">
            <text:p>2,80E-02</text:p>
          </table:table-cell>
          <table:table-cell office:value-type="float" office:value="0.04924841" calcext:value-type="float">
            <text:p>4,92E-02</text:p>
          </table:table-cell>
          <table:table-cell table:formula="of:=[.A581]" office:value-type="float" office:value="0.0280425156248387" calcext:value-type="float">
            <text:p>2,80E-02</text:p>
          </table:table-cell>
          <table:table-cell table:number-columns-repeated="9"/>
        </table:table-row>
        <table:table-row table:style-name="ro1">
          <table:table-cell office:value-type="float" office:value="0.0280913437498387" calcext:value-type="float">
            <text:p>2,81E-02</text:p>
          </table:table-cell>
          <table:table-cell office:value-type="float" office:value="0.04994163" calcext:value-type="float">
            <text:p>4,99E-02</text:p>
          </table:table-cell>
          <table:table-cell table:formula="of:=[.A582]" office:value-type="float" office:value="0.0280913437498387" calcext:value-type="float">
            <text:p>2,81E-02</text:p>
          </table:table-cell>
          <table:table-cell table:number-columns-repeated="9"/>
        </table:table-row>
        <table:table-row table:style-name="ro1">
          <table:table-cell office:value-type="float" office:value="0.0281401718748387" calcext:value-type="float">
            <text:p>2,81E-02</text:p>
          </table:table-cell>
          <table:table-cell office:value-type="float" office:value="0.05064407" calcext:value-type="float">
            <text:p>5,06E-02</text:p>
          </table:table-cell>
          <table:table-cell table:formula="of:=[.A583]" office:value-type="float" office:value="0.0281401718748387" calcext:value-type="float">
            <text:p>2,81E-02</text:p>
          </table:table-cell>
          <table:table-cell table:number-columns-repeated="9"/>
        </table:table-row>
        <table:table-row table:style-name="ro1">
          <table:table-cell office:value-type="float" office:value="0.0281889999998387" calcext:value-type="float">
            <text:p>2,82E-02</text:p>
          </table:table-cell>
          <table:table-cell office:value-type="float" office:value="0.05135585" calcext:value-type="float">
            <text:p>5,14E-02</text:p>
          </table:table-cell>
          <table:table-cell table:formula="of:=[.A584]" office:value-type="float" office:value="0.0281889999998387" calcext:value-type="float">
            <text:p>2,82E-02</text:p>
          </table:table-cell>
          <table:table-cell table:number-columns-repeated="9"/>
        </table:table-row>
        <table:table-row table:style-name="ro1">
          <table:table-cell office:value-type="float" office:value="0.0282378281248387" calcext:value-type="float">
            <text:p>2,82E-02</text:p>
          </table:table-cell>
          <table:table-cell office:value-type="float" office:value="0.05207709" calcext:value-type="float">
            <text:p>5,21E-02</text:p>
          </table:table-cell>
          <table:table-cell table:formula="of:=[.A585]" office:value-type="float" office:value="0.0282378281248387" calcext:value-type="float">
            <text:p>2,82E-02</text:p>
          </table:table-cell>
          <table:table-cell table:number-columns-repeated="9"/>
        </table:table-row>
        <table:table-row table:style-name="ro1">
          <table:table-cell office:value-type="float" office:value="0.0282866562498387" calcext:value-type="float">
            <text:p>2,83E-02</text:p>
          </table:table-cell>
          <table:table-cell office:value-type="float" office:value="0.05280791" calcext:value-type="float">
            <text:p>5,28E-02</text:p>
          </table:table-cell>
          <table:table-cell table:formula="of:=[.A586]" office:value-type="float" office:value="0.0282866562498387" calcext:value-type="float">
            <text:p>2,83E-02</text:p>
          </table:table-cell>
          <table:table-cell table:number-columns-repeated="9"/>
        </table:table-row>
        <table:table-row table:style-name="ro1">
          <table:table-cell office:value-type="float" office:value="0.0283354843748387" calcext:value-type="float">
            <text:p>2,83E-02</text:p>
          </table:table-cell>
          <table:table-cell office:value-type="float" office:value="0.05354842" calcext:value-type="float">
            <text:p>5,35E-02</text:p>
          </table:table-cell>
          <table:table-cell table:formula="of:=[.A587]" office:value-type="float" office:value="0.0283354843748387" calcext:value-type="float">
            <text:p>2,83E-02</text:p>
          </table:table-cell>
          <table:table-cell table:number-columns-repeated="9"/>
        </table:table-row>
        <table:table-row table:style-name="ro1">
          <table:table-cell office:value-type="float" office:value="0.0283843124998387" calcext:value-type="float">
            <text:p>2,84E-02</text:p>
          </table:table-cell>
          <table:table-cell office:value-type="float" office:value="0.05429875" calcext:value-type="float">
            <text:p>5,43E-02</text:p>
          </table:table-cell>
          <table:table-cell table:formula="of:=[.A588]" office:value-type="float" office:value="0.0283843124998387" calcext:value-type="float">
            <text:p>2,84E-02</text:p>
          </table:table-cell>
          <table:table-cell table:number-columns-repeated="9"/>
        </table:table-row>
        <table:table-row table:style-name="ro1">
          <table:table-cell office:value-type="float" office:value="0.0284331406248387" calcext:value-type="float">
            <text:p>2,84E-02</text:p>
          </table:table-cell>
          <table:table-cell office:value-type="float" office:value="0.05505902" calcext:value-type="float">
            <text:p>5,51E-02</text:p>
          </table:table-cell>
          <table:table-cell table:formula="of:=[.A589]" office:value-type="float" office:value="0.0284331406248387" calcext:value-type="float">
            <text:p>2,84E-02</text:p>
          </table:table-cell>
          <table:table-cell table:number-columns-repeated="9"/>
        </table:table-row>
        <table:table-row table:style-name="ro1">
          <table:table-cell office:value-type="float" office:value="0.0284819687498387" calcext:value-type="float">
            <text:p>2,85E-02</text:p>
          </table:table-cell>
          <table:table-cell office:value-type="float" office:value="0.05582935" calcext:value-type="float">
            <text:p>5,58E-02</text:p>
          </table:table-cell>
          <table:table-cell table:formula="of:=[.A590]" office:value-type="float" office:value="0.0284819687498387" calcext:value-type="float">
            <text:p>2,85E-02</text:p>
          </table:table-cell>
          <table:table-cell table:number-columns-repeated="9"/>
        </table:table-row>
        <table:table-row table:style-name="ro1">
          <table:table-cell office:value-type="float" office:value="0.0285307968748387" calcext:value-type="float">
            <text:p>2,85E-02</text:p>
          </table:table-cell>
          <table:table-cell office:value-type="float" office:value="0.05660986" calcext:value-type="float">
            <text:p>5,66E-02</text:p>
          </table:table-cell>
          <table:table-cell table:formula="of:=[.A591]" office:value-type="float" office:value="0.0285307968748387" calcext:value-type="float">
            <text:p>2,85E-02</text:p>
          </table:table-cell>
          <table:table-cell table:number-columns-repeated="9"/>
        </table:table-row>
        <table:table-row table:style-name="ro1">
          <table:table-cell office:value-type="float" office:value="0.0285796249998387" calcext:value-type="float">
            <text:p>2,86E-02</text:p>
          </table:table-cell>
          <table:table-cell office:value-type="float" office:value="0.05740068" calcext:value-type="float">
            <text:p>5,74E-02</text:p>
          </table:table-cell>
          <table:table-cell table:formula="of:=[.A592]" office:value-type="float" office:value="0.0285796249998387" calcext:value-type="float">
            <text:p>2,86E-02</text:p>
          </table:table-cell>
          <table:table-cell table:number-columns-repeated="9"/>
        </table:table-row>
        <table:table-row table:style-name="ro1">
          <table:table-cell office:value-type="float" office:value="0.0286284531248387" calcext:value-type="float">
            <text:p>2,86E-02</text:p>
          </table:table-cell>
          <table:table-cell office:value-type="float" office:value="0.05820194" calcext:value-type="float">
            <text:p>5,82E-02</text:p>
          </table:table-cell>
          <table:table-cell table:formula="of:=[.A593]" office:value-type="float" office:value="0.0286284531248387" calcext:value-type="float">
            <text:p>2,86E-02</text:p>
          </table:table-cell>
          <table:table-cell table:number-columns-repeated="9"/>
        </table:table-row>
        <table:table-row table:style-name="ro1">
          <table:table-cell office:value-type="float" office:value="0.0286772812498387" calcext:value-type="float">
            <text:p>2,87E-02</text:p>
          </table:table-cell>
          <table:table-cell office:value-type="float" office:value="0.05901377" calcext:value-type="float">
            <text:p>5,90E-02</text:p>
          </table:table-cell>
          <table:table-cell table:formula="of:=[.A594]" office:value-type="float" office:value="0.0286772812498387" calcext:value-type="float">
            <text:p>2,87E-02</text:p>
          </table:table-cell>
          <table:table-cell table:number-columns-repeated="9"/>
        </table:table-row>
        <table:table-row table:style-name="ro1">
          <table:table-cell office:value-type="float" office:value="0.0287261093748387" calcext:value-type="float">
            <text:p>2,87E-02</text:p>
          </table:table-cell>
          <table:table-cell office:value-type="float" office:value="0.05983628" calcext:value-type="float">
            <text:p>5,98E-02</text:p>
          </table:table-cell>
          <table:table-cell table:formula="of:=[.A595]" office:value-type="float" office:value="0.0287261093748387" calcext:value-type="float">
            <text:p>2,87E-02</text:p>
          </table:table-cell>
          <table:table-cell table:number-columns-repeated="9"/>
        </table:table-row>
        <table:table-row table:style-name="ro1">
          <table:table-cell office:value-type="float" office:value="0.0287749374998387" calcext:value-type="float">
            <text:p>2,88E-02</text:p>
          </table:table-cell>
          <table:table-cell office:value-type="float" office:value="0.06066962" calcext:value-type="float">
            <text:p>6,07E-02</text:p>
          </table:table-cell>
          <table:table-cell table:formula="of:=[.A596]" office:value-type="float" office:value="0.0287749374998387" calcext:value-type="float">
            <text:p>2,88E-02</text:p>
          </table:table-cell>
          <table:table-cell table:number-columns-repeated="9"/>
        </table:table-row>
        <table:table-row table:style-name="ro1">
          <table:table-cell office:value-type="float" office:value="0.0288237656248387" calcext:value-type="float">
            <text:p>2,88E-02</text:p>
          </table:table-cell>
          <table:table-cell office:value-type="float" office:value="0.06151392" calcext:value-type="float">
            <text:p>6,15E-02</text:p>
          </table:table-cell>
          <table:table-cell table:formula="of:=[.A597]" office:value-type="float" office:value="0.0288237656248387" calcext:value-type="float">
            <text:p>2,88E-02</text:p>
          </table:table-cell>
          <table:table-cell table:number-columns-repeated="9"/>
        </table:table-row>
        <table:table-row table:style-name="ro1">
          <table:table-cell office:value-type="float" office:value="0.0288725937498387" calcext:value-type="float">
            <text:p>2,89E-02</text:p>
          </table:table-cell>
          <table:table-cell office:value-type="float" office:value="0.06236931" calcext:value-type="float">
            <text:p>6,24E-02</text:p>
          </table:table-cell>
          <table:table-cell table:formula="of:=[.A598]" office:value-type="float" office:value="0.0288725937498387" calcext:value-type="float">
            <text:p>2,89E-02</text:p>
          </table:table-cell>
          <table:table-cell table:number-columns-repeated="9"/>
        </table:table-row>
        <table:table-row table:style-name="ro1">
          <table:table-cell office:value-type="float" office:value="0.0289214218748387" calcext:value-type="float">
            <text:p>2,89E-02</text:p>
          </table:table-cell>
          <table:table-cell office:value-type="float" office:value="0.06323592" calcext:value-type="float">
            <text:p>6,32E-02</text:p>
          </table:table-cell>
          <table:table-cell table:formula="of:=[.A599]" office:value-type="float" office:value="0.0289214218748387" calcext:value-type="float">
            <text:p>2,89E-02</text:p>
          </table:table-cell>
          <table:table-cell table:number-columns-repeated="9"/>
        </table:table-row>
        <table:table-row table:style-name="ro1">
          <table:table-cell office:value-type="float" office:value="0.0289702499998387" calcext:value-type="float">
            <text:p>2,90E-02</text:p>
          </table:table-cell>
          <table:table-cell office:value-type="float" office:value="0.06411389" calcext:value-type="float">
            <text:p>6,41E-02</text:p>
          </table:table-cell>
          <table:table-cell table:formula="of:=[.A600]" office:value-type="float" office:value="0.0289702499998387" calcext:value-type="float">
            <text:p>2,90E-02</text:p>
          </table:table-cell>
          <table:table-cell table:number-columns-repeated="9"/>
        </table:table-row>
        <table:table-row table:style-name="ro1">
          <table:table-cell office:value-type="float" office:value="0.0290190781248387" calcext:value-type="float">
            <text:p>2,90E-02</text:p>
          </table:table-cell>
          <table:table-cell office:value-type="float" office:value="0.06500335" calcext:value-type="float">
            <text:p>6,50E-02</text:p>
          </table:table-cell>
          <table:table-cell table:formula="of:=[.A601]" office:value-type="float" office:value="0.0290190781248387" calcext:value-type="float">
            <text:p>2,90E-02</text:p>
          </table:table-cell>
          <table:table-cell table:number-columns-repeated="9"/>
        </table:table-row>
        <table:table-row table:style-name="ro1">
          <table:table-cell office:value-type="float" office:value="0.0290679062498387" calcext:value-type="float">
            <text:p>2,91E-02</text:p>
          </table:table-cell>
          <table:table-cell office:value-type="float" office:value="0.06590445" calcext:value-type="float">
            <text:p>6,59E-02</text:p>
          </table:table-cell>
          <table:table-cell table:formula="of:=[.A602]" office:value-type="float" office:value="0.0290679062498387" calcext:value-type="float">
            <text:p>2,91E-02</text:p>
          </table:table-cell>
          <table:table-cell table:number-columns-repeated="9"/>
        </table:table-row>
        <table:table-row table:style-name="ro1">
          <table:table-cell office:value-type="float" office:value="0.0291167343748387" calcext:value-type="float">
            <text:p>2,91E-02</text:p>
          </table:table-cell>
          <table:table-cell office:value-type="float" office:value="0.06681734" calcext:value-type="float">
            <text:p>6,68E-02</text:p>
          </table:table-cell>
          <table:table-cell table:formula="of:=[.A603]" office:value-type="float" office:value="0.0291167343748387" calcext:value-type="float">
            <text:p>2,91E-02</text:p>
          </table:table-cell>
          <table:table-cell table:number-columns-repeated="9"/>
        </table:table-row>
        <table:table-row table:style-name="ro1">
          <table:table-cell office:value-type="float" office:value="0.0291655624998387" calcext:value-type="float">
            <text:p>2,92E-02</text:p>
          </table:table-cell>
          <table:table-cell office:value-type="float" office:value="0.06774213" calcext:value-type="float">
            <text:p>6,77E-02</text:p>
          </table:table-cell>
          <table:table-cell table:formula="of:=[.A604]" office:value-type="float" office:value="0.0291655624998387" calcext:value-type="float">
            <text:p>2,92E-02</text:p>
          </table:table-cell>
          <table:table-cell table:number-columns-repeated="9"/>
        </table:table-row>
        <table:table-row table:style-name="ro1">
          <table:table-cell office:value-type="float" office:value="0.0292143906248387" calcext:value-type="float">
            <text:p>2,92E-02</text:p>
          </table:table-cell>
          <table:table-cell office:value-type="float" office:value="0.06867898" calcext:value-type="float">
            <text:p>6,87E-02</text:p>
          </table:table-cell>
          <table:table-cell table:formula="of:=[.A605]" office:value-type="float" office:value="0.0292143906248387" calcext:value-type="float">
            <text:p>2,92E-02</text:p>
          </table:table-cell>
          <table:table-cell table:number-columns-repeated="9"/>
        </table:table-row>
        <table:table-row table:style-name="ro1">
          <table:table-cell office:value-type="float" office:value="0.0292632187498387" calcext:value-type="float">
            <text:p>2,93E-02</text:p>
          </table:table-cell>
          <table:table-cell office:value-type="float" office:value="0.06962804" calcext:value-type="float">
            <text:p>6,96E-02</text:p>
          </table:table-cell>
          <table:table-cell table:formula="of:=[.A606]" office:value-type="float" office:value="0.0292632187498387" calcext:value-type="float">
            <text:p>2,93E-02</text:p>
          </table:table-cell>
          <table:table-cell table:number-columns-repeated="9"/>
        </table:table-row>
        <table:table-row table:style-name="ro1">
          <table:table-cell office:value-type="float" office:value="0.0293120468748387" calcext:value-type="float">
            <text:p>2,93E-02</text:p>
          </table:table-cell>
          <table:table-cell office:value-type="float" office:value="0.07058945" calcext:value-type="float">
            <text:p>7,06E-02</text:p>
          </table:table-cell>
          <table:table-cell table:formula="of:=[.A607]" office:value-type="float" office:value="0.0293120468748387" calcext:value-type="float">
            <text:p>2,93E-02</text:p>
          </table:table-cell>
          <table:table-cell table:number-columns-repeated="9"/>
        </table:table-row>
        <table:table-row table:style-name="ro1">
          <table:table-cell office:value-type="float" office:value="0.0293608749998387" calcext:value-type="float">
            <text:p>2,94E-02</text:p>
          </table:table-cell>
          <table:table-cell office:value-type="float" office:value="0.07156336" calcext:value-type="float">
            <text:p>7,16E-02</text:p>
          </table:table-cell>
          <table:table-cell table:formula="of:=[.A608]" office:value-type="float" office:value="0.0293608749998387" calcext:value-type="float">
            <text:p>2,94E-02</text:p>
          </table:table-cell>
          <table:table-cell table:number-columns-repeated="9"/>
        </table:table-row>
        <table:table-row table:style-name="ro1">
          <table:table-cell office:value-type="float" office:value="0.0294097031248387" calcext:value-type="float">
            <text:p>2,94E-02</text:p>
          </table:table-cell>
          <table:table-cell office:value-type="float" office:value="0.0725499" calcext:value-type="float">
            <text:p>7,25E-02</text:p>
          </table:table-cell>
          <table:table-cell table:formula="of:=[.A609]" office:value-type="float" office:value="0.0294097031248387" calcext:value-type="float">
            <text:p>2,94E-02</text:p>
          </table:table-cell>
          <table:table-cell table:number-columns-repeated="9"/>
        </table:table-row>
        <table:table-row table:style-name="ro1">
          <table:table-cell office:value-type="float" office:value="0.0294585312498387" calcext:value-type="float">
            <text:p>2,95E-02</text:p>
          </table:table-cell>
          <table:table-cell office:value-type="float" office:value="0.07354924" calcext:value-type="float">
            <text:p>7,35E-02</text:p>
          </table:table-cell>
          <table:table-cell table:formula="of:=[.A610]" office:value-type="float" office:value="0.0294585312498387" calcext:value-type="float">
            <text:p>2,95E-02</text:p>
          </table:table-cell>
          <table:table-cell table:number-columns-repeated="9"/>
        </table:table-row>
        <table:table-row table:style-name="ro1">
          <table:table-cell office:value-type="float" office:value="0.0295073593748387" calcext:value-type="float">
            <text:p>2,95E-02</text:p>
          </table:table-cell>
          <table:table-cell office:value-type="float" office:value="0.07456154" calcext:value-type="float">
            <text:p>7,46E-02</text:p>
          </table:table-cell>
          <table:table-cell table:formula="of:=[.A611]" office:value-type="float" office:value="0.0295073593748387" calcext:value-type="float">
            <text:p>2,95E-02</text:p>
          </table:table-cell>
          <table:table-cell table:number-columns-repeated="9"/>
        </table:table-row>
        <table:table-row table:style-name="ro1">
          <table:table-cell office:value-type="float" office:value="0.0295561874998387" calcext:value-type="float">
            <text:p>2,96E-02</text:p>
          </table:table-cell>
          <table:table-cell office:value-type="float" office:value="0.07558692" calcext:value-type="float">
            <text:p>7,56E-02</text:p>
          </table:table-cell>
          <table:table-cell table:formula="of:=[.A612]" office:value-type="float" office:value="0.0295561874998387" calcext:value-type="float">
            <text:p>2,96E-02</text:p>
          </table:table-cell>
          <table:table-cell table:number-columns-repeated="9"/>
        </table:table-row>
        <table:table-row table:style-name="ro1">
          <table:table-cell office:value-type="float" office:value="0.0296050156248387" calcext:value-type="float">
            <text:p>2,96E-02</text:p>
          </table:table-cell>
          <table:table-cell office:value-type="float" office:value="0.07662556" calcext:value-type="float">
            <text:p>7,66E-02</text:p>
          </table:table-cell>
          <table:table-cell table:formula="of:=[.A613]" office:value-type="float" office:value="0.0296050156248387" calcext:value-type="float">
            <text:p>2,96E-02</text:p>
          </table:table-cell>
          <table:table-cell table:number-columns-repeated="9"/>
        </table:table-row>
        <table:table-row table:style-name="ro1">
          <table:table-cell office:value-type="float" office:value="0.0296538437498387" calcext:value-type="float">
            <text:p>2,97E-02</text:p>
          </table:table-cell>
          <table:table-cell office:value-type="float" office:value="0.07767759" calcext:value-type="float">
            <text:p>7,77E-02</text:p>
          </table:table-cell>
          <table:table-cell table:formula="of:=[.A614]" office:value-type="float" office:value="0.0296538437498387" calcext:value-type="float">
            <text:p>2,97E-02</text:p>
          </table:table-cell>
          <table:table-cell table:number-columns-repeated="9"/>
        </table:table-row>
        <table:table-row table:style-name="ro1">
          <table:table-cell office:value-type="float" office:value="0.0297026718748387" calcext:value-type="float">
            <text:p>2,97E-02</text:p>
          </table:table-cell>
          <table:table-cell office:value-type="float" office:value="0.0787432" calcext:value-type="float">
            <text:p>7,87E-02</text:p>
          </table:table-cell>
          <table:table-cell table:formula="of:=[.A615]" office:value-type="float" office:value="0.0297026718748387" calcext:value-type="float">
            <text:p>2,97E-02</text:p>
          </table:table-cell>
          <table:table-cell table:number-columns-repeated="9"/>
        </table:table-row>
        <table:table-row table:style-name="ro1">
          <table:table-cell office:value-type="float" office:value="0.0297514999998387" calcext:value-type="float">
            <text:p>2,98E-02</text:p>
          </table:table-cell>
          <table:table-cell office:value-type="float" office:value="0.07982253" calcext:value-type="float">
            <text:p>7,98E-02</text:p>
          </table:table-cell>
          <table:table-cell table:formula="of:=[.A616]" office:value-type="float" office:value="0.0297514999998387" calcext:value-type="float">
            <text:p>2,98E-02</text:p>
          </table:table-cell>
          <table:table-cell table:number-columns-repeated="9"/>
        </table:table-row>
        <table:table-row table:style-name="ro1">
          <table:table-cell office:value-type="float" office:value="0.0298003281248387" calcext:value-type="float">
            <text:p>2,98E-02</text:p>
          </table:table-cell>
          <table:table-cell office:value-type="float" office:value="0.08091573" calcext:value-type="float">
            <text:p>8,09E-02</text:p>
          </table:table-cell>
          <table:table-cell table:formula="of:=[.A617]" office:value-type="float" office:value="0.0298003281248387" calcext:value-type="float">
            <text:p>2,98E-02</text:p>
          </table:table-cell>
          <table:table-cell table:number-columns-repeated="9"/>
        </table:table-row>
        <table:table-row table:style-name="ro1">
          <table:table-cell office:value-type="float" office:value="0.0298491562498387" calcext:value-type="float">
            <text:p>2,98E-02</text:p>
          </table:table-cell>
          <table:table-cell office:value-type="float" office:value="0.08202299" calcext:value-type="float">
            <text:p>8,20E-02</text:p>
          </table:table-cell>
          <table:table-cell table:formula="of:=[.A618]" office:value-type="float" office:value="0.0298491562498387" calcext:value-type="float">
            <text:p>2,98E-02</text:p>
          </table:table-cell>
          <table:table-cell table:number-columns-repeated="9"/>
        </table:table-row>
        <table:table-row table:style-name="ro1">
          <table:table-cell office:value-type="float" office:value="0.0298979843748387" calcext:value-type="float">
            <text:p>2,99E-02</text:p>
          </table:table-cell>
          <table:table-cell office:value-type="float" office:value="0.08314444" calcext:value-type="float">
            <text:p>8,31E-02</text:p>
          </table:table-cell>
          <table:table-cell table:formula="of:=[.A619]" office:value-type="float" office:value="0.0298979843748387" calcext:value-type="float">
            <text:p>2,99E-02</text:p>
          </table:table-cell>
          <table:table-cell table:number-columns-repeated="9"/>
        </table:table-row>
        <table:table-row table:style-name="ro1">
          <table:table-cell office:value-type="float" office:value="0.0299468124998387" calcext:value-type="float">
            <text:p>2,99E-02</text:p>
          </table:table-cell>
          <table:table-cell office:value-type="float" office:value="0.08428027" calcext:value-type="float">
            <text:p>8,43E-02</text:p>
          </table:table-cell>
          <table:table-cell table:formula="of:=[.A620]" office:value-type="float" office:value="0.0299468124998387" calcext:value-type="float">
            <text:p>2,99E-02</text:p>
          </table:table-cell>
          <table:table-cell table:number-columns-repeated="9"/>
        </table:table-row>
        <table:table-row table:style-name="ro1">
          <table:table-cell office:value-type="float" office:value="0.0299956406248387" calcext:value-type="float">
            <text:p>3,00E-02</text:p>
          </table:table-cell>
          <table:table-cell office:value-type="float" office:value="0.08543062" calcext:value-type="float">
            <text:p>8,54E-02</text:p>
          </table:table-cell>
          <table:table-cell table:formula="of:=[.A621]" office:value-type="float" office:value="0.0299956406248387" calcext:value-type="float">
            <text:p>3,00E-02</text:p>
          </table:table-cell>
          <table:table-cell table:number-columns-repeated="9"/>
        </table:table-row>
        <table:table-row table:style-name="ro1">
          <table:table-cell office:value-type="float" office:value="0.0300444687498387" calcext:value-type="float">
            <text:p>3,00E-02</text:p>
          </table:table-cell>
          <table:table-cell office:value-type="float" office:value="0.08659567" calcext:value-type="float">
            <text:p>8,66E-02</text:p>
          </table:table-cell>
          <table:table-cell table:formula="of:=[.A622]" office:value-type="float" office:value="0.0300444687498387" calcext:value-type="float">
            <text:p>3,00E-02</text:p>
          </table:table-cell>
          <table:table-cell table:number-columns-repeated="9"/>
        </table:table-row>
        <table:table-row table:style-name="ro1">
          <table:table-cell office:value-type="float" office:value="0.0300932968748387" calcext:value-type="float">
            <text:p>3,01E-02</text:p>
          </table:table-cell>
          <table:table-cell office:value-type="float" office:value="0.0877756" calcext:value-type="float">
            <text:p>8,78E-02</text:p>
          </table:table-cell>
          <table:table-cell table:formula="of:=[.A623]" office:value-type="float" office:value="0.0300932968748387" calcext:value-type="float">
            <text:p>3,01E-02</text:p>
          </table:table-cell>
          <table:table-cell table:number-columns-repeated="9"/>
        </table:table-row>
        <table:table-row table:style-name="ro1">
          <table:table-cell office:value-type="float" office:value="0.0301421249998387" calcext:value-type="float">
            <text:p>3,01E-02</text:p>
          </table:table-cell>
          <table:table-cell office:value-type="float" office:value="0.08897055" calcext:value-type="float">
            <text:p>8,90E-02</text:p>
          </table:table-cell>
          <table:table-cell table:formula="of:=[.A624]" office:value-type="float" office:value="0.0301421249998387" calcext:value-type="float">
            <text:p>3,01E-02</text:p>
          </table:table-cell>
          <table:table-cell table:number-columns-repeated="9"/>
        </table:table-row>
        <table:table-row table:style-name="ro1">
          <table:table-cell office:value-type="float" office:value="0.0301909531248387" calcext:value-type="float">
            <text:p>3,02E-02</text:p>
          </table:table-cell>
          <table:table-cell office:value-type="float" office:value="0.09018072" calcext:value-type="float">
            <text:p>9,02E-02</text:p>
          </table:table-cell>
          <table:table-cell table:formula="of:=[.A625]" office:value-type="float" office:value="0.0301909531248387" calcext:value-type="float">
            <text:p>3,02E-02</text:p>
          </table:table-cell>
          <table:table-cell table:number-columns-repeated="9"/>
        </table:table-row>
        <table:table-row table:style-name="ro1">
          <table:table-cell office:value-type="float" office:value="0.0302397812498387" calcext:value-type="float">
            <text:p>3,02E-02</text:p>
          </table:table-cell>
          <table:table-cell office:value-type="float" office:value="0.09140627" calcext:value-type="float">
            <text:p>9,14E-02</text:p>
          </table:table-cell>
          <table:table-cell table:formula="of:=[.A626]" office:value-type="float" office:value="0.0302397812498387" calcext:value-type="float">
            <text:p>3,02E-02</text:p>
          </table:table-cell>
          <table:table-cell table:number-columns-repeated="9"/>
        </table:table-row>
        <table:table-row table:style-name="ro1">
          <table:table-cell office:value-type="float" office:value="0.0302886093748387" calcext:value-type="float">
            <text:p>3,03E-02</text:p>
          </table:table-cell>
          <table:table-cell office:value-type="float" office:value="0.09264737" calcext:value-type="float">
            <text:p>9,26E-02</text:p>
          </table:table-cell>
          <table:table-cell table:formula="of:=[.A627]" office:value-type="float" office:value="0.0302886093748387" calcext:value-type="float">
            <text:p>3,03E-02</text:p>
          </table:table-cell>
          <table:table-cell table:number-columns-repeated="9"/>
        </table:table-row>
        <table:table-row table:style-name="ro1">
          <table:table-cell office:value-type="float" office:value="0.0303374374998387" calcext:value-type="float">
            <text:p>3,03E-02</text:p>
          </table:table-cell>
          <table:table-cell office:value-type="float" office:value="0.0939042" calcext:value-type="float">
            <text:p>9,39E-02</text:p>
          </table:table-cell>
          <table:table-cell table:formula="of:=[.A628]" office:value-type="float" office:value="0.0303374374998387" calcext:value-type="float">
            <text:p>3,03E-02</text:p>
          </table:table-cell>
          <table:table-cell table:number-columns-repeated="9"/>
        </table:table-row>
        <table:table-row table:style-name="ro1">
          <table:table-cell office:value-type="float" office:value="0.0303862656248387" calcext:value-type="float">
            <text:p>3,04E-02</text:p>
          </table:table-cell>
          <table:table-cell office:value-type="float" office:value="0.09517694" calcext:value-type="float">
            <text:p>9,52E-02</text:p>
          </table:table-cell>
          <table:table-cell table:formula="of:=[.A629]" office:value-type="float" office:value="0.0303862656248387" calcext:value-type="float">
            <text:p>3,04E-02</text:p>
          </table:table-cell>
          <table:table-cell table:number-columns-repeated="9"/>
        </table:table-row>
        <table:table-row table:style-name="ro1">
          <table:table-cell office:value-type="float" office:value="0.0304350937498387" calcext:value-type="float">
            <text:p>3,04E-02</text:p>
          </table:table-cell>
          <table:table-cell office:value-type="float" office:value="0.09646575" calcext:value-type="float">
            <text:p>9,65E-02</text:p>
          </table:table-cell>
          <table:table-cell table:formula="of:=[.A630]" office:value-type="float" office:value="0.0304350937498387" calcext:value-type="float">
            <text:p>3,04E-02</text:p>
          </table:table-cell>
          <table:table-cell table:number-columns-repeated="9"/>
        </table:table-row>
        <table:table-row table:style-name="ro1">
          <table:table-cell office:value-type="float" office:value="0.0304839218748387" calcext:value-type="float">
            <text:p>3,05E-02</text:p>
          </table:table-cell>
          <table:table-cell office:value-type="float" office:value="0.09777084" calcext:value-type="float">
            <text:p>9,78E-02</text:p>
          </table:table-cell>
          <table:table-cell table:formula="of:=[.A631]" office:value-type="float" office:value="0.0304839218748387" calcext:value-type="float">
            <text:p>3,05E-02</text:p>
          </table:table-cell>
          <table:table-cell table:number-columns-repeated="9"/>
        </table:table-row>
        <table:table-row table:style-name="ro1">
          <table:table-cell office:value-type="float" office:value="0.0305327499998387" calcext:value-type="float">
            <text:p>3,05E-02</text:p>
          </table:table-cell>
          <table:table-cell office:value-type="float" office:value="0.09909236" calcext:value-type="float">
            <text:p>9,91E-02</text:p>
          </table:table-cell>
          <table:table-cell table:formula="of:=[.A632]" office:value-type="float" office:value="0.0305327499998387" calcext:value-type="float">
            <text:p>3,05E-02</text:p>
          </table:table-cell>
          <table:table-cell table:number-columns-repeated="9"/>
        </table:table-row>
        <table:table-row table:style-name="ro1">
          <table:table-cell office:value-type="float" office:value="0.0305815781248387" calcext:value-type="float">
            <text:p>3,06E-02</text:p>
          </table:table-cell>
          <table:table-cell office:value-type="float" office:value="0.1004305" calcext:value-type="float">
            <text:p>1,00E-01</text:p>
          </table:table-cell>
          <table:table-cell table:formula="of:=[.A633]" office:value-type="float" office:value="0.0305815781248387" calcext:value-type="float">
            <text:p>3,06E-02</text:p>
          </table:table-cell>
          <table:table-cell table:number-columns-repeated="9"/>
        </table:table-row>
        <table:table-row table:style-name="ro1">
          <table:table-cell office:value-type="float" office:value="0.0306304062498387" calcext:value-type="float">
            <text:p>3,06E-02</text:p>
          </table:table-cell>
          <table:table-cell office:value-type="float" office:value="0.1017855" calcext:value-type="float">
            <text:p>1,02E-01</text:p>
          </table:table-cell>
          <table:table-cell table:formula="of:=[.A634]" office:value-type="float" office:value="0.0306304062498387" calcext:value-type="float">
            <text:p>3,06E-02</text:p>
          </table:table-cell>
          <table:table-cell table:number-columns-repeated="9"/>
        </table:table-row>
        <table:table-row table:style-name="ro1">
          <table:table-cell office:value-type="float" office:value="0.0306792343748387" calcext:value-type="float">
            <text:p>3,07E-02</text:p>
          </table:table-cell>
          <table:table-cell office:value-type="float" office:value="0.1031574" calcext:value-type="float">
            <text:p>1,03E-01</text:p>
          </table:table-cell>
          <table:table-cell table:formula="of:=[.A635]" office:value-type="float" office:value="0.0306792343748387" calcext:value-type="float">
            <text:p>3,07E-02</text:p>
          </table:table-cell>
          <table:table-cell table:number-columns-repeated="9"/>
        </table:table-row>
        <table:table-row table:style-name="ro1">
          <table:table-cell office:value-type="float" office:value="0.0307280624998387" calcext:value-type="float">
            <text:p>3,07E-02</text:p>
          </table:table-cell>
          <table:table-cell office:value-type="float" office:value="0.1045466" calcext:value-type="float">
            <text:p>1,05E-01</text:p>
          </table:table-cell>
          <table:table-cell table:formula="of:=[.A636]" office:value-type="float" office:value="0.0307280624998387" calcext:value-type="float">
            <text:p>3,07E-02</text:p>
          </table:table-cell>
          <table:table-cell table:number-columns-repeated="9"/>
        </table:table-row>
        <table:table-row table:style-name="ro1">
          <table:table-cell office:value-type="float" office:value="0.0307768906248387" calcext:value-type="float">
            <text:p>3,08E-02</text:p>
          </table:table-cell>
          <table:table-cell office:value-type="float" office:value="0.1059531" calcext:value-type="float">
            <text:p>1,06E-01</text:p>
          </table:table-cell>
          <table:table-cell table:formula="of:=[.A637]" office:value-type="float" office:value="0.0307768906248387" calcext:value-type="float">
            <text:p>3,08E-02</text:p>
          </table:table-cell>
          <table:table-cell table:number-columns-repeated="9"/>
        </table:table-row>
        <table:table-row table:style-name="ro1">
          <table:table-cell office:value-type="float" office:value="0.0308257187498387" calcext:value-type="float">
            <text:p>3,08E-02</text:p>
          </table:table-cell>
          <table:table-cell office:value-type="float" office:value="0.1073771" calcext:value-type="float">
            <text:p>1,07E-01</text:p>
          </table:table-cell>
          <table:table-cell table:formula="of:=[.A638]" office:value-type="float" office:value="0.0308257187498387" calcext:value-type="float">
            <text:p>3,08E-02</text:p>
          </table:table-cell>
          <table:table-cell table:number-columns-repeated="9"/>
        </table:table-row>
        <table:table-row table:style-name="ro1">
          <table:table-cell office:value-type="float" office:value="0.0308745468748387" calcext:value-type="float">
            <text:p>3,09E-02</text:p>
          </table:table-cell>
          <table:table-cell office:value-type="float" office:value="0.1088189" calcext:value-type="float">
            <text:p>1,09E-01</text:p>
          </table:table-cell>
          <table:table-cell table:formula="of:=[.A639]" office:value-type="float" office:value="0.0308745468748387" calcext:value-type="float">
            <text:p>3,09E-02</text:p>
          </table:table-cell>
          <table:table-cell table:number-columns-repeated="9"/>
        </table:table-row>
        <table:table-row table:style-name="ro1">
          <table:table-cell office:value-type="float" office:value="0.0309233749998387" calcext:value-type="float">
            <text:p>3,09E-02</text:p>
          </table:table-cell>
          <table:table-cell office:value-type="float" office:value="0.1102787" calcext:value-type="float">
            <text:p>1,10E-01</text:p>
          </table:table-cell>
          <table:table-cell table:formula="of:=[.A640]" office:value-type="float" office:value="0.0309233749998387" calcext:value-type="float">
            <text:p>3,09E-02</text:p>
          </table:table-cell>
          <table:table-cell table:number-columns-repeated="9"/>
        </table:table-row>
        <table:table-row table:style-name="ro1">
          <table:table-cell office:value-type="float" office:value="0.0309722031248387" calcext:value-type="float">
            <text:p>3,10E-02</text:p>
          </table:table-cell>
          <table:table-cell office:value-type="float" office:value="0.1117566" calcext:value-type="float">
            <text:p>1,12E-01</text:p>
          </table:table-cell>
          <table:table-cell table:formula="of:=[.A641]" office:value-type="float" office:value="0.0309722031248387" calcext:value-type="float">
            <text:p>3,10E-02</text:p>
          </table:table-cell>
          <table:table-cell table:number-columns-repeated="9"/>
        </table:table-row>
        <table:table-row table:style-name="ro1">
          <table:table-cell office:value-type="float" office:value="0.0310210312498387" calcext:value-type="float">
            <text:p>3,10E-02</text:p>
          </table:table-cell>
          <table:table-cell office:value-type="float" office:value="0.1132528" calcext:value-type="float">
            <text:p>1,13E-01</text:p>
          </table:table-cell>
          <table:table-cell table:formula="of:=[.A642]" office:value-type="float" office:value="0.0310210312498387" calcext:value-type="float">
            <text:p>3,10E-02</text:p>
          </table:table-cell>
          <table:table-cell table:number-columns-repeated="9"/>
        </table:table-row>
        <table:table-row table:style-name="ro1">
          <table:table-cell office:value-type="float" office:value="0.0310698593748387" calcext:value-type="float">
            <text:p>3,11E-02</text:p>
          </table:table-cell>
          <table:table-cell office:value-type="float" office:value="0.1147675" calcext:value-type="float">
            <text:p>1,15E-01</text:p>
          </table:table-cell>
          <table:table-cell table:formula="of:=[.A643]" office:value-type="float" office:value="0.0310698593748387" calcext:value-type="float">
            <text:p>3,11E-02</text:p>
          </table:table-cell>
          <table:table-cell table:number-columns-repeated="9"/>
        </table:table-row>
        <table:table-row table:style-name="ro1">
          <table:table-cell office:value-type="float" office:value="0.0311186874998387" calcext:value-type="float">
            <text:p>3,11E-02</text:p>
          </table:table-cell>
          <table:table-cell office:value-type="float" office:value="0.1163009" calcext:value-type="float">
            <text:p>1,16E-01</text:p>
          </table:table-cell>
          <table:table-cell table:formula="of:=[.A644]" office:value-type="float" office:value="0.0311186874998387" calcext:value-type="float">
            <text:p>3,11E-02</text:p>
          </table:table-cell>
          <table:table-cell table:number-columns-repeated="9"/>
        </table:table-row>
        <table:table-row table:style-name="ro1">
          <table:table-cell office:value-type="float" office:value="0.0311675156248387" calcext:value-type="float">
            <text:p>3,12E-02</text:p>
          </table:table-cell>
          <table:table-cell office:value-type="float" office:value="0.1178533" calcext:value-type="float">
            <text:p>1,18E-01</text:p>
          </table:table-cell>
          <table:table-cell table:formula="of:=[.A645]" office:value-type="float" office:value="0.0311675156248387" calcext:value-type="float">
            <text:p>3,12E-02</text:p>
          </table:table-cell>
          <table:table-cell table:number-columns-repeated="9"/>
        </table:table-row>
        <table:table-row table:style-name="ro1">
          <table:table-cell office:value-type="float" office:value="0.0312163437498387" calcext:value-type="float">
            <text:p>3,12E-02</text:p>
          </table:table-cell>
          <table:table-cell office:value-type="float" office:value="0.1194248" calcext:value-type="float">
            <text:p>1,19E-01</text:p>
          </table:table-cell>
          <table:table-cell table:formula="of:=[.A646]" office:value-type="float" office:value="0.0312163437498387" calcext:value-type="float">
            <text:p>3,12E-02</text:p>
          </table:table-cell>
          <table:table-cell table:number-columns-repeated="9"/>
        </table:table-row>
        <table:table-row table:style-name="ro1">
          <table:table-cell office:value-type="float" office:value="0.0312651718748387" calcext:value-type="float">
            <text:p>3,13E-02</text:p>
          </table:table-cell>
          <table:table-cell office:value-type="float" office:value="0.1210156" calcext:value-type="float">
            <text:p>1,21E-01</text:p>
          </table:table-cell>
          <table:table-cell table:formula="of:=[.A647]" office:value-type="float" office:value="0.0312651718748387" calcext:value-type="float">
            <text:p>3,13E-02</text:p>
          </table:table-cell>
          <table:table-cell table:number-columns-repeated="9"/>
        </table:table-row>
        <table:table-row table:style-name="ro1">
          <table:table-cell office:value-type="float" office:value="0.0313139999998387" calcext:value-type="float">
            <text:p>3,13E-02</text:p>
          </table:table-cell>
          <table:table-cell office:value-type="float" office:value="0.1226259" calcext:value-type="float">
            <text:p>1,23E-01</text:p>
          </table:table-cell>
          <table:table-cell table:formula="of:=[.A648]" office:value-type="float" office:value="0.0313139999998387" calcext:value-type="float">
            <text:p>3,13E-02</text:p>
          </table:table-cell>
          <table:table-cell table:number-columns-repeated="9"/>
        </table:table-row>
        <table:table-row table:style-name="ro1">
          <table:table-cell office:value-type="float" office:value="0.0313628281248387" calcext:value-type="float">
            <text:p>3,14E-02</text:p>
          </table:table-cell>
          <table:table-cell office:value-type="float" office:value="0.124256" calcext:value-type="float">
            <text:p>1,24E-01</text:p>
          </table:table-cell>
          <table:table-cell table:formula="of:=[.A649]" office:value-type="float" office:value="0.0313628281248387" calcext:value-type="float">
            <text:p>3,14E-02</text:p>
          </table:table-cell>
          <table:table-cell table:number-columns-repeated="9"/>
        </table:table-row>
        <table:table-row table:style-name="ro1">
          <table:table-cell office:value-type="float" office:value="0.0314116562498387" calcext:value-type="float">
            <text:p>3,14E-02</text:p>
          </table:table-cell>
          <table:table-cell office:value-type="float" office:value="0.125906" calcext:value-type="float">
            <text:p>1,26E-01</text:p>
          </table:table-cell>
          <table:table-cell table:formula="of:=[.A650]" office:value-type="float" office:value="0.0314116562498387" calcext:value-type="float">
            <text:p>3,14E-02</text:p>
          </table:table-cell>
          <table:table-cell table:number-columns-repeated="9"/>
        </table:table-row>
        <table:table-row table:style-name="ro1">
          <table:table-cell office:value-type="float" office:value="0.0314604843748387" calcext:value-type="float">
            <text:p>3,15E-02</text:p>
          </table:table-cell>
          <table:table-cell office:value-type="float" office:value="0.1275761" calcext:value-type="float">
            <text:p>1,28E-01</text:p>
          </table:table-cell>
          <table:table-cell table:formula="of:=[.A651]" office:value-type="float" office:value="0.0314604843748387" calcext:value-type="float">
            <text:p>3,15E-02</text:p>
          </table:table-cell>
          <table:table-cell table:number-columns-repeated="9"/>
        </table:table-row>
        <table:table-row table:style-name="ro1">
          <table:table-cell office:value-type="float" office:value="0.0315093124998387" calcext:value-type="float">
            <text:p>3,15E-02</text:p>
          </table:table-cell>
          <table:table-cell office:value-type="float" office:value="0.1292665" calcext:value-type="float">
            <text:p>1,29E-01</text:p>
          </table:table-cell>
          <table:table-cell table:formula="of:=[.A652]" office:value-type="float" office:value="0.0315093124998387" calcext:value-type="float">
            <text:p>3,15E-02</text:p>
          </table:table-cell>
          <table:table-cell table:number-columns-repeated="9"/>
        </table:table-row>
        <table:table-row table:style-name="ro1">
          <table:table-cell office:value-type="float" office:value="0.0315581406248387" calcext:value-type="float">
            <text:p>3,16E-02</text:p>
          </table:table-cell>
          <table:table-cell office:value-type="float" office:value="0.1309776" calcext:value-type="float">
            <text:p>1,31E-01</text:p>
          </table:table-cell>
          <table:table-cell table:formula="of:=[.A653]" office:value-type="float" office:value="0.0315581406248387" calcext:value-type="float">
            <text:p>3,16E-02</text:p>
          </table:table-cell>
          <table:table-cell table:number-columns-repeated="9"/>
        </table:table-row>
        <table:table-row table:style-name="ro1">
          <table:table-cell office:value-type="float" office:value="0.0316069687498387" calcext:value-type="float">
            <text:p>3,16E-02</text:p>
          </table:table-cell>
          <table:table-cell office:value-type="float" office:value="0.1327093" calcext:value-type="float">
            <text:p>1,33E-01</text:p>
          </table:table-cell>
          <table:table-cell table:formula="of:=[.A654]" office:value-type="float" office:value="0.0316069687498387" calcext:value-type="float">
            <text:p>3,16E-02</text:p>
          </table:table-cell>
          <table:table-cell table:number-columns-repeated="9"/>
        </table:table-row>
        <table:table-row table:style-name="ro1">
          <table:table-cell office:value-type="float" office:value="0.0316557968748387" calcext:value-type="float">
            <text:p>3,17E-02</text:p>
          </table:table-cell>
          <table:table-cell office:value-type="float" office:value="0.1344621" calcext:value-type="float">
            <text:p>1,34E-01</text:p>
          </table:table-cell>
          <table:table-cell table:formula="of:=[.A655]" office:value-type="float" office:value="0.0316557968748387" calcext:value-type="float">
            <text:p>3,17E-02</text:p>
          </table:table-cell>
          <table:table-cell table:number-columns-repeated="9"/>
        </table:table-row>
        <table:table-row table:style-name="ro1">
          <table:table-cell office:value-type="float" office:value="0.0317046249998387" calcext:value-type="float">
            <text:p>3,17E-02</text:p>
          </table:table-cell>
          <table:table-cell office:value-type="float" office:value="0.136236" calcext:value-type="float">
            <text:p>1,36E-01</text:p>
          </table:table-cell>
          <table:table-cell table:formula="of:=[.A656]" office:value-type="float" office:value="0.0317046249998387" calcext:value-type="float">
            <text:p>3,17E-02</text:p>
          </table:table-cell>
          <table:table-cell table:number-columns-repeated="9"/>
        </table:table-row>
        <table:table-row table:style-name="ro1">
          <table:table-cell office:value-type="float" office:value="0.0317534531248387" calcext:value-type="float">
            <text:p>3,18E-02</text:p>
          </table:table-cell>
          <table:table-cell office:value-type="float" office:value="0.1380314" calcext:value-type="float">
            <text:p>1,38E-01</text:p>
          </table:table-cell>
          <table:table-cell table:formula="of:=[.A657]" office:value-type="float" office:value="0.0317534531248387" calcext:value-type="float">
            <text:p>3,18E-02</text:p>
          </table:table-cell>
          <table:table-cell table:number-columns-repeated="9"/>
        </table:table-row>
        <table:table-row table:style-name="ro1">
          <table:table-cell office:value-type="float" office:value="0.0318022812498387" calcext:value-type="float">
            <text:p>3,18E-02</text:p>
          </table:table-cell>
          <table:table-cell office:value-type="float" office:value="0.1398483" calcext:value-type="float">
            <text:p>1,40E-01</text:p>
          </table:table-cell>
          <table:table-cell table:formula="of:=[.A658]" office:value-type="float" office:value="0.0318022812498387" calcext:value-type="float">
            <text:p>3,18E-02</text:p>
          </table:table-cell>
          <table:table-cell table:number-columns-repeated="9"/>
        </table:table-row>
        <table:table-row table:style-name="ro1">
          <table:table-cell office:value-type="float" office:value="0.0318511093748387" calcext:value-type="float">
            <text:p>3,19E-02</text:p>
          </table:table-cell>
          <table:table-cell office:value-type="float" office:value="0.1416871" calcext:value-type="float">
            <text:p>1,42E-01</text:p>
          </table:table-cell>
          <table:table-cell table:formula="of:=[.A659]" office:value-type="float" office:value="0.0318511093748387" calcext:value-type="float">
            <text:p>3,19E-02</text:p>
          </table:table-cell>
          <table:table-cell table:number-columns-repeated="9"/>
        </table:table-row>
        <table:table-row table:style-name="ro1">
          <table:table-cell office:value-type="float" office:value="0.0318999374998387" calcext:value-type="float">
            <text:p>3,19E-02</text:p>
          </table:table-cell>
          <table:table-cell office:value-type="float" office:value="0.1435479" calcext:value-type="float">
            <text:p>1,44E-01</text:p>
          </table:table-cell>
          <table:table-cell table:formula="of:=[.A660]" office:value-type="float" office:value="0.0318999374998387" calcext:value-type="float">
            <text:p>3,19E-02</text:p>
          </table:table-cell>
          <table:table-cell table:number-columns-repeated="9"/>
        </table:table-row>
        <table:table-row table:style-name="ro1">
          <table:table-cell office:value-type="float" office:value="0.0319487656248387" calcext:value-type="float">
            <text:p>3,19E-02</text:p>
          </table:table-cell>
          <table:table-cell office:value-type="float" office:value="0.145431" calcext:value-type="float">
            <text:p>1,45E-01</text:p>
          </table:table-cell>
          <table:table-cell table:formula="of:=[.A661]" office:value-type="float" office:value="0.0319487656248387" calcext:value-type="float">
            <text:p>3,19E-02</text:p>
          </table:table-cell>
          <table:table-cell table:number-columns-repeated="9"/>
        </table:table-row>
        <table:table-row table:style-name="ro1">
          <table:table-cell office:value-type="float" office:value="0.0319975937498387" calcext:value-type="float">
            <text:p>3,20E-02</text:p>
          </table:table-cell>
          <table:table-cell office:value-type="float" office:value="0.1473366" calcext:value-type="float">
            <text:p>1,47E-01</text:p>
          </table:table-cell>
          <table:table-cell table:formula="of:=[.A662]" office:value-type="float" office:value="0.0319975937498387" calcext:value-type="float">
            <text:p>3,20E-02</text:p>
          </table:table-cell>
          <table:table-cell table:number-columns-repeated="9"/>
        </table:table-row>
        <table:table-row table:style-name="ro1">
          <table:table-cell office:value-type="float" office:value="0.0320464218748387" calcext:value-type="float">
            <text:p>3,20E-02</text:p>
          </table:table-cell>
          <table:table-cell office:value-type="float" office:value="0.1492649" calcext:value-type="float">
            <text:p>1,49E-01</text:p>
          </table:table-cell>
          <table:table-cell table:formula="of:=[.A663]" office:value-type="float" office:value="0.0320464218748387" calcext:value-type="float">
            <text:p>3,20E-02</text:p>
          </table:table-cell>
          <table:table-cell table:number-columns-repeated="9"/>
        </table:table-row>
        <table:table-row table:style-name="ro1">
          <table:table-cell office:value-type="float" office:value="0.0320952499998387" calcext:value-type="float">
            <text:p>3,21E-02</text:p>
          </table:table-cell>
          <table:table-cell office:value-type="float" office:value="0.1512161" calcext:value-type="float">
            <text:p>1,51E-01</text:p>
          </table:table-cell>
          <table:table-cell table:formula="of:=[.A664]" office:value-type="float" office:value="0.0320952499998387" calcext:value-type="float">
            <text:p>3,21E-02</text:p>
          </table:table-cell>
          <table:table-cell table:number-columns-repeated="9"/>
        </table:table-row>
        <table:table-row table:style-name="ro1">
          <table:table-cell office:value-type="float" office:value="0.0321440781248387" calcext:value-type="float">
            <text:p>3,21E-02</text:p>
          </table:table-cell>
          <table:table-cell office:value-type="float" office:value="0.1531904" calcext:value-type="float">
            <text:p>1,53E-01</text:p>
          </table:table-cell>
          <table:table-cell table:formula="of:=[.A665]" office:value-type="float" office:value="0.0321440781248387" calcext:value-type="float">
            <text:p>3,21E-02</text:p>
          </table:table-cell>
          <table:table-cell table:number-columns-repeated="9"/>
        </table:table-row>
        <table:table-row table:style-name="ro1">
          <table:table-cell office:value-type="float" office:value="0.0321929062498387" calcext:value-type="float">
            <text:p>3,22E-02</text:p>
          </table:table-cell>
          <table:table-cell office:value-type="float" office:value="0.1551881" calcext:value-type="float">
            <text:p>1,55E-01</text:p>
          </table:table-cell>
          <table:table-cell table:formula="of:=[.A666]" office:value-type="float" office:value="0.0321929062498387" calcext:value-type="float">
            <text:p>3,22E-02</text:p>
          </table:table-cell>
          <table:table-cell table:number-columns-repeated="9"/>
        </table:table-row>
        <table:table-row table:style-name="ro1">
          <table:table-cell office:value-type="float" office:value="0.0322417343748387" calcext:value-type="float">
            <text:p>3,22E-02</text:p>
          </table:table-cell>
          <table:table-cell office:value-type="float" office:value="0.1572094" calcext:value-type="float">
            <text:p>1,57E-01</text:p>
          </table:table-cell>
          <table:table-cell table:formula="of:=[.A667]" office:value-type="float" office:value="0.0322417343748387" calcext:value-type="float">
            <text:p>3,22E-02</text:p>
          </table:table-cell>
          <table:table-cell table:number-columns-repeated="9"/>
        </table:table-row>
        <table:table-row table:style-name="ro1">
          <table:table-cell office:value-type="float" office:value="0.0322905624998387" calcext:value-type="float">
            <text:p>3,23E-02</text:p>
          </table:table-cell>
          <table:table-cell office:value-type="float" office:value="0.1592546" calcext:value-type="float">
            <text:p>1,59E-01</text:p>
          </table:table-cell>
          <table:table-cell table:formula="of:=[.A668]" office:value-type="float" office:value="0.0322905624998387" calcext:value-type="float">
            <text:p>3,23E-02</text:p>
          </table:table-cell>
          <table:table-cell table:number-columns-repeated="9"/>
        </table:table-row>
        <table:table-row table:style-name="ro1">
          <table:table-cell office:value-type="float" office:value="0.0323393906248387" calcext:value-type="float">
            <text:p>3,23E-02</text:p>
          </table:table-cell>
          <table:table-cell office:value-type="float" office:value="0.1613237" calcext:value-type="float">
            <text:p>1,61E-01</text:p>
          </table:table-cell>
          <table:table-cell table:formula="of:=[.A669]" office:value-type="float" office:value="0.0323393906248387" calcext:value-type="float">
            <text:p>3,23E-02</text:p>
          </table:table-cell>
          <table:table-cell table:number-columns-repeated="9"/>
        </table:table-row>
        <table:table-row table:style-name="ro1">
          <table:table-cell office:value-type="float" office:value="0.0323882187498387" calcext:value-type="float">
            <text:p>3,24E-02</text:p>
          </table:table-cell>
          <table:table-cell office:value-type="float" office:value="0.1634171" calcext:value-type="float">
            <text:p>1,63E-01</text:p>
          </table:table-cell>
          <table:table-cell table:formula="of:=[.A670]" office:value-type="float" office:value="0.0323882187498387" calcext:value-type="float">
            <text:p>3,24E-02</text:p>
          </table:table-cell>
          <table:table-cell table:number-columns-repeated="9"/>
        </table:table-row>
        <table:table-row table:style-name="ro1">
          <table:table-cell office:value-type="float" office:value="0.0324370468748387" calcext:value-type="float">
            <text:p>3,24E-02</text:p>
          </table:table-cell>
          <table:table-cell office:value-type="float" office:value="0.1655351" calcext:value-type="float">
            <text:p>1,66E-01</text:p>
          </table:table-cell>
          <table:table-cell table:formula="of:=[.A671]" office:value-type="float" office:value="0.0324370468748387" calcext:value-type="float">
            <text:p>3,24E-02</text:p>
          </table:table-cell>
          <table:table-cell table:number-columns-repeated="9"/>
        </table:table-row>
        <table:table-row table:style-name="ro1">
          <table:table-cell office:value-type="float" office:value="0.0324858749998387" calcext:value-type="float">
            <text:p>3,25E-02</text:p>
          </table:table-cell>
          <table:table-cell office:value-type="float" office:value="0.1676777" calcext:value-type="float">
            <text:p>1,68E-01</text:p>
          </table:table-cell>
          <table:table-cell table:formula="of:=[.A672]" office:value-type="float" office:value="0.0324858749998387" calcext:value-type="float">
            <text:p>3,25E-02</text:p>
          </table:table-cell>
          <table:table-cell table:number-columns-repeated="9"/>
        </table:table-row>
        <table:table-row table:style-name="ro1">
          <table:table-cell office:value-type="float" office:value="0.0325347031248386" calcext:value-type="float">
            <text:p>3,25E-02</text:p>
          </table:table-cell>
          <table:table-cell office:value-type="float" office:value="0.1698453" calcext:value-type="float">
            <text:p>1,70E-01</text:p>
          </table:table-cell>
          <table:table-cell table:formula="of:=[.A673]" office:value-type="float" office:value="0.0325347031248386" calcext:value-type="float">
            <text:p>3,25E-02</text:p>
          </table:table-cell>
          <table:table-cell table:number-columns-repeated="9"/>
        </table:table-row>
        <table:table-row table:style-name="ro1">
          <table:table-cell office:value-type="float" office:value="0.0325835312498386" calcext:value-type="float">
            <text:p>3,26E-02</text:p>
          </table:table-cell>
          <table:table-cell office:value-type="float" office:value="0.1720381" calcext:value-type="float">
            <text:p>1,72E-01</text:p>
          </table:table-cell>
          <table:table-cell table:formula="of:=[.A674]" office:value-type="float" office:value="0.0325835312498386" calcext:value-type="float">
            <text:p>3,26E-02</text:p>
          </table:table-cell>
          <table:table-cell table:number-columns-repeated="9"/>
        </table:table-row>
        <table:table-row table:style-name="ro1">
          <table:table-cell office:value-type="float" office:value="0.0326323593748386" calcext:value-type="float">
            <text:p>3,26E-02</text:p>
          </table:table-cell>
          <table:table-cell office:value-type="float" office:value="0.1742564" calcext:value-type="float">
            <text:p>1,74E-01</text:p>
          </table:table-cell>
          <table:table-cell table:formula="of:=[.A675]" office:value-type="float" office:value="0.0326323593748386" calcext:value-type="float">
            <text:p>3,26E-02</text:p>
          </table:table-cell>
          <table:table-cell table:number-columns-repeated="9"/>
        </table:table-row>
        <table:table-row table:style-name="ro1">
          <table:table-cell office:value-type="float" office:value="0.0326811874998386" calcext:value-type="float">
            <text:p>3,27E-02</text:p>
          </table:table-cell>
          <table:table-cell office:value-type="float" office:value="0.1765002" calcext:value-type="float">
            <text:p>1,77E-01</text:p>
          </table:table-cell>
          <table:table-cell table:formula="of:=[.A676]" office:value-type="float" office:value="0.0326811874998386" calcext:value-type="float">
            <text:p>3,27E-02</text:p>
          </table:table-cell>
          <table:table-cell table:number-columns-repeated="9"/>
        </table:table-row>
        <table:table-row table:style-name="ro1">
          <table:table-cell office:value-type="float" office:value="0.0327300156248386" calcext:value-type="float">
            <text:p>3,27E-02</text:p>
          </table:table-cell>
          <table:table-cell office:value-type="float" office:value="0.17877" calcext:value-type="float">
            <text:p>1,79E-01</text:p>
          </table:table-cell>
          <table:table-cell table:formula="of:=[.A677]" office:value-type="float" office:value="0.0327300156248386" calcext:value-type="float">
            <text:p>3,27E-02</text:p>
          </table:table-cell>
          <table:table-cell table:number-columns-repeated="9"/>
        </table:table-row>
        <table:table-row table:style-name="ro1">
          <table:table-cell office:value-type="float" office:value="0.0327788437498386" calcext:value-type="float">
            <text:p>3,28E-02</text:p>
          </table:table-cell>
          <table:table-cell office:value-type="float" office:value="0.1810658" calcext:value-type="float">
            <text:p>1,81E-01</text:p>
          </table:table-cell>
          <table:table-cell table:formula="of:=[.A678]" office:value-type="float" office:value="0.0327788437498386" calcext:value-type="float">
            <text:p>3,28E-02</text:p>
          </table:table-cell>
          <table:table-cell table:number-columns-repeated="9"/>
        </table:table-row>
        <table:table-row table:style-name="ro1">
          <table:table-cell office:value-type="float" office:value="0.0328276718748386" calcext:value-type="float">
            <text:p>3,28E-02</text:p>
          </table:table-cell>
          <table:table-cell office:value-type="float" office:value="0.183388" calcext:value-type="float">
            <text:p>1,83E-01</text:p>
          </table:table-cell>
          <table:table-cell table:formula="of:=[.A679]" office:value-type="float" office:value="0.0328276718748386" calcext:value-type="float">
            <text:p>3,28E-02</text:p>
          </table:table-cell>
          <table:table-cell table:number-columns-repeated="9"/>
        </table:table-row>
        <table:table-row table:style-name="ro1">
          <table:table-cell office:value-type="float" office:value="0.0328764999998386" calcext:value-type="float">
            <text:p>3,29E-02</text:p>
          </table:table-cell>
          <table:table-cell office:value-type="float" office:value="0.1857368" calcext:value-type="float">
            <text:p>1,86E-01</text:p>
          </table:table-cell>
          <table:table-cell table:formula="of:=[.A680]" office:value-type="float" office:value="0.0328764999998386" calcext:value-type="float">
            <text:p>3,29E-02</text:p>
          </table:table-cell>
          <table:table-cell table:number-columns-repeated="9"/>
        </table:table-row>
        <table:table-row table:style-name="ro1">
          <table:table-cell office:value-type="float" office:value="0.0329253281248386" calcext:value-type="float">
            <text:p>3,29E-02</text:p>
          </table:table-cell>
          <table:table-cell office:value-type="float" office:value="0.1881124" calcext:value-type="float">
            <text:p>1,88E-01</text:p>
          </table:table-cell>
          <table:table-cell table:formula="of:=[.A681]" office:value-type="float" office:value="0.0329253281248386" calcext:value-type="float">
            <text:p>3,29E-02</text:p>
          </table:table-cell>
          <table:table-cell table:number-columns-repeated="9"/>
        </table:table-row>
        <table:table-row table:style-name="ro1">
          <table:table-cell office:value-type="float" office:value="0.0329741562498386" calcext:value-type="float">
            <text:p>3,30E-02</text:p>
          </table:table-cell>
          <table:table-cell office:value-type="float" office:value="0.190515" calcext:value-type="float">
            <text:p>1,91E-01</text:p>
          </table:table-cell>
          <table:table-cell table:formula="of:=[.A682]" office:value-type="float" office:value="0.0329741562498386" calcext:value-type="float">
            <text:p>3,30E-02</text:p>
          </table:table-cell>
          <table:table-cell table:number-columns-repeated="9"/>
        </table:table-row>
        <table:table-row table:style-name="ro1">
          <table:table-cell office:value-type="float" office:value="0.0330229843748386" calcext:value-type="float">
            <text:p>3,30E-02</text:p>
          </table:table-cell>
          <table:table-cell office:value-type="float" office:value="0.1929449" calcext:value-type="float">
            <text:p>1,93E-01</text:p>
          </table:table-cell>
          <table:table-cell table:formula="of:=[.A683]" office:value-type="float" office:value="0.0330229843748386" calcext:value-type="float">
            <text:p>3,30E-02</text:p>
          </table:table-cell>
          <table:table-cell table:number-columns-repeated="9"/>
        </table:table-row>
        <table:table-row table:style-name="ro1">
          <table:table-cell office:value-type="float" office:value="0.0330718124998386" calcext:value-type="float">
            <text:p>3,31E-02</text:p>
          </table:table-cell>
          <table:table-cell office:value-type="float" office:value="0.1954024" calcext:value-type="float">
            <text:p>1,95E-01</text:p>
          </table:table-cell>
          <table:table-cell table:formula="of:=[.A684]" office:value-type="float" office:value="0.0330718124998386" calcext:value-type="float">
            <text:p>3,31E-02</text:p>
          </table:table-cell>
          <table:table-cell table:number-columns-repeated="9"/>
        </table:table-row>
        <table:table-row table:style-name="ro1">
          <table:table-cell office:value-type="float" office:value="0.0331206406248386" calcext:value-type="float">
            <text:p>3,31E-02</text:p>
          </table:table-cell>
          <table:table-cell office:value-type="float" office:value="0.1978876" calcext:value-type="float">
            <text:p>1,98E-01</text:p>
          </table:table-cell>
          <table:table-cell table:formula="of:=[.A685]" office:value-type="float" office:value="0.0331206406248386" calcext:value-type="float">
            <text:p>3,31E-02</text:p>
          </table:table-cell>
          <table:table-cell table:number-columns-repeated="9"/>
        </table:table-row>
        <table:table-row table:style-name="ro1">
          <table:table-cell office:value-type="float" office:value="0.0331694687498386" calcext:value-type="float">
            <text:p>3,32E-02</text:p>
          </table:table-cell>
          <table:table-cell office:value-type="float" office:value="0.2004008" calcext:value-type="float">
            <text:p>2,00E-01</text:p>
          </table:table-cell>
          <table:table-cell table:formula="of:=[.A686]" office:value-type="float" office:value="0.0331694687498386" calcext:value-type="float">
            <text:p>3,32E-02</text:p>
          </table:table-cell>
          <table:table-cell table:number-columns-repeated="9"/>
        </table:table-row>
        <table:table-row table:style-name="ro1">
          <table:table-cell office:value-type="float" office:value="0.0332182968748386" calcext:value-type="float">
            <text:p>3,32E-02</text:p>
          </table:table-cell>
          <table:table-cell office:value-type="float" office:value="0.2029422" calcext:value-type="float">
            <text:p>2,03E-01</text:p>
          </table:table-cell>
          <table:table-cell table:formula="of:=[.A687]" office:value-type="float" office:value="0.0332182968748386" calcext:value-type="float">
            <text:p>3,32E-02</text:p>
          </table:table-cell>
          <table:table-cell table:number-columns-repeated="9"/>
        </table:table-row>
        <table:table-row table:style-name="ro1">
          <table:table-cell office:value-type="float" office:value="0.0332671249998386" calcext:value-type="float">
            <text:p>3,33E-02</text:p>
          </table:table-cell>
          <table:table-cell office:value-type="float" office:value="0.2055121" calcext:value-type="float">
            <text:p>2,06E-01</text:p>
          </table:table-cell>
          <table:table-cell table:formula="of:=[.A688]" office:value-type="float" office:value="0.0332671249998386" calcext:value-type="float">
            <text:p>3,33E-02</text:p>
          </table:table-cell>
          <table:table-cell table:number-columns-repeated="9"/>
        </table:table-row>
        <table:table-row table:style-name="ro1">
          <table:table-cell office:value-type="float" office:value="0.0333159531248386" calcext:value-type="float">
            <text:p>3,33E-02</text:p>
          </table:table-cell>
          <table:table-cell office:value-type="float" office:value="0.2081107" calcext:value-type="float">
            <text:p>2,08E-01</text:p>
          </table:table-cell>
          <table:table-cell table:formula="of:=[.A689]" office:value-type="float" office:value="0.0333159531248386" calcext:value-type="float">
            <text:p>3,33E-02</text:p>
          </table:table-cell>
          <table:table-cell table:number-columns-repeated="9"/>
        </table:table-row>
        <table:table-row table:style-name="ro1">
          <table:table-cell office:value-type="float" office:value="0.0333647812498386" calcext:value-type="float">
            <text:p>3,34E-02</text:p>
          </table:table-cell>
          <table:table-cell office:value-type="float" office:value="0.2107382" calcext:value-type="float">
            <text:p>2,11E-01</text:p>
          </table:table-cell>
          <table:table-cell table:formula="of:=[.A690]" office:value-type="float" office:value="0.0333647812498386" calcext:value-type="float">
            <text:p>3,34E-02</text:p>
          </table:table-cell>
          <table:table-cell table:number-columns-repeated="9"/>
        </table:table-row>
        <table:table-row table:style-name="ro1">
          <table:table-cell office:value-type="float" office:value="0.0334136093748386" calcext:value-type="float">
            <text:p>3,34E-02</text:p>
          </table:table-cell>
          <table:table-cell office:value-type="float" office:value="0.213395" calcext:value-type="float">
            <text:p>2,13E-01</text:p>
          </table:table-cell>
          <table:table-cell table:formula="of:=[.A691]" office:value-type="float" office:value="0.0334136093748386" calcext:value-type="float">
            <text:p>3,34E-02</text:p>
          </table:table-cell>
          <table:table-cell table:number-columns-repeated="9"/>
        </table:table-row>
        <table:table-row table:style-name="ro1">
          <table:table-cell office:value-type="float" office:value="0.0334624374998386" calcext:value-type="float">
            <text:p>3,35E-02</text:p>
          </table:table-cell>
          <table:table-cell office:value-type="float" office:value="0.2160811" calcext:value-type="float">
            <text:p>2,16E-01</text:p>
          </table:table-cell>
          <table:table-cell table:formula="of:=[.A692]" office:value-type="float" office:value="0.0334624374998386" calcext:value-type="float">
            <text:p>3,35E-02</text:p>
          </table:table-cell>
          <table:table-cell table:number-columns-repeated="9"/>
        </table:table-row>
        <table:table-row table:style-name="ro1">
          <table:table-cell office:value-type="float" office:value="0.0335112656248386" calcext:value-type="float">
            <text:p>3,35E-02</text:p>
          </table:table-cell>
          <table:table-cell office:value-type="float" office:value="0.2187969" calcext:value-type="float">
            <text:p>2,19E-01</text:p>
          </table:table-cell>
          <table:table-cell table:formula="of:=[.A693]" office:value-type="float" office:value="0.0335112656248386" calcext:value-type="float">
            <text:p>3,35E-02</text:p>
          </table:table-cell>
          <table:table-cell table:number-columns-repeated="9"/>
        </table:table-row>
        <table:table-row table:style-name="ro1">
          <table:table-cell office:value-type="float" office:value="0.0335600937498386" calcext:value-type="float">
            <text:p>3,36E-02</text:p>
          </table:table-cell>
          <table:table-cell office:value-type="float" office:value="0.2215426" calcext:value-type="float">
            <text:p>2,22E-01</text:p>
          </table:table-cell>
          <table:table-cell table:formula="of:=[.A694]" office:value-type="float" office:value="0.0335600937498386" calcext:value-type="float">
            <text:p>3,36E-02</text:p>
          </table:table-cell>
          <table:table-cell table:number-columns-repeated="9"/>
        </table:table-row>
        <table:table-row table:style-name="ro1">
          <table:table-cell office:value-type="float" office:value="0.0336089218748386" calcext:value-type="float">
            <text:p>3,36E-02</text:p>
          </table:table-cell>
          <table:table-cell office:value-type="float" office:value="0.2243185" calcext:value-type="float">
            <text:p>2,24E-01</text:p>
          </table:table-cell>
          <table:table-cell table:formula="of:=[.A695]" office:value-type="float" office:value="0.0336089218748386" calcext:value-type="float">
            <text:p>3,36E-02</text:p>
          </table:table-cell>
          <table:table-cell table:number-columns-repeated="9"/>
        </table:table-row>
        <table:table-row table:style-name="ro1">
          <table:table-cell office:value-type="float" office:value="0.0336577499998386" calcext:value-type="float">
            <text:p>3,37E-02</text:p>
          </table:table-cell>
          <table:table-cell office:value-type="float" office:value="0.2271247" calcext:value-type="float">
            <text:p>2,27E-01</text:p>
          </table:table-cell>
          <table:table-cell table:formula="of:=[.A696]" office:value-type="float" office:value="0.0336577499998386" calcext:value-type="float">
            <text:p>3,37E-02</text:p>
          </table:table-cell>
          <table:table-cell table:number-columns-repeated="9"/>
        </table:table-row>
        <table:table-row table:style-name="ro1">
          <table:table-cell office:value-type="float" office:value="0.0337065781248386" calcext:value-type="float">
            <text:p>3,37E-02</text:p>
          </table:table-cell>
          <table:table-cell office:value-type="float" office:value="0.2299615" calcext:value-type="float">
            <text:p>2,30E-01</text:p>
          </table:table-cell>
          <table:table-cell table:formula="of:=[.A697]" office:value-type="float" office:value="0.0337065781248386" calcext:value-type="float">
            <text:p>3,37E-02</text:p>
          </table:table-cell>
          <table:table-cell table:number-columns-repeated="9"/>
        </table:table-row>
        <table:table-row table:style-name="ro1">
          <table:table-cell office:value-type="float" office:value="0.0337554062498386" calcext:value-type="float">
            <text:p>3,38E-02</text:p>
          </table:table-cell>
          <table:table-cell office:value-type="float" office:value="0.2328292" calcext:value-type="float">
            <text:p>2,33E-01</text:p>
          </table:table-cell>
          <table:table-cell table:formula="of:=[.A698]" office:value-type="float" office:value="0.0337554062498386" calcext:value-type="float">
            <text:p>3,38E-02</text:p>
          </table:table-cell>
          <table:table-cell table:number-columns-repeated="9"/>
        </table:table-row>
        <table:table-row table:style-name="ro1">
          <table:table-cell office:value-type="float" office:value="0.0338042343748386" calcext:value-type="float">
            <text:p>3,38E-02</text:p>
          </table:table-cell>
          <table:table-cell office:value-type="float" office:value="0.235728" calcext:value-type="float">
            <text:p>2,36E-01</text:p>
          </table:table-cell>
          <table:table-cell table:formula="of:=[.A699]" office:value-type="float" office:value="0.0338042343748386" calcext:value-type="float">
            <text:p>3,38E-02</text:p>
          </table:table-cell>
          <table:table-cell table:number-columns-repeated="9"/>
        </table:table-row>
        <table:table-row table:style-name="ro1">
          <table:table-cell office:value-type="float" office:value="0.0338530624998386" calcext:value-type="float">
            <text:p>3,39E-02</text:p>
          </table:table-cell>
          <table:table-cell office:value-type="float" office:value="0.2386582" calcext:value-type="float">
            <text:p>2,39E-01</text:p>
          </table:table-cell>
          <table:table-cell table:formula="of:=[.A700]" office:value-type="float" office:value="0.0338530624998386" calcext:value-type="float">
            <text:p>3,39E-02</text:p>
          </table:table-cell>
          <table:table-cell table:number-columns-repeated="9"/>
        </table:table-row>
        <table:table-row table:style-name="ro1">
          <table:table-cell office:value-type="float" office:value="0.0339018906248386" calcext:value-type="float">
            <text:p>3,39E-02</text:p>
          </table:table-cell>
          <table:table-cell office:value-type="float" office:value="0.2416198" calcext:value-type="float">
            <text:p>2,42E-01</text:p>
          </table:table-cell>
          <table:table-cell table:formula="of:=[.A701]" office:value-type="float" office:value="0.0339018906248386" calcext:value-type="float">
            <text:p>3,39E-02</text:p>
          </table:table-cell>
          <table:table-cell table:number-columns-repeated="9"/>
        </table:table-row>
        <table:table-row table:style-name="ro1">
          <table:table-cell office:value-type="float" office:value="0.0339507187498386" calcext:value-type="float">
            <text:p>3,40E-02</text:p>
          </table:table-cell>
          <table:table-cell office:value-type="float" office:value="0.2446133" calcext:value-type="float">
            <text:p>2,45E-01</text:p>
          </table:table-cell>
          <table:table-cell table:formula="of:=[.A702]" office:value-type="float" office:value="0.0339507187498386" calcext:value-type="float">
            <text:p>3,40E-02</text:p>
          </table:table-cell>
          <table:table-cell table:number-columns-repeated="9"/>
        </table:table-row>
        <table:table-row table:style-name="ro1">
          <table:table-cell office:value-type="float" office:value="0.0339995468748386" calcext:value-type="float">
            <text:p>3,40E-02</text:p>
          </table:table-cell>
          <table:table-cell office:value-type="float" office:value="0.2476389" calcext:value-type="float">
            <text:p>2,48E-01</text:p>
          </table:table-cell>
          <table:table-cell table:formula="of:=[.A703]" office:value-type="float" office:value="0.0339995468748386" calcext:value-type="float">
            <text:p>3,40E-02</text:p>
          </table:table-cell>
          <table:table-cell table:number-columns-repeated="9"/>
        </table:table-row>
        <table:table-row table:style-name="ro1">
          <table:table-cell office:value-type="float" office:value="0.0340483749998386" calcext:value-type="float">
            <text:p>3,40E-02</text:p>
          </table:table-cell>
          <table:table-cell office:value-type="float" office:value="0.2506967" calcext:value-type="float">
            <text:p>2,51E-01</text:p>
          </table:table-cell>
          <table:table-cell table:formula="of:=[.A704]" office:value-type="float" office:value="0.0340483749998386" calcext:value-type="float">
            <text:p>3,40E-02</text:p>
          </table:table-cell>
          <table:table-cell table:number-columns-repeated="9"/>
        </table:table-row>
        <table:table-row table:style-name="ro1">
          <table:table-cell office:value-type="float" office:value="0.0340972031248386" calcext:value-type="float">
            <text:p>3,41E-02</text:p>
          </table:table-cell>
          <table:table-cell office:value-type="float" office:value="0.2537871" calcext:value-type="float">
            <text:p>2,54E-01</text:p>
          </table:table-cell>
          <table:table-cell table:formula="of:=[.A705]" office:value-type="float" office:value="0.0340972031248386" calcext:value-type="float">
            <text:p>3,41E-02</text:p>
          </table:table-cell>
          <table:table-cell table:number-columns-repeated="9"/>
        </table:table-row>
        <table:table-row table:style-name="ro1">
          <table:table-cell office:value-type="float" office:value="0.0341460312498386" calcext:value-type="float">
            <text:p>3,41E-02</text:p>
          </table:table-cell>
          <table:table-cell office:value-type="float" office:value="0.2569102" calcext:value-type="float">
            <text:p>2,57E-01</text:p>
          </table:table-cell>
          <table:table-cell table:formula="of:=[.A706]" office:value-type="float" office:value="0.0341460312498386" calcext:value-type="float">
            <text:p>3,41E-02</text:p>
          </table:table-cell>
          <table:table-cell table:number-columns-repeated="9"/>
        </table:table-row>
        <table:table-row table:style-name="ro1">
          <table:table-cell office:value-type="float" office:value="0.0341948593748386" calcext:value-type="float">
            <text:p>3,42E-02</text:p>
          </table:table-cell>
          <table:table-cell office:value-type="float" office:value="0.2600663" calcext:value-type="float">
            <text:p>2,60E-01</text:p>
          </table:table-cell>
          <table:table-cell table:formula="of:=[.A707]" office:value-type="float" office:value="0.0341948593748386" calcext:value-type="float">
            <text:p>3,42E-02</text:p>
          </table:table-cell>
          <table:table-cell table:number-columns-repeated="9"/>
        </table:table-row>
        <table:table-row table:style-name="ro1">
          <table:table-cell office:value-type="float" office:value="0.0342436874998385" calcext:value-type="float">
            <text:p>3,42E-02</text:p>
          </table:table-cell>
          <table:table-cell office:value-type="float" office:value="0.2632556" calcext:value-type="float">
            <text:p>2,63E-01</text:p>
          </table:table-cell>
          <table:table-cell table:formula="of:=[.A708]" office:value-type="float" office:value="0.0342436874998385" calcext:value-type="float">
            <text:p>3,42E-02</text:p>
          </table:table-cell>
          <table:table-cell table:number-columns-repeated="9"/>
        </table:table-row>
        <table:table-row table:style-name="ro1">
          <table:table-cell office:value-type="float" office:value="0.0342925156248385" calcext:value-type="float">
            <text:p>3,43E-02</text:p>
          </table:table-cell>
          <table:table-cell office:value-type="float" office:value="0.2664784" calcext:value-type="float">
            <text:p>2,66E-01</text:p>
          </table:table-cell>
          <table:table-cell table:formula="of:=[.A709]" office:value-type="float" office:value="0.0342925156248385" calcext:value-type="float">
            <text:p>3,43E-02</text:p>
          </table:table-cell>
          <table:table-cell table:number-columns-repeated="9"/>
        </table:table-row>
        <table:table-row table:style-name="ro1">
          <table:table-cell office:value-type="float" office:value="0.0343413437498385" calcext:value-type="float">
            <text:p>3,43E-02</text:p>
          </table:table-cell>
          <table:table-cell office:value-type="float" office:value="0.2697349" calcext:value-type="float">
            <text:p>2,70E-01</text:p>
          </table:table-cell>
          <table:table-cell table:formula="of:=[.A710]" office:value-type="float" office:value="0.0343413437498385" calcext:value-type="float">
            <text:p>3,43E-02</text:p>
          </table:table-cell>
          <table:table-cell table:number-columns-repeated="9"/>
        </table:table-row>
        <table:table-row table:style-name="ro1">
          <table:table-cell office:value-type="float" office:value="0.0343901718748386" calcext:value-type="float">
            <text:p>3,44E-02</text:p>
          </table:table-cell>
          <table:table-cell office:value-type="float" office:value="0.2730253" calcext:value-type="float">
            <text:p>2,73E-01</text:p>
          </table:table-cell>
          <table:table-cell table:formula="of:=[.A711]" office:value-type="float" office:value="0.0343901718748386" calcext:value-type="float">
            <text:p>3,44E-02</text:p>
          </table:table-cell>
          <table:table-cell table:number-columns-repeated="9"/>
        </table:table-row>
        <table:table-row table:style-name="ro1">
          <table:table-cell office:value-type="float" office:value="0.0344389999998385" calcext:value-type="float">
            <text:p>3,44E-02</text:p>
          </table:table-cell>
          <table:table-cell office:value-type="float" office:value="0.2763499" calcext:value-type="float">
            <text:p>2,76E-01</text:p>
          </table:table-cell>
          <table:table-cell table:formula="of:=[.A712]" office:value-type="float" office:value="0.0344389999998385" calcext:value-type="float">
            <text:p>3,44E-02</text:p>
          </table:table-cell>
          <table:table-cell table:number-columns-repeated="9"/>
        </table:table-row>
        <table:table-row table:style-name="ro1">
          <table:table-cell office:value-type="float" office:value="0.0344878281248385" calcext:value-type="float">
            <text:p>3,45E-02</text:p>
          </table:table-cell>
          <table:table-cell office:value-type="float" office:value="0.2797089" calcext:value-type="float">
            <text:p>2,80E-01</text:p>
          </table:table-cell>
          <table:table-cell table:formula="of:=[.A713]" office:value-type="float" office:value="0.0344878281248385" calcext:value-type="float">
            <text:p>3,45E-02</text:p>
          </table:table-cell>
          <table:table-cell table:number-columns-repeated="9"/>
        </table:table-row>
        <table:table-row table:style-name="ro1">
          <table:table-cell office:value-type="float" office:value="0.0345366562498385" calcext:value-type="float">
            <text:p>3,45E-02</text:p>
          </table:table-cell>
          <table:table-cell office:value-type="float" office:value="0.2831025" calcext:value-type="float">
            <text:p>2,83E-01</text:p>
          </table:table-cell>
          <table:table-cell table:formula="of:=[.A714]" office:value-type="float" office:value="0.0345366562498385" calcext:value-type="float">
            <text:p>3,45E-02</text:p>
          </table:table-cell>
          <table:table-cell table:number-columns-repeated="9"/>
        </table:table-row>
        <table:table-row table:style-name="ro1">
          <table:table-cell office:value-type="float" office:value="0.0345854843748385" calcext:value-type="float">
            <text:p>3,46E-02</text:p>
          </table:table-cell>
          <table:table-cell office:value-type="float" office:value="0.286531" calcext:value-type="float">
            <text:p>2,87E-01</text:p>
          </table:table-cell>
          <table:table-cell table:formula="of:=[.A715]" office:value-type="float" office:value="0.0345854843748385" calcext:value-type="float">
            <text:p>3,46E-02</text:p>
          </table:table-cell>
          <table:table-cell table:number-columns-repeated="9"/>
        </table:table-row>
        <table:table-row table:style-name="ro1">
          <table:table-cell office:value-type="float" office:value="0.0346343124998385" calcext:value-type="float">
            <text:p>3,46E-02</text:p>
          </table:table-cell>
          <table:table-cell office:value-type="float" office:value="0.2899946" calcext:value-type="float">
            <text:p>2,90E-01</text:p>
          </table:table-cell>
          <table:table-cell table:formula="of:=[.A716]" office:value-type="float" office:value="0.0346343124998385" calcext:value-type="float">
            <text:p>3,46E-02</text:p>
          </table:table-cell>
          <table:table-cell table:number-columns-repeated="9"/>
        </table:table-row>
        <table:table-row table:style-name="ro1">
          <table:table-cell office:value-type="float" office:value="0.0346831406248385" calcext:value-type="float">
            <text:p>3,47E-02</text:p>
          </table:table-cell>
          <table:table-cell office:value-type="float" office:value="0.2934935" calcext:value-type="float">
            <text:p>2,93E-01</text:p>
          </table:table-cell>
          <table:table-cell table:formula="of:=[.A717]" office:value-type="float" office:value="0.0346831406248385" calcext:value-type="float">
            <text:p>3,47E-02</text:p>
          </table:table-cell>
          <table:table-cell table:number-columns-repeated="9"/>
        </table:table-row>
        <table:table-row table:style-name="ro1">
          <table:table-cell office:value-type="float" office:value="0.0347319687498385" calcext:value-type="float">
            <text:p>3,47E-02</text:p>
          </table:table-cell>
          <table:table-cell office:value-type="float" office:value="0.2970279" calcext:value-type="float">
            <text:p>2,97E-01</text:p>
          </table:table-cell>
          <table:table-cell table:formula="of:=[.A718]" office:value-type="float" office:value="0.0347319687498385" calcext:value-type="float">
            <text:p>3,47E-02</text:p>
          </table:table-cell>
          <table:table-cell table:number-columns-repeated="9"/>
        </table:table-row>
        <table:table-row table:style-name="ro1">
          <table:table-cell office:value-type="float" office:value="0.0347807968748385" calcext:value-type="float">
            <text:p>3,48E-02</text:p>
          </table:table-cell>
          <table:table-cell office:value-type="float" office:value="0.3005981" calcext:value-type="float">
            <text:p>3,01E-01</text:p>
          </table:table-cell>
          <table:table-cell table:formula="of:=[.A719]" office:value-type="float" office:value="0.0347807968748385" calcext:value-type="float">
            <text:p>3,48E-02</text:p>
          </table:table-cell>
          <table:table-cell table:number-columns-repeated="9"/>
        </table:table-row>
        <table:table-row table:style-name="ro1">
          <table:table-cell office:value-type="float" office:value="0.0348296249998385" calcext:value-type="float">
            <text:p>3,48E-02</text:p>
          </table:table-cell>
          <table:table-cell office:value-type="float" office:value="0.3042043" calcext:value-type="float">
            <text:p>3,04E-01</text:p>
          </table:table-cell>
          <table:table-cell table:formula="of:=[.A720]" office:value-type="float" office:value="0.0348296249998385" calcext:value-type="float">
            <text:p>3,48E-02</text:p>
          </table:table-cell>
          <table:table-cell table:number-columns-repeated="9"/>
        </table:table-row>
        <table:table-row table:style-name="ro1">
          <table:table-cell office:value-type="float" office:value="0.0348784531248385" calcext:value-type="float">
            <text:p>3,49E-02</text:p>
          </table:table-cell>
          <table:table-cell office:value-type="float" office:value="0.3078468" calcext:value-type="float">
            <text:p>3,08E-01</text:p>
          </table:table-cell>
          <table:table-cell table:formula="of:=[.A721]" office:value-type="float" office:value="0.0348784531248385" calcext:value-type="float">
            <text:p>3,49E-02</text:p>
          </table:table-cell>
          <table:table-cell table:number-columns-repeated="9"/>
        </table:table-row>
        <table:table-row table:style-name="ro1">
          <table:table-cell office:value-type="float" office:value="0.0349272812498385" calcext:value-type="float">
            <text:p>3,49E-02</text:p>
          </table:table-cell>
          <table:table-cell office:value-type="float" office:value="0.3115257" calcext:value-type="float">
            <text:p>3,12E-01</text:p>
          </table:table-cell>
          <table:table-cell table:formula="of:=[.A722]" office:value-type="float" office:value="0.0349272812498385" calcext:value-type="float">
            <text:p>3,49E-02</text:p>
          </table:table-cell>
          <table:table-cell table:number-columns-repeated="9"/>
        </table:table-row>
        <table:table-row table:style-name="ro1">
          <table:table-cell office:value-type="float" office:value="0.0349761093748385" calcext:value-type="float">
            <text:p>3,50E-02</text:p>
          </table:table-cell>
          <table:table-cell office:value-type="float" office:value="0.3152412" calcext:value-type="float">
            <text:p>3,15E-01</text:p>
          </table:table-cell>
          <table:table-cell table:formula="of:=[.A723]" office:value-type="float" office:value="0.0349761093748385" calcext:value-type="float">
            <text:p>3,50E-02</text:p>
          </table:table-cell>
          <table:table-cell table:number-columns-repeated="9"/>
        </table:table-row>
        <table:table-row table:style-name="ro1">
          <table:table-cell office:value-type="float" office:value="0.0350249374998385" calcext:value-type="float">
            <text:p>3,50E-02</text:p>
          </table:table-cell>
          <table:table-cell office:value-type="float" office:value="0.3189937" calcext:value-type="float">
            <text:p>3,19E-01</text:p>
          </table:table-cell>
          <table:table-cell table:formula="of:=[.A724]" office:value-type="float" office:value="0.0350249374998385" calcext:value-type="float">
            <text:p>3,50E-02</text:p>
          </table:table-cell>
          <table:table-cell table:number-columns-repeated="9"/>
        </table:table-row>
        <table:table-row table:style-name="ro1">
          <table:table-cell office:value-type="float" office:value="0.0350737656248385" calcext:value-type="float">
            <text:p>3,51E-02</text:p>
          </table:table-cell>
          <table:table-cell office:value-type="float" office:value="0.3227832" calcext:value-type="float">
            <text:p>3,23E-01</text:p>
          </table:table-cell>
          <table:table-cell table:formula="of:=[.A725]" office:value-type="float" office:value="0.0350737656248385" calcext:value-type="float">
            <text:p>3,51E-02</text:p>
          </table:table-cell>
          <table:table-cell table:number-columns-repeated="9"/>
        </table:table-row>
        <table:table-row table:style-name="ro1">
          <table:table-cell office:value-type="float" office:value="0.0351225937498385" calcext:value-type="float">
            <text:p>3,51E-02</text:p>
          </table:table-cell>
          <table:table-cell office:value-type="float" office:value="0.3266101" calcext:value-type="float">
            <text:p>3,27E-01</text:p>
          </table:table-cell>
          <table:table-cell table:formula="of:=[.A726]" office:value-type="float" office:value="0.0351225937498385" calcext:value-type="float">
            <text:p>3,51E-02</text:p>
          </table:table-cell>
          <table:table-cell table:number-columns-repeated="9"/>
        </table:table-row>
        <table:table-row table:style-name="ro1">
          <table:table-cell office:value-type="float" office:value="0.0351714218748385" calcext:value-type="float">
            <text:p>3,52E-02</text:p>
          </table:table-cell>
          <table:table-cell office:value-type="float" office:value="0.3304746" calcext:value-type="float">
            <text:p>3,30E-01</text:p>
          </table:table-cell>
          <table:table-cell table:formula="of:=[.A727]" office:value-type="float" office:value="0.0351714218748385" calcext:value-type="float">
            <text:p>3,52E-02</text:p>
          </table:table-cell>
          <table:table-cell table:number-columns-repeated="9"/>
        </table:table-row>
        <table:table-row table:style-name="ro1">
          <table:table-cell office:value-type="float" office:value="0.0352202499998385" calcext:value-type="float">
            <text:p>3,52E-02</text:p>
          </table:table-cell>
          <table:table-cell office:value-type="float" office:value="0.3343768" calcext:value-type="float">
            <text:p>3,34E-01</text:p>
          </table:table-cell>
          <table:table-cell table:formula="of:=[.A728]" office:value-type="float" office:value="0.0352202499998385" calcext:value-type="float">
            <text:p>3,52E-02</text:p>
          </table:table-cell>
          <table:table-cell table:number-columns-repeated="9"/>
        </table:table-row>
        <table:table-row table:style-name="ro1">
          <table:table-cell office:value-type="float" office:value="0.0352690781248385" calcext:value-type="float">
            <text:p>3,53E-02</text:p>
          </table:table-cell>
          <table:table-cell office:value-type="float" office:value="0.3383169" calcext:value-type="float">
            <text:p>3,38E-01</text:p>
          </table:table-cell>
          <table:table-cell table:formula="of:=[.A729]" office:value-type="float" office:value="0.0352690781248385" calcext:value-type="float">
            <text:p>3,53E-02</text:p>
          </table:table-cell>
          <table:table-cell table:number-columns-repeated="9"/>
        </table:table-row>
        <table:table-row table:style-name="ro1">
          <table:table-cell office:value-type="float" office:value="0.0353179062498385" calcext:value-type="float">
            <text:p>3,53E-02</text:p>
          </table:table-cell>
          <table:table-cell office:value-type="float" office:value="0.3422953" calcext:value-type="float">
            <text:p>3,42E-01</text:p>
          </table:table-cell>
          <table:table-cell table:formula="of:=[.A730]" office:value-type="float" office:value="0.0353179062498385" calcext:value-type="float">
            <text:p>3,53E-02</text:p>
          </table:table-cell>
          <table:table-cell table:number-columns-repeated="9"/>
        </table:table-row>
        <table:table-row table:style-name="ro1">
          <table:table-cell office:value-type="float" office:value="0.0353667343748385" calcext:value-type="float">
            <text:p>3,54E-02</text:p>
          </table:table-cell>
          <table:table-cell office:value-type="float" office:value="0.346312" calcext:value-type="float">
            <text:p>3,46E-01</text:p>
          </table:table-cell>
          <table:table-cell table:formula="of:=[.A731]" office:value-type="float" office:value="0.0353667343748385" calcext:value-type="float">
            <text:p>3,54E-02</text:p>
          </table:table-cell>
          <table:table-cell table:number-columns-repeated="9"/>
        </table:table-row>
        <table:table-row table:style-name="ro1">
          <table:table-cell office:value-type="float" office:value="0.0354155624998385" calcext:value-type="float">
            <text:p>3,54E-02</text:p>
          </table:table-cell>
          <table:table-cell office:value-type="float" office:value="0.3503674" calcext:value-type="float">
            <text:p>3,50E-01</text:p>
          </table:table-cell>
          <table:table-cell table:formula="of:=[.A732]" office:value-type="float" office:value="0.0354155624998385" calcext:value-type="float">
            <text:p>3,54E-02</text:p>
          </table:table-cell>
          <table:table-cell table:number-columns-repeated="9"/>
        </table:table-row>
        <table:table-row table:style-name="ro1">
          <table:table-cell office:value-type="float" office:value="0.0354643906248385" calcext:value-type="float">
            <text:p>3,55E-02</text:p>
          </table:table-cell>
          <table:table-cell office:value-type="float" office:value="0.3544616" calcext:value-type="float">
            <text:p>3,54E-01</text:p>
          </table:table-cell>
          <table:table-cell table:formula="of:=[.A733]" office:value-type="float" office:value="0.0354643906248385" calcext:value-type="float">
            <text:p>3,55E-02</text:p>
          </table:table-cell>
          <table:table-cell table:number-columns-repeated="9"/>
        </table:table-row>
        <table:table-row table:style-name="ro1">
          <table:table-cell office:value-type="float" office:value="0.0355132187498385" calcext:value-type="float">
            <text:p>3,55E-02</text:p>
          </table:table-cell>
          <table:table-cell office:value-type="float" office:value="0.3585948" calcext:value-type="float">
            <text:p>3,59E-01</text:p>
          </table:table-cell>
          <table:table-cell table:formula="of:=[.A734]" office:value-type="float" office:value="0.0355132187498385" calcext:value-type="float">
            <text:p>3,55E-02</text:p>
          </table:table-cell>
          <table:table-cell table:number-columns-repeated="9"/>
        </table:table-row>
        <table:table-row table:style-name="ro1">
          <table:table-cell office:value-type="float" office:value="0.0355620468748385" calcext:value-type="float">
            <text:p>3,56E-02</text:p>
          </table:table-cell>
          <table:table-cell office:value-type="float" office:value="0.3627672" calcext:value-type="float">
            <text:p>3,63E-01</text:p>
          </table:table-cell>
          <table:table-cell table:formula="of:=[.A735]" office:value-type="float" office:value="0.0355620468748385" calcext:value-type="float">
            <text:p>3,56E-02</text:p>
          </table:table-cell>
          <table:table-cell table:number-columns-repeated="9"/>
        </table:table-row>
        <table:table-row table:style-name="ro1">
          <table:table-cell office:value-type="float" office:value="0.0356108749998385" calcext:value-type="float">
            <text:p>3,56E-02</text:p>
          </table:table-cell>
          <table:table-cell office:value-type="float" office:value="0.3669791" calcext:value-type="float">
            <text:p>3,67E-01</text:p>
          </table:table-cell>
          <table:table-cell table:formula="of:=[.A736]" office:value-type="float" office:value="0.0356108749998385" calcext:value-type="float">
            <text:p>3,56E-02</text:p>
          </table:table-cell>
          <table:table-cell table:number-columns-repeated="9"/>
        </table:table-row>
        <table:table-row table:style-name="ro1">
          <table:table-cell office:value-type="float" office:value="0.0356597031248385" calcext:value-type="float">
            <text:p>3,57E-02</text:p>
          </table:table-cell>
          <table:table-cell office:value-type="float" office:value="0.3712305" calcext:value-type="float">
            <text:p>3,71E-01</text:p>
          </table:table-cell>
          <table:table-cell table:formula="of:=[.A737]" office:value-type="float" office:value="0.0356597031248385" calcext:value-type="float">
            <text:p>3,57E-02</text:p>
          </table:table-cell>
          <table:table-cell table:number-columns-repeated="9"/>
        </table:table-row>
        <table:table-row table:style-name="ro1">
          <table:table-cell office:value-type="float" office:value="0.0357085312498385" calcext:value-type="float">
            <text:p>3,57E-02</text:p>
          </table:table-cell>
          <table:table-cell office:value-type="float" office:value="0.3755218" calcext:value-type="float">
            <text:p>3,76E-01</text:p>
          </table:table-cell>
          <table:table-cell table:formula="of:=[.A738]" office:value-type="float" office:value="0.0357085312498385" calcext:value-type="float">
            <text:p>3,57E-02</text:p>
          </table:table-cell>
          <table:table-cell table:number-columns-repeated="9"/>
        </table:table-row>
        <table:table-row table:style-name="ro1">
          <table:table-cell office:value-type="float" office:value="0.0357573593748385" calcext:value-type="float">
            <text:p>3,58E-02</text:p>
          </table:table-cell>
          <table:table-cell office:value-type="float" office:value="0.3798532" calcext:value-type="float">
            <text:p>3,80E-01</text:p>
          </table:table-cell>
          <table:table-cell table:formula="of:=[.A739]" office:value-type="float" office:value="0.0357573593748385" calcext:value-type="float">
            <text:p>3,58E-02</text:p>
          </table:table-cell>
          <table:table-cell table:number-columns-repeated="9"/>
        </table:table-row>
        <table:table-row table:style-name="ro1">
          <table:table-cell office:value-type="float" office:value="0.0358061874998385" calcext:value-type="float">
            <text:p>3,58E-02</text:p>
          </table:table-cell>
          <table:table-cell office:value-type="float" office:value="0.3842247" calcext:value-type="float">
            <text:p>3,84E-01</text:p>
          </table:table-cell>
          <table:table-cell table:formula="of:=[.A740]" office:value-type="float" office:value="0.0358061874998385" calcext:value-type="float">
            <text:p>3,58E-02</text:p>
          </table:table-cell>
          <table:table-cell table:number-columns-repeated="9"/>
        </table:table-row>
        <table:table-row table:style-name="ro1">
          <table:table-cell office:value-type="float" office:value="0.0358550156248385" calcext:value-type="float">
            <text:p>3,59E-02</text:p>
          </table:table-cell>
          <table:table-cell office:value-type="float" office:value="0.3886366" calcext:value-type="float">
            <text:p>3,89E-01</text:p>
          </table:table-cell>
          <table:table-cell table:formula="of:=[.A741]" office:value-type="float" office:value="0.0358550156248385" calcext:value-type="float">
            <text:p>3,59E-02</text:p>
          </table:table-cell>
          <table:table-cell table:number-columns-repeated="9"/>
        </table:table-row>
        <table:table-row table:style-name="ro1">
          <table:table-cell office:value-type="float" office:value="0.0359038437498385" calcext:value-type="float">
            <text:p>3,59E-02</text:p>
          </table:table-cell>
          <table:table-cell office:value-type="float" office:value="0.3930892" calcext:value-type="float">
            <text:p>3,93E-01</text:p>
          </table:table-cell>
          <table:table-cell table:formula="of:=[.A742]" office:value-type="float" office:value="0.0359038437498385" calcext:value-type="float">
            <text:p>3,59E-02</text:p>
          </table:table-cell>
          <table:table-cell table:number-columns-repeated="9"/>
        </table:table-row>
        <table:table-row table:style-name="ro1">
          <table:table-cell office:value-type="float" office:value="0.0359526718748385" calcext:value-type="float">
            <text:p>3,60E-02</text:p>
          </table:table-cell>
          <table:table-cell office:value-type="float" office:value="0.3975825" calcext:value-type="float">
            <text:p>3,98E-01</text:p>
          </table:table-cell>
          <table:table-cell table:formula="of:=[.A743]" office:value-type="float" office:value="0.0359526718748385" calcext:value-type="float">
            <text:p>3,60E-02</text:p>
          </table:table-cell>
          <table:table-cell table:number-columns-repeated="9"/>
        </table:table-row>
        <table:table-row table:style-name="ro1">
          <table:table-cell office:value-type="float" office:value="0.0360014999998385" calcext:value-type="float">
            <text:p>3,60E-02</text:p>
          </table:table-cell>
          <table:table-cell office:value-type="float" office:value="0.4021168" calcext:value-type="float">
            <text:p>4,02E-01</text:p>
          </table:table-cell>
          <table:table-cell table:formula="of:=[.A744]" office:value-type="float" office:value="0.0360014999998385" calcext:value-type="float">
            <text:p>3,60E-02</text:p>
          </table:table-cell>
          <table:table-cell table:number-columns-repeated="9"/>
        </table:table-row>
        <table:table-row table:style-name="ro1">
          <table:table-cell office:value-type="float" office:value="0.0360503281248384" calcext:value-type="float">
            <text:p>3,61E-02</text:p>
          </table:table-cell>
          <table:table-cell office:value-type="float" office:value="0.4066922" calcext:value-type="float">
            <text:p>4,07E-01</text:p>
          </table:table-cell>
          <table:table-cell table:formula="of:=[.A745]" office:value-type="float" office:value="0.0360503281248384" calcext:value-type="float">
            <text:p>3,61E-02</text:p>
          </table:table-cell>
          <table:table-cell table:number-columns-repeated="9"/>
        </table:table-row>
        <table:table-row table:style-name="ro1">
          <table:table-cell office:value-type="float" office:value="0.0360991562498384" calcext:value-type="float">
            <text:p>3,61E-02</text:p>
          </table:table-cell>
          <table:table-cell office:value-type="float" office:value="0.411309" calcext:value-type="float">
            <text:p>4,11E-01</text:p>
          </table:table-cell>
          <table:table-cell table:formula="of:=[.A746]" office:value-type="float" office:value="0.0360991562498384" calcext:value-type="float">
            <text:p>3,61E-02</text:p>
          </table:table-cell>
          <table:table-cell table:number-columns-repeated="9"/>
        </table:table-row>
        <table:table-row table:style-name="ro1">
          <table:table-cell office:value-type="float" office:value="0.0361479843748384" calcext:value-type="float">
            <text:p>3,61E-02</text:p>
          </table:table-cell>
          <table:table-cell office:value-type="float" office:value="0.4159673" calcext:value-type="float">
            <text:p>4,16E-01</text:p>
          </table:table-cell>
          <table:table-cell table:formula="of:=[.A747]" office:value-type="float" office:value="0.0361479843748384" calcext:value-type="float">
            <text:p>3,61E-02</text:p>
          </table:table-cell>
          <table:table-cell table:number-columns-repeated="9"/>
        </table:table-row>
        <table:table-row table:style-name="ro1">
          <table:table-cell office:value-type="float" office:value="0.0361968124998384" calcext:value-type="float">
            <text:p>3,62E-02</text:p>
          </table:table-cell>
          <table:table-cell office:value-type="float" office:value="0.4206673" calcext:value-type="float">
            <text:p>4,21E-01</text:p>
          </table:table-cell>
          <table:table-cell table:formula="of:=[.A748]" office:value-type="float" office:value="0.0361968124998384" calcext:value-type="float">
            <text:p>3,62E-02</text:p>
          </table:table-cell>
          <table:table-cell table:number-columns-repeated="9"/>
        </table:table-row>
        <table:table-row table:style-name="ro1">
          <table:table-cell office:value-type="float" office:value="0.0362456406248384" calcext:value-type="float">
            <text:p>3,62E-02</text:p>
          </table:table-cell>
          <table:table-cell office:value-type="float" office:value="0.4254091" calcext:value-type="float">
            <text:p>4,25E-01</text:p>
          </table:table-cell>
          <table:table-cell table:formula="of:=[.A749]" office:value-type="float" office:value="0.0362456406248384" calcext:value-type="float">
            <text:p>3,62E-02</text:p>
          </table:table-cell>
          <table:table-cell table:number-columns-repeated="9"/>
        </table:table-row>
        <table:table-row table:style-name="ro1">
          <table:table-cell office:value-type="float" office:value="0.0362944687498384" calcext:value-type="float">
            <text:p>3,63E-02</text:p>
          </table:table-cell>
          <table:table-cell office:value-type="float" office:value="0.430193" calcext:value-type="float">
            <text:p>4,30E-01</text:p>
          </table:table-cell>
          <table:table-cell table:formula="of:=[.A750]" office:value-type="float" office:value="0.0362944687498384" calcext:value-type="float">
            <text:p>3,63E-02</text:p>
          </table:table-cell>
          <table:table-cell table:number-columns-repeated="9"/>
        </table:table-row>
        <table:table-row table:style-name="ro1">
          <table:table-cell office:value-type="float" office:value="0.0363432968748384" calcext:value-type="float">
            <text:p>3,63E-02</text:p>
          </table:table-cell>
          <table:table-cell office:value-type="float" office:value="0.435019" calcext:value-type="float">
            <text:p>4,35E-01</text:p>
          </table:table-cell>
          <table:table-cell table:formula="of:=[.A751]" office:value-type="float" office:value="0.0363432968748384" calcext:value-type="float">
            <text:p>3,63E-02</text:p>
          </table:table-cell>
          <table:table-cell table:number-columns-repeated="9"/>
        </table:table-row>
        <table:table-row table:style-name="ro1">
          <table:table-cell office:value-type="float" office:value="0.0363921249998384" calcext:value-type="float">
            <text:p>3,64E-02</text:p>
          </table:table-cell>
          <table:table-cell office:value-type="float" office:value="0.4398875" calcext:value-type="float">
            <text:p>4,40E-01</text:p>
          </table:table-cell>
          <table:table-cell table:formula="of:=[.A752]" office:value-type="float" office:value="0.0363921249998384" calcext:value-type="float">
            <text:p>3,64E-02</text:p>
          </table:table-cell>
          <table:table-cell table:number-columns-repeated="9"/>
        </table:table-row>
        <table:table-row table:style-name="ro1">
          <table:table-cell office:value-type="float" office:value="0.0364409531248384" calcext:value-type="float">
            <text:p>3,64E-02</text:p>
          </table:table-cell>
          <table:table-cell office:value-type="float" office:value="0.4447984" calcext:value-type="float">
            <text:p>4,45E-01</text:p>
          </table:table-cell>
          <table:table-cell table:formula="of:=[.A753]" office:value-type="float" office:value="0.0364409531248384" calcext:value-type="float">
            <text:p>3,64E-02</text:p>
          </table:table-cell>
          <table:table-cell table:number-columns-repeated="9"/>
        </table:table-row>
        <table:table-row table:style-name="ro1">
          <table:table-cell office:value-type="float" office:value="0.0364897812498384" calcext:value-type="float">
            <text:p>3,65E-02</text:p>
          </table:table-cell>
          <table:table-cell office:value-type="float" office:value="0.4497521" calcext:value-type="float">
            <text:p>4,50E-01</text:p>
          </table:table-cell>
          <table:table-cell table:formula="of:=[.A754]" office:value-type="float" office:value="0.0364897812498384" calcext:value-type="float">
            <text:p>3,65E-02</text:p>
          </table:table-cell>
          <table:table-cell table:number-columns-repeated="9"/>
        </table:table-row>
        <table:table-row table:style-name="ro1">
          <table:table-cell office:value-type="float" office:value="0.0365386093748384" calcext:value-type="float">
            <text:p>3,65E-02</text:p>
          </table:table-cell>
          <table:table-cell office:value-type="float" office:value="0.4547486" calcext:value-type="float">
            <text:p>4,55E-01</text:p>
          </table:table-cell>
          <table:table-cell table:formula="of:=[.A755]" office:value-type="float" office:value="0.0365386093748384" calcext:value-type="float">
            <text:p>3,65E-02</text:p>
          </table:table-cell>
          <table:table-cell table:number-columns-repeated="9"/>
        </table:table-row>
        <table:table-row table:style-name="ro1">
          <table:table-cell office:value-type="float" office:value="0.0365874374998384" calcext:value-type="float">
            <text:p>3,66E-02</text:p>
          </table:table-cell>
          <table:table-cell office:value-type="float" office:value="0.4597881" calcext:value-type="float">
            <text:p>4,60E-01</text:p>
          </table:table-cell>
          <table:table-cell table:formula="of:=[.A756]" office:value-type="float" office:value="0.0365874374998384" calcext:value-type="float">
            <text:p>3,66E-02</text:p>
          </table:table-cell>
          <table:table-cell table:number-columns-repeated="9"/>
        </table:table-row>
        <table:table-row table:style-name="ro1">
          <table:table-cell office:value-type="float" office:value="0.0366362656248384" calcext:value-type="float">
            <text:p>3,66E-02</text:p>
          </table:table-cell>
          <table:table-cell office:value-type="float" office:value="0.4648708" calcext:value-type="float">
            <text:p>4,65E-01</text:p>
          </table:table-cell>
          <table:table-cell table:formula="of:=[.A757]" office:value-type="float" office:value="0.0366362656248384" calcext:value-type="float">
            <text:p>3,66E-02</text:p>
          </table:table-cell>
          <table:table-cell table:number-columns-repeated="9"/>
        </table:table-row>
        <table:table-row table:style-name="ro1">
          <table:table-cell office:value-type="float" office:value="0.0366850937498384" calcext:value-type="float">
            <text:p>3,67E-02</text:p>
          </table:table-cell>
          <table:table-cell office:value-type="float" office:value="0.4699968" calcext:value-type="float">
            <text:p>4,70E-01</text:p>
          </table:table-cell>
          <table:table-cell table:formula="of:=[.A758]" office:value-type="float" office:value="0.0366850937498384" calcext:value-type="float">
            <text:p>3,67E-02</text:p>
          </table:table-cell>
          <table:table-cell table:number-columns-repeated="9"/>
        </table:table-row>
        <table:table-row table:style-name="ro1">
          <table:table-cell office:value-type="float" office:value="0.0367339218748384" calcext:value-type="float">
            <text:p>3,67E-02</text:p>
          </table:table-cell>
          <table:table-cell office:value-type="float" office:value="0.4751662" calcext:value-type="float">
            <text:p>4,75E-01</text:p>
          </table:table-cell>
          <table:table-cell table:formula="of:=[.A759]" office:value-type="float" office:value="0.0367339218748384" calcext:value-type="float">
            <text:p>3,67E-02</text:p>
          </table:table-cell>
          <table:table-cell table:number-columns-repeated="9"/>
        </table:table-row>
        <table:table-row table:style-name="ro1">
          <table:table-cell office:value-type="float" office:value="0.0367827499998384" calcext:value-type="float">
            <text:p>3,68E-02</text:p>
          </table:table-cell>
          <table:table-cell office:value-type="float" office:value="0.4803793" calcext:value-type="float">
            <text:p>4,80E-01</text:p>
          </table:table-cell>
          <table:table-cell table:formula="of:=[.A760]" office:value-type="float" office:value="0.0367827499998384" calcext:value-type="float">
            <text:p>3,68E-02</text:p>
          </table:table-cell>
          <table:table-cell table:number-columns-repeated="9"/>
        </table:table-row>
        <table:table-row table:style-name="ro1">
          <table:table-cell office:value-type="float" office:value="0.0368315781248384" calcext:value-type="float">
            <text:p>3,68E-02</text:p>
          </table:table-cell>
          <table:table-cell office:value-type="float" office:value="0.4856361" calcext:value-type="float">
            <text:p>4,86E-01</text:p>
          </table:table-cell>
          <table:table-cell table:formula="of:=[.A761]" office:value-type="float" office:value="0.0368315781248384" calcext:value-type="float">
            <text:p>3,68E-02</text:p>
          </table:table-cell>
          <table:table-cell table:number-columns-repeated="9"/>
        </table:table-row>
        <table:table-row table:style-name="ro1">
          <table:table-cell office:value-type="float" office:value="0.0368804062498384" calcext:value-type="float">
            <text:p>3,69E-02</text:p>
          </table:table-cell>
          <table:table-cell office:value-type="float" office:value="0.4909368" calcext:value-type="float">
            <text:p>4,91E-01</text:p>
          </table:table-cell>
          <table:table-cell table:formula="of:=[.A762]" office:value-type="float" office:value="0.0368804062498384" calcext:value-type="float">
            <text:p>3,69E-02</text:p>
          </table:table-cell>
          <table:table-cell table:number-columns-repeated="9"/>
        </table:table-row>
        <table:table-row table:style-name="ro1">
          <table:table-cell office:value-type="float" office:value="0.0369292343748384" calcext:value-type="float">
            <text:p>3,69E-02</text:p>
          </table:table-cell>
          <table:table-cell office:value-type="float" office:value="0.4962814" calcext:value-type="float">
            <text:p>4,96E-01</text:p>
          </table:table-cell>
          <table:table-cell table:formula="of:=[.A763]" office:value-type="float" office:value="0.0369292343748384" calcext:value-type="float">
            <text:p>3,69E-02</text:p>
          </table:table-cell>
          <table:table-cell table:number-columns-repeated="9"/>
        </table:table-row>
        <table:table-row table:style-name="ro1">
          <table:table-cell office:value-type="float" office:value="0.0369780624998384" calcext:value-type="float">
            <text:p>3,70E-02</text:p>
          </table:table-cell>
          <table:table-cell office:value-type="float" office:value="0.5016703" calcext:value-type="float">
            <text:p>5,02E-01</text:p>
          </table:table-cell>
          <table:table-cell table:formula="of:=[.A764]" office:value-type="float" office:value="0.0369780624998384" calcext:value-type="float">
            <text:p>3,70E-02</text:p>
          </table:table-cell>
          <table:table-cell table:number-columns-repeated="9"/>
        </table:table-row>
        <table:table-row table:style-name="ro1">
          <table:table-cell office:value-type="float" office:value="0.0370268906248384" calcext:value-type="float">
            <text:p>3,70E-02</text:p>
          </table:table-cell>
          <table:table-cell office:value-type="float" office:value="0.5071034" calcext:value-type="float">
            <text:p>5,07E-01</text:p>
          </table:table-cell>
          <table:table-cell table:formula="of:=[.A765]" office:value-type="float" office:value="0.0370268906248384" calcext:value-type="float">
            <text:p>3,70E-02</text:p>
          </table:table-cell>
          <table:table-cell table:number-columns-repeated="9"/>
        </table:table-row>
        <table:table-row table:style-name="ro1">
          <table:table-cell office:value-type="float" office:value="0.0370757187498384" calcext:value-type="float">
            <text:p>3,71E-02</text:p>
          </table:table-cell>
          <table:table-cell office:value-type="float" office:value="0.512581" calcext:value-type="float">
            <text:p>5,13E-01</text:p>
          </table:table-cell>
          <table:table-cell table:formula="of:=[.A766]" office:value-type="float" office:value="0.0370757187498384" calcext:value-type="float">
            <text:p>3,71E-02</text:p>
          </table:table-cell>
          <table:table-cell table:number-columns-repeated="9"/>
        </table:table-row>
        <table:table-row table:style-name="ro1">
          <table:table-cell office:value-type="float" office:value="0.0371245468748384" calcext:value-type="float">
            <text:p>3,71E-02</text:p>
          </table:table-cell>
          <table:table-cell office:value-type="float" office:value="0.5181031" calcext:value-type="float">
            <text:p>5,18E-01</text:p>
          </table:table-cell>
          <table:table-cell table:formula="of:=[.A767]" office:value-type="float" office:value="0.0371245468748384" calcext:value-type="float">
            <text:p>3,71E-02</text:p>
          </table:table-cell>
          <table:table-cell table:number-columns-repeated="9"/>
        </table:table-row>
        <table:table-row table:style-name="ro1">
          <table:table-cell office:value-type="float" office:value="0.0371733749998384" calcext:value-type="float">
            <text:p>3,72E-02</text:p>
          </table:table-cell>
          <table:table-cell office:value-type="float" office:value="0.5236698" calcext:value-type="float">
            <text:p>5,24E-01</text:p>
          </table:table-cell>
          <table:table-cell table:formula="of:=[.A768]" office:value-type="float" office:value="0.0371733749998384" calcext:value-type="float">
            <text:p>3,72E-02</text:p>
          </table:table-cell>
          <table:table-cell table:number-columns-repeated="9"/>
        </table:table-row>
        <table:table-row table:style-name="ro1">
          <table:table-cell office:value-type="float" office:value="0.0372222031248384" calcext:value-type="float">
            <text:p>3,72E-02</text:p>
          </table:table-cell>
          <table:table-cell office:value-type="float" office:value="0.5292813" calcext:value-type="float">
            <text:p>5,29E-01</text:p>
          </table:table-cell>
          <table:table-cell table:formula="of:=[.A769]" office:value-type="float" office:value="0.0372222031248384" calcext:value-type="float">
            <text:p>3,72E-02</text:p>
          </table:table-cell>
          <table:table-cell table:number-columns-repeated="9"/>
        </table:table-row>
        <table:table-row table:style-name="ro1">
          <table:table-cell office:value-type="float" office:value="0.0372710312498384" calcext:value-type="float">
            <text:p>3,73E-02</text:p>
          </table:table-cell>
          <table:table-cell office:value-type="float" office:value="0.5349377" calcext:value-type="float">
            <text:p>5,35E-01</text:p>
          </table:table-cell>
          <table:table-cell table:formula="of:=[.A770]" office:value-type="float" office:value="0.0372710312498384" calcext:value-type="float">
            <text:p>3,73E-02</text:p>
          </table:table-cell>
          <table:table-cell table:number-columns-repeated="9"/>
        </table:table-row>
        <table:table-row table:style-name="ro1">
          <table:table-cell office:value-type="float" office:value="0.0373198593748384" calcext:value-type="float">
            <text:p>3,73E-02</text:p>
          </table:table-cell>
          <table:table-cell office:value-type="float" office:value="0.5406392" calcext:value-type="float">
            <text:p>5,41E-01</text:p>
          </table:table-cell>
          <table:table-cell table:formula="of:=[.A771]" office:value-type="float" office:value="0.0373198593748384" calcext:value-type="float">
            <text:p>3,73E-02</text:p>
          </table:table-cell>
          <table:table-cell table:number-columns-repeated="9"/>
        </table:table-row>
        <table:table-row table:style-name="ro1">
          <table:table-cell office:value-type="float" office:value="0.0373686874998384" calcext:value-type="float">
            <text:p>3,74E-02</text:p>
          </table:table-cell>
          <table:table-cell office:value-type="float" office:value="0.5463857" calcext:value-type="float">
            <text:p>5,46E-01</text:p>
          </table:table-cell>
          <table:table-cell table:formula="of:=[.A772]" office:value-type="float" office:value="0.0373686874998384" calcext:value-type="float">
            <text:p>3,74E-02</text:p>
          </table:table-cell>
          <table:table-cell table:number-columns-repeated="9"/>
        </table:table-row>
        <table:table-row table:style-name="ro1">
          <table:table-cell office:value-type="float" office:value="0.0374175156248384" calcext:value-type="float">
            <text:p>3,74E-02</text:p>
          </table:table-cell>
          <table:table-cell office:value-type="float" office:value="0.5521774" calcext:value-type="float">
            <text:p>5,52E-01</text:p>
          </table:table-cell>
          <table:table-cell table:formula="of:=[.A773]" office:value-type="float" office:value="0.0374175156248384" calcext:value-type="float">
            <text:p>3,74E-02</text:p>
          </table:table-cell>
          <table:table-cell table:number-columns-repeated="9"/>
        </table:table-row>
        <table:table-row table:style-name="ro1">
          <table:table-cell office:value-type="float" office:value="0.0374663437498384" calcext:value-type="float">
            <text:p>3,75E-02</text:p>
          </table:table-cell>
          <table:table-cell office:value-type="float" office:value="0.5580145" calcext:value-type="float">
            <text:p>5,58E-01</text:p>
          </table:table-cell>
          <table:table-cell table:formula="of:=[.A774]" office:value-type="float" office:value="0.0374663437498384" calcext:value-type="float">
            <text:p>3,75E-02</text:p>
          </table:table-cell>
          <table:table-cell table:number-columns-repeated="9"/>
        </table:table-row>
        <table:table-row table:style-name="ro1">
          <table:table-cell office:value-type="float" office:value="0.0375151718748384" calcext:value-type="float">
            <text:p>3,75E-02</text:p>
          </table:table-cell>
          <table:table-cell office:value-type="float" office:value="0.563897" calcext:value-type="float">
            <text:p>5,64E-01</text:p>
          </table:table-cell>
          <table:table-cell table:formula="of:=[.A775]" office:value-type="float" office:value="0.0375151718748384" calcext:value-type="float">
            <text:p>3,75E-02</text:p>
          </table:table-cell>
          <table:table-cell table:number-columns-repeated="9"/>
        </table:table-row>
        <table:table-row table:style-name="ro1">
          <table:table-cell office:value-type="float" office:value="0.0375639999998384" calcext:value-type="float">
            <text:p>3,76E-02</text:p>
          </table:table-cell>
          <table:table-cell office:value-type="float" office:value="0.569825" calcext:value-type="float">
            <text:p>5,70E-01</text:p>
          </table:table-cell>
          <table:table-cell table:formula="of:=[.A776]" office:value-type="float" office:value="0.0375639999998384" calcext:value-type="float">
            <text:p>3,76E-02</text:p>
          </table:table-cell>
          <table:table-cell table:number-columns-repeated="9"/>
        </table:table-row>
        <table:table-row table:style-name="ro1">
          <table:table-cell office:value-type="float" office:value="0.0376128281248384" calcext:value-type="float">
            <text:p>3,76E-02</text:p>
          </table:table-cell>
          <table:table-cell office:value-type="float" office:value="0.5757986" calcext:value-type="float">
            <text:p>5,76E-01</text:p>
          </table:table-cell>
          <table:table-cell table:formula="of:=[.A777]" office:value-type="float" office:value="0.0376128281248384" calcext:value-type="float">
            <text:p>3,76E-02</text:p>
          </table:table-cell>
          <table:table-cell table:number-columns-repeated="9"/>
        </table:table-row>
        <table:table-row table:style-name="ro1">
          <table:table-cell office:value-type="float" office:value="0.0376616562498384" calcext:value-type="float">
            <text:p>3,77E-02</text:p>
          </table:table-cell>
          <table:table-cell office:value-type="float" office:value="0.5818179" calcext:value-type="float">
            <text:p>5,82E-01</text:p>
          </table:table-cell>
          <table:table-cell table:formula="of:=[.A778]" office:value-type="float" office:value="0.0376616562498384" calcext:value-type="float">
            <text:p>3,77E-02</text:p>
          </table:table-cell>
          <table:table-cell table:number-columns-repeated="9"/>
        </table:table-row>
        <table:table-row table:style-name="ro1">
          <table:table-cell office:value-type="float" office:value="0.0377104843748384" calcext:value-type="float">
            <text:p>3,77E-02</text:p>
          </table:table-cell>
          <table:table-cell office:value-type="float" office:value="0.5878831" calcext:value-type="float">
            <text:p>5,88E-01</text:p>
          </table:table-cell>
          <table:table-cell table:formula="of:=[.A779]" office:value-type="float" office:value="0.0377104843748384" calcext:value-type="float">
            <text:p>3,77E-02</text:p>
          </table:table-cell>
          <table:table-cell table:number-columns-repeated="9"/>
        </table:table-row>
        <table:table-row table:style-name="ro1">
          <table:table-cell office:value-type="float" office:value="0.0377593124998384" calcext:value-type="float">
            <text:p>3,78E-02</text:p>
          </table:table-cell>
          <table:table-cell office:value-type="float" office:value="0.5939941" calcext:value-type="float">
            <text:p>5,94E-01</text:p>
          </table:table-cell>
          <table:table-cell table:formula="of:=[.A780]" office:value-type="float" office:value="0.0377593124998384" calcext:value-type="float">
            <text:p>3,78E-02</text:p>
          </table:table-cell>
          <table:table-cell table:number-columns-repeated="9"/>
        </table:table-row>
        <table:table-row table:style-name="ro1">
          <table:table-cell office:value-type="float" office:value="0.0378081406248383" calcext:value-type="float">
            <text:p>3,78E-02</text:p>
          </table:table-cell>
          <table:table-cell office:value-type="float" office:value="0.600151" calcext:value-type="float">
            <text:p>6,00E-01</text:p>
          </table:table-cell>
          <table:table-cell table:formula="of:=[.A781]" office:value-type="float" office:value="0.0378081406248383" calcext:value-type="float">
            <text:p>3,78E-02</text:p>
          </table:table-cell>
          <table:table-cell table:number-columns-repeated="9"/>
        </table:table-row>
        <table:table-row table:style-name="ro1">
          <table:table-cell office:value-type="float" office:value="0.0378569687498384" calcext:value-type="float">
            <text:p>3,79E-02</text:p>
          </table:table-cell>
          <table:table-cell office:value-type="float" office:value="0.606354" calcext:value-type="float">
            <text:p>6,06E-01</text:p>
          </table:table-cell>
          <table:table-cell table:formula="of:=[.A782]" office:value-type="float" office:value="0.0378569687498384" calcext:value-type="float">
            <text:p>3,79E-02</text:p>
          </table:table-cell>
          <table:table-cell table:number-columns-repeated="9"/>
        </table:table-row>
        <table:table-row table:style-name="ro1">
          <table:table-cell office:value-type="float" office:value="0.0379057968748384" calcext:value-type="float">
            <text:p>3,79E-02</text:p>
          </table:table-cell>
          <table:table-cell office:value-type="float" office:value="0.6126031" calcext:value-type="float">
            <text:p>6,13E-01</text:p>
          </table:table-cell>
          <table:table-cell table:formula="of:=[.A783]" office:value-type="float" office:value="0.0379057968748384" calcext:value-type="float">
            <text:p>3,79E-02</text:p>
          </table:table-cell>
          <table:table-cell table:number-columns-repeated="9"/>
        </table:table-row>
        <table:table-row table:style-name="ro1">
          <table:table-cell office:value-type="float" office:value="0.0379546249998383" calcext:value-type="float">
            <text:p>3,80E-02</text:p>
          </table:table-cell>
          <table:table-cell office:value-type="float" office:value="0.6188984" calcext:value-type="float">
            <text:p>6,19E-01</text:p>
          </table:table-cell>
          <table:table-cell table:formula="of:=[.A784]" office:value-type="float" office:value="0.0379546249998383" calcext:value-type="float">
            <text:p>3,80E-02</text:p>
          </table:table-cell>
          <table:table-cell table:number-columns-repeated="9"/>
        </table:table-row>
        <table:table-row table:style-name="ro1">
          <table:table-cell office:value-type="float" office:value="0.0380034531248383" calcext:value-type="float">
            <text:p>3,80E-02</text:p>
          </table:table-cell>
          <table:table-cell office:value-type="float" office:value="0.6252399" calcext:value-type="float">
            <text:p>6,25E-01</text:p>
          </table:table-cell>
          <table:table-cell table:formula="of:=[.A785]" office:value-type="float" office:value="0.0380034531248383" calcext:value-type="float">
            <text:p>3,80E-02</text:p>
          </table:table-cell>
          <table:table-cell table:number-columns-repeated="9"/>
        </table:table-row>
        <table:table-row table:style-name="ro1">
          <table:table-cell office:value-type="float" office:value="0.0380522812498383" calcext:value-type="float">
            <text:p>3,81E-02</text:p>
          </table:table-cell>
          <table:table-cell office:value-type="float" office:value="0.6316278" calcext:value-type="float">
            <text:p>6,32E-01</text:p>
          </table:table-cell>
          <table:table-cell table:formula="of:=[.A786]" office:value-type="float" office:value="0.0380522812498383" calcext:value-type="float">
            <text:p>3,81E-02</text:p>
          </table:table-cell>
          <table:table-cell table:number-columns-repeated="9"/>
        </table:table-row>
        <table:table-row table:style-name="ro1">
          <table:table-cell office:value-type="float" office:value="0.0381011093748383" calcext:value-type="float">
            <text:p>3,81E-02</text:p>
          </table:table-cell>
          <table:table-cell office:value-type="float" office:value="0.638062" calcext:value-type="float">
            <text:p>6,38E-01</text:p>
          </table:table-cell>
          <table:table-cell table:formula="of:=[.A787]" office:value-type="float" office:value="0.0381011093748383" calcext:value-type="float">
            <text:p>3,81E-02</text:p>
          </table:table-cell>
          <table:table-cell table:number-columns-repeated="9"/>
        </table:table-row>
        <table:table-row table:style-name="ro1">
          <table:table-cell office:value-type="float" office:value="0.0381499374998383" calcext:value-type="float">
            <text:p>3,81E-02</text:p>
          </table:table-cell>
          <table:table-cell office:value-type="float" office:value="0.6445426" calcext:value-type="float">
            <text:p>6,45E-01</text:p>
          </table:table-cell>
          <table:table-cell table:formula="of:=[.A788]" office:value-type="float" office:value="0.0381499374998383" calcext:value-type="float">
            <text:p>3,81E-02</text:p>
          </table:table-cell>
          <table:table-cell table:number-columns-repeated="9"/>
        </table:table-row>
        <table:table-row table:style-name="ro1">
          <table:table-cell office:value-type="float" office:value="0.0381987656248383" calcext:value-type="float">
            <text:p>3,82E-02</text:p>
          </table:table-cell>
          <table:table-cell office:value-type="float" office:value="0.6510698" calcext:value-type="float">
            <text:p>6,51E-01</text:p>
          </table:table-cell>
          <table:table-cell table:formula="of:=[.A789]" office:value-type="float" office:value="0.0381987656248383" calcext:value-type="float">
            <text:p>3,82E-02</text:p>
          </table:table-cell>
          <table:table-cell table:number-columns-repeated="9"/>
        </table:table-row>
        <table:table-row table:style-name="ro1">
          <table:table-cell office:value-type="float" office:value="0.0382475937498383" calcext:value-type="float">
            <text:p>3,82E-02</text:p>
          </table:table-cell>
          <table:table-cell office:value-type="float" office:value="0.6576434" calcext:value-type="float">
            <text:p>6,58E-01</text:p>
          </table:table-cell>
          <table:table-cell table:formula="of:=[.A790]" office:value-type="float" office:value="0.0382475937498383" calcext:value-type="float">
            <text:p>3,82E-02</text:p>
          </table:table-cell>
          <table:table-cell table:number-columns-repeated="9"/>
        </table:table-row>
        <table:table-row table:style-name="ro1">
          <table:table-cell office:value-type="float" office:value="0.0382964218748383" calcext:value-type="float">
            <text:p>3,83E-02</text:p>
          </table:table-cell>
          <table:table-cell office:value-type="float" office:value="0.6642637" calcext:value-type="float">
            <text:p>6,64E-01</text:p>
          </table:table-cell>
          <table:table-cell table:formula="of:=[.A791]" office:value-type="float" office:value="0.0382964218748383" calcext:value-type="float">
            <text:p>3,83E-02</text:p>
          </table:table-cell>
          <table:table-cell table:number-columns-repeated="9"/>
        </table:table-row>
        <table:table-row table:style-name="ro1">
          <table:table-cell office:value-type="float" office:value="0.0383452499998383" calcext:value-type="float">
            <text:p>3,83E-02</text:p>
          </table:table-cell>
          <table:table-cell office:value-type="float" office:value="0.6709306" calcext:value-type="float">
            <text:p>6,71E-01</text:p>
          </table:table-cell>
          <table:table-cell table:formula="of:=[.A792]" office:value-type="float" office:value="0.0383452499998383" calcext:value-type="float">
            <text:p>3,83E-02</text:p>
          </table:table-cell>
          <table:table-cell table:number-columns-repeated="9"/>
        </table:table-row>
        <table:table-row table:style-name="ro1">
          <table:table-cell office:value-type="float" office:value="0.0383940781248383" calcext:value-type="float">
            <text:p>3,84E-02</text:p>
          </table:table-cell>
          <table:table-cell office:value-type="float" office:value="0.6776442" calcext:value-type="float">
            <text:p>6,78E-01</text:p>
          </table:table-cell>
          <table:table-cell table:formula="of:=[.A793]" office:value-type="float" office:value="0.0383940781248383" calcext:value-type="float">
            <text:p>3,84E-02</text:p>
          </table:table-cell>
          <table:table-cell table:number-columns-repeated="9"/>
        </table:table-row>
        <table:table-row table:style-name="ro1">
          <table:table-cell office:value-type="float" office:value="0.0384429062498383" calcext:value-type="float">
            <text:p>3,84E-02</text:p>
          </table:table-cell>
          <table:table-cell office:value-type="float" office:value="0.6844045" calcext:value-type="float">
            <text:p>6,84E-01</text:p>
          </table:table-cell>
          <table:table-cell table:formula="of:=[.A794]" office:value-type="float" office:value="0.0384429062498383" calcext:value-type="float">
            <text:p>3,84E-02</text:p>
          </table:table-cell>
          <table:table-cell table:number-columns-repeated="9"/>
        </table:table-row>
        <table:table-row table:style-name="ro1">
          <table:table-cell office:value-type="float" office:value="0.0384917343748383" calcext:value-type="float">
            <text:p>3,85E-02</text:p>
          </table:table-cell>
          <table:table-cell office:value-type="float" office:value="0.6912116" calcext:value-type="float">
            <text:p>6,91E-01</text:p>
          </table:table-cell>
          <table:table-cell table:formula="of:=[.A795]" office:value-type="float" office:value="0.0384917343748383" calcext:value-type="float">
            <text:p>3,85E-02</text:p>
          </table:table-cell>
          <table:table-cell table:number-columns-repeated="9"/>
        </table:table-row>
        <table:table-row table:style-name="ro1">
          <table:table-cell office:value-type="float" office:value="0.0385405624998383" calcext:value-type="float">
            <text:p>3,85E-02</text:p>
          </table:table-cell>
          <table:table-cell office:value-type="float" office:value="0.6980654" calcext:value-type="float">
            <text:p>6,98E-01</text:p>
          </table:table-cell>
          <table:table-cell table:formula="of:=[.A796]" office:value-type="float" office:value="0.0385405624998383" calcext:value-type="float">
            <text:p>3,85E-02</text:p>
          </table:table-cell>
          <table:table-cell table:number-columns-repeated="9"/>
        </table:table-row>
        <table:table-row table:style-name="ro1">
          <table:table-cell office:value-type="float" office:value="0.0385893906248383" calcext:value-type="float">
            <text:p>3,86E-02</text:p>
          </table:table-cell>
          <table:table-cell office:value-type="float" office:value="0.7049661" calcext:value-type="float">
            <text:p>7,05E-01</text:p>
          </table:table-cell>
          <table:table-cell table:formula="of:=[.A797]" office:value-type="float" office:value="0.0385893906248383" calcext:value-type="float">
            <text:p>3,86E-02</text:p>
          </table:table-cell>
          <table:table-cell table:number-columns-repeated="9"/>
        </table:table-row>
        <table:table-row table:style-name="ro1">
          <table:table-cell office:value-type="float" office:value="0.0386382187498383" calcext:value-type="float">
            <text:p>3,86E-02</text:p>
          </table:table-cell>
          <table:table-cell office:value-type="float" office:value="0.7119136" calcext:value-type="float">
            <text:p>7,12E-01</text:p>
          </table:table-cell>
          <table:table-cell table:formula="of:=[.A798]" office:value-type="float" office:value="0.0386382187498383" calcext:value-type="float">
            <text:p>3,86E-02</text:p>
          </table:table-cell>
          <table:table-cell table:number-columns-repeated="9"/>
        </table:table-row>
        <table:table-row table:style-name="ro1">
          <table:table-cell office:value-type="float" office:value="0.0386870468748383" calcext:value-type="float">
            <text:p>3,87E-02</text:p>
          </table:table-cell>
          <table:table-cell office:value-type="float" office:value="0.718908" calcext:value-type="float">
            <text:p>7,19E-01</text:p>
          </table:table-cell>
          <table:table-cell table:formula="of:=[.A799]" office:value-type="float" office:value="0.0386870468748383" calcext:value-type="float">
            <text:p>3,87E-02</text:p>
          </table:table-cell>
          <table:table-cell table:number-columns-repeated="9"/>
        </table:table-row>
        <table:table-row table:style-name="ro1">
          <table:table-cell office:value-type="float" office:value="0.0387358749998383" calcext:value-type="float">
            <text:p>3,87E-02</text:p>
          </table:table-cell>
          <table:table-cell office:value-type="float" office:value="0.7259492" calcext:value-type="float">
            <text:p>7,26E-01</text:p>
          </table:table-cell>
          <table:table-cell table:formula="of:=[.A800]" office:value-type="float" office:value="0.0387358749998383" calcext:value-type="float">
            <text:p>3,87E-02</text:p>
          </table:table-cell>
          <table:table-cell table:number-columns-repeated="9"/>
        </table:table-row>
        <table:table-row table:style-name="ro1">
          <table:table-cell office:value-type="float" office:value="0.0387847031248383" calcext:value-type="float">
            <text:p>3,88E-02</text:p>
          </table:table-cell>
          <table:table-cell office:value-type="float" office:value="0.7330374" calcext:value-type="float">
            <text:p>7,33E-01</text:p>
          </table:table-cell>
          <table:table-cell table:formula="of:=[.A801]" office:value-type="float" office:value="0.0387847031248383" calcext:value-type="float">
            <text:p>3,88E-02</text:p>
          </table:table-cell>
          <table:table-cell table:number-columns-repeated="9"/>
        </table:table-row>
        <table:table-row table:style-name="ro1">
          <table:table-cell office:value-type="float" office:value="0.0388335312498383" calcext:value-type="float">
            <text:p>3,88E-02</text:p>
          </table:table-cell>
          <table:table-cell office:value-type="float" office:value="0.7401724" calcext:value-type="float">
            <text:p>7,40E-01</text:p>
          </table:table-cell>
          <table:table-cell table:formula="of:=[.A802]" office:value-type="float" office:value="0.0388335312498383" calcext:value-type="float">
            <text:p>3,88E-02</text:p>
          </table:table-cell>
          <table:table-cell table:number-columns-repeated="9"/>
        </table:table-row>
        <table:table-row table:style-name="ro1">
          <table:table-cell office:value-type="float" office:value="0.0388823593748383" calcext:value-type="float">
            <text:p>3,89E-02</text:p>
          </table:table-cell>
          <table:table-cell office:value-type="float" office:value="0.7473544" calcext:value-type="float">
            <text:p>7,47E-01</text:p>
          </table:table-cell>
          <table:table-cell table:formula="of:=[.A803]" office:value-type="float" office:value="0.0388823593748383" calcext:value-type="float">
            <text:p>3,89E-02</text:p>
          </table:table-cell>
          <table:table-cell table:number-columns-repeated="9"/>
        </table:table-row>
        <table:table-row table:style-name="ro1">
          <table:table-cell office:value-type="float" office:value="0.0389311874998383" calcext:value-type="float">
            <text:p>3,89E-02</text:p>
          </table:table-cell>
          <table:table-cell office:value-type="float" office:value="0.7545834" calcext:value-type="float">
            <text:p>7,55E-01</text:p>
          </table:table-cell>
          <table:table-cell table:formula="of:=[.A804]" office:value-type="float" office:value="0.0389311874998383" calcext:value-type="float">
            <text:p>3,89E-02</text:p>
          </table:table-cell>
          <table:table-cell table:number-columns-repeated="9"/>
        </table:table-row>
        <table:table-row table:style-name="ro1">
          <table:table-cell office:value-type="float" office:value="0.0389800156248383" calcext:value-type="float">
            <text:p>3,90E-02</text:p>
          </table:table-cell>
          <table:table-cell office:value-type="float" office:value="0.7618593" calcext:value-type="float">
            <text:p>7,62E-01</text:p>
          </table:table-cell>
          <table:table-cell table:formula="of:=[.A805]" office:value-type="float" office:value="0.0389800156248383" calcext:value-type="float">
            <text:p>3,90E-02</text:p>
          </table:table-cell>
          <table:table-cell table:number-columns-repeated="9"/>
        </table:table-row>
        <table:table-row table:style-name="ro1">
          <table:table-cell office:value-type="float" office:value="0.0390288437498383" calcext:value-type="float">
            <text:p>3,90E-02</text:p>
          </table:table-cell>
          <table:table-cell office:value-type="float" office:value="0.7691821" calcext:value-type="float">
            <text:p>7,69E-01</text:p>
          </table:table-cell>
          <table:table-cell table:formula="of:=[.A806]" office:value-type="float" office:value="0.0390288437498383" calcext:value-type="float">
            <text:p>3,90E-02</text:p>
          </table:table-cell>
          <table:table-cell table:number-columns-repeated="9"/>
        </table:table-row>
        <table:table-row table:style-name="ro1">
          <table:table-cell office:value-type="float" office:value="0.0390776718748383" calcext:value-type="float">
            <text:p>3,91E-02</text:p>
          </table:table-cell>
          <table:table-cell office:value-type="float" office:value="0.7765518" calcext:value-type="float">
            <text:p>7,77E-01</text:p>
          </table:table-cell>
          <table:table-cell table:formula="of:=[.A807]" office:value-type="float" office:value="0.0390776718748383" calcext:value-type="float">
            <text:p>3,91E-02</text:p>
          </table:table-cell>
          <table:table-cell table:number-columns-repeated="9"/>
        </table:table-row>
        <table:table-row table:style-name="ro1">
          <table:table-cell office:value-type="float" office:value="0.0391264999998383" calcext:value-type="float">
            <text:p>3,91E-02</text:p>
          </table:table-cell>
          <table:table-cell office:value-type="float" office:value="0.7839686" calcext:value-type="float">
            <text:p>7,84E-01</text:p>
          </table:table-cell>
          <table:table-cell table:formula="of:=[.A808]" office:value-type="float" office:value="0.0391264999998383" calcext:value-type="float">
            <text:p>3,91E-02</text:p>
          </table:table-cell>
          <table:table-cell table:number-columns-repeated="9"/>
        </table:table-row>
        <table:table-row table:style-name="ro1">
          <table:table-cell office:value-type="float" office:value="0.0391753281248383" calcext:value-type="float">
            <text:p>3,92E-02</text:p>
          </table:table-cell>
          <table:table-cell office:value-type="float" office:value="0.7914323" calcext:value-type="float">
            <text:p>7,91E-01</text:p>
          </table:table-cell>
          <table:table-cell table:formula="of:=[.A809]" office:value-type="float" office:value="0.0391753281248383" calcext:value-type="float">
            <text:p>3,92E-02</text:p>
          </table:table-cell>
          <table:table-cell table:number-columns-repeated="9"/>
        </table:table-row>
        <table:table-row table:style-name="ro1">
          <table:table-cell office:value-type="float" office:value="0.0392241562498383" calcext:value-type="float">
            <text:p>3,92E-02</text:p>
          </table:table-cell>
          <table:table-cell office:value-type="float" office:value="0.7989428" calcext:value-type="float">
            <text:p>7,99E-01</text:p>
          </table:table-cell>
          <table:table-cell table:formula="of:=[.A810]" office:value-type="float" office:value="0.0392241562498383" calcext:value-type="float">
            <text:p>3,92E-02</text:p>
          </table:table-cell>
          <table:table-cell table:number-columns-repeated="9"/>
        </table:table-row>
        <table:table-row table:style-name="ro1">
          <table:table-cell office:value-type="float" office:value="0.0392729843748383" calcext:value-type="float">
            <text:p>3,93E-02</text:p>
          </table:table-cell>
          <table:table-cell office:value-type="float" office:value="0.8065003" calcext:value-type="float">
            <text:p>8,07E-01</text:p>
          </table:table-cell>
          <table:table-cell table:formula="of:=[.A811]" office:value-type="float" office:value="0.0392729843748383" calcext:value-type="float">
            <text:p>3,93E-02</text:p>
          </table:table-cell>
          <table:table-cell table:number-columns-repeated="9"/>
        </table:table-row>
        <table:table-row table:style-name="ro1">
          <table:table-cell office:value-type="float" office:value="0.0393218124998383" calcext:value-type="float">
            <text:p>3,93E-02</text:p>
          </table:table-cell>
          <table:table-cell office:value-type="float" office:value="0.8141046" calcext:value-type="float">
            <text:p>8,14E-01</text:p>
          </table:table-cell>
          <table:table-cell table:formula="of:=[.A812]" office:value-type="float" office:value="0.0393218124998383" calcext:value-type="float">
            <text:p>3,93E-02</text:p>
          </table:table-cell>
          <table:table-cell table:number-columns-repeated="9"/>
        </table:table-row>
        <table:table-row table:style-name="ro1">
          <table:table-cell office:value-type="float" office:value="0.0393706406248383" calcext:value-type="float">
            <text:p>3,94E-02</text:p>
          </table:table-cell>
          <table:table-cell office:value-type="float" office:value="0.8217558" calcext:value-type="float">
            <text:p>8,22E-01</text:p>
          </table:table-cell>
          <table:table-cell table:formula="of:=[.A813]" office:value-type="float" office:value="0.0393706406248383" calcext:value-type="float">
            <text:p>3,94E-02</text:p>
          </table:table-cell>
          <table:table-cell table:number-columns-repeated="9"/>
        </table:table-row>
        <table:table-row table:style-name="ro1">
          <table:table-cell office:value-type="float" office:value="0.0394194687498383" calcext:value-type="float">
            <text:p>3,94E-02</text:p>
          </table:table-cell>
          <table:table-cell office:value-type="float" office:value="0.8294539" calcext:value-type="float">
            <text:p>8,29E-01</text:p>
          </table:table-cell>
          <table:table-cell table:formula="of:=[.A814]" office:value-type="float" office:value="0.0394194687498383" calcext:value-type="float">
            <text:p>3,94E-02</text:p>
          </table:table-cell>
          <table:table-cell table:number-columns-repeated="9"/>
        </table:table-row>
        <table:table-row table:style-name="ro1">
          <table:table-cell office:value-type="float" office:value="0.0394682968748383" calcext:value-type="float">
            <text:p>3,95E-02</text:p>
          </table:table-cell>
          <table:table-cell office:value-type="float" office:value="0.8371988" calcext:value-type="float">
            <text:p>8,37E-01</text:p>
          </table:table-cell>
          <table:table-cell table:formula="of:=[.A815]" office:value-type="float" office:value="0.0394682968748383" calcext:value-type="float">
            <text:p>3,95E-02</text:p>
          </table:table-cell>
          <table:table-cell table:number-columns-repeated="9"/>
        </table:table-row>
        <table:table-row table:style-name="ro1">
          <table:table-cell office:value-type="float" office:value="0.0395171249998383" calcext:value-type="float">
            <text:p>3,95E-02</text:p>
          </table:table-cell>
          <table:table-cell office:value-type="float" office:value="0.8449905" calcext:value-type="float">
            <text:p>8,45E-01</text:p>
          </table:table-cell>
          <table:table-cell table:formula="of:=[.A816]" office:value-type="float" office:value="0.0395171249998383" calcext:value-type="float">
            <text:p>3,95E-02</text:p>
          </table:table-cell>
          <table:table-cell table:number-columns-repeated="9"/>
        </table:table-row>
        <table:table-row table:style-name="ro1">
          <table:table-cell office:value-type="float" office:value="0.0395659531248383" calcext:value-type="float">
            <text:p>3,96E-02</text:p>
          </table:table-cell>
          <table:table-cell office:value-type="float" office:value="0.852829" calcext:value-type="float">
            <text:p>8,53E-01</text:p>
          </table:table-cell>
          <table:table-cell table:formula="of:=[.A817]" office:value-type="float" office:value="0.0395659531248383" calcext:value-type="float">
            <text:p>3,96E-02</text:p>
          </table:table-cell>
          <table:table-cell table:number-columns-repeated="9"/>
        </table:table-row>
        <table:table-row table:style-name="ro1">
          <table:table-cell office:value-type="float" office:value="0.0396147812498382" calcext:value-type="float">
            <text:p>3,96E-02</text:p>
          </table:table-cell>
          <table:table-cell office:value-type="float" office:value="0.8607142" calcext:value-type="float">
            <text:p>8,61E-01</text:p>
          </table:table-cell>
          <table:table-cell table:formula="of:=[.A818]" office:value-type="float" office:value="0.0396147812498382" calcext:value-type="float">
            <text:p>3,96E-02</text:p>
          </table:table-cell>
          <table:table-cell table:number-columns-repeated="9"/>
        </table:table-row>
        <table:table-row table:style-name="ro1">
          <table:table-cell office:value-type="float" office:value="0.0396636093748383" calcext:value-type="float">
            <text:p>3,97E-02</text:p>
          </table:table-cell>
          <table:table-cell office:value-type="float" office:value="0.8686461" calcext:value-type="float">
            <text:p>8,69E-01</text:p>
          </table:table-cell>
          <table:table-cell table:formula="of:=[.A819]" office:value-type="float" office:value="0.0396636093748383" calcext:value-type="float">
            <text:p>3,97E-02</text:p>
          </table:table-cell>
          <table:table-cell table:number-columns-repeated="9"/>
        </table:table-row>
        <table:table-row table:style-name="ro1">
          <table:table-cell office:value-type="float" office:value="0.0397124374998382" calcext:value-type="float">
            <text:p>3,97E-02</text:p>
          </table:table-cell>
          <table:table-cell office:value-type="float" office:value="0.8766246" calcext:value-type="float">
            <text:p>8,77E-01</text:p>
          </table:table-cell>
          <table:table-cell table:formula="of:=[.A820]" office:value-type="float" office:value="0.0397124374998382" calcext:value-type="float">
            <text:p>3,97E-02</text:p>
          </table:table-cell>
          <table:table-cell table:number-columns-repeated="9"/>
        </table:table-row>
        <table:table-row table:style-name="ro1">
          <table:table-cell office:value-type="float" office:value="0.0397612656248382" calcext:value-type="float">
            <text:p>3,98E-02</text:p>
          </table:table-cell>
          <table:table-cell office:value-type="float" office:value="0.8846499" calcext:value-type="float">
            <text:p>8,85E-01</text:p>
          </table:table-cell>
          <table:table-cell table:formula="of:=[.A821]" office:value-type="float" office:value="0.0397612656248382" calcext:value-type="float">
            <text:p>3,98E-02</text:p>
          </table:table-cell>
          <table:table-cell table:number-columns-repeated="9"/>
        </table:table-row>
        <table:table-row table:style-name="ro1">
          <table:table-cell office:value-type="float" office:value="0.0398100937498382" calcext:value-type="float">
            <text:p>3,98E-02</text:p>
          </table:table-cell>
          <table:table-cell office:value-type="float" office:value="0.8927216" calcext:value-type="float">
            <text:p>8,93E-01</text:p>
          </table:table-cell>
          <table:table-cell table:formula="of:=[.A822]" office:value-type="float" office:value="0.0398100937498382" calcext:value-type="float">
            <text:p>3,98E-02</text:p>
          </table:table-cell>
          <table:table-cell table:number-columns-repeated="9"/>
        </table:table-row>
        <table:table-row table:style-name="ro1">
          <table:table-cell office:value-type="float" office:value="0.0398589218748382" calcext:value-type="float">
            <text:p>3,99E-02</text:p>
          </table:table-cell>
          <table:table-cell office:value-type="float" office:value="0.9008399" calcext:value-type="float">
            <text:p>9,01E-01</text:p>
          </table:table-cell>
          <table:table-cell table:formula="of:=[.A823]" office:value-type="float" office:value="0.0398589218748382" calcext:value-type="float">
            <text:p>3,99E-02</text:p>
          </table:table-cell>
          <table:table-cell table:number-columns-repeated="9"/>
        </table:table-row>
        <table:table-row table:style-name="ro1">
          <table:table-cell office:value-type="float" office:value="0.0399077499998382" calcext:value-type="float">
            <text:p>3,99E-02</text:p>
          </table:table-cell>
          <table:table-cell office:value-type="float" office:value="0.9090046" calcext:value-type="float">
            <text:p>9,09E-01</text:p>
          </table:table-cell>
          <table:table-cell table:formula="of:=[.A824]" office:value-type="float" office:value="0.0399077499998382" calcext:value-type="float">
            <text:p>3,99E-02</text:p>
          </table:table-cell>
          <table:table-cell table:number-columns-repeated="9"/>
        </table:table-row>
        <table:table-row table:style-name="ro1">
          <table:table-cell office:value-type="float" office:value="0.0399565781248382" calcext:value-type="float">
            <text:p>4,00E-02</text:p>
          </table:table-cell>
          <table:table-cell office:value-type="float" office:value="0.9172158" calcext:value-type="float">
            <text:p>9,17E-01</text:p>
          </table:table-cell>
          <table:table-cell table:formula="of:=[.A825]" office:value-type="float" office:value="0.0399565781248382" calcext:value-type="float">
            <text:p>4,00E-02</text:p>
          </table:table-cell>
          <table:table-cell table:number-columns-repeated="9"/>
        </table:table-row>
        <table:table-row table:style-name="ro1">
          <table:table-cell office:value-type="float" office:value="0.0400054062498382" calcext:value-type="float">
            <text:p>4,00E-02</text:p>
          </table:table-cell>
          <table:table-cell office:value-type="float" office:value="0.9254733" calcext:value-type="float">
            <text:p>9,25E-01</text:p>
          </table:table-cell>
          <table:table-cell table:formula="of:=[.A826]" office:value-type="float" office:value="0.0400054062498382" calcext:value-type="float">
            <text:p>4,00E-02</text:p>
          </table:table-cell>
          <table:table-cell table:number-columns-repeated="9"/>
        </table:table-row>
        <table:table-row table:style-name="ro1">
          <table:table-cell office:value-type="float" office:value="0.0400542343748382" calcext:value-type="float">
            <text:p>4,01E-02</text:p>
          </table:table-cell>
          <table:table-cell office:value-type="float" office:value="0.9337772" calcext:value-type="float">
            <text:p>9,34E-01</text:p>
          </table:table-cell>
          <table:table-cell table:formula="of:=[.A827]" office:value-type="float" office:value="0.0400542343748382" calcext:value-type="float">
            <text:p>4,01E-02</text:p>
          </table:table-cell>
          <table:table-cell table:number-columns-repeated="9"/>
        </table:table-row>
        <table:table-row table:style-name="ro1">
          <table:table-cell office:value-type="float" office:value="0.0401030624998382" calcext:value-type="float">
            <text:p>4,01E-02</text:p>
          </table:table-cell>
          <table:table-cell office:value-type="float" office:value="0.9421273" calcext:value-type="float">
            <text:p>9,42E-01</text:p>
          </table:table-cell>
          <table:table-cell table:formula="of:=[.A828]" office:value-type="float" office:value="0.0401030624998382" calcext:value-type="float">
            <text:p>4,01E-02</text:p>
          </table:table-cell>
          <table:table-cell table:number-columns-repeated="9"/>
        </table:table-row>
        <table:table-row table:style-name="ro1">
          <table:table-cell office:value-type="float" office:value="0.0401518906248382" calcext:value-type="float">
            <text:p>4,02E-02</text:p>
          </table:table-cell>
          <table:table-cell office:value-type="float" office:value="0.9505236" calcext:value-type="float">
            <text:p>9,51E-01</text:p>
          </table:table-cell>
          <table:table-cell table:formula="of:=[.A829]" office:value-type="float" office:value="0.0401518906248382" calcext:value-type="float">
            <text:p>4,02E-02</text:p>
          </table:table-cell>
          <table:table-cell table:number-columns-repeated="9"/>
        </table:table-row>
        <table:table-row table:style-name="ro1">
          <table:table-cell office:value-type="float" office:value="0.0402007187498382" calcext:value-type="float">
            <text:p>4,02E-02</text:p>
          </table:table-cell>
          <table:table-cell office:value-type="float" office:value="0.9589661" calcext:value-type="float">
            <text:p>9,59E-01</text:p>
          </table:table-cell>
          <table:table-cell table:formula="of:=[.A830]" office:value-type="float" office:value="0.0402007187498382" calcext:value-type="float">
            <text:p>4,02E-02</text:p>
          </table:table-cell>
          <table:table-cell table:number-columns-repeated="9"/>
        </table:table-row>
        <table:table-row table:style-name="ro1">
          <table:table-cell office:value-type="float" office:value="0.0402495468748382" calcext:value-type="float">
            <text:p>4,02E-02</text:p>
          </table:table-cell>
          <table:table-cell office:value-type="float" office:value="0.9674546" calcext:value-type="float">
            <text:p>9,67E-01</text:p>
          </table:table-cell>
          <table:table-cell table:formula="of:=[.A831]" office:value-type="float" office:value="0.0402495468748382" calcext:value-type="float">
            <text:p>4,02E-02</text:p>
          </table:table-cell>
          <table:table-cell table:number-columns-repeated="9"/>
        </table:table-row>
        <table:table-row table:style-name="ro1">
          <table:table-cell office:value-type="float" office:value="0.0402983749998382" calcext:value-type="float">
            <text:p>4,03E-02</text:p>
          </table:table-cell>
          <table:table-cell office:value-type="float" office:value="0.9759891" calcext:value-type="float">
            <text:p>9,76E-01</text:p>
          </table:table-cell>
          <table:table-cell table:formula="of:=[.A832]" office:value-type="float" office:value="0.0402983749998382" calcext:value-type="float">
            <text:p>4,03E-02</text:p>
          </table:table-cell>
          <table:table-cell table:number-columns-repeated="9"/>
        </table:table-row>
        <table:table-row table:style-name="ro1">
          <table:table-cell office:value-type="float" office:value="0.0403472031248382" calcext:value-type="float">
            <text:p>4,03E-02</text:p>
          </table:table-cell>
          <table:table-cell office:value-type="float" office:value="0.9845695" calcext:value-type="float">
            <text:p>9,85E-01</text:p>
          </table:table-cell>
          <table:table-cell table:formula="of:=[.A833]" office:value-type="float" office:value="0.0403472031248382" calcext:value-type="float">
            <text:p>4,03E-02</text:p>
          </table:table-cell>
          <table:table-cell table:number-columns-repeated="9"/>
        </table:table-row>
        <table:table-row table:style-name="ro1">
          <table:table-cell office:value-type="float" office:value="0.0403960312498382" calcext:value-type="float">
            <text:p>4,04E-02</text:p>
          </table:table-cell>
          <table:table-cell office:value-type="float" office:value="0.9931958" calcext:value-type="float">
            <text:p>9,93E-01</text:p>
          </table:table-cell>
          <table:table-cell table:formula="of:=[.A834]" office:value-type="float" office:value="0.0403960312498382" calcext:value-type="float">
            <text:p>4,04E-02</text:p>
          </table:table-cell>
          <table:table-cell table:number-columns-repeated="9"/>
        </table:table-row>
        <table:table-row table:style-name="ro1">
          <table:table-cell office:value-type="float" office:value="0.0404448593748382" calcext:value-type="float">
            <text:p>4,04E-02</text:p>
          </table:table-cell>
          <table:table-cell office:value-type="float" office:value="1.001868" calcext:value-type="float">
            <text:p>1,00E+00</text:p>
          </table:table-cell>
          <table:table-cell table:formula="of:=[.A835]" office:value-type="float" office:value="0.0404448593748382" calcext:value-type="float">
            <text:p>4,04E-02</text:p>
          </table:table-cell>
          <table:table-cell table:number-columns-repeated="9"/>
        </table:table-row>
        <table:table-row table:style-name="ro1">
          <table:table-cell office:value-type="float" office:value="0.0404936874998382" calcext:value-type="float">
            <text:p>4,05E-02</text:p>
          </table:table-cell>
          <table:table-cell office:value-type="float" office:value="1.010586" calcext:value-type="float">
            <text:p>1,01E+00</text:p>
          </table:table-cell>
          <table:table-cell table:formula="of:=[.A836]" office:value-type="float" office:value="0.0404936874998382" calcext:value-type="float">
            <text:p>4,05E-02</text:p>
          </table:table-cell>
          <table:table-cell table:number-columns-repeated="9"/>
        </table:table-row>
        <table:table-row table:style-name="ro1">
          <table:table-cell office:value-type="float" office:value="0.0405425156248382" calcext:value-type="float">
            <text:p>4,05E-02</text:p>
          </table:table-cell>
          <table:table-cell office:value-type="float" office:value="1.019349" calcext:value-type="float">
            <text:p>1,02E+00</text:p>
          </table:table-cell>
          <table:table-cell table:formula="of:=[.A837]" office:value-type="float" office:value="0.0405425156248382" calcext:value-type="float">
            <text:p>4,05E-02</text:p>
          </table:table-cell>
          <table:table-cell table:number-columns-repeated="9"/>
        </table:table-row>
        <table:table-row table:style-name="ro1">
          <table:table-cell office:value-type="float" office:value="0.0405913437498382" calcext:value-type="float">
            <text:p>4,06E-02</text:p>
          </table:table-cell>
          <table:table-cell office:value-type="float" office:value="1.028158" calcext:value-type="float">
            <text:p>1,03E+00</text:p>
          </table:table-cell>
          <table:table-cell table:formula="of:=[.A838]" office:value-type="float" office:value="0.0405913437498382" calcext:value-type="float">
            <text:p>4,06E-02</text:p>
          </table:table-cell>
          <table:table-cell table:number-columns-repeated="9"/>
        </table:table-row>
        <table:table-row table:style-name="ro1">
          <table:table-cell office:value-type="float" office:value="0.0406401718748382" calcext:value-type="float">
            <text:p>4,06E-02</text:p>
          </table:table-cell>
          <table:table-cell office:value-type="float" office:value="1.037012" calcext:value-type="float">
            <text:p>1,04E+00</text:p>
          </table:table-cell>
          <table:table-cell table:formula="of:=[.A839]" office:value-type="float" office:value="0.0406401718748382" calcext:value-type="float">
            <text:p>4,06E-02</text:p>
          </table:table-cell>
          <table:table-cell table:number-columns-repeated="9"/>
        </table:table-row>
        <table:table-row table:style-name="ro1">
          <table:table-cell office:value-type="float" office:value="0.0406889999998382" calcext:value-type="float">
            <text:p>4,07E-02</text:p>
          </table:table-cell>
          <table:table-cell office:value-type="float" office:value="1.045912" calcext:value-type="float">
            <text:p>1,05E+00</text:p>
          </table:table-cell>
          <table:table-cell table:formula="of:=[.A840]" office:value-type="float" office:value="0.0406889999998382" calcext:value-type="float">
            <text:p>4,07E-02</text:p>
          </table:table-cell>
          <table:table-cell table:number-columns-repeated="9"/>
        </table:table-row>
        <table:table-row table:style-name="ro1">
          <table:table-cell office:value-type="float" office:value="0.0407378281248382" calcext:value-type="float">
            <text:p>4,07E-02</text:p>
          </table:table-cell>
          <table:table-cell office:value-type="float" office:value="1.054857" calcext:value-type="float">
            <text:p>1,05E+00</text:p>
          </table:table-cell>
          <table:table-cell table:formula="of:=[.A841]" office:value-type="float" office:value="0.0407378281248382" calcext:value-type="float">
            <text:p>4,07E-02</text:p>
          </table:table-cell>
          <table:table-cell table:number-columns-repeated="9"/>
        </table:table-row>
        <table:table-row table:style-name="ro1">
          <table:table-cell office:value-type="float" office:value="0.0407866562498382" calcext:value-type="float">
            <text:p>4,08E-02</text:p>
          </table:table-cell>
          <table:table-cell office:value-type="float" office:value="1.063847" calcext:value-type="float">
            <text:p>1,06E+00</text:p>
          </table:table-cell>
          <table:table-cell table:formula="of:=[.A842]" office:value-type="float" office:value="0.0407866562498382" calcext:value-type="float">
            <text:p>4,08E-02</text:p>
          </table:table-cell>
          <table:table-cell table:number-columns-repeated="9"/>
        </table:table-row>
        <table:table-row table:style-name="ro1">
          <table:table-cell office:value-type="float" office:value="0.0408354843748382" calcext:value-type="float">
            <text:p>4,08E-02</text:p>
          </table:table-cell>
          <table:table-cell office:value-type="float" office:value="1.072882" calcext:value-type="float">
            <text:p>1,07E+00</text:p>
          </table:table-cell>
          <table:table-cell table:formula="of:=[.A843]" office:value-type="float" office:value="0.0408354843748382" calcext:value-type="float">
            <text:p>4,08E-02</text:p>
          </table:table-cell>
          <table:table-cell table:number-columns-repeated="9"/>
        </table:table-row>
        <table:table-row table:style-name="ro1">
          <table:table-cell office:value-type="float" office:value="0.0408843124998382" calcext:value-type="float">
            <text:p>4,09E-02</text:p>
          </table:table-cell>
          <table:table-cell office:value-type="float" office:value="1.081962" calcext:value-type="float">
            <text:p>1,08E+00</text:p>
          </table:table-cell>
          <table:table-cell table:formula="of:=[.A844]" office:value-type="float" office:value="0.0408843124998382" calcext:value-type="float">
            <text:p>4,09E-02</text:p>
          </table:table-cell>
          <table:table-cell table:number-columns-repeated="9"/>
        </table:table-row>
        <table:table-row table:style-name="ro1">
          <table:table-cell office:value-type="float" office:value="0.0409331406248382" calcext:value-type="float">
            <text:p>4,09E-02</text:p>
          </table:table-cell>
          <table:table-cell office:value-type="float" office:value="1.091087" calcext:value-type="float">
            <text:p>1,09E+00</text:p>
          </table:table-cell>
          <table:table-cell table:formula="of:=[.A845]" office:value-type="float" office:value="0.0409331406248382" calcext:value-type="float">
            <text:p>4,09E-02</text:p>
          </table:table-cell>
          <table:table-cell table:number-columns-repeated="9"/>
        </table:table-row>
        <table:table-row table:style-name="ro1">
          <table:table-cell office:value-type="float" office:value="0.0409819687498382" calcext:value-type="float">
            <text:p>4,10E-02</text:p>
          </table:table-cell>
          <table:table-cell office:value-type="float" office:value="1.100257" calcext:value-type="float">
            <text:p>1,10E+00</text:p>
          </table:table-cell>
          <table:table-cell table:formula="of:=[.A846]" office:value-type="float" office:value="0.0409819687498382" calcext:value-type="float">
            <text:p>4,10E-02</text:p>
          </table:table-cell>
          <table:table-cell table:number-columns-repeated="9"/>
        </table:table-row>
        <table:table-row table:style-name="ro1">
          <table:table-cell office:value-type="float" office:value="0.0410307968748382" calcext:value-type="float">
            <text:p>4,10E-02</text:p>
          </table:table-cell>
          <table:table-cell office:value-type="float" office:value="1.109472" calcext:value-type="float">
            <text:p>1,11E+00</text:p>
          </table:table-cell>
          <table:table-cell table:formula="of:=[.A847]" office:value-type="float" office:value="0.0410307968748382" calcext:value-type="float">
            <text:p>4,10E-02</text:p>
          </table:table-cell>
          <table:table-cell table:number-columns-repeated="9"/>
        </table:table-row>
        <table:table-row table:style-name="ro1">
          <table:table-cell office:value-type="float" office:value="0.0410796249998382" calcext:value-type="float">
            <text:p>4,11E-02</text:p>
          </table:table-cell>
          <table:table-cell office:value-type="float" office:value="1.118731" calcext:value-type="float">
            <text:p>1,12E+00</text:p>
          </table:table-cell>
          <table:table-cell table:formula="of:=[.A848]" office:value-type="float" office:value="0.0410796249998382" calcext:value-type="float">
            <text:p>4,11E-02</text:p>
          </table:table-cell>
          <table:table-cell table:number-columns-repeated="9"/>
        </table:table-row>
        <table:table-row table:style-name="ro1">
          <table:table-cell office:value-type="float" office:value="0.0411284531248382" calcext:value-type="float">
            <text:p>4,11E-02</text:p>
          </table:table-cell>
          <table:table-cell office:value-type="float" office:value="1.128035" calcext:value-type="float">
            <text:p>1,13E+00</text:p>
          </table:table-cell>
          <table:table-cell table:formula="of:=[.A849]" office:value-type="float" office:value="0.0411284531248382" calcext:value-type="float">
            <text:p>4,11E-02</text:p>
          </table:table-cell>
          <table:table-cell table:number-columns-repeated="9"/>
        </table:table-row>
        <table:table-row table:style-name="ro1">
          <table:table-cell office:value-type="float" office:value="0.0411772812498382" calcext:value-type="float">
            <text:p>4,12E-02</text:p>
          </table:table-cell>
          <table:table-cell office:value-type="float" office:value="1.137383" calcext:value-type="float">
            <text:p>1,14E+00</text:p>
          </table:table-cell>
          <table:table-cell table:formula="of:=[.A850]" office:value-type="float" office:value="0.0411772812498382" calcext:value-type="float">
            <text:p>4,12E-02</text:p>
          </table:table-cell>
          <table:table-cell table:number-columns-repeated="9"/>
        </table:table-row>
        <table:table-row table:style-name="ro1">
          <table:table-cell office:value-type="float" office:value="0.0412261093748382" calcext:value-type="float">
            <text:p>4,12E-02</text:p>
          </table:table-cell>
          <table:table-cell office:value-type="float" office:value="1.146775" calcext:value-type="float">
            <text:p>1,15E+00</text:p>
          </table:table-cell>
          <table:table-cell table:formula="of:=[.A851]" office:value-type="float" office:value="0.0412261093748382" calcext:value-type="float">
            <text:p>4,12E-02</text:p>
          </table:table-cell>
          <table:table-cell table:number-columns-repeated="9"/>
        </table:table-row>
        <table:table-row table:style-name="ro1">
          <table:table-cell office:value-type="float" office:value="0.0412749374998382" calcext:value-type="float">
            <text:p>4,13E-02</text:p>
          </table:table-cell>
          <table:table-cell office:value-type="float" office:value="1.156212" calcext:value-type="float">
            <text:p>1,16E+00</text:p>
          </table:table-cell>
          <table:table-cell table:formula="of:=[.A852]" office:value-type="float" office:value="0.0412749374998382" calcext:value-type="float">
            <text:p>4,13E-02</text:p>
          </table:table-cell>
          <table:table-cell table:number-columns-repeated="9"/>
        </table:table-row>
        <table:table-row table:style-name="ro1">
          <table:table-cell office:value-type="float" office:value="0.0413237656248382" calcext:value-type="float">
            <text:p>4,13E-02</text:p>
          </table:table-cell>
          <table:table-cell office:value-type="float" office:value="1.165692" calcext:value-type="float">
            <text:p>1,17E+00</text:p>
          </table:table-cell>
          <table:table-cell table:formula="of:=[.A853]" office:value-type="float" office:value="0.0413237656248382" calcext:value-type="float">
            <text:p>4,13E-02</text:p>
          </table:table-cell>
          <table:table-cell table:number-columns-repeated="9"/>
        </table:table-row>
        <table:table-row table:style-name="ro1">
          <table:table-cell office:value-type="float" office:value="0.0413725937498382" calcext:value-type="float">
            <text:p>4,14E-02</text:p>
          </table:table-cell>
          <table:table-cell office:value-type="float" office:value="1.175217" calcext:value-type="float">
            <text:p>1,18E+00</text:p>
          </table:table-cell>
          <table:table-cell table:formula="of:=[.A854]" office:value-type="float" office:value="0.0413725937498382" calcext:value-type="float">
            <text:p>4,14E-02</text:p>
          </table:table-cell>
          <table:table-cell table:number-columns-repeated="9"/>
        </table:table-row>
        <table:table-row table:style-name="ro1">
          <table:table-cell office:value-type="float" office:value="0.0414214218748382" calcext:value-type="float">
            <text:p>4,14E-02</text:p>
          </table:table-cell>
          <table:table-cell office:value-type="float" office:value="1.184785" calcext:value-type="float">
            <text:p>1,18E+00</text:p>
          </table:table-cell>
          <table:table-cell table:formula="of:=[.A855]" office:value-type="float" office:value="0.0414214218748382" calcext:value-type="float">
            <text:p>4,14E-02</text:p>
          </table:table-cell>
          <table:table-cell table:number-columns-repeated="9"/>
        </table:table-row>
        <table:table-row table:style-name="ro1">
          <table:table-cell office:value-type="float" office:value="0.0414702499998381" calcext:value-type="float">
            <text:p>4,15E-02</text:p>
          </table:table-cell>
          <table:table-cell office:value-type="float" office:value="1.194397" calcext:value-type="float">
            <text:p>1,19E+00</text:p>
          </table:table-cell>
          <table:table-cell table:formula="of:=[.A856]" office:value-type="float" office:value="0.0414702499998381" calcext:value-type="float">
            <text:p>4,15E-02</text:p>
          </table:table-cell>
          <table:table-cell table:number-columns-repeated="9"/>
        </table:table-row>
        <table:table-row table:style-name="ro1">
          <table:table-cell office:value-type="float" office:value="0.0415190781248381" calcext:value-type="float">
            <text:p>4,15E-02</text:p>
          </table:table-cell>
          <table:table-cell office:value-type="float" office:value="1.204053" calcext:value-type="float">
            <text:p>1,20E+00</text:p>
          </table:table-cell>
          <table:table-cell table:formula="of:=[.A857]" office:value-type="float" office:value="0.0415190781248381" calcext:value-type="float">
            <text:p>4,15E-02</text:p>
          </table:table-cell>
          <table:table-cell table:number-columns-repeated="9"/>
        </table:table-row>
        <table:table-row table:style-name="ro1">
          <table:table-cell office:value-type="float" office:value="0.0415679062498381" calcext:value-type="float">
            <text:p>4,16E-02</text:p>
          </table:table-cell>
          <table:table-cell office:value-type="float" office:value="1.213752" calcext:value-type="float">
            <text:p>1,21E+00</text:p>
          </table:table-cell>
          <table:table-cell table:formula="of:=[.A858]" office:value-type="float" office:value="0.0415679062498381" calcext:value-type="float">
            <text:p>4,16E-02</text:p>
          </table:table-cell>
          <table:table-cell table:number-columns-repeated="9"/>
        </table:table-row>
        <table:table-row table:style-name="ro1">
          <table:table-cell office:value-type="float" office:value="0.0416167343748381" calcext:value-type="float">
            <text:p>4,16E-02</text:p>
          </table:table-cell>
          <table:table-cell office:value-type="float" office:value="1.223495" calcext:value-type="float">
            <text:p>1,22E+00</text:p>
          </table:table-cell>
          <table:table-cell table:formula="of:=[.A859]" office:value-type="float" office:value="0.0416167343748381" calcext:value-type="float">
            <text:p>4,16E-02</text:p>
          </table:table-cell>
          <table:table-cell table:number-columns-repeated="9"/>
        </table:table-row>
        <table:table-row table:style-name="ro1">
          <table:table-cell office:value-type="float" office:value="0.0416655624998381" calcext:value-type="float">
            <text:p>4,17E-02</text:p>
          </table:table-cell>
          <table:table-cell office:value-type="float" office:value="1.23328" calcext:value-type="float">
            <text:p>1,23E+00</text:p>
          </table:table-cell>
          <table:table-cell table:formula="of:=[.A860]" office:value-type="float" office:value="0.0416655624998381" calcext:value-type="float">
            <text:p>4,17E-02</text:p>
          </table:table-cell>
          <table:table-cell table:number-columns-repeated="9"/>
        </table:table-row>
        <table:table-row table:style-name="ro1">
          <table:table-cell office:value-type="float" office:value="0.0417143906248381" calcext:value-type="float">
            <text:p>4,17E-02</text:p>
          </table:table-cell>
          <table:table-cell office:value-type="float" office:value="1.243109" calcext:value-type="float">
            <text:p>1,24E+00</text:p>
          </table:table-cell>
          <table:table-cell table:formula="of:=[.A861]" office:value-type="float" office:value="0.0417143906248381" calcext:value-type="float">
            <text:p>4,17E-02</text:p>
          </table:table-cell>
          <table:table-cell table:number-columns-repeated="9"/>
        </table:table-row>
        <table:table-row table:style-name="ro1">
          <table:table-cell office:value-type="float" office:value="0.0417632187498381" calcext:value-type="float">
            <text:p>4,18E-02</text:p>
          </table:table-cell>
          <table:table-cell office:value-type="float" office:value="1.252981" calcext:value-type="float">
            <text:p>1,25E+00</text:p>
          </table:table-cell>
          <table:table-cell table:formula="of:=[.A862]" office:value-type="float" office:value="0.0417632187498381" calcext:value-type="float">
            <text:p>4,18E-02</text:p>
          </table:table-cell>
          <table:table-cell table:number-columns-repeated="9"/>
        </table:table-row>
        <table:table-row table:style-name="ro1">
          <table:table-cell office:value-type="float" office:value="0.0418120468748381" calcext:value-type="float">
            <text:p>4,18E-02</text:p>
          </table:table-cell>
          <table:table-cell office:value-type="float" office:value="1.262896" calcext:value-type="float">
            <text:p>1,26E+00</text:p>
          </table:table-cell>
          <table:table-cell table:formula="of:=[.A863]" office:value-type="float" office:value="0.0418120468748381" calcext:value-type="float">
            <text:p>4,18E-02</text:p>
          </table:table-cell>
          <table:table-cell table:number-columns-repeated="9"/>
        </table:table-row>
        <table:table-row table:style-name="ro1">
          <table:table-cell office:value-type="float" office:value="0.0418608749998381" calcext:value-type="float">
            <text:p>4,19E-02</text:p>
          </table:table-cell>
          <table:table-cell office:value-type="float" office:value="1.272853" calcext:value-type="float">
            <text:p>1,27E+00</text:p>
          </table:table-cell>
          <table:table-cell table:formula="of:=[.A864]" office:value-type="float" office:value="0.0418608749998381" calcext:value-type="float">
            <text:p>4,19E-02</text:p>
          </table:table-cell>
          <table:table-cell table:number-columns-repeated="9"/>
        </table:table-row>
        <table:table-row table:style-name="ro1">
          <table:table-cell office:value-type="float" office:value="0.0419097031248381" calcext:value-type="float">
            <text:p>4,19E-02</text:p>
          </table:table-cell>
          <table:table-cell office:value-type="float" office:value="1.282853" calcext:value-type="float">
            <text:p>1,28E+00</text:p>
          </table:table-cell>
          <table:table-cell table:formula="of:=[.A865]" office:value-type="float" office:value="0.0419097031248381" calcext:value-type="float">
            <text:p>4,19E-02</text:p>
          </table:table-cell>
          <table:table-cell table:number-columns-repeated="9"/>
        </table:table-row>
        <table:table-row table:style-name="ro1">
          <table:table-cell office:value-type="float" office:value="0.0419585312498381" calcext:value-type="float">
            <text:p>4,20E-02</text:p>
          </table:table-cell>
          <table:table-cell office:value-type="float" office:value="1.292896" calcext:value-type="float">
            <text:p>1,29E+00</text:p>
          </table:table-cell>
          <table:table-cell table:formula="of:=[.A866]" office:value-type="float" office:value="0.0419585312498381" calcext:value-type="float">
            <text:p>4,20E-02</text:p>
          </table:table-cell>
          <table:table-cell table:number-columns-repeated="9"/>
        </table:table-row>
        <table:table-row table:style-name="ro1">
          <table:table-cell office:value-type="float" office:value="0.0420073593748381" calcext:value-type="float">
            <text:p>4,20E-02</text:p>
          </table:table-cell>
          <table:table-cell office:value-type="float" office:value="1.302981" calcext:value-type="float">
            <text:p>1,30E+00</text:p>
          </table:table-cell>
          <table:table-cell table:formula="of:=[.A867]" office:value-type="float" office:value="0.0420073593748381" calcext:value-type="float">
            <text:p>4,20E-02</text:p>
          </table:table-cell>
          <table:table-cell table:number-columns-repeated="9"/>
        </table:table-row>
        <table:table-row table:style-name="ro1">
          <table:table-cell office:value-type="float" office:value="0.0420561874998381" calcext:value-type="float">
            <text:p>4,21E-02</text:p>
          </table:table-cell>
          <table:table-cell office:value-type="float" office:value="1.313108" calcext:value-type="float">
            <text:p>1,31E+00</text:p>
          </table:table-cell>
          <table:table-cell table:formula="of:=[.A868]" office:value-type="float" office:value="0.0420561874998381" calcext:value-type="float">
            <text:p>4,21E-02</text:p>
          </table:table-cell>
          <table:table-cell table:number-columns-repeated="9"/>
        </table:table-row>
        <table:table-row table:style-name="ro1">
          <table:table-cell office:value-type="float" office:value="0.0421050156248381" calcext:value-type="float">
            <text:p>4,21E-02</text:p>
          </table:table-cell>
          <table:table-cell office:value-type="float" office:value="1.323277" calcext:value-type="float">
            <text:p>1,32E+00</text:p>
          </table:table-cell>
          <table:table-cell table:formula="of:=[.A869]" office:value-type="float" office:value="0.0421050156248381" calcext:value-type="float">
            <text:p>4,21E-02</text:p>
          </table:table-cell>
          <table:table-cell table:number-columns-repeated="9"/>
        </table:table-row>
        <table:table-row table:style-name="ro1">
          <table:table-cell office:value-type="float" office:value="0.0421538437498381" calcext:value-type="float">
            <text:p>4,22E-02</text:p>
          </table:table-cell>
          <table:table-cell office:value-type="float" office:value="1.333488" calcext:value-type="float">
            <text:p>1,33E+00</text:p>
          </table:table-cell>
          <table:table-cell table:formula="of:=[.A870]" office:value-type="float" office:value="0.0421538437498381" calcext:value-type="float">
            <text:p>4,22E-02</text:p>
          </table:table-cell>
          <table:table-cell table:number-columns-repeated="9"/>
        </table:table-row>
        <table:table-row table:style-name="ro1">
          <table:table-cell office:value-type="float" office:value="0.0422026718748381" calcext:value-type="float">
            <text:p>4,22E-02</text:p>
          </table:table-cell>
          <table:table-cell office:value-type="float" office:value="1.343741" calcext:value-type="float">
            <text:p>1,34E+00</text:p>
          </table:table-cell>
          <table:table-cell table:formula="of:=[.A871]" office:value-type="float" office:value="0.0422026718748381" calcext:value-type="float">
            <text:p>4,22E-02</text:p>
          </table:table-cell>
          <table:table-cell table:number-columns-repeated="9"/>
        </table:table-row>
        <table:table-row table:style-name="ro1">
          <table:table-cell office:value-type="float" office:value="0.0422514999998381" calcext:value-type="float">
            <text:p>4,23E-02</text:p>
          </table:table-cell>
          <table:table-cell office:value-type="float" office:value="1.354036" calcext:value-type="float">
            <text:p>1,35E+00</text:p>
          </table:table-cell>
          <table:table-cell table:formula="of:=[.A872]" office:value-type="float" office:value="0.0422514999998381" calcext:value-type="float">
            <text:p>4,23E-02</text:p>
          </table:table-cell>
          <table:table-cell table:number-columns-repeated="9"/>
        </table:table-row>
        <table:table-row table:style-name="ro1">
          <table:table-cell office:value-type="float" office:value="0.0423003281248381" calcext:value-type="float">
            <text:p>4,23E-02</text:p>
          </table:table-cell>
          <table:table-cell office:value-type="float" office:value="1.364372" calcext:value-type="float">
            <text:p>1,36E+00</text:p>
          </table:table-cell>
          <table:table-cell table:formula="of:=[.A873]" office:value-type="float" office:value="0.0423003281248381" calcext:value-type="float">
            <text:p>4,23E-02</text:p>
          </table:table-cell>
          <table:table-cell table:number-columns-repeated="9"/>
        </table:table-row>
        <table:table-row table:style-name="ro1">
          <table:table-cell office:value-type="float" office:value="0.0423491562498381" calcext:value-type="float">
            <text:p>4,23E-02</text:p>
          </table:table-cell>
          <table:table-cell office:value-type="float" office:value="1.37475" calcext:value-type="float">
            <text:p>1,37E+00</text:p>
          </table:table-cell>
          <table:table-cell table:formula="of:=[.A874]" office:value-type="float" office:value="0.0423491562498381" calcext:value-type="float">
            <text:p>4,23E-02</text:p>
          </table:table-cell>
          <table:table-cell table:number-columns-repeated="9"/>
        </table:table-row>
        <table:table-row table:style-name="ro1">
          <table:table-cell office:value-type="float" office:value="0.0423979843748381" calcext:value-type="float">
            <text:p>4,24E-02</text:p>
          </table:table-cell>
          <table:table-cell office:value-type="float" office:value="1.385169" calcext:value-type="float">
            <text:p>1,39E+00</text:p>
          </table:table-cell>
          <table:table-cell table:formula="of:=[.A875]" office:value-type="float" office:value="0.0423979843748381" calcext:value-type="float">
            <text:p>4,24E-02</text:p>
          </table:table-cell>
          <table:table-cell table:number-columns-repeated="9"/>
        </table:table-row>
        <table:table-row table:style-name="ro1">
          <table:table-cell office:value-type="float" office:value="0.0424468124998381" calcext:value-type="float">
            <text:p>4,24E-02</text:p>
          </table:table-cell>
          <table:table-cell office:value-type="float" office:value="1.395629" calcext:value-type="float">
            <text:p>1,40E+00</text:p>
          </table:table-cell>
          <table:table-cell table:formula="of:=[.A876]" office:value-type="float" office:value="0.0424468124998381" calcext:value-type="float">
            <text:p>4,24E-02</text:p>
          </table:table-cell>
          <table:table-cell table:number-columns-repeated="9"/>
        </table:table-row>
        <table:table-row table:style-name="ro1">
          <table:table-cell office:value-type="float" office:value="0.0424956406248381" calcext:value-type="float">
            <text:p>4,25E-02</text:p>
          </table:table-cell>
          <table:table-cell office:value-type="float" office:value="1.40613" calcext:value-type="float">
            <text:p>1,41E+00</text:p>
          </table:table-cell>
          <table:table-cell table:formula="of:=[.A877]" office:value-type="float" office:value="0.0424956406248381" calcext:value-type="float">
            <text:p>4,25E-02</text:p>
          </table:table-cell>
          <table:table-cell table:number-columns-repeated="9"/>
        </table:table-row>
        <table:table-row table:style-name="ro1">
          <table:table-cell office:value-type="float" office:value="0.0425444687498381" calcext:value-type="float">
            <text:p>4,25E-02</text:p>
          </table:table-cell>
          <table:table-cell office:value-type="float" office:value="1.416672" calcext:value-type="float">
            <text:p>1,42E+00</text:p>
          </table:table-cell>
          <table:table-cell table:formula="of:=[.A878]" office:value-type="float" office:value="0.0425444687498381" calcext:value-type="float">
            <text:p>4,25E-02</text:p>
          </table:table-cell>
          <table:table-cell table:number-columns-repeated="9"/>
        </table:table-row>
        <table:table-row table:style-name="ro1">
          <table:table-cell office:value-type="float" office:value="0.0425932968748381" calcext:value-type="float">
            <text:p>4,26E-02</text:p>
          </table:table-cell>
          <table:table-cell office:value-type="float" office:value="1.427254" calcext:value-type="float">
            <text:p>1,43E+00</text:p>
          </table:table-cell>
          <table:table-cell table:formula="of:=[.A879]" office:value-type="float" office:value="0.0425932968748381" calcext:value-type="float">
            <text:p>4,26E-02</text:p>
          </table:table-cell>
          <table:table-cell table:number-columns-repeated="9"/>
        </table:table-row>
        <table:table-row table:style-name="ro1">
          <table:table-cell office:value-type="float" office:value="0.0426421249998381" calcext:value-type="float">
            <text:p>4,26E-02</text:p>
          </table:table-cell>
          <table:table-cell office:value-type="float" office:value="1.437878" calcext:value-type="float">
            <text:p>1,44E+00</text:p>
          </table:table-cell>
          <table:table-cell table:formula="of:=[.A880]" office:value-type="float" office:value="0.0426421249998381" calcext:value-type="float">
            <text:p>4,26E-02</text:p>
          </table:table-cell>
          <table:table-cell table:number-columns-repeated="9"/>
        </table:table-row>
        <table:table-row table:style-name="ro1">
          <table:table-cell office:value-type="float" office:value="0.0426909531248381" calcext:value-type="float">
            <text:p>4,27E-02</text:p>
          </table:table-cell>
          <table:table-cell office:value-type="float" office:value="1.448541" calcext:value-type="float">
            <text:p>1,45E+00</text:p>
          </table:table-cell>
          <table:table-cell table:formula="of:=[.A881]" office:value-type="float" office:value="0.0426909531248381" calcext:value-type="float">
            <text:p>4,27E-02</text:p>
          </table:table-cell>
          <table:table-cell table:number-columns-repeated="9"/>
        </table:table-row>
        <table:table-row table:style-name="ro1">
          <table:table-cell office:value-type="float" office:value="0.0427397812498381" calcext:value-type="float">
            <text:p>4,27E-02</text:p>
          </table:table-cell>
          <table:table-cell office:value-type="float" office:value="1.459245" calcext:value-type="float">
            <text:p>1,46E+00</text:p>
          </table:table-cell>
          <table:table-cell table:formula="of:=[.A882]" office:value-type="float" office:value="0.0427397812498381" calcext:value-type="float">
            <text:p>4,27E-02</text:p>
          </table:table-cell>
          <table:table-cell table:number-columns-repeated="9"/>
        </table:table-row>
        <table:table-row table:style-name="ro1">
          <table:table-cell office:value-type="float" office:value="0.0427886093748381" calcext:value-type="float">
            <text:p>4,28E-02</text:p>
          </table:table-cell>
          <table:table-cell office:value-type="float" office:value="1.469989" calcext:value-type="float">
            <text:p>1,47E+00</text:p>
          </table:table-cell>
          <table:table-cell table:formula="of:=[.A883]" office:value-type="float" office:value="0.0427886093748381" calcext:value-type="float">
            <text:p>4,28E-02</text:p>
          </table:table-cell>
          <table:table-cell table:number-columns-repeated="9"/>
        </table:table-row>
        <table:table-row table:style-name="ro1">
          <table:table-cell office:value-type="float" office:value="0.0428374374998381" calcext:value-type="float">
            <text:p>4,28E-02</text:p>
          </table:table-cell>
          <table:table-cell office:value-type="float" office:value="1.480773" calcext:value-type="float">
            <text:p>1,48E+00</text:p>
          </table:table-cell>
          <table:table-cell table:formula="of:=[.A884]" office:value-type="float" office:value="0.0428374374998381" calcext:value-type="float">
            <text:p>4,28E-02</text:p>
          </table:table-cell>
          <table:table-cell table:number-columns-repeated="9"/>
        </table:table-row>
        <table:table-row table:style-name="ro1">
          <table:table-cell office:value-type="float" office:value="0.0428862656248381" calcext:value-type="float">
            <text:p>4,29E-02</text:p>
          </table:table-cell>
          <table:table-cell office:value-type="float" office:value="1.491597" calcext:value-type="float">
            <text:p>1,49E+00</text:p>
          </table:table-cell>
          <table:table-cell table:formula="of:=[.A885]" office:value-type="float" office:value="0.0428862656248381" calcext:value-type="float">
            <text:p>4,29E-02</text:p>
          </table:table-cell>
          <table:table-cell table:number-columns-repeated="9"/>
        </table:table-row>
        <table:table-row table:style-name="ro1">
          <table:table-cell office:value-type="float" office:value="0.0429350937498381" calcext:value-type="float">
            <text:p>4,29E-02</text:p>
          </table:table-cell>
          <table:table-cell office:value-type="float" office:value="1.502461" calcext:value-type="float">
            <text:p>1,50E+00</text:p>
          </table:table-cell>
          <table:table-cell table:formula="of:=[.A886]" office:value-type="float" office:value="0.0429350937498381" calcext:value-type="float">
            <text:p>4,29E-02</text:p>
          </table:table-cell>
          <table:table-cell table:number-columns-repeated="9"/>
        </table:table-row>
        <table:table-row table:style-name="ro1">
          <table:table-cell office:value-type="float" office:value="0.0429839218748381" calcext:value-type="float">
            <text:p>4,30E-02</text:p>
          </table:table-cell>
          <table:table-cell office:value-type="float" office:value="1.513364" calcext:value-type="float">
            <text:p>1,51E+00</text:p>
          </table:table-cell>
          <table:table-cell table:formula="of:=[.A887]" office:value-type="float" office:value="0.0429839218748381" calcext:value-type="float">
            <text:p>4,30E-02</text:p>
          </table:table-cell>
          <table:table-cell table:number-columns-repeated="9"/>
        </table:table-row>
        <table:table-row table:style-name="ro1">
          <table:table-cell office:value-type="float" office:value="0.0430327499998381" calcext:value-type="float">
            <text:p>4,30E-02</text:p>
          </table:table-cell>
          <table:table-cell office:value-type="float" office:value="1.524306" calcext:value-type="float">
            <text:p>1,52E+00</text:p>
          </table:table-cell>
          <table:table-cell table:formula="of:=[.A888]" office:value-type="float" office:value="0.0430327499998381" calcext:value-type="float">
            <text:p>4,30E-02</text:p>
          </table:table-cell>
          <table:table-cell table:number-columns-repeated="9"/>
        </table:table-row>
        <table:table-row table:style-name="ro1">
          <table:table-cell office:value-type="float" office:value="0.0430815781248381" calcext:value-type="float">
            <text:p>4,31E-02</text:p>
          </table:table-cell>
          <table:table-cell office:value-type="float" office:value="1.535288" calcext:value-type="float">
            <text:p>1,54E+00</text:p>
          </table:table-cell>
          <table:table-cell table:formula="of:=[.A889]" office:value-type="float" office:value="0.0430815781248381" calcext:value-type="float">
            <text:p>4,31E-02</text:p>
          </table:table-cell>
          <table:table-cell table:number-columns-repeated="9"/>
        </table:table-row>
        <table:table-row table:style-name="ro1">
          <table:table-cell office:value-type="float" office:value="0.0431304062498381" calcext:value-type="float">
            <text:p>4,31E-02</text:p>
          </table:table-cell>
          <table:table-cell office:value-type="float" office:value="1.546309" calcext:value-type="float">
            <text:p>1,55E+00</text:p>
          </table:table-cell>
          <table:table-cell table:formula="of:=[.A890]" office:value-type="float" office:value="0.0431304062498381" calcext:value-type="float">
            <text:p>4,31E-02</text:p>
          </table:table-cell>
          <table:table-cell table:number-columns-repeated="9"/>
        </table:table-row>
        <table:table-row table:style-name="ro1">
          <table:table-cell office:value-type="float" office:value="0.0431792343748381" calcext:value-type="float">
            <text:p>4,32E-02</text:p>
          </table:table-cell>
          <table:table-cell office:value-type="float" office:value="1.557369" calcext:value-type="float">
            <text:p>1,56E+00</text:p>
          </table:table-cell>
          <table:table-cell table:formula="of:=[.A891]" office:value-type="float" office:value="0.0431792343748381" calcext:value-type="float">
            <text:p>4,32E-02</text:p>
          </table:table-cell>
          <table:table-cell table:number-columns-repeated="9"/>
        </table:table-row>
        <table:table-row table:style-name="ro1">
          <table:table-cell office:value-type="float" office:value="0.043228062499838" calcext:value-type="float">
            <text:p>4,32E-02</text:p>
          </table:table-cell>
          <table:table-cell office:value-type="float" office:value="1.568468" calcext:value-type="float">
            <text:p>1,57E+00</text:p>
          </table:table-cell>
          <table:table-cell table:formula="of:=[.A892]" office:value-type="float" office:value="0.043228062499838" calcext:value-type="float">
            <text:p>4,32E-02</text:p>
          </table:table-cell>
          <table:table-cell table:number-columns-repeated="9"/>
        </table:table-row>
        <table:table-row table:style-name="ro1">
          <table:table-cell office:value-type="float" office:value="0.043276890624838" calcext:value-type="float">
            <text:p>4,33E-02</text:p>
          </table:table-cell>
          <table:table-cell office:value-type="float" office:value="1.579605" calcext:value-type="float">
            <text:p>1,58E+00</text:p>
          </table:table-cell>
          <table:table-cell table:formula="of:=[.A893]" office:value-type="float" office:value="0.043276890624838" calcext:value-type="float">
            <text:p>4,33E-02</text:p>
          </table:table-cell>
          <table:table-cell table:number-columns-repeated="9"/>
        </table:table-row>
        <table:table-row table:style-name="ro1">
          <table:table-cell office:value-type="float" office:value="0.043325718749838" calcext:value-type="float">
            <text:p>4,33E-02</text:p>
          </table:table-cell>
          <table:table-cell office:value-type="float" office:value="1.590781" calcext:value-type="float">
            <text:p>1,59E+00</text:p>
          </table:table-cell>
          <table:table-cell table:formula="of:=[.A894]" office:value-type="float" office:value="0.043325718749838" calcext:value-type="float">
            <text:p>4,33E-02</text:p>
          </table:table-cell>
          <table:table-cell table:number-columns-repeated="9"/>
        </table:table-row>
        <table:table-row table:style-name="ro1">
          <table:table-cell office:value-type="float" office:value="0.043374546874838" calcext:value-type="float">
            <text:p>4,34E-02</text:p>
          </table:table-cell>
          <table:table-cell office:value-type="float" office:value="1.601995" calcext:value-type="float">
            <text:p>1,60E+00</text:p>
          </table:table-cell>
          <table:table-cell table:formula="of:=[.A895]" office:value-type="float" office:value="0.043374546874838" calcext:value-type="float">
            <text:p>4,34E-02</text:p>
          </table:table-cell>
          <table:table-cell table:number-columns-repeated="9"/>
        </table:table-row>
        <table:table-row table:style-name="ro1">
          <table:table-cell office:value-type="float" office:value="0.043423374999838" calcext:value-type="float">
            <text:p>4,34E-02</text:p>
          </table:table-cell>
          <table:table-cell office:value-type="float" office:value="1.613248" calcext:value-type="float">
            <text:p>1,61E+00</text:p>
          </table:table-cell>
          <table:table-cell table:formula="of:=[.A896]" office:value-type="float" office:value="0.043423374999838" calcext:value-type="float">
            <text:p>4,34E-02</text:p>
          </table:table-cell>
          <table:table-cell table:number-columns-repeated="9"/>
        </table:table-row>
        <table:table-row table:style-name="ro1">
          <table:table-cell office:value-type="float" office:value="0.043472203124838" calcext:value-type="float">
            <text:p>4,35E-02</text:p>
          </table:table-cell>
          <table:table-cell office:value-type="float" office:value="1.624538" calcext:value-type="float">
            <text:p>1,62E+00</text:p>
          </table:table-cell>
          <table:table-cell table:formula="of:=[.A897]" office:value-type="float" office:value="0.043472203124838" calcext:value-type="float">
            <text:p>4,35E-02</text:p>
          </table:table-cell>
          <table:table-cell table:number-columns-repeated="9"/>
        </table:table-row>
        <table:table-row table:style-name="ro1">
          <table:table-cell office:value-type="float" office:value="0.043521031249838" calcext:value-type="float">
            <text:p>4,35E-02</text:p>
          </table:table-cell>
          <table:table-cell office:value-type="float" office:value="1.635867" calcext:value-type="float">
            <text:p>1,64E+00</text:p>
          </table:table-cell>
          <table:table-cell table:formula="of:=[.A898]" office:value-type="float" office:value="0.043521031249838" calcext:value-type="float">
            <text:p>4,35E-02</text:p>
          </table:table-cell>
          <table:table-cell table:number-columns-repeated="9"/>
        </table:table-row>
        <table:table-row table:style-name="ro1">
          <table:table-cell office:value-type="float" office:value="0.043569859374838" calcext:value-type="float">
            <text:p>4,36E-02</text:p>
          </table:table-cell>
          <table:table-cell office:value-type="float" office:value="1.647233" calcext:value-type="float">
            <text:p>1,65E+00</text:p>
          </table:table-cell>
          <table:table-cell table:formula="of:=[.A899]" office:value-type="float" office:value="0.043569859374838" calcext:value-type="float">
            <text:p>4,36E-02</text:p>
          </table:table-cell>
          <table:table-cell table:number-columns-repeated="9"/>
        </table:table-row>
        <table:table-row table:style-name="ro1">
          <table:table-cell office:value-type="float" office:value="0.043618687499838" calcext:value-type="float">
            <text:p>4,36E-02</text:p>
          </table:table-cell>
          <table:table-cell office:value-type="float" office:value="1.658637" calcext:value-type="float">
            <text:p>1,66E+00</text:p>
          </table:table-cell>
          <table:table-cell table:formula="of:=[.A900]" office:value-type="float" office:value="0.043618687499838" calcext:value-type="float">
            <text:p>4,36E-02</text:p>
          </table:table-cell>
          <table:table-cell table:number-columns-repeated="9"/>
        </table:table-row>
        <table:table-row table:style-name="ro1">
          <table:table-cell office:value-type="float" office:value="0.043667515624838" calcext:value-type="float">
            <text:p>4,37E-02</text:p>
          </table:table-cell>
          <table:table-cell office:value-type="float" office:value="1.670078" calcext:value-type="float">
            <text:p>1,67E+00</text:p>
          </table:table-cell>
          <table:table-cell table:formula="of:=[.A901]" office:value-type="float" office:value="0.043667515624838" calcext:value-type="float">
            <text:p>4,37E-02</text:p>
          </table:table-cell>
          <table:table-cell table:number-columns-repeated="9"/>
        </table:table-row>
        <table:table-row table:style-name="ro1">
          <table:table-cell office:value-type="float" office:value="0.043716343749838" calcext:value-type="float">
            <text:p>4,37E-02</text:p>
          </table:table-cell>
          <table:table-cell office:value-type="float" office:value="1.681556" calcext:value-type="float">
            <text:p>1,68E+00</text:p>
          </table:table-cell>
          <table:table-cell table:formula="of:=[.A902]" office:value-type="float" office:value="0.043716343749838" calcext:value-type="float">
            <text:p>4,37E-02</text:p>
          </table:table-cell>
          <table:table-cell table:number-columns-repeated="9"/>
        </table:table-row>
        <table:table-row table:style-name="ro1">
          <table:table-cell office:value-type="float" office:value="0.043765171874838" calcext:value-type="float">
            <text:p>4,38E-02</text:p>
          </table:table-cell>
          <table:table-cell office:value-type="float" office:value="1.693072" calcext:value-type="float">
            <text:p>1,69E+00</text:p>
          </table:table-cell>
          <table:table-cell table:formula="of:=[.A903]" office:value-type="float" office:value="0.043765171874838" calcext:value-type="float">
            <text:p>4,38E-02</text:p>
          </table:table-cell>
          <table:table-cell table:number-columns-repeated="9"/>
        </table:table-row>
        <table:table-row table:style-name="ro1">
          <table:table-cell office:value-type="float" office:value="0.043813999999838" calcext:value-type="float">
            <text:p>4,38E-02</text:p>
          </table:table-cell>
          <table:table-cell office:value-type="float" office:value="1.704625" calcext:value-type="float">
            <text:p>1,70E+00</text:p>
          </table:table-cell>
          <table:table-cell table:formula="of:=[.A904]" office:value-type="float" office:value="0.043813999999838" calcext:value-type="float">
            <text:p>4,38E-02</text:p>
          </table:table-cell>
          <table:table-cell table:number-columns-repeated="9"/>
        </table:table-row>
        <table:table-row table:style-name="ro1">
          <table:table-cell office:value-type="float" office:value="0.043862828124838" calcext:value-type="float">
            <text:p>4,39E-02</text:p>
          </table:table-cell>
          <table:table-cell office:value-type="float" office:value="1.716214" calcext:value-type="float">
            <text:p>1,72E+00</text:p>
          </table:table-cell>
          <table:table-cell table:formula="of:=[.A905]" office:value-type="float" office:value="0.043862828124838" calcext:value-type="float">
            <text:p>4,39E-02</text:p>
          </table:table-cell>
          <table:table-cell table:number-columns-repeated="9"/>
        </table:table-row>
        <table:table-row table:style-name="ro1">
          <table:table-cell office:value-type="float" office:value="0.043911656249838" calcext:value-type="float">
            <text:p>4,39E-02</text:p>
          </table:table-cell>
          <table:table-cell office:value-type="float" office:value="1.727841" calcext:value-type="float">
            <text:p>1,73E+00</text:p>
          </table:table-cell>
          <table:table-cell table:formula="of:=[.A906]" office:value-type="float" office:value="0.043911656249838" calcext:value-type="float">
            <text:p>4,39E-02</text:p>
          </table:table-cell>
          <table:table-cell table:number-columns-repeated="9"/>
        </table:table-row>
        <table:table-row table:style-name="ro1">
          <table:table-cell office:value-type="float" office:value="0.043960484374838" calcext:value-type="float">
            <text:p>4,40E-02</text:p>
          </table:table-cell>
          <table:table-cell office:value-type="float" office:value="1.739503" calcext:value-type="float">
            <text:p>1,74E+00</text:p>
          </table:table-cell>
          <table:table-cell table:formula="of:=[.A907]" office:value-type="float" office:value="0.043960484374838" calcext:value-type="float">
            <text:p>4,40E-02</text:p>
          </table:table-cell>
          <table:table-cell table:number-columns-repeated="9"/>
        </table:table-row>
        <table:table-row table:style-name="ro1">
          <table:table-cell office:value-type="float" office:value="0.044009312499838" calcext:value-type="float">
            <text:p>4,40E-02</text:p>
          </table:table-cell>
          <table:table-cell office:value-type="float" office:value="1.751202" calcext:value-type="float">
            <text:p>1,75E+00</text:p>
          </table:table-cell>
          <table:table-cell table:formula="of:=[.A908]" office:value-type="float" office:value="0.044009312499838" calcext:value-type="float">
            <text:p>4,40E-02</text:p>
          </table:table-cell>
          <table:table-cell table:number-columns-repeated="9"/>
        </table:table-row>
        <table:table-row table:style-name="ro1">
          <table:table-cell office:value-type="float" office:value="0.044058140624838" calcext:value-type="float">
            <text:p>4,41E-02</text:p>
          </table:table-cell>
          <table:table-cell office:value-type="float" office:value="1.762938" calcext:value-type="float">
            <text:p>1,76E+00</text:p>
          </table:table-cell>
          <table:table-cell table:formula="of:=[.A909]" office:value-type="float" office:value="0.044058140624838" calcext:value-type="float">
            <text:p>4,41E-02</text:p>
          </table:table-cell>
          <table:table-cell table:number-columns-repeated="9"/>
        </table:table-row>
        <table:table-row table:style-name="ro1">
          <table:table-cell office:value-type="float" office:value="0.044106968749838" calcext:value-type="float">
            <text:p>4,41E-02</text:p>
          </table:table-cell>
          <table:table-cell office:value-type="float" office:value="1.774709" calcext:value-type="float">
            <text:p>1,77E+00</text:p>
          </table:table-cell>
          <table:table-cell table:formula="of:=[.A910]" office:value-type="float" office:value="0.044106968749838" calcext:value-type="float">
            <text:p>4,41E-02</text:p>
          </table:table-cell>
          <table:table-cell table:number-columns-repeated="9"/>
        </table:table-row>
        <table:table-row table:style-name="ro1">
          <table:table-cell office:value-type="float" office:value="0.044155796874838" calcext:value-type="float">
            <text:p>4,42E-02</text:p>
          </table:table-cell>
          <table:table-cell office:value-type="float" office:value="1.786517" calcext:value-type="float">
            <text:p>1,79E+00</text:p>
          </table:table-cell>
          <table:table-cell table:formula="of:=[.A911]" office:value-type="float" office:value="0.044155796874838" calcext:value-type="float">
            <text:p>4,42E-02</text:p>
          </table:table-cell>
          <table:table-cell table:number-columns-repeated="9"/>
        </table:table-row>
        <table:table-row table:style-name="ro1">
          <table:table-cell office:value-type="float" office:value="0.044204624999838" calcext:value-type="float">
            <text:p>4,42E-02</text:p>
          </table:table-cell>
          <table:table-cell office:value-type="float" office:value="1.79836" calcext:value-type="float">
            <text:p>1,80E+00</text:p>
          </table:table-cell>
          <table:table-cell table:formula="of:=[.A912]" office:value-type="float" office:value="0.044204624999838" calcext:value-type="float">
            <text:p>4,42E-02</text:p>
          </table:table-cell>
          <table:table-cell table:number-columns-repeated="9"/>
        </table:table-row>
        <table:table-row table:style-name="ro1">
          <table:table-cell office:value-type="float" office:value="0.044253453124838" calcext:value-type="float">
            <text:p>4,43E-02</text:p>
          </table:table-cell>
          <table:table-cell office:value-type="float" office:value="1.810239" calcext:value-type="float">
            <text:p>1,81E+00</text:p>
          </table:table-cell>
          <table:table-cell table:formula="of:=[.A913]" office:value-type="float" office:value="0.044253453124838" calcext:value-type="float">
            <text:p>4,43E-02</text:p>
          </table:table-cell>
          <table:table-cell table:number-columns-repeated="9"/>
        </table:table-row>
        <table:table-row table:style-name="ro1">
          <table:table-cell office:value-type="float" office:value="0.044302281249838" calcext:value-type="float">
            <text:p>4,43E-02</text:p>
          </table:table-cell>
          <table:table-cell office:value-type="float" office:value="1.822153" calcext:value-type="float">
            <text:p>1,82E+00</text:p>
          </table:table-cell>
          <table:table-cell table:formula="of:=[.A914]" office:value-type="float" office:value="0.044302281249838" calcext:value-type="float">
            <text:p>4,43E-02</text:p>
          </table:table-cell>
          <table:table-cell table:number-columns-repeated="9"/>
        </table:table-row>
        <table:table-row table:style-name="ro1">
          <table:table-cell office:value-type="float" office:value="0.044351109374838" calcext:value-type="float">
            <text:p>4,44E-02</text:p>
          </table:table-cell>
          <table:table-cell office:value-type="float" office:value="1.834102" calcext:value-type="float">
            <text:p>1,83E+00</text:p>
          </table:table-cell>
          <table:table-cell table:formula="of:=[.A915]" office:value-type="float" office:value="0.044351109374838" calcext:value-type="float">
            <text:p>4,44E-02</text:p>
          </table:table-cell>
          <table:table-cell table:number-columns-repeated="9"/>
        </table:table-row>
        <table:table-row table:style-name="ro1">
          <table:table-cell office:value-type="float" office:value="0.044399937499838" calcext:value-type="float">
            <text:p>4,44E-02</text:p>
          </table:table-cell>
          <table:table-cell office:value-type="float" office:value="1.846087" calcext:value-type="float">
            <text:p>1,85E+00</text:p>
          </table:table-cell>
          <table:table-cell table:formula="of:=[.A916]" office:value-type="float" office:value="0.044399937499838" calcext:value-type="float">
            <text:p>4,44E-02</text:p>
          </table:table-cell>
          <table:table-cell table:number-columns-repeated="9"/>
        </table:table-row>
        <table:table-row table:style-name="ro1">
          <table:table-cell office:value-type="float" office:value="0.044448765624838" calcext:value-type="float">
            <text:p>4,44E-02</text:p>
          </table:table-cell>
          <table:table-cell office:value-type="float" office:value="1.858107" calcext:value-type="float">
            <text:p>1,86E+00</text:p>
          </table:table-cell>
          <table:table-cell table:formula="of:=[.A917]" office:value-type="float" office:value="0.044448765624838" calcext:value-type="float">
            <text:p>4,44E-02</text:p>
          </table:table-cell>
          <table:table-cell table:number-columns-repeated="9"/>
        </table:table-row>
        <table:table-row table:style-name="ro1">
          <table:table-cell office:value-type="float" office:value="0.044497593749838" calcext:value-type="float">
            <text:p>4,45E-02</text:p>
          </table:table-cell>
          <table:table-cell office:value-type="float" office:value="1.870161" calcext:value-type="float">
            <text:p>1,87E+00</text:p>
          </table:table-cell>
          <table:table-cell table:formula="of:=[.A918]" office:value-type="float" office:value="0.044497593749838" calcext:value-type="float">
            <text:p>4,45E-02</text:p>
          </table:table-cell>
          <table:table-cell table:number-columns-repeated="9"/>
        </table:table-row>
        <table:table-row table:style-name="ro1">
          <table:table-cell office:value-type="float" office:value="0.044546421874838" calcext:value-type="float">
            <text:p>4,45E-02</text:p>
          </table:table-cell>
          <table:table-cell office:value-type="float" office:value="1.88225" calcext:value-type="float">
            <text:p>1,88E+00</text:p>
          </table:table-cell>
          <table:table-cell table:formula="of:=[.A919]" office:value-type="float" office:value="0.044546421874838" calcext:value-type="float">
            <text:p>4,45E-02</text:p>
          </table:table-cell>
          <table:table-cell table:number-columns-repeated="9"/>
        </table:table-row>
        <table:table-row table:style-name="ro1">
          <table:table-cell office:value-type="float" office:value="0.044595249999838" calcext:value-type="float">
            <text:p>4,46E-02</text:p>
          </table:table-cell>
          <table:table-cell office:value-type="float" office:value="1.894374" calcext:value-type="float">
            <text:p>1,89E+00</text:p>
          </table:table-cell>
          <table:table-cell table:formula="of:=[.A920]" office:value-type="float" office:value="0.044595249999838" calcext:value-type="float">
            <text:p>4,46E-02</text:p>
          </table:table-cell>
          <table:table-cell table:number-columns-repeated="9"/>
        </table:table-row>
        <table:table-row table:style-name="ro1">
          <table:table-cell office:value-type="float" office:value="0.044644078124838" calcext:value-type="float">
            <text:p>4,46E-02</text:p>
          </table:table-cell>
          <table:table-cell office:value-type="float" office:value="1.906532" calcext:value-type="float">
            <text:p>1,91E+00</text:p>
          </table:table-cell>
          <table:table-cell table:formula="of:=[.A921]" office:value-type="float" office:value="0.044644078124838" calcext:value-type="float">
            <text:p>4,46E-02</text:p>
          </table:table-cell>
          <table:table-cell table:number-columns-repeated="9"/>
        </table:table-row>
        <table:table-row table:style-name="ro1">
          <table:table-cell office:value-type="float" office:value="0.044692906249838" calcext:value-type="float">
            <text:p>4,47E-02</text:p>
          </table:table-cell>
          <table:table-cell office:value-type="float" office:value="1.918725" calcext:value-type="float">
            <text:p>1,92E+00</text:p>
          </table:table-cell>
          <table:table-cell table:formula="of:=[.A922]" office:value-type="float" office:value="0.044692906249838" calcext:value-type="float">
            <text:p>4,47E-02</text:p>
          </table:table-cell>
          <table:table-cell table:number-columns-repeated="9"/>
        </table:table-row>
        <table:table-row table:style-name="ro1">
          <table:table-cell office:value-type="float" office:value="0.044741734374838" calcext:value-type="float">
            <text:p>4,47E-02</text:p>
          </table:table-cell>
          <table:table-cell office:value-type="float" office:value="1.930951" calcext:value-type="float">
            <text:p>1,93E+00</text:p>
          </table:table-cell>
          <table:table-cell table:formula="of:=[.A923]" office:value-type="float" office:value="0.044741734374838" calcext:value-type="float">
            <text:p>4,47E-02</text:p>
          </table:table-cell>
          <table:table-cell table:number-columns-repeated="9"/>
        </table:table-row>
        <table:table-row table:style-name="ro1">
          <table:table-cell office:value-type="float" office:value="0.044790562499838" calcext:value-type="float">
            <text:p>4,48E-02</text:p>
          </table:table-cell>
          <table:table-cell office:value-type="float" office:value="1.943212" calcext:value-type="float">
            <text:p>1,94E+00</text:p>
          </table:table-cell>
          <table:table-cell table:formula="of:=[.A924]" office:value-type="float" office:value="0.044790562499838" calcext:value-type="float">
            <text:p>4,48E-02</text:p>
          </table:table-cell>
          <table:table-cell table:number-columns-repeated="9"/>
        </table:table-row>
        <table:table-row table:style-name="ro1">
          <table:table-cell office:value-type="float" office:value="0.044839390624838" calcext:value-type="float">
            <text:p>4,48E-02</text:p>
          </table:table-cell>
          <table:table-cell office:value-type="float" office:value="1.955506" calcext:value-type="float">
            <text:p>1,96E+00</text:p>
          </table:table-cell>
          <table:table-cell table:formula="of:=[.A925]" office:value-type="float" office:value="0.044839390624838" calcext:value-type="float">
            <text:p>4,48E-02</text:p>
          </table:table-cell>
          <table:table-cell table:number-columns-repeated="9"/>
        </table:table-row>
        <table:table-row table:style-name="ro1">
          <table:table-cell office:value-type="float" office:value="0.044888218749838" calcext:value-type="float">
            <text:p>4,49E-02</text:p>
          </table:table-cell>
          <table:table-cell office:value-type="float" office:value="1.967834" calcext:value-type="float">
            <text:p>1,97E+00</text:p>
          </table:table-cell>
          <table:table-cell table:formula="of:=[.A926]" office:value-type="float" office:value="0.044888218749838" calcext:value-type="float">
            <text:p>4,49E-02</text:p>
          </table:table-cell>
          <table:table-cell table:number-columns-repeated="9"/>
        </table:table-row>
        <table:table-row table:style-name="ro1">
          <table:table-cell office:value-type="float" office:value="0.044937046874838" calcext:value-type="float">
            <text:p>4,49E-02</text:p>
          </table:table-cell>
          <table:table-cell office:value-type="float" office:value="1.980195" calcext:value-type="float">
            <text:p>1,98E+00</text:p>
          </table:table-cell>
          <table:table-cell table:formula="of:=[.A927]" office:value-type="float" office:value="0.044937046874838" calcext:value-type="float">
            <text:p>4,49E-02</text:p>
          </table:table-cell>
          <table:table-cell table:number-columns-repeated="9"/>
        </table:table-row>
        <table:table-row table:style-name="ro1">
          <table:table-cell office:value-type="float" office:value="0.0449858749998379" calcext:value-type="float">
            <text:p>4,50E-02</text:p>
          </table:table-cell>
          <table:table-cell office:value-type="float" office:value="1.992589" calcext:value-type="float">
            <text:p>1,99E+00</text:p>
          </table:table-cell>
          <table:table-cell table:formula="of:=[.A928]" office:value-type="float" office:value="0.0449858749998379" calcext:value-type="float">
            <text:p>4,50E-02</text:p>
          </table:table-cell>
          <table:table-cell table:number-columns-repeated="9"/>
        </table:table-row>
        <table:table-row table:style-name="ro1">
          <table:table-cell office:value-type="float" office:value="0.0450347031248379" calcext:value-type="float">
            <text:p>4,50E-02</text:p>
          </table:table-cell>
          <table:table-cell office:value-type="float" office:value="2.005017" calcext:value-type="float">
            <text:p>2,01E+00</text:p>
          </table:table-cell>
          <table:table-cell table:formula="of:=[.A929]" office:value-type="float" office:value="0.0450347031248379" calcext:value-type="float">
            <text:p>4,50E-02</text:p>
          </table:table-cell>
          <table:table-cell table:number-columns-repeated="9"/>
        </table:table-row>
        <table:table-row table:style-name="ro1">
          <table:table-cell office:value-type="float" office:value="0.0450835312498379" calcext:value-type="float">
            <text:p>4,51E-02</text:p>
          </table:table-cell>
          <table:table-cell office:value-type="float" office:value="2.017478" calcext:value-type="float">
            <text:p>2,02E+00</text:p>
          </table:table-cell>
          <table:table-cell table:formula="of:=[.A930]" office:value-type="float" office:value="0.0450835312498379" calcext:value-type="float">
            <text:p>4,51E-02</text:p>
          </table:table-cell>
          <table:table-cell table:number-columns-repeated="9"/>
        </table:table-row>
        <table:table-row table:style-name="ro1">
          <table:table-cell office:value-type="float" office:value="0.0451323593748379" calcext:value-type="float">
            <text:p>4,51E-02</text:p>
          </table:table-cell>
          <table:table-cell office:value-type="float" office:value="2.029972" calcext:value-type="float">
            <text:p>2,03E+00</text:p>
          </table:table-cell>
          <table:table-cell table:formula="of:=[.A931]" office:value-type="float" office:value="0.0451323593748379" calcext:value-type="float">
            <text:p>4,51E-02</text:p>
          </table:table-cell>
          <table:table-cell table:number-columns-repeated="9"/>
        </table:table-row>
        <table:table-row table:style-name="ro1">
          <table:table-cell office:value-type="float" office:value="0.0451811874998379" calcext:value-type="float">
            <text:p>4,52E-02</text:p>
          </table:table-cell>
          <table:table-cell office:value-type="float" office:value="2.042498" calcext:value-type="float">
            <text:p>2,04E+00</text:p>
          </table:table-cell>
          <table:table-cell table:formula="of:=[.A932]" office:value-type="float" office:value="0.0451811874998379" calcext:value-type="float">
            <text:p>4,52E-02</text:p>
          </table:table-cell>
          <table:table-cell table:number-columns-repeated="9"/>
        </table:table-row>
        <table:table-row table:style-name="ro1">
          <table:table-cell office:value-type="float" office:value="0.0452300156248379" calcext:value-type="float">
            <text:p>4,52E-02</text:p>
          </table:table-cell>
          <table:table-cell office:value-type="float" office:value="2.055057" calcext:value-type="float">
            <text:p>2,06E+00</text:p>
          </table:table-cell>
          <table:table-cell table:formula="of:=[.A933]" office:value-type="float" office:value="0.0452300156248379" calcext:value-type="float">
            <text:p>4,52E-02</text:p>
          </table:table-cell>
          <table:table-cell table:number-columns-repeated="9"/>
        </table:table-row>
        <table:table-row table:style-name="ro1">
          <table:table-cell office:value-type="float" office:value="0.0452788437498379" calcext:value-type="float">
            <text:p>4,53E-02</text:p>
          </table:table-cell>
          <table:table-cell office:value-type="float" office:value="2.067648" calcext:value-type="float">
            <text:p>2,07E+00</text:p>
          </table:table-cell>
          <table:table-cell table:formula="of:=[.A934]" office:value-type="float" office:value="0.0452788437498379" calcext:value-type="float">
            <text:p>4,53E-02</text:p>
          </table:table-cell>
          <table:table-cell table:number-columns-repeated="9"/>
        </table:table-row>
        <table:table-row table:style-name="ro1">
          <table:table-cell office:value-type="float" office:value="0.0453276718748379" calcext:value-type="float">
            <text:p>4,53E-02</text:p>
          </table:table-cell>
          <table:table-cell office:value-type="float" office:value="2.080272" calcext:value-type="float">
            <text:p>2,08E+00</text:p>
          </table:table-cell>
          <table:table-cell table:formula="of:=[.A935]" office:value-type="float" office:value="0.0453276718748379" calcext:value-type="float">
            <text:p>4,53E-02</text:p>
          </table:table-cell>
          <table:table-cell table:number-columns-repeated="9"/>
        </table:table-row>
        <table:table-row table:style-name="ro1">
          <table:table-cell office:value-type="float" office:value="0.0453764999998379" calcext:value-type="float">
            <text:p>4,54E-02</text:p>
          </table:table-cell>
          <table:table-cell office:value-type="float" office:value="2.092927" calcext:value-type="float">
            <text:p>2,09E+00</text:p>
          </table:table-cell>
          <table:table-cell table:formula="of:=[.A936]" office:value-type="float" office:value="0.0453764999998379" calcext:value-type="float">
            <text:p>4,54E-02</text:p>
          </table:table-cell>
          <table:table-cell table:number-columns-repeated="9"/>
        </table:table-row>
        <table:table-row table:style-name="ro1">
          <table:table-cell office:value-type="float" office:value="0.0454253281248379" calcext:value-type="float">
            <text:p>4,54E-02</text:p>
          </table:table-cell>
          <table:table-cell office:value-type="float" office:value="2.105615" calcext:value-type="float">
            <text:p>2,11E+00</text:p>
          </table:table-cell>
          <table:table-cell table:formula="of:=[.A937]" office:value-type="float" office:value="0.0454253281248379" calcext:value-type="float">
            <text:p>4,54E-02</text:p>
          </table:table-cell>
          <table:table-cell table:number-columns-repeated="9"/>
        </table:table-row>
        <table:table-row table:style-name="ro1">
          <table:table-cell office:value-type="float" office:value="0.0454741562498379" calcext:value-type="float">
            <text:p>4,55E-02</text:p>
          </table:table-cell>
          <table:table-cell office:value-type="float" office:value="2.118335" calcext:value-type="float">
            <text:p>2,12E+00</text:p>
          </table:table-cell>
          <table:table-cell table:formula="of:=[.A938]" office:value-type="float" office:value="0.0454741562498379" calcext:value-type="float">
            <text:p>4,55E-02</text:p>
          </table:table-cell>
          <table:table-cell table:number-columns-repeated="9"/>
        </table:table-row>
        <table:table-row table:style-name="ro1">
          <table:table-cell office:value-type="float" office:value="0.0455229843748379" calcext:value-type="float">
            <text:p>4,55E-02</text:p>
          </table:table-cell>
          <table:table-cell office:value-type="float" office:value="2.131086" calcext:value-type="float">
            <text:p>2,13E+00</text:p>
          </table:table-cell>
          <table:table-cell table:formula="of:=[.A939]" office:value-type="float" office:value="0.0455229843748379" calcext:value-type="float">
            <text:p>4,55E-02</text:p>
          </table:table-cell>
          <table:table-cell table:number-columns-repeated="9"/>
        </table:table-row>
        <table:table-row table:style-name="ro1">
          <table:table-cell office:value-type="float" office:value="0.0455718124998379" calcext:value-type="float">
            <text:p>4,56E-02</text:p>
          </table:table-cell>
          <table:table-cell office:value-type="float" office:value="2.143869" calcext:value-type="float">
            <text:p>2,14E+00</text:p>
          </table:table-cell>
          <table:table-cell table:formula="of:=[.A940]" office:value-type="float" office:value="0.0455718124998379" calcext:value-type="float">
            <text:p>4,56E-02</text:p>
          </table:table-cell>
          <table:table-cell table:number-columns-repeated="9"/>
        </table:table-row>
        <table:table-row table:style-name="ro1">
          <table:table-cell office:value-type="float" office:value="0.0456206406248379" calcext:value-type="float">
            <text:p>4,56E-02</text:p>
          </table:table-cell>
          <table:table-cell office:value-type="float" office:value="2.156683" calcext:value-type="float">
            <text:p>2,16E+00</text:p>
          </table:table-cell>
          <table:table-cell table:formula="of:=[.A941]" office:value-type="float" office:value="0.0456206406248379" calcext:value-type="float">
            <text:p>4,56E-02</text:p>
          </table:table-cell>
          <table:table-cell table:number-columns-repeated="9"/>
        </table:table-row>
        <table:table-row table:style-name="ro1">
          <table:table-cell office:value-type="float" office:value="0.0456694687498379" calcext:value-type="float">
            <text:p>4,57E-02</text:p>
          </table:table-cell>
          <table:table-cell office:value-type="float" office:value="2.169528" calcext:value-type="float">
            <text:p>2,17E+00</text:p>
          </table:table-cell>
          <table:table-cell table:formula="of:=[.A942]" office:value-type="float" office:value="0.0456694687498379" calcext:value-type="float">
            <text:p>4,57E-02</text:p>
          </table:table-cell>
          <table:table-cell table:number-columns-repeated="9"/>
        </table:table-row>
        <table:table-row table:style-name="ro1">
          <table:table-cell office:value-type="float" office:value="0.0457182968748379" calcext:value-type="float">
            <text:p>4,57E-02</text:p>
          </table:table-cell>
          <table:table-cell office:value-type="float" office:value="2.182405" calcext:value-type="float">
            <text:p>2,18E+00</text:p>
          </table:table-cell>
          <table:table-cell table:formula="of:=[.A943]" office:value-type="float" office:value="0.0457182968748379" calcext:value-type="float">
            <text:p>4,57E-02</text:p>
          </table:table-cell>
          <table:table-cell table:number-columns-repeated="9"/>
        </table:table-row>
        <table:table-row table:style-name="ro1">
          <table:table-cell office:value-type="float" office:value="0.0457671249998379" calcext:value-type="float">
            <text:p>4,58E-02</text:p>
          </table:table-cell>
          <table:table-cell office:value-type="float" office:value="2.195312" calcext:value-type="float">
            <text:p>2,20E+00</text:p>
          </table:table-cell>
          <table:table-cell table:formula="of:=[.A944]" office:value-type="float" office:value="0.0457671249998379" calcext:value-type="float">
            <text:p>4,58E-02</text:p>
          </table:table-cell>
          <table:table-cell table:number-columns-repeated="9"/>
        </table:table-row>
        <table:table-row table:style-name="ro1">
          <table:table-cell office:value-type="float" office:value="0.0458159531248379" calcext:value-type="float">
            <text:p>4,58E-02</text:p>
          </table:table-cell>
          <table:table-cell office:value-type="float" office:value="2.20825" calcext:value-type="float">
            <text:p>2,21E+00</text:p>
          </table:table-cell>
          <table:table-cell table:formula="of:=[.A945]" office:value-type="float" office:value="0.0458159531248379" calcext:value-type="float">
            <text:p>4,58E-02</text:p>
          </table:table-cell>
          <table:table-cell table:number-columns-repeated="9"/>
        </table:table-row>
        <table:table-row table:style-name="ro1">
          <table:table-cell office:value-type="float" office:value="0.0458647812498379" calcext:value-type="float">
            <text:p>4,59E-02</text:p>
          </table:table-cell>
          <table:table-cell office:value-type="float" office:value="2.221219" calcext:value-type="float">
            <text:p>2,22E+00</text:p>
          </table:table-cell>
          <table:table-cell table:formula="of:=[.A946]" office:value-type="float" office:value="0.0458647812498379" calcext:value-type="float">
            <text:p>4,59E-02</text:p>
          </table:table-cell>
          <table:table-cell table:number-columns-repeated="9"/>
        </table:table-row>
        <table:table-row table:style-name="ro1">
          <table:table-cell office:value-type="float" office:value="0.0459136093748379" calcext:value-type="float">
            <text:p>4,59E-02</text:p>
          </table:table-cell>
          <table:table-cell office:value-type="float" office:value="2.234218" calcext:value-type="float">
            <text:p>2,23E+00</text:p>
          </table:table-cell>
          <table:table-cell table:formula="of:=[.A947]" office:value-type="float" office:value="0.0459136093748379" calcext:value-type="float">
            <text:p>4,59E-02</text:p>
          </table:table-cell>
          <table:table-cell table:number-columns-repeated="9"/>
        </table:table-row>
        <table:table-row table:style-name="ro1">
          <table:table-cell office:value-type="float" office:value="0.0459624374998379" calcext:value-type="float">
            <text:p>4,60E-02</text:p>
          </table:table-cell>
          <table:table-cell office:value-type="float" office:value="2.247248" calcext:value-type="float">
            <text:p>2,25E+00</text:p>
          </table:table-cell>
          <table:table-cell table:formula="of:=[.A948]" office:value-type="float" office:value="0.0459624374998379" calcext:value-type="float">
            <text:p>4,60E-02</text:p>
          </table:table-cell>
          <table:table-cell table:number-columns-repeated="9"/>
        </table:table-row>
        <table:table-row table:style-name="ro1">
          <table:table-cell office:value-type="float" office:value="0.0460112656248379" calcext:value-type="float">
            <text:p>4,60E-02</text:p>
          </table:table-cell>
          <table:table-cell office:value-type="float" office:value="2.260307" calcext:value-type="float">
            <text:p>2,26E+00</text:p>
          </table:table-cell>
          <table:table-cell table:formula="of:=[.A949]" office:value-type="float" office:value="0.0460112656248379" calcext:value-type="float">
            <text:p>4,60E-02</text:p>
          </table:table-cell>
          <table:table-cell table:number-columns-repeated="9"/>
        </table:table-row>
        <table:table-row table:style-name="ro1">
          <table:table-cell office:value-type="float" office:value="0.0460600937498379" calcext:value-type="float">
            <text:p>4,61E-02</text:p>
          </table:table-cell>
          <table:table-cell office:value-type="float" office:value="2.273397" calcext:value-type="float">
            <text:p>2,27E+00</text:p>
          </table:table-cell>
          <table:table-cell table:formula="of:=[.A950]" office:value-type="float" office:value="0.0460600937498379" calcext:value-type="float">
            <text:p>4,61E-02</text:p>
          </table:table-cell>
          <table:table-cell table:number-columns-repeated="9"/>
        </table:table-row>
        <table:table-row table:style-name="ro1">
          <table:table-cell office:value-type="float" office:value="0.0461089218748379" calcext:value-type="float">
            <text:p>4,61E-02</text:p>
          </table:table-cell>
          <table:table-cell office:value-type="float" office:value="2.286517" calcext:value-type="float">
            <text:p>2,29E+00</text:p>
          </table:table-cell>
          <table:table-cell table:formula="of:=[.A951]" office:value-type="float" office:value="0.0461089218748379" calcext:value-type="float">
            <text:p>4,61E-02</text:p>
          </table:table-cell>
          <table:table-cell table:number-columns-repeated="9"/>
        </table:table-row>
        <table:table-row table:style-name="ro1">
          <table:table-cell office:value-type="float" office:value="0.0461577499998379" calcext:value-type="float">
            <text:p>4,62E-02</text:p>
          </table:table-cell>
          <table:table-cell office:value-type="float" office:value="2.299667" calcext:value-type="float">
            <text:p>2,30E+00</text:p>
          </table:table-cell>
          <table:table-cell table:formula="of:=[.A952]" office:value-type="float" office:value="0.0461577499998379" calcext:value-type="float">
            <text:p>4,62E-02</text:p>
          </table:table-cell>
          <table:table-cell table:number-columns-repeated="9"/>
        </table:table-row>
        <table:table-row table:style-name="ro1">
          <table:table-cell office:value-type="float" office:value="0.0462065781248379" calcext:value-type="float">
            <text:p>4,62E-02</text:p>
          </table:table-cell>
          <table:table-cell office:value-type="float" office:value="2.312846" calcext:value-type="float">
            <text:p>2,31E+00</text:p>
          </table:table-cell>
          <table:table-cell table:formula="of:=[.A953]" office:value-type="float" office:value="0.0462065781248379" calcext:value-type="float">
            <text:p>4,62E-02</text:p>
          </table:table-cell>
          <table:table-cell table:number-columns-repeated="9"/>
        </table:table-row>
        <table:table-row table:style-name="ro1">
          <table:table-cell office:value-type="float" office:value="0.0462554062498379" calcext:value-type="float">
            <text:p>4,63E-02</text:p>
          </table:table-cell>
          <table:table-cell office:value-type="float" office:value="2.326055" calcext:value-type="float">
            <text:p>2,33E+00</text:p>
          </table:table-cell>
          <table:table-cell table:formula="of:=[.A954]" office:value-type="float" office:value="0.0462554062498379" calcext:value-type="float">
            <text:p>4,63E-02</text:p>
          </table:table-cell>
          <table:table-cell table:number-columns-repeated="9"/>
        </table:table-row>
        <table:table-row table:style-name="ro1">
          <table:table-cell office:value-type="float" office:value="0.0463042343748379" calcext:value-type="float">
            <text:p>4,63E-02</text:p>
          </table:table-cell>
          <table:table-cell office:value-type="float" office:value="2.339293" calcext:value-type="float">
            <text:p>2,34E+00</text:p>
          </table:table-cell>
          <table:table-cell table:formula="of:=[.A955]" office:value-type="float" office:value="0.0463042343748379" calcext:value-type="float">
            <text:p>4,63E-02</text:p>
          </table:table-cell>
          <table:table-cell table:number-columns-repeated="9"/>
        </table:table-row>
        <table:table-row table:style-name="ro1">
          <table:table-cell office:value-type="float" office:value="0.0463530624998379" calcext:value-type="float">
            <text:p>4,64E-02</text:p>
          </table:table-cell>
          <table:table-cell office:value-type="float" office:value="2.35256" calcext:value-type="float">
            <text:p>2,35E+00</text:p>
          </table:table-cell>
          <table:table-cell table:formula="of:=[.A956]" office:value-type="float" office:value="0.0463530624998379" calcext:value-type="float">
            <text:p>4,64E-02</text:p>
          </table:table-cell>
          <table:table-cell table:number-columns-repeated="9"/>
        </table:table-row>
        <table:table-row table:style-name="ro1">
          <table:table-cell office:value-type="float" office:value="0.0464018906248379" calcext:value-type="float">
            <text:p>4,64E-02</text:p>
          </table:table-cell>
          <table:table-cell office:value-type="float" office:value="2.365856" calcext:value-type="float">
            <text:p>2,37E+00</text:p>
          </table:table-cell>
          <table:table-cell table:formula="of:=[.A957]" office:value-type="float" office:value="0.0464018906248379" calcext:value-type="float">
            <text:p>4,64E-02</text:p>
          </table:table-cell>
          <table:table-cell table:number-columns-repeated="9"/>
        </table:table-row>
        <table:table-row table:style-name="ro1">
          <table:table-cell office:value-type="float" office:value="0.0464507187498379" calcext:value-type="float">
            <text:p>4,65E-02</text:p>
          </table:table-cell>
          <table:table-cell office:value-type="float" office:value="2.379181" calcext:value-type="float">
            <text:p>2,38E+00</text:p>
          </table:table-cell>
          <table:table-cell table:formula="of:=[.A958]" office:value-type="float" office:value="0.0464507187498379" calcext:value-type="float">
            <text:p>4,65E-02</text:p>
          </table:table-cell>
          <table:table-cell table:number-columns-repeated="9"/>
        </table:table-row>
        <table:table-row table:style-name="ro1">
          <table:table-cell office:value-type="float" office:value="0.0464995468748379" calcext:value-type="float">
            <text:p>4,65E-02</text:p>
          </table:table-cell>
          <table:table-cell office:value-type="float" office:value="2.392535" calcext:value-type="float">
            <text:p>2,39E+00</text:p>
          </table:table-cell>
          <table:table-cell table:formula="of:=[.A959]" office:value-type="float" office:value="0.0464995468748379" calcext:value-type="float">
            <text:p>4,65E-02</text:p>
          </table:table-cell>
          <table:table-cell table:number-columns-repeated="9"/>
        </table:table-row>
        <table:table-row table:style-name="ro1">
          <table:table-cell office:value-type="float" office:value="0.0465483749998379" calcext:value-type="float">
            <text:p>4,65E-02</text:p>
          </table:table-cell>
          <table:table-cell office:value-type="float" office:value="2.405918" calcext:value-type="float">
            <text:p>2,41E+00</text:p>
          </table:table-cell>
          <table:table-cell table:formula="of:=[.A960]" office:value-type="float" office:value="0.0465483749998379" calcext:value-type="float">
            <text:p>4,65E-02</text:p>
          </table:table-cell>
          <table:table-cell table:number-columns-repeated="9"/>
        </table:table-row>
        <table:table-row table:style-name="ro1">
          <table:table-cell office:value-type="float" office:value="0.0465972031248379" calcext:value-type="float">
            <text:p>4,66E-02</text:p>
          </table:table-cell>
          <table:table-cell office:value-type="float" office:value="2.419329" calcext:value-type="float">
            <text:p>2,42E+00</text:p>
          </table:table-cell>
          <table:table-cell table:formula="of:=[.A961]" office:value-type="float" office:value="0.0465972031248379" calcext:value-type="float">
            <text:p>4,66E-02</text:p>
          </table:table-cell>
          <table:table-cell table:number-columns-repeated="9"/>
        </table:table-row>
        <table:table-row table:style-name="ro1">
          <table:table-cell office:value-type="float" office:value="0.0466460312498379" calcext:value-type="float">
            <text:p>4,66E-02</text:p>
          </table:table-cell>
          <table:table-cell office:value-type="float" office:value="2.432769" calcext:value-type="float">
            <text:p>2,43E+00</text:p>
          </table:table-cell>
          <table:table-cell table:formula="of:=[.A962]" office:value-type="float" office:value="0.0466460312498379" calcext:value-type="float">
            <text:p>4,66E-02</text:p>
          </table:table-cell>
          <table:table-cell table:number-columns-repeated="9"/>
        </table:table-row>
        <table:table-row table:style-name="ro1">
          <table:table-cell office:value-type="float" office:value="0.0466948593748379" calcext:value-type="float">
            <text:p>4,67E-02</text:p>
          </table:table-cell>
          <table:table-cell office:value-type="float" office:value="2.446236" calcext:value-type="float">
            <text:p>2,45E+00</text:p>
          </table:table-cell>
          <table:table-cell table:formula="of:=[.A963]" office:value-type="float" office:value="0.0466948593748379" calcext:value-type="float">
            <text:p>4,67E-02</text:p>
          </table:table-cell>
          <table:table-cell table:number-columns-repeated="9"/>
        </table:table-row>
        <table:table-row table:style-name="ro1">
          <table:table-cell office:value-type="float" office:value="0.0467436874998378" calcext:value-type="float">
            <text:p>4,67E-02</text:p>
          </table:table-cell>
          <table:table-cell office:value-type="float" office:value="2.459732" calcext:value-type="float">
            <text:p>2,46E+00</text:p>
          </table:table-cell>
          <table:table-cell table:formula="of:=[.A964]" office:value-type="float" office:value="0.0467436874998378" calcext:value-type="float">
            <text:p>4,67E-02</text:p>
          </table:table-cell>
          <table:table-cell table:number-columns-repeated="9"/>
        </table:table-row>
        <table:table-row table:style-name="ro1">
          <table:table-cell office:value-type="float" office:value="0.0467925156248378" calcext:value-type="float">
            <text:p>4,68E-02</text:p>
          </table:table-cell>
          <table:table-cell office:value-type="float" office:value="2.473256" calcext:value-type="float">
            <text:p>2,47E+00</text:p>
          </table:table-cell>
          <table:table-cell table:formula="of:=[.A965]" office:value-type="float" office:value="0.0467925156248378" calcext:value-type="float">
            <text:p>4,68E-02</text:p>
          </table:table-cell>
          <table:table-cell table:number-columns-repeated="9"/>
        </table:table-row>
        <table:table-row table:style-name="ro1">
          <table:table-cell office:value-type="float" office:value="0.0468413437498378" calcext:value-type="float">
            <text:p>4,68E-02</text:p>
          </table:table-cell>
          <table:table-cell office:value-type="float" office:value="2.486807" calcext:value-type="float">
            <text:p>2,49E+00</text:p>
          </table:table-cell>
          <table:table-cell table:formula="of:=[.A966]" office:value-type="float" office:value="0.0468413437498378" calcext:value-type="float">
            <text:p>4,68E-02</text:p>
          </table:table-cell>
          <table:table-cell table:number-columns-repeated="9"/>
        </table:table-row>
        <table:table-row table:style-name="ro1">
          <table:table-cell office:value-type="float" office:value="0.0468901718748378" calcext:value-type="float">
            <text:p>4,69E-02</text:p>
          </table:table-cell>
          <table:table-cell office:value-type="float" office:value="2.500387" calcext:value-type="float">
            <text:p>2,50E+00</text:p>
          </table:table-cell>
          <table:table-cell table:formula="of:=[.A967]" office:value-type="float" office:value="0.0468901718748378" calcext:value-type="float">
            <text:p>4,69E-02</text:p>
          </table:table-cell>
          <table:table-cell table:number-columns-repeated="9"/>
        </table:table-row>
        <table:table-row table:style-name="ro1">
          <table:table-cell office:value-type="float" office:value="0.0469389999998378" calcext:value-type="float">
            <text:p>4,69E-02</text:p>
          </table:table-cell>
          <table:table-cell office:value-type="float" office:value="2.513994" calcext:value-type="float">
            <text:p>2,51E+00</text:p>
          </table:table-cell>
          <table:table-cell table:formula="of:=[.A968]" office:value-type="float" office:value="0.0469389999998378" calcext:value-type="float">
            <text:p>4,69E-02</text:p>
          </table:table-cell>
          <table:table-cell table:number-columns-repeated="9"/>
        </table:table-row>
        <table:table-row table:style-name="ro1">
          <table:table-cell office:value-type="float" office:value="0.0469878281248378" calcext:value-type="float">
            <text:p>4,70E-02</text:p>
          </table:table-cell>
          <table:table-cell office:value-type="float" office:value="2.527627" calcext:value-type="float">
            <text:p>2,53E+00</text:p>
          </table:table-cell>
          <table:table-cell table:formula="of:=[.A969]" office:value-type="float" office:value="0.0469878281248378" calcext:value-type="float">
            <text:p>4,70E-02</text:p>
          </table:table-cell>
          <table:table-cell table:number-columns-repeated="9"/>
        </table:table-row>
        <table:table-row table:style-name="ro1">
          <table:table-cell office:value-type="float" office:value="0.0470366562498378" calcext:value-type="float">
            <text:p>4,70E-02</text:p>
          </table:table-cell>
          <table:table-cell office:value-type="float" office:value="2.541289" calcext:value-type="float">
            <text:p>2,54E+00</text:p>
          </table:table-cell>
          <table:table-cell table:formula="of:=[.A970]" office:value-type="float" office:value="0.0470366562498378" calcext:value-type="float">
            <text:p>4,70E-02</text:p>
          </table:table-cell>
          <table:table-cell table:number-columns-repeated="9"/>
        </table:table-row>
        <table:table-row table:style-name="ro1">
          <table:table-cell office:value-type="float" office:value="0.0470854843748378" calcext:value-type="float">
            <text:p>4,71E-02</text:p>
          </table:table-cell>
          <table:table-cell office:value-type="float" office:value="2.554978" calcext:value-type="float">
            <text:p>2,55E+00</text:p>
          </table:table-cell>
          <table:table-cell table:formula="of:=[.A971]" office:value-type="float" office:value="0.0470854843748378" calcext:value-type="float">
            <text:p>4,71E-02</text:p>
          </table:table-cell>
          <table:table-cell table:number-columns-repeated="9"/>
        </table:table-row>
        <table:table-row table:style-name="ro1">
          <table:table-cell office:value-type="float" office:value="0.0471343124998378" calcext:value-type="float">
            <text:p>4,71E-02</text:p>
          </table:table-cell>
          <table:table-cell office:value-type="float" office:value="2.568693" calcext:value-type="float">
            <text:p>2,57E+00</text:p>
          </table:table-cell>
          <table:table-cell table:formula="of:=[.A972]" office:value-type="float" office:value="0.0471343124998378" calcext:value-type="float">
            <text:p>4,71E-02</text:p>
          </table:table-cell>
          <table:table-cell table:number-columns-repeated="9"/>
        </table:table-row>
        <table:table-row table:style-name="ro1">
          <table:table-cell office:value-type="float" office:value="0.0471831406248378" calcext:value-type="float">
            <text:p>4,72E-02</text:p>
          </table:table-cell>
          <table:table-cell office:value-type="float" office:value="2.582436" calcext:value-type="float">
            <text:p>2,58E+00</text:p>
          </table:table-cell>
          <table:table-cell table:formula="of:=[.A973]" office:value-type="float" office:value="0.0471831406248378" calcext:value-type="float">
            <text:p>4,72E-02</text:p>
          </table:table-cell>
          <table:table-cell table:number-columns-repeated="9"/>
        </table:table-row>
        <table:table-row table:style-name="ro1">
          <table:table-cell office:value-type="float" office:value="0.0472319687498378" calcext:value-type="float">
            <text:p>4,72E-02</text:p>
          </table:table-cell>
          <table:table-cell office:value-type="float" office:value="2.596205" calcext:value-type="float">
            <text:p>2,60E+00</text:p>
          </table:table-cell>
          <table:table-cell table:formula="of:=[.A974]" office:value-type="float" office:value="0.0472319687498378" calcext:value-type="float">
            <text:p>4,72E-02</text:p>
          </table:table-cell>
          <table:table-cell table:number-columns-repeated="9"/>
        </table:table-row>
        <table:table-row table:style-name="ro1">
          <table:table-cell office:value-type="float" office:value="0.0472807968748378" calcext:value-type="float">
            <text:p>4,73E-02</text:p>
          </table:table-cell>
          <table:table-cell office:value-type="float" office:value="2.610001" calcext:value-type="float">
            <text:p>2,61E+00</text:p>
          </table:table-cell>
          <table:table-cell table:formula="of:=[.A975]" office:value-type="float" office:value="0.0472807968748378" calcext:value-type="float">
            <text:p>4,73E-02</text:p>
          </table:table-cell>
          <table:table-cell table:number-columns-repeated="9"/>
        </table:table-row>
        <table:table-row table:style-name="ro1">
          <table:table-cell office:value-type="float" office:value="0.0473296249998378" calcext:value-type="float">
            <text:p>4,73E-02</text:p>
          </table:table-cell>
          <table:table-cell office:value-type="float" office:value="2.623823" calcext:value-type="float">
            <text:p>2,62E+00</text:p>
          </table:table-cell>
          <table:table-cell table:formula="of:=[.A976]" office:value-type="float" office:value="0.0473296249998378" calcext:value-type="float">
            <text:p>4,73E-02</text:p>
          </table:table-cell>
          <table:table-cell table:number-columns-repeated="9"/>
        </table:table-row>
        <table:table-row table:style-name="ro1">
          <table:table-cell office:value-type="float" office:value="0.0473784531248378" calcext:value-type="float">
            <text:p>4,74E-02</text:p>
          </table:table-cell>
          <table:table-cell office:value-type="float" office:value="2.637672" calcext:value-type="float">
            <text:p>2,64E+00</text:p>
          </table:table-cell>
          <table:table-cell table:formula="of:=[.A977]" office:value-type="float" office:value="0.0473784531248378" calcext:value-type="float">
            <text:p>4,74E-02</text:p>
          </table:table-cell>
          <table:table-cell table:number-columns-repeated="9"/>
        </table:table-row>
        <table:table-row table:style-name="ro1">
          <table:table-cell office:value-type="float" office:value="0.0474272812498378" calcext:value-type="float">
            <text:p>4,74E-02</text:p>
          </table:table-cell>
          <table:table-cell office:value-type="float" office:value="2.651546" calcext:value-type="float">
            <text:p>2,65E+00</text:p>
          </table:table-cell>
          <table:table-cell table:formula="of:=[.A978]" office:value-type="float" office:value="0.0474272812498378" calcext:value-type="float">
            <text:p>4,74E-02</text:p>
          </table:table-cell>
          <table:table-cell table:number-columns-repeated="9"/>
        </table:table-row>
        <table:table-row table:style-name="ro1">
          <table:table-cell office:value-type="float" office:value="0.0474761093748378" calcext:value-type="float">
            <text:p>4,75E-02</text:p>
          </table:table-cell>
          <table:table-cell office:value-type="float" office:value="2.665447" calcext:value-type="float">
            <text:p>2,67E+00</text:p>
          </table:table-cell>
          <table:table-cell table:formula="of:=[.A979]" office:value-type="float" office:value="0.0474761093748378" calcext:value-type="float">
            <text:p>4,75E-02</text:p>
          </table:table-cell>
          <table:table-cell table:number-columns-repeated="9"/>
        </table:table-row>
        <table:table-row table:style-name="ro1">
          <table:table-cell office:value-type="float" office:value="0.0475249374998378" calcext:value-type="float">
            <text:p>4,75E-02</text:p>
          </table:table-cell>
          <table:table-cell office:value-type="float" office:value="2.679374" calcext:value-type="float">
            <text:p>2,68E+00</text:p>
          </table:table-cell>
          <table:table-cell table:formula="of:=[.A980]" office:value-type="float" office:value="0.0475249374998378" calcext:value-type="float">
            <text:p>4,75E-02</text:p>
          </table:table-cell>
          <table:table-cell table:number-columns-repeated="9"/>
        </table:table-row>
        <table:table-row table:style-name="ro1">
          <table:table-cell office:value-type="float" office:value="0.0475737656248378" calcext:value-type="float">
            <text:p>4,76E-02</text:p>
          </table:table-cell>
          <table:table-cell office:value-type="float" office:value="2.693327" calcext:value-type="float">
            <text:p>2,69E+00</text:p>
          </table:table-cell>
          <table:table-cell table:formula="of:=[.A981]" office:value-type="float" office:value="0.0475737656248378" calcext:value-type="float">
            <text:p>4,76E-02</text:p>
          </table:table-cell>
          <table:table-cell table:number-columns-repeated="9"/>
        </table:table-row>
        <table:table-row table:style-name="ro1">
          <table:table-cell office:value-type="float" office:value="0.0476225937498378" calcext:value-type="float">
            <text:p>4,76E-02</text:p>
          </table:table-cell>
          <table:table-cell office:value-type="float" office:value="2.707306" calcext:value-type="float">
            <text:p>2,71E+00</text:p>
          </table:table-cell>
          <table:table-cell table:formula="of:=[.A982]" office:value-type="float" office:value="0.0476225937498378" calcext:value-type="float">
            <text:p>4,76E-02</text:p>
          </table:table-cell>
          <table:table-cell table:number-columns-repeated="9"/>
        </table:table-row>
        <table:table-row table:style-name="ro1">
          <table:table-cell office:value-type="float" office:value="0.0476714218748378" calcext:value-type="float">
            <text:p>4,77E-02</text:p>
          </table:table-cell>
          <table:table-cell office:value-type="float" office:value="2.72131" calcext:value-type="float">
            <text:p>2,72E+00</text:p>
          </table:table-cell>
          <table:table-cell table:formula="of:=[.A983]" office:value-type="float" office:value="0.0476714218748378" calcext:value-type="float">
            <text:p>4,77E-02</text:p>
          </table:table-cell>
          <table:table-cell table:number-columns-repeated="9"/>
        </table:table-row>
        <table:table-row table:style-name="ro1">
          <table:table-cell office:value-type="float" office:value="0.0477202499998378" calcext:value-type="float">
            <text:p>4,77E-02</text:p>
          </table:table-cell>
          <table:table-cell office:value-type="float" office:value="2.735339" calcext:value-type="float">
            <text:p>2,74E+00</text:p>
          </table:table-cell>
          <table:table-cell table:formula="of:=[.A984]" office:value-type="float" office:value="0.0477202499998378" calcext:value-type="float">
            <text:p>4,77E-02</text:p>
          </table:table-cell>
          <table:table-cell table:number-columns-repeated="9"/>
        </table:table-row>
        <table:table-row table:style-name="ro1">
          <table:table-cell office:value-type="float" office:value="0.0477690781248378" calcext:value-type="float">
            <text:p>4,78E-02</text:p>
          </table:table-cell>
          <table:table-cell office:value-type="float" office:value="2.749394" calcext:value-type="float">
            <text:p>2,75E+00</text:p>
          </table:table-cell>
          <table:table-cell table:formula="of:=[.A985]" office:value-type="float" office:value="0.0477690781248378" calcext:value-type="float">
            <text:p>4,78E-02</text:p>
          </table:table-cell>
          <table:table-cell table:number-columns-repeated="9"/>
        </table:table-row>
        <table:table-row table:style-name="ro1">
          <table:table-cell office:value-type="float" office:value="0.0478179062498378" calcext:value-type="float">
            <text:p>4,78E-02</text:p>
          </table:table-cell>
          <table:table-cell office:value-type="float" office:value="2.763474" calcext:value-type="float">
            <text:p>2,76E+00</text:p>
          </table:table-cell>
          <table:table-cell table:formula="of:=[.A986]" office:value-type="float" office:value="0.0478179062498378" calcext:value-type="float">
            <text:p>4,78E-02</text:p>
          </table:table-cell>
          <table:table-cell table:number-columns-repeated="9"/>
        </table:table-row>
        <table:table-row table:style-name="ro1">
          <table:table-cell office:value-type="float" office:value="0.0478667343748378" calcext:value-type="float">
            <text:p>4,79E-02</text:p>
          </table:table-cell>
          <table:table-cell office:value-type="float" office:value="2.777579" calcext:value-type="float">
            <text:p>2,78E+00</text:p>
          </table:table-cell>
          <table:table-cell table:formula="of:=[.A987]" office:value-type="float" office:value="0.0478667343748378" calcext:value-type="float">
            <text:p>4,79E-02</text:p>
          </table:table-cell>
          <table:table-cell table:number-columns-repeated="9"/>
        </table:table-row>
        <table:table-row table:style-name="ro1">
          <table:table-cell office:value-type="float" office:value="0.0479155624998378" calcext:value-type="float">
            <text:p>4,79E-02</text:p>
          </table:table-cell>
          <table:table-cell office:value-type="float" office:value="2.791709" calcext:value-type="float">
            <text:p>2,79E+00</text:p>
          </table:table-cell>
          <table:table-cell table:formula="of:=[.A988]" office:value-type="float" office:value="0.0479155624998378" calcext:value-type="float">
            <text:p>4,79E-02</text:p>
          </table:table-cell>
          <table:table-cell table:number-columns-repeated="9"/>
        </table:table-row>
        <table:table-row table:style-name="ro1">
          <table:table-cell office:value-type="float" office:value="0.0479643906248378" calcext:value-type="float">
            <text:p>4,80E-02</text:p>
          </table:table-cell>
          <table:table-cell office:value-type="float" office:value="2.805863" calcext:value-type="float">
            <text:p>2,81E+00</text:p>
          </table:table-cell>
          <table:table-cell table:formula="of:=[.A989]" office:value-type="float" office:value="0.0479643906248378" calcext:value-type="float">
            <text:p>4,80E-02</text:p>
          </table:table-cell>
          <table:table-cell table:number-columns-repeated="9"/>
        </table:table-row>
        <table:table-row table:style-name="ro1">
          <table:table-cell office:value-type="float" office:value="0.0480132187498378" calcext:value-type="float">
            <text:p>4,80E-02</text:p>
          </table:table-cell>
          <table:table-cell office:value-type="float" office:value="2.820043" calcext:value-type="float">
            <text:p>2,82E+00</text:p>
          </table:table-cell>
          <table:table-cell table:formula="of:=[.A990]" office:value-type="float" office:value="0.0480132187498378" calcext:value-type="float">
            <text:p>4,80E-02</text:p>
          </table:table-cell>
          <table:table-cell table:number-columns-repeated="9"/>
        </table:table-row>
        <table:table-row table:style-name="ro1">
          <table:table-cell office:value-type="float" office:value="0.0480620468748378" calcext:value-type="float">
            <text:p>4,81E-02</text:p>
          </table:table-cell>
          <table:table-cell office:value-type="float" office:value="2.834247" calcext:value-type="float">
            <text:p>2,83E+00</text:p>
          </table:table-cell>
          <table:table-cell table:formula="of:=[.A991]" office:value-type="float" office:value="0.0480620468748378" calcext:value-type="float">
            <text:p>4,81E-02</text:p>
          </table:table-cell>
          <table:table-cell table:number-columns-repeated="9"/>
        </table:table-row>
        <table:table-row table:style-name="ro1">
          <table:table-cell office:value-type="float" office:value="0.0481108749998378" calcext:value-type="float">
            <text:p>4,81E-02</text:p>
          </table:table-cell>
          <table:table-cell office:value-type="float" office:value="2.848475" calcext:value-type="float">
            <text:p>2,85E+00</text:p>
          </table:table-cell>
          <table:table-cell table:formula="of:=[.A992]" office:value-type="float" office:value="0.0481108749998378" calcext:value-type="float">
            <text:p>4,81E-02</text:p>
          </table:table-cell>
          <table:table-cell table:number-columns-repeated="9"/>
        </table:table-row>
        <table:table-row table:style-name="ro1">
          <table:table-cell office:value-type="float" office:value="0.0481597031248378" calcext:value-type="float">
            <text:p>4,82E-02</text:p>
          </table:table-cell>
          <table:table-cell office:value-type="float" office:value="2.862728" calcext:value-type="float">
            <text:p>2,86E+00</text:p>
          </table:table-cell>
          <table:table-cell table:formula="of:=[.A993]" office:value-type="float" office:value="0.0481597031248378" calcext:value-type="float">
            <text:p>4,82E-02</text:p>
          </table:table-cell>
          <table:table-cell table:number-columns-repeated="9"/>
        </table:table-row>
        <table:table-row table:style-name="ro1">
          <table:table-cell office:value-type="float" office:value="0.0482085312498378" calcext:value-type="float">
            <text:p>4,82E-02</text:p>
          </table:table-cell>
          <table:table-cell office:value-type="float" office:value="2.877005" calcext:value-type="float">
            <text:p>2,88E+00</text:p>
          </table:table-cell>
          <table:table-cell table:formula="of:=[.A994]" office:value-type="float" office:value="0.0482085312498378" calcext:value-type="float">
            <text:p>4,82E-02</text:p>
          </table:table-cell>
          <table:table-cell table:number-columns-repeated="9"/>
        </table:table-row>
        <table:table-row table:style-name="ro1">
          <table:table-cell office:value-type="float" office:value="0.0482573593748378" calcext:value-type="float">
            <text:p>4,83E-02</text:p>
          </table:table-cell>
          <table:table-cell office:value-type="float" office:value="2.891306" calcext:value-type="float">
            <text:p>2,89E+00</text:p>
          </table:table-cell>
          <table:table-cell table:formula="of:=[.A995]" office:value-type="float" office:value="0.0482573593748378" calcext:value-type="float">
            <text:p>4,83E-02</text:p>
          </table:table-cell>
          <table:table-cell table:number-columns-repeated="9"/>
        </table:table-row>
        <table:table-row table:style-name="ro1">
          <table:table-cell office:value-type="float" office:value="0.0483061874998378" calcext:value-type="float">
            <text:p>4,83E-02</text:p>
          </table:table-cell>
          <table:table-cell office:value-type="float" office:value="2.905631" calcext:value-type="float">
            <text:p>2,91E+00</text:p>
          </table:table-cell>
          <table:table-cell table:formula="of:=[.A996]" office:value-type="float" office:value="0.0483061874998378" calcext:value-type="float">
            <text:p>4,83E-02</text:p>
          </table:table-cell>
          <table:table-cell table:number-columns-repeated="9"/>
        </table:table-row>
        <table:table-row table:style-name="ro1">
          <table:table-cell office:value-type="float" office:value="0.0483550156248378" calcext:value-type="float">
            <text:p>4,84E-02</text:p>
          </table:table-cell>
          <table:table-cell office:value-type="float" office:value="2.91998" calcext:value-type="float">
            <text:p>2,92E+00</text:p>
          </table:table-cell>
          <table:table-cell table:formula="of:=[.A997]" office:value-type="float" office:value="0.0483550156248378" calcext:value-type="float">
            <text:p>4,84E-02</text:p>
          </table:table-cell>
          <table:table-cell table:number-columns-repeated="9"/>
        </table:table-row>
        <table:table-row table:style-name="ro1">
          <table:table-cell office:value-type="float" office:value="0.0484038437498378" calcext:value-type="float">
            <text:p>4,84E-02</text:p>
          </table:table-cell>
          <table:table-cell office:value-type="float" office:value="2.934353" calcext:value-type="float">
            <text:p>2,93E+00</text:p>
          </table:table-cell>
          <table:table-cell table:formula="of:=[.A998]" office:value-type="float" office:value="0.0484038437498378" calcext:value-type="float">
            <text:p>4,84E-02</text:p>
          </table:table-cell>
          <table:table-cell table:number-columns-repeated="9"/>
        </table:table-row>
        <table:table-row table:style-name="ro1">
          <table:table-cell office:value-type="float" office:value="0.0484526718748378" calcext:value-type="float">
            <text:p>4,85E-02</text:p>
          </table:table-cell>
          <table:table-cell office:value-type="float" office:value="2.948749" calcext:value-type="float">
            <text:p>2,95E+00</text:p>
          </table:table-cell>
          <table:table-cell table:formula="of:=[.A999]" office:value-type="float" office:value="0.0484526718748378" calcext:value-type="float">
            <text:p>4,85E-02</text:p>
          </table:table-cell>
          <table:table-cell table:number-columns-repeated="9"/>
        </table:table-row>
        <table:table-row table:style-name="ro1">
          <table:table-cell office:value-type="float" office:value="0.0485014999998377" calcext:value-type="float">
            <text:p>4,85E-02</text:p>
          </table:table-cell>
          <table:table-cell office:value-type="float" office:value="2.963169" calcext:value-type="float">
            <text:p>2,96E+00</text:p>
          </table:table-cell>
          <table:table-cell table:formula="of:=[.A1000]" office:value-type="float" office:value="0.0485014999998377" calcext:value-type="float">
            <text:p>4,85E-02</text:p>
          </table:table-cell>
          <table:table-cell table:number-columns-repeated="9"/>
        </table:table-row>
        <table:table-row table:style-name="ro1">
          <table:table-cell office:value-type="float" office:value="0.0485503281248377" calcext:value-type="float">
            <text:p>4,86E-02</text:p>
          </table:table-cell>
          <table:table-cell office:value-type="float" office:value="2.977612" calcext:value-type="float">
            <text:p>2,98E+00</text:p>
          </table:table-cell>
          <table:table-cell table:formula="of:=[.A1001]" office:value-type="float" office:value="0.0485503281248377" calcext:value-type="float">
            <text:p>4,86E-02</text:p>
          </table:table-cell>
          <table:table-cell table:number-columns-repeated="9"/>
        </table:table-row>
        <table:table-row table:style-name="ro1">
          <table:table-cell office:value-type="float" office:value="0.0485991562498377" calcext:value-type="float">
            <text:p>4,86E-02</text:p>
          </table:table-cell>
          <table:table-cell office:value-type="float" office:value="2.992078" calcext:value-type="float">
            <text:p>2,99E+00</text:p>
          </table:table-cell>
          <table:table-cell table:formula="of:=[.A1002]" office:value-type="float" office:value="0.0485991562498377" calcext:value-type="float">
            <text:p>4,86E-02</text:p>
          </table:table-cell>
          <table:table-cell table:number-columns-repeated="9"/>
        </table:table-row>
        <table:table-row table:style-name="ro1">
          <table:table-cell office:value-type="float" office:value="0.0486479843748377" calcext:value-type="float">
            <text:p>4,86E-02</text:p>
          </table:table-cell>
          <table:table-cell office:value-type="float" office:value="3.006567" calcext:value-type="float">
            <text:p>3,01E+00</text:p>
          </table:table-cell>
          <table:table-cell table:formula="of:=[.A1003]" office:value-type="float" office:value="0.0486479843748377" calcext:value-type="float">
            <text:p>4,86E-02</text:p>
          </table:table-cell>
          <table:table-cell table:number-columns-repeated="9"/>
        </table:table-row>
        <table:table-row table:style-name="ro1">
          <table:table-cell office:value-type="float" office:value="0.0486968124998377" calcext:value-type="float">
            <text:p>4,87E-02</text:p>
          </table:table-cell>
          <table:table-cell office:value-type="float" office:value="3.02108" calcext:value-type="float">
            <text:p>3,02E+00</text:p>
          </table:table-cell>
          <table:table-cell table:formula="of:=[.A1004]" office:value-type="float" office:value="0.0486968124998377" calcext:value-type="float">
            <text:p>4,87E-02</text:p>
          </table:table-cell>
          <table:table-cell table:number-columns-repeated="9"/>
        </table:table-row>
        <table:table-row table:style-name="ro1">
          <table:table-cell office:value-type="float" office:value="0.0487456406248377" calcext:value-type="float">
            <text:p>4,87E-02</text:p>
          </table:table-cell>
          <table:table-cell office:value-type="float" office:value="3.035615" calcext:value-type="float">
            <text:p>3,04E+00</text:p>
          </table:table-cell>
          <table:table-cell table:formula="of:=[.A1005]" office:value-type="float" office:value="0.0487456406248377" calcext:value-type="float">
            <text:p>4,87E-02</text:p>
          </table:table-cell>
          <table:table-cell table:number-columns-repeated="9"/>
        </table:table-row>
        <table:table-row table:style-name="ro1">
          <table:table-cell office:value-type="float" office:value="0.0487944687498377" calcext:value-type="float">
            <text:p>4,88E-02</text:p>
          </table:table-cell>
          <table:table-cell office:value-type="float" office:value="3.050173" calcext:value-type="float">
            <text:p>3,05E+00</text:p>
          </table:table-cell>
          <table:table-cell table:formula="of:=[.A1006]" office:value-type="float" office:value="0.0487944687498377" calcext:value-type="float">
            <text:p>4,88E-02</text:p>
          </table:table-cell>
          <table:table-cell table:number-columns-repeated="9"/>
        </table:table-row>
        <table:table-row table:style-name="ro1">
          <table:table-cell office:value-type="float" office:value="0.0488432968748377" calcext:value-type="float">
            <text:p>4,88E-02</text:p>
          </table:table-cell>
          <table:table-cell office:value-type="float" office:value="3.064754" calcext:value-type="float">
            <text:p>3,06E+00</text:p>
          </table:table-cell>
          <table:table-cell table:formula="of:=[.A1007]" office:value-type="float" office:value="0.0488432968748377" calcext:value-type="float">
            <text:p>4,88E-02</text:p>
          </table:table-cell>
          <table:table-cell table:number-columns-repeated="9"/>
        </table:table-row>
        <table:table-row table:style-name="ro1">
          <table:table-cell office:value-type="float" office:value="0.0488921249998377" calcext:value-type="float">
            <text:p>4,89E-02</text:p>
          </table:table-cell>
          <table:table-cell office:value-type="float" office:value="3.079358" calcext:value-type="float">
            <text:p>3,08E+00</text:p>
          </table:table-cell>
          <table:table-cell table:formula="of:=[.A1008]" office:value-type="float" office:value="0.0488921249998377" calcext:value-type="float">
            <text:p>4,89E-02</text:p>
          </table:table-cell>
          <table:table-cell table:number-columns-repeated="9"/>
        </table:table-row>
        <table:table-row table:style-name="ro1">
          <table:table-cell office:value-type="float" office:value="0.0489409531248377" calcext:value-type="float">
            <text:p>4,89E-02</text:p>
          </table:table-cell>
          <table:table-cell office:value-type="float" office:value="3.093983" calcext:value-type="float">
            <text:p>3,09E+00</text:p>
          </table:table-cell>
          <table:table-cell table:formula="of:=[.A1009]" office:value-type="float" office:value="0.0489409531248377" calcext:value-type="float">
            <text:p>4,89E-02</text:p>
          </table:table-cell>
          <table:table-cell table:number-columns-repeated="9"/>
        </table:table-row>
        <table:table-row table:style-name="ro1">
          <table:table-cell office:value-type="float" office:value="0.0489897812498377" calcext:value-type="float">
            <text:p>4,90E-02</text:p>
          </table:table-cell>
          <table:table-cell office:value-type="float" office:value="3.108631" calcext:value-type="float">
            <text:p>3,11E+00</text:p>
          </table:table-cell>
          <table:table-cell table:formula="of:=[.A1010]" office:value-type="float" office:value="0.0489897812498377" calcext:value-type="float">
            <text:p>4,90E-02</text:p>
          </table:table-cell>
          <table:table-cell table:number-columns-repeated="9"/>
        </table:table-row>
        <table:table-row table:style-name="ro1">
          <table:table-cell office:value-type="float" office:value="0.0490386093748377" calcext:value-type="float">
            <text:p>4,90E-02</text:p>
          </table:table-cell>
          <table:table-cell office:value-type="float" office:value="3.123302" calcext:value-type="float">
            <text:p>3,12E+00</text:p>
          </table:table-cell>
          <table:table-cell table:formula="of:=[.A1011]" office:value-type="float" office:value="0.0490386093748377" calcext:value-type="float">
            <text:p>4,90E-02</text:p>
          </table:table-cell>
          <table:table-cell table:number-columns-repeated="9"/>
        </table:table-row>
        <table:table-row table:style-name="ro1">
          <table:table-cell office:value-type="float" office:value="0.0490874374998377" calcext:value-type="float">
            <text:p>4,91E-02</text:p>
          </table:table-cell>
          <table:table-cell office:value-type="float" office:value="3.137994" calcext:value-type="float">
            <text:p>3,14E+00</text:p>
          </table:table-cell>
          <table:table-cell table:formula="of:=[.A1012]" office:value-type="float" office:value="0.0490874374998377" calcext:value-type="float">
            <text:p>4,91E-02</text:p>
          </table:table-cell>
          <table:table-cell table:number-columns-repeated="9"/>
        </table:table-row>
        <table:table-row table:style-name="ro1">
          <table:table-cell office:value-type="float" office:value="0.0491362656248377" calcext:value-type="float">
            <text:p>4,91E-02</text:p>
          </table:table-cell>
          <table:table-cell office:value-type="float" office:value="3.152709" calcext:value-type="float">
            <text:p>3,15E+00</text:p>
          </table:table-cell>
          <table:table-cell table:formula="of:=[.A1013]" office:value-type="float" office:value="0.0491362656248377" calcext:value-type="float">
            <text:p>4,91E-02</text:p>
          </table:table-cell>
          <table:table-cell table:number-columns-repeated="9"/>
        </table:table-row>
        <table:table-row table:style-name="ro1">
          <table:table-cell office:value-type="float" office:value="0.0491850937498377" calcext:value-type="float">
            <text:p>4,92E-02</text:p>
          </table:table-cell>
          <table:table-cell office:value-type="float" office:value="3.167445" calcext:value-type="float">
            <text:p>3,17E+00</text:p>
          </table:table-cell>
          <table:table-cell table:formula="of:=[.A1014]" office:value-type="float" office:value="0.0491850937498377" calcext:value-type="float">
            <text:p>4,92E-02</text:p>
          </table:table-cell>
          <table:table-cell table:number-columns-repeated="9"/>
        </table:table-row>
        <table:table-row table:style-name="ro1">
          <table:table-cell office:value-type="float" office:value="0.0492339218748377" calcext:value-type="float">
            <text:p>4,92E-02</text:p>
          </table:table-cell>
          <table:table-cell office:value-type="float" office:value="3.182204" calcext:value-type="float">
            <text:p>3,18E+00</text:p>
          </table:table-cell>
          <table:table-cell table:formula="of:=[.A1015]" office:value-type="float" office:value="0.0492339218748377" calcext:value-type="float">
            <text:p>4,92E-02</text:p>
          </table:table-cell>
          <table:table-cell table:number-columns-repeated="9"/>
        </table:table-row>
        <table:table-row table:style-name="ro1">
          <table:table-cell office:value-type="float" office:value="0.0492827499998377" calcext:value-type="float">
            <text:p>4,93E-02</text:p>
          </table:table-cell>
          <table:table-cell office:value-type="float" office:value="3.196983" calcext:value-type="float">
            <text:p>3,20E+00</text:p>
          </table:table-cell>
          <table:table-cell table:formula="of:=[.A1016]" office:value-type="float" office:value="0.0492827499998377" calcext:value-type="float">
            <text:p>4,93E-02</text:p>
          </table:table-cell>
          <table:table-cell table:number-columns-repeated="9"/>
        </table:table-row>
        <table:table-row table:style-name="ro1">
          <table:table-cell office:value-type="float" office:value="0.0493315781248377" calcext:value-type="float">
            <text:p>4,93E-02</text:p>
          </table:table-cell>
          <table:table-cell office:value-type="float" office:value="3.211785" calcext:value-type="float">
            <text:p>3,21E+00</text:p>
          </table:table-cell>
          <table:table-cell table:formula="of:=[.A1017]" office:value-type="float" office:value="0.0493315781248377" calcext:value-type="float">
            <text:p>4,93E-02</text:p>
          </table:table-cell>
          <table:table-cell table:number-columns-repeated="9"/>
        </table:table-row>
        <table:table-row table:style-name="ro1">
          <table:table-cell office:value-type="float" office:value="0.0493804062498377" calcext:value-type="float">
            <text:p>4,94E-02</text:p>
          </table:table-cell>
          <table:table-cell office:value-type="float" office:value="3.226608" calcext:value-type="float">
            <text:p>3,23E+00</text:p>
          </table:table-cell>
          <table:table-cell table:formula="of:=[.A1018]" office:value-type="float" office:value="0.0493804062498377" calcext:value-type="float">
            <text:p>4,94E-02</text:p>
          </table:table-cell>
          <table:table-cell table:number-columns-repeated="9"/>
        </table:table-row>
        <table:table-row table:style-name="ro1">
          <table:table-cell office:value-type="float" office:value="0.0494292343748377" calcext:value-type="float">
            <text:p>4,94E-02</text:p>
          </table:table-cell>
          <table:table-cell office:value-type="float" office:value="3.241452" calcext:value-type="float">
            <text:p>3,24E+00</text:p>
          </table:table-cell>
          <table:table-cell table:formula="of:=[.A1019]" office:value-type="float" office:value="0.0494292343748377" calcext:value-type="float">
            <text:p>4,94E-02</text:p>
          </table:table-cell>
          <table:table-cell table:number-columns-repeated="9"/>
        </table:table-row>
        <table:table-row table:style-name="ro1">
          <table:table-cell office:value-type="float" office:value="0.0494780624998377" calcext:value-type="float">
            <text:p>4,95E-02</text:p>
          </table:table-cell>
          <table:table-cell office:value-type="float" office:value="3.256317" calcext:value-type="float">
            <text:p>3,26E+00</text:p>
          </table:table-cell>
          <table:table-cell table:formula="of:=[.A1020]" office:value-type="float" office:value="0.0494780624998377" calcext:value-type="float">
            <text:p>4,95E-02</text:p>
          </table:table-cell>
          <table:table-cell table:number-columns-repeated="9"/>
        </table:table-row>
        <table:table-row table:style-name="ro1">
          <table:table-cell office:value-type="float" office:value="0.0495268906248377" calcext:value-type="float">
            <text:p>4,95E-02</text:p>
          </table:table-cell>
          <table:table-cell office:value-type="float" office:value="3.271204" calcext:value-type="float">
            <text:p>3,27E+00</text:p>
          </table:table-cell>
          <table:table-cell table:formula="of:=[.A1021]" office:value-type="float" office:value="0.0495268906248377" calcext:value-type="float">
            <text:p>4,95E-02</text:p>
          </table:table-cell>
          <table:table-cell table:number-columns-repeated="9"/>
        </table:table-row>
        <table:table-row table:style-name="ro1">
          <table:table-cell office:value-type="float" office:value="0.0495757187498377" calcext:value-type="float">
            <text:p>4,96E-02</text:p>
          </table:table-cell>
          <table:table-cell office:value-type="float" office:value="3.286111" calcext:value-type="float">
            <text:p>3,29E+00</text:p>
          </table:table-cell>
          <table:table-cell table:formula="of:=[.A1022]" office:value-type="float" office:value="0.0495757187498377" calcext:value-type="float">
            <text:p>4,96E-02</text:p>
          </table:table-cell>
          <table:table-cell table:number-columns-repeated="9"/>
        </table:table-row>
        <table:table-row table:style-name="ro1">
          <table:table-cell office:value-type="float" office:value="0.0496245468748377" calcext:value-type="float">
            <text:p>4,96E-02</text:p>
          </table:table-cell>
          <table:table-cell office:value-type="float" office:value="3.30104" calcext:value-type="float">
            <text:p>3,30E+00</text:p>
          </table:table-cell>
          <table:table-cell table:formula="of:=[.A1023]" office:value-type="float" office:value="0.0496245468748377" calcext:value-type="float">
            <text:p>4,96E-02</text:p>
          </table:table-cell>
          <table:table-cell table:number-columns-repeated="9"/>
        </table:table-row>
        <table:table-row table:style-name="ro1">
          <table:table-cell office:value-type="float" office:value="0.0496733749998377" calcext:value-type="float">
            <text:p>4,97E-02</text:p>
          </table:table-cell>
          <table:table-cell office:value-type="float" office:value="3.315989" calcext:value-type="float">
            <text:p>3,32E+00</text:p>
          </table:table-cell>
          <table:table-cell table:formula="of:=[.A1024]" office:value-type="float" office:value="0.0496733749998377" calcext:value-type="float">
            <text:p>4,97E-02</text:p>
          </table:table-cell>
          <table:table-cell table:number-columns-repeated="9"/>
        </table:table-row>
        <table:table-row table:style-name="ro1">
          <table:table-cell office:value-type="float" office:value="0.0497222031248377" calcext:value-type="float">
            <text:p>4,97E-02</text:p>
          </table:table-cell>
          <table:table-cell office:value-type="float" office:value="3.330959" calcext:value-type="float">
            <text:p>3,33E+00</text:p>
          </table:table-cell>
          <table:table-cell table:formula="of:=[.A1025]" office:value-type="float" office:value="0.0497222031248377" calcext:value-type="float">
            <text:p>4,97E-02</text:p>
          </table:table-cell>
          <table:table-cell table:number-columns-repeated="9"/>
        </table:table-row>
        <table:table-row table:style-name="ro1">
          <table:table-cell office:value-type="float" office:value="0.0497710312498377" calcext:value-type="float">
            <text:p>4,98E-02</text:p>
          </table:table-cell>
          <table:table-cell office:value-type="float" office:value="3.34595" calcext:value-type="float">
            <text:p>3,35E+00</text:p>
          </table:table-cell>
          <table:table-cell table:formula="of:=[.A1026]" office:value-type="float" office:value="0.0497710312498377" calcext:value-type="float">
            <text:p>4,98E-02</text:p>
          </table:table-cell>
          <table:table-cell table:number-columns-repeated="9"/>
        </table:table-row>
        <table:table-row table:style-name="ro1">
          <table:table-cell office:value-type="float" office:value="0.0498198593748377" calcext:value-type="float">
            <text:p>4,98E-02</text:p>
          </table:table-cell>
          <table:table-cell office:value-type="float" office:value="3.360961" calcext:value-type="float">
            <text:p>3,36E+00</text:p>
          </table:table-cell>
          <table:table-cell table:formula="of:=[.A1027]" office:value-type="float" office:value="0.0498198593748377" calcext:value-type="float">
            <text:p>4,98E-02</text:p>
          </table:table-cell>
          <table:table-cell table:number-columns-repeated="9"/>
        </table:table-row>
        <table:table-row table:style-name="ro1">
          <table:table-cell office:value-type="float" office:value="0.0498686874998377" calcext:value-type="float">
            <text:p>4,99E-02</text:p>
          </table:table-cell>
          <table:table-cell office:value-type="float" office:value="3.375993" calcext:value-type="float">
            <text:p>3,38E+00</text:p>
          </table:table-cell>
          <table:table-cell table:formula="of:=[.A1028]" office:value-type="float" office:value="0.0498686874998377" calcext:value-type="float">
            <text:p>4,99E-02</text:p>
          </table:table-cell>
          <table:table-cell table:number-columns-repeated="9"/>
        </table:table-row>
        <table:table-row table:style-name="ro1">
          <table:table-cell office:value-type="float" office:value="0.0499175156248377" calcext:value-type="float">
            <text:p>4,99E-02</text:p>
          </table:table-cell>
          <table:table-cell office:value-type="float" office:value="3.391043" calcext:value-type="float">
            <text:p>3,39E+00</text:p>
          </table:table-cell>
          <table:table-cell table:formula="of:=[.A1029]" office:value-type="float" office:value="0.0499175156248377" calcext:value-type="float">
            <text:p>4,99E-02</text:p>
          </table:table-cell>
          <table:table-cell table:number-columns-repeated="9"/>
        </table:table-row>
        <table:table-row table:style-name="ro1">
          <table:table-cell office:value-type="float" office:value="0.049951171875" calcext:value-type="float">
            <text:p>5,00E-02</text:p>
          </table:table-cell>
          <table:table-cell office:value-type="float" office:value="3.40143" calcext:value-type="float">
            <text:p>3,40E+00</text:p>
          </table:table-cell>
          <table:table-cell table:formula="of:=[.A1030]" office:value-type="float" office:value="0.049951171875" calcext:value-type="float">
            <text:p>5,00E-02</text:p>
          </table:table-cell>
          <table:table-cell table:number-columns-repeated="9"/>
        </table:table-row>
        <table:table-row table:style-name="ro1">
          <table:table-cell office:value-type="float" office:value="0.05" calcext:value-type="float">
            <text:p>5,00E-02</text:p>
          </table:table-cell>
          <table:table-cell office:value-type="float" office:value="3.416512" calcext:value-type="float">
            <text:p>3,42E+00</text:p>
          </table:table-cell>
          <table:table-cell table:formula="of:=[.A1031]" office:value-type="float" office:value="0.05" calcext:value-type="float">
            <text:p>5,00E-0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7">00/00/0000</text:date>, <text:time style:data-style-name="N2" text:time-value="20:52:01.0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7T23:07:32.217000000</dc:date>
    <meta:editing-duration>PT18M21S</meta:editing-duration>
    <meta:editing-cycles>4</meta:editing-cycles>
    <meta:generator>LibreOffice/5.0.1.2$Windows_X86_64 LibreOffice_project/81898c9f5c0d43f3473ba111d7b351050be20261</meta:generator>
    <meta:document-statistic meta:table-count="1" meta:cell-count="51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623cm" svg:height="22.763cm" xlink:href=".." xlink:type="simple" chart:class="chart:line" chart:style-name="ch1">
        <chart:legend svg:x="0cm" svg:y="0cm" style:legend-expansion="custom" chartooo:width="31.623cm" chartooo:height="22.763cm" style:legend-expansion-aspect-ratio="1.38922813337434" chart:style-name="ch2"/>
        <chart:plot-area chart:style-name="ch3" table:cell-range-address="vca.I2:vca.I257" svg:x="0.632cm" svg:y="0.455cm" svg:width="30.359cm" svg:height="21.853cm">
          <chartooo:coordinate-region svg:x="1.809cm" svg:y="0.576cm" svg:width="29.041cm" svg:height="20.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ca.I2:vca.I257" chart:class="chart:line"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vca.I2:vca.I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185">
                <text:p>14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540">
                <text:p>195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110">
                <text:p>231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582">
                <text:p>255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641">
                <text:p>276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289">
                <text:p>292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799">
                <text:p>307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035">
                <text:p>320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133">
                <text:p>331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094">
                <text:p>340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056">
                <text:p>350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879">
                <text:p>358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566">
                <text:p>365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252">
                <text:p>372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939">
                <text:p>379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625">
                <text:p>38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175">
                <text:p>391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724">
                <text:p>397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273">
                <text:p>402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685">
                <text:p>406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234">
                <text:p>412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646">
                <text:p>416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058">
                <text:p>420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470">
                <text:p>4247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882">
                <text:p>428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294">
                <text:p>432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568">
                <text:p>435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980">
                <text:p>439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255">
                <text:p>442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667">
                <text:p>44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941">
                <text:p>449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216">
                <text:p>452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491">
                <text:p>454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903">
                <text:p>459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177">
                <text:p>461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452">
                <text:p>464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6589">
                <text:p>465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864">
                <text:p>468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138">
                <text:p>471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413">
                <text:p>474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688">
                <text:p>476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825">
                <text:p>478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099">
                <text:p>480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374">
                <text:p>483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511">
                <text:p>485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786">
                <text:p>487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923">
                <text:p>489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198">
                <text:p>491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335">
                <text:p>493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610">
                <text:p>496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747">
                <text:p>497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022">
                <text:p>500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159">
                <text:p>501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296">
                <text:p>502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571">
                <text:p>505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708">
                <text:p>507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846">
                <text:p>508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983">
                <text:p>509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1257">
                <text:p>512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1395">
                <text:p>513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1532">
                <text:p>515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669">
                <text:p>516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1807">
                <text:p>518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944">
                <text:p>519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081">
                <text:p>520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219">
                <text:p>522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2493">
                <text:p>524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2631">
                <text:p>526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2768">
                <text:p>527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2905">
                <text:p>529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3042">
                <text:p>530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3180">
                <text:p>5318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3317">
                <text:p>533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3454">
                <text:p>534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3592">
                <text:p>535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592">
                <text:p>535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3729">
                <text:p>537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3866">
                <text:p>538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4004">
                <text:p>540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4141">
                <text:p>541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4278">
                <text:p>542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4413">
                <text:p>544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4551">
                <text:p>545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4688">
                <text:p>546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4688">
                <text:p>546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4825">
                <text:p>548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4963">
                <text:p>549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5100">
                <text:p>551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5237">
                <text:p>552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5374">
                <text:p>553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5374">
                <text:p>553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5512">
                <text:p>555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5649">
                <text:p>556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5786">
                <text:p>557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5786">
                <text:p>557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5924">
                <text:p>559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6061">
                <text:p>560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6198">
                <text:p>561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6198">
                <text:p>561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6336">
                <text:p>563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6473">
                <text:p>564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6473">
                <text:p>564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6610">
                <text:p>566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6748">
                <text:p>567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6748">
                <text:p>567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6885">
                <text:p>568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7022">
                <text:p>570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7022">
                <text:p>5702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7159">
                <text:p>571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7297">
                <text:p>572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7297">
                <text:p>572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7434">
                <text:p>574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571">
                <text:p>575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571">
                <text:p>575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709">
                <text:p>577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7846">
                <text:p>578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7846">
                <text:p>578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7983">
                <text:p>579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7983">
                <text:p>579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8121">
                <text:p>581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8258">
                <text:p>582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8258">
                <text:p>582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8395">
                <text:p>583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8395">
                <text:p>583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8532">
                <text:p>585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8532">
                <text:p>585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8670">
                <text:p>5867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8807">
                <text:p>588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8807">
                <text:p>588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8944">
                <text:p>589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8944">
                <text:p>589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9082">
                <text:p>590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9082">
                <text:p>590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9219">
                <text:p>592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9219">
                <text:p>592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9356">
                <text:p>593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9356">
                <text:p>593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9494">
                <text:p>594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9494">
                <text:p>594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9631">
                <text:p>596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9768">
                <text:p>597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9768">
                <text:p>597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9906">
                <text:p>599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9906">
                <text:p>599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0043">
                <text:p>600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0043">
                <text:p>600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0043">
                <text:p>600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0180">
                <text:p>6018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0180">
                <text:p>6018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0317">
                <text:p>603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0317">
                <text:p>603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0455">
                <text:p>604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0455">
                <text:p>604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0592">
                <text:p>605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0592">
                <text:p>605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0729">
                <text:p>607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0729">
                <text:p>607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0867">
                <text:p>608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0867">
                <text:p>608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1004">
                <text:p>610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004">
                <text:p>610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1004">
                <text:p>610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1141">
                <text:p>611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1141">
                <text:p>611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1279">
                <text:p>6127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1279">
                <text:p>6127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1416">
                <text:p>614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1416">
                <text:p>614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1416">
                <text:p>614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1553">
                <text:p>6155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1553">
                <text:p>6155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1690">
                <text:p>6169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1690">
                <text:p>6169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1828">
                <text:p>618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1828">
                <text:p>618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1828">
                <text:p>618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1965">
                <text:p>6196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1965">
                <text:p>619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2102">
                <text:p>621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2102">
                <text:p>621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2102">
                <text:p>621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2240">
                <text:p>6224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2240">
                <text:p>6224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2377">
                <text:p>623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2377">
                <text:p>6237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2377">
                <text:p>6237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2514">
                <text:p>625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2514">
                <text:p>625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2514">
                <text:p>625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2652">
                <text:p>6265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2652">
                <text:p>626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2789">
                <text:p>6278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2789">
                <text:p>6278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2789">
                <text:p>6278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2926">
                <text:p>629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2926">
                <text:p>629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2926">
                <text:p>6292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3064">
                <text:p>6306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3064">
                <text:p>630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3064">
                <text:p>630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3201">
                <text:p>632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3201">
                <text:p>632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3338">
                <text:p>633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3338">
                <text:p>633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3338">
                <text:p>633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3475">
                <text:p>634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3475">
                <text:p>634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3475">
                <text:p>634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3613">
                <text:p>636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3613">
                <text:p>6361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3613">
                <text:p>636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3750">
                <text:p>6375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3750">
                <text:p>6375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3750">
                <text:p>6375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3887">
                <text:p>6388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3887">
                <text:p>6388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3887">
                <text:p>6388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4025">
                <text:p>640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4025">
                <text:p>640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4025">
                <text:p>640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4162">
                <text:p>6416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4162">
                <text:p>6416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4162">
                <text:p>6416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4299">
                <text:p>6429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4299">
                <text:p>642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4299">
                <text:p>6429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4437">
                <text:p>644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4437">
                <text:p>6443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4437">
                <text:p>644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4437">
                <text:p>644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4574">
                <text:p>6457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4574">
                <text:p>6457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4574">
                <text:p>6457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4711">
                <text:p>647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4711">
                <text:p>647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4711">
                <text:p>647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4848">
                <text:p>648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4848">
                <text:p>648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4848">
                <text:p>6484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4986">
                <text:p>6498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4986">
                <text:p>6498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4986">
                <text:p>6498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4986">
                <text:p>6498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5123">
                <text:p>6512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5123">
                <text:p>6512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5123">
                <text:p>6512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5260">
                <text:p>6526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5260">
                <text:p>6526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5260">
                <text:p>6526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5260">
                <text:p>6526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5398">
                <text:p>653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5398">
                <text:p>6539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5398">
                <text:p>6539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5535">
                <text:p>655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